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80000002809B632B2F02C27F4D.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mily-generic="system" style:font-pitch="variable"/>
    <style:font-face style:name="FreeMono" svg:font-family="FreeMono" style:font-family-generic="modern" style:font-pitch="variable"/>
    <style:font-face style:name="FreeMono1" svg:font-family="Free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pitch="variable"/>
    <style:font-face style:name="Liberation Serif1" svg:font-family="'Liberation Serif'" style:font-family-generic="swiss" style:font-pitch="variable"/>
    <style:font-face style:name="Liberation Serif2"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Roboto" svg:font-family="Roboto" style:font-pitch="variable"/>
    <style:font-face style:name="Roboto Medium" svg:font-family="'Roboto Medium'"/>
    <style:font-face style:name="Roboto Medium1" svg:font-family="'Roboto Medium'" style:font-pitch="variable"/>
    <style:font-face style:name="Roboto1" svg:font-family="Roboto"/>
  </office:font-face-decls>
  <office:automatic-styles>
    <style:style style:name="dp1" style:family="drawing-page">
      <style:drawing-page-properties presentation:background-visible="true" presentation:background-objects-visible="true" draw:fill="solid" draw:fill-color="#e6ebe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20_Drawing_20_Style_5f_1" style:list-style-name="L1">
      <style:graphic-properties draw:stroke="none" svg:stroke-width="0cm" draw:fill="none" draw:textarea-vertical-align="top" draw:auto-grow-height="false" draw:fit-to-size="false" style:shrink-to-fit="false" fo:min-height="3.646cm" fo:min-width="19.133cm" fo:padding-top="0cm" fo:padding-bottom="0cm" fo:padding-left="0cm" fo:padding-right="0cm" fo:wrap-option="wrap"/>
      <style:paragraph-properties style:writing-mode="lr-tb"/>
    </style:style>
    <style:style style:name="gr2" style:family="graphic" style:parent-style-name="Default_20_Drawing_20_Style_5f_1" style:list-style-name="L1">
      <style:graphic-properties draw:stroke="none" svg:stroke-width="0cm" draw:fill="none" draw:textarea-vertical-align="bottom" draw:auto-grow-height="false" draw:fit-to-size="false" style:shrink-to-fit="false" fo:min-height="0.82cm" fo:min-width="10.98cm" fo:padding-top="0cm" fo:padding-bottom="0cm" fo:padding-left="0cm" fo:padding-right="0cm" fo:wrap-option="wrap"/>
      <style:paragraph-properties style:writing-mode="lr-tb"/>
    </style:style>
    <style:style style:name="gr3" style:family="graphic" style:parent-style-name="Default_20_Drawing_20_Style_5f_1">
      <style:graphic-properties draw:stroke="solid" svg:stroke-width="0.066cm" svg:stroke-color="#141515" draw:stroke-linejoin="round" svg:stroke-linecap="round" draw:fill="none" draw:textarea-vertical-align="middle" draw:auto-grow-height="false" draw:fit-to-size="false" style:shrink-to-fit="false" fo:min-height="0cm" fo:min-width="27.525cm" fo:padding-top="0.001cm" fo:padding-bottom="0.001cm" fo:padding-left="0.254cm" fo:padding-right="0.254cm" fo:wrap-option="wrap"/>
    </style:style>
    <style:style style:name="gr4" style:family="graphic" style:parent-style-name="Default_20_Drawing_20_Style_5f_1">
      <style:graphic-properties draw:stroke="none" svg:stroke-width="0cm" draw:fill="solid" draw:fill-color="#f3dd89" draw:textarea-vertical-align="middle" draw:auto-grow-height="false" draw:fit-to-size="false" style:shrink-to-fit="false" fo:min-height="7.064cm" fo:min-width="1.26cm" fo:padding-top="0.254cm" fo:padding-bottom="0.254cm" fo:padding-left="0.254cm" fo:padding-right="0.254cm" fo:wrap-option="wrap"/>
    </style:style>
    <style:style style:name="gr5" style:family="graphic" style:parent-style-name="Default_20_Drawing_20_Style_5f_1">
      <style:graphic-properties draw:stroke="solid" svg:stroke-width="0.05cm" svg:stroke-color="#141515" draw:stroke-linejoin="round" svg:stroke-linecap="round" draw:fill="none" draw:textarea-vertical-align="middle" draw:auto-grow-height="false" draw:fit-to-size="false" style:shrink-to-fit="false" fo:min-height="7.076cm" fo:min-width="1.217cm" fo:padding-top="0.254cm" fo:padding-bottom="0.254cm" fo:padding-left="0.254cm" fo:padding-right="0.254cm" fo:wrap-option="wrap"/>
    </style:style>
    <style:style style:name="gr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4cm" fo:min-width="0cm" fo:padding-top="0.074cm" fo:padding-bottom="0.074cm" fo:padding-left="0.254cm" fo:padding-right="0.254cm" fo:wrap-option="wrap"/>
    </style:style>
    <style:style style:name="gr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8cm" fo:min-width="0cm" fo:padding-top="0.185cm" fo:padding-bottom="0.185cm" fo:padding-left="0.254cm" fo:padding-right="0.254cm" fo:wrap-option="wrap"/>
    </style:style>
    <style:style style:name="gr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2cm" fo:min-width="0cm" fo:padding-top="0.161cm" fo:padding-bottom="0.161cm" fo:padding-left="0.254cm" fo:padding-right="0.254cm" fo:wrap-option="wrap"/>
    </style:style>
    <style:style style:name="gr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1cm" fo:min-width="0cm" fo:padding-top="0.161cm" fo:padding-bottom="0.161cm" fo:padding-left="0.254cm" fo:padding-right="0.254cm" fo:wrap-option="wrap"/>
    </style:style>
    <style:style style:name="gr1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3cm" fo:min-width="0cm" fo:padding-top="0.161cm" fo:padding-bottom="0.161cm" fo:padding-left="0.254cm" fo:padding-right="0.254cm" fo:wrap-option="wrap"/>
    </style:style>
    <style:style style:name="gr11" style:family="graphic" style:parent-style-name="Default_20_Drawing_20_Style_5f_1">
      <style:graphic-properties draw:stroke="none" svg:stroke-width="0cm" draw:fill="solid" draw:fill-color="#f3dd89" draw:textarea-vertical-align="middle" draw:auto-grow-height="false" draw:fit-to-size="false" style:shrink-to-fit="false" fo:min-height="5.841cm" fo:min-width="0.943cm" fo:padding-top="0.254cm" fo:padding-bottom="0.254cm" fo:padding-left="0.254cm" fo:padding-right="0.254cm" fo:wrap-option="wrap"/>
    </style:style>
    <style:style style:name="gr12" style:family="graphic" style:parent-style-name="Default_20_Drawing_20_Style_5f_1">
      <style:graphic-properties draw:stroke="solid" svg:stroke-width="0.05cm" svg:stroke-color="#141515" draw:stroke-linejoin="round" svg:stroke-linecap="round" draw:fill="none" draw:textarea-vertical-align="middle" draw:auto-grow-height="false" draw:fit-to-size="false" style:shrink-to-fit="false" fo:min-height="5.826cm" fo:min-width="0.94cm" fo:padding-top="0.254cm" fo:padding-bottom="0.254cm" fo:padding-left="0.254cm" fo:padding-right="0.254cm" fo:wrap-option="wrap"/>
    </style:style>
    <style:style style:name="gr1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5.826cm" fo:min-width="0cm" fo:padding-top="0.254cm" fo:padding-bottom="0.254cm" fo:padding-left="0.254cm" fo:padding-right="0.254cm" fo:wrap-option="wrap"/>
    </style:style>
    <style:style style:name="gr1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cm" fo:padding-top="0.001cm" fo:padding-bottom="0.001cm" fo:padding-left="0.254cm" fo:padding-right="0.254cm" fo:wrap-option="wrap"/>
    </style:style>
    <style:style style:name="gr1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208cm" fo:padding-top="0.001cm" fo:padding-bottom="0.001cm" fo:padding-left="0.254cm" fo:padding-right="0.254cm" fo:wrap-option="wrap"/>
    </style:style>
    <style:style style:name="gr1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0cm" fo:padding-top="0.001cm" fo:padding-bottom="0.001cm" fo:padding-left="0.254cm" fo:padding-right="0.254cm" fo:wrap-option="wrap"/>
    </style:style>
    <style:style style:name="gr1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0.208cm" fo:padding-top="0.001cm" fo:padding-bottom="0.001cm" fo:padding-left="0.254cm" fo:padding-right="0.254cm" fo:wrap-option="wrap"/>
    </style:style>
    <style:style style:name="gr18" style:family="graphic" style:parent-style-name="Default_20_Drawing_20_Style_5f_1">
      <style:graphic-properties draw:stroke="none" svg:stroke-width="0cm" draw:fill="solid" draw:fill-color="#f1c154" draw:textarea-vertical-align="middle" draw:auto-grow-height="false" draw:fit-to-size="false" style:shrink-to-fit="false" fo:min-height="4.093cm" fo:min-width="14.143cm" fo:padding-top="0.254cm" fo:padding-bottom="0.254cm" fo:padding-left="0.254cm" fo:padding-right="0.254cm" fo:wrap-option="wrap"/>
    </style:style>
    <style:style style:name="gr19" style:family="graphic" style:parent-style-name="Default_20_Drawing_20_Style_5f_1">
      <style:graphic-properties draw:stroke="solid" svg:stroke-width="0.05cm" svg:stroke-color="#141515" draw:stroke-linejoin="round" svg:stroke-linecap="round" draw:fill="none" draw:textarea-vertical-align="middle" draw:auto-grow-height="false" draw:fit-to-size="false" style:shrink-to-fit="false" fo:min-height="4.095cm" fo:min-width="14.142cm" fo:padding-top="0.254cm" fo:padding-bottom="0.254cm" fo:padding-left="0.254cm" fo:padding-right="0.254cm" fo:wrap-option="wrap"/>
    </style:style>
    <style:style style:name="gr2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4cm" fo:min-width="0.479cm" fo:padding-top="0.171cm" fo:padding-bottom="0.171cm" fo:padding-left="0.254cm" fo:padding-right="0.254cm" fo:wrap-option="wrap"/>
    </style:style>
    <style:style style:name="gr2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4cm" fo:min-width="0.481cm" fo:padding-top="0.171cm" fo:padding-bottom="0.171cm" fo:padding-left="0.254cm" fo:padding-right="0.254cm" fo:wrap-option="wrap"/>
    </style:style>
    <style:style style:name="gr2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4cm" fo:min-width="0cm" fo:padding-top="0.072cm" fo:padding-bottom="0.072cm" fo:padding-left="0.254cm" fo:padding-right="0.254cm" fo:wrap-option="wrap"/>
    </style:style>
    <style:style style:name="gr2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798cm" fo:min-width="0cm" fo:padding-top="0.254cm" fo:padding-bottom="0.254cm" fo:padding-left="0.254cm" fo:padding-right="0.254cm" fo:wrap-option="wrap"/>
    </style:style>
    <style:style style:name="gr2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6cm" fo:min-width="0.389cm" fo:padding-top="0.029cm" fo:padding-bottom="0.029cm" fo:padding-left="0.254cm" fo:padding-right="0.254cm" fo:wrap-option="wrap"/>
    </style:style>
    <style:style style:name="gr2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6cm" fo:min-width="0.46cm" fo:padding-top="0.029cm" fo:padding-bottom="0.029cm" fo:padding-left="0.254cm" fo:padding-right="0.254cm" fo:wrap-option="wrap"/>
    </style:style>
    <style:style style:name="gr2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4cm" fo:min-width="0.478cm" fo:padding-top="0.171cm" fo:padding-bottom="0.171cm" fo:padding-left="0.254cm" fo:padding-right="0.254cm" fo:wrap-option="wrap"/>
    </style:style>
    <style:style style:name="gr2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0.31cm" fo:padding-top="0.001cm" fo:padding-bottom="0.001cm" fo:padding-left="0.254cm" fo:padding-right="0.254cm" fo:wrap-option="wrap"/>
    </style:style>
    <style:style style:name="gr2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956cm" fo:min-width="0cm" fo:padding-top="0.254cm" fo:padding-bottom="0.254cm" fo:padding-left="0.254cm" fo:padding-right="0.254cm" fo:wrap-option="wrap"/>
    </style:style>
    <style:style style:name="gr2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811cm" fo:min-width="0cm" fo:padding-top="0.254cm" fo:padding-bottom="0.254cm" fo:padding-left="0.254cm" fo:padding-right="0.254cm" fo:wrap-option="wrap"/>
    </style:style>
    <style:style style:name="gr3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9cm" fo:min-width="0cm" fo:padding-top="0.048cm" fo:padding-bottom="0.048cm" fo:padding-left="0.254cm" fo:padding-right="0.254cm" fo:wrap-option="wrap"/>
    </style:style>
    <style:style style:name="gr3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6cm" fo:min-width="0.462cm" fo:padding-top="0.029cm" fo:padding-bottom="0.029cm" fo:padding-left="0.254cm" fo:padding-right="0.254cm" fo:wrap-option="wrap"/>
    </style:style>
    <style:style style:name="gr3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9cm" fo:min-width="0cm" fo:padding-top="0.051cm" fo:padding-bottom="0.051cm" fo:padding-left="0.254cm" fo:padding-right="0.254cm" fo:wrap-option="wrap"/>
    </style:style>
    <style:style style:name="gr3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0.663cm" fo:padding-top="0.001cm" fo:padding-bottom="0.001cm" fo:padding-left="0.254cm" fo:padding-right="0.254cm" fo:wrap-option="wrap"/>
    </style:style>
    <style:style style:name="gr3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0.665cm" fo:padding-top="0.001cm" fo:padding-bottom="0.001cm" fo:padding-left="0.254cm" fo:padding-right="0.254cm" fo:wrap-option="wrap"/>
    </style:style>
    <style:style style:name="gr3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2cm" fo:min-width="0cm" fo:padding-top="0.058cm" fo:padding-bottom="0.058cm" fo:padding-left="0.254cm" fo:padding-right="0.254cm" fo:wrap-option="wrap"/>
    </style:style>
    <style:style style:name="gr3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659cm" fo:min-width="0cm" fo:padding-top="0.254cm" fo:padding-bottom="0.254cm" fo:padding-left="0.254cm" fo:padding-right="0.254cm" fo:wrap-option="wrap"/>
    </style:style>
    <style:style style:name="gr3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7cm" fo:min-width="0cm" fo:padding-top="0.09cm" fo:padding-bottom="0.09cm" fo:padding-left="0.254cm" fo:padding-right="0.254cm" fo:wrap-option="wrap"/>
    </style:style>
    <style:style style:name="gr3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1cm" fo:min-width="0cm" fo:padding-top="0.062cm" fo:padding-bottom="0.062cm" fo:padding-left="0.254cm" fo:padding-right="0.254cm" fo:wrap-option="wrap"/>
    </style:style>
    <style:style style:name="gr3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23cm" fo:min-width="0cm" fo:padding-top="0.116cm" fo:padding-bottom="0.116cm" fo:padding-left="0.254cm" fo:padding-right="0.254cm" fo:wrap-option="wrap"/>
    </style:style>
    <style:style style:name="gr4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3cm" fo:min-width="0cm" fo:padding-top="0.068cm" fo:padding-bottom="0.068cm" fo:padding-left="0.254cm" fo:padding-right="0.254cm" fo:wrap-option="wrap"/>
    </style:style>
    <style:style style:name="gr4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2cm" fo:min-width="0cm" fo:padding-top="0.068cm" fo:padding-bottom="0.068cm" fo:padding-left="0.254cm" fo:padding-right="0.254cm" fo:wrap-option="wrap"/>
    </style:style>
    <style:style style:name="gr4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3cm" fo:min-width="0cm" fo:padding-top="0.067cm" fo:padding-bottom="0.067cm" fo:padding-left="0.254cm" fo:padding-right="0.254cm" fo:wrap-option="wrap"/>
    </style:style>
    <style:style style:name="gr4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5cm" fo:min-width="0cm" fo:padding-top="0.023cm" fo:padding-bottom="0.023cm" fo:padding-left="0.254cm" fo:padding-right="0.254cm" fo:wrap-option="wrap"/>
    </style:style>
    <style:style style:name="gr4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8cm" fo:min-width="0cm" fo:padding-top="0.091cm" fo:padding-bottom="0.091cm" fo:padding-left="0.254cm" fo:padding-right="0.254cm" fo:wrap-option="wrap"/>
    </style:style>
    <style:style style:name="gr4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7cm" fo:min-width="0cm" fo:padding-top="0.091cm" fo:padding-bottom="0.091cm" fo:padding-left="0.254cm" fo:padding-right="0.254cm" fo:wrap-option="wrap"/>
    </style:style>
    <style:style style:name="gr4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659cm" fo:min-width="0.66cm" fo:padding-top="0.254cm" fo:padding-bottom="0.254cm" fo:padding-left="0.254cm" fo:padding-right="0.254cm" fo:wrap-option="wrap"/>
    </style:style>
    <style:style style:name="gr4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2cm" fo:min-width="0cm" fo:padding-top="0.067cm" fo:padding-bottom="0.067cm" fo:padding-left="0.254cm" fo:padding-right="0.254cm" fo:wrap-option="wrap"/>
    </style:style>
    <style:style style:name="gr4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cm" fo:min-width="0cm" fo:padding-top="0.048cm" fo:padding-bottom="0.048cm" fo:padding-left="0.254cm" fo:padding-right="0.254cm" fo:wrap-option="wrap"/>
    </style:style>
    <style:style style:name="gr4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1cm" fo:min-width="0cm" fo:padding-top="0.149cm" fo:padding-bottom="0.149cm" fo:padding-left="0.254cm" fo:padding-right="0.254cm" fo:wrap-option="wrap"/>
    </style:style>
    <style:style style:name="gr5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1cm" fo:min-width="0cm" fo:padding-top="0.151cm" fo:padding-bottom="0.151cm" fo:padding-left="0.254cm" fo:padding-right="0.254cm" fo:wrap-option="wrap"/>
    </style:style>
    <style:style style:name="gr5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961cm" fo:min-width="0.065cm" fo:padding-top="0.254cm" fo:padding-bottom="0.254cm" fo:padding-left="0.254cm" fo:padding-right="0.254cm" fo:wrap-option="wrap"/>
    </style:style>
    <style:style style:name="gr5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4cm" fo:min-width="0cm" fo:padding-top="0.016cm" fo:padding-bottom="0.016cm" fo:padding-left="0.254cm" fo:padding-right="0.254cm" fo:wrap-option="wrap"/>
    </style:style>
    <style:style style:name="gr5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5cm" fo:min-width="0cm" fo:padding-top="0.071cm" fo:padding-bottom="0.071cm" fo:padding-left="0.254cm" fo:padding-right="0.254cm" fo:wrap-option="wrap"/>
    </style:style>
    <style:style style:name="gr5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24cm" fo:min-width="0cm" fo:padding-top="0.124cm" fo:padding-bottom="0.124cm" fo:padding-left="0.254cm" fo:padding-right="0.254cm" fo:wrap-option="wrap"/>
    </style:style>
    <style:style style:name="gr5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373cm" fo:padding-top="0.001cm" fo:padding-bottom="0.001cm" fo:padding-left="0.254cm" fo:padding-right="0.254cm" fo:wrap-option="wrap"/>
    </style:style>
    <style:style style:name="gr5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285cm" fo:padding-top="0.001cm" fo:padding-bottom="0.001cm" fo:padding-left="0.254cm" fo:padding-right="0.254cm" fo:wrap-option="wrap"/>
    </style:style>
    <style:style style:name="gr5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272cm" fo:padding-top="0.001cm" fo:padding-bottom="0.001cm" fo:padding-left="0.254cm" fo:padding-right="0.254cm" fo:wrap-option="wrap"/>
    </style:style>
    <style:style style:name="gr5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287cm" fo:padding-top="0.001cm" fo:padding-bottom="0.001cm" fo:padding-left="0.254cm" fo:padding-right="0.254cm" fo:wrap-option="wrap"/>
    </style:style>
    <style:style style:name="gr5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4cm" fo:min-width="0.48cm" fo:padding-top="0.171cm" fo:padding-bottom="0.171cm" fo:padding-left="0.254cm" fo:padding-right="0.254cm" fo:wrap-option="wrap"/>
    </style:style>
    <style:style style:name="gr6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45cm" fo:min-width="0.281cm" fo:padding-top="0.23cm" fo:padding-bottom="0.23cm" fo:padding-left="0.254cm" fo:padding-right="0.254cm" fo:wrap-option="wrap"/>
    </style:style>
    <style:style style:name="gr6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45cm" fo:min-width="0.279cm" fo:padding-top="0.23cm" fo:padding-bottom="0.23cm" fo:padding-left="0.254cm" fo:padding-right="0.254cm" fo:wrap-option="wrap"/>
    </style:style>
    <style:style style:name="gr6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45cm" fo:min-width="0cm" fo:padding-top="0.23cm" fo:padding-bottom="0.23cm" fo:padding-left="0.254cm" fo:padding-right="0.254cm" fo:wrap-option="wrap"/>
    </style:style>
    <style:style style:name="gr6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431cm" fo:padding-top="0.001cm" fo:padding-bottom="0.001cm" fo:padding-left="0.254cm" fo:padding-right="0.254cm" fo:wrap-option="wrap"/>
    </style:style>
    <style:style style:name="gr6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1cm" fo:min-width="2.007cm" fo:padding-top="0.058cm" fo:padding-bottom="0.058cm" fo:padding-left="0.254cm" fo:padding-right="0.254cm" fo:wrap-option="wrap"/>
    </style:style>
    <style:style style:name="gr6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6cm" fo:min-width="0.39cm" fo:padding-top="0.029cm" fo:padding-bottom="0.029cm" fo:padding-left="0.254cm" fo:padding-right="0.254cm" fo:wrap-option="wrap"/>
    </style:style>
    <style:style style:name="gr6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0.308cm" fo:padding-top="0.001cm" fo:padding-bottom="0.001cm" fo:padding-left="0.254cm" fo:padding-right="0.254cm" fo:wrap-option="wrap"/>
    </style:style>
    <style:style style:name="gr6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0.662cm" fo:padding-top="0.001cm" fo:padding-bottom="0.001cm" fo:padding-left="0.254cm" fo:padding-right="0.254cm" fo:wrap-option="wrap"/>
    </style:style>
    <style:style style:name="gr6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374cm" fo:padding-top="0.001cm" fo:padding-bottom="0.001cm" fo:padding-left="0.254cm" fo:padding-right="0.254cm" fo:wrap-option="wrap"/>
    </style:style>
    <style:style style:name="gr6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286cm" fo:padding-top="0.001cm" fo:padding-bottom="0.001cm" fo:padding-left="0.254cm" fo:padding-right="0.254cm" fo:wrap-option="wrap"/>
    </style:style>
    <style:style style:name="gr7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271cm" fo:padding-top="0.001cm" fo:padding-bottom="0.001cm" fo:padding-left="0.254cm" fo:padding-right="0.254cm" fo:wrap-option="wrap"/>
    </style:style>
    <style:style style:name="gr7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289cm" fo:padding-top="0.001cm" fo:padding-bottom="0.001cm" fo:padding-left="0.254cm" fo:padding-right="0.254cm" fo:wrap-option="wrap"/>
    </style:style>
    <style:style style:name="gr7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1cm" fo:min-width="2.008cm" fo:padding-top="0.058cm" fo:padding-bottom="0.058cm" fo:padding-left="0.254cm" fo:padding-right="0.254cm" fo:wrap-option="wrap"/>
    </style:style>
    <style:style style:name="gr7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14.142cm" fo:padding-top="0.001cm" fo:padding-bottom="0.001cm" fo:padding-left="0.254cm" fo:padding-right="0.254cm" fo:wrap-option="wrap"/>
    </style:style>
    <style:style style:name="gr7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7.187cm" fo:padding-top="0.001cm" fo:padding-bottom="0.001cm" fo:padding-left="0.254cm" fo:padding-right="0.254cm" fo:wrap-option="wrap"/>
    </style:style>
    <style:style style:name="gr75" style:family="graphic" style:parent-style-name="Default_20_Drawing_20_Style_5f_1">
      <style:graphic-properties draw:stroke="none" svg:stroke-width="0cm" draw:fill="solid" draw:fill-color="#ec5f5f" draw:textarea-vertical-align="middle" draw:auto-grow-height="false" draw:fit-to-size="false" style:shrink-to-fit="false" fo:min-height="3.921cm" fo:min-width="3.762cm" fo:padding-top="0.254cm" fo:padding-bottom="0.254cm" fo:padding-left="0.254cm" fo:padding-right="0.254cm" fo:wrap-option="wrap"/>
    </style:style>
    <style:style style:name="gr7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628cm" fo:padding-top="0.001cm" fo:padding-bottom="0.001cm" fo:padding-left="0.254cm" fo:padding-right="0.254cm" fo:wrap-option="wrap"/>
    </style:style>
    <style:style style:name="gr7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404cm" fo:padding-top="0.001cm" fo:padding-bottom="0.001cm" fo:padding-left="0.254cm" fo:padding-right="0.254cm" fo:wrap-option="wrap"/>
    </style:style>
    <style:style style:name="gr7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7cm" fo:min-width="0cm" fo:padding-top="0.038cm" fo:padding-bottom="0.038cm" fo:padding-left="0.254cm" fo:padding-right="0.254cm" fo:wrap-option="wrap"/>
    </style:style>
    <style:style style:name="gr7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1.674cm" fo:min-width="0cm" fo:padding-top="0.254cm" fo:padding-bottom="0.254cm" fo:padding-left="0.254cm" fo:padding-right="0.254cm" fo:wrap-option="wrap"/>
    </style:style>
    <style:style style:name="gr8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7cm" fo:min-width="0cm" fo:padding-top="0.082cm" fo:padding-bottom="0.082cm" fo:padding-left="0.254cm" fo:padding-right="0.254cm" fo:wrap-option="wrap"/>
    </style:style>
    <style:style style:name="gr8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42cm" fo:min-width="0cm" fo:padding-top="0.208cm" fo:padding-bottom="0.208cm" fo:padding-left="0.254cm" fo:padding-right="0.254cm" fo:wrap-option="wrap"/>
    </style:style>
    <style:style style:name="gr8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9cm" fo:min-width="0cm" fo:padding-top="0.101cm" fo:padding-bottom="0.101cm" fo:padding-left="0.254cm" fo:padding-right="0.254cm" fo:wrap-option="wrap"/>
    </style:style>
    <style:style style:name="gr8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8cm" fo:min-width="0cm" fo:padding-top="0.035cm" fo:padding-bottom="0.035cm" fo:padding-left="0.254cm" fo:padding-right="0.254cm" fo:wrap-option="wrap"/>
    </style:style>
    <style:style style:name="gr8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9cm" fo:min-width="0cm" fo:padding-top="0.05cm" fo:padding-bottom="0.05cm" fo:padding-left="0.254cm" fo:padding-right="0.254cm" fo:wrap-option="wrap"/>
    </style:style>
    <style:style style:name="gr8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23cm" fo:min-width="0.023cm" fo:padding-top="0.115cm" fo:padding-bottom="0.115cm" fo:padding-left="0.254cm" fo:padding-right="0.254cm" fo:wrap-option="wrap"/>
    </style:style>
    <style:style style:name="gr8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23cm" fo:min-width="0.559cm" fo:padding-top="0.115cm" fo:padding-bottom="0.115cm" fo:padding-left="0.254cm" fo:padding-right="0.254cm" fo:wrap-option="wrap"/>
    </style:style>
    <style:style style:name="gr8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7cm" fo:min-width="0cm" fo:padding-top="0.035cm" fo:padding-bottom="0.035cm" fo:padding-left="0.254cm" fo:padding-right="0.254cm" fo:wrap-option="wrap"/>
    </style:style>
    <style:style style:name="gr8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012cm" fo:padding-top="0.001cm" fo:padding-bottom="0.001cm" fo:padding-left="0.254cm" fo:padding-right="0.254cm" fo:wrap-option="wrap"/>
    </style:style>
    <style:style style:name="gr8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2.084cm" fo:min-width="0cm" fo:padding-top="0.254cm" fo:padding-bottom="0.254cm" fo:padding-left="0.254cm" fo:padding-right="0.254cm" fo:wrap-option="wrap"/>
    </style:style>
    <style:style style:name="gr9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2cm" fo:min-width="0cm" fo:padding-top="0.102cm" fo:padding-bottom="0.102cm" fo:padding-left="0.254cm" fo:padding-right="0.254cm" fo:wrap-option="wrap"/>
    </style:style>
    <style:style style:name="gr9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559cm" fo:padding-top="0.001cm" fo:padding-bottom="0.001cm" fo:padding-left="0.254cm" fo:padding-right="0.254cm" fo:wrap-option="wrap"/>
    </style:style>
    <style:style style:name="gr9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6cm" fo:min-width="0cm" fo:padding-top="0.182cm" fo:padding-bottom="0.182cm" fo:padding-left="0.254cm" fo:padding-right="0.254cm" fo:wrap-option="wrap"/>
    </style:style>
    <style:style style:name="gr9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1.466cm" fo:min-width="0.377cm" fo:padding-top="0.254cm" fo:padding-bottom="0.254cm" fo:padding-left="0.254cm" fo:padding-right="0.254cm" fo:wrap-option="wrap"/>
    </style:style>
    <style:style style:name="gr9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841cm" fo:padding-top="0.001cm" fo:padding-bottom="0.001cm" fo:padding-left="0.254cm" fo:padding-right="0.254cm" fo:wrap-option="wrap"/>
    </style:style>
    <style:style style:name="gr9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25cm" fo:min-width="0cm" fo:padding-top="0.123cm" fo:padding-bottom="0.123cm" fo:padding-left="0.254cm" fo:padding-right="0.254cm" fo:wrap-option="wrap"/>
    </style:style>
    <style:style style:name="gr9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5cm" fo:min-width="0cm" fo:padding-top="0.031cm" fo:padding-bottom="0.031cm" fo:padding-left="0.254cm" fo:padding-right="0.254cm" fo:wrap-option="wrap"/>
    </style:style>
    <style:style style:name="gr9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9cm" fo:min-width="0cm" fo:padding-top="0.195cm" fo:padding-bottom="0.195cm" fo:padding-left="0.254cm" fo:padding-right="0.254cm" fo:wrap-option="wrap"/>
    </style:style>
    <style:style style:name="gr9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627cm" fo:padding-top="0.001cm" fo:padding-bottom="0.001cm" fo:padding-left="0.254cm" fo:padding-right="0.254cm" fo:wrap-option="wrap"/>
    </style:style>
    <style:style style:name="gr9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405cm" fo:padding-top="0.001cm" fo:padding-bottom="0.001cm" fo:padding-left="0.254cm" fo:padding-right="0.254cm" fo:wrap-option="wrap"/>
    </style:style>
    <style:style style:name="gr10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34cm" fo:padding-top="0.001cm" fo:padding-bottom="0.001cm" fo:padding-left="0.254cm" fo:padding-right="0.254cm" fo:wrap-option="wrap"/>
    </style:style>
    <style:style style:name="gr10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014cm" fo:padding-top="0.001cm" fo:padding-bottom="0.001cm" fo:padding-left="0.254cm" fo:padding-right="0.254cm" fo:wrap-option="wrap"/>
    </style:style>
    <style:style style:name="gr10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013cm" fo:padding-top="0.001cm" fo:padding-bottom="0.001cm" fo:padding-left="0.254cm" fo:padding-right="0.254cm" fo:wrap-option="wrap"/>
    </style:style>
    <style:style style:name="gr10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557cm" fo:padding-top="0.001cm" fo:padding-bottom="0.001cm" fo:padding-left="0.254cm" fo:padding-right="0.254cm" fo:wrap-option="wrap"/>
    </style:style>
    <style:style style:name="gr10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1.466cm" fo:min-width="0.375cm" fo:padding-top="0.254cm" fo:padding-bottom="0.254cm" fo:padding-left="0.254cm" fo:padding-right="0.254cm" fo:wrap-option="wrap"/>
    </style:style>
    <style:style style:name="gr105" style:family="graphic" style:parent-style-name="Default_20_Drawing_20_Style_5f_1">
      <style:graphic-properties draw:stroke="solid" svg:stroke-width="0.05cm" svg:stroke-color="#141515" draw:stroke-linejoin="round" svg:stroke-linecap="round" draw:fill="none" draw:textarea-vertical-align="middle" draw:auto-grow-height="false" draw:fit-to-size="false" style:shrink-to-fit="false" fo:min-height="3.921cm" fo:min-width="3.762cm" fo:padding-top="0.254cm" fo:padding-bottom="0.254cm" fo:padding-left="0.254cm" fo:padding-right="0.254cm" fo:wrap-option="wrap"/>
    </style:style>
    <style:style style:name="gr10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839cm" fo:padding-top="0.001cm" fo:padding-bottom="0.001cm" fo:padding-left="0.254cm" fo:padding-right="0.254cm" fo:wrap-option="wrap"/>
    </style:style>
    <style:style style:name="gr10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94cm" fo:padding-top="0.001cm" fo:padding-bottom="0.001cm" fo:padding-left="0.254cm" fo:padding-right="0.254cm" fo:wrap-option="wrap"/>
    </style:style>
    <style:style style:name="gr108" style:family="graphic" style:parent-style-name="Default_20_Drawing_20_Style_5f_1">
      <style:graphic-properties draw:stroke="none" svg:stroke-width="0cm" draw:fill="solid" draw:fill-color="#67bbd2" draw:textarea-vertical-align="middle" draw:auto-grow-height="false" draw:fit-to-size="false" style:shrink-to-fit="false" fo:min-height="5.516cm" fo:min-width="6.765cm" fo:padding-top="0.254cm" fo:padding-bottom="0.254cm" fo:padding-left="0.254cm" fo:padding-right="0.254cm" fo:wrap-option="wrap"/>
    </style:style>
    <style:style style:name="gr10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195cm" fo:min-width="1.271cm" fo:padding-top="0.254cm" fo:padding-bottom="0.254cm" fo:padding-left="0.254cm" fo:padding-right="0.254cm" fo:wrap-option="wrap"/>
    </style:style>
    <style:style style:name="gr11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9cm" fo:min-width="0.813cm" fo:padding-top="0.193cm" fo:padding-bottom="0.193cm" fo:padding-left="0.254cm" fo:padding-right="0.254cm" fo:wrap-option="wrap"/>
    </style:style>
    <style:style style:name="gr11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cm" fo:min-width="1.105cm" fo:padding-top="0.144cm" fo:padding-bottom="0.144cm" fo:padding-left="0.254cm" fo:padding-right="0.254cm" fo:wrap-option="wrap"/>
    </style:style>
    <style:style style:name="gr11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105cm" fo:padding-top="0.001cm" fo:padding-bottom="0.001cm" fo:padding-left="0.254cm" fo:padding-right="0.254cm" fo:wrap-option="wrap"/>
    </style:style>
    <style:style style:name="gr11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9cm" fo:min-width="0cm" fo:padding-top="0.095cm" fo:padding-bottom="0.095cm" fo:padding-left="0.254cm" fo:padding-right="0.254cm" fo:wrap-option="wrap"/>
    </style:style>
    <style:style style:name="gr11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8cm" fo:min-width="0cm" fo:padding-top="0.095cm" fo:padding-bottom="0.095cm" fo:padding-left="0.254cm" fo:padding-right="0.254cm" fo:wrap-option="wrap"/>
    </style:style>
    <style:style style:name="gr11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39cm" fo:padding-top="0.001cm" fo:padding-bottom="0.001cm" fo:padding-left="0.254cm" fo:padding-right="0.254cm" fo:wrap-option="wrap"/>
    </style:style>
    <style:style style:name="gr11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62cm" fo:padding-top="0.001cm" fo:padding-bottom="0.001cm" fo:padding-left="0.254cm" fo:padding-right="0.254cm" fo:wrap-option="wrap"/>
    </style:style>
    <style:style style:name="gr11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767cm" fo:padding-top="0.001cm" fo:padding-bottom="0.001cm" fo:padding-left="0.254cm" fo:padding-right="0.254cm" fo:wrap-option="wrap"/>
    </style:style>
    <style:style style:name="gr11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1.849cm" fo:padding-top="0.001cm" fo:padding-bottom="0.001cm" fo:padding-left="0.254cm" fo:padding-right="0.254cm" fo:wrap-option="wrap"/>
    </style:style>
    <style:style style:name="gr11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5cm" fo:min-width="0.026cm" fo:padding-top="0.243cm" fo:padding-bottom="0.243cm" fo:padding-left="0.254cm" fo:padding-right="0.254cm" fo:wrap-option="wrap"/>
    </style:style>
    <style:style style:name="gr12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348cm" fo:min-width="0cm" fo:padding-top="0.254cm" fo:padding-bottom="0.254cm" fo:padding-left="0.254cm" fo:padding-right="0.254cm" fo:wrap-option="wrap"/>
    </style:style>
    <style:style style:name="gr12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48cm" fo:min-width="0.015cm" fo:padding-top="0.237cm" fo:padding-bottom="0.237cm" fo:padding-left="0.254cm" fo:padding-right="0.254cm" fo:wrap-option="wrap"/>
    </style:style>
    <style:style style:name="gr12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5cm" fo:min-width="0.025cm" fo:padding-top="0.242cm" fo:padding-bottom="0.242cm" fo:padding-left="0.254cm" fo:padding-right="0.254cm" fo:wrap-option="wrap"/>
    </style:style>
    <style:style style:name="gr12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4cm" fo:min-width="0cm" fo:padding-top="0.196cm" fo:padding-bottom="0.196cm" fo:padding-left="0.254cm" fo:padding-right="0.254cm" fo:wrap-option="wrap"/>
    </style:style>
    <style:style style:name="gr12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42cm" fo:min-width="0cm" fo:padding-top="0.202cm" fo:padding-bottom="0.202cm" fo:padding-left="0.254cm" fo:padding-right="0.254cm" fo:wrap-option="wrap"/>
    </style:style>
    <style:style style:name="gr12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4cm" fo:min-width="0cm" fo:padding-top="0.195cm" fo:padding-bottom="0.195cm" fo:padding-left="0.254cm" fo:padding-right="0.254cm" fo:wrap-option="wrap"/>
    </style:style>
    <style:style style:name="gr12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593cm" fo:padding-top="0.001cm" fo:padding-bottom="0.001cm" fo:padding-left="0.254cm" fo:padding-right="0.254cm" fo:wrap-option="wrap"/>
    </style:style>
    <style:style style:name="gr12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1cm" fo:min-width="0cm" fo:padding-top="0.063cm" fo:padding-bottom="0.063cm" fo:padding-left="0.254cm" fo:padding-right="0.254cm" fo:wrap-option="wrap"/>
    </style:style>
    <style:style style:name="gr12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271cm" fo:padding-top="0.001cm" fo:padding-bottom="0.001cm" fo:padding-left="0.254cm" fo:padding-right="0.254cm" fo:wrap-option="wrap"/>
    </style:style>
    <style:style style:name="gr12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322cm" fo:min-width="0.692cm" fo:padding-top="0.254cm" fo:padding-bottom="0.254cm" fo:padding-left="0.254cm" fo:padding-right="0.254cm" fo:wrap-option="wrap"/>
    </style:style>
    <style:style style:name="gr13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322cm" fo:min-width="0.436cm" fo:padding-top="0.254cm" fo:padding-bottom="0.254cm" fo:padding-left="0.254cm" fo:padding-right="0.254cm" fo:wrap-option="wrap"/>
    </style:style>
    <style:style style:name="gr13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322cm" fo:min-width="0.126cm" fo:padding-top="0.254cm" fo:padding-bottom="0.254cm" fo:padding-left="0.254cm" fo:padding-right="0.254cm" fo:wrap-option="wrap"/>
    </style:style>
    <style:style style:name="gr13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322cm" fo:min-width="0cm" fo:padding-top="0.254cm" fo:padding-bottom="0.254cm" fo:padding-left="0.254cm" fo:padding-right="0.254cm" fo:wrap-option="wrap"/>
    </style:style>
    <style:style style:name="gr13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204cm" fo:padding-top="0.001cm" fo:padding-bottom="0.001cm" fo:padding-left="0.254cm" fo:padding-right="0.254cm" fo:wrap-option="wrap"/>
    </style:style>
    <style:style style:name="gr13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cm" fo:min-width="0cm" fo:padding-top="0.056cm" fo:padding-bottom="0.056cm" fo:padding-left="0.254cm" fo:padding-right="0.254cm" fo:wrap-option="wrap"/>
    </style:style>
    <style:style style:name="gr13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4cm" fo:min-width="0cm" fo:padding-top="0.028cm" fo:padding-bottom="0.028cm" fo:padding-left="0.254cm" fo:padding-right="0.254cm" fo:wrap-option="wrap"/>
    </style:style>
    <style:style style:name="gr13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21cm" fo:min-width="0.116cm" fo:padding-top="0.112cm" fo:padding-bottom="0.112cm" fo:padding-left="0.254cm" fo:padding-right="0.254cm" fo:wrap-option="wrap"/>
    </style:style>
    <style:style style:name="gr13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22cm" fo:min-width="0cm" fo:padding-top="0.113cm" fo:padding-bottom="0.113cm" fo:padding-left="0.254cm" fo:padding-right="0.254cm" fo:wrap-option="wrap"/>
    </style:style>
    <style:style style:name="gr13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8cm" fo:min-width="0.031cm" fo:padding-top="0.097cm" fo:padding-bottom="0.097cm" fo:padding-left="0.254cm" fo:padding-right="0.254cm" fo:wrap-option="wrap"/>
    </style:style>
    <style:style style:name="gr13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295cm" fo:padding-top="0.001cm" fo:padding-bottom="0.001cm" fo:padding-left="0.254cm" fo:padding-right="0.254cm" fo:wrap-option="wrap"/>
    </style:style>
    <style:style style:name="gr14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0.295cm" fo:padding-top="0.001cm" fo:padding-bottom="0.001cm" fo:padding-left="0.254cm" fo:padding-right="0.254cm" fo:wrap-option="wrap"/>
    </style:style>
    <style:style style:name="gr14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218cm" fo:padding-top="0.001cm" fo:padding-bottom="0.001cm" fo:padding-left="0.254cm" fo:padding-right="0.254cm" fo:wrap-option="wrap"/>
    </style:style>
    <style:style style:name="gr14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178cm" fo:padding-top="0.001cm" fo:padding-bottom="0.001cm" fo:padding-left="0.254cm" fo:padding-right="0.254cm" fo:wrap-option="wrap"/>
    </style:style>
    <style:style style:name="gr14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0.193cm" fo:padding-top="0.001cm" fo:padding-bottom="0.001cm" fo:padding-left="0.254cm" fo:padding-right="0.254cm" fo:wrap-option="wrap"/>
    </style:style>
    <style:style style:name="gr14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388cm" fo:min-width="0cm" fo:padding-top="0.254cm" fo:padding-bottom="0.254cm" fo:padding-left="0.254cm" fo:padding-right="0.254cm" fo:wrap-option="wrap"/>
    </style:style>
    <style:style style:name="gr14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cm" fo:min-width="0cm" fo:padding-top="0.054cm" fo:padding-bottom="0.054cm" fo:padding-left="0.254cm" fo:padding-right="0.254cm" fo:wrap-option="wrap"/>
    </style:style>
    <style:style style:name="gr14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cm" fo:min-width="0cm" fo:padding-top="0.055cm" fo:padding-bottom="0.055cm" fo:padding-left="0.254cm" fo:padding-right="0.254cm" fo:wrap-option="wrap"/>
    </style:style>
    <style:style style:name="gr14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9cm" fo:min-width="0cm" fo:padding-top="0.093cm" fo:padding-bottom="0.093cm" fo:padding-left="0.254cm" fo:padding-right="0.254cm" fo:wrap-option="wrap"/>
    </style:style>
    <style:style style:name="gr14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3cm" fo:min-width="0cm" fo:padding-top="0.02cm" fo:padding-bottom="0.02cm" fo:padding-left="0.254cm" fo:padding-right="0.254cm" fo:wrap-option="wrap"/>
    </style:style>
    <style:style style:name="gr14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5cm" fo:min-width="0cm" fo:padding-top="0.169cm" fo:padding-bottom="0.169cm" fo:padding-left="0.254cm" fo:padding-right="0.254cm" fo:wrap-option="wrap"/>
    </style:style>
    <style:style style:name="gr15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cm" fo:min-width="0cm" fo:padding-top="0.143cm" fo:padding-bottom="0.143cm" fo:padding-left="0.254cm" fo:padding-right="0.254cm" fo:wrap-option="wrap"/>
    </style:style>
    <style:style style:name="gr15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9cm" fo:min-width="0cm" fo:padding-top="0.092cm" fo:padding-bottom="0.092cm" fo:padding-left="0.254cm" fo:padding-right="0.254cm" fo:wrap-option="wrap"/>
    </style:style>
    <style:style style:name="gr15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5cm" fo:min-width="0cm" fo:padding-top="0.025cm" fo:padding-bottom="0.025cm" fo:padding-left="0.254cm" fo:padding-right="0.254cm" fo:wrap-option="wrap"/>
    </style:style>
    <style:style style:name="gr15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294cm" fo:padding-top="0.001cm" fo:padding-bottom="0.001cm" fo:padding-left="0.254cm" fo:padding-right="0.254cm" fo:wrap-option="wrap"/>
    </style:style>
    <style:style style:name="gr15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0.294cm" fo:padding-top="0.001cm" fo:padding-bottom="0.001cm" fo:padding-left="0.254cm" fo:padding-right="0.254cm" fo:wrap-option="wrap"/>
    </style:style>
    <style:style style:name="gr15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219cm" fo:padding-top="0.001cm" fo:padding-bottom="0.001cm" fo:padding-left="0.254cm" fo:padding-right="0.254cm" fo:wrap-option="wrap"/>
    </style:style>
    <style:style style:name="gr15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18cm" fo:padding-top="0.001cm" fo:padding-bottom="0.001cm" fo:padding-left="0.254cm" fo:padding-right="0.254cm" fo:wrap-option="wrap"/>
    </style:style>
    <style:style style:name="gr15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5cm" fo:min-width="0cm" fo:padding-top="0.027cm" fo:padding-bottom="0.027cm" fo:padding-left="0.254cm" fo:padding-right="0.254cm" fo:wrap-option="wrap"/>
    </style:style>
    <style:style style:name="gr15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7cm" fo:min-width="0cm" fo:padding-top="0.184cm" fo:padding-bottom="0.184cm" fo:padding-left="0.254cm" fo:padding-right="0.254cm" fo:wrap-option="wrap"/>
    </style:style>
    <style:style style:name="gr15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5cm" fo:min-width="0cm" fo:padding-top="0.079cm" fo:padding-bottom="0.079cm" fo:padding-left="0.254cm" fo:padding-right="0.254cm" fo:wrap-option="wrap"/>
    </style:style>
    <style:style style:name="gr16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108cm" fo:padding-top="0.001cm" fo:padding-bottom="0.001cm" fo:padding-left="0.254cm" fo:padding-right="0.254cm" fo:wrap-option="wrap"/>
    </style:style>
    <style:style style:name="gr16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cm" fo:min-width="0cm" fo:padding-top="0.053cm" fo:padding-bottom="0.053cm" fo:padding-left="0.254cm" fo:padding-right="0.254cm" fo:wrap-option="wrap"/>
    </style:style>
    <style:style style:name="gr16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1.014cm" fo:min-width="0cm" fo:padding-top="0.254cm" fo:padding-bottom="0.254cm" fo:padding-left="0.254cm" fo:padding-right="0.254cm" fo:wrap-option="wrap"/>
    </style:style>
    <style:style style:name="gr16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7cm" fo:min-width="0cm" fo:padding-top="0.043cm" fo:padding-bottom="0.043cm" fo:padding-left="0.254cm" fo:padding-right="0.254cm" fo:wrap-option="wrap"/>
    </style:style>
    <style:style style:name="gr16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6cm" fo:min-width="1.162cm" fo:padding-top="0.032cm" fo:padding-bottom="0.032cm" fo:padding-left="0.254cm" fo:padding-right="0.254cm" fo:wrap-option="wrap"/>
    </style:style>
    <style:style style:name="gr16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6cm" fo:min-width="1.327cm" fo:padding-top="0.033cm" fo:padding-bottom="0.033cm" fo:padding-left="0.254cm" fo:padding-right="0.254cm" fo:wrap-option="wrap"/>
    </style:style>
    <style:style style:name="gr16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5cm" fo:min-width="1.493cm" fo:padding-top="0.033cm" fo:padding-bottom="0.033cm" fo:padding-left="0.254cm" fo:padding-right="0.254cm" fo:wrap-option="wrap"/>
    </style:style>
    <style:style style:name="gr16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614cm" fo:min-width="0cm" fo:padding-top="0.254cm" fo:padding-bottom="0.254cm" fo:padding-left="0.254cm" fo:padding-right="0.254cm" fo:wrap-option="wrap"/>
    </style:style>
    <style:style style:name="gr16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5cm" fo:min-width="0cm" fo:padding-top="0.022cm" fo:padding-bottom="0.022cm" fo:padding-left="0.254cm" fo:padding-right="0.254cm" fo:wrap-option="wrap"/>
    </style:style>
    <style:style style:name="gr16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4cm" fo:min-width="0cm" fo:padding-top="0.023cm" fo:padding-bottom="0.023cm" fo:padding-left="0.254cm" fo:padding-right="0.254cm" fo:wrap-option="wrap"/>
    </style:style>
    <style:style style:name="gr17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9cm" fo:min-width="0cm" fo:padding-top="0.091cm" fo:padding-bottom="0.091cm" fo:padding-left="0.254cm" fo:padding-right="0.254cm" fo:wrap-option="wrap"/>
    </style:style>
    <style:style style:name="gr17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142cm" fo:min-width="0cm" fo:padding-top="0.254cm" fo:padding-bottom="0.254cm" fo:padding-left="0.254cm" fo:padding-right="0.254cm" fo:wrap-option="wrap"/>
    </style:style>
    <style:style style:name="gr17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195cm" fo:min-width="1.27cm" fo:padding-top="0.254cm" fo:padding-bottom="0.254cm" fo:padding-left="0.254cm" fo:padding-right="0.254cm" fo:wrap-option="wrap"/>
    </style:style>
    <style:style style:name="gr17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388cm" fo:padding-top="0.001cm" fo:padding-bottom="0.001cm" fo:padding-left="0.254cm" fo:padding-right="0.254cm" fo:wrap-option="wrap"/>
    </style:style>
    <style:style style:name="gr17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5cm" fo:min-width="0.025cm" fo:padding-top="0.243cm" fo:padding-bottom="0.243cm" fo:padding-left="0.254cm" fo:padding-right="0.254cm" fo:wrap-option="wrap"/>
    </style:style>
    <style:style style:name="gr17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48cm" fo:min-width="0.014cm" fo:padding-top="0.237cm" fo:padding-bottom="0.237cm" fo:padding-left="0.254cm" fo:padding-right="0.254cm" fo:wrap-option="wrap"/>
    </style:style>
    <style:style style:name="gr17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4cm" fo:min-width="0cm" fo:padding-top="0.197cm" fo:padding-bottom="0.197cm" fo:padding-left="0.254cm" fo:padding-right="0.254cm" fo:wrap-option="wrap"/>
    </style:style>
    <style:style style:name="gr17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1.591cm" fo:padding-top="0.001cm" fo:padding-bottom="0.001cm" fo:padding-left="0.254cm" fo:padding-right="0.254cm" fo:wrap-option="wrap"/>
    </style:style>
    <style:style style:name="gr17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272cm" fo:padding-top="0.001cm" fo:padding-bottom="0.001cm" fo:padding-left="0.254cm" fo:padding-right="0.254cm" fo:wrap-option="wrap"/>
    </style:style>
    <style:style style:name="gr17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322cm" fo:min-width="0.695cm" fo:padding-top="0.254cm" fo:padding-bottom="0.254cm" fo:padding-left="0.254cm" fo:padding-right="0.254cm" fo:wrap-option="wrap"/>
    </style:style>
    <style:style style:name="gr180"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21cm" fo:min-width="0.118cm" fo:padding-top="0.112cm" fo:padding-bottom="0.112cm" fo:padding-left="0.254cm" fo:padding-right="0.254cm" fo:wrap-option="wrap"/>
    </style:style>
    <style:style style:name="gr18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8cm" fo:min-width="0.03cm" fo:padding-top="0.097cm" fo:padding-bottom="0.097cm" fo:padding-left="0.254cm" fo:padding-right="0.254cm" fo:wrap-option="wrap"/>
    </style:style>
    <style:style style:name="gr18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293cm" fo:padding-top="0.001cm" fo:padding-bottom="0.001cm" fo:padding-left="0.254cm" fo:padding-right="0.254cm" fo:wrap-option="wrap"/>
    </style:style>
    <style:style style:name="gr18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1cm" fo:min-width="0.293cm" fo:padding-top="0.001cm" fo:padding-bottom="0.001cm" fo:padding-left="0.254cm" fo:padding-right="0.254cm" fo:wrap-option="wrap"/>
    </style:style>
    <style:style style:name="gr18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cm" fo:min-width="0.107cm" fo:padding-top="0.001cm" fo:padding-bottom="0.001cm" fo:padding-left="0.254cm" fo:padding-right="0.254cm" fo:wrap-option="wrap"/>
    </style:style>
    <style:style style:name="gr18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1cm" fo:min-width="0cm" fo:padding-top="0.052cm" fo:padding-bottom="0.052cm" fo:padding-left="0.254cm" fo:padding-right="0.254cm" fo:wrap-option="wrap"/>
    </style:style>
    <style:style style:name="gr18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8cm" fo:min-width="0cm" fo:padding-top="0.04cm" fo:padding-bottom="0.04cm" fo:padding-left="0.254cm" fo:padding-right="0.254cm" fo:wrap-option="wrap"/>
    </style:style>
    <style:style style:name="gr18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415cm" fo:min-width="0cm" fo:padding-top="0.254cm" fo:padding-bottom="0.254cm" fo:padding-left="0.254cm" fo:padding-right="0.254cm" fo:wrap-option="wrap"/>
    </style:style>
    <style:style style:name="gr18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08cm" fo:min-width="0cm" fo:padding-top="0.039cm" fo:padding-bottom="0.039cm" fo:padding-left="0.254cm" fo:padding-right="0.254cm" fo:wrap-option="wrap"/>
    </style:style>
    <style:style style:name="gr189"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19cm" fo:min-width="0cm" fo:padding-top="0.097cm" fo:padding-bottom="0.097cm" fo:padding-left="0.254cm" fo:padding-right="0.254cm" fo:wrap-option="wrap"/>
    </style:style>
    <style:style style:name="gr190" style:family="graphic" style:parent-style-name="Default_20_Drawing_20_Style_5f_1">
      <style:graphic-properties draw:stroke="solid" svg:stroke-width="0.05cm" svg:stroke-color="#141515" draw:stroke-linejoin="round" svg:stroke-linecap="round" draw:fill="none" draw:textarea-vertical-align="middle" draw:auto-grow-height="false" draw:fit-to-size="false" style:shrink-to-fit="false" fo:min-height="5.516cm" fo:min-width="6.766cm" fo:padding-top="0.254cm" fo:padding-bottom="0.254cm" fo:padding-left="0.254cm" fo:padding-right="0.254cm" fo:wrap-option="wrap"/>
    </style:style>
    <style:style style:name="gr191" style:family="graphic" style:parent-style-name="Default_20_Drawing_20_Style_5f_1">
      <style:graphic-properties draw:stroke="none" svg:stroke-width="0cm" draw:fill="solid" draw:fill-color="#35eb93" draw:textarea-vertical-align="middle" draw:auto-grow-height="false" draw:fit-to-size="false" style:shrink-to-fit="false" fo:min-height="0.945cm" fo:min-width="0.007cm" fo:padding-top="0.254cm" fo:padding-bottom="0.254cm" fo:padding-left="0.254cm" fo:padding-right="0.254cm" fo:wrap-option="wrap"/>
    </style:style>
    <style:style style:name="gr192" style:family="graphic" style:parent-style-name="Default_20_Drawing_20_Style_5f_1">
      <style:graphic-properties draw:stroke="none" svg:stroke-width="0cm" draw:fill="solid" draw:fill-color="#35eb93" draw:textarea-vertical-align="middle" draw:auto-grow-height="false" draw:fit-to-size="false" style:shrink-to-fit="false" fo:min-height="0.945cm" fo:min-width="0.003cm" fo:padding-top="0.254cm" fo:padding-bottom="0.254cm" fo:padding-left="0.254cm" fo:padding-right="0.254cm" fo:wrap-option="wrap"/>
    </style:style>
    <style:style style:name="gr19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405cm" fo:min-width="0cm" fo:padding-top="0.254cm" fo:padding-bottom="0.254cm" fo:padding-left="0.254cm" fo:padding-right="0.254cm" fo:wrap-option="wrap"/>
    </style:style>
    <style:style style:name="gr19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926cm" fo:min-width="0.007cm" fo:padding-top="0.254cm" fo:padding-bottom="0.254cm" fo:padding-left="0.254cm" fo:padding-right="0.254cm" fo:wrap-option="wrap"/>
    </style:style>
    <style:style style:name="gr19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926cm" fo:min-width="0.009cm" fo:padding-top="0.254cm" fo:padding-bottom="0.254cm" fo:padding-left="0.254cm" fo:padding-right="0.254cm" fo:wrap-option="wrap"/>
    </style:style>
    <style:style style:name="gr196" style:family="graphic" style:parent-style-name="Default_20_Drawing_20_Style_5f_1">
      <style:graphic-properties draw:stroke="none" svg:stroke-width="0cm" draw:fill="solid" draw:fill-color="#89d267" draw:textarea-vertical-align="middle" draw:auto-grow-height="false" draw:fit-to-size="false" style:shrink-to-fit="false" fo:min-height="0.928cm" fo:min-width="0cm" fo:padding-top="0.254cm" fo:padding-bottom="0.254cm" fo:padding-left="0.254cm" fo:padding-right="0.254cm" fo:wrap-option="wrap"/>
    </style:style>
    <style:style style:name="gr197" style:family="graphic" style:parent-style-name="Default_20_Drawing_20_Style_5f_1">
      <style:graphic-properties draw:stroke="solid" svg:stroke-width="0.033cm" svg:stroke-color="#141515" draw:stroke-linejoin="round" svg:stroke-linecap="round" draw:fill="none" draw:textarea-vertical-align="middle" draw:auto-grow-height="false" draw:fit-to-size="false" style:shrink-to-fit="false" fo:min-height="0.152cm" fo:min-width="0cm" fo:padding-top="0.254cm" fo:padding-bottom="0.254cm" fo:padding-left="0.254cm" fo:padding-right="0.254cm" fo:wrap-option="wrap"/>
    </style:style>
    <style:style style:name="gr198" style:family="graphic" style:parent-style-name="Default_20_Drawing_20_Style_5f_1">
      <style:graphic-properties draw:stroke="solid" svg:stroke-width="0.033cm" svg:stroke-color="#141515" draw:stroke-linejoin="round" svg:stroke-linecap="round" draw:fill="none" draw:textarea-vertical-align="middle" draw:auto-grow-height="false" draw:fit-to-size="false" style:shrink-to-fit="false" fo:min-height="0cm" fo:min-width="0cm" fo:padding-top="0.001cm" fo:padding-bottom="0.001cm" fo:padding-left="0.254cm" fo:padding-right="0.254cm" fo:wrap-option="wrap"/>
    </style:style>
    <style:style style:name="gr199" style:family="graphic" style:parent-style-name="Default_20_Drawing_20_Style_5f_1">
      <style:graphic-properties draw:stroke="solid" svg:stroke-width="0.033cm" svg:stroke-color="#141515" draw:stroke-linejoin="round" svg:stroke-linecap="round" draw:fill="none" draw:textarea-vertical-align="middle" draw:auto-grow-height="false" draw:fit-to-size="false" style:shrink-to-fit="false" fo:min-height="2.057cm" fo:min-width="0cm" fo:padding-top="0.254cm" fo:padding-bottom="0.254cm" fo:padding-left="0.254cm" fo:padding-right="0.254cm" fo:wrap-option="wrap"/>
    </style:style>
    <style:style style:name="gr200" style:family="graphic" style:parent-style-name="Default_20_Drawing_20_Style_5f_1">
      <style:graphic-properties draw:stroke="solid" svg:stroke-width="0.033cm" svg:stroke-color="#141515" draw:stroke-linejoin="round" svg:stroke-linecap="round" draw:fill="none" draw:textarea-vertical-align="middle" draw:auto-grow-height="false" draw:fit-to-size="false" style:shrink-to-fit="false" fo:min-height="0.401cm" fo:min-width="0cm" fo:padding-top="0.254cm" fo:padding-bottom="0.254cm" fo:padding-left="0.254cm" fo:padding-right="0.254cm" fo:wrap-option="wrap"/>
    </style:style>
    <style:style style:name="gr20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cm" fo:min-width="0cm" fo:padding-top="0.153cm" fo:padding-bottom="0.153cm" fo:padding-left="0.254cm" fo:padding-right="0.254cm" fo:wrap-option="wrap"/>
    </style:style>
    <style:style style:name="gr20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37cm" fo:min-width="0cm" fo:padding-top="0.178cm" fo:padding-bottom="0.178cm" fo:padding-left="0.254cm" fo:padding-right="0.254cm" fo:wrap-option="wrap"/>
    </style:style>
    <style:style style:name="gr20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25cm" fo:min-width="0cm" fo:padding-top="0.121cm" fo:padding-bottom="0.121cm" fo:padding-left="0.254cm" fo:padding-right="0.254cm" fo:wrap-option="wrap"/>
    </style:style>
    <style:style style:name="gr204" style:family="graphic" style:parent-style-name="Default_20_Drawing_20_Style_5f_1">
      <style:graphic-properties draw:stroke="none" svg:stroke-width="0cm" draw:fill="solid" draw:fill-color="#89d267" draw:textarea-vertical-align="middle" draw:auto-grow-height="false" draw:fit-to-size="false" style:shrink-to-fit="false" fo:min-height="1.443cm" fo:min-width="0.168cm" fo:padding-top="0.254cm" fo:padding-bottom="0.254cm" fo:padding-left="0.254cm" fo:padding-right="0.254cm" fo:wrap-option="wrap"/>
    </style:style>
    <style:style style:name="gr205" style:family="graphic" style:parent-style-name="Default_20_Drawing_20_Style_5f_1">
      <style:graphic-properties draw:stroke="none" svg:stroke-width="0cm" draw:fill="solid" draw:fill-color="#89d267" draw:textarea-vertical-align="middle" draw:auto-grow-height="false" draw:fit-to-size="false" style:shrink-to-fit="false" fo:min-height="1.443cm" fo:min-width="0.169cm" fo:padding-top="0.254cm" fo:padding-bottom="0.254cm" fo:padding-left="0.254cm" fo:padding-right="0.254cm" fo:wrap-option="wrap"/>
    </style:style>
    <style:style style:name="gr20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729cm" fo:min-width="0cm" fo:padding-top="0.254cm" fo:padding-bottom="0.254cm" fo:padding-left="0.254cm" fo:padding-right="0.254cm" fo:wrap-option="wrap"/>
    </style:style>
    <style:style style:name="gr20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1.433cm" fo:min-width="0.191cm" fo:padding-top="0.254cm" fo:padding-bottom="0.254cm" fo:padding-left="0.254cm" fo:padding-right="0.254cm" fo:wrap-option="wrap"/>
    </style:style>
    <style:style style:name="gr20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1.433cm" fo:min-width="0.19cm" fo:padding-top="0.254cm" fo:padding-bottom="0.254cm" fo:padding-left="0.254cm" fo:padding-right="0.254cm" fo:wrap-option="wrap"/>
    </style:style>
    <style:style style:name="gr209" style:family="graphic" style:parent-style-name="Default_20_Drawing_20_Style_5f_1">
      <style:graphic-properties draw:stroke="none" svg:stroke-width="0cm" draw:fill="solid" draw:fill-color="#89d267" draw:textarea-vertical-align="middle" draw:auto-grow-height="false" draw:fit-to-size="false" style:shrink-to-fit="false" fo:min-height="1.404cm" fo:min-width="0.155cm" fo:padding-top="0.254cm" fo:padding-bottom="0.254cm" fo:padding-left="0.254cm" fo:padding-right="0.254cm" fo:wrap-option="wrap"/>
    </style:style>
    <style:style style:name="gr210" style:family="graphic" style:parent-style-name="Default_20_Drawing_20_Style_5f_1">
      <style:graphic-properties draw:stroke="none" svg:stroke-width="0cm" draw:fill="solid" draw:fill-color="#89d267" draw:textarea-vertical-align="middle" draw:auto-grow-height="false" draw:fit-to-size="false" style:shrink-to-fit="false" fo:min-height="1.404cm" fo:min-width="0.154cm" fo:padding-top="0.254cm" fo:padding-bottom="0.254cm" fo:padding-left="0.254cm" fo:padding-right="0.254cm" fo:wrap-option="wrap"/>
    </style:style>
    <style:style style:name="gr211"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721cm" fo:min-width="0cm" fo:padding-top="0.254cm" fo:padding-bottom="0.254cm" fo:padding-left="0.254cm" fo:padding-right="0.254cm" fo:wrap-option="wrap"/>
    </style:style>
    <style:style style:name="gr212"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1.42cm" fo:min-width="0.187cm" fo:padding-top="0.254cm" fo:padding-bottom="0.254cm" fo:padding-left="0.254cm" fo:padding-right="0.254cm" fo:wrap-option="wrap"/>
    </style:style>
    <style:style style:name="gr213" style:family="graphic" style:parent-style-name="Default_20_Drawing_20_Style_5f_1">
      <style:graphic-properties draw:stroke="none" svg:stroke-width="0cm" draw:fill="solid" draw:fill-color="#89d267" draw:textarea-vertical-align="middle" draw:auto-grow-height="false" draw:fit-to-size="false" style:shrink-to-fit="false" fo:min-height="1.294cm" fo:min-width="0.281cm" fo:padding-top="0.254cm" fo:padding-bottom="0.254cm" fo:padding-left="0.254cm" fo:padding-right="0.254cm" fo:wrap-option="wrap"/>
    </style:style>
    <style:style style:name="gr214" style:family="graphic" style:parent-style-name="Default_20_Drawing_20_Style_5f_1">
      <style:graphic-properties draw:stroke="none" svg:stroke-width="0cm" draw:fill="solid" draw:fill-color="#89d267" draw:textarea-vertical-align="middle" draw:auto-grow-height="false" draw:fit-to-size="false" style:shrink-to-fit="false" fo:min-height="1.294cm" fo:min-width="0.279cm" fo:padding-top="0.254cm" fo:padding-bottom="0.254cm" fo:padding-left="0.254cm" fo:padding-right="0.254cm" fo:wrap-option="wrap"/>
    </style:style>
    <style:style style:name="gr21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1.292cm" fo:min-width="0.279cm" fo:padding-top="0.254cm" fo:padding-bottom="0.254cm" fo:padding-left="0.254cm" fo:padding-right="0.254cm" fo:wrap-option="wrap"/>
    </style:style>
    <style:style style:name="gr216"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1.292cm" fo:min-width="0.282cm" fo:padding-top="0.254cm" fo:padding-bottom="0.254cm" fo:padding-left="0.254cm" fo:padding-right="0.254cm" fo:wrap-option="wrap"/>
    </style:style>
    <style:style style:name="gr217"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1.407cm" fo:min-width="0cm" fo:padding-top="0.254cm" fo:padding-bottom="0.254cm" fo:padding-left="0.254cm" fo:padding-right="0.254cm" fo:wrap-option="wrap"/>
    </style:style>
    <style:style style:name="gr218"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021cm" fo:min-width="0cm" fo:padding-top="0.108cm" fo:padding-bottom="0.108cm" fo:padding-left="0.254cm" fo:padding-right="0.254cm" fo:wrap-option="wrap"/>
    </style:style>
    <style:style style:name="gr219" style:family="graphic" style:parent-style-name="Default_20_Drawing_20_Style_5f_1">
      <style:graphic-properties draw:stroke="none" svg:stroke-width="0cm" draw:fill="solid" draw:fill-color="#89d267" draw:textarea-vertical-align="middle" draw:auto-grow-height="false" draw:fit-to-size="false" style:shrink-to-fit="false" fo:min-height="1.307cm" fo:min-width="0.287cm" fo:padding-top="0.254cm" fo:padding-bottom="0.254cm" fo:padding-left="0.254cm" fo:padding-right="0.254cm" fo:wrap-option="wrap"/>
    </style:style>
    <style:style style:name="gr220" style:family="graphic" style:parent-style-name="Default_20_Drawing_20_Style_5f_1">
      <style:graphic-properties draw:stroke="none" svg:stroke-width="0cm" draw:fill="solid" draw:fill-color="#89d267" draw:textarea-vertical-align="middle" draw:auto-grow-height="false" draw:fit-to-size="false" style:shrink-to-fit="false" fo:min-height="1.307cm" fo:min-width="0.285cm" fo:padding-top="0.254cm" fo:padding-bottom="0.254cm" fo:padding-left="0.254cm" fo:padding-right="0.254cm" fo:wrap-option="wrap"/>
    </style:style>
    <style:style style:name="gr221" style:family="graphic" style:parent-style-name="Default_20_Drawing_20_Style_5f_1">
      <style:graphic-properties draw:stroke="none" svg:stroke-width="0cm" draw:fill="solid" draw:fill-color="#89d267" draw:textarea-vertical-align="middle" draw:auto-grow-height="false" draw:fit-to-size="false" style:shrink-to-fit="false" fo:min-height="0.786cm" fo:min-width="0.058cm" fo:padding-top="0.254cm" fo:padding-bottom="0.254cm" fo:padding-left="0.254cm" fo:padding-right="0.254cm" fo:wrap-option="wrap"/>
    </style:style>
    <style:style style:name="gr222" style:family="graphic" style:parent-style-name="Default_20_Drawing_20_Style_5f_1">
      <style:graphic-properties draw:stroke="none" svg:stroke-width="0cm" draw:fill="solid" draw:fill-color="#89d267" draw:textarea-vertical-align="middle" draw:auto-grow-height="false" draw:fit-to-size="false" style:shrink-to-fit="false" fo:min-height="0.786cm" fo:min-width="0.06cm" fo:padding-top="0.254cm" fo:padding-bottom="0.254cm" fo:padding-left="0.254cm" fo:padding-right="0.254cm" fo:wrap-option="wrap"/>
    </style:style>
    <style:style style:name="gr223"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793cm" fo:min-width="0.063cm" fo:padding-top="0.254cm" fo:padding-bottom="0.254cm" fo:padding-left="0.254cm" fo:padding-right="0.254cm" fo:wrap-option="wrap"/>
    </style:style>
    <style:style style:name="gr224"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793cm" fo:min-width="0.062cm" fo:padding-top="0.254cm" fo:padding-bottom="0.254cm" fo:padding-left="0.254cm" fo:padding-right="0.254cm" fo:wrap-option="wrap"/>
    </style:style>
    <style:style style:name="gr225" style:family="graphic" style:parent-style-name="Default_20_Drawing_20_Style_5f_1">
      <style:graphic-properties draw:stroke="solid" svg:stroke-width="0.026cm" svg:stroke-color="#141515" draw:stroke-linejoin="round" svg:stroke-linecap="round" draw:fill="none" draw:textarea-vertical-align="middle" draw:auto-grow-height="false" draw:fit-to-size="false" style:shrink-to-fit="false" fo:min-height="0.877cm" fo:min-width="0cm" fo:padding-top="0.254cm" fo:padding-bottom="0.254cm" fo:padding-left="0.254cm" fo:padding-right="0.254cm" fo:wrap-option="wrap"/>
    </style:style>
    <style:style style:name="gr226" style:family="graphic" style:parent-style-name="Default_20_Drawing_20_Style_5f_1" style:list-style-name="L1">
      <style:graphic-properties draw:stroke="none" svg:stroke-width="0cm" draw:fill="none" draw:textarea-vertical-align="top" draw:auto-grow-height="false" draw:fit-to-size="false" style:shrink-to-fit="false" fo:min-height="0.886cm" fo:min-width="12.814cm" fo:padding-top="0cm" fo:padding-bottom="0cm" fo:padding-left="0cm" fo:padding-right="0cm" fo:wrap-option="wrap"/>
      <style:paragraph-properties style:writing-mode="lr-tb"/>
    </style:style>
    <style:style style:name="gr227" style:family="graphic" style:parent-style-name="Default_20_Drawing_20_Style_5f_1">
      <style:graphic-properties draw:stroke="solid" svg:stroke-width="0.026cm" svg:stroke-color="#4285f4" draw:stroke-linejoin="round" svg:stroke-linecap="butt" draw:fill="bitmap" draw:fill-image-name="IMG_5f_20240423_5f_114556_5f_062" style:repeat="stretch" draw:textarea-vertical-align="top" draw:auto-grow-height="false" fo:min-height="2.854cm" fo:min-width="2.653cm" fo:padding-top="0.125cm" fo:padding-bottom="0.125cm" fo:padding-left="0.25cm" fo:padding-right="0.25cm" fo:wrap-option="wrap" fo:clip="rect(0cm, 8.335cm, 0cm, 8.331cm)"/>
    </style:style>
    <style:style style:name="gr228" style:family="graphic" style:parent-style-name="Default_20_Drawing_20_Style_5f_1" style:list-style-name="L1">
      <style:graphic-properties draw:stroke="none" svg:stroke-width="0cm" draw:fill="none" draw:textarea-vertical-align="top" draw:auto-grow-height="false" draw:fit-to-size="false" style:shrink-to-fit="false" fo:min-height="2.175cm" fo:min-width="12.814cm" fo:padding-top="0cm" fo:padding-bottom="0cm" fo:padding-left="0cm" fo:padding-right="0cm" fo:wrap-option="wrap"/>
      <style:paragraph-properties style:writing-mode="lr-tb"/>
    </style:style>
    <style:style style:name="gr229" style:family="graphic" style:parent-style-name="Default_20_Drawing_20_Style_5f_1" style:list-style-name="L1">
      <style:graphic-properties draw:stroke="none" svg:stroke-width="0cm" draw:fill="solid" draw:fill-color="#333333" draw:textarea-vertical-align="middle" draw:auto-grow-height="false" draw:fit-to-size="false" style:shrink-to-fit="false" fo:min-height="5.642cm" fo:min-width="5.642cm" fo:padding-top="0.254cm" fo:padding-bottom="0.254cm" fo:padding-left="0.254cm" fo:padding-right="0.254cm" fo:wrap-option="wrap"/>
      <style:paragraph-properties style:writing-mode="lr-tb"/>
    </style:style>
    <style:style style:name="gr230" style:family="graphic" style:parent-style-name="Default_20_Drawing_20_Style_5f_1">
      <style:graphic-properties draw:stroke="none" svg:stroke-width="0cm" draw:fill="solid" draw:fill-color="#212121" draw:textarea-vertical-align="middle" draw:auto-grow-height="false" draw:fit-to-size="false" style:shrink-to-fit="false" fo:min-height="0.028cm" fo:min-width="0.346cm" fo:padding-top="0.141cm" fo:padding-bottom="0.141cm" fo:padding-left="0.254cm" fo:padding-right="0.254cm" fo:wrap-option="wrap"/>
    </style:style>
    <style:style style:name="gr231" style:family="graphic" style:parent-style-name="Default_20_Drawing_20_Style_5f_1">
      <style:graphic-properties draw:stroke="none" svg:stroke-width="0cm" draw:fill="solid" draw:fill-color="#212121" draw:textarea-vertical-align="middle" draw:auto-grow-height="false" draw:fit-to-size="false" style:shrink-to-fit="false" fo:min-height="0.028cm" fo:min-width="0.347cm" fo:padding-top="0.141cm" fo:padding-bottom="0.141cm" fo:padding-left="0.254cm" fo:padding-right="0.254cm" fo:wrap-option="wrap"/>
    </style:style>
    <style:style style:name="gr232" style:family="graphic" style:parent-style-name="Default_20_Drawing_20_Style_5f_1">
      <style:graphic-properties draw:stroke="none" svg:stroke-width="0cm" draw:fill="solid" draw:fill-color="#0086ff" draw:textarea-vertical-align="middle" draw:auto-grow-height="false" draw:fit-to-size="false" style:shrink-to-fit="false" fo:min-height="0.458cm" fo:min-width="0.376cm" fo:padding-top="0.254cm" fo:padding-bottom="0.254cm" fo:padding-left="0.254cm" fo:padding-right="0.254cm" fo:wrap-option="wrap"/>
    </style:style>
    <style:style style:name="gr233" style:family="graphic" style:parent-style-name="Default_20_Drawing_20_Style_5f_1">
      <style:graphic-properties draw:stroke="none" svg:stroke-width="0cm" draw:fill="solid" draw:fill-color="#0086ff" draw:textarea-vertical-align="middle" draw:auto-grow-height="false" draw:fit-to-size="false" style:shrink-to-fit="false" fo:min-height="0.458cm" fo:min-width="0.409cm" fo:padding-top="0.254cm" fo:padding-bottom="0.254cm" fo:padding-left="0.254cm" fo:padding-right="0.254cm" fo:wrap-option="wrap"/>
    </style:style>
    <style:style style:name="gr234" style:family="graphic" style:parent-style-name="Default_20_Drawing_20_Style_5f_1">
      <style:graphic-properties draw:stroke="none" svg:stroke-width="0cm" draw:fill="solid" draw:fill-color="#0086ff" draw:textarea-vertical-align="middle" draw:auto-grow-height="false" draw:fit-to-size="false" style:shrink-to-fit="false" fo:min-height="0.458cm" fo:min-width="0.491cm" fo:padding-top="0.254cm" fo:padding-bottom="0.254cm" fo:padding-left="0.254cm" fo:padding-right="0.254cm" fo:wrap-option="wrap"/>
    </style:style>
    <style:style style:name="gr235" style:family="graphic" style:parent-style-name="Default_20_Drawing_20_Style_5f_1">
      <style:graphic-properties draw:stroke="none" svg:stroke-width="0cm" draw:fill="solid" draw:fill-color="#000000" draw:textarea-vertical-align="middle" draw:auto-grow-height="false" draw:fit-to-size="false" style:shrink-to-fit="false" fo:min-height="0.013cm" fo:min-width="0cm" fo:padding-top="0.066cm" fo:padding-bottom="0.066cm" fo:padding-left="0.254cm" fo:padding-right="0.254cm" fo:wrap-option="wrap"/>
    </style:style>
    <style:style style:name="gr236" style:family="graphic">
      <style:graphic-properties style:protect="size"/>
    </style:style>
    <style:style style:name="gr23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38" style:family="graphic" style:parent-style-name="standard">
      <style:graphic-properties ch2_options="{'Style': 'solarized-light', 'Language': 'YAML+Jinja', 'UseCharStyles': False, 'LineNumberRatio': 100, 'LineNumberStart': 1, 'MasterCharStyle': '', 'ShowLineNumbers': 1, 'ColourizeBackground': 1, 'LineNumberSeparator': '  ', 'LineNumberPaddingSymbol': '', 'StoreOptionsWithSnippet': 1}" draw:stroke="none" svg:stroke-color="#000000" draw:fill="solid" draw:fill-color="#fdf6e3" draw:auto-grow-height="true" draw:auto-grow-width="false" fo:max-height="0cm" fo:min-height="9.613cm"/>
      <style:paragraph-properties style:writing-mode="lr-tb"/>
    </style:style>
    <style:style style:name="gr239" style:family="graphic" style:parent-style-name="standard">
      <style:graphic-properties ch2_options="{'Style': 'solarized-light', 'Language': 'YAML+Jinja', 'UseCharStyles': False, 'LineNumberRatio': 100, 'LineNumberStart': 1, 'MasterCharStyle': '', 'ShowLineNumbers': 1, 'ColourizeBackground': 1, 'LineNumberSeparator': '  ', 'LineNumberPaddingSymbol': '', 'StoreOptionsWithSnippet': 1}" draw:stroke="none" svg:stroke-color="#000000" draw:fill="solid" draw:fill-color="#fdf6e3" draw:auto-grow-height="true" draw:auto-grow-width="false" fo:max-height="0cm" fo:min-height="1.183cm"/>
      <style:paragraph-properties style:writing-mode="lr-tb"/>
    </style:style>
    <style:style style:name="gr240" style:family="graphic" style:parent-style-name="standard">
      <style:graphic-properties ch2_options="{'Style': 'solarized-light', 'Language': 'Go', 'UseCharStyles': False, 'LineNumberRatio': 100, 'LineNumberStart': 1, 'MasterCharStyle': '', 'ShowLineNumbers': 1, 'ColourizeBackground': 0, 'LineNumberSeparator': '  ', 'LineNumberPaddingSymbol': '', 'StoreOptionsWithSnippet': 1}" draw:stroke="none" svg:stroke-color="#000000" draw:fill="solid" draw:fill-color="#fdf6e3" draw:auto-grow-height="true" draw:auto-grow-width="false" fo:max-height="0cm" fo:min-height="8.905cm"/>
      <style:paragraph-properties style:writing-mode="lr-tb"/>
    </style:style>
    <style:style style:name="gr241" style:family="graphic" style:parent-style-name="standard">
      <style:graphic-properties ch2_options="{'Style': 'solarized-light', 'Language': 'YAML', 'UseCharStyles': False, 'LineNumberRatio': 100, 'LineNumberStart': 1, 'MasterCharStyle': '', 'ShowLineNumbers': 1, 'ColourizeBackground': 1, 'LineNumberSeparator': '  ', 'LineNumberPaddingSymbol': '', 'StoreOptionsWithSnippet': 1}" draw:stroke="none" svg:stroke-color="#000000" draw:fill="solid" draw:fill-color="#fdf6e3" draw:auto-grow-height="true" draw:auto-grow-width="false" fo:max-height="0cm" fo:min-height="10.039cm"/>
      <style:paragraph-properties style:writing-mode="lr-tb"/>
    </style:style>
    <style:style style:name="pr1"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Default-title">
      <style:graphic-properties draw:auto-grow-height="true" fo:min-height="2.629cm"/>
      <style:paragraph-properties style:writing-mode="lr-tb"/>
    </style:style>
    <style:style style:name="pr3" style:family="presentation" style:parent-style-name="Default-subtitle">
      <style:graphic-properties draw:fill-color="#ffffff" draw:auto-grow-height="true" fo:min-height="5.08cm"/>
      <style:paragraph-properties style:writing-mode="lr-tb"/>
    </style:style>
    <style:style style:name="pr4" style:family="presentation" style:parent-style-name="Default-notes">
      <style:graphic-properties draw:fill-color="#ffffff" fo:min-height="13.364cm"/>
      <style:paragraph-properties style:writing-mode="lr-tb"/>
    </style:style>
    <style:style style:name="pr5" style:family="presentation" style:parent-style-name="Default-title">
      <style:graphic-properties fo:min-height="2.629cm"/>
      <style:paragraph-properties style:writing-mode="lr-tb"/>
    </style:style>
    <style:style style:name="pr6" style:family="presentation" style:parent-style-name="Default-outline1">
      <style:graphic-properties fo:min-height="8.884cm"/>
      <style:paragraph-properties style:writing-mode="lr-tb"/>
    </style:style>
    <style:style style:name="pr7" style:family="presentation" style:parent-style-name="Default-notes">
      <style:graphic-properties draw:fill-color="#ffffff" fo:min-height="13.38cm"/>
      <style:paragraph-properties style:writing-mode="lr-tb"/>
    </style:style>
    <style:style style:name="P1" style:family="paragraph">
      <style:paragraph-properties fo:margin-left="0cm" fo:margin-right="0cm" fo:margin-top="0cm" fo:margin-bottom="0cm" fo:line-height="90%" fo:text-align="start" fo:text-indent="0cm" style:writing-mode="lr-tb">
        <style:tab-stops>
          <style:tab-stop style:position="0cm"/>
        </style:tab-stops>
      </style:paragraph-properties>
      <style:text-properties fo:font-size="15.3999996185303pt"/>
    </style:style>
    <style:style style:name="P2"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5.3999996185303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5.3999996185303pt"/>
    </style:style>
    <style:style style:name="P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solid" draw:fill-color="#f3dd89"/>
      <style:paragraph-properties fo:text-align="start" style:font-independent-line-spacing="true"/>
      <style:text-properties fo:font-size="14pt"/>
    </style:style>
    <style:style style:name="P7" style:family="paragraph">
      <loext:graphic-properties draw:fill="solid" draw:fill-color="#f1c154"/>
      <style:paragraph-properties fo:text-align="start" style:font-independent-line-spacing="true"/>
      <style:text-properties fo:font-size="14pt"/>
    </style:style>
    <style:style style:name="P8" style:family="paragraph">
      <loext:graphic-properties draw:fill="solid" draw:fill-color="#ec5f5f"/>
      <style:paragraph-properties fo:text-align="start" style:font-independent-line-spacing="true"/>
      <style:text-properties fo:font-size="14pt"/>
    </style:style>
    <style:style style:name="P9" style:family="paragraph">
      <loext:graphic-properties draw:fill="solid" draw:fill-color="#67bbd2"/>
      <style:paragraph-properties fo:text-align="start" style:font-independent-line-spacing="true"/>
      <style:text-properties fo:font-size="14pt"/>
    </style:style>
    <style:style style:name="P10" style:family="paragraph">
      <loext:graphic-properties draw:fill="solid" draw:fill-color="#35eb93"/>
      <style:paragraph-properties fo:text-align="start" style:font-independent-line-spacing="true"/>
      <style:text-properties fo:font-size="14pt"/>
    </style:style>
    <style:style style:name="P11" style:family="paragraph">
      <loext:graphic-properties draw:fill="solid" draw:fill-color="#89d267"/>
      <style:paragraph-properties fo:text-align="start" style:font-independent-line-spacing="true"/>
      <style:text-properties fo:font-size="14pt"/>
    </style:style>
    <style:style style:name="P12" style:family="paragraph">
      <loext:graphic-properties draw:fill="bitmap" draw:fill-image-name="IMG_5f_20240423_5f_114556_5f_062" style:repeat="stretch"/>
      <style:paragraph-properties fo:text-align="start"/>
      <style:text-properties fo:font-size="18pt"/>
    </style:style>
    <style:style style:name="P13"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font-size="15.3999996185303pt"/>
    </style:style>
    <style:style style:name="P14"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5.3999996185303pt"/>
    </style:style>
    <style:style style:name="P15" style:family="paragraph">
      <loext:graphic-properties draw:fill="none"/>
      <style:paragraph-properties fo:margin-left="0cm" fo:margin-right="0cm" fo:margin-top="0cm" fo:margin-bottom="0cm" fo:line-height="150%" fo:text-align="start" fo:text-indent="0cm" style:writing-mode="lr-tb" style:font-independent-line-spacing="true">
        <style:tab-stops>
          <style:tab-stop style:position="0cm"/>
        </style:tab-stops>
      </style:paragraph-properties>
      <style:text-properties fo:font-size="15.3999996185303pt"/>
    </style:style>
    <style:style style:name="P16" style:family="paragraph">
      <loext:graphic-properties draw:fill="solid" draw:fill-color="#333333"/>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17" style:family="paragraph">
      <loext:graphic-properties draw:fill="solid" draw:fill-color="#212121"/>
      <style:paragraph-properties fo:text-align="start" style:font-independent-line-spacing="true"/>
      <style:text-properties fo:font-size="14pt"/>
    </style:style>
    <style:style style:name="P18" style:family="paragraph">
      <loext:graphic-properties draw:fill="solid" draw:fill-color="#0086ff"/>
      <style:paragraph-properties fo:text-align="start" style:font-independent-line-spacing="true"/>
      <style:text-properties fo:font-size="14pt"/>
    </style:style>
    <style:style style:name="P19" style:family="paragraph">
      <loext:graphic-properties draw:fill="solid" draw:fill-color="#000000"/>
      <style:paragraph-properties fo:text-align="start" style:font-independent-line-spacing="true"/>
      <style:text-properties fo:font-size="14pt"/>
    </style:style>
    <style:style style:name="P20"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loext:opacity="100%" style:text-line-through-style="none" style:text-line-through-type="none" style:text-position="0% 100%" style:font-name="Arial1" fo:font-size="12.8000001907349pt" fo:letter-spacing="normal" fo:font-style="normal" style:text-underline-style="none" fo:font-weight="normal" fo:background-color="transparent" style:font-name-asian="Arial1" style:font-size-asian="11pt" style:font-style-asian="normal" style:font-weight-asian="normal" style:font-name-complex="Arial1" style:font-size-complex="11pt" style:font-style-complex="normal" style:font-weight-complex="normal"/>
    </style:style>
    <style:style style:name="P21" style:family="paragraph">
      <style:paragraph-properties fo:text-align="center"/>
    </style:style>
    <style:style style:name="P22" style:family="paragraph">
      <style:paragraph-properties fo:text-align="center" style:writing-mode="lr-tb"/>
      <style:text-properties fo:color="#000000" loext:opacity="100%" fo:font-size="42pt" fo:font-weight="normal" style:font-size-asian="42pt" style:font-weight-asian="normal" style:font-size-complex="42pt" style:font-weight-complex="normal"/>
    </style:style>
    <style:style style:name="P23" style:family="paragraph">
      <style:paragraph-properties fo:margin-left="0cm" fo:margin-right="0cm" fo:text-align="start" fo:text-indent="0cm"/>
    </style:style>
    <style:style style:name="P24" style:family="paragraph">
      <loext:graphic-properties draw:fill-color="#ffffff"/>
      <style:paragraph-properties fo:margin-left="0cm" fo:margin-right="0cm" fo:text-align="start" fo:text-indent="0cm" style:writing-mode="lr-tb"/>
      <style:text-properties fo:font-size="22pt" style:font-size-asian="22pt" style:font-size-complex="22pt"/>
    </style:style>
    <style:style style:name="P25" style:family="paragraph">
      <loext:graphic-properties draw:fill="none" draw:fill-color="#ffffff"/>
      <style:paragraph-properties style:writing-mode="lr-tb"/>
      <style:text-properties fo:color="#666666" loext:opacity="100%" fo:font-size="18pt" style:font-size-asian="18pt" style:font-size-complex="18pt"/>
    </style:style>
    <style:style style:name="P26" style:family="paragraph">
      <style:paragraph-properties style:writing-mode="lr-tb"/>
    </style:style>
    <style:style style:name="P27" style:family="paragraph">
      <loext:graphic-properties draw:fill-color="#ffffff"/>
      <style:paragraph-properties style:writing-mode="lr-tb"/>
    </style:style>
    <style:style style:name="P28" style:family="paragraph">
      <style:paragraph-properties style:writing-mode="lr-tb"/>
      <style:text-properties fo:color="#666666" loext:opacity="100%" fo:font-size="28pt" fo:font-weight="bold" style:font-size-asian="28pt" style:font-weight-asian="bold" style:font-size-complex="28pt" style:font-weight-complex="bold"/>
    </style:style>
    <style:style style:name="P29" style:family="paragraph">
      <loext:graphic-properties draw:fill="solid" draw:fill-color="#fdf6e3"/>
      <style:paragraph-properties style:writing-mode="lr-tb"/>
      <style:text-properties fo:font-size="9pt" style:font-size-asian="11pt" style:font-size-complex="11pt"/>
    </style:style>
    <style:style style:name="P30" style:family="paragraph">
      <loext:graphic-properties draw:fill="solid" draw:fill-color="#fdf6e3"/>
      <style:paragraph-properties style:writing-mode="lr-tb"/>
      <style:text-properties fo:font-size="10pt" style:font-size-asian="10pt" style:font-size-complex="10pt"/>
    </style:style>
    <style:style style:name="P31" style:family="paragraph">
      <style:paragraph-properties fo:margin-top="0.5cm" fo:margin-bottom="0cm"/>
    </style:style>
    <style:style style:name="P32" style:family="paragraph">
      <loext:graphic-properties draw:fill-color="#ffffff"/>
      <style:paragraph-properties style:writing-mode="lr-tb"/>
      <style:text-properties fo:font-size="20pt"/>
    </style:style>
    <style:style style:name="P33" style:family="paragraph">
      <style:text-properties fo:font-size="8pt"/>
    </style:style>
    <style:style style:name="P34" style:family="paragraph">
      <loext:graphic-properties draw:fill="solid" draw:fill-color="#fdf6e3"/>
      <style:paragraph-properties style:writing-mode="lr-tb"/>
      <style:text-properties fo:font-size="8pt" style:font-size-asian="8pt" style:font-size-complex="8pt"/>
    </style:style>
    <style:style style:name="P35" style:family="paragraph">
      <style:text-properties fo:font-size="12pt" style:font-size-asian="12pt" style:font-size-complex="12pt"/>
    </style:style>
    <style:style style:name="P36" style:family="paragraph">
      <loext:graphic-properties draw:fill="solid" draw:fill-color="#fdf6e3"/>
      <style:text-properties fo:font-size="12pt" style:font-size-asian="12pt" style:font-size-complex="12pt"/>
    </style:style>
    <style:style style:name="T1" style:family="text">
      <style:text-properties fo:font-variant="normal" fo:text-transform="none" fo:color="#000000" loext:opacity="100%" style:text-line-through-style="none" style:text-line-through-type="none" style:text-position="0% 100%" style:font-name="Roboto1" fo:font-size="36pt" fo:letter-spacing="normal" fo:language="en" fo:country="GB" fo:font-style="normal" style:text-underline-style="none" fo:font-weight="bold" fo:background-color="transparent" style:font-name-asian="Roboto1" style:font-size-asian="36pt" style:font-style-asian="normal" style:font-weight-asian="bold" style:font-name-complex="Roboto1" style:font-size-complex="3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Roboto1" fo:font-size="14pt" fo:letter-spacing="normal" fo:language="en" fo:country="GB" fo:font-style="normal" style:text-underline-style="none" fo:font-weight="normal" fo:background-color="transparent" style:font-name-asian="Roboto1" style:font-size-asian="14pt" style:font-style-asian="normal" style:font-weight-asian="normal" style:font-name-complex="Roboto1" style:font-size-complex="14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Roboto Medium" fo:font-size="16pt" fo:letter-spacing="normal" fo:language="en" fo:country="GB" fo:font-style="normal" style:text-underline-style="none" fo:font-weight="normal" fo:background-color="transparent" style:font-name-asian="Roboto Medium" style:font-size-asian="16pt" style:font-style-asian="normal" style:font-weight-asian="normal" style:font-name-complex="Roboto Medium" style:font-size-complex="16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Roboto1" fo:font-size="12pt" fo:letter-spacing="normal" fo:language="en" fo:country="GB" fo:font-style="normal" style:text-underline-style="none" fo:font-weight="normal" fo:background-color="transparent" style:font-name-asian="Roboto1" style:font-size-asian="12pt" style:font-style-asian="normal" style:font-weight-asian="normal" style:font-name-complex="Roboto1" style:font-size-complex="12pt" style:font-style-complex="normal" style:font-weight-complex="normal"/>
    </style:style>
    <style:style style:name="T5" style:family="text">
      <style:text-properties fo:font-variant="normal" fo:text-transform="none" fo:color="#666666" loext:opacity="100%" style:text-line-through-style="none" style:text-line-through-type="none" style:text-position="0% 100%" style:font-name="Roboto1" fo:font-size="9pt" fo:letter-spacing="normal" fo:language="en" fo:country="GB" fo:font-style="normal" style:text-underline-style="none" fo:font-weight="normal" fo:background-color="transparent" style:font-name-asian="Roboto1" style:font-size-asian="9pt" style:font-style-asian="normal" style:font-weight-asian="normal" style:font-name-complex="Roboto1" style:font-size-complex="9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1" fo:font-size="14pt" fo:letter-spacing="normal" fo:language="en" fo:country="GB"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7" style:family="text">
      <style:text-properties fo:color="#000000" loext:opacity="100%" fo:font-size="42pt" fo:font-weight="normal" style:font-size-asian="42pt" style:font-weight-asian="normal" style:font-size-complex="42pt" style:font-weight-complex="normal"/>
    </style:style>
    <style:style style:name="T8" style:family="text">
      <style:text-properties fo:font-size="22pt" style:font-size-asian="22pt" style:font-size-complex="22pt"/>
    </style:style>
    <style:style style:name="T9" style:family="text">
      <style:text-properties fo:color="#666666" loext:opacity="100%" fo:font-size="14pt" fo:font-weight="bold" style:font-size-asian="14pt" style:font-weight-asian="bold" style:font-size-complex="14pt" style:font-weight-complex="bold"/>
    </style:style>
    <style:style style:name="T10" style:family="text">
      <style:text-properties fo:color="#666666" loext:opacity="100%" fo:font-size="18pt" style:font-size-asian="18pt" style:font-size-complex="18pt"/>
    </style:style>
    <style:style style:name="T11" style:family="text">
      <style:text-properties fo:color="#666666" loext:opacity="100%" fo:font-size="28pt" fo:font-weight="bold" style:font-size-asian="28pt" style:font-weight-asian="bold" style:font-size-complex="28pt" style:font-weight-complex="bold"/>
    </style:style>
    <style:style style:name="T12" style:family="text">
      <style:text-properties fo:color="#93a1a1" loext:opacity="100%" fo:font-size="9pt" fo:language="zxx" fo:country="none" fo:font-style="normal" style:text-underline-style="none" fo:font-weight="normal" fo:background-color="transparent" style:font-size-asian="11pt" style:font-size-complex="11pt"/>
    </style:style>
    <style:style style:name="T13" style:family="text">
      <style:text-properties fo:color="#93a1a1" loext:opacity="100%" fo:font-size="9pt" fo:language="zxx" fo:country="none" fo:font-style="italic" style:text-underline-style="none" fo:font-weight="normal" fo:background-color="transparent" style:font-size-asian="11pt" style:font-size-complex="11pt"/>
    </style:style>
    <style:style style:name="T14" style:family="text">
      <style:text-properties fo:color="#268bd2" loext:opacity="100%" fo:font-size="9pt" fo:language="zxx" fo:country="none" fo:font-style="normal" style:text-underline-style="none" fo:font-weight="normal" fo:background-color="transparent" style:font-size-asian="11pt" style:font-size-complex="11pt"/>
    </style:style>
    <style:style style:name="T15" style:family="text">
      <style:text-properties fo:color="#657b83" loext:opacity="100%" fo:font-size="9pt" fo:language="zxx" fo:country="none" fo:font-style="normal" style:text-underline-style="none" fo:font-weight="normal" fo:background-color="transparent" style:font-size-asian="11pt" style:font-size-complex="11pt"/>
    </style:style>
    <style:style style:name="T16" style:family="text">
      <style:text-properties style:use-window-font-color="true" loext:opacity="0%" fo:font-size="9pt" fo:language="zxx" fo:country="none" fo:font-style="normal" style:text-underline-style="none" fo:font-weight="normal" fo:background-color="transparent" style:font-size-asian="11pt" style:font-size-complex="11pt"/>
    </style:style>
    <style:style style:name="T17" style:family="text">
      <style:text-properties fo:color="#2aa198" loext:opacity="100%" fo:font-size="9pt" fo:language="zxx" fo:country="none" fo:font-style="normal" style:text-underline-style="none" fo:font-weight="normal" fo:background-color="transparent" style:font-size-asian="11pt" style:font-size-complex="11pt"/>
    </style:style>
    <style:style style:name="T18" style:family="text">
      <style:text-properties fo:color="#d33682" loext:opacity="100%" fo:font-size="9pt" fo:language="zxx" fo:country="none" fo:font-style="normal" style:text-underline-style="none" fo:font-weight="normal" fo:background-color="transparent" style:font-size-asian="11pt" style:font-size-complex="11pt"/>
    </style:style>
    <style:style style:name="T19" style:family="text">
      <style:text-properties fo:color="#93a1a1" loext:opacity="100%" fo:font-size="10pt" fo:language="zxx" fo:country="none" fo:font-style="normal" style:text-underline-style="none" fo:font-weight="normal" fo:background-color="transparent" style:font-size-asian="10pt" style:font-size-complex="10pt"/>
    </style:style>
    <style:style style:name="T20" style:family="text">
      <style:text-properties fo:color="#93a1a1" loext:opacity="100%" fo:font-size="10pt" fo:language="zxx" fo:country="none" fo:font-style="italic" style:text-underline-style="none" fo:font-weight="normal" fo:background-color="transparent" style:font-size-asian="10pt" style:font-size-complex="10pt"/>
    </style:style>
    <style:style style:name="T21" style:family="text">
      <style:text-properties fo:color="#268bd2" loext:opacity="100%" fo:font-size="10pt" fo:language="zxx" fo:country="none" fo:font-style="normal" style:text-underline-style="none" fo:font-weight="normal" fo:background-color="transparent" style:font-size-asian="10pt" style:font-size-complex="10pt"/>
    </style:style>
    <style:style style:name="T22" style:family="text">
      <style:text-properties fo:color="#657b83" loext:opacity="100%" fo:font-size="10pt" fo:language="zxx" fo:country="none" fo:font-style="normal" style:text-underline-style="none" fo:font-weight="normal" fo:background-color="transparent" style:font-size-asian="10pt" style:font-size-complex="10pt"/>
    </style:style>
    <style:style style:name="T23"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24" style:family="text">
      <style:text-properties fo:font-variant="normal" fo:text-transform="none" fo:color="#000000"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bold" style:text-emphasize="none" style:font-relief="none" style:text-overline-style="none" style:text-overline-color="font-color"/>
    </style:style>
    <style:style style:name="T25" style:family="text">
      <style:text-properties fo:font-variant="normal" fo:text-transform="none" fo:color="#666666" loext:opacity="100%" style:text-outline="false" style:text-line-through-style="none" style:text-line-through-type="none" style:font-name="FreeMono1" fo:font-size="24pt" fo:font-style="normal" fo:text-shadow="none" style:text-underline-style="none" fo:font-weight="bold" style:letter-kerning="true" fo:background-color="transparent" style:font-name-asian="Noto Sans CJK SC"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7" style:family="text">
      <style:text-properties fo:color="#ea7500" loext:opacity="100%" fo:font-size="12pt" fo:font-weight="bold" style:font-size-asian="12pt" style:font-weight-asian="bold" style:font-size-complex="12pt" style:font-weight-complex="bold"/>
    </style:style>
    <style:style style:name="T28" style:family="text">
      <style:text-properties fo:color="#666666" loext:opacity="100%" style:font-name="FreeMono1" fo:font-weight="bold"/>
    </style:style>
    <style:style style:name="T29" style:family="text">
      <style:text-properties fo:color="#ea7500" loext:opacity="100%" fo:font-size="12pt" fo:font-weight="bold"/>
    </style:style>
    <style:style style:name="T30" style:family="text">
      <style:text-properties fo:font-size="20pt"/>
    </style:style>
    <style:style style:name="T31" style:family="text">
      <style:text-properties fo:color="#93a1a1" loext:opacity="100%" fo:font-size="8pt" fo:language="zxx" fo:country="none" fo:font-style="normal" style:text-underline-style="none" fo:font-weight="normal" fo:background-color="transparent" style:font-size-asian="8pt" style:font-size-complex="8pt"/>
    </style:style>
    <style:style style:name="T32" style:family="text">
      <style:text-properties fo:color="#cb4b16" loext:opacity="100%" fo:font-size="8pt" fo:language="zxx" fo:country="none" fo:font-style="normal" style:text-underline-style="none" fo:font-weight="normal" fo:background-color="transparent" style:font-size-asian="8pt" style:font-size-complex="8pt"/>
    </style:style>
    <style:style style:name="T33" style:family="text">
      <style:text-properties fo:color="#657b83" loext:opacity="100%" fo:font-size="8pt" fo:language="zxx" fo:country="none" fo:font-style="normal" style:text-underline-style="none" fo:font-weight="normal" fo:background-color="transparent" style:font-size-asian="8pt" style:font-size-complex="8pt"/>
    </style:style>
    <style:style style:name="T34" style:family="text">
      <style:text-properties fo:color="#93a1a1" loext:opacity="100%" fo:font-size="8pt" fo:language="zxx" fo:country="none" fo:font-style="italic" style:text-underline-style="none" fo:font-weight="normal" fo:background-color="transparent" style:font-size-asian="8pt" style:font-size-complex="8pt"/>
    </style:style>
    <style:style style:name="T35" style:family="text">
      <style:text-properties fo:color="#2aa198" loext:opacity="100%" fo:font-size="8pt" fo:language="zxx" fo:country="none" fo:font-style="normal" style:text-underline-style="none" fo:font-weight="normal" fo:background-color="transparent" style:font-size-asian="8pt" style:font-size-complex="8pt"/>
    </style:style>
    <style:style style:name="T36" style:family="text">
      <style:text-properties fo:color="#b58900" loext:opacity="100%" fo:font-size="8pt" fo:language="zxx" fo:country="none" fo:font-style="normal" style:text-underline-style="none" fo:font-weight="normal" fo:background-color="transparent" style:font-size-asian="8pt" style:font-size-complex="8pt"/>
    </style:style>
    <style:style style:name="T37" style:family="text">
      <style:text-properties fo:color="#859900" loext:opacity="100%" fo:font-size="8pt" fo:language="zxx" fo:country="none" fo:font-style="normal" style:text-underline-style="none" fo:font-weight="normal" fo:background-color="transparent" style:font-size-asian="8pt" style:font-size-complex="8pt"/>
    </style:style>
    <style:style style:name="T38" style:family="text">
      <style:text-properties fo:language="en" fo:country="US"/>
    </style:style>
    <style:style style:name="T39" style:family="text">
      <style:text-properties fo:color="#93a1a1" loext:opacity="100%" fo:font-size="12pt" fo:language="zxx" fo:country="none" fo:font-style="normal" style:text-underline-style="none" fo:font-weight="normal" fo:background-color="transparent" style:font-size-asian="12pt" style:font-size-complex="12pt"/>
    </style:style>
    <style:style style:name="T40" style:family="text">
      <style:text-properties fo:color="#268bd2" loext:opacity="100%" fo:font-size="12pt" fo:language="zxx" fo:country="none" fo:font-style="normal" style:text-underline-style="none" fo:font-weight="normal" fo:background-color="transparent" style:font-size-asian="12pt" style:font-size-complex="12pt"/>
    </style:style>
    <style:style style:name="T41" style:family="text">
      <style:text-properties fo:color="#657b83" loext:opacity="100%" fo:font-size="12pt" fo:language="zxx" fo:country="none" fo:font-style="normal" style:text-underline-style="none" fo:font-weight="normal" fo:background-color="transparent" style:font-size-asian="12pt" style:font-size-complex="12pt"/>
    </style:style>
    <style:style style:name="T42" style:family="text">
      <style:text-properties style:use-window-font-color="true" loext:opacity="0%" fo:font-size="12pt" fo:language="zxx" fo:country="none" fo:font-style="normal" style:text-underline-style="none" fo:font-weight="normal" fo:background-color="transparent" style:font-size-asian="12pt" style:font-size-complex="12pt"/>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1cm" text:min-label-width="0.829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KCD ROMANIA 2024</presentation:footer-decl>
      <presentation:date-time-decl presentation:name="dtd1" presentation:source="fixed">github.com/forestsword/ditd-presentation</presentation:date-time-decl>
      <draw:page draw:name="page1" draw:style-name="dp1" draw:master-page-name="BLANK" presentation:presentation-page-layout-name="AL1T0" presentation:use-footer-name="ftr1" presentation:use-date-time-name="dtd1">
        <office:forms form:automatic-focus="false" form:apply-design-mode="false"/>
        <draw:custom-shape draw:name="Google Shape;54;p1" draw:style-name="gr1" draw:text-style-name="P2" draw:layer="layout" svg:width="19.132cm" svg:height="3.645cm" svg:x="1.647cm" svg:y="3.498cm">
          <text:p text:style-name="P1"><text:span text:style-name="T1">The Daemonset </text:span><text:span text:style-name="T1">in the Det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 2" draw:style-name="gr2" draw:text-style-name="P4" draw:layer="layout" svg:width="10.979cm" svg:height="0.819cm" svg:x="1.642cm" svg:y="0.945cm">
          <text:p text:style-name="P3"><text:span text:style-name="T2">25th of Apr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6;p 2">
          <draw:custom-shape draw:name="Google Shape;57;p 2" draw:style-name="gr3" draw:text-style-name="P5" draw:layer="layout" svg:width="28.032cm" svg:height="0.001cm" svg:x="0cm" svg:y="15.714cm">
            <text:p/>
            <draw:enhanced-geometry draw:mirror-horizontal="false" draw:mirror-vertical="false" svg:viewBox="0 0 0 0" drawooo:sub-view-size="284663 1" draw:text-areas="0 0 ?f0 ?f1" draw:type="ooxml-non-primitive" draw:enhanced-path="M 0 1 L 284662 1 F N">
              <draw:equation draw:name="f0" draw:formula="logwidth"/>
              <draw:equation draw:name="f1" draw:formula="logheight"/>
            </draw:enhanced-geometry>
          </draw:custom-shape>
          <draw:custom-shape draw:name="Google Shape;58;p 2" draw:style-name="gr4" draw:text-style-name="P6" draw:layer="layout" svg:width="1.767cm" svg:height="7.571cm" svg:x="20.529cm" svg:y="8.146cm">
            <text:p/>
            <draw:enhanced-geometry draw:mirror-horizontal="false" draw:mirror-vertical="false" svg:viewBox="0 0 0 0" drawooo:sub-view-size="17956 76895" draw:text-areas="0 0 ?f0 ?f1" draw:type="ooxml-non-primitive" draw:enhanced-path="M 1 1 L 1 76895 17956 76895 17956 1 Z N">
              <draw:equation draw:name="f0" draw:formula="logwidth"/>
              <draw:equation draw:name="f1" draw:formula="logheight"/>
            </draw:enhanced-geometry>
          </draw:custom-shape>
          <draw:custom-shape draw:name="Google Shape;59;p 2" draw:style-name="gr5" draw:text-style-name="P5" draw:layer="layout" svg:width="1.724cm" svg:height="7.583cm" svg:x="20.563cm" svg:y="8.146cm">
            <text:p/>
            <draw:enhanced-geometry draw:mirror-horizontal="false" draw:mirror-vertical="false" svg:viewBox="0 0 0 0" drawooo:sub-view-size="17517 77010" draw:text-areas="0 0 ?f0 ?f1" draw:type="ooxml-non-primitive" draw:enhanced-path="M 17516 1 L 0 1 0 77009 17516 77009 Z F N">
              <draw:equation draw:name="f0" draw:formula="logwidth"/>
              <draw:equation draw:name="f1" draw:formula="logheight"/>
            </draw:enhanced-geometry>
          </draw:custom-shape>
          <draw:custom-shape draw:name="Google Shape;60;p 2" draw:style-name="gr6" draw:text-style-name="P5" draw:layer="layout" svg:width="0.002cm" svg:height="0.161cm" svg:x="21.28cm" svg:y="7.984cm">
            <text:p/>
            <draw:enhanced-geometry draw:mirror-horizontal="false" draw:mirror-vertical="false" svg:viewBox="0 0 0 0" drawooo:sub-view-size="120000 1642" draw:text-areas="0 0 ?f0 ?f1" draw:type="ooxml-non-primitive" draw:enhanced-path="M 0 1642 L 0 1 F N">
              <draw:equation draw:name="f0" draw:formula="logwidth"/>
              <draw:equation draw:name="f1" draw:formula="logheight"/>
            </draw:enhanced-geometry>
          </draw:custom-shape>
          <draw:custom-shape draw:name="Google Shape;61;p 2" draw:style-name="gr7" draw:text-style-name="P5" draw:layer="layout" svg:width="0.001cm" svg:height="0.407cm" svg:x="21.425cm" svg:y="7.738cm">
            <text:p/>
            <draw:enhanced-geometry draw:mirror-horizontal="false" draw:mirror-vertical="false" svg:viewBox="0 0 0 0" drawooo:sub-view-size="1 4141" draw:text-areas="0 0 ?f0 ?f1" draw:type="ooxml-non-primitive" draw:enhanced-path="M 0 4141 L 0 0 F N">
              <draw:equation draw:name="f0" draw:formula="logwidth"/>
              <draw:equation draw:name="f1" draw:formula="logheight"/>
            </draw:enhanced-geometry>
          </draw:custom-shape>
          <draw:custom-shape draw:name="Google Shape;62;p 2" draw:style-name="gr6" draw:text-style-name="P5" draw:layer="layout" svg:width="0.001cm" svg:height="0.161cm" svg:x="21.572cm" svg:y="7.984cm">
            <text:p/>
            <draw:enhanced-geometry draw:mirror-horizontal="false" draw:mirror-vertical="false" svg:viewBox="0 0 0 0" drawooo:sub-view-size="1 1642" draw:text-areas="0 0 ?f0 ?f1" draw:type="ooxml-non-primitive" draw:enhanced-path="M 0 1642 L 0 1 F N">
              <draw:equation draw:name="f0" draw:formula="logwidth"/>
              <draw:equation draw:name="f1" draw:formula="logheight"/>
            </draw:enhanced-geometry>
          </draw:custom-shape>
          <draw:custom-shape draw:name="Google Shape;63;p 2" draw:style-name="gr8" draw:text-style-name="P5" draw:layer="layout" svg:width="0.001cm" svg:height="0.353cm" svg:x="22.191cm" svg:y="8.4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64;p 2" draw:style-name="gr9" draw:text-style-name="P5" draw:layer="layout" svg:width="0.001cm" svg:height="0.352cm" svg:x="22.111cm" svg:y="8.646cm">
            <text:p/>
            <draw:enhanced-geometry draw:mirror-horizontal="false" draw:mirror-vertical="false" svg:viewBox="0 0 0 0" drawooo:sub-view-size="1 3589" draw:text-areas="0 0 ?f0 ?f1" draw:type="ooxml-non-primitive" draw:enhanced-path="M 1 1 L 1 3588 F N">
              <draw:equation draw:name="f0" draw:formula="logwidth"/>
              <draw:equation draw:name="f1" draw:formula="logheight"/>
            </draw:enhanced-geometry>
          </draw:custom-shape>
          <draw:custom-shape draw:name="Google Shape;65;p 2" draw:style-name="gr8" draw:text-style-name="P5" draw:layer="layout" svg:width="0.001cm" svg:height="0.353cm" svg:x="22.03cm" svg:y="8.891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66;p 2" draw:style-name="gr8" draw:text-style-name="P5" draw:layer="layout" svg:width="0.001cm" svg:height="0.353cm" svg:x="21.95cm" svg:y="9.138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67;p 2" draw:style-name="gr8" draw:text-style-name="P5" draw:layer="layout" svg:width="0.001cm" svg:height="0.353cm" svg:x="21.868cm" svg:y="9.384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68;p 2" draw:style-name="gr8" draw:text-style-name="P5" draw:layer="layout" svg:width="0.001cm" svg:height="0.353cm" svg:x="21.79cm" svg:y="9.63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69;p 2" draw:style-name="gr8" draw:text-style-name="P5" draw:layer="layout" svg:width="0.001cm" svg:height="0.353cm" svg:x="21.708cm" svg:y="9.876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70;p 2" draw:style-name="gr8" draw:text-style-name="P5" draw:layer="layout" svg:width="0.001cm" svg:height="0.353cm" svg:x="21.628cm" svg:y="10.123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71;p 2" draw:style-name="gr9" draw:text-style-name="P5" draw:layer="layout" svg:width="0.001cm" svg:height="0.352cm" svg:x="21.547cm" svg:y="10.369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72;p 2" draw:style-name="gr8" draw:text-style-name="P5" draw:layer="layout" svg:width="0.001cm" svg:height="0.353cm" svg:x="21.466cm" svg:y="10.614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73;p 2" draw:style-name="gr8" draw:text-style-name="P5" draw:layer="layout" svg:width="0.001cm" svg:height="0.353cm" svg:x="21.385cm" svg:y="10.861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74;p 2" draw:style-name="gr8" draw:text-style-name="P5" draw:layer="layout" svg:width="0.001cm" svg:height="0.353cm" svg:x="21.305cm" svg:y="11.107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75;p 2" draw:style-name="gr8" draw:text-style-name="P5" draw:layer="layout" svg:width="0.001cm" svg:height="0.353cm" svg:x="21.224cm" svg:y="11.353cm">
            <text:p/>
            <draw:enhanced-geometry draw:mirror-horizontal="false" draw:mirror-vertical="false" svg:viewBox="0 0 0 0" drawooo:sub-view-size="1 3589" draw:text-areas="0 0 ?f0 ?f1" draw:type="ooxml-non-primitive" draw:enhanced-path="M 1 1 L 1 3588 F N">
              <draw:equation draw:name="f0" draw:formula="logwidth"/>
              <draw:equation draw:name="f1" draw:formula="logheight"/>
            </draw:enhanced-geometry>
          </draw:custom-shape>
          <draw:custom-shape draw:name="Google Shape;76;p 2" draw:style-name="gr10" draw:text-style-name="P5" draw:layer="layout" svg:width="0.001cm" svg:height="0.354cm" svg:x="21.143cm" svg:y="11.599cm">
            <text:p/>
            <draw:enhanced-geometry draw:mirror-horizontal="false" draw:mirror-vertical="false" svg:viewBox="0 0 0 0" drawooo:sub-view-size="1 3607" draw:text-areas="0 0 ?f0 ?f1" draw:type="ooxml-non-primitive" draw:enhanced-path="M 0 0 L 0 3607 F N">
              <draw:equation draw:name="f0" draw:formula="logwidth"/>
              <draw:equation draw:name="f1" draw:formula="logheight"/>
            </draw:enhanced-geometry>
          </draw:custom-shape>
          <draw:custom-shape draw:name="Google Shape;77;p 2" draw:style-name="gr10" draw:text-style-name="P5" draw:layer="layout" svg:width="0.001cm" svg:height="0.354cm" svg:x="21.062cm" svg:y="11.846cm">
            <text:p/>
            <draw:enhanced-geometry draw:mirror-horizontal="false" draw:mirror-vertical="false" svg:viewBox="0 0 0 0" drawooo:sub-view-size="1 3607" draw:text-areas="0 0 ?f0 ?f1" draw:type="ooxml-non-primitive" draw:enhanced-path="M 1 0 L 1 3606 F N">
              <draw:equation draw:name="f0" draw:formula="logwidth"/>
              <draw:equation draw:name="f1" draw:formula="logheight"/>
            </draw:enhanced-geometry>
          </draw:custom-shape>
          <draw:custom-shape draw:name="Google Shape;78;p 2" draw:style-name="gr8" draw:text-style-name="P5" draw:layer="layout" svg:width="0.001cm" svg:height="0.353cm" svg:x="20.982cm" svg:y="12.092cm">
            <text:p/>
            <draw:enhanced-geometry draw:mirror-horizontal="false" draw:mirror-vertical="false" svg:viewBox="0 0 0 0" drawooo:sub-view-size="1 3607" draw:text-areas="0 0 ?f0 ?f1" draw:type="ooxml-non-primitive" draw:enhanced-path="M 0 1 L 0 3607 F N">
              <draw:equation draw:name="f0" draw:formula="logwidth"/>
              <draw:equation draw:name="f1" draw:formula="logheight"/>
            </draw:enhanced-geometry>
          </draw:custom-shape>
          <draw:custom-shape draw:name="Google Shape;79;p 2" draw:style-name="gr10" draw:text-style-name="P5" draw:layer="layout" svg:width="0.001cm" svg:height="0.354cm" svg:x="20.9cm" svg:y="12.337cm">
            <text:p/>
            <draw:enhanced-geometry draw:mirror-horizontal="false" draw:mirror-vertical="false" svg:viewBox="0 0 0 0" drawooo:sub-view-size="1 3607" draw:text-areas="0 0 ?f0 ?f1" draw:type="ooxml-non-primitive" draw:enhanced-path="M 1 0 L 1 3606 F N">
              <draw:equation draw:name="f0" draw:formula="logwidth"/>
              <draw:equation draw:name="f1" draw:formula="logheight"/>
            </draw:enhanced-geometry>
          </draw:custom-shape>
          <draw:custom-shape draw:name="Google Shape;80;p 2" draw:style-name="gr10" draw:text-style-name="P5" draw:layer="layout" svg:width="0.001cm" svg:height="0.354cm" svg:x="20.82cm" svg:y="12.584cm">
            <text:p/>
            <draw:enhanced-geometry draw:mirror-horizontal="false" draw:mirror-vertical="false" svg:viewBox="0 0 0 0" drawooo:sub-view-size="1 3607" draw:text-areas="0 0 ?f0 ?f1" draw:type="ooxml-non-primitive" draw:enhanced-path="M 0 1 L 0 3607 F N">
              <draw:equation draw:name="f0" draw:formula="logwidth"/>
              <draw:equation draw:name="f1" draw:formula="logheight"/>
            </draw:enhanced-geometry>
          </draw:custom-shape>
          <draw:custom-shape draw:name="Google Shape;81;p 2" draw:style-name="gr10" draw:text-style-name="P5" draw:layer="layout" svg:width="0.001cm" svg:height="0.354cm" svg:x="20.739cm" svg:y="12.83cm">
            <text:p/>
            <draw:enhanced-geometry draw:mirror-horizontal="false" draw:mirror-vertical="false" svg:viewBox="0 0 0 0" drawooo:sub-view-size="1 3607" draw:text-areas="0 0 ?f0 ?f1" draw:type="ooxml-non-primitive" draw:enhanced-path="M 1 0 L 1 3606 F N">
              <draw:equation draw:name="f0" draw:formula="logwidth"/>
              <draw:equation draw:name="f1" draw:formula="logheight"/>
            </draw:enhanced-geometry>
          </draw:custom-shape>
          <draw:custom-shape draw:name="Google Shape;82;p 2" draw:style-name="gr10" draw:text-style-name="P5" draw:layer="layout" svg:width="0.001cm" svg:height="0.354cm" svg:x="20.659cm" svg:y="13.076cm">
            <text:p/>
            <draw:enhanced-geometry draw:mirror-horizontal="false" draw:mirror-vertical="false" svg:viewBox="0 0 0 0" drawooo:sub-view-size="1 3607" draw:text-areas="0 0 ?f0 ?f1" draw:type="ooxml-non-primitive" draw:enhanced-path="M 0 1 L 0 3607 F N">
              <draw:equation draw:name="f0" draw:formula="logwidth"/>
              <draw:equation draw:name="f1" draw:formula="logheight"/>
            </draw:enhanced-geometry>
          </draw:custom-shape>
          <draw:custom-shape draw:name="Google Shape;83;p 2" draw:style-name="gr8" draw:text-style-name="P5" draw:layer="layout" svg:width="0.001cm" svg:height="0.353cm" svg:x="22.191cm" svg:y="9.136cm">
            <text:p/>
            <draw:enhanced-geometry draw:mirror-horizontal="false" draw:mirror-vertical="false" svg:viewBox="0 0 0 0" drawooo:sub-view-size="1 3589" draw:text-areas="0 0 ?f0 ?f1" draw:type="ooxml-non-primitive" draw:enhanced-path="M 0 1 L 0 3588 F N">
              <draw:equation draw:name="f0" draw:formula="logwidth"/>
              <draw:equation draw:name="f1" draw:formula="logheight"/>
            </draw:enhanced-geometry>
          </draw:custom-shape>
          <draw:custom-shape draw:name="Google Shape;84;p 2" draw:style-name="gr8" draw:text-style-name="P5" draw:layer="layout" svg:width="0.001cm" svg:height="0.353cm" svg:x="22.111cm" svg:y="9.382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85;p 2" draw:style-name="gr8" draw:text-style-name="P5" draw:layer="layout" svg:width="0.001cm" svg:height="0.353cm" svg:x="22.03cm" svg:y="9.628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86;p 2" draw:style-name="gr9" draw:text-style-name="P5" draw:layer="layout" svg:width="0.001cm" svg:height="0.352cm" svg:x="21.95cm" svg:y="9.875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87;p 2" draw:style-name="gr9" draw:text-style-name="P5" draw:layer="layout" svg:width="0.001cm" svg:height="0.352cm" svg:x="21.868cm" svg:y="10.121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88;p 2" draw:style-name="gr8" draw:text-style-name="P5" draw:layer="layout" svg:width="0.001cm" svg:height="0.353cm" svg:x="21.79cm" svg:y="10.366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89;p 2" draw:style-name="gr8" draw:text-style-name="P5" draw:layer="layout" svg:width="0.001cm" svg:height="0.353cm" svg:x="21.708cm" svg:y="10.613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90;p 2" draw:style-name="gr8" draw:text-style-name="P5" draw:layer="layout" svg:width="0.001cm" svg:height="0.353cm" svg:x="21.628cm" svg:y="10.859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91;p 2" draw:style-name="gr8" draw:text-style-name="P5" draw:layer="layout" svg:width="0.001cm" svg:height="0.353cm" svg:x="21.547cm" svg:y="11.105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92;p 2" draw:style-name="gr9" draw:text-style-name="P5" draw:layer="layout" svg:width="0.001cm" svg:height="0.352cm" svg:x="21.466cm" svg:y="11.351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93;p 2" draw:style-name="gr9" draw:text-style-name="P5" draw:layer="layout" svg:width="0.001cm" svg:height="0.352cm" svg:x="21.385cm" svg:y="11.598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94;p 2" draw:style-name="gr8" draw:text-style-name="P5" draw:layer="layout" svg:width="0.001cm" svg:height="0.353cm" svg:x="21.305cm" svg:y="11.843cm">
            <text:p/>
            <draw:enhanced-geometry draw:mirror-horizontal="false" draw:mirror-vertical="false" svg:viewBox="0 0 0 0" drawooo:sub-view-size="1 3589" draw:text-areas="0 0 ?f0 ?f1" draw:type="ooxml-non-primitive" draw:enhanced-path="M 0 1 L 0 3588 F N">
              <draw:equation draw:name="f0" draw:formula="logwidth"/>
              <draw:equation draw:name="f1" draw:formula="logheight"/>
            </draw:enhanced-geometry>
          </draw:custom-shape>
          <draw:custom-shape draw:name="Google Shape;95;p 2" draw:style-name="gr8" draw:text-style-name="P5" draw:layer="layout" svg:width="0.001cm" svg:height="0.353cm" svg:x="21.224cm" svg:y="12.089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96;p 2" draw:style-name="gr8" draw:text-style-name="P5" draw:layer="layout" svg:width="0.001cm" svg:height="0.353cm" svg:x="21.143cm" svg:y="12.336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97;p 2" draw:style-name="gr8" draw:text-style-name="P5" draw:layer="layout" svg:width="0.001cm" svg:height="0.353cm" svg:x="21.062cm" svg:y="12.582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98;p 2" draw:style-name="gr8" draw:text-style-name="P5" draw:layer="layout" svg:width="0.001cm" svg:height="0.353cm" svg:x="20.982cm" svg:y="12.828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99;p 2" draw:style-name="gr8" draw:text-style-name="P5" draw:layer="layout" svg:width="0.001cm" svg:height="0.353cm" svg:x="20.9cm" svg:y="13.075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00;p 2" draw:style-name="gr9" draw:text-style-name="P5" draw:layer="layout" svg:width="0.001cm" svg:height="0.352cm" svg:x="20.82cm" svg:y="13.321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01;p 2" draw:style-name="gr8" draw:text-style-name="P5" draw:layer="layout" svg:width="0.001cm" svg:height="0.353cm" svg:x="20.739cm" svg:y="13.566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02;p 2" draw:style-name="gr8" draw:text-style-name="P5" draw:layer="layout" svg:width="0.001cm" svg:height="0.353cm" svg:x="20.659cm" svg:y="13.812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03;p 2" draw:style-name="gr10" draw:text-style-name="P5" draw:layer="layout" svg:width="0.001cm" svg:height="0.354cm" svg:x="22.191cm" svg:y="9.87cm">
            <text:p/>
            <draw:enhanced-geometry draw:mirror-horizontal="false" draw:mirror-vertical="false" svg:viewBox="0 0 0 0" drawooo:sub-view-size="1 3607" draw:text-areas="0 0 ?f0 ?f1" draw:type="ooxml-non-primitive" draw:enhanced-path="M 0 0 L 0 3607 F N">
              <draw:equation draw:name="f0" draw:formula="logwidth"/>
              <draw:equation draw:name="f1" draw:formula="logheight"/>
            </draw:enhanced-geometry>
          </draw:custom-shape>
          <draw:custom-shape draw:name="Google Shape;104;p 2" draw:style-name="gr10" draw:text-style-name="P5" draw:layer="layout" svg:width="0.001cm" svg:height="0.354cm" svg:x="22.111cm" svg:y="10.117cm">
            <text:p/>
            <draw:enhanced-geometry draw:mirror-horizontal="false" draw:mirror-vertical="false" svg:viewBox="0 0 0 0" drawooo:sub-view-size="1 3608" draw:text-areas="0 0 ?f0 ?f1" draw:type="ooxml-non-primitive" draw:enhanced-path="M 1 1 L 1 3607 F N">
              <draw:equation draw:name="f0" draw:formula="logwidth"/>
              <draw:equation draw:name="f1" draw:formula="logheight"/>
            </draw:enhanced-geometry>
          </draw:custom-shape>
          <draw:custom-shape draw:name="Google Shape;105;p 2" draw:style-name="gr10" draw:text-style-name="P5" draw:layer="layout" svg:width="0.001cm" svg:height="0.354cm" svg:x="22.03cm" svg:y="10.363cm">
            <text:p/>
            <draw:enhanced-geometry draw:mirror-horizontal="false" draw:mirror-vertical="false" svg:viewBox="0 0 0 0" drawooo:sub-view-size="1 3607" draw:text-areas="0 0 ?f0 ?f1" draw:type="ooxml-non-primitive" draw:enhanced-path="M 0 1 L 0 3607 F N">
              <draw:equation draw:name="f0" draw:formula="logwidth"/>
              <draw:equation draw:name="f1" draw:formula="logheight"/>
            </draw:enhanced-geometry>
          </draw:custom-shape>
          <draw:custom-shape draw:name="Google Shape;106;p 2" draw:style-name="gr10" draw:text-style-name="P5" draw:layer="layout" svg:width="0.001cm" svg:height="0.354cm" svg:x="21.95cm" svg:y="10.609cm">
            <text:p/>
            <draw:enhanced-geometry draw:mirror-horizontal="false" draw:mirror-vertical="false" svg:viewBox="0 0 0 0" drawooo:sub-view-size="1 3607" draw:text-areas="0 0 ?f0 ?f1" draw:type="ooxml-non-primitive" draw:enhanced-path="M 1 0 L 1 3606 F N">
              <draw:equation draw:name="f0" draw:formula="logwidth"/>
              <draw:equation draw:name="f1" draw:formula="logheight"/>
            </draw:enhanced-geometry>
          </draw:custom-shape>
          <draw:custom-shape draw:name="Google Shape;107;p 2" draw:style-name="gr10" draw:text-style-name="P5" draw:layer="layout" svg:width="0.001cm" svg:height="0.354cm" svg:x="21.868cm" svg:y="10.855cm">
            <text:p/>
            <draw:enhanced-geometry draw:mirror-horizontal="false" draw:mirror-vertical="false" svg:viewBox="0 0 0 0" drawooo:sub-view-size="1 3607" draw:text-areas="0 0 ?f0 ?f1" draw:type="ooxml-non-primitive" draw:enhanced-path="M 0 1 L 0 3607 F N">
              <draw:equation draw:name="f0" draw:formula="logwidth"/>
              <draw:equation draw:name="f1" draw:formula="logheight"/>
            </draw:enhanced-geometry>
          </draw:custom-shape>
          <draw:custom-shape draw:name="Google Shape;108;p 2" draw:style-name="gr8" draw:text-style-name="P5" draw:layer="layout" svg:width="0.001cm" svg:height="0.353cm" svg:x="21.79cm" svg:y="11.104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09;p 2" draw:style-name="gr10" draw:text-style-name="P5" draw:layer="layout" svg:width="0.001cm" svg:height="0.354cm" svg:x="21.708cm" svg:y="11.347cm">
            <text:p/>
            <draw:enhanced-geometry draw:mirror-horizontal="false" draw:mirror-vertical="false" svg:viewBox="0 0 0 0" drawooo:sub-view-size="1 3607" draw:text-areas="0 0 ?f0 ?f1" draw:type="ooxml-non-primitive" draw:enhanced-path="M 0 1 L 0 3607 F N">
              <draw:equation draw:name="f0" draw:formula="logwidth"/>
              <draw:equation draw:name="f1" draw:formula="logheight"/>
            </draw:enhanced-geometry>
          </draw:custom-shape>
          <draw:custom-shape draw:name="Google Shape;110;p 2" draw:style-name="gr8" draw:text-style-name="P5" draw:layer="layout" svg:width="0.001cm" svg:height="0.353cm" svg:x="21.628cm" svg:y="11.595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11;p 2" draw:style-name="gr8" draw:text-style-name="P5" draw:layer="layout" svg:width="0.001cm" svg:height="0.353cm" svg:x="21.547cm" svg:y="11.841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12;p 2" draw:style-name="gr8" draw:text-style-name="P5" draw:layer="layout" svg:width="0.001cm" svg:height="0.353cm" svg:x="21.466cm" svg:y="12.088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113;p 2" draw:style-name="gr8" draw:text-style-name="P5" draw:layer="layout" svg:width="0.001cm" svg:height="0.353cm" svg:x="21.385cm" svg:y="12.334cm">
            <text:p/>
            <draw:enhanced-geometry draw:mirror-horizontal="false" draw:mirror-vertical="false" svg:viewBox="0 0 0 0" drawooo:sub-view-size="1 3589" draw:text-areas="0 0 ?f0 ?f1" draw:type="ooxml-non-primitive" draw:enhanced-path="M 1 1 L 1 3588 F N">
              <draw:equation draw:name="f0" draw:formula="logwidth"/>
              <draw:equation draw:name="f1" draw:formula="logheight"/>
            </draw:enhanced-geometry>
          </draw:custom-shape>
          <draw:custom-shape draw:name="Google Shape;114;p 2" draw:style-name="gr8" draw:text-style-name="P5" draw:layer="layout" svg:width="0.001cm" svg:height="0.353cm" svg:x="21.305cm" svg:y="12.58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15;p 2" draw:style-name="gr8" draw:text-style-name="P5" draw:layer="layout" svg:width="0.001cm" svg:height="0.353cm" svg:x="21.224cm" svg:y="12.827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16;p 2" draw:style-name="gr9" draw:text-style-name="P5" draw:layer="layout" svg:width="0.001cm" svg:height="0.352cm" svg:x="21.143cm" svg:y="13.073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17;p 2" draw:style-name="gr8" draw:text-style-name="P5" draw:layer="layout" svg:width="0.001cm" svg:height="0.353cm" svg:x="21.062cm" svg:y="13.318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18;p 2" draw:style-name="gr8" draw:text-style-name="P5" draw:layer="layout" svg:width="0.001cm" svg:height="0.353cm" svg:x="20.982cm" svg:y="13.564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19;p 2" draw:style-name="gr8" draw:text-style-name="P5" draw:layer="layout" svg:width="0.001cm" svg:height="0.353cm" svg:x="20.9cm" svg:y="13.811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20;p 2" draw:style-name="gr8" draw:text-style-name="P5" draw:layer="layout" svg:width="0.001cm" svg:height="0.353cm" svg:x="20.82cm" svg:y="14.057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21;p 2" draw:style-name="gr8" draw:text-style-name="P5" draw:layer="layout" svg:width="0.001cm" svg:height="0.353cm" svg:x="20.739cm" svg:y="14.303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22;p 2" draw:style-name="gr9" draw:text-style-name="P5" draw:layer="layout" svg:width="0.001cm" svg:height="0.352cm" svg:x="20.659cm" svg:y="14.55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23;p 2" draw:style-name="gr9" draw:text-style-name="P5" draw:layer="layout" svg:width="0.001cm" svg:height="0.352cm" svg:x="22.191cm" svg:y="10.607cm">
            <text:p/>
            <draw:enhanced-geometry draw:mirror-horizontal="false" draw:mirror-vertical="false" svg:viewBox="0 0 0 0" drawooo:sub-view-size="1 3589" draw:text-areas="0 0 ?f0 ?f1" draw:type="ooxml-non-primitive" draw:enhanced-path="M 0 1 L 0 3588 F N">
              <draw:equation draw:name="f0" draw:formula="logwidth"/>
              <draw:equation draw:name="f1" draw:formula="logheight"/>
            </draw:enhanced-geometry>
          </draw:custom-shape>
          <draw:custom-shape draw:name="Google Shape;124;p 2" draw:style-name="gr9" draw:text-style-name="P5" draw:layer="layout" svg:width="0.001cm" svg:height="0.352cm" svg:x="22.111cm" svg:y="10.854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25;p 2" draw:style-name="gr8" draw:text-style-name="P5" draw:layer="layout" svg:width="0.001cm" svg:height="0.353cm" svg:x="22.03cm" svg:y="11.099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26;p 2" draw:style-name="gr8" draw:text-style-name="P5" draw:layer="layout" svg:width="0.001cm" svg:height="0.353cm" svg:x="21.95cm" svg:y="11.345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27;p 2" draw:style-name="gr10" draw:text-style-name="P5" draw:layer="layout" svg:width="0.001cm" svg:height="0.354cm" svg:x="21.868cm" svg:y="11.592cm">
            <text:p/>
            <draw:enhanced-geometry draw:mirror-horizontal="false" draw:mirror-vertical="false" svg:viewBox="0 0 0 0" drawooo:sub-view-size="1 3607" draw:text-areas="0 0 ?f0 ?f1" draw:type="ooxml-non-primitive" draw:enhanced-path="M 0 0 L 0 3606 F N">
              <draw:equation draw:name="f0" draw:formula="logwidth"/>
              <draw:equation draw:name="f1" draw:formula="logheight"/>
            </draw:enhanced-geometry>
          </draw:custom-shape>
          <draw:custom-shape draw:name="Google Shape;128;p 2" draw:style-name="gr8" draw:text-style-name="P5" draw:layer="layout" svg:width="0.001cm" svg:height="0.353cm" svg:x="21.79cm" svg:y="11.838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29;p 2" draw:style-name="gr10" draw:text-style-name="P5" draw:layer="layout" svg:width="0.001cm" svg:height="0.354cm" svg:x="21.708cm" svg:y="12.084cm">
            <text:p/>
            <draw:enhanced-geometry draw:mirror-horizontal="false" draw:mirror-vertical="false" svg:viewBox="0 0 0 0" drawooo:sub-view-size="1 3607" draw:text-areas="0 0 ?f0 ?f1" draw:type="ooxml-non-primitive" draw:enhanced-path="M 0 0 L 0 3606 F N">
              <draw:equation draw:name="f0" draw:formula="logwidth"/>
              <draw:equation draw:name="f1" draw:formula="logheight"/>
            </draw:enhanced-geometry>
          </draw:custom-shape>
          <draw:custom-shape draw:name="Google Shape;130;p 2" draw:style-name="gr10" draw:text-style-name="P5" draw:layer="layout" svg:width="0.001cm" svg:height="0.354cm" svg:x="21.628cm" svg:y="12.331cm">
            <text:p/>
            <draw:enhanced-geometry draw:mirror-horizontal="false" draw:mirror-vertical="false" svg:viewBox="0 0 0 0" drawooo:sub-view-size="1 3608" draw:text-areas="0 0 ?f0 ?f1" draw:type="ooxml-non-primitive" draw:enhanced-path="M 1 1 L 1 3607 F N">
              <draw:equation draw:name="f0" draw:formula="logwidth"/>
              <draw:equation draw:name="f1" draw:formula="logheight"/>
            </draw:enhanced-geometry>
          </draw:custom-shape>
          <draw:custom-shape draw:name="Google Shape;131;p 2" draw:style-name="gr8" draw:text-style-name="P5" draw:layer="layout" svg:width="0.001cm" svg:height="0.353cm" svg:x="21.547cm" svg:y="12.577cm">
            <text:p/>
            <draw:enhanced-geometry draw:mirror-horizontal="false" draw:mirror-vertical="false" svg:viewBox="0 0 0 0" drawooo:sub-view-size="1 3607" draw:text-areas="0 0 ?f0 ?f1" draw:type="ooxml-non-primitive" draw:enhanced-path="M 0 0 L 0 3607 F N">
              <draw:equation draw:name="f0" draw:formula="logwidth"/>
              <draw:equation draw:name="f1" draw:formula="logheight"/>
            </draw:enhanced-geometry>
          </draw:custom-shape>
          <draw:custom-shape draw:name="Google Shape;132;p 2" draw:style-name="gr10" draw:text-style-name="P5" draw:layer="layout" svg:width="0.001cm" svg:height="0.354cm" svg:x="21.466cm" svg:y="12.822cm">
            <text:p/>
            <draw:enhanced-geometry draw:mirror-horizontal="false" draw:mirror-vertical="false" svg:viewBox="0 0 0 0" drawooo:sub-view-size="1 3608" draw:text-areas="0 0 ?f0 ?f1" draw:type="ooxml-non-primitive" draw:enhanced-path="M 1 1 L 1 3607 F N">
              <draw:equation draw:name="f0" draw:formula="logwidth"/>
              <draw:equation draw:name="f1" draw:formula="logheight"/>
            </draw:enhanced-geometry>
          </draw:custom-shape>
          <draw:custom-shape draw:name="Google Shape;133;p 2" draw:style-name="gr10" draw:text-style-name="P5" draw:layer="layout" svg:width="0.001cm" svg:height="0.354cm" svg:x="21.385cm" svg:y="13.068cm">
            <text:p/>
            <draw:enhanced-geometry draw:mirror-horizontal="false" draw:mirror-vertical="false" svg:viewBox="0 0 0 0" drawooo:sub-view-size="1 3607" draw:text-areas="0 0 ?f0 ?f1" draw:type="ooxml-non-primitive" draw:enhanced-path="M 1 0 L 1 3607 F N">
              <draw:equation draw:name="f0" draw:formula="logwidth"/>
              <draw:equation draw:name="f1" draw:formula="logheight"/>
            </draw:enhanced-geometry>
          </draw:custom-shape>
          <draw:custom-shape draw:name="Google Shape;134;p 2" draw:style-name="gr10" draw:text-style-name="P5" draw:layer="layout" svg:width="0.001cm" svg:height="0.354cm" svg:x="21.305cm" svg:y="13.315cm">
            <text:p/>
            <draw:enhanced-geometry draw:mirror-horizontal="false" draw:mirror-vertical="false" svg:viewBox="0 0 0 0" drawooo:sub-view-size="1 3608" draw:text-areas="0 0 ?f0 ?f1" draw:type="ooxml-non-primitive" draw:enhanced-path="M 0 1 L 0 3607 F N">
              <draw:equation draw:name="f0" draw:formula="logwidth"/>
              <draw:equation draw:name="f1" draw:formula="logheight"/>
            </draw:enhanced-geometry>
          </draw:custom-shape>
          <draw:custom-shape draw:name="Google Shape;135;p 2" draw:style-name="gr10" draw:text-style-name="P5" draw:layer="layout" svg:width="0.001cm" svg:height="0.354cm" svg:x="21.224cm" svg:y="13.561cm">
            <text:p/>
            <draw:enhanced-geometry draw:mirror-horizontal="false" draw:mirror-vertical="false" svg:viewBox="0 0 0 0" drawooo:sub-view-size="1 3607" draw:text-areas="0 0 ?f0 ?f1" draw:type="ooxml-non-primitive" draw:enhanced-path="M 1 1 L 1 3607 F N">
              <draw:equation draw:name="f0" draw:formula="logwidth"/>
              <draw:equation draw:name="f1" draw:formula="logheight"/>
            </draw:enhanced-geometry>
          </draw:custom-shape>
          <draw:custom-shape draw:name="Google Shape;136;p 2" draw:style-name="gr10" draw:text-style-name="P5" draw:layer="layout" svg:width="0.001cm" svg:height="0.354cm" svg:x="21.143cm" svg:y="13.807cm">
            <text:p/>
            <draw:enhanced-geometry draw:mirror-horizontal="false" draw:mirror-vertical="false" svg:viewBox="0 0 0 0" drawooo:sub-view-size="1 3607" draw:text-areas="0 0 ?f0 ?f1" draw:type="ooxml-non-primitive" draw:enhanced-path="M 0 0 L 0 3606 F N">
              <draw:equation draw:name="f0" draw:formula="logwidth"/>
              <draw:equation draw:name="f1" draw:formula="logheight"/>
            </draw:enhanced-geometry>
          </draw:custom-shape>
          <draw:custom-shape draw:name="Google Shape;137;p 2" draw:style-name="gr8" draw:text-style-name="P5" draw:layer="layout" svg:width="0.001cm" svg:height="0.353cm" svg:x="21.062cm" svg:y="14.054cm">
            <text:p/>
            <draw:enhanced-geometry draw:mirror-horizontal="false" draw:mirror-vertical="false" svg:viewBox="0 0 0 0" drawooo:sub-view-size="1 3607" draw:text-areas="0 0 ?f0 ?f1" draw:type="ooxml-non-primitive" draw:enhanced-path="M 1 1 L 1 3607 F N">
              <draw:equation draw:name="f0" draw:formula="logwidth"/>
              <draw:equation draw:name="f1" draw:formula="logheight"/>
            </draw:enhanced-geometry>
          </draw:custom-shape>
          <draw:custom-shape draw:name="Google Shape;138;p 2" draw:style-name="gr10" draw:text-style-name="P5" draw:layer="layout" svg:width="0.001cm" svg:height="0.354cm" svg:x="20.982cm" svg:y="14.299cm">
            <text:p/>
            <draw:enhanced-geometry draw:mirror-horizontal="false" draw:mirror-vertical="false" svg:viewBox="0 0 0 0" drawooo:sub-view-size="1 3607" draw:text-areas="0 0 ?f0 ?f1" draw:type="ooxml-non-primitive" draw:enhanced-path="M 0 0 L 0 3606 F N">
              <draw:equation draw:name="f0" draw:formula="logwidth"/>
              <draw:equation draw:name="f1" draw:formula="logheight"/>
            </draw:enhanced-geometry>
          </draw:custom-shape>
          <draw:custom-shape draw:name="Google Shape;139;p 2" draw:style-name="gr10" draw:text-style-name="P5" draw:layer="layout" svg:width="0.001cm" svg:height="0.354cm" svg:x="20.9cm" svg:y="14.545cm">
            <text:p/>
            <draw:enhanced-geometry draw:mirror-horizontal="false" draw:mirror-vertical="false" svg:viewBox="0 0 0 0" drawooo:sub-view-size="1 3607" draw:text-areas="0 0 ?f0 ?f1" draw:type="ooxml-non-primitive" draw:enhanced-path="M 1 1 L 1 3607 F N">
              <draw:equation draw:name="f0" draw:formula="logwidth"/>
              <draw:equation draw:name="f1" draw:formula="logheight"/>
            </draw:enhanced-geometry>
          </draw:custom-shape>
          <draw:custom-shape draw:name="Google Shape;140;p 2" draw:style-name="gr8" draw:text-style-name="P5" draw:layer="layout" svg:width="0.001cm" svg:height="0.353cm" svg:x="20.82cm" svg:y="14.793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41;p 2" draw:style-name="gr10" draw:text-style-name="P5" draw:layer="layout" svg:width="0.001cm" svg:height="0.354cm" svg:x="20.739cm" svg:y="15.038cm">
            <text:p/>
            <draw:enhanced-geometry draw:mirror-horizontal="false" draw:mirror-vertical="false" svg:viewBox="0 0 0 0" drawooo:sub-view-size="1 3608" draw:text-areas="0 0 ?f0 ?f1" draw:type="ooxml-non-primitive" draw:enhanced-path="M 1 1 L 1 3607 F N">
              <draw:equation draw:name="f0" draw:formula="logwidth"/>
              <draw:equation draw:name="f1" draw:formula="logheight"/>
            </draw:enhanced-geometry>
          </draw:custom-shape>
          <draw:custom-shape draw:name="Google Shape;142;p 2" draw:style-name="gr8" draw:text-style-name="P5" draw:layer="layout" svg:width="0.001cm" svg:height="0.353cm" svg:x="20.659cm" svg:y="15.286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143;p 2" draw:style-name="gr8" draw:text-style-name="P5" draw:layer="layout" svg:width="0.001cm" svg:height="0.353cm" svg:x="22.191cm" svg:y="11.344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44;p 2" draw:style-name="gr8" draw:text-style-name="P5" draw:layer="layout" svg:width="0.001cm" svg:height="0.353cm" svg:x="22.111cm" svg:y="11.59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45;p 2" draw:style-name="gr8" draw:text-style-name="P5" draw:layer="layout" svg:width="0.001cm" svg:height="0.353cm" svg:x="22.03cm" svg:y="11.836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46;p 2" draw:style-name="gr9" draw:text-style-name="P5" draw:layer="layout" svg:width="0.001cm" svg:height="0.352cm" svg:x="21.95cm" svg:y="12.083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47;p 2" draw:style-name="gr9" draw:text-style-name="P5" draw:layer="layout" svg:width="0.001cm" svg:height="0.352cm" svg:x="21.868cm" svg:y="12.329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48;p 2" draw:style-name="gr8" draw:text-style-name="P5" draw:layer="layout" svg:width="0.001cm" svg:height="0.353cm" svg:x="21.79cm" svg:y="12.574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49;p 2" draw:style-name="gr8" draw:text-style-name="P5" draw:layer="layout" svg:width="0.001cm" svg:height="0.353cm" svg:x="21.708cm" svg:y="12.82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50;p 2" draw:style-name="gr8" draw:text-style-name="P5" draw:layer="layout" svg:width="0.001cm" svg:height="0.353cm" svg:x="21.628cm" svg:y="13.067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51;p 2" draw:style-name="gr8" draw:text-style-name="P5" draw:layer="layout" svg:width="0.001cm" svg:height="0.353cm" svg:x="21.547cm" svg:y="13.313cm">
            <text:p/>
            <draw:enhanced-geometry draw:mirror-horizontal="false" draw:mirror-vertical="false" svg:viewBox="0 0 0 0" drawooo:sub-view-size="1 3589" draw:text-areas="0 0 ?f0 ?f1" draw:type="ooxml-non-primitive" draw:enhanced-path="M 0 1 L 0 3588 F N">
              <draw:equation draw:name="f0" draw:formula="logwidth"/>
              <draw:equation draw:name="f1" draw:formula="logheight"/>
            </draw:enhanced-geometry>
          </draw:custom-shape>
          <draw:custom-shape draw:name="Google Shape;152;p 2" draw:style-name="gr9" draw:text-style-name="P5" draw:layer="layout" svg:width="0.001cm" svg:height="0.352cm" svg:x="21.466cm" svg:y="13.559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153;p 2" draw:style-name="gr9" draw:text-style-name="P5" draw:layer="layout" svg:width="0.001cm" svg:height="0.352cm" svg:x="21.385cm" svg:y="13.806cm">
            <text:p/>
            <draw:enhanced-geometry draw:mirror-horizontal="false" draw:mirror-vertical="false" svg:viewBox="0 0 0 0" drawooo:sub-view-size="1 3589" draw:text-areas="0 0 ?f0 ?f1" draw:type="ooxml-non-primitive" draw:enhanced-path="M 1 1 L 1 3588 F N">
              <draw:equation draw:name="f0" draw:formula="logwidth"/>
              <draw:equation draw:name="f1" draw:formula="logheight"/>
            </draw:enhanced-geometry>
          </draw:custom-shape>
          <draw:custom-shape draw:name="Google Shape;154;p 2" draw:style-name="gr8" draw:text-style-name="P5" draw:layer="layout" svg:width="0.001cm" svg:height="0.353cm" svg:x="21.305cm" svg:y="14.051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55;p 2" draw:style-name="gr8" draw:text-style-name="P5" draw:layer="layout" svg:width="0.001cm" svg:height="0.353cm" svg:x="21.224cm" svg:y="14.297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56;p 2" draw:style-name="gr8" draw:text-style-name="P5" draw:layer="layout" svg:width="0.001cm" svg:height="0.353cm" svg:x="21.143cm" svg:y="14.543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57;p 2" draw:style-name="gr8" draw:text-style-name="P5" draw:layer="layout" svg:width="0.001cm" svg:height="0.353cm" svg:x="21.062cm" svg:y="14.79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58;p 2" draw:style-name="gr8" draw:text-style-name="P5" draw:layer="layout" svg:width="0.001cm" svg:height="0.353cm" svg:x="20.982cm" svg:y="15.036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59;p 2" draw:style-name="gr9" draw:text-style-name="P5" draw:layer="layout" svg:width="0.001cm" svg:height="0.352cm" svg:x="20.9cm" svg:y="15.282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60;p 2" draw:style-name="gr8" draw:text-style-name="P5" draw:layer="layout" svg:width="0.001cm" svg:height="0.353cm" svg:x="22.191cm" svg:y="12.08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61;p 2" draw:style-name="gr8" draw:text-style-name="P5" draw:layer="layout" svg:width="0.001cm" svg:height="0.353cm" svg:x="22.111cm" svg:y="12.326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62;p 2" draw:style-name="gr8" draw:text-style-name="P5" draw:layer="layout" svg:width="0.001cm" svg:height="0.353cm" svg:x="22.03cm" svg:y="12.572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63;p 2" draw:style-name="gr8" draw:text-style-name="P5" draw:layer="layout" svg:width="0.001cm" svg:height="0.353cm" svg:x="21.95cm" svg:y="12.819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64;p 2" draw:style-name="gr8" draw:text-style-name="P5" draw:layer="layout" svg:width="0.001cm" svg:height="0.353cm" svg:x="21.868cm" svg:y="13.065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65;p 2" draw:style-name="gr9" draw:text-style-name="P5" draw:layer="layout" svg:width="0.001cm" svg:height="0.352cm" svg:x="21.79cm" svg:y="13.311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66;p 2" draw:style-name="gr9" draw:text-style-name="P5" draw:layer="layout" svg:width="0.001cm" svg:height="0.352cm" svg:x="21.708cm" svg:y="13.558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167;p 2" draw:style-name="gr8" draw:text-style-name="P5" draw:layer="layout" svg:width="0.001cm" svg:height="0.353cm" svg:x="21.628cm" svg:y="13.803cm">
            <text:p/>
            <draw:enhanced-geometry draw:mirror-horizontal="false" draw:mirror-vertical="false" svg:viewBox="0 0 0 0" drawooo:sub-view-size="1 3589" draw:text-areas="0 0 ?f0 ?f1" draw:type="ooxml-non-primitive" draw:enhanced-path="M 1 1 L 1 3588 F N">
              <draw:equation draw:name="f0" draw:formula="logwidth"/>
              <draw:equation draw:name="f1" draw:formula="logheight"/>
            </draw:enhanced-geometry>
          </draw:custom-shape>
          <draw:custom-shape draw:name="Google Shape;168;p 2" draw:style-name="gr8" draw:text-style-name="P5" draw:layer="layout" svg:width="0.001cm" svg:height="0.353cm" svg:x="21.547cm" svg:y="14.049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169;p 2" draw:style-name="gr8" draw:text-style-name="P5" draw:layer="layout" svg:width="0.001cm" svg:height="0.353cm" svg:x="21.466cm" svg:y="14.296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70;p 2" draw:style-name="gr8" draw:text-style-name="P5" draw:layer="layout" svg:width="0.001cm" svg:height="0.353cm" svg:x="21.385cm" svg:y="14.542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71;p 2" draw:style-name="gr8" draw:text-style-name="P5" draw:layer="layout" svg:width="0.001cm" svg:height="0.353cm" svg:x="21.305cm" svg:y="14.788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72;p 2" draw:style-name="gr9" draw:text-style-name="P5" draw:layer="layout" svg:width="0.001cm" svg:height="0.352cm" svg:x="21.224cm" svg:y="15.034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73;p 2" draw:style-name="gr9" draw:text-style-name="P5" draw:layer="layout" svg:width="0.001cm" svg:height="0.352cm" svg:x="21.143cm" svg:y="15.281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74;p 2" draw:style-name="gr8" draw:text-style-name="P5" draw:layer="layout" svg:width="0.001cm" svg:height="0.353cm" svg:x="22.191cm" svg:y="12.815cm">
            <text:p/>
            <draw:enhanced-geometry draw:mirror-horizontal="false" draw:mirror-vertical="false" svg:viewBox="0 0 0 0" drawooo:sub-view-size="1 3607" draw:text-areas="0 0 ?f0 ?f1" draw:type="ooxml-non-primitive" draw:enhanced-path="M 0 1 L 0 3607 F N">
              <draw:equation draw:name="f0" draw:formula="logwidth"/>
              <draw:equation draw:name="f1" draw:formula="logheight"/>
            </draw:enhanced-geometry>
          </draw:custom-shape>
          <draw:custom-shape draw:name="Google Shape;175;p 2" draw:style-name="gr8" draw:text-style-name="P5" draw:layer="layout" svg:width="0.001cm" svg:height="0.353cm" svg:x="22.111cm" svg:y="13.062cm">
            <text:p/>
            <draw:enhanced-geometry draw:mirror-horizontal="false" draw:mirror-vertical="false" svg:viewBox="0 0 0 0" drawooo:sub-view-size="1 3607" draw:text-areas="0 0 ?f0 ?f1" draw:type="ooxml-non-primitive" draw:enhanced-path="M 1 0 L 1 3606 F N">
              <draw:equation draw:name="f0" draw:formula="logwidth"/>
              <draw:equation draw:name="f1" draw:formula="logheight"/>
            </draw:enhanced-geometry>
          </draw:custom-shape>
          <draw:custom-shape draw:name="Google Shape;176;p 2" draw:style-name="gr10" draw:text-style-name="P5" draw:layer="layout" svg:width="0.001cm" svg:height="0.354cm" svg:x="22.03cm" svg:y="13.307cm">
            <text:p/>
            <draw:enhanced-geometry draw:mirror-horizontal="false" draw:mirror-vertical="false" svg:viewBox="0 0 0 0" drawooo:sub-view-size="1 3607" draw:text-areas="0 0 ?f0 ?f1" draw:type="ooxml-non-primitive" draw:enhanced-path="M 0 1 L 0 3607 F N">
              <draw:equation draw:name="f0" draw:formula="logwidth"/>
              <draw:equation draw:name="f1" draw:formula="logheight"/>
            </draw:enhanced-geometry>
          </draw:custom-shape>
          <draw:custom-shape draw:name="Google Shape;177;p 2" draw:style-name="gr10" draw:text-style-name="P5" draw:layer="layout" svg:width="0.001cm" svg:height="0.354cm" svg:x="21.95cm" svg:y="13.553cm">
            <text:p/>
            <draw:enhanced-geometry draw:mirror-horizontal="false" draw:mirror-vertical="false" svg:viewBox="0 0 0 0" drawooo:sub-view-size="1 3607" draw:text-areas="0 0 ?f0 ?f1" draw:type="ooxml-non-primitive" draw:enhanced-path="M 1 0 L 1 3606 F N">
              <draw:equation draw:name="f0" draw:formula="logwidth"/>
              <draw:equation draw:name="f1" draw:formula="logheight"/>
            </draw:enhanced-geometry>
          </draw:custom-shape>
          <draw:custom-shape draw:name="Google Shape;178;p 2" draw:style-name="gr10" draw:text-style-name="P5" draw:layer="layout" svg:width="0.001cm" svg:height="0.354cm" svg:x="21.868cm" svg:y="13.799cm">
            <text:p/>
            <draw:enhanced-geometry draw:mirror-horizontal="false" draw:mirror-vertical="false" svg:viewBox="0 0 0 0" drawooo:sub-view-size="1 3607" draw:text-areas="0 0 ?f0 ?f1" draw:type="ooxml-non-primitive" draw:enhanced-path="M 0 1 L 0 3607 F N">
              <draw:equation draw:name="f0" draw:formula="logwidth"/>
              <draw:equation draw:name="f1" draw:formula="logheight"/>
            </draw:enhanced-geometry>
          </draw:custom-shape>
          <draw:custom-shape draw:name="Google Shape;179;p 2" draw:style-name="gr10" draw:text-style-name="P5" draw:layer="layout" svg:width="0.001cm" svg:height="0.354cm" svg:x="21.79cm" svg:y="14.046cm">
            <text:p/>
            <draw:enhanced-geometry draw:mirror-horizontal="false" draw:mirror-vertical="false" svg:viewBox="0 0 0 0" drawooo:sub-view-size="1 3607" draw:text-areas="0 0 ?f0 ?f1" draw:type="ooxml-non-primitive" draw:enhanced-path="M 1 0 L 1 3607 F N">
              <draw:equation draw:name="f0" draw:formula="logwidth"/>
              <draw:equation draw:name="f1" draw:formula="logheight"/>
            </draw:enhanced-geometry>
          </draw:custom-shape>
          <draw:custom-shape draw:name="Google Shape;180;p 2" draw:style-name="gr10" draw:text-style-name="P5" draw:layer="layout" svg:width="0.001cm" svg:height="0.354cm" svg:x="21.708cm" svg:y="14.292cm">
            <text:p/>
            <draw:enhanced-geometry draw:mirror-horizontal="false" draw:mirror-vertical="false" svg:viewBox="0 0 0 0" drawooo:sub-view-size="1 3608" draw:text-areas="0 0 ?f0 ?f1" draw:type="ooxml-non-primitive" draw:enhanced-path="M 0 1 L 0 3607 F N">
              <draw:equation draw:name="f0" draw:formula="logwidth"/>
              <draw:equation draw:name="f1" draw:formula="logheight"/>
            </draw:enhanced-geometry>
          </draw:custom-shape>
          <draw:custom-shape draw:name="Google Shape;181;p 2" draw:style-name="gr8" draw:text-style-name="P5" draw:layer="layout" svg:width="0.001cm" svg:height="0.353cm" svg:x="21.628cm" svg:y="14.538cm">
            <text:p/>
            <draw:enhanced-geometry draw:mirror-horizontal="false" draw:mirror-vertical="false" svg:viewBox="0 0 0 0" drawooo:sub-view-size="1 3607" draw:text-areas="0 0 ?f0 ?f1" draw:type="ooxml-non-primitive" draw:enhanced-path="M 1 0 L 1 3607 F N">
              <draw:equation draw:name="f0" draw:formula="logwidth"/>
              <draw:equation draw:name="f1" draw:formula="logheight"/>
            </draw:enhanced-geometry>
          </draw:custom-shape>
          <draw:custom-shape draw:name="Google Shape;182;p 2" draw:style-name="gr10" draw:text-style-name="P5" draw:layer="layout" svg:width="0.001cm" svg:height="0.354cm" svg:x="21.547cm" svg:y="14.784cm">
            <text:p/>
            <draw:enhanced-geometry draw:mirror-horizontal="false" draw:mirror-vertical="false" svg:viewBox="0 0 0 0" drawooo:sub-view-size="1 3608" draw:text-areas="0 0 ?f0 ?f1" draw:type="ooxml-non-primitive" draw:enhanced-path="M 0 1 L 0 3607 F N">
              <draw:equation draw:name="f0" draw:formula="logwidth"/>
              <draw:equation draw:name="f1" draw:formula="logheight"/>
            </draw:enhanced-geometry>
          </draw:custom-shape>
          <draw:custom-shape draw:name="Google Shape;183;p 2" draw:style-name="gr10" draw:text-style-name="P5" draw:layer="layout" svg:width="0.001cm" svg:height="0.354cm" svg:x="21.466cm" svg:y="15.03cm">
            <text:p/>
            <draw:enhanced-geometry draw:mirror-horizontal="false" draw:mirror-vertical="false" svg:viewBox="0 0 0 0" drawooo:sub-view-size="1 3607" draw:text-areas="0 0 ?f0 ?f1" draw:type="ooxml-non-primitive" draw:enhanced-path="M 1 0 L 1 3607 F N">
              <draw:equation draw:name="f0" draw:formula="logwidth"/>
              <draw:equation draw:name="f1" draw:formula="logheight"/>
            </draw:enhanced-geometry>
          </draw:custom-shape>
          <draw:custom-shape draw:name="Google Shape;184;p 2" draw:style-name="gr10" draw:text-style-name="P5" draw:layer="layout" svg:width="0.001cm" svg:height="0.354cm" svg:x="21.385cm" svg:y="15.276cm">
            <text:p/>
            <draw:enhanced-geometry draw:mirror-horizontal="false" draw:mirror-vertical="false" svg:viewBox="0 0 0 0" drawooo:sub-view-size="1 3607" draw:text-areas="0 0 ?f0 ?f1" draw:type="ooxml-non-primitive" draw:enhanced-path="M 1 0 L 1 3606 F N">
              <draw:equation draw:name="f0" draw:formula="logwidth"/>
              <draw:equation draw:name="f1" draw:formula="logheight"/>
            </draw:enhanced-geometry>
          </draw:custom-shape>
          <draw:custom-shape draw:name="Google Shape;185;p 2" draw:style-name="gr8" draw:text-style-name="P5" draw:layer="layout" svg:width="0.001cm" svg:height="0.353cm" svg:x="22.191cm" svg:y="13.552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86;p 2" draw:style-name="gr8" draw:text-style-name="P5" draw:layer="layout" svg:width="0.001cm" svg:height="0.353cm" svg:x="22.111cm" svg:y="13.798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87;p 2" draw:style-name="gr9" draw:text-style-name="P5" draw:layer="layout" svg:width="0.001cm" svg:height="0.352cm" svg:x="22.03cm" svg:y="14.044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88;p 2" draw:style-name="gr9" draw:text-style-name="P5" draw:layer="layout" svg:width="0.001cm" svg:height="0.352cm" svg:x="21.95cm" svg:y="14.29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89;p 2" draw:style-name="gr8" draw:text-style-name="P5" draw:layer="layout" svg:width="0.001cm" svg:height="0.353cm" svg:x="21.868cm" svg:y="14.536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190;p 2" draw:style-name="gr8" draw:text-style-name="P5" draw:layer="layout" svg:width="0.001cm" svg:height="0.353cm" svg:x="21.79cm" svg:y="14.782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191;p 2" draw:style-name="gr8" draw:text-style-name="P5" draw:layer="layout" svg:width="0.001cm" svg:height="0.353cm" svg:x="21.708cm" svg:y="15.028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192;p 2" draw:style-name="gr8" draw:text-style-name="P5" draw:layer="layout" svg:width="0.001cm" svg:height="0.353cm" svg:x="21.628cm" svg:y="15.275cm">
            <text:p/>
            <draw:enhanced-geometry draw:mirror-horizontal="false" draw:mirror-vertical="false" svg:viewBox="0 0 0 0" drawooo:sub-view-size="1 3589" draw:text-areas="0 0 ?f0 ?f1" draw:type="ooxml-non-primitive" draw:enhanced-path="M 1 1 L 1 3588 F N">
              <draw:equation draw:name="f0" draw:formula="logwidth"/>
              <draw:equation draw:name="f1" draw:formula="logheight"/>
            </draw:enhanced-geometry>
          </draw:custom-shape>
          <draw:custom-shape draw:name="Google Shape;193;p 2" draw:style-name="gr8" draw:text-style-name="P5" draw:layer="layout" svg:width="0.001cm" svg:height="0.353cm" svg:x="22.191cm" svg:y="14.288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94;p 2" draw:style-name="gr8" draw:text-style-name="P5" draw:layer="layout" svg:width="0.001cm" svg:height="0.353cm" svg:x="22.111cm" svg:y="14.534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95;p 2" draw:style-name="gr8" draw:text-style-name="P5" draw:layer="layout" svg:width="0.001cm" svg:height="0.353cm" svg:x="22.03cm" svg:y="14.78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96;p 2" draw:style-name="gr8" draw:text-style-name="P5" draw:layer="layout" svg:width="0.001cm" svg:height="0.353cm" svg:x="21.95cm" svg:y="15.027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197;p 2" draw:style-name="gr8" draw:text-style-name="P5" draw:layer="layout" svg:width="0.001cm" svg:height="0.353cm" svg:x="21.868cm" svg:y="15.273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198;p 2" draw:style-name="gr8" draw:text-style-name="P5" draw:layer="layout" svg:width="0.001cm" svg:height="0.353cm" svg:x="22.191cm" svg:y="15.023cm">
            <text:p/>
            <draw:enhanced-geometry draw:mirror-horizontal="false" draw:mirror-vertical="false" svg:viewBox="0 0 0 0" drawooo:sub-view-size="1 3607" draw:text-areas="0 0 ?f0 ?f1" draw:type="ooxml-non-primitive" draw:enhanced-path="M 0 0 L 0 3606 F N">
              <draw:equation draw:name="f0" draw:formula="logwidth"/>
              <draw:equation draw:name="f1" draw:formula="logheight"/>
            </draw:enhanced-geometry>
          </draw:custom-shape>
          <draw:custom-shape draw:name="Google Shape;199;p 2" draw:style-name="gr10" draw:text-style-name="P5" draw:layer="layout" svg:width="0.001cm" svg:height="0.354cm" svg:x="22.111cm" svg:y="15.268cm">
            <text:p/>
            <draw:enhanced-geometry draw:mirror-horizontal="false" draw:mirror-vertical="false" svg:viewBox="0 0 0 0" drawooo:sub-view-size="1 3607" draw:text-areas="0 0 ?f0 ?f1" draw:type="ooxml-non-primitive" draw:enhanced-path="M 1 1 L 1 3607 F N">
              <draw:equation draw:name="f0" draw:formula="logwidth"/>
              <draw:equation draw:name="f1" draw:formula="logheight"/>
            </draw:enhanced-geometry>
          </draw:custom-shape>
          <draw:custom-shape draw:name="Google Shape;200;p 2" draw:style-name="gr8" draw:text-style-name="P5" draw:layer="layout" svg:width="0.001cm" svg:height="0.353cm" svg:x="21.95cm" svg:y="8.4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201;p 2" draw:style-name="gr9" draw:text-style-name="P5" draw:layer="layout" svg:width="0.001cm" svg:height="0.352cm" svg:x="21.868cm" svg:y="8.646cm">
            <text:p/>
            <draw:enhanced-geometry draw:mirror-horizontal="false" draw:mirror-vertical="false" svg:viewBox="0 0 0 0" drawooo:sub-view-size="1 3589" draw:text-areas="0 0 ?f0 ?f1" draw:type="ooxml-non-primitive" draw:enhanced-path="M 0 1 L 0 3588 F N">
              <draw:equation draw:name="f0" draw:formula="logwidth"/>
              <draw:equation draw:name="f1" draw:formula="logheight"/>
            </draw:enhanced-geometry>
          </draw:custom-shape>
          <draw:custom-shape draw:name="Google Shape;202;p 2" draw:style-name="gr8" draw:text-style-name="P5" draw:layer="layout" svg:width="0.001cm" svg:height="0.353cm" svg:x="21.788cm" svg:y="8.891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203;p 2" draw:style-name="gr8" draw:text-style-name="P5" draw:layer="layout" svg:width="0.001cm" svg:height="0.353cm" svg:x="21.707cm" svg:y="9.138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204;p 2" draw:style-name="gr8" draw:text-style-name="P5" draw:layer="layout" svg:width="0.001cm" svg:height="0.353cm" svg:x="21.626cm" svg:y="9.384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205;p 2" draw:style-name="gr8" draw:text-style-name="P5" draw:layer="layout" svg:width="0.001cm" svg:height="0.353cm" svg:x="21.545cm" svg:y="9.63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206;p 2" draw:style-name="gr8" draw:text-style-name="P5" draw:layer="layout" svg:width="0.001cm" svg:height="0.353cm" svg:x="21.465cm" svg:y="9.876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207;p 2" draw:style-name="gr8" draw:text-style-name="P5" draw:layer="layout" svg:width="0.001cm" svg:height="0.353cm" svg:x="21.383cm" svg:y="10.123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208;p 2" draw:style-name="gr9" draw:text-style-name="P5" draw:layer="layout" svg:width="0.001cm" svg:height="0.352cm" svg:x="21.303cm" svg:y="10.369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209;p 2" draw:style-name="gr8" draw:text-style-name="P5" draw:layer="layout" svg:width="0.001cm" svg:height="0.353cm" svg:x="21.222cm" svg:y="10.614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210;p 2" draw:style-name="gr8" draw:text-style-name="P5" draw:layer="layout" svg:width="0.001cm" svg:height="0.353cm" svg:x="21.142cm" svg:y="10.861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211;p 2" draw:style-name="gr8" draw:text-style-name="P5" draw:layer="layout" svg:width="0.001cm" svg:height="0.353cm" svg:x="21.06cm" svg:y="11.107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212;p 2" draw:style-name="gr8" draw:text-style-name="P5" draw:layer="layout" svg:width="0.001cm" svg:height="0.353cm" svg:x="20.98cm" svg:y="11.353cm">
            <text:p/>
            <draw:enhanced-geometry draw:mirror-horizontal="false" draw:mirror-vertical="false" svg:viewBox="0 0 0 0" drawooo:sub-view-size="1 3589" draw:text-areas="0 0 ?f0 ?f1" draw:type="ooxml-non-primitive" draw:enhanced-path="M 0 1 L 0 3588 F N">
              <draw:equation draw:name="f0" draw:formula="logwidth"/>
              <draw:equation draw:name="f1" draw:formula="logheight"/>
            </draw:enhanced-geometry>
          </draw:custom-shape>
          <draw:custom-shape draw:name="Google Shape;213;p 2" draw:style-name="gr10" draw:text-style-name="P5" draw:layer="layout" svg:width="0.001cm" svg:height="0.354cm" svg:x="20.899cm" svg:y="11.599cm">
            <text:p/>
            <draw:enhanced-geometry draw:mirror-horizontal="false" draw:mirror-vertical="false" svg:viewBox="0 0 0 0" drawooo:sub-view-size="1 3607" draw:text-areas="0 0 ?f0 ?f1" draw:type="ooxml-non-primitive" draw:enhanced-path="M 1 0 L 1 3607 F N">
              <draw:equation draw:name="f0" draw:formula="logwidth"/>
              <draw:equation draw:name="f1" draw:formula="logheight"/>
            </draw:enhanced-geometry>
          </draw:custom-shape>
          <draw:custom-shape draw:name="Google Shape;214;p 2" draw:style-name="gr10" draw:text-style-name="P5" draw:layer="layout" svg:width="0.002cm" svg:height="0.354cm" svg:x="20.817cm" svg:y="11.846cm">
            <text:p/>
            <draw:enhanced-geometry draw:mirror-horizontal="false" draw:mirror-vertical="false" svg:viewBox="0 0 0 0" drawooo:sub-view-size="1 3607" draw:text-areas="0 0 ?f0 ?f1" draw:type="ooxml-non-primitive" draw:enhanced-path="M 0 0 L 0 3606 F N">
              <draw:equation draw:name="f0" draw:formula="logwidth"/>
              <draw:equation draw:name="f1" draw:formula="logheight"/>
            </draw:enhanced-geometry>
          </draw:custom-shape>
          <draw:custom-shape draw:name="Google Shape;215;p 2" draw:style-name="gr8" draw:text-style-name="P5" draw:layer="layout" svg:width="0.001cm" svg:height="0.353cm" svg:x="20.737cm" svg:y="12.092cm">
            <text:p/>
            <draw:enhanced-geometry draw:mirror-horizontal="false" draw:mirror-vertical="false" svg:viewBox="0 0 0 0" drawooo:sub-view-size="1 3607" draw:text-areas="0 0 ?f0 ?f1" draw:type="ooxml-non-primitive" draw:enhanced-path="M 1 1 L 1 3607 F N">
              <draw:equation draw:name="f0" draw:formula="logwidth"/>
              <draw:equation draw:name="f1" draw:formula="logheight"/>
            </draw:enhanced-geometry>
          </draw:custom-shape>
          <draw:custom-shape draw:name="Google Shape;216;p 2" draw:style-name="gr10" draw:text-style-name="P5" draw:layer="layout" svg:width="0.001cm" svg:height="0.354cm" svg:x="20.657cm" svg:y="12.337cm">
            <text:p/>
            <draw:enhanced-geometry draw:mirror-horizontal="false" draw:mirror-vertical="false" svg:viewBox="0 0 0 0" drawooo:sub-view-size="1 3607" draw:text-areas="0 0 ?f0 ?f1" draw:type="ooxml-non-primitive" draw:enhanced-path="M 0 0 L 0 3606 F N">
              <draw:equation draw:name="f0" draw:formula="logwidth"/>
              <draw:equation draw:name="f1" draw:formula="logheight"/>
            </draw:enhanced-geometry>
          </draw:custom-shape>
          <draw:custom-shape draw:name="Google Shape;217;p 2" draw:style-name="gr10" draw:text-style-name="P5" draw:layer="layout" svg:width="0.001cm" svg:height="0.354cm" svg:x="20.577cm" svg:y="12.584cm">
            <text:p/>
            <draw:enhanced-geometry draw:mirror-horizontal="false" draw:mirror-vertical="false" svg:viewBox="0 0 0 0" drawooo:sub-view-size="1 3607" draw:text-areas="0 0 ?f0 ?f1" draw:type="ooxml-non-primitive" draw:enhanced-path="M 1 1 L 1 3607 F N">
              <draw:equation draw:name="f0" draw:formula="logwidth"/>
              <draw:equation draw:name="f1" draw:formula="logheight"/>
            </draw:enhanced-geometry>
          </draw:custom-shape>
          <draw:custom-shape draw:name="Google Shape;218;p 2" draw:style-name="gr8" draw:text-style-name="P5" draw:layer="layout" svg:width="0.001cm" svg:height="0.353cm" svg:x="21.705cm" svg:y="8.4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219;p 2" draw:style-name="gr9" draw:text-style-name="P5" draw:layer="layout" svg:width="0.002cm" svg:height="0.352cm" svg:x="21.624cm" svg:y="8.646cm">
            <text:p/>
            <draw:enhanced-geometry draw:mirror-horizontal="false" draw:mirror-vertical="false" svg:viewBox="0 0 0 0" drawooo:sub-view-size="1 3589" draw:text-areas="0 0 ?f0 ?f1" draw:type="ooxml-non-primitive" draw:enhanced-path="M 1 1 L 1 3588 F N">
              <draw:equation draw:name="f0" draw:formula="logwidth"/>
              <draw:equation draw:name="f1" draw:formula="logheight"/>
            </draw:enhanced-geometry>
          </draw:custom-shape>
          <draw:custom-shape draw:name="Google Shape;220;p 2" draw:style-name="gr8" draw:text-style-name="P5" draw:layer="layout" svg:width="0.001cm" svg:height="0.353cm" svg:x="21.543cm" svg:y="8.891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221;p 2" draw:style-name="gr8" draw:text-style-name="P5" draw:layer="layout" svg:width="0.001cm" svg:height="0.353cm" svg:x="21.462cm" svg:y="9.138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222;p 2" draw:style-name="gr8" draw:text-style-name="P5" draw:layer="layout" svg:width="0.001cm" svg:height="0.353cm" svg:x="21.382cm" svg:y="9.384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223;p 2" draw:style-name="gr8" draw:text-style-name="P5" draw:layer="layout" svg:width="0.001cm" svg:height="0.353cm" svg:x="21.3cm" svg:y="9.63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224;p 2" draw:style-name="gr8" draw:text-style-name="P5" draw:layer="layout" svg:width="0.001cm" svg:height="0.353cm" svg:x="21.22cm" svg:y="9.876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225;p 2" draw:style-name="gr8" draw:text-style-name="P5" draw:layer="layout" svg:width="0.001cm" svg:height="0.353cm" svg:x="21.139cm" svg:y="10.123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226;p 2" draw:style-name="gr9" draw:text-style-name="P5" draw:layer="layout" svg:width="0.001cm" svg:height="0.352cm" svg:x="21.059cm" svg:y="10.369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227;p 2" draw:style-name="gr8" draw:text-style-name="P5" draw:layer="layout" svg:width="0.001cm" svg:height="0.353cm" svg:x="20.977cm" svg:y="10.614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228;p 2" draw:style-name="gr8" draw:text-style-name="P5" draw:layer="layout" svg:width="0.001cm" svg:height="0.353cm" svg:x="20.897cm" svg:y="10.861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229;p 2" draw:style-name="gr8" draw:text-style-name="P5" draw:layer="layout" svg:width="0.002cm" svg:height="0.353cm" svg:x="20.817cm" svg:y="11.107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230;p 2" draw:style-name="gr8" draw:text-style-name="P5" draw:layer="layout" svg:width="0.001cm" svg:height="0.353cm" svg:x="20.737cm" svg:y="11.353cm">
            <text:p/>
            <draw:enhanced-geometry draw:mirror-horizontal="false" draw:mirror-vertical="false" svg:viewBox="0 0 0 0" drawooo:sub-view-size="1 3589" draw:text-areas="0 0 ?f0 ?f1" draw:type="ooxml-non-primitive" draw:enhanced-path="M 1 1 L 1 3588 F N">
              <draw:equation draw:name="f0" draw:formula="logwidth"/>
              <draw:equation draw:name="f1" draw:formula="logheight"/>
            </draw:enhanced-geometry>
          </draw:custom-shape>
          <draw:custom-shape draw:name="Google Shape;231;p 2" draw:style-name="gr10" draw:text-style-name="P5" draw:layer="layout" svg:width="0.001cm" svg:height="0.354cm" svg:x="20.657cm" svg:y="11.599cm">
            <text:p/>
            <draw:enhanced-geometry draw:mirror-horizontal="false" draw:mirror-vertical="false" svg:viewBox="0 0 0 0" drawooo:sub-view-size="1 3607" draw:text-areas="0 0 ?f0 ?f1" draw:type="ooxml-non-primitive" draw:enhanced-path="M 0 0 L 0 3607 F N">
              <draw:equation draw:name="f0" draw:formula="logwidth"/>
              <draw:equation draw:name="f1" draw:formula="logheight"/>
            </draw:enhanced-geometry>
          </draw:custom-shape>
          <draw:custom-shape draw:name="Google Shape;232;p 2" draw:style-name="gr10" draw:text-style-name="P5" draw:layer="layout" svg:width="0.001cm" svg:height="0.354cm" svg:x="20.575cm" svg:y="11.846cm">
            <text:p/>
            <draw:enhanced-geometry draw:mirror-horizontal="false" draw:mirror-vertical="false" svg:viewBox="0 0 0 0" drawooo:sub-view-size="1 3607" draw:text-areas="0 0 ?f0 ?f1" draw:type="ooxml-non-primitive" draw:enhanced-path="M 1 0 L 1 3606 F N">
              <draw:equation draw:name="f0" draw:formula="logwidth"/>
              <draw:equation draw:name="f1" draw:formula="logheight"/>
            </draw:enhanced-geometry>
          </draw:custom-shape>
          <draw:custom-shape draw:name="Google Shape;233;p 2" draw:style-name="gr8" draw:text-style-name="P5" draw:layer="layout" svg:width="0.001cm" svg:height="0.353cm" svg:x="21.46cm" svg:y="8.4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234;p 2" draw:style-name="gr9" draw:text-style-name="P5" draw:layer="layout" svg:width="0.001cm" svg:height="0.352cm" svg:x="21.38cm" svg:y="8.646cm">
            <text:p/>
            <draw:enhanced-geometry draw:mirror-horizontal="false" draw:mirror-vertical="false" svg:viewBox="0 0 0 0" drawooo:sub-view-size="1 3589" draw:text-areas="0 0 ?f0 ?f1" draw:type="ooxml-non-primitive" draw:enhanced-path="M 0 1 L 0 3588 F N">
              <draw:equation draw:name="f0" draw:formula="logwidth"/>
              <draw:equation draw:name="f1" draw:formula="logheight"/>
            </draw:enhanced-geometry>
          </draw:custom-shape>
          <draw:custom-shape draw:name="Google Shape;235;p 2" draw:style-name="gr8" draw:text-style-name="P5" draw:layer="layout" svg:width="0.001cm" svg:height="0.353cm" svg:x="21.299cm" svg:y="8.891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236;p 2" draw:style-name="gr8" draw:text-style-name="P5" draw:layer="layout" svg:width="0.001cm" svg:height="0.353cm" svg:x="21.218cm" svg:y="9.138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237;p 2" draw:style-name="gr8" draw:text-style-name="P5" draw:layer="layout" svg:width="0.001cm" svg:height="0.353cm" svg:x="21.137cm" svg:y="9.384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238;p 2" draw:style-name="gr8" draw:text-style-name="P5" draw:layer="layout" svg:width="0.001cm" svg:height="0.353cm" svg:x="21.057cm" svg:y="9.63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239;p 2" draw:style-name="gr8" draw:text-style-name="P5" draw:layer="layout" svg:width="0.001cm" svg:height="0.353cm" svg:x="20.976cm" svg:y="9.876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240;p 2" draw:style-name="gr8" draw:text-style-name="P5" draw:layer="layout" svg:width="0.001cm" svg:height="0.353cm" svg:x="20.895cm" svg:y="10.123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241;p 2" draw:style-name="gr9" draw:text-style-name="P5" draw:layer="layout" svg:width="0.001cm" svg:height="0.352cm" svg:x="20.816cm" svg:y="10.369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242;p 2" draw:style-name="gr8" draw:text-style-name="P5" draw:layer="layout" svg:width="0.001cm" svg:height="0.353cm" svg:x="20.735cm" svg:y="10.614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243;p 2" draw:style-name="gr8" draw:text-style-name="P5" draw:layer="layout" svg:width="0.001cm" svg:height="0.353cm" svg:x="20.654cm" svg:y="10.861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244;p 2" draw:style-name="gr8" draw:text-style-name="P5" draw:layer="layout" svg:width="0.001cm" svg:height="0.353cm" svg:x="20.574cm" svg:y="11.107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245;p 2" draw:style-name="gr8" draw:text-style-name="P5" draw:layer="layout" svg:width="0.001cm" svg:height="0.353cm" svg:x="21.217cm" svg:y="8.4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246;p 2" draw:style-name="gr9" draw:text-style-name="P5" draw:layer="layout" svg:width="0.001cm" svg:height="0.352cm" svg:x="21.135cm" svg:y="8.646cm">
            <text:p/>
            <draw:enhanced-geometry draw:mirror-horizontal="false" draw:mirror-vertical="false" svg:viewBox="0 0 0 0" drawooo:sub-view-size="1 3589" draw:text-areas="0 0 ?f0 ?f1" draw:type="ooxml-non-primitive" draw:enhanced-path="M 1 1 L 1 3588 F N">
              <draw:equation draw:name="f0" draw:formula="logwidth"/>
              <draw:equation draw:name="f1" draw:formula="logheight"/>
            </draw:enhanced-geometry>
          </draw:custom-shape>
          <draw:custom-shape draw:name="Google Shape;247;p 2" draw:style-name="gr8" draw:text-style-name="P5" draw:layer="layout" svg:width="0.001cm" svg:height="0.353cm" svg:x="21.057cm" svg:y="8.891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248;p 2" draw:style-name="gr8" draw:text-style-name="P5" draw:layer="layout" svg:width="0.001cm" svg:height="0.353cm" svg:x="20.976cm" svg:y="9.138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249;p 2" draw:style-name="gr8" draw:text-style-name="P5" draw:layer="layout" svg:width="0.001cm" svg:height="0.353cm" svg:x="20.895cm" svg:y="9.384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250;p 2" draw:style-name="gr8" draw:text-style-name="P5" draw:layer="layout" svg:width="0.001cm" svg:height="0.353cm" svg:x="20.814cm" svg:y="9.63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251;p 2" draw:style-name="gr8" draw:text-style-name="P5" draw:layer="layout" svg:width="0.001cm" svg:height="0.353cm" svg:x="20.734cm" svg:y="9.876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252;p 2" draw:style-name="gr8" draw:text-style-name="P5" draw:layer="layout" svg:width="0.001cm" svg:height="0.353cm" svg:x="20.652cm" svg:y="10.123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253;p 2" draw:style-name="gr9" draw:text-style-name="P5" draw:layer="layout" svg:width="0.001cm" svg:height="0.352cm" svg:x="20.572cm" svg:y="10.369cm">
            <text:p/>
            <draw:enhanced-geometry draw:mirror-horizontal="false" draw:mirror-vertical="false" svg:viewBox="0 0 0 0" drawooo:sub-view-size="1 3588" draw:text-areas="0 0 ?f0 ?f1" draw:type="ooxml-non-primitive" draw:enhanced-path="M 1 1 L 1 3588 F N">
              <draw:equation draw:name="f0" draw:formula="logwidth"/>
              <draw:equation draw:name="f1" draw:formula="logheight"/>
            </draw:enhanced-geometry>
          </draw:custom-shape>
          <draw:custom-shape draw:name="Google Shape;254;p 2" draw:style-name="gr8" draw:text-style-name="P5" draw:layer="layout" svg:width="0.001cm" svg:height="0.353cm" svg:x="20.974cm" svg:y="8.4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255;p 2" draw:style-name="gr9" draw:text-style-name="P5" draw:layer="layout" svg:width="0.001cm" svg:height="0.352cm" svg:x="20.894cm" svg:y="8.646cm">
            <text:p/>
            <draw:enhanced-geometry draw:mirror-horizontal="false" draw:mirror-vertical="false" svg:viewBox="0 0 0 0" drawooo:sub-view-size="1 3589" draw:text-areas="0 0 ?f0 ?f1" draw:type="ooxml-non-primitive" draw:enhanced-path="M 0 1 L 0 3588 F N">
              <draw:equation draw:name="f0" draw:formula="logwidth"/>
              <draw:equation draw:name="f1" draw:formula="logheight"/>
            </draw:enhanced-geometry>
          </draw:custom-shape>
          <draw:custom-shape draw:name="Google Shape;256;p 2" draw:style-name="gr8" draw:text-style-name="P5" draw:layer="layout" svg:width="0.001cm" svg:height="0.353cm" svg:x="20.812cm" svg:y="8.891cm">
            <text:p/>
            <draw:enhanced-geometry draw:mirror-horizontal="false" draw:mirror-vertical="false" svg:viewBox="0 0 0 0" drawooo:sub-view-size="1 3588" draw:text-areas="0 0 ?f0 ?f1" draw:type="ooxml-non-primitive" draw:enhanced-path="M 1 0 L 1 3588 F N">
              <draw:equation draw:name="f0" draw:formula="logwidth"/>
              <draw:equation draw:name="f1" draw:formula="logheight"/>
            </draw:enhanced-geometry>
          </draw:custom-shape>
          <draw:custom-shape draw:name="Google Shape;257;p 2" draw:style-name="gr8" draw:text-style-name="P5" draw:layer="layout" svg:width="0.001cm" svg:height="0.353cm" svg:x="20.732cm" svg:y="9.138cm">
            <text:p/>
            <draw:enhanced-geometry draw:mirror-horizontal="false" draw:mirror-vertical="false" svg:viewBox="0 0 0 0" drawooo:sub-view-size="1 3588" draw:text-areas="0 0 ?f0 ?f1" draw:type="ooxml-non-primitive" draw:enhanced-path="M 0 0 L 0 3587 F N">
              <draw:equation draw:name="f0" draw:formula="logwidth"/>
              <draw:equation draw:name="f1" draw:formula="logheight"/>
            </draw:enhanced-geometry>
          </draw:custom-shape>
          <draw:custom-shape draw:name="Google Shape;258;p 2" draw:style-name="gr8" draw:text-style-name="P5" draw:layer="layout" svg:width="0.001cm" svg:height="0.353cm" svg:x="20.651cm" svg:y="9.384cm">
            <text:p/>
            <draw:enhanced-geometry draw:mirror-horizontal="false" draw:mirror-vertical="false" svg:viewBox="0 0 0 0" drawooo:sub-view-size="1 3588" draw:text-areas="0 0 ?f0 ?f1" draw:type="ooxml-non-primitive" draw:enhanced-path="M 0 1 L 0 3588 F N">
              <draw:equation draw:name="f0" draw:formula="logwidth"/>
              <draw:equation draw:name="f1" draw:formula="logheight"/>
            </draw:enhanced-geometry>
          </draw:custom-shape>
          <draw:custom-shape draw:name="Google Shape;259;p 2" draw:style-name="gr8" draw:text-style-name="P5" draw:layer="layout" svg:width="0.002cm" svg:height="0.353cm" svg:x="20.569cm" svg:y="9.63cm">
            <text:p/>
            <draw:enhanced-geometry draw:mirror-horizontal="false" draw:mirror-vertical="false" svg:viewBox="0 0 0 0" drawooo:sub-view-size="1 3588" draw:text-areas="0 0 ?f0 ?f1" draw:type="ooxml-non-primitive" draw:enhanced-path="M 1 0 L 1 3587 F N">
              <draw:equation draw:name="f0" draw:formula="logwidth"/>
              <draw:equation draw:name="f1" draw:formula="logheight"/>
            </draw:enhanced-geometry>
          </draw:custom-shape>
          <draw:custom-shape draw:name="Google Shape;260;p 2" draw:style-name="gr8" draw:text-style-name="P5" draw:layer="layout" svg:width="0.001cm" svg:height="0.353cm" svg:x="20.729cm" svg:y="8.4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261;p 2" draw:style-name="gr9" draw:text-style-name="P5" draw:layer="layout" svg:width="0.001cm" svg:height="0.352cm" svg:x="20.649cm" svg:y="8.646cm">
            <text:p/>
            <draw:enhanced-geometry draw:mirror-horizontal="false" draw:mirror-vertical="false" svg:viewBox="0 0 0 0" drawooo:sub-view-size="1 3589" draw:text-areas="0 0 ?f0 ?f1" draw:type="ooxml-non-primitive" draw:enhanced-path="M 1 1 L 1 3588 F N">
              <draw:equation draw:name="f0" draw:formula="logwidth"/>
              <draw:equation draw:name="f1" draw:formula="logheight"/>
            </draw:enhanced-geometry>
          </draw:custom-shape>
          <draw:custom-shape draw:name="Google Shape;262;p 2" draw:style-name="gr8" draw:text-style-name="P5" draw:layer="layout" svg:width="0.001cm" svg:height="0.353cm" svg:x="20.568cm" svg:y="8.891cm">
            <text:p/>
            <draw:enhanced-geometry draw:mirror-horizontal="false" draw:mirror-vertical="false" svg:viewBox="0 0 0 0" drawooo:sub-view-size="1 3588" draw:text-areas="0 0 ?f0 ?f1" draw:type="ooxml-non-primitive" draw:enhanced-path="M 0 0 L 0 3588 F N">
              <draw:equation draw:name="f0" draw:formula="logwidth"/>
              <draw:equation draw:name="f1" draw:formula="logheight"/>
            </draw:enhanced-geometry>
          </draw:custom-shape>
          <draw:custom-shape draw:name="Google Shape;263;p 2" draw:style-name="gr11" draw:text-style-name="P6" draw:layer="layout" svg:width="1.45cm" svg:height="6.348cm" svg:x="18.585cm" svg:y="9.414cm">
            <text:p/>
            <draw:enhanced-geometry draw:mirror-horizontal="false" draw:mirror-vertical="false" svg:viewBox="0 0 0 0" drawooo:sub-view-size="14731 64474" draw:text-areas="0 0 ?f0 ?f1" draw:type="ooxml-non-primitive" draw:enhanced-path="M 1 1 L 1 64474 14731 64474 14731 1 Z N">
              <draw:equation draw:name="f0" draw:formula="logwidth"/>
              <draw:equation draw:name="f1" draw:formula="logheight"/>
            </draw:enhanced-geometry>
          </draw:custom-shape>
          <draw:custom-shape draw:name="Google Shape;264;p 2" draw:style-name="gr12" draw:text-style-name="P5" draw:layer="layout" svg:width="1.447cm" svg:height="6.333cm" svg:x="18.582cm" svg:y="9.395cm">
            <text:p/>
            <draw:enhanced-geometry draw:mirror-horizontal="false" draw:mirror-vertical="false" svg:viewBox="0 0 0 0" drawooo:sub-view-size="14712 64321" draw:text-areas="0 0 ?f0 ?f1" draw:type="ooxml-non-primitive" draw:enhanced-path="M 14711 0 L 0 0 0 64320 14711 64320 Z F N">
              <draw:equation draw:name="f0" draw:formula="logwidth"/>
              <draw:equation draw:name="f1" draw:formula="logheight"/>
            </draw:enhanced-geometry>
          </draw:custom-shape>
          <draw:custom-shape draw:name="Google Shape;265;p 2" draw:style-name="gr13" draw:text-style-name="P5" draw:layer="layout" svg:width="0.001cm" svg:height="6.333cm" svg:x="19.241cm" svg:y="9.395cm">
            <text:p/>
            <draw:enhanced-geometry draw:mirror-horizontal="false" draw:mirror-vertical="false" svg:viewBox="0 0 0 0" drawooo:sub-view-size="1 64321" draw:text-areas="0 0 ?f0 ?f1" draw:type="ooxml-non-primitive" draw:enhanced-path="M 1 0 L 1 64320 F N">
              <draw:equation draw:name="f0" draw:formula="logwidth"/>
              <draw:equation draw:name="f1" draw:formula="logheight"/>
            </draw:enhanced-geometry>
          </draw:custom-shape>
          <draw:custom-shape draw:name="Google Shape;266;p 2" draw:style-name="gr13" draw:text-style-name="P5" draw:layer="layout" svg:width="0.001cm" svg:height="6.333cm" svg:x="19.315cm" svg:y="9.395cm">
            <text:p/>
            <draw:enhanced-geometry draw:mirror-horizontal="false" draw:mirror-vertical="false" svg:viewBox="0 0 0 0" drawooo:sub-view-size="1 64321" draw:text-areas="0 0 ?f0 ?f1" draw:type="ooxml-non-primitive" draw:enhanced-path="M 1 0 L 1 64320 F N">
              <draw:equation draw:name="f0" draw:formula="logwidth"/>
              <draw:equation draw:name="f1" draw:formula="logheight"/>
            </draw:enhanced-geometry>
          </draw:custom-shape>
          <draw:custom-shape draw:name="Google Shape;267;p 2" draw:style-name="gr13" draw:text-style-name="P5" draw:layer="layout" svg:width="0.001cm" svg:height="6.333cm" svg:x="18.95cm" svg:y="9.395cm">
            <text:p/>
            <draw:enhanced-geometry draw:mirror-horizontal="false" draw:mirror-vertical="false" svg:viewBox="0 0 0 0" drawooo:sub-view-size="1 64321" draw:text-areas="0 0 ?f0 ?f1" draw:type="ooxml-non-primitive" draw:enhanced-path="M 0 0 L 0 64320 F N">
              <draw:equation draw:name="f0" draw:formula="logwidth"/>
              <draw:equation draw:name="f1" draw:formula="logheight"/>
            </draw:enhanced-geometry>
          </draw:custom-shape>
          <draw:custom-shape draw:name="Google Shape;268;p 2" draw:style-name="gr14" draw:text-style-name="P5" draw:layer="layout" svg:width="0.29cm" svg:height="0.001cm" svg:x="18.95cm" svg:y="9.525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269;p 2" draw:style-name="gr15" draw:text-style-name="P5" draw:layer="layout" svg:width="0.715cm" svg:height="0.001cm" svg:x="19.315cm" svg:y="9.525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270;p 2" draw:style-name="gr14" draw:text-style-name="P5" draw:layer="layout" svg:width="0.29cm" svg:height="0.001cm" svg:x="18.95cm" svg:y="9.659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271;p 2" draw:style-name="gr15" draw:text-style-name="P5" draw:layer="layout" svg:width="0.715cm" svg:height="0.001cm" svg:x="19.315cm" svg:y="9.659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272;p 2" draw:style-name="gr14" draw:text-style-name="P5" draw:layer="layout" svg:width="0.29cm" svg:height="0.001cm" svg:x="18.95cm" svg:y="9.792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273;p 2" draw:style-name="gr15" draw:text-style-name="P5" draw:layer="layout" svg:width="0.715cm" svg:height="0.001cm" svg:x="19.315cm" svg:y="9.792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274;p 2" draw:style-name="gr14" draw:text-style-name="P5" draw:layer="layout" svg:width="0.29cm" svg:height="0.001cm" svg:x="18.95cm" svg:y="9.927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275;p 2" draw:style-name="gr15" draw:text-style-name="P5" draw:layer="layout" svg:width="0.715cm" svg:height="0.001cm" svg:x="19.315cm" svg:y="9.927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276;p 2" draw:style-name="gr14" draw:text-style-name="P5" draw:layer="layout" svg:width="0.29cm" svg:height="0.001cm" svg:x="18.95cm" svg:y="10.06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277;p 2" draw:style-name="gr15" draw:text-style-name="P5" draw:layer="layout" svg:width="0.715cm" svg:height="0.001cm" svg:x="19.315cm" svg:y="10.06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278;p 2" draw:style-name="gr16" draw:text-style-name="P5" draw:layer="layout" svg:width="0.29cm" svg:height="0.002cm" svg:x="18.95cm" svg:y="10.194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279;p 2" draw:style-name="gr17" draw:text-style-name="P5" draw:layer="layout" svg:width="0.715cm" svg:height="0.002cm" svg:x="19.315cm" svg:y="10.194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280;p 2" draw:style-name="gr14" draw:text-style-name="P5" draw:layer="layout" svg:width="0.29cm" svg:height="0.001cm" svg:x="18.95cm" svg:y="10.327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281;p 2" draw:style-name="gr15" draw:text-style-name="P5" draw:layer="layout" svg:width="0.715cm" svg:height="0.001cm" svg:x="19.315cm" svg:y="10.327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282;p 2" draw:style-name="gr14" draw:text-style-name="P5" draw:layer="layout" svg:width="0.29cm" svg:height="0.001cm" svg:x="18.95cm" svg:y="10.462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283;p 2" draw:style-name="gr15" draw:text-style-name="P5" draw:layer="layout" svg:width="0.715cm" svg:height="0.001cm" svg:x="19.315cm" svg:y="10.462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284;p 2" draw:style-name="gr14" draw:text-style-name="P5" draw:layer="layout" svg:width="0.29cm" svg:height="0.001cm" svg:x="18.95cm" svg:y="10.596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285;p 2" draw:style-name="gr15" draw:text-style-name="P5" draw:layer="layout" svg:width="0.715cm" svg:height="0.001cm" svg:x="19.315cm" svg:y="10.596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286;p 2" draw:style-name="gr14" draw:text-style-name="P5" draw:layer="layout" svg:width="0.29cm" svg:height="0.001cm" svg:x="18.95cm" svg:y="10.729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287;p 2" draw:style-name="gr15" draw:text-style-name="P5" draw:layer="layout" svg:width="0.715cm" svg:height="0.001cm" svg:x="19.315cm" svg:y="10.729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288;p 2" draw:style-name="gr16" draw:text-style-name="P5" draw:layer="layout" svg:width="0.29cm" svg:height="0.002cm" svg:x="18.95cm" svg:y="10.862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289;p 2" draw:style-name="gr17" draw:text-style-name="P5" draw:layer="layout" svg:width="0.715cm" svg:height="0.002cm" svg:x="19.315cm" svg:y="10.862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290;p 2" draw:style-name="gr14" draw:text-style-name="P5" draw:layer="layout" svg:width="0.29cm" svg:height="0.001cm" svg:x="18.95cm" svg:y="10.998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291;p 2" draw:style-name="gr15" draw:text-style-name="P5" draw:layer="layout" svg:width="0.715cm" svg:height="0.001cm" svg:x="19.315cm" svg:y="10.998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292;p 2" draw:style-name="gr14" draw:text-style-name="P5" draw:layer="layout" svg:width="0.29cm" svg:height="0.001cm" svg:x="18.95cm" svg:y="11.131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293;p 2" draw:style-name="gr15" draw:text-style-name="P5" draw:layer="layout" svg:width="0.715cm" svg:height="0.001cm" svg:x="19.315cm" svg:y="11.131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294;p 2" draw:style-name="gr14" draw:text-style-name="P5" draw:layer="layout" svg:width="0.29cm" svg:height="0.001cm" svg:x="18.95cm" svg:y="11.265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295;p 2" draw:style-name="gr15" draw:text-style-name="P5" draw:layer="layout" svg:width="0.715cm" svg:height="0.001cm" svg:x="19.315cm" svg:y="11.265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296;p 2" draw:style-name="gr14" draw:text-style-name="P5" draw:layer="layout" svg:width="0.29cm" svg:height="0.001cm" svg:x="18.95cm" svg:y="11.4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297;p 2" draw:style-name="gr15" draw:text-style-name="P5" draw:layer="layout" svg:width="0.715cm" svg:height="0.001cm" svg:x="19.315cm" svg:y="11.4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298;p 2" draw:style-name="gr14" draw:text-style-name="P5" draw:layer="layout" svg:width="0.29cm" svg:height="0.001cm" svg:x="18.95cm" svg:y="11.534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299;p 2" draw:style-name="gr15" draw:text-style-name="P5" draw:layer="layout" svg:width="0.715cm" svg:height="0.001cm" svg:x="19.315cm" svg:y="11.534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00;p 2" draw:style-name="gr14" draw:text-style-name="P5" draw:layer="layout" svg:width="0.29cm" svg:height="0.001cm" svg:x="18.95cm" svg:y="11.667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01;p 2" draw:style-name="gr15" draw:text-style-name="P5" draw:layer="layout" svg:width="0.715cm" svg:height="0.001cm" svg:x="19.315cm" svg:y="11.667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02;p 2" draw:style-name="gr16" draw:text-style-name="P5" draw:layer="layout" svg:width="0.29cm" svg:height="0.002cm" svg:x="18.95cm" svg:y="11.8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03;p 2" draw:style-name="gr17" draw:text-style-name="P5" draw:layer="layout" svg:width="0.715cm" svg:height="0.002cm" svg:x="19.315cm" svg:y="11.8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04;p 2" draw:style-name="gr14" draw:text-style-name="P5" draw:layer="layout" svg:width="0.29cm" svg:height="0.001cm" svg:x="18.95cm" svg:y="11.936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05;p 2" draw:style-name="gr15" draw:text-style-name="P5" draw:layer="layout" svg:width="0.715cm" svg:height="0.001cm" svg:x="19.315cm" svg:y="11.936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06;p 2" draw:style-name="gr16" draw:text-style-name="P5" draw:layer="layout" svg:width="0.29cm" svg:height="0.002cm" svg:x="18.95cm" svg:y="12.069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07;p 2" draw:style-name="gr17" draw:text-style-name="P5" draw:layer="layout" svg:width="0.715cm" svg:height="0.002cm" svg:x="19.315cm" svg:y="12.069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08;p 2" draw:style-name="gr14" draw:text-style-name="P5" draw:layer="layout" svg:width="0.29cm" svg:height="0.001cm" svg:x="18.95cm" svg:y="12.203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09;p 2" draw:style-name="gr15" draw:text-style-name="P5" draw:layer="layout" svg:width="0.715cm" svg:height="0.001cm" svg:x="19.315cm" svg:y="12.203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10;p 2" draw:style-name="gr14" draw:text-style-name="P5" draw:layer="layout" svg:width="0.29cm" svg:height="0.001cm" svg:x="18.95cm" svg:y="12.336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11;p 2" draw:style-name="gr15" draw:text-style-name="P5" draw:layer="layout" svg:width="0.715cm" svg:height="0.001cm" svg:x="19.315cm" svg:y="12.336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12;p 2" draw:style-name="gr14" draw:text-style-name="P5" draw:layer="layout" svg:width="0.29cm" svg:height="0.001cm" svg:x="18.95cm" svg:y="12.471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13;p 2" draw:style-name="gr15" draw:text-style-name="P5" draw:layer="layout" svg:width="0.715cm" svg:height="0.001cm" svg:x="19.315cm" svg:y="12.471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14;p 2" draw:style-name="gr14" draw:text-style-name="P5" draw:layer="layout" svg:width="0.29cm" svg:height="0.001cm" svg:x="18.95cm" svg:y="12.604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15;p 2" draw:style-name="gr15" draw:text-style-name="P5" draw:layer="layout" svg:width="0.715cm" svg:height="0.001cm" svg:x="19.315cm" svg:y="12.604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16;p 2" draw:style-name="gr16" draw:text-style-name="P5" draw:layer="layout" svg:width="0.29cm" svg:height="0.002cm" svg:x="18.95cm" svg:y="12.737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17;p 2" draw:style-name="gr17" draw:text-style-name="P5" draw:layer="layout" svg:width="0.715cm" svg:height="0.002cm" svg:x="19.315cm" svg:y="12.737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18;p 2" draw:style-name="gr14" draw:text-style-name="P5" draw:layer="layout" svg:width="0.29cm" svg:height="0.001cm" svg:x="18.95cm" svg:y="12.873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19;p 2" draw:style-name="gr15" draw:text-style-name="P5" draw:layer="layout" svg:width="0.715cm" svg:height="0.001cm" svg:x="19.315cm" svg:y="12.873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20;p 2" draw:style-name="gr16" draw:text-style-name="P5" draw:layer="layout" svg:width="0.29cm" svg:height="0.002cm" svg:x="18.95cm" svg:y="13.006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21;p 2" draw:style-name="gr17" draw:text-style-name="P5" draw:layer="layout" svg:width="0.715cm" svg:height="0.002cm" svg:x="19.315cm" svg:y="13.006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22;p 2" draw:style-name="gr14" draw:text-style-name="P5" draw:layer="layout" svg:width="0.29cm" svg:height="0.001cm" svg:x="18.95cm" svg:y="13.14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23;p 2" draw:style-name="gr15" draw:text-style-name="P5" draw:layer="layout" svg:width="0.715cm" svg:height="0.001cm" svg:x="19.315cm" svg:y="13.14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24;p 2" draw:style-name="gr14" draw:text-style-name="P5" draw:layer="layout" svg:width="0.29cm" svg:height="0.001cm" svg:x="18.95cm" svg:y="13.273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25;p 2" draw:style-name="gr15" draw:text-style-name="P5" draw:layer="layout" svg:width="0.715cm" svg:height="0.001cm" svg:x="19.315cm" svg:y="13.273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26;p 2" draw:style-name="gr14" draw:text-style-name="P5" draw:layer="layout" svg:width="0.29cm" svg:height="0.001cm" svg:x="18.95cm" svg:y="13.409cm">
            <text:p/>
            <draw:enhanced-geometry draw:mirror-horizontal="false" draw:mirror-vertical="false" svg:viewBox="0 0 0 0" drawooo:sub-view-size="2958 120000" draw:text-areas="0 0 ?f0 ?f1" draw:type="ooxml-non-primitive" draw:enhanced-path="M 0 0 L 2958 0 F N">
              <draw:equation draw:name="f0" draw:formula="logwidth"/>
              <draw:equation draw:name="f1" draw:formula="logheight"/>
            </draw:enhanced-geometry>
          </draw:custom-shape>
          <draw:custom-shape draw:name="Google Shape;327;p 2" draw:style-name="gr15" draw:text-style-name="P5" draw:layer="layout" svg:width="0.715cm" svg:height="0.001cm" svg:x="19.315cm" svg:y="13.409cm">
            <text:p/>
            <draw:enhanced-geometry draw:mirror-horizontal="false" draw:mirror-vertical="false" svg:viewBox="0 0 0 0" drawooo:sub-view-size="7271 120000" draw:text-areas="0 0 ?f0 ?f1" draw:type="ooxml-non-primitive" draw:enhanced-path="M 1 0 L 7270 0 F N">
              <draw:equation draw:name="f0" draw:formula="logwidth"/>
              <draw:equation draw:name="f1" draw:formula="logheight"/>
            </draw:enhanced-geometry>
          </draw:custom-shape>
          <draw:custom-shape draw:name="Google Shape;328;p 2" draw:style-name="gr14" draw:text-style-name="P5" draw:layer="layout" svg:width="0.29cm" svg:height="0.001cm" svg:x="18.95cm" svg:y="13.542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29;p 2" draw:style-name="gr15" draw:text-style-name="P5" draw:layer="layout" svg:width="0.715cm" svg:height="0.001cm" svg:x="19.315cm" svg:y="13.542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30;p 2" draw:style-name="gr14" draw:text-style-name="P5" draw:layer="layout" svg:width="0.29cm" svg:height="0.001cm" svg:x="18.95cm" svg:y="13.676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31;p 2" draw:style-name="gr15" draw:text-style-name="P5" draw:layer="layout" svg:width="0.715cm" svg:height="0.001cm" svg:x="19.315cm" svg:y="13.676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32;p 2" draw:style-name="gr14" draw:text-style-name="P5" draw:layer="layout" svg:width="0.29cm" svg:height="0.001cm" svg:x="18.95cm" svg:y="13.809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33;p 2" draw:style-name="gr15" draw:text-style-name="P5" draw:layer="layout" svg:width="0.715cm" svg:height="0.001cm" svg:x="19.315cm" svg:y="13.809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34;p 2" draw:style-name="gr14" draw:text-style-name="P5" draw:layer="layout" svg:width="0.29cm" svg:height="0.001cm" svg:x="18.95cm" svg:y="13.945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35;p 2" draw:style-name="gr15" draw:text-style-name="P5" draw:layer="layout" svg:width="0.715cm" svg:height="0.001cm" svg:x="19.315cm" svg:y="13.945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36;p 2" draw:style-name="gr14" draw:text-style-name="P5" draw:layer="layout" svg:width="0.29cm" svg:height="0.001cm" svg:x="18.95cm" svg:y="14.078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37;p 2" draw:style-name="gr15" draw:text-style-name="P5" draw:layer="layout" svg:width="0.715cm" svg:height="0.001cm" svg:x="19.315cm" svg:y="14.078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38;p 2" draw:style-name="gr14" draw:text-style-name="P5" draw:layer="layout" svg:width="0.29cm" svg:height="0.001cm" svg:x="18.95cm" svg:y="14.211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39;p 2" draw:style-name="gr15" draw:text-style-name="P5" draw:layer="layout" svg:width="0.715cm" svg:height="0.001cm" svg:x="19.315cm" svg:y="14.211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40;p 2" draw:style-name="gr14" draw:text-style-name="P5" draw:layer="layout" svg:width="0.29cm" svg:height="0.001cm" svg:x="18.95cm" svg:y="14.345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41;p 2" draw:style-name="gr15" draw:text-style-name="P5" draw:layer="layout" svg:width="0.715cm" svg:height="0.001cm" svg:x="19.315cm" svg:y="14.345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42;p 2" draw:style-name="gr14" draw:text-style-name="P5" draw:layer="layout" svg:width="0.29cm" svg:height="0.001cm" svg:x="18.95cm" svg:y="14.479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43;p 2" draw:style-name="gr15" draw:text-style-name="P5" draw:layer="layout" svg:width="0.715cm" svg:height="0.001cm" svg:x="19.315cm" svg:y="14.479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44;p 2" draw:style-name="gr14" draw:text-style-name="P5" draw:layer="layout" svg:width="0.29cm" svg:height="0.001cm" svg:x="18.95cm" svg:y="14.614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45;p 2" draw:style-name="gr15" draw:text-style-name="P5" draw:layer="layout" svg:width="0.715cm" svg:height="0.001cm" svg:x="19.315cm" svg:y="14.614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46;p 2" draw:style-name="gr14" draw:text-style-name="P5" draw:layer="layout" svg:width="0.29cm" svg:height="0.001cm" svg:x="18.95cm" svg:y="14.747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47;p 2" draw:style-name="gr15" draw:text-style-name="P5" draw:layer="layout" svg:width="0.715cm" svg:height="0.001cm" svg:x="19.315cm" svg:y="14.747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48;p 2" draw:style-name="gr16" draw:text-style-name="P5" draw:layer="layout" svg:width="0.29cm" svg:height="0.002cm" svg:x="18.95cm" svg:y="14.881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49;p 2" draw:style-name="gr17" draw:text-style-name="P5" draw:layer="layout" svg:width="0.715cm" svg:height="0.002cm" svg:x="19.315cm" svg:y="14.881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50;p 2" draw:style-name="gr14" draw:text-style-name="P5" draw:layer="layout" svg:width="0.29cm" svg:height="0.001cm" svg:x="18.95cm" svg:y="15.015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51;p 2" draw:style-name="gr15" draw:text-style-name="P5" draw:layer="layout" svg:width="0.715cm" svg:height="0.001cm" svg:x="19.315cm" svg:y="15.015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52;p 2" draw:style-name="gr14" draw:text-style-name="P5" draw:layer="layout" svg:width="0.29cm" svg:height="0.001cm" svg:x="18.95cm" svg:y="15.148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53;p 2" draw:style-name="gr15" draw:text-style-name="P5" draw:layer="layout" svg:width="0.715cm" svg:height="0.001cm" svg:x="19.315cm" svg:y="15.148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54;p 2" draw:style-name="gr14" draw:text-style-name="P5" draw:layer="layout" svg:width="0.29cm" svg:height="0.001cm" svg:x="18.95cm" svg:y="15.282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55;p 2" draw:style-name="gr15" draw:text-style-name="P5" draw:layer="layout" svg:width="0.715cm" svg:height="0.001cm" svg:x="19.315cm" svg:y="15.282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56;p 2" draw:style-name="gr14" draw:text-style-name="P5" draw:layer="layout" svg:width="0.29cm" svg:height="0.001cm" svg:x="18.95cm" svg:y="15.417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357;p 2" draw:style-name="gr15" draw:text-style-name="P5" draw:layer="layout" svg:width="0.715cm" svg:height="0.001cm" svg:x="19.315cm" svg:y="15.417cm">
            <text:p/>
            <draw:enhanced-geometry draw:mirror-horizontal="false" draw:mirror-vertical="false" svg:viewBox="0 0 0 0" drawooo:sub-view-size="7271 1" draw:text-areas="0 0 ?f0 ?f1" draw:type="ooxml-non-primitive" draw:enhanced-path="M 1 0 L 7270 0 F N">
              <draw:equation draw:name="f0" draw:formula="logwidth"/>
              <draw:equation draw:name="f1" draw:formula="logheight"/>
            </draw:enhanced-geometry>
          </draw:custom-shape>
          <draw:custom-shape draw:name="Google Shape;358;p 2" draw:style-name="gr14" draw:text-style-name="P5" draw:layer="layout" svg:width="0.29cm" svg:height="0.001cm" svg:x="18.95cm" svg:y="15.551cm">
            <text:p/>
            <draw:enhanced-geometry draw:mirror-horizontal="false" draw:mirror-vertical="false" svg:viewBox="0 0 0 0" drawooo:sub-view-size="2958 1" draw:text-areas="0 0 ?f0 ?f1" draw:type="ooxml-non-primitive" draw:enhanced-path="M 0 1 L 2958 1 F N">
              <draw:equation draw:name="f0" draw:formula="logwidth"/>
              <draw:equation draw:name="f1" draw:formula="logheight"/>
            </draw:enhanced-geometry>
          </draw:custom-shape>
          <draw:custom-shape draw:name="Google Shape;359;p 2" draw:style-name="gr15" draw:text-style-name="P5" draw:layer="layout" svg:width="0.715cm" svg:height="0.001cm" svg:x="19.315cm" svg:y="15.551cm">
            <text:p/>
            <draw:enhanced-geometry draw:mirror-horizontal="false" draw:mirror-vertical="false" svg:viewBox="0 0 0 0" drawooo:sub-view-size="7271 1" draw:text-areas="0 0 ?f0 ?f1" draw:type="ooxml-non-primitive" draw:enhanced-path="M 1 1 L 7270 1 F N">
              <draw:equation draw:name="f0" draw:formula="logwidth"/>
              <draw:equation draw:name="f1" draw:formula="logheight"/>
            </draw:enhanced-geometry>
          </draw:custom-shape>
          <draw:custom-shape draw:name="Google Shape;360;p 2" draw:style-name="gr18" draw:text-style-name="P7" draw:layer="layout" svg:width="14.65cm" svg:height="4.6cm" svg:x="5.718cm" svg:y="11.139cm">
            <text:p/>
            <draw:enhanced-geometry draw:mirror-horizontal="false" draw:mirror-vertical="false" svg:viewBox="0 0 0 0" drawooo:sub-view-size="148771 46729" draw:text-areas="0 0 ?f0 ?f1" draw:type="ooxml-non-primitive" draw:enhanced-path="M 45488 1 L 45488 1279 44591 1279 45488 2176 45488 7270 44591 7270 45488 8167 45488 16200 35318 16200 35318 14903 25530 14903 25530 16200 24499 16200 25530 17135 25530 21619 0 21619 0 28889 763 29671 763 46729 147989 46729 147989 29671 148771 28889 148771 21619 123222 21619 123222 17135 124272 16200 123222 16200 123222 14903 113434 14903 113434 16200 103283 16200 103283 8167 104180 7270 103283 7270 103283 2176 104180 1279 103283 1279 103283 1 Z N">
              <draw:equation draw:name="f0" draw:formula="logwidth"/>
              <draw:equation draw:name="f1" draw:formula="logheight"/>
            </draw:enhanced-geometry>
          </draw:custom-shape>
          <draw:custom-shape draw:name="Google Shape;361;p 2" draw:style-name="gr19" draw:text-style-name="P5" draw:layer="layout" svg:width="14.649cm" svg:height="4.602cm" svg:x="5.677cm" svg:y="11.126cm">
            <text:p/>
            <draw:enhanced-geometry draw:mirror-horizontal="false" draw:mirror-vertical="false" svg:viewBox="0 0 0 0" drawooo:sub-view-size="148772 46748" draw:text-areas="0 0 ?f0 ?f1" draw:type="ooxml-non-primitive" draw:enhanced-path="M 123222 21637 L 123222 17134 124272 16219 123222 16219 123222 14921 113453 14921 113453 16219 103283 16219 103283 8167 104180 7270 103283 7270 103283 2194 104180 1298 103283 1298 103283 0 74376 0 74033 0 45488 0 45488 1298 44591 1298 45488 2194 45488 7270 44591 7270 45488 8167 45488 16219 35318 16219 35318 14921 25549 14921 25549 16219 24500 16219 25549 17134 25549 21637 0 21637 0 28907 783 29689 783 46747 74300 46747 74453 46747 147989 46747 147989 29689 148771 28907 148771 21637 Z F N">
              <draw:equation draw:name="f0" draw:formula="logwidth"/>
              <draw:equation draw:name="f1" draw:formula="logheight"/>
            </draw:enhanced-geometry>
          </draw:custom-shape>
          <draw:custom-shape draw:name="Google Shape;362;p 2" draw:style-name="gr20" draw:text-style-name="P5" draw:layer="layout" svg:width="0.986cm" svg:height="0.375cm" svg:x="12.015cm" svg:y="13.889cm">
            <text:p/>
            <draw:enhanced-geometry draw:mirror-horizontal="false" draw:mirror-vertical="false" svg:viewBox="0 0 0 0" drawooo:sub-view-size="10019 3817" draw:text-areas="0 0 ?f0 ?f1" draw:type="ooxml-non-primitive" draw:enhanced-path="M 10018 1 L 1 1 1 840 764 1622 764 3817 10018 3817 F N">
              <draw:equation draw:name="f0" draw:formula="logwidth"/>
              <draw:equation draw:name="f1" draw:formula="logheight"/>
            </draw:enhanced-geometry>
          </draw:custom-shape>
          <draw:custom-shape draw:name="Google Shape;363;p 2" draw:style-name="gr21" draw:text-style-name="P5" draw:layer="layout" svg:width="0.988cm" svg:height="0.375cm" svg:x="10.077cm" svg:y="13.889cm">
            <text:p/>
            <draw:enhanced-geometry draw:mirror-horizontal="false" draw:mirror-vertical="false" svg:viewBox="0 0 0 0" drawooo:sub-view-size="10038 3817" draw:text-areas="0 0 ?f0 ?f1" draw:type="ooxml-non-primitive" draw:enhanced-path="M 10037 1 L 1 1 1 840 783 1622 783 3817 10037 3817 F N">
              <draw:equation draw:name="f0" draw:formula="logwidth"/>
              <draw:equation draw:name="f1" draw:formula="logheight"/>
            </draw:enhanced-geometry>
          </draw:custom-shape>
          <draw:custom-shape draw:name="Google Shape;364;p 2" draw:style-name="gr22" draw:text-style-name="P5" draw:layer="layout" svg:width="0.074cm" svg:height="0.157cm" svg:x="12.09cm" svg:y="14.265cm">
            <text:p/>
            <draw:enhanced-geometry draw:mirror-horizontal="false" draw:mirror-vertical="false" svg:viewBox="0 0 0 0" drawooo:sub-view-size="764 1604" draw:text-areas="0 0 ?f0 ?f1" draw:type="ooxml-non-primitive" draw:enhanced-path="M 0 1 L 267 1603 763 1603 F N">
              <draw:equation draw:name="f0" draw:formula="logwidth"/>
              <draw:equation draw:name="f1" draw:formula="logheight"/>
            </draw:enhanced-geometry>
          </draw:custom-shape>
          <draw:custom-shape draw:name="Google Shape;365;p 2" draw:style-name="gr23" draw:text-style-name="P5" draw:layer="layout" svg:width="0.047cm" svg:height="1.305cm" svg:x="12.117cm" svg:y="14.423cm">
            <text:p/>
            <draw:enhanced-geometry draw:mirror-horizontal="false" draw:mirror-vertical="false" svg:viewBox="0 0 0 0" drawooo:sub-view-size="497 13262" draw:text-areas="0 0 ?f0 ?f1" draw:type="ooxml-non-primitive" draw:enhanced-path="M 0 0 L 0 13261 496 13261 F N">
              <draw:equation draw:name="f0" draw:formula="logwidth"/>
              <draw:equation draw:name="f1" draw:formula="logheight"/>
            </draw:enhanced-geometry>
          </draw:custom-shape>
          <draw:custom-shape draw:name="Google Shape;366;p 2" draw:style-name="gr22" draw:text-style-name="P5" draw:layer="layout" svg:width="0.074cm" svg:height="0.157cm" svg:x="12.165cm" svg:y="14.265cm">
            <text:p/>
            <draw:enhanced-geometry draw:mirror-horizontal="false" draw:mirror-vertical="false" svg:viewBox="0 0 0 0" drawooo:sub-view-size="764 1604" draw:text-areas="0 0 ?f0 ?f1" draw:type="ooxml-non-primitive" draw:enhanced-path="M 764 1 L 496 1603 0 1603 F N">
              <draw:equation draw:name="f0" draw:formula="logwidth"/>
              <draw:equation draw:name="f1" draw:formula="logheight"/>
            </draw:enhanced-geometry>
          </draw:custom-shape>
          <draw:custom-shape draw:name="Google Shape;367;p 2" draw:style-name="gr23" draw:text-style-name="P5" draw:layer="layout" svg:width="0.047cm" svg:height="1.305cm" svg:x="12.165cm" svg:y="14.423cm">
            <text:p/>
            <draw:enhanced-geometry draw:mirror-horizontal="false" draw:mirror-vertical="false" svg:viewBox="0 0 0 0" drawooo:sub-view-size="497 13262" draw:text-areas="0 0 ?f0 ?f1" draw:type="ooxml-non-primitive" draw:enhanced-path="M 496 0 L 496 13261 0 13261 F N">
              <draw:equation draw:name="f0" draw:formula="logwidth"/>
              <draw:equation draw:name="f1" draw:formula="logheight"/>
            </draw:enhanced-geometry>
          </draw:custom-shape>
          <draw:custom-shape draw:name="Google Shape;368;p 2" draw:style-name="gr22" draw:text-style-name="P5" draw:layer="layout" svg:width="0.074cm" svg:height="0.157cm" svg:x="12.434cm" svg:y="14.265cm">
            <text:p/>
            <draw:enhanced-geometry draw:mirror-horizontal="false" draw:mirror-vertical="false" svg:viewBox="0 0 0 0" drawooo:sub-view-size="765 1604" draw:text-areas="0 0 ?f0 ?f1" draw:type="ooxml-non-primitive" draw:enhanced-path="M 1 1 L 268 1603 764 1603 F N">
              <draw:equation draw:name="f0" draw:formula="logwidth"/>
              <draw:equation draw:name="f1" draw:formula="logheight"/>
            </draw:enhanced-geometry>
          </draw:custom-shape>
          <draw:custom-shape draw:name="Google Shape;369;p 2" draw:style-name="gr23" draw:text-style-name="P5" draw:layer="layout" svg:width="0.048cm" svg:height="1.305cm" svg:x="12.46cm" svg:y="14.423cm">
            <text:p/>
            <draw:enhanced-geometry draw:mirror-horizontal="false" draw:mirror-vertical="false" svg:viewBox="0 0 0 0" drawooo:sub-view-size="497 13262" draw:text-areas="0 0 ?f0 ?f1" draw:type="ooxml-non-primitive" draw:enhanced-path="M 0 0 L 0 13261 496 13261 F N">
              <draw:equation draw:name="f0" draw:formula="logwidth"/>
              <draw:equation draw:name="f1" draw:formula="logheight"/>
            </draw:enhanced-geometry>
          </draw:custom-shape>
          <draw:custom-shape draw:name="Google Shape;370;p 2" draw:style-name="gr22" draw:text-style-name="P5" draw:layer="layout" svg:width="0.073cm" svg:height="0.157cm" svg:x="12.509cm" svg:y="14.265cm">
            <text:p/>
            <draw:enhanced-geometry draw:mirror-horizontal="false" draw:mirror-vertical="false" svg:viewBox="0 0 0 0" drawooo:sub-view-size="745 1604" draw:text-areas="0 0 ?f0 ?f1" draw:type="ooxml-non-primitive" draw:enhanced-path="M 744 1 L 477 1603 0 1603 F N">
              <draw:equation draw:name="f0" draw:formula="logwidth"/>
              <draw:equation draw:name="f1" draw:formula="logheight"/>
            </draw:enhanced-geometry>
          </draw:custom-shape>
          <draw:custom-shape draw:name="Google Shape;371;p 2" draw:style-name="gr23" draw:text-style-name="P5" draw:layer="layout" svg:width="0.046cm" svg:height="1.305cm" svg:x="12.509cm" svg:y="14.423cm">
            <text:p/>
            <draw:enhanced-geometry draw:mirror-horizontal="false" draw:mirror-vertical="false" svg:viewBox="0 0 0 0" drawooo:sub-view-size="478 13262" draw:text-areas="0 0 ?f0 ?f1" draw:type="ooxml-non-primitive" draw:enhanced-path="M 477 0 L 477 13261 0 13261 F N">
              <draw:equation draw:name="f0" draw:formula="logwidth"/>
              <draw:equation draw:name="f1" draw:formula="logheight"/>
            </draw:enhanced-geometry>
          </draw:custom-shape>
          <draw:custom-shape draw:name="Google Shape;372;p 2" draw:style-name="gr24" draw:text-style-name="P5" draw:layer="layout" svg:width="0.896cm" svg:height="0.063cm" svg:x="12.104cm" svg:y="14.046cm">
            <text:p/>
            <draw:enhanced-geometry draw:mirror-horizontal="false" draw:mirror-vertical="false" svg:viewBox="0 0 0 0" drawooo:sub-view-size="9103 650" draw:text-areas="0 0 ?f0 ?f1" draw:type="ooxml-non-primitive" draw:enhanced-path="M 9102 0 L 9102 649 8453 649 8453 0 7805 0 7805 649 7156 649 7156 0 6507 0 6507 649 5859 649 5859 0 5210 0 5210 649 4561 649 4561 0 3912 0 3912 649 3264 649 3264 0 2596 0 2596 649 1947 649 1947 0 1298 0 1298 649 650 649 650 0 1 0 F N">
              <draw:equation draw:name="f0" draw:formula="logwidth"/>
              <draw:equation draw:name="f1" draw:formula="logheight"/>
            </draw:enhanced-geometry>
          </draw:custom-shape>
          <draw:custom-shape draw:name="Google Shape;373;p 2" draw:style-name="gr25" draw:text-style-name="P5" draw:layer="layout" svg:width="0.967cm" svg:height="0.063cm" svg:x="10.154cm" svg:y="14.046cm">
            <text:p/>
            <draw:enhanced-geometry draw:mirror-horizontal="false" draw:mirror-vertical="false" svg:viewBox="0 0 0 0" drawooo:sub-view-size="9827 650" draw:text-areas="0 0 ?f0 ?f1" draw:type="ooxml-non-primitive" draw:enhanced-path="M 0 0 L 649 0 649 649 1298 649 1298 0 1946 0 1946 649 2595 649 2595 0 3244 0 3244 649 3893 649 3893 0 4541 0 4541 649 5209 649 5209 0 5858 0 5858 649 6507 649 6507 0 7155 0 7155 649 7804 649 7804 0 8453 0 8453 649 9102 649 9102 0 9827 0 F N">
              <draw:equation draw:name="f0" draw:formula="logwidth"/>
              <draw:equation draw:name="f1" draw:formula="logheight"/>
            </draw:enhanced-geometry>
          </draw:custom-shape>
          <draw:custom-shape draw:name="Google Shape;374;p 2" draw:style-name="gr26" draw:text-style-name="P5" draw:layer="layout" svg:width="0.985cm" svg:height="0.375cm" svg:x="10.211cm" svg:y="13.889cm">
            <text:p/>
            <draw:enhanced-geometry draw:mirror-horizontal="false" draw:mirror-vertical="false" svg:viewBox="0 0 0 0" drawooo:sub-view-size="10018 3817" draw:text-areas="0 0 ?f0 ?f1" draw:type="ooxml-non-primitive" draw:enhanced-path="M 1 1 L 10018 1 10018 840 9255 1622 9255 3817 1 3817 F N">
              <draw:equation draw:name="f0" draw:formula="logwidth"/>
              <draw:equation draw:name="f1" draw:formula="logheight"/>
            </draw:enhanced-geometry>
          </draw:custom-shape>
          <draw:custom-shape draw:name="Google Shape;375;p 2" draw:style-name="gr27" draw:text-style-name="P5" draw:layer="layout" svg:width="0.817cm" svg:height="0.002cm" svg:x="11.197cm" svg:y="13.889cm">
            <text:p/>
            <draw:enhanced-geometry draw:mirror-horizontal="false" draw:mirror-vertical="false" svg:viewBox="0 0 0 0" drawooo:sub-view-size="8301 1" draw:text-areas="0 0 ?f0 ?f1" draw:type="ooxml-non-primitive" draw:enhanced-path="M 1 1 L 8301 1 F N">
              <draw:equation draw:name="f0" draw:formula="logwidth"/>
              <draw:equation draw:name="f1" draw:formula="logheight"/>
            </draw:enhanced-geometry>
          </draw:custom-shape>
          <draw:custom-shape draw:name="Google Shape;376;p 2" draw:style-name="gr28" draw:text-style-name="P5" draw:layer="layout" svg:width="0.2cm" svg:height="1.463cm" svg:x="10.154cm" svg:y="14.265cm">
            <text:p/>
            <draw:enhanced-geometry draw:mirror-horizontal="false" draw:mirror-vertical="false" svg:viewBox="0 0 0 0" drawooo:sub-view-size="2042 14865" draw:text-areas="0 0 ?f0 ?f1" draw:type="ooxml-non-primitive" draw:enhanced-path="M 0 1 L 0 14864 2042 14864 2042 1 F N">
              <draw:equation draw:name="f0" draw:formula="logwidth"/>
              <draw:equation draw:name="f1" draw:formula="logheight"/>
            </draw:enhanced-geometry>
          </draw:custom-shape>
          <draw:custom-shape draw:name="Google Shape;377;p 2" draw:style-name="gr28" draw:text-style-name="P5" draw:layer="layout" svg:width="0.199cm" svg:height="1.463cm" svg:x="10.922cm" svg:y="14.265cm">
            <text:p/>
            <draw:enhanced-geometry draw:mirror-horizontal="false" draw:mirror-vertical="false" svg:viewBox="0 0 0 0" drawooo:sub-view-size="2042 14865" draw:text-areas="0 0 ?f0 ?f1" draw:type="ooxml-non-primitive" draw:enhanced-path="M 0 1 L 0 14864 2042 14864 2042 1 F N">
              <draw:equation draw:name="f0" draw:formula="logwidth"/>
              <draw:equation draw:name="f1" draw:formula="logheight"/>
            </draw:enhanced-geometry>
          </draw:custom-shape>
          <draw:custom-shape draw:name="Google Shape;378;p 2" draw:style-name="gr29" draw:text-style-name="P5" draw:layer="layout" svg:width="0.11cm" svg:height="1.318cm" svg:x="10.664cm" svg:y="14.41cm">
            <text:p/>
            <draw:enhanced-geometry draw:mirror-horizontal="false" draw:mirror-vertical="false" svg:viewBox="0 0 0 0" drawooo:sub-view-size="1126 13396" draw:text-areas="0 0 ?f0 ?f1" draw:type="ooxml-non-primitive" draw:enhanced-path="M 0 1 C 649 115 1126 688 1126 1356 L 1126 13395 F N">
              <draw:equation draw:name="f0" draw:formula="logwidth"/>
              <draw:equation draw:name="f1" draw:formula="logheight"/>
            </draw:enhanced-geometry>
          </draw:custom-shape>
          <draw:custom-shape draw:name="Google Shape;379;p 2" draw:style-name="gr29" draw:text-style-name="P5" draw:layer="layout" svg:width="0.108cm" svg:height="1.318cm" svg:x="10.503cm" svg:y="14.41cm">
            <text:p/>
            <draw:enhanced-geometry draw:mirror-horizontal="false" draw:mirror-vertical="false" svg:viewBox="0 0 0 0" drawooo:sub-view-size="1107 13396" draw:text-areas="0 0 ?f0 ?f1" draw:type="ooxml-non-primitive" draw:enhanced-path="M 0 13395 L 0 1356 C 0 688 477 134 1107 1 F N">
              <draw:equation draw:name="f0" draw:formula="logwidth"/>
              <draw:equation draw:name="f1" draw:formula="logheight"/>
            </draw:enhanced-geometry>
          </draw:custom-shape>
          <draw:custom-shape draw:name="Google Shape;380;p 2" draw:style-name="gr30" draw:text-style-name="P5" draw:layer="layout" svg:width="0.068cm" svg:height="0.104cm" svg:x="10.604cm" svg:y="14.353cm">
            <text:p/>
            <draw:enhanced-geometry draw:mirror-horizontal="false" draw:mirror-vertical="false" svg:viewBox="0 0 0 0" drawooo:sub-view-size="707 1069" draw:text-areas="0 0 ?f0 ?f1" draw:type="ooxml-non-primitive" draw:enhanced-path="M 535 1069 L 172 1069 0 1 706 1 Z F N">
              <draw:equation draw:name="f0" draw:formula="logwidth"/>
              <draw:equation draw:name="f1" draw:formula="logheight"/>
            </draw:enhanced-geometry>
          </draw:custom-shape>
          <draw:custom-shape draw:name="Google Shape;381;p 2" draw:style-name="gr30" draw:text-style-name="P5" draw:layer="layout" svg:width="0.068cm" svg:height="0.104cm" svg:x="10.604cm" svg:y="12.897cm">
            <text:p/>
            <draw:enhanced-geometry draw:mirror-horizontal="false" draw:mirror-vertical="false" svg:viewBox="0 0 0 0" drawooo:sub-view-size="707 1069" draw:text-areas="0 0 ?f0 ?f1" draw:type="ooxml-non-primitive" draw:enhanced-path="M 535 1069 L 172 1069 0 0 706 0 Z F N">
              <draw:equation draw:name="f0" draw:formula="logwidth"/>
              <draw:equation draw:name="f1" draw:formula="logheight"/>
            </draw:enhanced-geometry>
          </draw:custom-shape>
          <draw:custom-shape draw:name="Google Shape;382;p 2" draw:style-name="gr30" draw:text-style-name="P5" draw:layer="layout" svg:width="0.068cm" svg:height="0.104cm" svg:x="8.639cm" svg:y="12.897cm">
            <text:p/>
            <draw:enhanced-geometry draw:mirror-horizontal="false" draw:mirror-vertical="false" svg:viewBox="0 0 0 0" drawooo:sub-view-size="707 1069" draw:text-areas="0 0 ?f0 ?f1" draw:type="ooxml-non-primitive" draw:enhanced-path="M 534 1069 L 191 1069 0 0 706 0 Z F N">
              <draw:equation draw:name="f0" draw:formula="logwidth"/>
              <draw:equation draw:name="f1" draw:formula="logheight"/>
            </draw:enhanced-geometry>
          </draw:custom-shape>
          <draw:custom-shape draw:name="Google Shape;383;p 2" draw:style-name="gr30" draw:text-style-name="P5" draw:layer="layout" svg:width="0.071cm" svg:height="0.104cm" svg:x="8.332cm" svg:y="12.897cm">
            <text:p/>
            <draw:enhanced-geometry draw:mirror-horizontal="false" draw:mirror-vertical="false" svg:viewBox="0 0 0 0" drawooo:sub-view-size="726 1069" draw:text-areas="0 0 ?f0 ?f1" draw:type="ooxml-non-primitive" draw:enhanced-path="M 534 1069 L 191 1069 0 0 725 0 Z F N">
              <draw:equation draw:name="f0" draw:formula="logwidth"/>
              <draw:equation draw:name="f1" draw:formula="logheight"/>
            </draw:enhanced-geometry>
          </draw:custom-shape>
          <draw:custom-shape draw:name="Google Shape;384;p 2" draw:style-name="gr30" draw:text-style-name="P5" draw:layer="layout" svg:width="0.068cm" svg:height="0.104cm" svg:x="8.945cm" svg:y="12.897cm">
            <text:p/>
            <draw:enhanced-geometry draw:mirror-horizontal="false" draw:mirror-vertical="false" svg:viewBox="0 0 0 0" drawooo:sub-view-size="707 1069" draw:text-areas="0 0 ?f0 ?f1" draw:type="ooxml-non-primitive" draw:enhanced-path="M 535 1069 L 172 1069 0 0 706 0 Z F N">
              <draw:equation draw:name="f0" draw:formula="logwidth"/>
              <draw:equation draw:name="f1" draw:formula="logheight"/>
            </draw:enhanced-geometry>
          </draw:custom-shape>
          <draw:custom-shape draw:name="Google Shape;385;p 2" draw:style-name="gr26" draw:text-style-name="P5" draw:layer="layout" svg:width="0.985cm" svg:height="0.375cm" svg:x="8.114cm" svg:y="13.889cm">
            <text:p/>
            <draw:enhanced-geometry draw:mirror-horizontal="false" draw:mirror-vertical="false" svg:viewBox="0 0 0 0" drawooo:sub-view-size="10019 3817" draw:text-areas="0 0 ?f0 ?f1" draw:type="ooxml-non-primitive" draw:enhanced-path="M 10018 1 L 1 1 1 840 764 1622 764 3817 10018 3817 F N">
              <draw:equation draw:name="f0" draw:formula="logwidth"/>
              <draw:equation draw:name="f1" draw:formula="logheight"/>
            </draw:enhanced-geometry>
          </draw:custom-shape>
          <draw:custom-shape draw:name="Google Shape;386;p 2" draw:style-name="gr31" draw:text-style-name="P5" draw:layer="layout" svg:width="0.969cm" svg:height="0.063cm" svg:x="8.189cm" svg:y="14.046cm">
            <text:p/>
            <draw:enhanced-geometry draw:mirror-horizontal="false" draw:mirror-vertical="false" svg:viewBox="0 0 0 0" drawooo:sub-view-size="9847 650" draw:text-areas="0 0 ?f0 ?f1" draw:type="ooxml-non-primitive" draw:enhanced-path="M 1 0 L 650 0 650 649 1298 649 1298 0 1947 0 1947 649 2615 649 2615 0 3264 0 3264 649 3912 649 3912 0 4561 0 4561 649 5210 649 5210 0 5859 0 5859 649 6507 649 6507 0 7156 0 7156 649 7805 649 7805 0 8454 0 8454 649 9121 649 9121 0 9847 0 F N">
              <draw:equation draw:name="f0" draw:formula="logwidth"/>
              <draw:equation draw:name="f1" draw:formula="logheight"/>
            </draw:enhanced-geometry>
          </draw:custom-shape>
          <draw:custom-shape draw:name="Google Shape;387;p 2" draw:style-name="gr20" draw:text-style-name="P5" draw:layer="layout" svg:width="0.986cm" svg:height="0.375cm" svg:x="8.247cm" svg:y="13.889cm">
            <text:p/>
            <draw:enhanced-geometry draw:mirror-horizontal="false" draw:mirror-vertical="false" svg:viewBox="0 0 0 0" drawooo:sub-view-size="10018 3817" draw:text-areas="0 0 ?f0 ?f1" draw:type="ooxml-non-primitive" draw:enhanced-path="M 0 1 L 10018 1 10018 840 9255 1622 9255 3817 0 3817 F N">
              <draw:equation draw:name="f0" draw:formula="logwidth"/>
              <draw:equation draw:name="f1" draw:formula="logheight"/>
            </draw:enhanced-geometry>
          </draw:custom-shape>
          <draw:custom-shape draw:name="Google Shape;388;p 2" draw:style-name="gr28" draw:text-style-name="P5" draw:layer="layout" svg:width="0.2cm" svg:height="1.463cm" svg:x="8.189cm" svg:y="14.265cm">
            <text:p/>
            <draw:enhanced-geometry draw:mirror-horizontal="false" draw:mirror-vertical="false" svg:viewBox="0 0 0 0" drawooo:sub-view-size="2043 14865" draw:text-areas="0 0 ?f0 ?f1" draw:type="ooxml-non-primitive" draw:enhanced-path="M 1 1 L 1 14864 2043 14864 F N">
              <draw:equation draw:name="f0" draw:formula="logwidth"/>
              <draw:equation draw:name="f1" draw:formula="logheight"/>
            </draw:enhanced-geometry>
          </draw:custom-shape>
          <draw:custom-shape draw:name="Google Shape;389;p 2" draw:style-name="gr28" draw:text-style-name="P5" draw:layer="layout" svg:width="0.202cm" svg:height="1.463cm" svg:x="8.956cm" svg:y="14.265cm">
            <text:p/>
            <draw:enhanced-geometry draw:mirror-horizontal="false" draw:mirror-vertical="false" svg:viewBox="0 0 0 0" drawooo:sub-view-size="2062 14865" draw:text-areas="0 0 ?f0 ?f1" draw:type="ooxml-non-primitive" draw:enhanced-path="M 1 14864 L 2062 14864 2062 1 F N">
              <draw:equation draw:name="f0" draw:formula="logwidth"/>
              <draw:equation draw:name="f1" draw:formula="logheight"/>
            </draw:enhanced-geometry>
          </draw:custom-shape>
          <draw:custom-shape draw:name="Google Shape;390;p 2" draw:style-name="gr29" draw:text-style-name="P5" draw:layer="layout" svg:width="0.108cm" svg:height="1.318cm" svg:x="8.7cm" svg:y="14.41cm">
            <text:p/>
            <draw:enhanced-geometry draw:mirror-horizontal="false" draw:mirror-vertical="false" svg:viewBox="0 0 0 0" drawooo:sub-view-size="1108 13396" draw:text-areas="0 0 ?f0 ?f1" draw:type="ooxml-non-primitive" draw:enhanced-path="M 1 1 C 631 115 1108 688 1108 1356 L 1108 13395 F N">
              <draw:equation draw:name="f0" draw:formula="logwidth"/>
              <draw:equation draw:name="f1" draw:formula="logheight"/>
            </draw:enhanced-geometry>
          </draw:custom-shape>
          <draw:custom-shape draw:name="Google Shape;391;p 2" draw:style-name="gr29" draw:text-style-name="P5" draw:layer="layout" svg:width="0.108cm" svg:height="1.318cm" svg:x="8.537cm" svg:y="14.41cm">
            <text:p/>
            <draw:enhanced-geometry draw:mirror-horizontal="false" draw:mirror-vertical="false" svg:viewBox="0 0 0 0" drawooo:sub-view-size="1108 13396" draw:text-areas="0 0 ?f0 ?f1" draw:type="ooxml-non-primitive" draw:enhanced-path="M 1 13395 L 1 1356 C 1 688 478 134 1108 1 F N">
              <draw:equation draw:name="f0" draw:formula="logwidth"/>
              <draw:equation draw:name="f1" draw:formula="logheight"/>
            </draw:enhanced-geometry>
          </draw:custom-shape>
          <draw:custom-shape draw:name="Google Shape;392;p 2" draw:style-name="gr30" draw:text-style-name="P5" draw:layer="layout" svg:width="0.068cm" svg:height="0.104cm" svg:x="8.639cm" svg:y="14.353cm">
            <text:p/>
            <draw:enhanced-geometry draw:mirror-horizontal="false" draw:mirror-vertical="false" svg:viewBox="0 0 0 0" drawooo:sub-view-size="707 1069" draw:text-areas="0 0 ?f0 ?f1" draw:type="ooxml-non-primitive" draw:enhanced-path="M 534 1069 L 191 1069 0 1 706 1 Z F N">
              <draw:equation draw:name="f0" draw:formula="logwidth"/>
              <draw:equation draw:name="f1" draw:formula="logheight"/>
            </draw:enhanced-geometry>
          </draw:custom-shape>
          <draw:custom-shape draw:name="Google Shape;393;p 2" draw:style-name="gr14" draw:text-style-name="P5" draw:layer="layout" svg:width="0.143cm" svg:height="0.001cm" svg:x="10.739cm" svg:y="14.671cm">
            <text:p/>
            <draw:enhanced-geometry draw:mirror-horizontal="false" draw:mirror-vertical="false" svg:viewBox="0 0 0 0" drawooo:sub-view-size="1470 1" draw:text-areas="0 0 ?f0 ?f1" draw:type="ooxml-non-primitive" draw:enhanced-path="M 0 0 L 1469 0 F N">
              <draw:equation draw:name="f0" draw:formula="logwidth"/>
              <draw:equation draw:name="f1" draw:formula="logheight"/>
            </draw:enhanced-geometry>
          </draw:custom-shape>
          <draw:custom-shape draw:name="Google Shape;394;p 2" draw:style-name="gr14" draw:text-style-name="P5" draw:layer="layout" svg:width="0.143cm" svg:height="0.001cm" svg:x="10.739cm" svg:y="14.732cm">
            <text:p/>
            <draw:enhanced-geometry draw:mirror-horizontal="false" draw:mirror-vertical="false" svg:viewBox="0 0 0 0" drawooo:sub-view-size="1470 1" draw:text-areas="0 0 ?f0 ?f1" draw:type="ooxml-non-primitive" draw:enhanced-path="M 0 1 L 1469 1 F N">
              <draw:equation draw:name="f0" draw:formula="logwidth"/>
              <draw:equation draw:name="f1" draw:formula="logheight"/>
            </draw:enhanced-geometry>
          </draw:custom-shape>
          <draw:custom-shape draw:name="Google Shape;395;p 2" draw:style-name="gr14" draw:text-style-name="P5" draw:layer="layout" svg:width="0.143cm" svg:height="0.001cm" svg:x="10.394cm" svg:y="14.671cm">
            <text:p/>
            <draw:enhanced-geometry draw:mirror-horizontal="false" draw:mirror-vertical="false" svg:viewBox="0 0 0 0" drawooo:sub-view-size="1470 1" draw:text-areas="0 0 ?f0 ?f1" draw:type="ooxml-non-primitive" draw:enhanced-path="M 0 0 L 1470 0 F N">
              <draw:equation draw:name="f0" draw:formula="logwidth"/>
              <draw:equation draw:name="f1" draw:formula="logheight"/>
            </draw:enhanced-geometry>
          </draw:custom-shape>
          <draw:custom-shape draw:name="Google Shape;396;p 2" draw:style-name="gr14" draw:text-style-name="P5" draw:layer="layout" svg:width="0.143cm" svg:height="0.001cm" svg:x="10.394cm" svg:y="14.732cm">
            <text:p/>
            <draw:enhanced-geometry draw:mirror-horizontal="false" draw:mirror-vertical="false" svg:viewBox="0 0 0 0" drawooo:sub-view-size="1470 1" draw:text-areas="0 0 ?f0 ?f1" draw:type="ooxml-non-primitive" draw:enhanced-path="M 0 1 L 1470 1 F N">
              <draw:equation draw:name="f0" draw:formula="logwidth"/>
              <draw:equation draw:name="f1" draw:formula="logheight"/>
            </draw:enhanced-geometry>
          </draw:custom-shape>
          <draw:custom-shape draw:name="Google Shape;397;p 2" draw:style-name="gr14" draw:text-style-name="P5" draw:layer="layout" svg:width="0.146cm" svg:height="0.001cm" svg:x="8.773cm" svg:y="14.671cm">
            <text:p/>
            <draw:enhanced-geometry draw:mirror-horizontal="false" draw:mirror-vertical="false" svg:viewBox="0 0 0 0" drawooo:sub-view-size="1489 1" draw:text-areas="0 0 ?f0 ?f1" draw:type="ooxml-non-primitive" draw:enhanced-path="M 0 0 L 1488 0 F N">
              <draw:equation draw:name="f0" draw:formula="logwidth"/>
              <draw:equation draw:name="f1" draw:formula="logheight"/>
            </draw:enhanced-geometry>
          </draw:custom-shape>
          <draw:custom-shape draw:name="Google Shape;398;p 2" draw:style-name="gr14" draw:text-style-name="P5" draw:layer="layout" svg:width="0.146cm" svg:height="0.001cm" svg:x="8.773cm" svg:y="14.732cm">
            <text:p/>
            <draw:enhanced-geometry draw:mirror-horizontal="false" draw:mirror-vertical="false" svg:viewBox="0 0 0 0" drawooo:sub-view-size="1489 1" draw:text-areas="0 0 ?f0 ?f1" draw:type="ooxml-non-primitive" draw:enhanced-path="M 0 1 L 1488 1 F N">
              <draw:equation draw:name="f0" draw:formula="logwidth"/>
              <draw:equation draw:name="f1" draw:formula="logheight"/>
            </draw:enhanced-geometry>
          </draw:custom-shape>
          <draw:custom-shape draw:name="Google Shape;399;p 2" draw:style-name="gr14" draw:text-style-name="P5" draw:layer="layout" svg:width="0.146cm" svg:height="0.001cm" svg:x="8.428cm" svg:y="14.671cm">
            <text:p/>
            <draw:enhanced-geometry draw:mirror-horizontal="false" draw:mirror-vertical="false" svg:viewBox="0 0 0 0" drawooo:sub-view-size="1489 1" draw:text-areas="0 0 ?f0 ?f1" draw:type="ooxml-non-primitive" draw:enhanced-path="M 0 0 L 1488 0 F N">
              <draw:equation draw:name="f0" draw:formula="logwidth"/>
              <draw:equation draw:name="f1" draw:formula="logheight"/>
            </draw:enhanced-geometry>
          </draw:custom-shape>
          <draw:custom-shape draw:name="Google Shape;400;p 2" draw:style-name="gr14" draw:text-style-name="P5" draw:layer="layout" svg:width="0.146cm" svg:height="0.001cm" svg:x="8.428cm" svg:y="14.732cm">
            <text:p/>
            <draw:enhanced-geometry draw:mirror-horizontal="false" draw:mirror-vertical="false" svg:viewBox="0 0 0 0" drawooo:sub-view-size="1489 1" draw:text-areas="0 0 ?f0 ?f1" draw:type="ooxml-non-primitive" draw:enhanced-path="M 0 1 L 1488 1 F N">
              <draw:equation draw:name="f0" draw:formula="logwidth"/>
              <draw:equation draw:name="f1" draw:formula="logheight"/>
            </draw:enhanced-geometry>
          </draw:custom-shape>
          <draw:custom-shape draw:name="Google Shape;401;p 2" draw:style-name="gr29" draw:text-style-name="P5" draw:layer="layout" svg:width="0.108cm" svg:height="1.318cm" svg:x="8.354cm" svg:y="14.41cm">
            <text:p/>
            <draw:enhanced-geometry draw:mirror-horizontal="false" draw:mirror-vertical="false" svg:viewBox="0 0 0 0" drawooo:sub-view-size="1107 13396" draw:text-areas="0 0 ?f0 ?f1" draw:type="ooxml-non-primitive" draw:enhanced-path="M 0 1 C 630 115 1107 688 1107 1356 L 1107 13395 F N">
              <draw:equation draw:name="f0" draw:formula="logwidth"/>
              <draw:equation draw:name="f1" draw:formula="logheight"/>
            </draw:enhanced-geometry>
          </draw:custom-shape>
          <draw:custom-shape draw:name="Google Shape;402;p 2" draw:style-name="gr29" draw:text-style-name="P5" draw:layer="layout" svg:width="0.106cm" svg:height="1.318cm" svg:x="8.193cm" svg:y="14.41cm">
            <text:p/>
            <draw:enhanced-geometry draw:mirror-horizontal="false" draw:mirror-vertical="false" svg:viewBox="0 0 0 0" drawooo:sub-view-size="1088 13396" draw:text-areas="0 0 ?f0 ?f1" draw:type="ooxml-non-primitive" draw:enhanced-path="M 0 13395 L 0 1356 C 0 688 458 134 1088 1 F N">
              <draw:equation draw:name="f0" draw:formula="logwidth"/>
              <draw:equation draw:name="f1" draw:formula="logheight"/>
            </draw:enhanced-geometry>
          </draw:custom-shape>
          <draw:custom-shape draw:name="Google Shape;403;p 2" draw:style-name="gr30" draw:text-style-name="P5" draw:layer="layout" svg:width="0.071cm" svg:height="0.104cm" svg:x="8.292cm" svg:y="14.353cm">
            <text:p/>
            <draw:enhanced-geometry draw:mirror-horizontal="false" draw:mirror-vertical="false" svg:viewBox="0 0 0 0" drawooo:sub-view-size="726 1069" draw:text-areas="0 0 ?f0 ?f1" draw:type="ooxml-non-primitive" draw:enhanced-path="M 535 1069 L 191 1069 0 1 725 1 Z F N">
              <draw:equation draw:name="f0" draw:formula="logwidth"/>
              <draw:equation draw:name="f1" draw:formula="logheight"/>
            </draw:enhanced-geometry>
          </draw:custom-shape>
          <draw:custom-shape draw:name="Google Shape;404;p 2" draw:style-name="gr14" draw:text-style-name="P5" draw:layer="layout" svg:width="0.146cm" svg:height="0.001cm" svg:x="8.428cm" svg:y="14.671cm">
            <text:p/>
            <draw:enhanced-geometry draw:mirror-horizontal="false" draw:mirror-vertical="false" svg:viewBox="0 0 0 0" drawooo:sub-view-size="1489 1" draw:text-areas="0 0 ?f0 ?f1" draw:type="ooxml-non-primitive" draw:enhanced-path="M 0 0 L 1488 0 F N">
              <draw:equation draw:name="f0" draw:formula="logwidth"/>
              <draw:equation draw:name="f1" draw:formula="logheight"/>
            </draw:enhanced-geometry>
          </draw:custom-shape>
          <draw:custom-shape draw:name="Google Shape;405;p 2" draw:style-name="gr14" draw:text-style-name="P5" draw:layer="layout" svg:width="0.146cm" svg:height="0.001cm" svg:x="8.428cm" svg:y="14.732cm">
            <text:p/>
            <draw:enhanced-geometry draw:mirror-horizontal="false" draw:mirror-vertical="false" svg:viewBox="0 0 0 0" drawooo:sub-view-size="1489 1" draw:text-areas="0 0 ?f0 ?f1" draw:type="ooxml-non-primitive" draw:enhanced-path="M 0 1 L 1488 1 F N">
              <draw:equation draw:name="f0" draw:formula="logwidth"/>
              <draw:equation draw:name="f1" draw:formula="logheight"/>
            </draw:enhanced-geometry>
          </draw:custom-shape>
          <draw:custom-shape draw:name="Google Shape;406;p 2" draw:style-name="gr29" draw:text-style-name="P5" draw:layer="layout" svg:width="0.11cm" svg:height="1.318cm" svg:x="9.044cm" svg:y="14.41cm">
            <text:p/>
            <draw:enhanced-geometry draw:mirror-horizontal="false" draw:mirror-vertical="false" svg:viewBox="0 0 0 0" drawooo:sub-view-size="1127 13396" draw:text-areas="0 0 ?f0 ?f1" draw:type="ooxml-non-primitive" draw:enhanced-path="M 1 1 C 649 115 1126 688 1126 1356 L 1126 13395 F N">
              <draw:equation draw:name="f0" draw:formula="logwidth"/>
              <draw:equation draw:name="f1" draw:formula="logheight"/>
            </draw:enhanced-geometry>
          </draw:custom-shape>
          <draw:custom-shape draw:name="Google Shape;407;p 2" draw:style-name="gr29" draw:text-style-name="P5" draw:layer="layout" svg:width="0.108cm" svg:height="1.318cm" svg:x="8.882cm" svg:y="14.41cm">
            <text:p/>
            <draw:enhanced-geometry draw:mirror-horizontal="false" draw:mirror-vertical="false" svg:viewBox="0 0 0 0" drawooo:sub-view-size="1108 13396" draw:text-areas="0 0 ?f0 ?f1" draw:type="ooxml-non-primitive" draw:enhanced-path="M 1 13395 L 1 1356 C 1 688 478 134 1107 1 F N">
              <draw:equation draw:name="f0" draw:formula="logwidth"/>
              <draw:equation draw:name="f1" draw:formula="logheight"/>
            </draw:enhanced-geometry>
          </draw:custom-shape>
          <draw:custom-shape draw:name="Google Shape;408;p 2" draw:style-name="gr30" draw:text-style-name="P5" draw:layer="layout" svg:width="0.068cm" svg:height="0.104cm" svg:x="8.984cm" svg:y="14.353cm">
            <text:p/>
            <draw:enhanced-geometry draw:mirror-horizontal="false" draw:mirror-vertical="false" svg:viewBox="0 0 0 0" drawooo:sub-view-size="706 1069" draw:text-areas="0 0 ?f0 ?f1" draw:type="ooxml-non-primitive" draw:enhanced-path="M 534 1069 L 172 1069 0 1 706 1 Z F N">
              <draw:equation draw:name="f0" draw:formula="logwidth"/>
              <draw:equation draw:name="f1" draw:formula="logheight"/>
            </draw:enhanced-geometry>
          </draw:custom-shape>
          <draw:custom-shape draw:name="Google Shape;409;p 2" draw:style-name="gr14" draw:text-style-name="P5" draw:layer="layout" svg:width="0.146cm" svg:height="0.001cm" svg:x="8.773cm" svg:y="14.671cm">
            <text:p/>
            <draw:enhanced-geometry draw:mirror-horizontal="false" draw:mirror-vertical="false" svg:viewBox="0 0 0 0" drawooo:sub-view-size="1489 1" draw:text-areas="0 0 ?f0 ?f1" draw:type="ooxml-non-primitive" draw:enhanced-path="M 0 0 L 1488 0 F N">
              <draw:equation draw:name="f0" draw:formula="logwidth"/>
              <draw:equation draw:name="f1" draw:formula="logheight"/>
            </draw:enhanced-geometry>
          </draw:custom-shape>
          <draw:custom-shape draw:name="Google Shape;410;p 2" draw:style-name="gr14" draw:text-style-name="P5" draw:layer="layout" svg:width="0.146cm" svg:height="0.001cm" svg:x="8.773cm" svg:y="14.732cm">
            <text:p/>
            <draw:enhanced-geometry draw:mirror-horizontal="false" draw:mirror-vertical="false" svg:viewBox="0 0 0 0" drawooo:sub-view-size="1489 1" draw:text-areas="0 0 ?f0 ?f1" draw:type="ooxml-non-primitive" draw:enhanced-path="M 0 1 L 1488 1 F N">
              <draw:equation draw:name="f0" draw:formula="logwidth"/>
              <draw:equation draw:name="f1" draw:formula="logheight"/>
            </draw:enhanced-geometry>
          </draw:custom-shape>
          <draw:custom-shape draw:name="Google Shape;411;p 2" draw:style-name="gr29" draw:text-style-name="P5" draw:layer="layout" svg:width="0.108cm" svg:height="1.318cm" svg:x="11.447cm" svg:y="14.41cm">
            <text:p/>
            <draw:enhanced-geometry draw:mirror-horizontal="false" draw:mirror-vertical="false" svg:viewBox="0 0 0 0" drawooo:sub-view-size="1108 13396" draw:text-areas="0 0 ?f0 ?f1" draw:type="ooxml-non-primitive" draw:enhanced-path="M 1 1 C 630 115 1107 688 1107 1356 L 1107 13395 F N">
              <draw:equation draw:name="f0" draw:formula="logwidth"/>
              <draw:equation draw:name="f1" draw:formula="logheight"/>
            </draw:enhanced-geometry>
          </draw:custom-shape>
          <draw:custom-shape draw:name="Google Shape;412;p 2" draw:style-name="gr29" draw:text-style-name="P5" draw:layer="layout" svg:width="0.108cm" svg:height="1.318cm" svg:x="11.284cm" svg:y="14.41cm">
            <text:p/>
            <draw:enhanced-geometry draw:mirror-horizontal="false" draw:mirror-vertical="false" svg:viewBox="0 0 0 0" drawooo:sub-view-size="1108 13396" draw:text-areas="0 0 ?f0 ?f1" draw:type="ooxml-non-primitive" draw:enhanced-path="M 1 13395 L 1 1356 C 1 688 478 134 1107 1 F N">
              <draw:equation draw:name="f0" draw:formula="logwidth"/>
              <draw:equation draw:name="f1" draw:formula="logheight"/>
            </draw:enhanced-geometry>
          </draw:custom-shape>
          <draw:custom-shape draw:name="Google Shape;413;p 2" draw:style-name="gr30" draw:text-style-name="P5" draw:layer="layout" svg:width="0.07cm" svg:height="0.104cm" svg:x="11.386cm" svg:y="14.353cm">
            <text:p/>
            <draw:enhanced-geometry draw:mirror-horizontal="false" draw:mirror-vertical="false" svg:viewBox="0 0 0 0" drawooo:sub-view-size="726 1069" draw:text-areas="0 0 ?f0 ?f1" draw:type="ooxml-non-primitive" draw:enhanced-path="M 535 1069 L 192 1069 1 1 726 1 Z F N">
              <draw:equation draw:name="f0" draw:formula="logwidth"/>
              <draw:equation draw:name="f1" draw:formula="logheight"/>
            </draw:enhanced-geometry>
          </draw:custom-shape>
          <draw:custom-shape draw:name="Google Shape;414;p 2" draw:style-name="gr14" draw:text-style-name="P5" draw:layer="layout" svg:width="0.146cm" svg:height="0.001cm" svg:x="11.52cm" svg:y="14.671cm">
            <text:p/>
            <draw:enhanced-geometry draw:mirror-horizontal="false" draw:mirror-vertical="false" svg:viewBox="0 0 0 0" drawooo:sub-view-size="1490 1" draw:text-areas="0 0 ?f0 ?f1" draw:type="ooxml-non-primitive" draw:enhanced-path="M 1 0 L 1489 0 F N">
              <draw:equation draw:name="f0" draw:formula="logwidth"/>
              <draw:equation draw:name="f1" draw:formula="logheight"/>
            </draw:enhanced-geometry>
          </draw:custom-shape>
          <draw:custom-shape draw:name="Google Shape;415;p 2" draw:style-name="gr14" draw:text-style-name="P5" draw:layer="layout" svg:width="0.146cm" svg:height="0.001cm" svg:x="11.52cm" svg:y="14.732cm">
            <text:p/>
            <draw:enhanced-geometry draw:mirror-horizontal="false" draw:mirror-vertical="false" svg:viewBox="0 0 0 0" drawooo:sub-view-size="1490 1" draw:text-areas="0 0 ?f0 ?f1" draw:type="ooxml-non-primitive" draw:enhanced-path="M 1 1 L 1489 1 F N">
              <draw:equation draw:name="f0" draw:formula="logwidth"/>
              <draw:equation draw:name="f1" draw:formula="logheight"/>
            </draw:enhanced-geometry>
          </draw:custom-shape>
          <draw:custom-shape draw:name="Google Shape;416;p 2" draw:style-name="gr14" draw:text-style-name="P5" draw:layer="layout" svg:width="0.146cm" svg:height="0.001cm" svg:x="11.175cm" svg:y="14.671cm">
            <text:p/>
            <draw:enhanced-geometry draw:mirror-horizontal="false" draw:mirror-vertical="false" svg:viewBox="0 0 0 0" drawooo:sub-view-size="1490 1" draw:text-areas="0 0 ?f0 ?f1" draw:type="ooxml-non-primitive" draw:enhanced-path="M 1 0 L 1489 0 F N">
              <draw:equation draw:name="f0" draw:formula="logwidth"/>
              <draw:equation draw:name="f1" draw:formula="logheight"/>
            </draw:enhanced-geometry>
          </draw:custom-shape>
          <draw:custom-shape draw:name="Google Shape;417;p 2" draw:style-name="gr14" draw:text-style-name="P5" draw:layer="layout" svg:width="0.146cm" svg:height="0.001cm" svg:x="11.175cm" svg:y="14.732cm">
            <text:p/>
            <draw:enhanced-geometry draw:mirror-horizontal="false" draw:mirror-vertical="false" svg:viewBox="0 0 0 0" drawooo:sub-view-size="1490 1" draw:text-areas="0 0 ?f0 ?f1" draw:type="ooxml-non-primitive" draw:enhanced-path="M 1 1 L 1489 1 F N">
              <draw:equation draw:name="f0" draw:formula="logwidth"/>
              <draw:equation draw:name="f1" draw:formula="logheight"/>
            </draw:enhanced-geometry>
          </draw:custom-shape>
          <draw:custom-shape draw:name="Google Shape;418;p 2" draw:style-name="gr29" draw:text-style-name="P5" draw:layer="layout" svg:width="0.11cm" svg:height="1.318cm" svg:x="11.829cm" svg:y="14.41cm">
            <text:p/>
            <draw:enhanced-geometry draw:mirror-horizontal="false" draw:mirror-vertical="false" svg:viewBox="0 0 0 0" drawooo:sub-view-size="1127 13396" draw:text-areas="0 0 ?f0 ?f1" draw:type="ooxml-non-primitive" draw:enhanced-path="M 1 1 C 631 115 1127 688 1127 1356 L 1127 13395 F N">
              <draw:equation draw:name="f0" draw:formula="logwidth"/>
              <draw:equation draw:name="f1" draw:formula="logheight"/>
            </draw:enhanced-geometry>
          </draw:custom-shape>
          <draw:custom-shape draw:name="Google Shape;419;p 2" draw:style-name="gr29" draw:text-style-name="P5" draw:layer="layout" svg:width="0.108cm" svg:height="1.318cm" svg:x="11.667cm" svg:y="14.41cm">
            <text:p/>
            <draw:enhanced-geometry draw:mirror-horizontal="false" draw:mirror-vertical="false" svg:viewBox="0 0 0 0" drawooo:sub-view-size="1107 13396" draw:text-areas="0 0 ?f0 ?f1" draw:type="ooxml-non-primitive" draw:enhanced-path="M 0 13395 L 0 1356 C 0 688 458 134 1107 1 F N">
              <draw:equation draw:name="f0" draw:formula="logwidth"/>
              <draw:equation draw:name="f1" draw:formula="logheight"/>
            </draw:enhanced-geometry>
          </draw:custom-shape>
          <draw:custom-shape draw:name="Google Shape;420;p 2" draw:style-name="gr30" draw:text-style-name="P5" draw:layer="layout" svg:width="0.071cm" svg:height="0.104cm" svg:x="11.767cm" svg:y="14.353cm">
            <text:p/>
            <draw:enhanced-geometry draw:mirror-horizontal="false" draw:mirror-vertical="false" svg:viewBox="0 0 0 0" drawooo:sub-view-size="726 1069" draw:text-areas="0 0 ?f0 ?f1" draw:type="ooxml-non-primitive" draw:enhanced-path="M 535 1069 L 191 1069 0 1 725 1 Z F N">
              <draw:equation draw:name="f0" draw:formula="logwidth"/>
              <draw:equation draw:name="f1" draw:formula="logheight"/>
            </draw:enhanced-geometry>
          </draw:custom-shape>
          <draw:custom-shape draw:name="Google Shape;421;p 2" draw:style-name="gr14" draw:text-style-name="P5" draw:layer="layout" svg:width="0.145cm" svg:height="0.001cm" svg:x="11.902cm" svg:y="14.671cm">
            <text:p/>
            <draw:enhanced-geometry draw:mirror-horizontal="false" draw:mirror-vertical="false" svg:viewBox="0 0 0 0" drawooo:sub-view-size="1489 1" draw:text-areas="0 0 ?f0 ?f1" draw:type="ooxml-non-primitive" draw:enhanced-path="M 0 0 L 1488 0 F N">
              <draw:equation draw:name="f0" draw:formula="logwidth"/>
              <draw:equation draw:name="f1" draw:formula="logheight"/>
            </draw:enhanced-geometry>
          </draw:custom-shape>
          <draw:custom-shape draw:name="Google Shape;422;p 2" draw:style-name="gr14" draw:text-style-name="P5" draw:layer="layout" svg:width="0.145cm" svg:height="0.001cm" svg:x="11.902cm" svg:y="14.732cm">
            <text:p/>
            <draw:enhanced-geometry draw:mirror-horizontal="false" draw:mirror-vertical="false" svg:viewBox="0 0 0 0" drawooo:sub-view-size="1489 1" draw:text-areas="0 0 ?f0 ?f1" draw:type="ooxml-non-primitive" draw:enhanced-path="M 0 1 L 1488 1 F N">
              <draw:equation draw:name="f0" draw:formula="logwidth"/>
              <draw:equation draw:name="f1" draw:formula="logheight"/>
            </draw:enhanced-geometry>
          </draw:custom-shape>
          <draw:custom-shape draw:name="Google Shape;423;p 2" draw:style-name="gr14" draw:text-style-name="P5" draw:layer="layout" svg:width="0.145cm" svg:height="0.001cm" svg:x="11.557cm" svg:y="14.671cm">
            <text:p/>
            <draw:enhanced-geometry draw:mirror-horizontal="false" draw:mirror-vertical="false" svg:viewBox="0 0 0 0" drawooo:sub-view-size="1489 1" draw:text-areas="0 0 ?f0 ?f1" draw:type="ooxml-non-primitive" draw:enhanced-path="M 0 0 L 1489 0 F N">
              <draw:equation draw:name="f0" draw:formula="logwidth"/>
              <draw:equation draw:name="f1" draw:formula="logheight"/>
            </draw:enhanced-geometry>
          </draw:custom-shape>
          <draw:custom-shape draw:name="Google Shape;424;p 2" draw:style-name="gr14" draw:text-style-name="P5" draw:layer="layout" svg:width="0.145cm" svg:height="0.001cm" svg:x="11.557cm" svg:y="14.732cm">
            <text:p/>
            <draw:enhanced-geometry draw:mirror-horizontal="false" draw:mirror-vertical="false" svg:viewBox="0 0 0 0" drawooo:sub-view-size="1489 1" draw:text-areas="0 0 ?f0 ?f1" draw:type="ooxml-non-primitive" draw:enhanced-path="M 0 1 L 1489 1 F N">
              <draw:equation draw:name="f0" draw:formula="logwidth"/>
              <draw:equation draw:name="f1" draw:formula="logheight"/>
            </draw:enhanced-geometry>
          </draw:custom-shape>
          <draw:custom-shape draw:name="Google Shape;425;p 2" draw:style-name="gr14" draw:text-style-name="P5" draw:layer="layout" svg:width="0.145cm" svg:height="0.001cm" svg:x="12.72cm" svg:y="14.671cm">
            <text:p/>
            <draw:enhanced-geometry draw:mirror-horizontal="false" draw:mirror-vertical="false" svg:viewBox="0 0 0 0" drawooo:sub-view-size="1489 1" draw:text-areas="0 0 ?f0 ?f1" draw:type="ooxml-non-primitive" draw:enhanced-path="M 0 0 L 1488 0 F N">
              <draw:equation draw:name="f0" draw:formula="logwidth"/>
              <draw:equation draw:name="f1" draw:formula="logheight"/>
            </draw:enhanced-geometry>
          </draw:custom-shape>
          <draw:custom-shape draw:name="Google Shape;426;p 2" draw:style-name="gr14" draw:text-style-name="P5" draw:layer="layout" svg:width="0.145cm" svg:height="0.001cm" svg:x="12.72cm" svg:y="14.732cm">
            <text:p/>
            <draw:enhanced-geometry draw:mirror-horizontal="false" draw:mirror-vertical="false" svg:viewBox="0 0 0 0" drawooo:sub-view-size="1489 1" draw:text-areas="0 0 ?f0 ?f1" draw:type="ooxml-non-primitive" draw:enhanced-path="M 0 1 L 1488 1 F N">
              <draw:equation draw:name="f0" draw:formula="logwidth"/>
              <draw:equation draw:name="f1" draw:formula="logheight"/>
            </draw:enhanced-geometry>
          </draw:custom-shape>
          <draw:custom-shape draw:name="Google Shape;427;p 2" draw:style-name="gr29" draw:text-style-name="P5" draw:layer="layout" svg:width="0.11cm" svg:height="1.318cm" svg:x="13.027cm" svg:y="14.41cm">
            <text:p/>
            <draw:enhanced-geometry draw:mirror-horizontal="false" draw:mirror-vertical="false" svg:viewBox="0 0 0 0" drawooo:sub-view-size="1127 13396" draw:text-areas="0 0 ?f0 ?f1" draw:type="ooxml-non-primitive" draw:enhanced-path="M 0 1 C 649 115 1126 688 1126 1356 L 1126 13395 F N">
              <draw:equation draw:name="f0" draw:formula="logwidth"/>
              <draw:equation draw:name="f1" draw:formula="logheight"/>
            </draw:enhanced-geometry>
          </draw:custom-shape>
          <draw:custom-shape draw:name="Google Shape;428;p 2" draw:style-name="gr29" draw:text-style-name="P5" draw:layer="layout" svg:width="0.108cm" svg:height="1.318cm" svg:x="12.866cm" svg:y="14.41cm">
            <text:p/>
            <draw:enhanced-geometry draw:mirror-horizontal="false" draw:mirror-vertical="false" svg:viewBox="0 0 0 0" drawooo:sub-view-size="1108 13396" draw:text-areas="0 0 ?f0 ?f1" draw:type="ooxml-non-primitive" draw:enhanced-path="M 0 13395 L 0 1356 C 0 688 477 134 1107 1 F N">
              <draw:equation draw:name="f0" draw:formula="logwidth"/>
              <draw:equation draw:name="f1" draw:formula="logheight"/>
            </draw:enhanced-geometry>
          </draw:custom-shape>
          <draw:custom-shape draw:name="Google Shape;429;p 2" draw:style-name="gr30" draw:text-style-name="P5" draw:layer="layout" svg:width="0.068cm" svg:height="0.104cm" svg:x="12.968cm" svg:y="14.353cm">
            <text:p/>
            <draw:enhanced-geometry draw:mirror-horizontal="false" draw:mirror-vertical="false" svg:viewBox="0 0 0 0" drawooo:sub-view-size="707 1069" draw:text-areas="0 0 ?f0 ?f1" draw:type="ooxml-non-primitive" draw:enhanced-path="M 535 1069 L 172 1069 1 1 707 1 Z F N">
              <draw:equation draw:name="f0" draw:formula="logwidth"/>
              <draw:equation draw:name="f1" draw:formula="logheight"/>
            </draw:enhanced-geometry>
          </draw:custom-shape>
          <draw:custom-shape draw:name="Google Shape;430;p 2" draw:style-name="gr14" draw:text-style-name="P5" draw:layer="layout" svg:width="0.145cm" svg:height="0.001cm" svg:x="13.101cm" svg:y="14.671cm">
            <text:p/>
            <draw:enhanced-geometry draw:mirror-horizontal="false" draw:mirror-vertical="false" svg:viewBox="0 0 0 0" drawooo:sub-view-size="1489 1" draw:text-areas="0 0 ?f0 ?f1" draw:type="ooxml-non-primitive" draw:enhanced-path="M 0 0 L 1489 0 F N">
              <draw:equation draw:name="f0" draw:formula="logwidth"/>
              <draw:equation draw:name="f1" draw:formula="logheight"/>
            </draw:enhanced-geometry>
          </draw:custom-shape>
          <draw:custom-shape draw:name="Google Shape;431;p 2" draw:style-name="gr14" draw:text-style-name="P5" draw:layer="layout" svg:width="0.145cm" svg:height="0.001cm" svg:x="13.101cm" svg:y="14.732cm">
            <text:p/>
            <draw:enhanced-geometry draw:mirror-horizontal="false" draw:mirror-vertical="false" svg:viewBox="0 0 0 0" drawooo:sub-view-size="1489 1" draw:text-areas="0 0 ?f0 ?f1" draw:type="ooxml-non-primitive" draw:enhanced-path="M 0 1 L 1489 1 F N">
              <draw:equation draw:name="f0" draw:formula="logwidth"/>
              <draw:equation draw:name="f1" draw:formula="logheight"/>
            </draw:enhanced-geometry>
          </draw:custom-shape>
          <draw:custom-shape draw:name="Google Shape;432;p 2" draw:style-name="gr14" draw:text-style-name="P5" draw:layer="layout" svg:width="0.143cm" svg:height="0.001cm" svg:x="12.757cm" svg:y="14.671cm">
            <text:p/>
            <draw:enhanced-geometry draw:mirror-horizontal="false" draw:mirror-vertical="false" svg:viewBox="0 0 0 0" drawooo:sub-view-size="1470 1" draw:text-areas="0 0 ?f0 ?f1" draw:type="ooxml-non-primitive" draw:enhanced-path="M 1 0 L 1470 0 F N">
              <draw:equation draw:name="f0" draw:formula="logwidth"/>
              <draw:equation draw:name="f1" draw:formula="logheight"/>
            </draw:enhanced-geometry>
          </draw:custom-shape>
          <draw:custom-shape draw:name="Google Shape;433;p 2" draw:style-name="gr14" draw:text-style-name="P5" draw:layer="layout" svg:width="0.143cm" svg:height="0.001cm" svg:x="12.757cm" svg:y="14.732cm">
            <text:p/>
            <draw:enhanced-geometry draw:mirror-horizontal="false" draw:mirror-vertical="false" svg:viewBox="0 0 0 0" drawooo:sub-view-size="1470 1" draw:text-areas="0 0 ?f0 ?f1" draw:type="ooxml-non-primitive" draw:enhanced-path="M 1 1 L 1470 1 F N">
              <draw:equation draw:name="f0" draw:formula="logwidth"/>
              <draw:equation draw:name="f1" draw:formula="logheight"/>
            </draw:enhanced-geometry>
          </draw:custom-shape>
          <draw:custom-shape draw:name="Google Shape;434;p 2" draw:style-name="gr32" draw:text-style-name="P5" draw:layer="layout" svg:width="0.092cm" svg:height="0.11cm" svg:x="11.297cm" svg:y="14.14cm">
            <text:p/>
            <draw:enhanced-geometry draw:mirror-horizontal="false" draw:mirror-vertical="false" svg:viewBox="0 0 0 0" drawooo:sub-view-size="936 1127" draw:text-areas="0 0 ?f0 ?f1" draw:type="ooxml-non-primitive" draw:enhanced-path="M 935 0 L 0 0 0 1126 935 1126 Z F N">
              <draw:equation draw:name="f0" draw:formula="logwidth"/>
              <draw:equation draw:name="f1" draw:formula="logheight"/>
            </draw:enhanced-geometry>
          </draw:custom-shape>
          <draw:custom-shape draw:name="Google Shape;435;p 2" draw:style-name="gr32" draw:text-style-name="P5" draw:layer="layout" svg:width="0.091cm" svg:height="0.11cm" svg:x="11.56cm" svg:y="14.14cm">
            <text:p/>
            <draw:enhanced-geometry draw:mirror-horizontal="false" draw:mirror-vertical="false" svg:viewBox="0 0 0 0" drawooo:sub-view-size="936 1127" draw:text-areas="0 0 ?f0 ?f1" draw:type="ooxml-non-primitive" draw:enhanced-path="M 935 0 L 0 0 0 1126 935 1126 Z F N">
              <draw:equation draw:name="f0" draw:formula="logwidth"/>
              <draw:equation draw:name="f1" draw:formula="logheight"/>
            </draw:enhanced-geometry>
          </draw:custom-shape>
          <draw:custom-shape draw:name="Google Shape;436;p 2" draw:style-name="gr32" draw:text-style-name="P5" draw:layer="layout" svg:width="0.092cm" svg:height="0.11cm" svg:x="11.823cm" svg:y="14.14cm">
            <text:p/>
            <draw:enhanced-geometry draw:mirror-horizontal="false" draw:mirror-vertical="false" svg:viewBox="0 0 0 0" drawooo:sub-view-size="936 1127" draw:text-areas="0 0 ?f0 ?f1" draw:type="ooxml-non-primitive" draw:enhanced-path="M 936 0 L 1 0 1 1126 936 1126 Z F N">
              <draw:equation draw:name="f0" draw:formula="logwidth"/>
              <draw:equation draw:name="f1" draw:formula="logheight"/>
            </draw:enhanced-geometry>
          </draw:custom-shape>
          <draw:custom-shape draw:name="Google Shape;437;p 2" draw:style-name="gr29" draw:text-style-name="P5" draw:layer="layout" svg:width="0.108cm" svg:height="1.318cm" svg:x="9.484cm" svg:y="14.41cm">
            <text:p/>
            <draw:enhanced-geometry draw:mirror-horizontal="false" draw:mirror-vertical="false" svg:viewBox="0 0 0 0" drawooo:sub-view-size="1108 13396" draw:text-areas="0 0 ?f0 ?f1" draw:type="ooxml-non-primitive" draw:enhanced-path="M 0 1 C 630 115 1107 688 1107 1356 L 1107 13395 F N">
              <draw:equation draw:name="f0" draw:formula="logwidth"/>
              <draw:equation draw:name="f1" draw:formula="logheight"/>
            </draw:enhanced-geometry>
          </draw:custom-shape>
          <draw:custom-shape draw:name="Google Shape;438;p 2" draw:style-name="gr29" draw:text-style-name="P5" draw:layer="layout" svg:width="0.108cm" svg:height="1.318cm" svg:x="9.32cm" svg:y="14.41cm">
            <text:p/>
            <draw:enhanced-geometry draw:mirror-horizontal="false" draw:mirror-vertical="false" svg:viewBox="0 0 0 0" drawooo:sub-view-size="1108 13396" draw:text-areas="0 0 ?f0 ?f1" draw:type="ooxml-non-primitive" draw:enhanced-path="M 0 13395 L 0 1356 C 0 688 477 134 1107 1 F N">
              <draw:equation draw:name="f0" draw:formula="logwidth"/>
              <draw:equation draw:name="f1" draw:formula="logheight"/>
            </draw:enhanced-geometry>
          </draw:custom-shape>
          <draw:custom-shape draw:name="Google Shape;439;p 2" draw:style-name="gr30" draw:text-style-name="P5" draw:layer="layout" svg:width="0.071cm" svg:height="0.104cm" svg:x="9.421cm" svg:y="14.353cm">
            <text:p/>
            <draw:enhanced-geometry draw:mirror-horizontal="false" draw:mirror-vertical="false" svg:viewBox="0 0 0 0" drawooo:sub-view-size="726 1069" draw:text-areas="0 0 ?f0 ?f1" draw:type="ooxml-non-primitive" draw:enhanced-path="M 535 1069 L 192 1069 1 1 726 1 Z F N">
              <draw:equation draw:name="f0" draw:formula="logwidth"/>
              <draw:equation draw:name="f1" draw:formula="logheight"/>
            </draw:enhanced-geometry>
          </draw:custom-shape>
          <draw:custom-shape draw:name="Google Shape;440;p 2" draw:style-name="gr14" draw:text-style-name="P5" draw:layer="layout" svg:width="0.145cm" svg:height="0.001cm" svg:x="9.557cm" svg:y="14.671cm">
            <text:p/>
            <draw:enhanced-geometry draw:mirror-horizontal="false" draw:mirror-vertical="false" svg:viewBox="0 0 0 0" drawooo:sub-view-size="1489 1" draw:text-areas="0 0 ?f0 ?f1" draw:type="ooxml-non-primitive" draw:enhanced-path="M 1 0 L 1489 0 F N">
              <draw:equation draw:name="f0" draw:formula="logwidth"/>
              <draw:equation draw:name="f1" draw:formula="logheight"/>
            </draw:enhanced-geometry>
          </draw:custom-shape>
          <draw:custom-shape draw:name="Google Shape;441;p 2" draw:style-name="gr14" draw:text-style-name="P5" draw:layer="layout" svg:width="0.145cm" svg:height="0.001cm" svg:x="9.557cm" svg:y="14.732cm">
            <text:p/>
            <draw:enhanced-geometry draw:mirror-horizontal="false" draw:mirror-vertical="false" svg:viewBox="0 0 0 0" drawooo:sub-view-size="1489 1" draw:text-areas="0 0 ?f0 ?f1" draw:type="ooxml-non-primitive" draw:enhanced-path="M 1 1 L 1489 1 F N">
              <draw:equation draw:name="f0" draw:formula="logwidth"/>
              <draw:equation draw:name="f1" draw:formula="logheight"/>
            </draw:enhanced-geometry>
          </draw:custom-shape>
          <draw:custom-shape draw:name="Google Shape;442;p 2" draw:style-name="gr14" draw:text-style-name="P5" draw:layer="layout" svg:width="0.145cm" svg:height="0.001cm" svg:x="9.212cm" svg:y="14.671cm">
            <text:p/>
            <draw:enhanced-geometry draw:mirror-horizontal="false" draw:mirror-vertical="false" svg:viewBox="0 0 0 0" drawooo:sub-view-size="1490 1" draw:text-areas="0 0 ?f0 ?f1" draw:type="ooxml-non-primitive" draw:enhanced-path="M 1 0 L 1489 0 F N">
              <draw:equation draw:name="f0" draw:formula="logwidth"/>
              <draw:equation draw:name="f1" draw:formula="logheight"/>
            </draw:enhanced-geometry>
          </draw:custom-shape>
          <draw:custom-shape draw:name="Google Shape;443;p 2" draw:style-name="gr14" draw:text-style-name="P5" draw:layer="layout" svg:width="0.145cm" svg:height="0.001cm" svg:x="9.212cm" svg:y="14.732cm">
            <text:p/>
            <draw:enhanced-geometry draw:mirror-horizontal="false" draw:mirror-vertical="false" svg:viewBox="0 0 0 0" drawooo:sub-view-size="1490 1" draw:text-areas="0 0 ?f0 ?f1" draw:type="ooxml-non-primitive" draw:enhanced-path="M 1 1 L 1489 1 F N">
              <draw:equation draw:name="f0" draw:formula="logwidth"/>
              <draw:equation draw:name="f1" draw:formula="logheight"/>
            </draw:enhanced-geometry>
          </draw:custom-shape>
          <draw:custom-shape draw:name="Google Shape;444;p 2" draw:style-name="gr29" draw:text-style-name="P5" draw:layer="layout" svg:width="0.11cm" svg:height="1.318cm" svg:x="9.866cm" svg:y="14.41cm">
            <text:p/>
            <draw:enhanced-geometry draw:mirror-horizontal="false" draw:mirror-vertical="false" svg:viewBox="0 0 0 0" drawooo:sub-view-size="1127 13396" draw:text-areas="0 0 ?f0 ?f1" draw:type="ooxml-non-primitive" draw:enhanced-path="M 1 1 C 630 115 1127 688 1127 1356 L 1127 13395 F N">
              <draw:equation draw:name="f0" draw:formula="logwidth"/>
              <draw:equation draw:name="f1" draw:formula="logheight"/>
            </draw:enhanced-geometry>
          </draw:custom-shape>
          <draw:custom-shape draw:name="Google Shape;445;p 2" draw:style-name="gr29" draw:text-style-name="P5" draw:layer="layout" svg:width="0.109cm" svg:height="1.318cm" svg:x="9.703cm" svg:y="14.41cm">
            <text:p/>
            <draw:enhanced-geometry draw:mirror-horizontal="false" draw:mirror-vertical="false" svg:viewBox="0 0 0 0" drawooo:sub-view-size="1108 13396" draw:text-areas="0 0 ?f0 ?f1" draw:type="ooxml-non-primitive" draw:enhanced-path="M 1 13395 L 1 1356 C 1 688 459 134 1108 1 F N">
              <draw:equation draw:name="f0" draw:formula="logwidth"/>
              <draw:equation draw:name="f1" draw:formula="logheight"/>
            </draw:enhanced-geometry>
          </draw:custom-shape>
          <draw:custom-shape draw:name="Google Shape;446;p 2" draw:style-name="gr30" draw:text-style-name="P5" draw:layer="layout" svg:width="0.07cm" svg:height="0.104cm" svg:x="9.804cm" svg:y="14.353cm">
            <text:p/>
            <draw:enhanced-geometry draw:mirror-horizontal="false" draw:mirror-vertical="false" svg:viewBox="0 0 0 0" drawooo:sub-view-size="726 1069" draw:text-areas="0 0 ?f0 ?f1" draw:type="ooxml-non-primitive" draw:enhanced-path="M 534 1069 L 191 1069 0 1 725 1 Z F N">
              <draw:equation draw:name="f0" draw:formula="logwidth"/>
              <draw:equation draw:name="f1" draw:formula="logheight"/>
            </draw:enhanced-geometry>
          </draw:custom-shape>
          <draw:custom-shape draw:name="Google Shape;447;p 2" draw:style-name="gr14" draw:text-style-name="P5" draw:layer="layout" svg:width="0.146cm" svg:height="0.001cm" svg:x="9.938cm" svg:y="14.671cm">
            <text:p/>
            <draw:enhanced-geometry draw:mirror-horizontal="false" draw:mirror-vertical="false" svg:viewBox="0 0 0 0" drawooo:sub-view-size="1490 1" draw:text-areas="0 0 ?f0 ?f1" draw:type="ooxml-non-primitive" draw:enhanced-path="M 1 0 L 1489 0 F N">
              <draw:equation draw:name="f0" draw:formula="logwidth"/>
              <draw:equation draw:name="f1" draw:formula="logheight"/>
            </draw:enhanced-geometry>
          </draw:custom-shape>
          <draw:custom-shape draw:name="Google Shape;448;p 2" draw:style-name="gr14" draw:text-style-name="P5" draw:layer="layout" svg:width="0.146cm" svg:height="0.001cm" svg:x="9.938cm" svg:y="14.732cm">
            <text:p/>
            <draw:enhanced-geometry draw:mirror-horizontal="false" draw:mirror-vertical="false" svg:viewBox="0 0 0 0" drawooo:sub-view-size="1490 1" draw:text-areas="0 0 ?f0 ?f1" draw:type="ooxml-non-primitive" draw:enhanced-path="M 1 1 L 1489 1 F N">
              <draw:equation draw:name="f0" draw:formula="logwidth"/>
              <draw:equation draw:name="f1" draw:formula="logheight"/>
            </draw:enhanced-geometry>
          </draw:custom-shape>
          <draw:custom-shape draw:name="Google Shape;449;p 2" draw:style-name="gr14" draw:text-style-name="P5" draw:layer="layout" svg:width="0.146cm" svg:height="0.001cm" svg:x="9.593cm" svg:y="14.671cm">
            <text:p/>
            <draw:enhanced-geometry draw:mirror-horizontal="false" draw:mirror-vertical="false" svg:viewBox="0 0 0 0" drawooo:sub-view-size="1489 1" draw:text-areas="0 0 ?f0 ?f1" draw:type="ooxml-non-primitive" draw:enhanced-path="M 0 0 L 1488 0 F N">
              <draw:equation draw:name="f0" draw:formula="logwidth"/>
              <draw:equation draw:name="f1" draw:formula="logheight"/>
            </draw:enhanced-geometry>
          </draw:custom-shape>
          <draw:custom-shape draw:name="Google Shape;450;p 2" draw:style-name="gr14" draw:text-style-name="P5" draw:layer="layout" svg:width="0.146cm" svg:height="0.001cm" svg:x="9.593cm" svg:y="14.732cm">
            <text:p/>
            <draw:enhanced-geometry draw:mirror-horizontal="false" draw:mirror-vertical="false" svg:viewBox="0 0 0 0" drawooo:sub-view-size="1489 1" draw:text-areas="0 0 ?f0 ?f1" draw:type="ooxml-non-primitive" draw:enhanced-path="M 0 1 L 1488 1 F N">
              <draw:equation draw:name="f0" draw:formula="logwidth"/>
              <draw:equation draw:name="f1" draw:formula="logheight"/>
            </draw:enhanced-geometry>
          </draw:custom-shape>
          <draw:custom-shape draw:name="Google Shape;451;p 2" draw:style-name="gr32" draw:text-style-name="P5" draw:layer="layout" svg:width="0.092cm" svg:height="0.11cm" svg:x="9.333cm" svg:y="14.14cm">
            <text:p/>
            <draw:enhanced-geometry draw:mirror-horizontal="false" draw:mirror-vertical="false" svg:viewBox="0 0 0 0" drawooo:sub-view-size="935 1127" draw:text-areas="0 0 ?f0 ?f1" draw:type="ooxml-non-primitive" draw:enhanced-path="M 935 0 L 0 0 0 1126 935 1126 Z F N">
              <draw:equation draw:name="f0" draw:formula="logwidth"/>
              <draw:equation draw:name="f1" draw:formula="logheight"/>
            </draw:enhanced-geometry>
          </draw:custom-shape>
          <draw:custom-shape draw:name="Google Shape;452;p 2" draw:style-name="gr32" draw:text-style-name="P5" draw:layer="layout" svg:width="0.091cm" svg:height="0.11cm" svg:x="9.597cm" svg:y="14.14cm">
            <text:p/>
            <draw:enhanced-geometry draw:mirror-horizontal="false" draw:mirror-vertical="false" svg:viewBox="0 0 0 0" drawooo:sub-view-size="936 1127" draw:text-areas="0 0 ?f0 ?f1" draw:type="ooxml-non-primitive" draw:enhanced-path="M 935 0 L 0 0 0 1126 935 1126 Z F N">
              <draw:equation draw:name="f0" draw:formula="logwidth"/>
              <draw:equation draw:name="f1" draw:formula="logheight"/>
            </draw:enhanced-geometry>
          </draw:custom-shape>
          <draw:custom-shape draw:name="Google Shape;453;p 2" draw:style-name="gr32" draw:text-style-name="P5" draw:layer="layout" svg:width="0.092cm" svg:height="0.11cm" svg:x="9.86cm" svg:y="14.14cm">
            <text:p/>
            <draw:enhanced-geometry draw:mirror-horizontal="false" draw:mirror-vertical="false" svg:viewBox="0 0 0 0" drawooo:sub-view-size="936 1127" draw:text-areas="0 0 ?f0 ?f1" draw:type="ooxml-non-primitive" draw:enhanced-path="M 935 0 L 1 0 1 1126 935 1126 Z F N">
              <draw:equation draw:name="f0" draw:formula="logwidth"/>
              <draw:equation draw:name="f1" draw:formula="logheight"/>
            </draw:enhanced-geometry>
          </draw:custom-shape>
          <draw:custom-shape draw:name="Google Shape;454;p 2" draw:style-name="gr33" draw:text-style-name="P5" draw:layer="layout" svg:width="1.17cm" svg:height="0.002cm" svg:x="8.906cm" svg:y="13.889cm">
            <text:p/>
            <draw:enhanced-geometry draw:mirror-horizontal="false" draw:mirror-vertical="false" svg:viewBox="0 0 0 0" drawooo:sub-view-size="11888 1" draw:text-areas="0 0 ?f0 ?f1" draw:type="ooxml-non-primitive" draw:enhanced-path="M 1 1 L 11888 1 F N">
              <draw:equation draw:name="f0" draw:formula="logwidth"/>
              <draw:equation draw:name="f1" draw:formula="logheight"/>
            </draw:enhanced-geometry>
          </draw:custom-shape>
          <draw:custom-shape draw:name="Google Shape;455;p 2" draw:style-name="gr29" draw:text-style-name="P5" draw:layer="layout" svg:width="0.11cm" svg:height="1.318cm" svg:x="7.519cm" svg:y="14.41cm">
            <text:p/>
            <draw:enhanced-geometry draw:mirror-horizontal="false" draw:mirror-vertical="false" svg:viewBox="0 0 0 0" drawooo:sub-view-size="1126 13396" draw:text-areas="0 0 ?f0 ?f1" draw:type="ooxml-non-primitive" draw:enhanced-path="M 0 1 C 649 115 1126 688 1126 1356 L 1126 13395 F N">
              <draw:equation draw:name="f0" draw:formula="logwidth"/>
              <draw:equation draw:name="f1" draw:formula="logheight"/>
            </draw:enhanced-geometry>
          </draw:custom-shape>
          <draw:custom-shape draw:name="Google Shape;456;p 2" draw:style-name="gr29" draw:text-style-name="P5" draw:layer="layout" svg:width="0.108cm" svg:height="1.318cm" svg:x="7.357cm" svg:y="14.41cm">
            <text:p/>
            <draw:enhanced-geometry draw:mirror-horizontal="false" draw:mirror-vertical="false" svg:viewBox="0 0 0 0" drawooo:sub-view-size="1107 13396" draw:text-areas="0 0 ?f0 ?f1" draw:type="ooxml-non-primitive" draw:enhanced-path="M 0 13395 L 0 1356 C 0 688 477 134 1107 1 F N">
              <draw:equation draw:name="f0" draw:formula="logwidth"/>
              <draw:equation draw:name="f1" draw:formula="logheight"/>
            </draw:enhanced-geometry>
          </draw:custom-shape>
          <draw:custom-shape draw:name="Google Shape;457;p 2" draw:style-name="gr30" draw:text-style-name="P5" draw:layer="layout" svg:width="0.068cm" svg:height="0.104cm" svg:x="7.458cm" svg:y="14.353cm">
            <text:p/>
            <draw:enhanced-geometry draw:mirror-horizontal="false" draw:mirror-vertical="false" svg:viewBox="0 0 0 0" drawooo:sub-view-size="707 1069" draw:text-areas="0 0 ?f0 ?f1" draw:type="ooxml-non-primitive" draw:enhanced-path="M 535 1069 L 172 1069 1 1 707 1 Z F N">
              <draw:equation draw:name="f0" draw:formula="logwidth"/>
              <draw:equation draw:name="f1" draw:formula="logheight"/>
            </draw:enhanced-geometry>
          </draw:custom-shape>
          <draw:custom-shape draw:name="Google Shape;458;p 2" draw:style-name="gr14" draw:text-style-name="P5" draw:layer="layout" svg:width="0.146cm" svg:height="0.001cm" svg:x="7.591cm" svg:y="14.671cm">
            <text:p/>
            <draw:enhanced-geometry draw:mirror-horizontal="false" draw:mirror-vertical="false" svg:viewBox="0 0 0 0" drawooo:sub-view-size="1489 1" draw:text-areas="0 0 ?f0 ?f1" draw:type="ooxml-non-primitive" draw:enhanced-path="M 0 0 L 1489 0 F N">
              <draw:equation draw:name="f0" draw:formula="logwidth"/>
              <draw:equation draw:name="f1" draw:formula="logheight"/>
            </draw:enhanced-geometry>
          </draw:custom-shape>
          <draw:custom-shape draw:name="Google Shape;459;p 2" draw:style-name="gr14" draw:text-style-name="P5" draw:layer="layout" svg:width="0.146cm" svg:height="0.001cm" svg:x="7.591cm" svg:y="14.732cm">
            <text:p/>
            <draw:enhanced-geometry draw:mirror-horizontal="false" draw:mirror-vertical="false" svg:viewBox="0 0 0 0" drawooo:sub-view-size="1489 1" draw:text-areas="0 0 ?f0 ?f1" draw:type="ooxml-non-primitive" draw:enhanced-path="M 0 1 L 1489 1 F N">
              <draw:equation draw:name="f0" draw:formula="logwidth"/>
              <draw:equation draw:name="f1" draw:formula="logheight"/>
            </draw:enhanced-geometry>
          </draw:custom-shape>
          <draw:custom-shape draw:name="Google Shape;460;p 2" draw:style-name="gr14" draw:text-style-name="P5" draw:layer="layout" svg:width="0.146cm" svg:height="0.001cm" svg:x="7.246cm" svg:y="14.671cm">
            <text:p/>
            <draw:enhanced-geometry draw:mirror-horizontal="false" draw:mirror-vertical="false" svg:viewBox="0 0 0 0" drawooo:sub-view-size="1489 1" draw:text-areas="0 0 ?f0 ?f1" draw:type="ooxml-non-primitive" draw:enhanced-path="M 1 0 L 1489 0 F N">
              <draw:equation draw:name="f0" draw:formula="logwidth"/>
              <draw:equation draw:name="f1" draw:formula="logheight"/>
            </draw:enhanced-geometry>
          </draw:custom-shape>
          <draw:custom-shape draw:name="Google Shape;461;p 2" draw:style-name="gr14" draw:text-style-name="P5" draw:layer="layout" svg:width="0.146cm" svg:height="0.001cm" svg:x="7.246cm" svg:y="14.732cm">
            <text:p/>
            <draw:enhanced-geometry draw:mirror-horizontal="false" draw:mirror-vertical="false" svg:viewBox="0 0 0 0" drawooo:sub-view-size="1489 1" draw:text-areas="0 0 ?f0 ?f1" draw:type="ooxml-non-primitive" draw:enhanced-path="M 1 1 L 1489 1 F N">
              <draw:equation draw:name="f0" draw:formula="logwidth"/>
              <draw:equation draw:name="f1" draw:formula="logheight"/>
            </draw:enhanced-geometry>
          </draw:custom-shape>
          <draw:custom-shape draw:name="Google Shape;462;p 2" draw:style-name="gr29" draw:text-style-name="P5" draw:layer="layout" svg:width="0.11cm" svg:height="1.318cm" svg:x="7.9cm" svg:y="14.41cm">
            <text:p/>
            <draw:enhanced-geometry draw:mirror-horizontal="false" draw:mirror-vertical="false" svg:viewBox="0 0 0 0" drawooo:sub-view-size="1127 13396" draw:text-areas="0 0 ?f0 ?f1" draw:type="ooxml-non-primitive" draw:enhanced-path="M 1 1 C 649 115 1126 688 1126 1356 L 1126 13395 F N">
              <draw:equation draw:name="f0" draw:formula="logwidth"/>
              <draw:equation draw:name="f1" draw:formula="logheight"/>
            </draw:enhanced-geometry>
          </draw:custom-shape>
          <draw:custom-shape draw:name="Google Shape;463;p 2" draw:style-name="gr29" draw:text-style-name="P5" draw:layer="layout" svg:width="0.108cm" svg:height="1.318cm" svg:x="7.738cm" svg:y="14.41cm">
            <text:p/>
            <draw:enhanced-geometry draw:mirror-horizontal="false" draw:mirror-vertical="false" svg:viewBox="0 0 0 0" drawooo:sub-view-size="1108 13396" draw:text-areas="0 0 ?f0 ?f1" draw:type="ooxml-non-primitive" draw:enhanced-path="M 1 13395 L 1 1356 C 1 688 478 134 1107 1 F N">
              <draw:equation draw:name="f0" draw:formula="logwidth"/>
              <draw:equation draw:name="f1" draw:formula="logheight"/>
            </draw:enhanced-geometry>
          </draw:custom-shape>
          <draw:custom-shape draw:name="Google Shape;464;p 2" draw:style-name="gr30" draw:text-style-name="P5" draw:layer="layout" svg:width="0.069cm" svg:height="0.104cm" svg:x="7.839cm" svg:y="14.353cm">
            <text:p/>
            <draw:enhanced-geometry draw:mirror-horizontal="false" draw:mirror-vertical="false" svg:viewBox="0 0 0 0" drawooo:sub-view-size="707 1069" draw:text-areas="0 0 ?f0 ?f1" draw:type="ooxml-non-primitive" draw:enhanced-path="M 535 1069 L 173 1069 1 1 707 1 Z F N">
              <draw:equation draw:name="f0" draw:formula="logwidth"/>
              <draw:equation draw:name="f1" draw:formula="logheight"/>
            </draw:enhanced-geometry>
          </draw:custom-shape>
          <draw:custom-shape draw:name="Google Shape;465;p 2" draw:style-name="gr14" draw:text-style-name="P5" draw:layer="layout" svg:width="0.143cm" svg:height="0.001cm" svg:x="7.975cm" svg:y="14.671cm">
            <text:p/>
            <draw:enhanced-geometry draw:mirror-horizontal="false" draw:mirror-vertical="false" svg:viewBox="0 0 0 0" drawooo:sub-view-size="1470 1" draw:text-areas="0 0 ?f0 ?f1" draw:type="ooxml-non-primitive" draw:enhanced-path="M 1 0 L 1470 0 F N">
              <draw:equation draw:name="f0" draw:formula="logwidth"/>
              <draw:equation draw:name="f1" draw:formula="logheight"/>
            </draw:enhanced-geometry>
          </draw:custom-shape>
          <draw:custom-shape draw:name="Google Shape;466;p 2" draw:style-name="gr14" draw:text-style-name="P5" draw:layer="layout" svg:width="0.143cm" svg:height="0.001cm" svg:x="7.975cm" svg:y="14.732cm">
            <text:p/>
            <draw:enhanced-geometry draw:mirror-horizontal="false" draw:mirror-vertical="false" svg:viewBox="0 0 0 0" drawooo:sub-view-size="1470 1" draw:text-areas="0 0 ?f0 ?f1" draw:type="ooxml-non-primitive" draw:enhanced-path="M 1 1 L 1470 1 F N">
              <draw:equation draw:name="f0" draw:formula="logwidth"/>
              <draw:equation draw:name="f1" draw:formula="logheight"/>
            </draw:enhanced-geometry>
          </draw:custom-shape>
          <draw:custom-shape draw:name="Google Shape;467;p 2" draw:style-name="gr26" draw:text-style-name="P5" draw:layer="layout" svg:width="0.985cm" svg:height="0.375cm" svg:x="5.906cm" svg:y="13.889cm">
            <text:p/>
            <draw:enhanced-geometry draw:mirror-horizontal="false" draw:mirror-vertical="false" svg:viewBox="0 0 0 0" drawooo:sub-view-size="10018 3817" draw:text-areas="0 0 ?f0 ?f1" draw:type="ooxml-non-primitive" draw:enhanced-path="M 10017 1 L 0 1 0 840 763 1622 763 3817 10017 3817 F N">
              <draw:equation draw:name="f0" draw:formula="logwidth"/>
              <draw:equation draw:name="f1" draw:formula="logheight"/>
            </draw:enhanced-geometry>
          </draw:custom-shape>
          <draw:custom-shape draw:name="Google Shape;468;p 2" draw:style-name="gr25" draw:text-style-name="P5" draw:layer="layout" svg:width="0.967cm" svg:height="0.063cm" svg:x="5.981cm" svg:y="14.046cm">
            <text:p/>
            <draw:enhanced-geometry draw:mirror-horizontal="false" draw:mirror-vertical="false" svg:viewBox="0 0 0 0" drawooo:sub-view-size="9827 650" draw:text-areas="0 0 ?f0 ?f1" draw:type="ooxml-non-primitive" draw:enhanced-path="M 0 0 L 649 0 649 649 1298 649 1298 0 1947 0 1947 649 2595 649 2595 0 3263 0 3263 649 3912 649 3912 0 4561 0 4561 649 5209 649 5209 0 5858 0 5858 649 6507 649 6507 0 7156 0 7156 649 7804 649 7804 0 8453 0 8453 649 9102 649 9102 0 9827 0 F N">
              <draw:equation draw:name="f0" draw:formula="logwidth"/>
              <draw:equation draw:name="f1" draw:formula="logheight"/>
            </draw:enhanced-geometry>
          </draw:custom-shape>
          <draw:custom-shape draw:name="Google Shape;469;p 2" draw:style-name="gr21" draw:text-style-name="P5" draw:layer="layout" svg:width="0.988cm" svg:height="0.375cm" svg:x="6.038cm" svg:y="13.889cm">
            <text:p/>
            <draw:enhanced-geometry draw:mirror-horizontal="false" draw:mirror-vertical="false" svg:viewBox="0 0 0 0" drawooo:sub-view-size="10038 3817" draw:text-areas="0 0 ?f0 ?f1" draw:type="ooxml-non-primitive" draw:enhanced-path="M 1 1 L 10037 1 10037 840 9255 1622 9255 3817 1 3817 F N">
              <draw:equation draw:name="f0" draw:formula="logwidth"/>
              <draw:equation draw:name="f1" draw:formula="logheight"/>
            </draw:enhanced-geometry>
          </draw:custom-shape>
          <draw:custom-shape draw:name="Google Shape;470;p 2" draw:style-name="gr28" draw:text-style-name="P5" draw:layer="layout" svg:width="0.199cm" svg:height="1.463cm" svg:x="5.981cm" svg:y="14.265cm">
            <text:p/>
            <draw:enhanced-geometry draw:mirror-horizontal="false" draw:mirror-vertical="false" svg:viewBox="0 0 0 0" drawooo:sub-view-size="2042 14865" draw:text-areas="0 0 ?f0 ?f1" draw:type="ooxml-non-primitive" draw:enhanced-path="M 0 1 L 0 14864 2042 14864 F N">
              <draw:equation draw:name="f0" draw:formula="logwidth"/>
              <draw:equation draw:name="f1" draw:formula="logheight"/>
            </draw:enhanced-geometry>
          </draw:custom-shape>
          <draw:custom-shape draw:name="Google Shape;471;p 2" draw:style-name="gr28" draw:text-style-name="P5" draw:layer="layout" svg:width="0.2cm" svg:height="1.463cm" svg:x="6.748cm" svg:y="14.265cm">
            <text:p/>
            <draw:enhanced-geometry draw:mirror-horizontal="false" draw:mirror-vertical="false" svg:viewBox="0 0 0 0" drawooo:sub-view-size="2042 14865" draw:text-areas="0 0 ?f0 ?f1" draw:type="ooxml-non-primitive" draw:enhanced-path="M 0 14864 L 2042 14864 2042 1 F N">
              <draw:equation draw:name="f0" draw:formula="logwidth"/>
              <draw:equation draw:name="f1" draw:formula="logheight"/>
            </draw:enhanced-geometry>
          </draw:custom-shape>
          <draw:custom-shape draw:name="Google Shape;472;p 2" draw:style-name="gr20" draw:text-style-name="P5" draw:layer="layout" svg:width="0.986cm" svg:height="0.375cm" svg:x="6.267cm" svg:y="13.889cm">
            <text:p/>
            <draw:enhanced-geometry draw:mirror-horizontal="false" draw:mirror-vertical="false" svg:viewBox="0 0 0 0" drawooo:sub-view-size="10018 3817" draw:text-areas="0 0 ?f0 ?f1" draw:type="ooxml-non-primitive" draw:enhanced-path="M 1 1 L 10018 1 10018 840 9255 1622 9255 3817 6927 3817 F N">
              <draw:equation draw:name="f0" draw:formula="logwidth"/>
              <draw:equation draw:name="f1" draw:formula="logheight"/>
            </draw:enhanced-geometry>
          </draw:custom-shape>
          <draw:custom-shape draw:name="Google Shape;473;p 2" draw:style-name="gr28" draw:text-style-name="P5" draw:layer="layout" svg:width="0.2cm" svg:height="1.463cm" svg:x="6.977cm" svg:y="14.265cm">
            <text:p/>
            <draw:enhanced-geometry draw:mirror-horizontal="false" draw:mirror-vertical="false" svg:viewBox="0 0 0 0" drawooo:sub-view-size="2042 14865" draw:text-areas="0 0 ?f0 ?f1" draw:type="ooxml-non-primitive" draw:enhanced-path="M 0 14864 L 2042 14864 2042 1 F N">
              <draw:equation draw:name="f0" draw:formula="logwidth"/>
              <draw:equation draw:name="f1" draw:formula="logheight"/>
            </draw:enhanced-geometry>
          </draw:custom-shape>
          <draw:custom-shape draw:name="Google Shape;474;p 2" draw:style-name="gr29" draw:text-style-name="P5" draw:layer="layout" svg:width="0.11cm" svg:height="1.318cm" svg:x="6.49cm" svg:y="14.41cm">
            <text:p/>
            <draw:enhanced-geometry draw:mirror-horizontal="false" draw:mirror-vertical="false" svg:viewBox="0 0 0 0" drawooo:sub-view-size="1126 13396" draw:text-areas="0 0 ?f0 ?f1" draw:type="ooxml-non-primitive" draw:enhanced-path="M 0 1 C 649 115 1126 688 1126 1356 L 1126 13395 F N">
              <draw:equation draw:name="f0" draw:formula="logwidth"/>
              <draw:equation draw:name="f1" draw:formula="logheight"/>
            </draw:enhanced-geometry>
          </draw:custom-shape>
          <draw:custom-shape draw:name="Google Shape;475;p 2" draw:style-name="gr29" draw:text-style-name="P5" draw:layer="layout" svg:width="0.108cm" svg:height="1.318cm" svg:x="6.329cm" svg:y="14.41cm">
            <text:p/>
            <draw:enhanced-geometry draw:mirror-horizontal="false" draw:mirror-vertical="false" svg:viewBox="0 0 0 0" drawooo:sub-view-size="1107 13396" draw:text-areas="0 0 ?f0 ?f1" draw:type="ooxml-non-primitive" draw:enhanced-path="M 0 13395 L 0 1356 C 0 688 477 134 1107 1 F N">
              <draw:equation draw:name="f0" draw:formula="logwidth"/>
              <draw:equation draw:name="f1" draw:formula="logheight"/>
            </draw:enhanced-geometry>
          </draw:custom-shape>
          <draw:custom-shape draw:name="Google Shape;476;p 2" draw:style-name="gr30" draw:text-style-name="P5" draw:layer="layout" svg:width="0.068cm" svg:height="0.104cm" svg:x="6.431cm" svg:y="14.353cm">
            <text:p/>
            <draw:enhanced-geometry draw:mirror-horizontal="false" draw:mirror-vertical="false" svg:viewBox="0 0 0 0" drawooo:sub-view-size="707 1069" draw:text-areas="0 0 ?f0 ?f1" draw:type="ooxml-non-primitive" draw:enhanced-path="M 535 1069 L 172 1069 1 1 707 1 Z F N">
              <draw:equation draw:name="f0" draw:formula="logwidth"/>
              <draw:equation draw:name="f1" draw:formula="logheight"/>
            </draw:enhanced-geometry>
          </draw:custom-shape>
          <draw:custom-shape draw:name="Google Shape;477;p 2" draw:style-name="gr14" draw:text-style-name="P5" draw:layer="layout" svg:width="0.143cm" svg:height="0.001cm" svg:x="6.566cm" svg:y="14.671cm">
            <text:p/>
            <draw:enhanced-geometry draw:mirror-horizontal="false" draw:mirror-vertical="false" svg:viewBox="0 0 0 0" drawooo:sub-view-size="1470 1" draw:text-areas="0 0 ?f0 ?f1" draw:type="ooxml-non-primitive" draw:enhanced-path="M 0 0 L 1470 0 F N">
              <draw:equation draw:name="f0" draw:formula="logwidth"/>
              <draw:equation draw:name="f1" draw:formula="logheight"/>
            </draw:enhanced-geometry>
          </draw:custom-shape>
          <draw:custom-shape draw:name="Google Shape;478;p 2" draw:style-name="gr14" draw:text-style-name="P5" draw:layer="layout" svg:width="0.143cm" svg:height="0.001cm" svg:x="6.566cm" svg:y="14.732cm">
            <text:p/>
            <draw:enhanced-geometry draw:mirror-horizontal="false" draw:mirror-vertical="false" svg:viewBox="0 0 0 0" drawooo:sub-view-size="1470 1" draw:text-areas="0 0 ?f0 ?f1" draw:type="ooxml-non-primitive" draw:enhanced-path="M 0 1 L 1470 1 F N">
              <draw:equation draw:name="f0" draw:formula="logwidth"/>
              <draw:equation draw:name="f1" draw:formula="logheight"/>
            </draw:enhanced-geometry>
          </draw:custom-shape>
          <draw:custom-shape draw:name="Google Shape;479;p 2" draw:style-name="gr14" draw:text-style-name="P5" draw:layer="layout" svg:width="0.146cm" svg:height="0.001cm" svg:x="6.22cm" svg:y="14.671cm">
            <text:p/>
            <draw:enhanced-geometry draw:mirror-horizontal="false" draw:mirror-vertical="false" svg:viewBox="0 0 0 0" drawooo:sub-view-size="1489 1" draw:text-areas="0 0 ?f0 ?f1" draw:type="ooxml-non-primitive" draw:enhanced-path="M 1 0 L 1489 0 F N">
              <draw:equation draw:name="f0" draw:formula="logwidth"/>
              <draw:equation draw:name="f1" draw:formula="logheight"/>
            </draw:enhanced-geometry>
          </draw:custom-shape>
          <draw:custom-shape draw:name="Google Shape;480;p 2" draw:style-name="gr14" draw:text-style-name="P5" draw:layer="layout" svg:width="0.146cm" svg:height="0.001cm" svg:x="6.22cm" svg:y="14.732cm">
            <text:p/>
            <draw:enhanced-geometry draw:mirror-horizontal="false" draw:mirror-vertical="false" svg:viewBox="0 0 0 0" drawooo:sub-view-size="1489 1" draw:text-areas="0 0 ?f0 ?f1" draw:type="ooxml-non-primitive" draw:enhanced-path="M 1 1 L 1489 1 F N">
              <draw:equation draw:name="f0" draw:formula="logwidth"/>
              <draw:equation draw:name="f1" draw:formula="logheight"/>
            </draw:enhanced-geometry>
          </draw:custom-shape>
          <draw:custom-shape draw:name="Google Shape;481;p 2" draw:style-name="gr29" draw:text-style-name="P5" draw:layer="layout" svg:width="0.108cm" svg:height="1.318cm" svg:x="6.146cm" svg:y="14.41cm">
            <text:p/>
            <draw:enhanced-geometry draw:mirror-horizontal="false" draw:mirror-vertical="false" svg:viewBox="0 0 0 0" drawooo:sub-view-size="1108 13396" draw:text-areas="0 0 ?f0 ?f1" draw:type="ooxml-non-primitive" draw:enhanced-path="M 0 1 C 630 115 1107 688 1107 1356 L 1107 13395 F N">
              <draw:equation draw:name="f0" draw:formula="logwidth"/>
              <draw:equation draw:name="f1" draw:formula="logheight"/>
            </draw:enhanced-geometry>
          </draw:custom-shape>
          <draw:custom-shape draw:name="Google Shape;482;p 2" draw:style-name="gr29" draw:text-style-name="P5" draw:layer="layout" svg:width="0.108cm" svg:height="1.318cm" svg:x="5.983cm" svg:y="14.41cm">
            <text:p/>
            <draw:enhanced-geometry draw:mirror-horizontal="false" draw:mirror-vertical="false" svg:viewBox="0 0 0 0" drawooo:sub-view-size="1108 13396" draw:text-areas="0 0 ?f0 ?f1" draw:type="ooxml-non-primitive" draw:enhanced-path="M 0 13395 L 0 1356 C 0 688 477 134 1107 1 F N">
              <draw:equation draw:name="f0" draw:formula="logwidth"/>
              <draw:equation draw:name="f1" draw:formula="logheight"/>
            </draw:enhanced-geometry>
          </draw:custom-shape>
          <draw:custom-shape draw:name="Google Shape;483;p 2" draw:style-name="gr30" draw:text-style-name="P5" draw:layer="layout" svg:width="0.069cm" svg:height="0.104cm" svg:x="6.084cm" svg:y="14.353cm">
            <text:p/>
            <draw:enhanced-geometry draw:mirror-horizontal="false" draw:mirror-vertical="false" svg:viewBox="0 0 0 0" drawooo:sub-view-size="707 1069" draw:text-areas="0 0 ?f0 ?f1" draw:type="ooxml-non-primitive" draw:enhanced-path="M 535 1069 L 172 1069 1 1 707 1 Z F N">
              <draw:equation draw:name="f0" draw:formula="logwidth"/>
              <draw:equation draw:name="f1" draw:formula="logheight"/>
            </draw:enhanced-geometry>
          </draw:custom-shape>
          <draw:custom-shape draw:name="Google Shape;484;p 2" draw:style-name="gr14" draw:text-style-name="P5" draw:layer="layout" svg:width="0.146cm" svg:height="0.001cm" svg:x="6.22cm" svg:y="14.671cm">
            <text:p/>
            <draw:enhanced-geometry draw:mirror-horizontal="false" draw:mirror-vertical="false" svg:viewBox="0 0 0 0" drawooo:sub-view-size="1489 1" draw:text-areas="0 0 ?f0 ?f1" draw:type="ooxml-non-primitive" draw:enhanced-path="M 1 0 L 1489 0 F N">
              <draw:equation draw:name="f0" draw:formula="logwidth"/>
              <draw:equation draw:name="f1" draw:formula="logheight"/>
            </draw:enhanced-geometry>
          </draw:custom-shape>
          <draw:custom-shape draw:name="Google Shape;485;p 2" draw:style-name="gr14" draw:text-style-name="P5" draw:layer="layout" svg:width="0.146cm" svg:height="0.001cm" svg:x="6.22cm" svg:y="14.732cm">
            <text:p/>
            <draw:enhanced-geometry draw:mirror-horizontal="false" draw:mirror-vertical="false" svg:viewBox="0 0 0 0" drawooo:sub-view-size="1489 1" draw:text-areas="0 0 ?f0 ?f1" draw:type="ooxml-non-primitive" draw:enhanced-path="M 1 1 L 1489 1 F N">
              <draw:equation draw:name="f0" draw:formula="logwidth"/>
              <draw:equation draw:name="f1" draw:formula="logheight"/>
            </draw:enhanced-geometry>
          </draw:custom-shape>
          <draw:custom-shape draw:name="Google Shape;486;p 2" draw:style-name="gr29" draw:text-style-name="P5" draw:layer="layout" svg:width="0.11cm" svg:height="1.318cm" svg:x="6.836cm" svg:y="14.41cm">
            <text:p/>
            <draw:enhanced-geometry draw:mirror-horizontal="false" draw:mirror-vertical="false" svg:viewBox="0 0 0 0" drawooo:sub-view-size="1127 13396" draw:text-areas="0 0 ?f0 ?f1" draw:type="ooxml-non-primitive" draw:enhanced-path="M 1 1 C 650 115 1127 688 1127 1356 L 1127 13395 F N">
              <draw:equation draw:name="f0" draw:formula="logwidth"/>
              <draw:equation draw:name="f1" draw:formula="logheight"/>
            </draw:enhanced-geometry>
          </draw:custom-shape>
          <draw:custom-shape draw:name="Google Shape;487;p 2" draw:style-name="gr29" draw:text-style-name="P5" draw:layer="layout" svg:width="0.108cm" svg:height="1.318cm" svg:x="6.674cm" svg:y="14.41cm">
            <text:p/>
            <draw:enhanced-geometry draw:mirror-horizontal="false" draw:mirror-vertical="false" svg:viewBox="0 0 0 0" drawooo:sub-view-size="1107 13396" draw:text-areas="0 0 ?f0 ?f1" draw:type="ooxml-non-primitive" draw:enhanced-path="M 0 13395 L 0 1356 C 0 688 477 134 1107 1 F N">
              <draw:equation draw:name="f0" draw:formula="logwidth"/>
              <draw:equation draw:name="f1" draw:formula="logheight"/>
            </draw:enhanced-geometry>
          </draw:custom-shape>
          <draw:custom-shape draw:name="Google Shape;488;p 2" draw:style-name="gr30" draw:text-style-name="P5" draw:layer="layout" svg:width="0.068cm" svg:height="0.104cm" svg:x="6.776cm" svg:y="14.353cm">
            <text:p/>
            <draw:enhanced-geometry draw:mirror-horizontal="false" draw:mirror-vertical="false" svg:viewBox="0 0 0 0" drawooo:sub-view-size="707 1069" draw:text-areas="0 0 ?f0 ?f1" draw:type="ooxml-non-primitive" draw:enhanced-path="M 535 1069 L 172 1069 0 1 706 1 Z F N">
              <draw:equation draw:name="f0" draw:formula="logwidth"/>
              <draw:equation draw:name="f1" draw:formula="logheight"/>
            </draw:enhanced-geometry>
          </draw:custom-shape>
          <draw:custom-shape draw:name="Google Shape;489;p 2" draw:style-name="gr14" draw:text-style-name="P5" draw:layer="layout" svg:width="0.143cm" svg:height="0.001cm" svg:x="6.566cm" svg:y="14.671cm">
            <text:p/>
            <draw:enhanced-geometry draw:mirror-horizontal="false" draw:mirror-vertical="false" svg:viewBox="0 0 0 0" drawooo:sub-view-size="1470 1" draw:text-areas="0 0 ?f0 ?f1" draw:type="ooxml-non-primitive" draw:enhanced-path="M 0 0 L 1470 0 F N">
              <draw:equation draw:name="f0" draw:formula="logwidth"/>
              <draw:equation draw:name="f1" draw:formula="logheight"/>
            </draw:enhanced-geometry>
          </draw:custom-shape>
          <draw:custom-shape draw:name="Google Shape;490;p 2" draw:style-name="gr14" draw:text-style-name="P5" draw:layer="layout" svg:width="0.144cm" svg:height="0.001cm" svg:x="6.999cm" svg:y="14.265cm">
            <text:p/>
            <draw:enhanced-geometry draw:mirror-horizontal="false" draw:mirror-vertical="false" svg:viewBox="0 0 0 0" drawooo:sub-view-size="1471 1" draw:text-areas="0 0 ?f0 ?f1" draw:type="ooxml-non-primitive" draw:enhanced-path="M 1 1 L 1470 1 F N">
              <draw:equation draw:name="f0" draw:formula="logwidth"/>
              <draw:equation draw:name="f1" draw:formula="logheight"/>
            </draw:enhanced-geometry>
          </draw:custom-shape>
          <draw:custom-shape draw:name="Google Shape;491;p 2" draw:style-name="gr14" draw:text-style-name="P5" draw:layer="layout" svg:width="0.127cm" svg:height="0.001cm" svg:x="6.999cm" svg:y="14.339cm">
            <text:p/>
            <draw:enhanced-geometry draw:mirror-horizontal="false" draw:mirror-vertical="false" svg:viewBox="0 0 0 0" drawooo:sub-view-size="1299 1" draw:text-areas="0 0 ?f0 ?f1" draw:type="ooxml-non-primitive" draw:enhanced-path="M 1 1 L 1298 1 F N">
              <draw:equation draw:name="f0" draw:formula="logwidth"/>
              <draw:equation draw:name="f1" draw:formula="logheight"/>
            </draw:enhanced-geometry>
          </draw:custom-shape>
          <draw:custom-shape draw:name="Google Shape;492;p 2" draw:style-name="gr14" draw:text-style-name="P5" draw:layer="layout" svg:width="0.127cm" svg:height="0.001cm" svg:x="6.999cm" svg:y="14.412cm">
            <text:p/>
            <draw:enhanced-geometry draw:mirror-horizontal="false" draw:mirror-vertical="false" svg:viewBox="0 0 0 0" drawooo:sub-view-size="1299 1" draw:text-areas="0 0 ?f0 ?f1" draw:type="ooxml-non-primitive" draw:enhanced-path="M 1 1 L 1298 1 F N">
              <draw:equation draw:name="f0" draw:formula="logwidth"/>
              <draw:equation draw:name="f1" draw:formula="logheight"/>
            </draw:enhanced-geometry>
          </draw:custom-shape>
          <draw:custom-shape draw:name="Google Shape;493;p 2" draw:style-name="gr14" draw:text-style-name="P5" draw:layer="layout" svg:width="0.127cm" svg:height="0.001cm" svg:x="6.999cm" svg:y="14.486cm">
            <text:p/>
            <draw:enhanced-geometry draw:mirror-horizontal="false" draw:mirror-vertical="false" svg:viewBox="0 0 0 0" drawooo:sub-view-size="1299 1" draw:text-areas="0 0 ?f0 ?f1" draw:type="ooxml-non-primitive" draw:enhanced-path="M 1 0 L 1298 0 F N">
              <draw:equation draw:name="f0" draw:formula="logwidth"/>
              <draw:equation draw:name="f1" draw:formula="logheight"/>
            </draw:enhanced-geometry>
          </draw:custom-shape>
          <draw:custom-shape draw:name="Google Shape;494;p 2" draw:style-name="gr14" draw:text-style-name="P5" draw:layer="layout" svg:width="0.127cm" svg:height="0.001cm" svg:x="6.999cm" svg:y="14.559cm">
            <text:p/>
            <draw:enhanced-geometry draw:mirror-horizontal="false" draw:mirror-vertical="false" svg:viewBox="0 0 0 0" drawooo:sub-view-size="1299 1" draw:text-areas="0 0 ?f0 ?f1" draw:type="ooxml-non-primitive" draw:enhanced-path="M 1 0 L 1298 0 F N">
              <draw:equation draw:name="f0" draw:formula="logwidth"/>
              <draw:equation draw:name="f1" draw:formula="logheight"/>
            </draw:enhanced-geometry>
          </draw:custom-shape>
          <draw:custom-shape draw:name="Google Shape;495;p 2" draw:style-name="gr14" draw:text-style-name="P5" draw:layer="layout" svg:width="0.127cm" svg:height="0.001cm" svg:x="6.999cm" svg:y="14.632cm">
            <text:p/>
            <draw:enhanced-geometry draw:mirror-horizontal="false" draw:mirror-vertical="false" svg:viewBox="0 0 0 0" drawooo:sub-view-size="1299 1" draw:text-areas="0 0 ?f0 ?f1" draw:type="ooxml-non-primitive" draw:enhanced-path="M 1 0 L 1298 0 F N">
              <draw:equation draw:name="f0" draw:formula="logwidth"/>
              <draw:equation draw:name="f1" draw:formula="logheight"/>
            </draw:enhanced-geometry>
          </draw:custom-shape>
          <draw:custom-shape draw:name="Google Shape;496;p 2" draw:style-name="gr14" draw:text-style-name="P5" draw:layer="layout" svg:width="0.127cm" svg:height="0.001cm" svg:x="6.999cm" svg:y="14.705cm">
            <text:p/>
            <draw:enhanced-geometry draw:mirror-horizontal="false" draw:mirror-vertical="false" svg:viewBox="0 0 0 0" drawooo:sub-view-size="1299 1" draw:text-areas="0 0 ?f0 ?f1" draw:type="ooxml-non-primitive" draw:enhanced-path="M 1 1 L 1298 1 F N">
              <draw:equation draw:name="f0" draw:formula="logwidth"/>
              <draw:equation draw:name="f1" draw:formula="logheight"/>
            </draw:enhanced-geometry>
          </draw:custom-shape>
          <draw:custom-shape draw:name="Google Shape;497;p 2" draw:style-name="gr14" draw:text-style-name="P5" draw:layer="layout" svg:width="0.127cm" svg:height="0.001cm" svg:x="6.999cm" svg:y="14.777cm">
            <text:p/>
            <draw:enhanced-geometry draw:mirror-horizontal="false" draw:mirror-vertical="false" svg:viewBox="0 0 0 0" drawooo:sub-view-size="1299 1" draw:text-areas="0 0 ?f0 ?f1" draw:type="ooxml-non-primitive" draw:enhanced-path="M 1 1 L 1298 1 F N">
              <draw:equation draw:name="f0" draw:formula="logwidth"/>
              <draw:equation draw:name="f1" draw:formula="logheight"/>
            </draw:enhanced-geometry>
          </draw:custom-shape>
          <draw:custom-shape draw:name="Google Shape;498;p 2" draw:style-name="gr14" draw:text-style-name="P5" draw:layer="layout" svg:width="0.127cm" svg:height="0.001cm" svg:x="6.999cm" svg:y="14.85cm">
            <text:p/>
            <draw:enhanced-geometry draw:mirror-horizontal="false" draw:mirror-vertical="false" svg:viewBox="0 0 0 0" drawooo:sub-view-size="1299 1" draw:text-areas="0 0 ?f0 ?f1" draw:type="ooxml-non-primitive" draw:enhanced-path="M 1 1 L 1298 1 F N">
              <draw:equation draw:name="f0" draw:formula="logwidth"/>
              <draw:equation draw:name="f1" draw:formula="logheight"/>
            </draw:enhanced-geometry>
          </draw:custom-shape>
          <draw:custom-shape draw:name="Google Shape;499;p 2" draw:style-name="gr14" draw:text-style-name="P5" draw:layer="layout" svg:width="0.127cm" svg:height="0.001cm" svg:x="6.999cm" svg:y="14.923cm">
            <text:p/>
            <draw:enhanced-geometry draw:mirror-horizontal="false" draw:mirror-vertical="false" svg:viewBox="0 0 0 0" drawooo:sub-view-size="1299 1" draw:text-areas="0 0 ?f0 ?f1" draw:type="ooxml-non-primitive" draw:enhanced-path="M 1 1 L 1298 1 F N">
              <draw:equation draw:name="f0" draw:formula="logwidth"/>
              <draw:equation draw:name="f1" draw:formula="logheight"/>
            </draw:enhanced-geometry>
          </draw:custom-shape>
          <draw:custom-shape draw:name="Google Shape;500;p 2" draw:style-name="gr14" draw:text-style-name="P5" draw:layer="layout" svg:width="0.127cm" svg:height="0.001cm" svg:x="6.999cm" svg:y="14.996cm">
            <text:p/>
            <draw:enhanced-geometry draw:mirror-horizontal="false" draw:mirror-vertical="false" svg:viewBox="0 0 0 0" drawooo:sub-view-size="1299 1" draw:text-areas="0 0 ?f0 ?f1" draw:type="ooxml-non-primitive" draw:enhanced-path="M 1 0 L 1298 0 F N">
              <draw:equation draw:name="f0" draw:formula="logwidth"/>
              <draw:equation draw:name="f1" draw:formula="logheight"/>
            </draw:enhanced-geometry>
          </draw:custom-shape>
          <draw:custom-shape draw:name="Google Shape;501;p 2" draw:style-name="gr14" draw:text-style-name="P5" draw:layer="layout" svg:width="0.127cm" svg:height="0.001cm" svg:x="6.999cm" svg:y="15.07cm">
            <text:p/>
            <draw:enhanced-geometry draw:mirror-horizontal="false" draw:mirror-vertical="false" svg:viewBox="0 0 0 0" drawooo:sub-view-size="1299 1" draw:text-areas="0 0 ?f0 ?f1" draw:type="ooxml-non-primitive" draw:enhanced-path="M 1 0 L 1298 0 F N">
              <draw:equation draw:name="f0" draw:formula="logwidth"/>
              <draw:equation draw:name="f1" draw:formula="logheight"/>
            </draw:enhanced-geometry>
          </draw:custom-shape>
          <draw:custom-shape draw:name="Google Shape;502;p 2" draw:style-name="gr14" draw:text-style-name="P5" draw:layer="layout" svg:width="0.127cm" svg:height="0.001cm" svg:x="6.999cm" svg:y="15.143cm">
            <text:p/>
            <draw:enhanced-geometry draw:mirror-horizontal="false" draw:mirror-vertical="false" svg:viewBox="0 0 0 0" drawooo:sub-view-size="1299 1" draw:text-areas="0 0 ?f0 ?f1" draw:type="ooxml-non-primitive" draw:enhanced-path="M 1 0 L 1298 0 F N">
              <draw:equation draw:name="f0" draw:formula="logwidth"/>
              <draw:equation draw:name="f1" draw:formula="logheight"/>
            </draw:enhanced-geometry>
          </draw:custom-shape>
          <draw:custom-shape draw:name="Google Shape;503;p 2" draw:style-name="gr14" draw:text-style-name="P5" draw:layer="layout" svg:width="0.127cm" svg:height="0.001cm" svg:x="6.999cm" svg:y="15.217cm">
            <text:p/>
            <draw:enhanced-geometry draw:mirror-horizontal="false" draw:mirror-vertical="false" svg:viewBox="0 0 0 0" drawooo:sub-view-size="1299 1" draw:text-areas="0 0 ?f0 ?f1" draw:type="ooxml-non-primitive" draw:enhanced-path="M 1 0 L 1298 0 F N">
              <draw:equation draw:name="f0" draw:formula="logwidth"/>
              <draw:equation draw:name="f1" draw:formula="logheight"/>
            </draw:enhanced-geometry>
          </draw:custom-shape>
          <draw:custom-shape draw:name="Google Shape;504;p 2" draw:style-name="gr14" draw:text-style-name="P5" draw:layer="layout" svg:width="0.127cm" svg:height="0.001cm" svg:x="6.999cm" svg:y="15.289cm">
            <text:p/>
            <draw:enhanced-geometry draw:mirror-horizontal="false" draw:mirror-vertical="false" svg:viewBox="0 0 0 0" drawooo:sub-view-size="1299 1" draw:text-areas="0 0 ?f0 ?f1" draw:type="ooxml-non-primitive" draw:enhanced-path="M 1 1 L 1298 1 F N">
              <draw:equation draw:name="f0" draw:formula="logwidth"/>
              <draw:equation draw:name="f1" draw:formula="logheight"/>
            </draw:enhanced-geometry>
          </draw:custom-shape>
          <draw:custom-shape draw:name="Google Shape;505;p 2" draw:style-name="gr14" draw:text-style-name="P5" draw:layer="layout" svg:width="0.127cm" svg:height="0.001cm" svg:x="6.999cm" svg:y="15.363cm">
            <text:p/>
            <draw:enhanced-geometry draw:mirror-horizontal="false" draw:mirror-vertical="false" svg:viewBox="0 0 0 0" drawooo:sub-view-size="1299 1" draw:text-areas="0 0 ?f0 ?f1" draw:type="ooxml-non-primitive" draw:enhanced-path="M 1 1 L 1298 1 F N">
              <draw:equation draw:name="f0" draw:formula="logwidth"/>
              <draw:equation draw:name="f1" draw:formula="logheight"/>
            </draw:enhanced-geometry>
          </draw:custom-shape>
          <draw:custom-shape draw:name="Google Shape;506;p 2" draw:style-name="gr14" draw:text-style-name="P5" draw:layer="layout" svg:width="0.127cm" svg:height="0.001cm" svg:x="6.999cm" svg:y="15.436cm">
            <text:p/>
            <draw:enhanced-geometry draw:mirror-horizontal="false" draw:mirror-vertical="false" svg:viewBox="0 0 0 0" drawooo:sub-view-size="1299 1" draw:text-areas="0 0 ?f0 ?f1" draw:type="ooxml-non-primitive" draw:enhanced-path="M 1 1 L 1298 1 F N">
              <draw:equation draw:name="f0" draw:formula="logwidth"/>
              <draw:equation draw:name="f1" draw:formula="logheight"/>
            </draw:enhanced-geometry>
          </draw:custom-shape>
          <draw:custom-shape draw:name="Google Shape;507;p 2" draw:style-name="gr14" draw:text-style-name="P5" draw:layer="layout" svg:width="0.127cm" svg:height="0.001cm" svg:x="6.999cm" svg:y="15.51cm">
            <text:p/>
            <draw:enhanced-geometry draw:mirror-horizontal="false" draw:mirror-vertical="false" svg:viewBox="0 0 0 0" drawooo:sub-view-size="1299 120000" draw:text-areas="0 0 ?f0 ?f1" draw:type="ooxml-non-primitive" draw:enhanced-path="M 1 0 L 1298 0 F N">
              <draw:equation draw:name="f0" draw:formula="logwidth"/>
              <draw:equation draw:name="f1" draw:formula="logheight"/>
            </draw:enhanced-geometry>
          </draw:custom-shape>
          <draw:custom-shape draw:name="Google Shape;508;p 2" draw:style-name="gr14" draw:text-style-name="P5" draw:layer="layout" svg:width="0.127cm" svg:height="0.001cm" svg:x="6.999cm" svg:y="15.583cm">
            <text:p/>
            <draw:enhanced-geometry draw:mirror-horizontal="false" draw:mirror-vertical="false" svg:viewBox="0 0 0 0" drawooo:sub-view-size="1299 1" draw:text-areas="0 0 ?f0 ?f1" draw:type="ooxml-non-primitive" draw:enhanced-path="M 1 0 L 1298 0 F N">
              <draw:equation draw:name="f0" draw:formula="logwidth"/>
              <draw:equation draw:name="f1" draw:formula="logheight"/>
            </draw:enhanced-geometry>
          </draw:custom-shape>
          <draw:custom-shape draw:name="Google Shape;509;p 2" draw:style-name="gr16" draw:text-style-name="P5" draw:layer="layout" svg:width="0.127cm" svg:height="0.002cm" svg:x="6.999cm" svg:y="15.656cm">
            <text:p/>
            <draw:enhanced-geometry draw:mirror-horizontal="false" draw:mirror-vertical="false" svg:viewBox="0 0 0 0" drawooo:sub-view-size="1299 1" draw:text-areas="0 0 ?f0 ?f1" draw:type="ooxml-non-primitive" draw:enhanced-path="M 1 0 L 1298 0 F N">
              <draw:equation draw:name="f0" draw:formula="logwidth"/>
              <draw:equation draw:name="f1" draw:formula="logheight"/>
            </draw:enhanced-geometry>
          </draw:custom-shape>
          <draw:custom-shape draw:name="Google Shape;510;p 2" draw:style-name="gr14" draw:text-style-name="P5" draw:layer="layout" svg:width="0.144cm" svg:height="0.001cm" svg:x="6.999cm" svg:y="15.729cm">
            <text:p/>
            <draw:enhanced-geometry draw:mirror-horizontal="false" draw:mirror-vertical="false" svg:viewBox="0 0 0 0" drawooo:sub-view-size="1471 1" draw:text-areas="0 0 ?f0 ?f1" draw:type="ooxml-non-primitive" draw:enhanced-path="M 1 0 L 1470 0 F N">
              <draw:equation draw:name="f0" draw:formula="logwidth"/>
              <draw:equation draw:name="f1" draw:formula="logheight"/>
            </draw:enhanced-geometry>
          </draw:custom-shape>
          <draw:custom-shape draw:name="Google Shape;511;p 2" draw:style-name="gr14" draw:text-style-name="P5" draw:layer="layout" svg:width="0.145cm" svg:height="0.001cm" svg:x="5.796cm" svg:y="14.265cm">
            <text:p/>
            <draw:enhanced-geometry draw:mirror-horizontal="false" draw:mirror-vertical="false" svg:viewBox="0 0 0 0" drawooo:sub-view-size="1489 1" draw:text-areas="0 0 ?f0 ?f1" draw:type="ooxml-non-primitive" draw:enhanced-path="M 0 1 L 1489 1 F N">
              <draw:equation draw:name="f0" draw:formula="logwidth"/>
              <draw:equation draw:name="f1" draw:formula="logheight"/>
            </draw:enhanced-geometry>
          </draw:custom-shape>
          <draw:custom-shape draw:name="Google Shape;512;p 2" draw:style-name="gr14" draw:text-style-name="P5" draw:layer="layout" svg:width="0.127cm" svg:height="0.001cm" svg:x="5.814cm" svg:y="14.339cm">
            <text:p/>
            <draw:enhanced-geometry draw:mirror-horizontal="false" draw:mirror-vertical="false" svg:viewBox="0 0 0 0" drawooo:sub-view-size="1298 1" draw:text-areas="0 0 ?f0 ?f1" draw:type="ooxml-non-primitive" draw:enhanced-path="M 0 1 L 1298 1 F N">
              <draw:equation draw:name="f0" draw:formula="logwidth"/>
              <draw:equation draw:name="f1" draw:formula="logheight"/>
            </draw:enhanced-geometry>
          </draw:custom-shape>
          <draw:custom-shape draw:name="Google Shape;513;p 2" draw:style-name="gr14" draw:text-style-name="P5" draw:layer="layout" svg:width="0.127cm" svg:height="0.001cm" svg:x="5.814cm" svg:y="14.412cm">
            <text:p/>
            <draw:enhanced-geometry draw:mirror-horizontal="false" draw:mirror-vertical="false" svg:viewBox="0 0 0 0" drawooo:sub-view-size="1298 1" draw:text-areas="0 0 ?f0 ?f1" draw:type="ooxml-non-primitive" draw:enhanced-path="M 0 1 L 1298 1 F N">
              <draw:equation draw:name="f0" draw:formula="logwidth"/>
              <draw:equation draw:name="f1" draw:formula="logheight"/>
            </draw:enhanced-geometry>
          </draw:custom-shape>
          <draw:custom-shape draw:name="Google Shape;514;p 2" draw:style-name="gr14" draw:text-style-name="P5" draw:layer="layout" svg:width="0.127cm" svg:height="0.001cm" svg:x="5.814cm" svg:y="14.486cm">
            <text:p/>
            <draw:enhanced-geometry draw:mirror-horizontal="false" draw:mirror-vertical="false" svg:viewBox="0 0 0 0" drawooo:sub-view-size="1298 1" draw:text-areas="0 0 ?f0 ?f1" draw:type="ooxml-non-primitive" draw:enhanced-path="M 0 0 L 1298 0 F N">
              <draw:equation draw:name="f0" draw:formula="logwidth"/>
              <draw:equation draw:name="f1" draw:formula="logheight"/>
            </draw:enhanced-geometry>
          </draw:custom-shape>
          <draw:custom-shape draw:name="Google Shape;515;p 2" draw:style-name="gr14" draw:text-style-name="P5" draw:layer="layout" svg:width="0.127cm" svg:height="0.001cm" svg:x="5.814cm" svg:y="14.559cm">
            <text:p/>
            <draw:enhanced-geometry draw:mirror-horizontal="false" draw:mirror-vertical="false" svg:viewBox="0 0 0 0" drawooo:sub-view-size="1298 1" draw:text-areas="0 0 ?f0 ?f1" draw:type="ooxml-non-primitive" draw:enhanced-path="M 0 0 L 1298 0 F N">
              <draw:equation draw:name="f0" draw:formula="logwidth"/>
              <draw:equation draw:name="f1" draw:formula="logheight"/>
            </draw:enhanced-geometry>
          </draw:custom-shape>
          <draw:custom-shape draw:name="Google Shape;516;p 2" draw:style-name="gr14" draw:text-style-name="P5" draw:layer="layout" svg:width="0.127cm" svg:height="0.001cm" svg:x="5.814cm" svg:y="14.632cm">
            <text:p/>
            <draw:enhanced-geometry draw:mirror-horizontal="false" draw:mirror-vertical="false" svg:viewBox="0 0 0 0" drawooo:sub-view-size="1298 1" draw:text-areas="0 0 ?f0 ?f1" draw:type="ooxml-non-primitive" draw:enhanced-path="M 0 0 L 1298 0 F N">
              <draw:equation draw:name="f0" draw:formula="logwidth"/>
              <draw:equation draw:name="f1" draw:formula="logheight"/>
            </draw:enhanced-geometry>
          </draw:custom-shape>
          <draw:custom-shape draw:name="Google Shape;517;p 2" draw:style-name="gr14" draw:text-style-name="P5" draw:layer="layout" svg:width="0.127cm" svg:height="0.001cm" svg:x="5.814cm" svg:y="14.705cm">
            <text:p/>
            <draw:enhanced-geometry draw:mirror-horizontal="false" draw:mirror-vertical="false" svg:viewBox="0 0 0 0" drawooo:sub-view-size="1298 1" draw:text-areas="0 0 ?f0 ?f1" draw:type="ooxml-non-primitive" draw:enhanced-path="M 0 1 L 1298 1 F N">
              <draw:equation draw:name="f0" draw:formula="logwidth"/>
              <draw:equation draw:name="f1" draw:formula="logheight"/>
            </draw:enhanced-geometry>
          </draw:custom-shape>
          <draw:custom-shape draw:name="Google Shape;518;p 2" draw:style-name="gr14" draw:text-style-name="P5" draw:layer="layout" svg:width="0.127cm" svg:height="0.001cm" svg:x="5.814cm" svg:y="14.777cm">
            <text:p/>
            <draw:enhanced-geometry draw:mirror-horizontal="false" draw:mirror-vertical="false" svg:viewBox="0 0 0 0" drawooo:sub-view-size="1298 1" draw:text-areas="0 0 ?f0 ?f1" draw:type="ooxml-non-primitive" draw:enhanced-path="M 0 1 L 1298 1 F N">
              <draw:equation draw:name="f0" draw:formula="logwidth"/>
              <draw:equation draw:name="f1" draw:formula="logheight"/>
            </draw:enhanced-geometry>
          </draw:custom-shape>
          <draw:custom-shape draw:name="Google Shape;519;p 2" draw:style-name="gr14" draw:text-style-name="P5" draw:layer="layout" svg:width="0.127cm" svg:height="0.001cm" svg:x="5.814cm" svg:y="14.85cm">
            <text:p/>
            <draw:enhanced-geometry draw:mirror-horizontal="false" draw:mirror-vertical="false" svg:viewBox="0 0 0 0" drawooo:sub-view-size="1298 1" draw:text-areas="0 0 ?f0 ?f1" draw:type="ooxml-non-primitive" draw:enhanced-path="M 0 1 L 1298 1 F N">
              <draw:equation draw:name="f0" draw:formula="logwidth"/>
              <draw:equation draw:name="f1" draw:formula="logheight"/>
            </draw:enhanced-geometry>
          </draw:custom-shape>
          <draw:custom-shape draw:name="Google Shape;520;p 2" draw:style-name="gr14" draw:text-style-name="P5" draw:layer="layout" svg:width="0.127cm" svg:height="0.001cm" svg:x="5.814cm" svg:y="14.923cm">
            <text:p/>
            <draw:enhanced-geometry draw:mirror-horizontal="false" draw:mirror-vertical="false" svg:viewBox="0 0 0 0" drawooo:sub-view-size="1298 1" draw:text-areas="0 0 ?f0 ?f1" draw:type="ooxml-non-primitive" draw:enhanced-path="M 0 1 L 1298 1 F N">
              <draw:equation draw:name="f0" draw:formula="logwidth"/>
              <draw:equation draw:name="f1" draw:formula="logheight"/>
            </draw:enhanced-geometry>
          </draw:custom-shape>
          <draw:custom-shape draw:name="Google Shape;521;p 2" draw:style-name="gr14" draw:text-style-name="P5" draw:layer="layout" svg:width="0.127cm" svg:height="0.001cm" svg:x="5.814cm" svg:y="14.996cm">
            <text:p/>
            <draw:enhanced-geometry draw:mirror-horizontal="false" draw:mirror-vertical="false" svg:viewBox="0 0 0 0" drawooo:sub-view-size="1298 1" draw:text-areas="0 0 ?f0 ?f1" draw:type="ooxml-non-primitive" draw:enhanced-path="M 0 0 L 1298 0 F N">
              <draw:equation draw:name="f0" draw:formula="logwidth"/>
              <draw:equation draw:name="f1" draw:formula="logheight"/>
            </draw:enhanced-geometry>
          </draw:custom-shape>
          <draw:custom-shape draw:name="Google Shape;522;p 2" draw:style-name="gr14" draw:text-style-name="P5" draw:layer="layout" svg:width="0.127cm" svg:height="0.001cm" svg:x="5.814cm" svg:y="15.07cm">
            <text:p/>
            <draw:enhanced-geometry draw:mirror-horizontal="false" draw:mirror-vertical="false" svg:viewBox="0 0 0 0" drawooo:sub-view-size="1298 1" draw:text-areas="0 0 ?f0 ?f1" draw:type="ooxml-non-primitive" draw:enhanced-path="M 0 0 L 1298 0 F N">
              <draw:equation draw:name="f0" draw:formula="logwidth"/>
              <draw:equation draw:name="f1" draw:formula="logheight"/>
            </draw:enhanced-geometry>
          </draw:custom-shape>
          <draw:custom-shape draw:name="Google Shape;523;p 2" draw:style-name="gr14" draw:text-style-name="P5" draw:layer="layout" svg:width="0.127cm" svg:height="0.001cm" svg:x="5.814cm" svg:y="15.143cm">
            <text:p/>
            <draw:enhanced-geometry draw:mirror-horizontal="false" draw:mirror-vertical="false" svg:viewBox="0 0 0 0" drawooo:sub-view-size="1298 1" draw:text-areas="0 0 ?f0 ?f1" draw:type="ooxml-non-primitive" draw:enhanced-path="M 0 0 L 1298 0 F N">
              <draw:equation draw:name="f0" draw:formula="logwidth"/>
              <draw:equation draw:name="f1" draw:formula="logheight"/>
            </draw:enhanced-geometry>
          </draw:custom-shape>
          <draw:custom-shape draw:name="Google Shape;524;p 2" draw:style-name="gr14" draw:text-style-name="P5" draw:layer="layout" svg:width="0.127cm" svg:height="0.001cm" svg:x="5.814cm" svg:y="15.217cm">
            <text:p/>
            <draw:enhanced-geometry draw:mirror-horizontal="false" draw:mirror-vertical="false" svg:viewBox="0 0 0 0" drawooo:sub-view-size="1298 1" draw:text-areas="0 0 ?f0 ?f1" draw:type="ooxml-non-primitive" draw:enhanced-path="M 0 0 L 1298 0 F N">
              <draw:equation draw:name="f0" draw:formula="logwidth"/>
              <draw:equation draw:name="f1" draw:formula="logheight"/>
            </draw:enhanced-geometry>
          </draw:custom-shape>
          <draw:custom-shape draw:name="Google Shape;525;p 2" draw:style-name="gr14" draw:text-style-name="P5" draw:layer="layout" svg:width="0.127cm" svg:height="0.001cm" svg:x="5.814cm" svg:y="15.289cm">
            <text:p/>
            <draw:enhanced-geometry draw:mirror-horizontal="false" draw:mirror-vertical="false" svg:viewBox="0 0 0 0" drawooo:sub-view-size="1298 1" draw:text-areas="0 0 ?f0 ?f1" draw:type="ooxml-non-primitive" draw:enhanced-path="M 0 1 L 1298 1 F N">
              <draw:equation draw:name="f0" draw:formula="logwidth"/>
              <draw:equation draw:name="f1" draw:formula="logheight"/>
            </draw:enhanced-geometry>
          </draw:custom-shape>
          <draw:custom-shape draw:name="Google Shape;526;p 2" draw:style-name="gr14" draw:text-style-name="P5" draw:layer="layout" svg:width="0.127cm" svg:height="0.001cm" svg:x="5.814cm" svg:y="15.363cm">
            <text:p/>
            <draw:enhanced-geometry draw:mirror-horizontal="false" draw:mirror-vertical="false" svg:viewBox="0 0 0 0" drawooo:sub-view-size="1298 1" draw:text-areas="0 0 ?f0 ?f1" draw:type="ooxml-non-primitive" draw:enhanced-path="M 0 1 L 1298 1 F N">
              <draw:equation draw:name="f0" draw:formula="logwidth"/>
              <draw:equation draw:name="f1" draw:formula="logheight"/>
            </draw:enhanced-geometry>
          </draw:custom-shape>
          <draw:custom-shape draw:name="Google Shape;527;p 2" draw:style-name="gr14" draw:text-style-name="P5" draw:layer="layout" svg:width="0.127cm" svg:height="0.001cm" svg:x="5.814cm" svg:y="15.436cm">
            <text:p/>
            <draw:enhanced-geometry draw:mirror-horizontal="false" draw:mirror-vertical="false" svg:viewBox="0 0 0 0" drawooo:sub-view-size="1298 1" draw:text-areas="0 0 ?f0 ?f1" draw:type="ooxml-non-primitive" draw:enhanced-path="M 0 1 L 1298 1 F N">
              <draw:equation draw:name="f0" draw:formula="logwidth"/>
              <draw:equation draw:name="f1" draw:formula="logheight"/>
            </draw:enhanced-geometry>
          </draw:custom-shape>
          <draw:custom-shape draw:name="Google Shape;528;p 2" draw:style-name="gr14" draw:text-style-name="P5" draw:layer="layout" svg:width="0.127cm" svg:height="0.001cm" svg:x="5.814cm" svg:y="15.51cm">
            <text:p/>
            <draw:enhanced-geometry draw:mirror-horizontal="false" draw:mirror-vertical="false" svg:viewBox="0 0 0 0" drawooo:sub-view-size="1298 120000" draw:text-areas="0 0 ?f0 ?f1" draw:type="ooxml-non-primitive" draw:enhanced-path="M 0 0 L 1298 0 F N">
              <draw:equation draw:name="f0" draw:formula="logwidth"/>
              <draw:equation draw:name="f1" draw:formula="logheight"/>
            </draw:enhanced-geometry>
          </draw:custom-shape>
          <draw:custom-shape draw:name="Google Shape;529;p 2" draw:style-name="gr14" draw:text-style-name="P5" draw:layer="layout" svg:width="0.127cm" svg:height="0.001cm" svg:x="5.814cm" svg:y="15.583cm">
            <text:p/>
            <draw:enhanced-geometry draw:mirror-horizontal="false" draw:mirror-vertical="false" svg:viewBox="0 0 0 0" drawooo:sub-view-size="1298 1" draw:text-areas="0 0 ?f0 ?f1" draw:type="ooxml-non-primitive" draw:enhanced-path="M 0 0 L 1298 0 F N">
              <draw:equation draw:name="f0" draw:formula="logwidth"/>
              <draw:equation draw:name="f1" draw:formula="logheight"/>
            </draw:enhanced-geometry>
          </draw:custom-shape>
          <draw:custom-shape draw:name="Google Shape;530;p 2" draw:style-name="gr16" draw:text-style-name="P5" draw:layer="layout" svg:width="0.127cm" svg:height="0.002cm" svg:x="5.814cm" svg:y="15.656cm">
            <text:p/>
            <draw:enhanced-geometry draw:mirror-horizontal="false" draw:mirror-vertical="false" svg:viewBox="0 0 0 0" drawooo:sub-view-size="1298 1" draw:text-areas="0 0 ?f0 ?f1" draw:type="ooxml-non-primitive" draw:enhanced-path="M 0 0 L 1298 0 F N">
              <draw:equation draw:name="f0" draw:formula="logwidth"/>
              <draw:equation draw:name="f1" draw:formula="logheight"/>
            </draw:enhanced-geometry>
          </draw:custom-shape>
          <draw:custom-shape draw:name="Google Shape;531;p 2" draw:style-name="gr14" draw:text-style-name="P5" draw:layer="layout" svg:width="0.145cm" svg:height="0.001cm" svg:x="5.796cm" svg:y="15.729cm">
            <text:p/>
            <draw:enhanced-geometry draw:mirror-horizontal="false" draw:mirror-vertical="false" svg:viewBox="0 0 0 0" drawooo:sub-view-size="1489 1" draw:text-areas="0 0 ?f0 ?f1" draw:type="ooxml-non-primitive" draw:enhanced-path="M 0 0 L 1489 0 F N">
              <draw:equation draw:name="f0" draw:formula="logwidth"/>
              <draw:equation draw:name="f1" draw:formula="logheight"/>
            </draw:enhanced-geometry>
          </draw:custom-shape>
          <draw:custom-shape draw:name="Google Shape;532;p 2" draw:style-name="gr14" draw:text-style-name="P5" draw:layer="layout" svg:width="0.143cm" svg:height="0.001cm" svg:x="6.566cm" svg:y="14.732cm">
            <text:p/>
            <draw:enhanced-geometry draw:mirror-horizontal="false" draw:mirror-vertical="false" svg:viewBox="0 0 0 0" drawooo:sub-view-size="1470 1" draw:text-areas="0 0 ?f0 ?f1" draw:type="ooxml-non-primitive" draw:enhanced-path="M 0 1 L 1470 1 F N">
              <draw:equation draw:name="f0" draw:formula="logwidth"/>
              <draw:equation draw:name="f1" draw:formula="logheight"/>
            </draw:enhanced-geometry>
          </draw:custom-shape>
          <draw:custom-shape draw:name="Google Shape;533;p 2" draw:style-name="gr14" draw:text-style-name="P5" draw:layer="layout" svg:width="0.145cm" svg:height="0.001cm" svg:x="7.629cm" svg:y="14.671cm">
            <text:p/>
            <draw:enhanced-geometry draw:mirror-horizontal="false" draw:mirror-vertical="false" svg:viewBox="0 0 0 0" drawooo:sub-view-size="1490 1" draw:text-areas="0 0 ?f0 ?f1" draw:type="ooxml-non-primitive" draw:enhanced-path="M 1 0 L 1489 0 F N">
              <draw:equation draw:name="f0" draw:formula="logwidth"/>
              <draw:equation draw:name="f1" draw:formula="logheight"/>
            </draw:enhanced-geometry>
          </draw:custom-shape>
          <draw:custom-shape draw:name="Google Shape;534;p 2" draw:style-name="gr14" draw:text-style-name="P5" draw:layer="layout" svg:width="0.145cm" svg:height="0.001cm" svg:x="7.629cm" svg:y="14.732cm">
            <text:p/>
            <draw:enhanced-geometry draw:mirror-horizontal="false" draw:mirror-vertical="false" svg:viewBox="0 0 0 0" drawooo:sub-view-size="1490 1" draw:text-areas="0 0 ?f0 ?f1" draw:type="ooxml-non-primitive" draw:enhanced-path="M 1 1 L 1489 1 F N">
              <draw:equation draw:name="f0" draw:formula="logwidth"/>
              <draw:equation draw:name="f1" draw:formula="logheight"/>
            </draw:enhanced-geometry>
          </draw:custom-shape>
          <draw:custom-shape draw:name="Google Shape;535;p 2" draw:style-name="gr32" draw:text-style-name="P5" draw:layer="layout" svg:width="0.091cm" svg:height="0.11cm" svg:x="7.37cm" svg:y="14.14cm">
            <text:p/>
            <draw:enhanced-geometry draw:mirror-horizontal="false" draw:mirror-vertical="false" svg:viewBox="0 0 0 0" drawooo:sub-view-size="936 1127" draw:text-areas="0 0 ?f0 ?f1" draw:type="ooxml-non-primitive" draw:enhanced-path="M 936 0 L 1 0 1 1126 936 1126 Z F N">
              <draw:equation draw:name="f0" draw:formula="logwidth"/>
              <draw:equation draw:name="f1" draw:formula="logheight"/>
            </draw:enhanced-geometry>
          </draw:custom-shape>
          <draw:custom-shape draw:name="Google Shape;536;p 2" draw:style-name="gr32" draw:text-style-name="P5" draw:layer="layout" svg:width="0.092cm" svg:height="0.11cm" svg:x="7.633cm" svg:y="14.14cm">
            <text:p/>
            <draw:enhanced-geometry draw:mirror-horizontal="false" draw:mirror-vertical="false" svg:viewBox="0 0 0 0" drawooo:sub-view-size="936 1127" draw:text-areas="0 0 ?f0 ?f1" draw:type="ooxml-non-primitive" draw:enhanced-path="M 935 0 L 0 0 0 1126 935 1126 Z F N">
              <draw:equation draw:name="f0" draw:formula="logwidth"/>
              <draw:equation draw:name="f1" draw:formula="logheight"/>
            </draw:enhanced-geometry>
          </draw:custom-shape>
          <draw:custom-shape draw:name="Google Shape;537;p 2" draw:style-name="gr32" draw:text-style-name="P5" draw:layer="layout" svg:width="0.091cm" svg:height="0.11cm" svg:x="7.896cm" svg:y="14.14cm">
            <text:p/>
            <draw:enhanced-geometry draw:mirror-horizontal="false" draw:mirror-vertical="false" svg:viewBox="0 0 0 0" drawooo:sub-view-size="936 1127" draw:text-areas="0 0 ?f0 ?f1" draw:type="ooxml-non-primitive" draw:enhanced-path="M 935 0 L 0 0 0 1126 935 1126 Z F N">
              <draw:equation draw:name="f0" draw:formula="logwidth"/>
              <draw:equation draw:name="f1" draw:formula="logheight"/>
            </draw:enhanced-geometry>
          </draw:custom-shape>
          <draw:custom-shape draw:name="Google Shape;538;p 2" draw:style-name="gr34" draw:text-style-name="P5" draw:layer="layout" svg:width="1.172cm" svg:height="0.002cm" svg:x="6.941cm" svg:y="13.889cm">
            <text:p/>
            <draw:enhanced-geometry draw:mirror-horizontal="false" draw:mirror-vertical="false" svg:viewBox="0 0 0 0" drawooo:sub-view-size="11907 1" draw:text-areas="0 0 ?f0 ?f1" draw:type="ooxml-non-primitive" draw:enhanced-path="M 0 1 L 11907 1 F N">
              <draw:equation draw:name="f0" draw:formula="logwidth"/>
              <draw:equation draw:name="f1" draw:formula="logheight"/>
            </draw:enhanced-geometry>
          </draw:custom-shape>
          <draw:custom-shape draw:name="Google Shape;539;p 2" draw:style-name="gr35" draw:text-style-name="P5" draw:layer="layout" svg:width="0.48cm" svg:height="0.127cm" svg:x="8.193cm" svg:y="12.595cm">
            <text:p/>
            <draw:enhanced-geometry draw:mirror-horizontal="false" draw:mirror-vertical="false" svg:viewBox="0 0 0 0" drawooo:sub-view-size="4885 1298" draw:text-areas="0 0 ?f0 ?f1" draw:type="ooxml-non-primitive" draw:enhanced-path="M 4885 0 L 0 0 0 1298 4885 1298 F N">
              <draw:equation draw:name="f0" draw:formula="logwidth"/>
              <draw:equation draw:name="f1" draw:formula="logheight"/>
            </draw:enhanced-geometry>
          </draw:custom-shape>
          <draw:custom-shape draw:name="Google Shape;540;p 2" draw:style-name="gr36" draw:text-style-name="P5" draw:layer="layout" svg:width="0.102cm" svg:height="1.166cm" svg:x="8.09cm" svg:y="12.723cm">
            <text:p/>
            <draw:enhanced-geometry draw:mirror-horizontal="false" draw:mirror-vertical="false" svg:viewBox="0 0 0 0" drawooo:sub-view-size="1051 11850" draw:text-areas="0 0 ?f0 ?f1" draw:type="ooxml-non-primitive" draw:enhanced-path="M 1050 1 L 1 1 1050 916 1050 11850 F N">
              <draw:equation draw:name="f0" draw:formula="logwidth"/>
              <draw:equation draw:name="f1" draw:formula="logheight"/>
            </draw:enhanced-geometry>
          </draw:custom-shape>
          <draw:custom-shape draw:name="Google Shape;541;p 2" draw:style-name="gr37" draw:text-style-name="P5" draw:layer="layout" svg:width="0.153cm" svg:height="0.196cm" svg:x="8.29cm" svg:y="12.948cm">
            <text:p/>
            <draw:enhanced-geometry draw:mirror-horizontal="false" draw:mirror-vertical="false" svg:viewBox="0 0 0 0" drawooo:sub-view-size="1565 2004" draw:text-areas="0 0 ?f0 ?f1" draw:type="ooxml-non-primitive" draw:enhanced-path="M 515 0 C 210 96 0 401 0 725 L 0 2004 1565 2004 1565 725 C 1565 401 1374 134 1088 0 F N">
              <draw:equation draw:name="f0" draw:formula="logwidth"/>
              <draw:equation draw:name="f1" draw:formula="logheight"/>
            </draw:enhanced-geometry>
          </draw:custom-shape>
          <draw:custom-shape draw:name="Google Shape;542;p 2" draw:style-name="gr38" draw:text-style-name="P5" draw:layer="layout" svg:width="0.089cm" svg:height="0.134cm" svg:x="6.124cm" svg:y="13.495cm">
            <text:p/>
            <draw:enhanced-geometry draw:mirror-horizontal="false" draw:mirror-vertical="false" svg:viewBox="0 0 0 0" drawooo:sub-view-size="917 1375" draw:text-areas="0 0 ?f0 ?f1" draw:type="ooxml-non-primitive" draw:enhanced-path="M 687 1375 L 229 1375 0 1 916 1 Z F N">
              <draw:equation draw:name="f0" draw:formula="logwidth"/>
              <draw:equation draw:name="f1" draw:formula="logheight"/>
            </draw:enhanced-geometry>
          </draw:custom-shape>
          <draw:custom-shape draw:name="Google Shape;543;p 2" draw:style-name="gr39" draw:text-style-name="P5" draw:layer="layout" svg:width="0.2cm" svg:height="0.254cm" svg:x="6.07cm" svg:y="13.559cm">
            <text:p/>
            <draw:enhanced-geometry draw:mirror-horizontal="false" draw:mirror-vertical="false" svg:viewBox="0 0 0 0" drawooo:sub-view-size="2042 2596" draw:text-areas="0 0 ?f0 ?f1" draw:type="ooxml-non-primitive" draw:enhanced-path="M 668 0 C 286 134 0 516 0 954 L 0 2595 2042 2595 2042 954 C 2042 535 1775 172 1412 20 F N">
              <draw:equation draw:name="f0" draw:formula="logwidth"/>
              <draw:equation draw:name="f1" draw:formula="logheight"/>
            </draw:enhanced-geometry>
          </draw:custom-shape>
          <draw:custom-shape draw:name="Google Shape;544;p 2" draw:style-name="gr40" draw:text-style-name="P5" draw:layer="layout" svg:width="0.153cm" svg:height="0.148cm" svg:x="8.29cm" svg:y="13.217cm">
            <text:p/>
            <draw:enhanced-geometry draw:mirror-horizontal="false" draw:mirror-vertical="false" svg:viewBox="0 0 0 0" drawooo:sub-view-size="1565 1509" draw:text-areas="0 0 ?f0 ?f1" draw:type="ooxml-non-primitive" draw:enhanced-path="M 1565 1 L 0 1 0 1508 1565 1508 Z F N">
              <draw:equation draw:name="f0" draw:formula="logwidth"/>
              <draw:equation draw:name="f1" draw:formula="logheight"/>
            </draw:enhanced-geometry>
          </draw:custom-shape>
          <draw:custom-shape draw:name="Google Shape;545;p 2" draw:style-name="gr41" draw:text-style-name="P5" draw:layer="layout" svg:width="0.153cm" svg:height="0.147cm" svg:x="8.29cm" svg:y="13.439cm">
            <text:p/>
            <draw:enhanced-geometry draw:mirror-horizontal="false" draw:mirror-vertical="false" svg:viewBox="0 0 0 0" drawooo:sub-view-size="1565 1508" draw:text-areas="0 0 ?f0 ?f1" draw:type="ooxml-non-primitive" draw:enhanced-path="M 1565 0 L 0 0 0 1508 1565 1508 Z F N">
              <draw:equation draw:name="f0" draw:formula="logwidth"/>
              <draw:equation draw:name="f1" draw:formula="logheight"/>
            </draw:enhanced-geometry>
          </draw:custom-shape>
          <draw:custom-shape draw:name="Google Shape;546;p 2" draw:style-name="gr42" draw:text-style-name="P5" draw:layer="layout" svg:width="0.153cm" svg:height="0.146cm" svg:x="8.29cm" svg:y="13.662cm">
            <text:p/>
            <draw:enhanced-geometry draw:mirror-horizontal="false" draw:mirror-vertical="false" svg:viewBox="0 0 0 0" drawooo:sub-view-size="1565 1490" draw:text-areas="0 0 ?f0 ?f1" draw:type="ooxml-non-primitive" draw:enhanced-path="M 1565 1 L 0 1 0 1489 1565 1489 Z F N">
              <draw:equation draw:name="f0" draw:formula="logwidth"/>
              <draw:equation draw:name="f1" draw:formula="logheight"/>
            </draw:enhanced-geometry>
          </draw:custom-shape>
          <draw:custom-shape draw:name="Google Shape;547;p 2" draw:style-name="gr22" draw:text-style-name="P5" draw:layer="layout" svg:width="0.044cm" svg:height="0.157cm" svg:x="8.469cm" svg:y="12.723cm">
            <text:p/>
            <draw:enhanced-geometry draw:mirror-horizontal="false" draw:mirror-vertical="false" svg:viewBox="0 0 0 0" drawooo:sub-view-size="459 1604" draw:text-areas="0 0 ?f0 ?f1" draw:type="ooxml-non-primitive" draw:enhanced-path="M 1 1 L 1 821 192 1603 459 1603 F N">
              <draw:equation draw:name="f0" draw:formula="logwidth"/>
              <draw:equation draw:name="f1" draw:formula="logheight"/>
            </draw:enhanced-geometry>
          </draw:custom-shape>
          <draw:custom-shape draw:name="Google Shape;548;p 2" draw:style-name="gr22" draw:text-style-name="P5" draw:layer="layout" svg:width="0.042cm" svg:height="0.157cm" svg:x="8.514cm" svg:y="12.723cm">
            <text:p/>
            <draw:enhanced-geometry draw:mirror-horizontal="false" draw:mirror-vertical="false" svg:viewBox="0 0 0 0" drawooo:sub-view-size="440 1604" draw:text-areas="0 0 ?f0 ?f1" draw:type="ooxml-non-primitive" draw:enhanced-path="M 440 1 L 440 821 249 1603 1 1603 F N">
              <draw:equation draw:name="f0" draw:formula="logwidth"/>
              <draw:equation draw:name="f1" draw:formula="logheight"/>
            </draw:enhanced-geometry>
          </draw:custom-shape>
          <draw:custom-shape draw:name="Google Shape;549;p 2" draw:style-name="gr43" draw:text-style-name="P5" draw:layer="layout" svg:width="0.001cm" svg:height="0.05cm" svg:x="8.313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550;p 2" draw:style-name="gr43" draw:text-style-name="P5" draw:layer="layout" svg:width="0.002cm" svg:height="0.05cm" svg:x="8.367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551;p 2" draw:style-name="gr43" draw:text-style-name="P5" draw:layer="layout" svg:width="0.001cm" svg:height="0.05cm" svg:x="8.423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552;p 2" draw:style-name="gr43" draw:text-style-name="P5" draw:layer="layout" svg:width="0.001cm" svg:height="0.05cm" svg:x="8.62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553;p 2" draw:style-name="gr43" draw:text-style-name="P5" draw:layer="layout" svg:width="0.001cm" svg:height="0.05cm" svg:x="8.674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554;p 2" draw:style-name="gr43" draw:text-style-name="P5" draw:layer="layout" svg:width="0.001cm" svg:height="0.05cm" svg:x="8.727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555;p 2" draw:style-name="gr35" draw:text-style-name="P5" draw:layer="layout" svg:width="0.479cm" svg:height="0.127cm" svg:x="8.674cm" svg:y="12.595cm">
            <text:p/>
            <draw:enhanced-geometry draw:mirror-horizontal="false" draw:mirror-vertical="false" svg:viewBox="0 0 0 0" drawooo:sub-view-size="4886 1298" draw:text-areas="0 0 ?f0 ?f1" draw:type="ooxml-non-primitive" draw:enhanced-path="M 1 0 L 4885 0 4885 1298 1 1298 F N">
              <draw:equation draw:name="f0" draw:formula="logwidth"/>
              <draw:equation draw:name="f1" draw:formula="logheight"/>
            </draw:enhanced-geometry>
          </draw:custom-shape>
          <draw:custom-shape draw:name="Google Shape;556;p 2" draw:style-name="gr36" draw:text-style-name="P5" draw:layer="layout" svg:width="0.103cm" svg:height="1.166cm" svg:x="9.154cm" svg:y="12.723cm">
            <text:p/>
            <draw:enhanced-geometry draw:mirror-horizontal="false" draw:mirror-vertical="false" svg:viewBox="0 0 0 0" drawooo:sub-view-size="1050 11850" draw:text-areas="0 0 ?f0 ?f1" draw:type="ooxml-non-primitive" draw:enhanced-path="M 0 1 L 1050 1 0 916 0 11850 F N">
              <draw:equation draw:name="f0" draw:formula="logwidth"/>
              <draw:equation draw:name="f1" draw:formula="logheight"/>
            </draw:enhanced-geometry>
          </draw:custom-shape>
          <draw:custom-shape draw:name="Google Shape;557;p 2" draw:style-name="gr22" draw:text-style-name="P5" draw:layer="layout" svg:width="0.042cm" svg:height="0.157cm" svg:x="8.834cm" svg:y="12.723cm">
            <text:p/>
            <draw:enhanced-geometry draw:mirror-horizontal="false" draw:mirror-vertical="false" svg:viewBox="0 0 0 0" drawooo:sub-view-size="440 1604" draw:text-areas="0 0 ?f0 ?f1" draw:type="ooxml-non-primitive" draw:enhanced-path="M 439 1 L 439 821 249 1603 1 1603 F N">
              <draw:equation draw:name="f0" draw:formula="logwidth"/>
              <draw:equation draw:name="f1" draw:formula="logheight"/>
            </draw:enhanced-geometry>
          </draw:custom-shape>
          <draw:custom-shape draw:name="Google Shape;558;p 2" draw:style-name="gr22" draw:text-style-name="P5" draw:layer="layout" svg:width="0.042cm" svg:height="0.157cm" svg:x="8.791cm" svg:y="12.723cm">
            <text:p/>
            <draw:enhanced-geometry draw:mirror-horizontal="false" draw:mirror-vertical="false" svg:viewBox="0 0 0 0" drawooo:sub-view-size="440 1604" draw:text-areas="0 0 ?f0 ?f1" draw:type="ooxml-non-primitive" draw:enhanced-path="M 1 1 L 1 821 172 1603 440 1603 F N">
              <draw:equation draw:name="f0" draw:formula="logwidth"/>
              <draw:equation draw:name="f1" draw:formula="logheight"/>
            </draw:enhanced-geometry>
          </draw:custom-shape>
          <draw:custom-shape draw:name="Google Shape;559;p 2" draw:style-name="gr43" draw:text-style-name="P5" draw:layer="layout" svg:width="0.001cm" svg:height="0.05cm" svg:x="9.033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560;p 2" draw:style-name="gr43" draw:text-style-name="P5" draw:layer="layout" svg:width="0.001cm" svg:height="0.05cm" svg:x="8.98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561;p 2" draw:style-name="gr43" draw:text-style-name="P5" draw:layer="layout" svg:width="0.001cm" svg:height="0.05cm" svg:x="8.925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562;p 2" draw:style-name="gr43" draw:text-style-name="P5" draw:layer="layout" svg:width="0.001cm" svg:height="0.05cm" svg:x="8.727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563;p 2" draw:style-name="gr40" draw:text-style-name="P5" draw:layer="layout" svg:width="0.002cm" svg:height="0.148cm" svg:x="8.367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564;p 2" draw:style-name="gr41" draw:text-style-name="P5" draw:layer="layout" svg:width="0.002cm" svg:height="0.147cm" svg:x="8.367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565;p 2" draw:style-name="gr42" draw:text-style-name="P5" draw:layer="layout" svg:width="0.002cm" svg:height="0.146cm" svg:x="8.367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566;p 2" draw:style-name="gr37" draw:text-style-name="P5" draw:layer="layout" svg:width="0.156cm" svg:height="0.196cm" svg:x="8.594cm" svg:y="12.948cm">
            <text:p/>
            <draw:enhanced-geometry draw:mirror-horizontal="false" draw:mirror-vertical="false" svg:viewBox="0 0 0 0" drawooo:sub-view-size="1585 2004" draw:text-areas="0 0 ?f0 ?f1" draw:type="ooxml-non-primitive" draw:enhanced-path="M 516 0 C 229 115 0 401 0 725 L 0 2004 1584 2004 1584 725 C 1584 401 1393 134 1107 0 F N">
              <draw:equation draw:name="f0" draw:formula="logwidth"/>
              <draw:equation draw:name="f1" draw:formula="logheight"/>
            </draw:enhanced-geometry>
          </draw:custom-shape>
          <draw:custom-shape draw:name="Google Shape;567;p 2" draw:style-name="gr30" draw:text-style-name="P5" draw:layer="layout" svg:width="0.068cm" svg:height="0.104cm" svg:x="7.844cm" svg:y="13.507cm">
            <text:p/>
            <draw:enhanced-geometry draw:mirror-horizontal="false" draw:mirror-vertical="false" svg:viewBox="0 0 0 0" drawooo:sub-view-size="707 1069" draw:text-areas="0 0 ?f0 ?f1" draw:type="ooxml-non-primitive" draw:enhanced-path="M 534 1069 L 172 1069 0 0 706 0 Z F N">
              <draw:equation draw:name="f0" draw:formula="logwidth"/>
              <draw:equation draw:name="f1" draw:formula="logheight"/>
            </draw:enhanced-geometry>
          </draw:custom-shape>
          <draw:custom-shape draw:name="Google Shape;568;p 2" draw:style-name="gr30" draw:text-style-name="P5" draw:layer="layout" svg:width="0.069cm" svg:height="0.104cm" svg:x="7.537cm" svg:y="13.507cm">
            <text:p/>
            <draw:enhanced-geometry draw:mirror-horizontal="false" draw:mirror-vertical="false" svg:viewBox="0 0 0 0" drawooo:sub-view-size="706 1069" draw:text-areas="0 0 ?f0 ?f1" draw:type="ooxml-non-primitive" draw:enhanced-path="M 534 1069 L 172 1069 0 0 706 0 Z F N">
              <draw:equation draw:name="f0" draw:formula="logwidth"/>
              <draw:equation draw:name="f1" draw:formula="logheight"/>
            </draw:enhanced-geometry>
          </draw:custom-shape>
          <draw:custom-shape draw:name="Google Shape;569;p 2" draw:style-name="gr44" draw:text-style-name="P5" draw:layer="layout" svg:width="0.156cm" svg:height="0.199cm" svg:x="7.494cm" svg:y="13.555cm">
            <text:p/>
            <draw:enhanced-geometry draw:mirror-horizontal="false" draw:mirror-vertical="false" svg:viewBox="0 0 0 0" drawooo:sub-view-size="1584 2023" draw:text-areas="0 0 ?f0 ?f1" draw:type="ooxml-non-primitive" draw:enhanced-path="M 515 0 C 229 115 0 401 0 744 L 0 2023 1584 2023 1584 744 C 1584 420 1393 134 1107 19 F N">
              <draw:equation draw:name="f0" draw:formula="logwidth"/>
              <draw:equation draw:name="f1" draw:formula="logheight"/>
            </draw:enhanced-geometry>
          </draw:custom-shape>
          <draw:custom-shape draw:name="Google Shape;570;p 2" draw:style-name="gr44" draw:text-style-name="P5" draw:layer="layout" svg:width="0.155cm" svg:height="0.199cm" svg:x="7.8cm" svg:y="13.555cm">
            <text:p/>
            <draw:enhanced-geometry draw:mirror-horizontal="false" draw:mirror-vertical="false" svg:viewBox="0 0 0 0" drawooo:sub-view-size="1584 2023" draw:text-areas="0 0 ?f0 ?f1" draw:type="ooxml-non-primitive" draw:enhanced-path="M 515 0 C 210 115 0 401 0 744 L 0 2023 1584 2023 1584 744 C 1584 420 1374 134 1088 19 F N">
              <draw:equation draw:name="f0" draw:formula="logwidth"/>
              <draw:equation draw:name="f1" draw:formula="logheight"/>
            </draw:enhanced-geometry>
          </draw:custom-shape>
          <draw:custom-shape draw:name="Google Shape;571;p 2" draw:style-name="gr40" draw:text-style-name="P5" draw:layer="layout" svg:width="0.156cm" svg:height="0.148cm" svg:x="8.594cm" svg:y="13.217cm">
            <text:p/>
            <draw:enhanced-geometry draw:mirror-horizontal="false" draw:mirror-vertical="false" svg:viewBox="0 0 0 0" drawooo:sub-view-size="1585 1509" draw:text-areas="0 0 ?f0 ?f1" draw:type="ooxml-non-primitive" draw:enhanced-path="M 1584 1 L 0 1 0 1508 1584 1508 Z F N">
              <draw:equation draw:name="f0" draw:formula="logwidth"/>
              <draw:equation draw:name="f1" draw:formula="logheight"/>
            </draw:enhanced-geometry>
          </draw:custom-shape>
          <draw:custom-shape draw:name="Google Shape;572;p 2" draw:style-name="gr41" draw:text-style-name="P5" draw:layer="layout" svg:width="0.156cm" svg:height="0.147cm" svg:x="8.594cm" svg:y="13.439cm">
            <text:p/>
            <draw:enhanced-geometry draw:mirror-horizontal="false" draw:mirror-vertical="false" svg:viewBox="0 0 0 0" drawooo:sub-view-size="1585 1508" draw:text-areas="0 0 ?f0 ?f1" draw:type="ooxml-non-primitive" draw:enhanced-path="M 1584 0 L 0 0 0 1508 1584 1508 Z F N">
              <draw:equation draw:name="f0" draw:formula="logwidth"/>
              <draw:equation draw:name="f1" draw:formula="logheight"/>
            </draw:enhanced-geometry>
          </draw:custom-shape>
          <draw:custom-shape draw:name="Google Shape;573;p 2" draw:style-name="gr42" draw:text-style-name="P5" draw:layer="layout" svg:width="0.156cm" svg:height="0.146cm" svg:x="8.594cm" svg:y="13.662cm">
            <text:p/>
            <draw:enhanced-geometry draw:mirror-horizontal="false" draw:mirror-vertical="false" svg:viewBox="0 0 0 0" drawooo:sub-view-size="1585 1490" draw:text-areas="0 0 ?f0 ?f1" draw:type="ooxml-non-primitive" draw:enhanced-path="M 1584 1 L 0 1 0 1489 1584 1489 Z F N">
              <draw:equation draw:name="f0" draw:formula="logwidth"/>
              <draw:equation draw:name="f1" draw:formula="logheight"/>
            </draw:enhanced-geometry>
          </draw:custom-shape>
          <draw:custom-shape draw:name="Google Shape;574;p 2" draw:style-name="gr40" draw:text-style-name="P5" draw:layer="layout" svg:width="0.001cm" svg:height="0.148cm" svg:x="8.674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575;p 2" draw:style-name="gr41" draw:text-style-name="P5" draw:layer="layout" svg:width="0.001cm" svg:height="0.147cm" svg:x="8.674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576;p 2" draw:style-name="gr42" draw:text-style-name="P5" draw:layer="layout" svg:width="0.001cm" svg:height="0.146cm" svg:x="8.674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577;p 2" draw:style-name="gr45" draw:text-style-name="P5" draw:layer="layout" svg:width="0.155cm" svg:height="0.198cm" svg:x="8.901cm" svg:y="12.947cm">
            <text:p/>
            <draw:enhanced-geometry draw:mirror-horizontal="false" draw:mirror-vertical="false" svg:viewBox="0 0 0 0" drawooo:sub-view-size="1585 2023" draw:text-areas="0 0 ?f0 ?f1" draw:type="ooxml-non-primitive" draw:enhanced-path="M 535 0 C 229 115 0 401 0 744 L 0 2023 1584 2023 1584 744 C 1584 420 1393 134 1107 19 F N">
              <draw:equation draw:name="f0" draw:formula="logwidth"/>
              <draw:equation draw:name="f1" draw:formula="logheight"/>
            </draw:enhanced-geometry>
          </draw:custom-shape>
          <draw:custom-shape draw:name="Google Shape;578;p 2" draw:style-name="gr40" draw:text-style-name="P5" draw:layer="layout" svg:width="0.155cm" svg:height="0.148cm" svg:x="8.901cm" svg:y="13.217cm">
            <text:p/>
            <draw:enhanced-geometry draw:mirror-horizontal="false" draw:mirror-vertical="false" svg:viewBox="0 0 0 0" drawooo:sub-view-size="1585 1509" draw:text-areas="0 0 ?f0 ?f1" draw:type="ooxml-non-primitive" draw:enhanced-path="M 1584 1 L 0 1 0 1508 1584 1508 Z F N">
              <draw:equation draw:name="f0" draw:formula="logwidth"/>
              <draw:equation draw:name="f1" draw:formula="logheight"/>
            </draw:enhanced-geometry>
          </draw:custom-shape>
          <draw:custom-shape draw:name="Google Shape;579;p 2" draw:style-name="gr41" draw:text-style-name="P5" draw:layer="layout" svg:width="0.155cm" svg:height="0.147cm" svg:x="8.901cm" svg:y="13.439cm">
            <text:p/>
            <draw:enhanced-geometry draw:mirror-horizontal="false" draw:mirror-vertical="false" svg:viewBox="0 0 0 0" drawooo:sub-view-size="1585 1508" draw:text-areas="0 0 ?f0 ?f1" draw:type="ooxml-non-primitive" draw:enhanced-path="M 1584 0 L 0 0 0 1508 1584 1508 Z F N">
              <draw:equation draw:name="f0" draw:formula="logwidth"/>
              <draw:equation draw:name="f1" draw:formula="logheight"/>
            </draw:enhanced-geometry>
          </draw:custom-shape>
          <draw:custom-shape draw:name="Google Shape;580;p 2" draw:style-name="gr42" draw:text-style-name="P5" draw:layer="layout" svg:width="0.155cm" svg:height="0.146cm" svg:x="8.901cm" svg:y="13.662cm">
            <text:p/>
            <draw:enhanced-geometry draw:mirror-horizontal="false" draw:mirror-vertical="false" svg:viewBox="0 0 0 0" drawooo:sub-view-size="1585 1490" draw:text-areas="0 0 ?f0 ?f1" draw:type="ooxml-non-primitive" draw:enhanced-path="M 1584 1 L 0 1 0 1489 1584 1489 Z F N">
              <draw:equation draw:name="f0" draw:formula="logwidth"/>
              <draw:equation draw:name="f1" draw:formula="logheight"/>
            </draw:enhanced-geometry>
          </draw:custom-shape>
          <draw:custom-shape draw:name="Google Shape;581;p 2" draw:style-name="gr40" draw:text-style-name="P5" draw:layer="layout" svg:width="0.001cm" svg:height="0.148cm" svg:x="8.98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582;p 2" draw:style-name="gr41" draw:text-style-name="P5" draw:layer="layout" svg:width="0.001cm" svg:height="0.147cm" svg:x="8.98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583;p 2" draw:style-name="gr42" draw:text-style-name="P5" draw:layer="layout" svg:width="0.001cm" svg:height="0.146cm" svg:x="8.98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584;p 2" draw:style-name="gr46" draw:text-style-name="P5" draw:layer="layout" svg:width="1.167cm" svg:height="1.166cm" svg:x="10.053cm" svg:y="12.723cm">
            <text:p/>
            <draw:enhanced-geometry draw:mirror-horizontal="false" draw:mirror-vertical="false" svg:viewBox="0 0 0 0" drawooo:sub-view-size="11869 11850" draw:text-areas="0 0 ?f0 ?f1" draw:type="ooxml-non-primitive" draw:enhanced-path="M 1050 11850 L 1050 916 1 1 1050 1 10839 1 11869 1 10839 916 10839 11850 F N">
              <draw:equation draw:name="f0" draw:formula="logwidth"/>
              <draw:equation draw:name="f1" draw:formula="logheight"/>
            </draw:enhanced-geometry>
          </draw:custom-shape>
          <draw:custom-shape draw:name="Google Shape;585;p 2" draw:style-name="gr40" draw:text-style-name="P5" draw:layer="layout" svg:width="0.076cm" svg:height="0.148cm" svg:x="10.335cm" svg:y="13.217cm">
            <text:p/>
            <draw:enhanced-geometry draw:mirror-horizontal="false" draw:mirror-vertical="false" svg:viewBox="0 0 0 0" drawooo:sub-view-size="784 1509" draw:text-areas="0 0 ?f0 ?f1" draw:type="ooxml-non-primitive" draw:enhanced-path="M 783 1 L 1 1 1 1508 783 1508 Z F N">
              <draw:equation draw:name="f0" draw:formula="logwidth"/>
              <draw:equation draw:name="f1" draw:formula="logheight"/>
            </draw:enhanced-geometry>
          </draw:custom-shape>
          <draw:custom-shape draw:name="Google Shape;586;p 2" draw:style-name="gr47" draw:text-style-name="P5" draw:layer="layout" svg:width="0.076cm" svg:height="0.145cm" svg:x="10.335cm" svg:y="12.999cm">
            <text:p/>
            <draw:enhanced-geometry draw:mirror-horizontal="false" draw:mirror-vertical="false" svg:viewBox="0 0 0 0" drawooo:sub-view-size="784 1489" draw:text-areas="0 0 ?f0 ?f1" draw:type="ooxml-non-primitive" draw:enhanced-path="M 783 0 L 1 0 1 1489 783 1489 Z F N">
              <draw:equation draw:name="f0" draw:formula="logwidth"/>
              <draw:equation draw:name="f1" draw:formula="logheight"/>
            </draw:enhanced-geometry>
          </draw:custom-shape>
          <draw:custom-shape draw:name="Google Shape;587;p 2" draw:style-name="gr47" draw:text-style-name="P5" draw:layer="layout" svg:width="0.076cm" svg:height="0.145cm" svg:x="10.335cm" svg:y="12.481cm">
            <text:p/>
            <draw:enhanced-geometry draw:mirror-horizontal="false" draw:mirror-vertical="false" svg:viewBox="0 0 0 0" drawooo:sub-view-size="784 1489" draw:text-areas="0 0 ?f0 ?f1" draw:type="ooxml-non-primitive" draw:enhanced-path="M 783 0 L 1 0 1 1489 783 1489 Z F N">
              <draw:equation draw:name="f0" draw:formula="logwidth"/>
              <draw:equation draw:name="f1" draw:formula="logheight"/>
            </draw:enhanced-geometry>
          </draw:custom-shape>
          <draw:custom-shape draw:name="Google Shape;588;p 2" draw:style-name="gr42" draw:text-style-name="P5" draw:layer="layout" svg:width="0.076cm" svg:height="0.146cm" svg:x="10.335cm" svg:y="12.089cm">
            <text:p/>
            <draw:enhanced-geometry draw:mirror-horizontal="false" draw:mirror-vertical="false" svg:viewBox="0 0 0 0" drawooo:sub-view-size="784 1489" draw:text-areas="0 0 ?f0 ?f1" draw:type="ooxml-non-primitive" draw:enhanced-path="M 783 0 L 1 0 1 1489 783 1489 Z F N">
              <draw:equation draw:name="f0" draw:formula="logwidth"/>
              <draw:equation draw:name="f1" draw:formula="logheight"/>
            </draw:enhanced-geometry>
          </draw:custom-shape>
          <draw:custom-shape draw:name="Google Shape;589;p 2" draw:style-name="gr42" draw:text-style-name="P5" draw:layer="layout" svg:width="0.076cm" svg:height="0.146cm" svg:x="10.335cm" svg:y="11.561cm">
            <text:p/>
            <draw:enhanced-geometry draw:mirror-horizontal="false" draw:mirror-vertical="false" svg:viewBox="0 0 0 0" drawooo:sub-view-size="784 1490" draw:text-areas="0 0 ?f0 ?f1" draw:type="ooxml-non-primitive" draw:enhanced-path="M 783 1 L 1 1 1 1489 783 1489 Z F N">
              <draw:equation draw:name="f0" draw:formula="logwidth"/>
              <draw:equation draw:name="f1" draw:formula="logheight"/>
            </draw:enhanced-geometry>
          </draw:custom-shape>
          <draw:custom-shape draw:name="Google Shape;590;p 2" draw:style-name="gr41" draw:text-style-name="P5" draw:layer="layout" svg:width="0.076cm" svg:height="0.147cm" svg:x="10.335cm" svg:y="13.439cm">
            <text:p/>
            <draw:enhanced-geometry draw:mirror-horizontal="false" draw:mirror-vertical="false" svg:viewBox="0 0 0 0" drawooo:sub-view-size="784 1508" draw:text-areas="0 0 ?f0 ?f1" draw:type="ooxml-non-primitive" draw:enhanced-path="M 783 0 L 1 0 1 1508 783 1508 Z F N">
              <draw:equation draw:name="f0" draw:formula="logwidth"/>
              <draw:equation draw:name="f1" draw:formula="logheight"/>
            </draw:enhanced-geometry>
          </draw:custom-shape>
          <draw:custom-shape draw:name="Google Shape;591;p 2" draw:style-name="gr42" draw:text-style-name="P5" draw:layer="layout" svg:width="0.076cm" svg:height="0.146cm" svg:x="10.335cm" svg:y="13.662cm">
            <text:p/>
            <draw:enhanced-geometry draw:mirror-horizontal="false" draw:mirror-vertical="false" svg:viewBox="0 0 0 0" drawooo:sub-view-size="784 1490" draw:text-areas="0 0 ?f0 ?f1" draw:type="ooxml-non-primitive" draw:enhanced-path="M 783 1 L 1 1 1 1489 783 1489 Z F N">
              <draw:equation draw:name="f0" draw:formula="logwidth"/>
              <draw:equation draw:name="f1" draw:formula="logheight"/>
            </draw:enhanced-geometry>
          </draw:custom-shape>
          <draw:custom-shape draw:name="Google Shape;592;p 2" draw:style-name="gr40" draw:text-style-name="P5" draw:layer="layout" svg:width="0.078cm" svg:height="0.148cm" svg:x="10.869cm" svg:y="13.217cm">
            <text:p/>
            <draw:enhanced-geometry draw:mirror-horizontal="false" draw:mirror-vertical="false" svg:viewBox="0 0 0 0" drawooo:sub-view-size="803 1509" draw:text-areas="0 0 ?f0 ?f1" draw:type="ooxml-non-primitive" draw:enhanced-path="M 802 1 L 1 1 1 1508 802 1508 Z F N">
              <draw:equation draw:name="f0" draw:formula="logwidth"/>
              <draw:equation draw:name="f1" draw:formula="logheight"/>
            </draw:enhanced-geometry>
          </draw:custom-shape>
          <draw:custom-shape draw:name="Google Shape;593;p 2" draw:style-name="gr47" draw:text-style-name="P5" draw:layer="layout" svg:width="0.078cm" svg:height="0.145cm" svg:x="10.869cm" svg:y="12.999cm">
            <text:p/>
            <draw:enhanced-geometry draw:mirror-horizontal="false" draw:mirror-vertical="false" svg:viewBox="0 0 0 0" drawooo:sub-view-size="803 1489" draw:text-areas="0 0 ?f0 ?f1" draw:type="ooxml-non-primitive" draw:enhanced-path="M 802 0 L 1 0 1 1489 802 1489 Z F N">
              <draw:equation draw:name="f0" draw:formula="logwidth"/>
              <draw:equation draw:name="f1" draw:formula="logheight"/>
            </draw:enhanced-geometry>
          </draw:custom-shape>
          <draw:custom-shape draw:name="Google Shape;594;p 2" draw:style-name="gr41" draw:text-style-name="P5" draw:layer="layout" svg:width="0.078cm" svg:height="0.147cm" svg:x="10.869cm" svg:y="13.439cm">
            <text:p/>
            <draw:enhanced-geometry draw:mirror-horizontal="false" draw:mirror-vertical="false" svg:viewBox="0 0 0 0" drawooo:sub-view-size="803 1508" draw:text-areas="0 0 ?f0 ?f1" draw:type="ooxml-non-primitive" draw:enhanced-path="M 802 0 L 1 0 1 1508 802 1508 Z F N">
              <draw:equation draw:name="f0" draw:formula="logwidth"/>
              <draw:equation draw:name="f1" draw:formula="logheight"/>
            </draw:enhanced-geometry>
          </draw:custom-shape>
          <draw:custom-shape draw:name="Google Shape;595;p 2" draw:style-name="gr42" draw:text-style-name="P5" draw:layer="layout" svg:width="0.078cm" svg:height="0.146cm" svg:x="10.869cm" svg:y="13.662cm">
            <text:p/>
            <draw:enhanced-geometry draw:mirror-horizontal="false" draw:mirror-vertical="false" svg:viewBox="0 0 0 0" drawooo:sub-view-size="803 1490" draw:text-areas="0 0 ?f0 ?f1" draw:type="ooxml-non-primitive" draw:enhanced-path="M 802 1 L 1 1 1 1489 802 1489 Z F N">
              <draw:equation draw:name="f0" draw:formula="logwidth"/>
              <draw:equation draw:name="f1" draw:formula="logheight"/>
            </draw:enhanced-geometry>
          </draw:custom-shape>
          <draw:custom-shape draw:name="Google Shape;596;p 2" draw:style-name="gr22" draw:text-style-name="P5" draw:layer="layout" svg:width="0.042cm" svg:height="0.157cm" svg:x="10.434cm" svg:y="12.723cm">
            <text:p/>
            <draw:enhanced-geometry draw:mirror-horizontal="false" draw:mirror-vertical="false" svg:viewBox="0 0 0 0" drawooo:sub-view-size="440 1604" draw:text-areas="0 0 ?f0 ?f1" draw:type="ooxml-non-primitive" draw:enhanced-path="M 0 1 L 0 821 191 1603 439 1603 F N">
              <draw:equation draw:name="f0" draw:formula="logwidth"/>
              <draw:equation draw:name="f1" draw:formula="logheight"/>
            </draw:enhanced-geometry>
          </draw:custom-shape>
          <draw:custom-shape draw:name="Google Shape;597;p 2" draw:style-name="gr22" draw:text-style-name="P5" draw:layer="layout" svg:width="0.044cm" svg:height="0.157cm" svg:x="10.477cm" svg:y="12.723cm">
            <text:p/>
            <draw:enhanced-geometry draw:mirror-horizontal="false" draw:mirror-vertical="false" svg:viewBox="0 0 0 0" drawooo:sub-view-size="458 1604" draw:text-areas="0 0 ?f0 ?f1" draw:type="ooxml-non-primitive" draw:enhanced-path="M 458 1 L 458 821 267 1603 0 1603 F N">
              <draw:equation draw:name="f0" draw:formula="logwidth"/>
              <draw:equation draw:name="f1" draw:formula="logheight"/>
            </draw:enhanced-geometry>
          </draw:custom-shape>
          <draw:custom-shape draw:name="Google Shape;598;p 2" draw:style-name="gr43" draw:text-style-name="P5" draw:layer="layout" svg:width="0.001cm" svg:height="0.05cm" svg:x="10.279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599;p 2" draw:style-name="gr43" draw:text-style-name="P5" draw:layer="layout" svg:width="0.001cm" svg:height="0.05cm" svg:x="10.333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00;p 2" draw:style-name="gr43" draw:text-style-name="P5" draw:layer="layout" svg:width="0.001cm" svg:height="0.05cm" svg:x="10.386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01;p 2" draw:style-name="gr43" draw:text-style-name="P5" draw:layer="layout" svg:width="0.001cm" svg:height="0.05cm" svg:x="10.585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02;p 2" draw:style-name="gr43" draw:text-style-name="P5" draw:layer="layout" svg:width="0.001cm" svg:height="0.05cm" svg:x="10.637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03;p 2" draw:style-name="gr43" draw:text-style-name="P5" draw:layer="layout" svg:width="0.001cm" svg:height="0.05cm" svg:x="10.692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04;p 2" draw:style-name="gr22" draw:text-style-name="P5" draw:layer="layout" svg:width="0.042cm" svg:height="0.157cm" svg:x="10.799cm" svg:y="12.723cm">
            <text:p/>
            <draw:enhanced-geometry draw:mirror-horizontal="false" draw:mirror-vertical="false" svg:viewBox="0 0 0 0" drawooo:sub-view-size="440 1604" draw:text-areas="0 0 ?f0 ?f1" draw:type="ooxml-non-primitive" draw:enhanced-path="M 440 1 L 440 821 249 1603 1 1603 F N">
              <draw:equation draw:name="f0" draw:formula="logwidth"/>
              <draw:equation draw:name="f1" draw:formula="logheight"/>
            </draw:enhanced-geometry>
          </draw:custom-shape>
          <draw:custom-shape draw:name="Google Shape;605;p 2" draw:style-name="gr22" draw:text-style-name="P5" draw:layer="layout" svg:width="0.044cm" svg:height="0.157cm" svg:x="10.754cm" svg:y="12.723cm">
            <text:p/>
            <draw:enhanced-geometry draw:mirror-horizontal="false" draw:mirror-vertical="false" svg:viewBox="0 0 0 0" drawooo:sub-view-size="459 1604" draw:text-areas="0 0 ?f0 ?f1" draw:type="ooxml-non-primitive" draw:enhanced-path="M 1 1 L 1 821 192 1603 459 1603 F N">
              <draw:equation draw:name="f0" draw:formula="logwidth"/>
              <draw:equation draw:name="f1" draw:formula="logheight"/>
            </draw:enhanced-geometry>
          </draw:custom-shape>
          <draw:custom-shape draw:name="Google Shape;606;p 2" draw:style-name="gr22" draw:text-style-name="P5" draw:layer="layout" svg:width="0.044cm" svg:height="0.157cm" svg:x="11.592cm" svg:y="12.723cm">
            <text:p/>
            <draw:enhanced-geometry draw:mirror-horizontal="false" draw:mirror-vertical="false" svg:viewBox="0 0 0 0" drawooo:sub-view-size="459 1604" draw:text-areas="0 0 ?f0 ?f1" draw:type="ooxml-non-primitive" draw:enhanced-path="M 459 1 L 459 821 268 1603 1 1603 F N">
              <draw:equation draw:name="f0" draw:formula="logwidth"/>
              <draw:equation draw:name="f1" draw:formula="logheight"/>
            </draw:enhanced-geometry>
          </draw:custom-shape>
          <draw:custom-shape draw:name="Google Shape;607;p 2" draw:style-name="gr22" draw:text-style-name="P5" draw:layer="layout" svg:width="0.042cm" svg:height="0.157cm" svg:x="11.549cm" svg:y="12.723cm">
            <text:p/>
            <draw:enhanced-geometry draw:mirror-horizontal="false" draw:mirror-vertical="false" svg:viewBox="0 0 0 0" drawooo:sub-view-size="440 1604" draw:text-areas="0 0 ?f0 ?f1" draw:type="ooxml-non-primitive" draw:enhanced-path="M 1 1 L 1 821 192 1603 440 1603 F N">
              <draw:equation draw:name="f0" draw:formula="logwidth"/>
              <draw:equation draw:name="f1" draw:formula="logheight"/>
            </draw:enhanced-geometry>
          </draw:custom-shape>
          <draw:custom-shape draw:name="Google Shape;608;p 2" draw:style-name="gr22" draw:text-style-name="P5" draw:layer="layout" svg:width="0.044cm" svg:height="0.157cm" svg:x="11.992cm" svg:y="12.723cm">
            <text:p/>
            <draw:enhanced-geometry draw:mirror-horizontal="false" draw:mirror-vertical="false" svg:viewBox="0 0 0 0" drawooo:sub-view-size="459 1604" draw:text-areas="0 0 ?f0 ?f1" draw:type="ooxml-non-primitive" draw:enhanced-path="M 459 1 L 459 821 268 1603 1 1603 F N">
              <draw:equation draw:name="f0" draw:formula="logwidth"/>
              <draw:equation draw:name="f1" draw:formula="logheight"/>
            </draw:enhanced-geometry>
          </draw:custom-shape>
          <draw:custom-shape draw:name="Google Shape;609;p 2" draw:style-name="gr22" draw:text-style-name="P5" draw:layer="layout" svg:width="0.042cm" svg:height="0.157cm" svg:x="11.949cm" svg:y="12.723cm">
            <text:p/>
            <draw:enhanced-geometry draw:mirror-horizontal="false" draw:mirror-vertical="false" svg:viewBox="0 0 0 0" drawooo:sub-view-size="439 1604" draw:text-areas="0 0 ?f0 ?f1" draw:type="ooxml-non-primitive" draw:enhanced-path="M 0 1 L 0 821 191 1603 439 1603 F N">
              <draw:equation draw:name="f0" draw:formula="logwidth"/>
              <draw:equation draw:name="f1" draw:formula="logheight"/>
            </draw:enhanced-geometry>
          </draw:custom-shape>
          <draw:custom-shape draw:name="Google Shape;610;p 2" draw:style-name="gr22" draw:text-style-name="P5" draw:layer="layout" svg:width="0.042cm" svg:height="0.157cm" svg:x="12.394cm" svg:y="12.723cm">
            <text:p/>
            <draw:enhanced-geometry draw:mirror-horizontal="false" draw:mirror-vertical="false" svg:viewBox="0 0 0 0" drawooo:sub-view-size="440 1604" draw:text-areas="0 0 ?f0 ?f1" draw:type="ooxml-non-primitive" draw:enhanced-path="M 439 1 L 439 821 248 1603 0 1603 F N">
              <draw:equation draw:name="f0" draw:formula="logwidth"/>
              <draw:equation draw:name="f1" draw:formula="logheight"/>
            </draw:enhanced-geometry>
          </draw:custom-shape>
          <draw:custom-shape draw:name="Google Shape;611;p 2" draw:style-name="gr22" draw:text-style-name="P5" draw:layer="layout" svg:width="0.044cm" svg:height="0.157cm" svg:x="12.349cm" svg:y="12.723cm">
            <text:p/>
            <draw:enhanced-geometry draw:mirror-horizontal="false" draw:mirror-vertical="false" svg:viewBox="0 0 0 0" drawooo:sub-view-size="459 1604" draw:text-areas="0 0 ?f0 ?f1" draw:type="ooxml-non-primitive" draw:enhanced-path="M 0 1 L 0 821 191 1603 458 1603 F N">
              <draw:equation draw:name="f0" draw:formula="logwidth"/>
              <draw:equation draw:name="f1" draw:formula="logheight"/>
            </draw:enhanced-geometry>
          </draw:custom-shape>
          <draw:custom-shape draw:name="Google Shape;612;p 2" draw:style-name="gr22" draw:text-style-name="P5" draw:layer="layout" svg:width="0.042cm" svg:height="0.157cm" svg:x="12.794cm" svg:y="12.723cm">
            <text:p/>
            <draw:enhanced-geometry draw:mirror-horizontal="false" draw:mirror-vertical="false" svg:viewBox="0 0 0 0" drawooo:sub-view-size="440 1604" draw:text-areas="0 0 ?f0 ?f1" draw:type="ooxml-non-primitive" draw:enhanced-path="M 439 1 L 439 821 248 1603 0 1603 F N">
              <draw:equation draw:name="f0" draw:formula="logwidth"/>
              <draw:equation draw:name="f1" draw:formula="logheight"/>
            </draw:enhanced-geometry>
          </draw:custom-shape>
          <draw:custom-shape draw:name="Google Shape;613;p 2" draw:style-name="gr22" draw:text-style-name="P5" draw:layer="layout" svg:width="0.044cm" svg:height="0.157cm" svg:x="12.749cm" svg:y="12.723cm">
            <text:p/>
            <draw:enhanced-geometry draw:mirror-horizontal="false" draw:mirror-vertical="false" svg:viewBox="0 0 0 0" drawooo:sub-view-size="459 1604" draw:text-areas="0 0 ?f0 ?f1" draw:type="ooxml-non-primitive" draw:enhanced-path="M 0 1 L 0 821 191 1603 458 1603 F N">
              <draw:equation draw:name="f0" draw:formula="logwidth"/>
              <draw:equation draw:name="f1" draw:formula="logheight"/>
            </draw:enhanced-geometry>
          </draw:custom-shape>
          <draw:custom-shape draw:name="Google Shape;614;p 2" draw:style-name="gr43" draw:text-style-name="P5" draw:layer="layout" svg:width="0.001cm" svg:height="0.05cm" svg:x="10.999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15;p 2" draw:style-name="gr43" draw:text-style-name="P5" draw:layer="layout" svg:width="0.001cm" svg:height="0.05cm" svg:x="10.944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16;p 2" draw:style-name="gr43" draw:text-style-name="P5" draw:layer="layout" svg:width="0.001cm" svg:height="0.05cm" svg:x="10.891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17;p 2" draw:style-name="gr43" draw:text-style-name="P5" draw:layer="layout" svg:width="0.001cm" svg:height="0.05cm" svg:x="10.692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18;p 2" draw:style-name="gr43" draw:text-style-name="P5" draw:layer="layout" svg:width="0.001cm" svg:height="0.05cm" svg:x="11.338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19;p 2" draw:style-name="gr43" draw:text-style-name="P5" draw:layer="layout" svg:width="0.001cm" svg:height="0.05cm" svg:x="11.393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20;p 2" draw:style-name="gr43" draw:text-style-name="P5" draw:layer="layout" svg:width="0.001cm" svg:height="0.05cm" svg:x="11.445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21;p 2" draw:style-name="gr43" draw:text-style-name="P5" draw:layer="layout" svg:width="0.001cm" svg:height="0.05cm" svg:x="11.445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22;p 2" draw:style-name="gr43" draw:text-style-name="P5" draw:layer="layout" svg:width="0.002cm" svg:height="0.05cm" svg:x="11.738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23;p 2" draw:style-name="gr43" draw:text-style-name="P5" draw:layer="layout" svg:width="0.001cm" svg:height="0.05cm" svg:x="11.794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24;p 2" draw:style-name="gr43" draw:text-style-name="P5" draw:layer="layout" svg:width="0.001cm" svg:height="0.05cm" svg:x="11.845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25;p 2" draw:style-name="gr43" draw:text-style-name="P5" draw:layer="layout" svg:width="0.001cm" svg:height="0.05cm" svg:x="11.845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26;p 2" draw:style-name="gr43" draw:text-style-name="P5" draw:layer="layout" svg:width="0.001cm" svg:height="0.05cm" svg:x="12.139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27;p 2" draw:style-name="gr43" draw:text-style-name="P5" draw:layer="layout" svg:width="0.001cm" svg:height="0.05cm" svg:x="12.194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28;p 2" draw:style-name="gr43" draw:text-style-name="P5" draw:layer="layout" svg:width="0.001cm" svg:height="0.05cm" svg:x="12.248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29;p 2" draw:style-name="gr43" draw:text-style-name="P5" draw:layer="layout" svg:width="0.001cm" svg:height="0.05cm" svg:x="12.248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30;p 2" draw:style-name="gr43" draw:text-style-name="P5" draw:layer="layout" svg:width="0.001cm" svg:height="0.05cm" svg:x="12.541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31;p 2" draw:style-name="gr43" draw:text-style-name="P5" draw:layer="layout" svg:width="0.001cm" svg:height="0.05cm" svg:x="12.594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32;p 2" draw:style-name="gr43" draw:text-style-name="P5" draw:layer="layout" svg:width="0.001cm" svg:height="0.05cm" svg:x="12.648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33;p 2" draw:style-name="gr43" draw:text-style-name="P5" draw:layer="layout" svg:width="0.001cm" svg:height="0.05cm" svg:x="12.648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34;p 2" draw:style-name="gr43" draw:text-style-name="P5" draw:layer="layout" svg:width="0.001cm" svg:height="0.05cm" svg:x="12.941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35;p 2" draw:style-name="gr43" draw:text-style-name="P5" draw:layer="layout" svg:width="0.001cm" svg:height="0.05cm" svg:x="12.994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36;p 2" draw:style-name="gr43" draw:text-style-name="P5" draw:layer="layout" svg:width="0.001cm" svg:height="0.05cm" svg:x="13.048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37;p 2" draw:style-name="gr43" draw:text-style-name="P5" draw:layer="layout" svg:width="0.001cm" svg:height="0.05cm" svg:x="13.048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38;p 2" draw:style-name="gr37" draw:text-style-name="P5" draw:layer="layout" svg:width="0.155cm" svg:height="0.196cm" svg:x="10.56cm" svg:y="12.948cm">
            <text:p/>
            <draw:enhanced-geometry draw:mirror-horizontal="false" draw:mirror-vertical="false" svg:viewBox="0 0 0 0" drawooo:sub-view-size="1585 2004" draw:text-areas="0 0 ?f0 ?f1" draw:type="ooxml-non-primitive" draw:enhanced-path="M 516 0 C 210 96 1 401 1 725 L 1 2004 1584 2004 1584 725 C 1584 401 1374 134 1107 0 F N">
              <draw:equation draw:name="f0" draw:formula="logwidth"/>
              <draw:equation draw:name="f1" draw:formula="logheight"/>
            </draw:enhanced-geometry>
          </draw:custom-shape>
          <draw:custom-shape draw:name="Google Shape;639;p 2" draw:style-name="gr48" draw:text-style-name="P5" draw:layer="layout" svg:width="0.068cm" svg:height="0.105cm" svg:x="11.357cm" svg:y="11.331cm">
            <text:p/>
            <draw:enhanced-geometry draw:mirror-horizontal="false" draw:mirror-vertical="false" svg:viewBox="0 0 0 0" drawooo:sub-view-size="707 1070" draw:text-areas="0 0 ?f0 ?f1" draw:type="ooxml-non-primitive" draw:enhanced-path="M 535 1069 L 172 1069 1 1 707 1 Z F N">
              <draw:equation draw:name="f0" draw:formula="logwidth"/>
              <draw:equation draw:name="f1" draw:formula="logheight"/>
            </draw:enhanced-geometry>
          </draw:custom-shape>
          <draw:custom-shape draw:name="Google Shape;640;p 2" draw:style-name="gr49" draw:text-style-name="P5" draw:layer="layout" svg:width="0.155cm" svg:height="0.328cm" svg:x="11.314cm" svg:y="11.379cm">
            <text:p/>
            <draw:enhanced-geometry draw:mirror-horizontal="false" draw:mirror-vertical="false" svg:viewBox="0 0 0 0" drawooo:sub-view-size="1585 3340" draw:text-areas="0 0 ?f0 ?f1" draw:type="ooxml-non-primitive" draw:enhanced-path="M 516 0 C 230 115 1 401 1 744 L 1 3339 1585 3339 1585 744 C 1585 420 1394 134 1108 19 F N">
              <draw:equation draw:name="f0" draw:formula="logwidth"/>
              <draw:equation draw:name="f1" draw:formula="logheight"/>
            </draw:enhanced-geometry>
          </draw:custom-shape>
          <draw:custom-shape draw:name="Google Shape;641;p 2" draw:style-name="gr50" draw:text-style-name="P5" draw:layer="layout" svg:width="0.155cm" svg:height="0.332cm" svg:x="10.56cm" svg:y="12.302cm">
            <text:p/>
            <draw:enhanced-geometry draw:mirror-horizontal="false" draw:mirror-vertical="false" svg:viewBox="0 0 0 0" drawooo:sub-view-size="1585 3378" draw:text-areas="0 0 ?f0 ?f1" draw:type="ooxml-non-primitive" draw:enhanced-path="M 1584 783 C 1584 344 1222 1 783 1 363 1 1 363 1 783 L 1 3378 1584 3378 1584 783 Z F N">
              <draw:equation draw:name="f0" draw:formula="logwidth"/>
              <draw:equation draw:name="f1" draw:formula="logheight"/>
            </draw:enhanced-geometry>
          </draw:custom-shape>
          <draw:custom-shape draw:name="Google Shape;642;p 2" draw:style-name="gr50" draw:text-style-name="P5" draw:layer="layout" svg:width="0.155cm" svg:height="0.332cm" svg:x="10.56cm" svg:y="11.376cm">
            <text:p/>
            <draw:enhanced-geometry draw:mirror-horizontal="false" draw:mirror-vertical="false" svg:viewBox="0 0 0 0" drawooo:sub-view-size="1585 3379" draw:text-areas="0 0 ?f0 ?f1" draw:type="ooxml-non-primitive" draw:enhanced-path="M 1584 783 C 1584 344 1222 1 783 1 363 1 1 344 1 783 L 1 3378 1584 3378 1584 783 Z F N">
              <draw:equation draw:name="f0" draw:formula="logwidth"/>
              <draw:equation draw:name="f1" draw:formula="logheight"/>
            </draw:enhanced-geometry>
          </draw:custom-shape>
          <draw:custom-shape draw:name="Google Shape;643;p 2" draw:style-name="gr40" draw:text-style-name="P5" draw:layer="layout" svg:width="0.155cm" svg:height="0.148cm" svg:x="10.56cm" svg:y="13.217cm">
            <text:p/>
            <draw:enhanced-geometry draw:mirror-horizontal="false" draw:mirror-vertical="false" svg:viewBox="0 0 0 0" drawooo:sub-view-size="1585 1509" draw:text-areas="0 0 ?f0 ?f1" draw:type="ooxml-non-primitive" draw:enhanced-path="M 1584 1 L 1 1 1 1508 1584 1508 Z F N">
              <draw:equation draw:name="f0" draw:formula="logwidth"/>
              <draw:equation draw:name="f1" draw:formula="logheight"/>
            </draw:enhanced-geometry>
          </draw:custom-shape>
          <draw:custom-shape draw:name="Google Shape;644;p 2" draw:style-name="gr41" draw:text-style-name="P5" draw:layer="layout" svg:width="0.155cm" svg:height="0.147cm" svg:x="10.56cm" svg:y="13.439cm">
            <text:p/>
            <draw:enhanced-geometry draw:mirror-horizontal="false" draw:mirror-vertical="false" svg:viewBox="0 0 0 0" drawooo:sub-view-size="1585 1508" draw:text-areas="0 0 ?f0 ?f1" draw:type="ooxml-non-primitive" draw:enhanced-path="M 1584 0 L 1 0 1 1508 1584 1508 Z F N">
              <draw:equation draw:name="f0" draw:formula="logwidth"/>
              <draw:equation draw:name="f1" draw:formula="logheight"/>
            </draw:enhanced-geometry>
          </draw:custom-shape>
          <draw:custom-shape draw:name="Google Shape;645;p 2" draw:style-name="gr42" draw:text-style-name="P5" draw:layer="layout" svg:width="0.155cm" svg:height="0.146cm" svg:x="10.56cm" svg:y="13.662cm">
            <text:p/>
            <draw:enhanced-geometry draw:mirror-horizontal="false" draw:mirror-vertical="false" svg:viewBox="0 0 0 0" drawooo:sub-view-size="1585 1490" draw:text-areas="0 0 ?f0 ?f1" draw:type="ooxml-non-primitive" draw:enhanced-path="M 1584 1 L 1 1 1 1489 1584 1489 Z F N">
              <draw:equation draw:name="f0" draw:formula="logwidth"/>
              <draw:equation draw:name="f1" draw:formula="logheight"/>
            </draw:enhanced-geometry>
          </draw:custom-shape>
          <draw:custom-shape draw:name="Google Shape;646;p 2" draw:style-name="gr40" draw:text-style-name="P5" draw:layer="layout" svg:width="0.001cm" svg:height="0.148cm" svg:x="10.637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647;p 2" draw:style-name="gr42" draw:text-style-name="P5" draw:layer="layout" svg:width="0.155cm" svg:height="0.146cm" svg:x="10.56cm" svg:y="12.089cm">
            <text:p/>
            <draw:enhanced-geometry draw:mirror-horizontal="false" draw:mirror-vertical="false" svg:viewBox="0 0 0 0" drawooo:sub-view-size="1585 1489" draw:text-areas="0 0 ?f0 ?f1" draw:type="ooxml-non-primitive" draw:enhanced-path="M 1584 0 L 1 0 1 1489 1584 1489 Z F N">
              <draw:equation draw:name="f0" draw:formula="logwidth"/>
              <draw:equation draw:name="f1" draw:formula="logheight"/>
            </draw:enhanced-geometry>
          </draw:custom-shape>
          <draw:custom-shape draw:name="Google Shape;648;p 2" draw:style-name="gr42" draw:text-style-name="P5" draw:layer="layout" svg:width="0.001cm" svg:height="0.146cm" svg:x="10.637cm" svg:y="12.089cm">
            <text:p/>
            <draw:enhanced-geometry draw:mirror-horizontal="false" draw:mirror-vertical="false" svg:viewBox="0 0 0 0" drawooo:sub-view-size="1 1489" draw:text-areas="0 0 ?f0 ?f1" draw:type="ooxml-non-primitive" draw:enhanced-path="M 1 0 L 1 1489 F N">
              <draw:equation draw:name="f0" draw:formula="logwidth"/>
              <draw:equation draw:name="f1" draw:formula="logheight"/>
            </draw:enhanced-geometry>
          </draw:custom-shape>
          <draw:custom-shape draw:name="Google Shape;649;p 2" draw:style-name="gr41" draw:text-style-name="P5" draw:layer="layout" svg:width="0.001cm" svg:height="0.147cm" svg:x="10.637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650;p 2" draw:style-name="gr42" draw:text-style-name="P5" draw:layer="layout" svg:width="0.001cm" svg:height="0.146cm" svg:x="10.637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651;p 2" draw:style-name="gr30" draw:text-style-name="P5" draw:layer="layout" svg:width="0.068cm" svg:height="0.104cm" svg:x="11.357cm" svg:y="12.897cm">
            <text:p/>
            <draw:enhanced-geometry draw:mirror-horizontal="false" draw:mirror-vertical="false" svg:viewBox="0 0 0 0" drawooo:sub-view-size="707 1069" draw:text-areas="0 0 ?f0 ?f1" draw:type="ooxml-non-primitive" draw:enhanced-path="M 535 1069 L 172 1069 1 0 707 0 Z F N">
              <draw:equation draw:name="f0" draw:formula="logwidth"/>
              <draw:equation draw:name="f1" draw:formula="logheight"/>
            </draw:enhanced-geometry>
          </draw:custom-shape>
          <draw:custom-shape draw:name="Google Shape;652;p 2" draw:style-name="gr37" draw:text-style-name="P5" draw:layer="layout" svg:width="0.155cm" svg:height="0.196cm" svg:x="11.314cm" svg:y="12.948cm">
            <text:p/>
            <draw:enhanced-geometry draw:mirror-horizontal="false" draw:mirror-vertical="false" svg:viewBox="0 0 0 0" drawooo:sub-view-size="1585 2004" draw:text-areas="0 0 ?f0 ?f1" draw:type="ooxml-non-primitive" draw:enhanced-path="M 516 0 C 230 96 1 401 1 725 L 1 2004 1585 2004 1585 725 C 1585 401 1394 134 1108 0 F N">
              <draw:equation draw:name="f0" draw:formula="logwidth"/>
              <draw:equation draw:name="f1" draw:formula="logheight"/>
            </draw:enhanced-geometry>
          </draw:custom-shape>
          <draw:custom-shape draw:name="Google Shape;653;p 2" draw:style-name="gr40" draw:text-style-name="P5" draw:layer="layout" svg:width="0.155cm" svg:height="0.148cm" svg:x="11.314cm" svg:y="13.217cm">
            <text:p/>
            <draw:enhanced-geometry draw:mirror-horizontal="false" draw:mirror-vertical="false" svg:viewBox="0 0 0 0" drawooo:sub-view-size="1585 1509" draw:text-areas="0 0 ?f0 ?f1" draw:type="ooxml-non-primitive" draw:enhanced-path="M 1585 1 L 1 1 1 1508 1585 1508 Z F N">
              <draw:equation draw:name="f0" draw:formula="logwidth"/>
              <draw:equation draw:name="f1" draw:formula="logheight"/>
            </draw:enhanced-geometry>
          </draw:custom-shape>
          <draw:custom-shape draw:name="Google Shape;654;p 2" draw:style-name="gr41" draw:text-style-name="P5" draw:layer="layout" svg:width="0.155cm" svg:height="0.147cm" svg:x="11.314cm" svg:y="13.439cm">
            <text:p/>
            <draw:enhanced-geometry draw:mirror-horizontal="false" draw:mirror-vertical="false" svg:viewBox="0 0 0 0" drawooo:sub-view-size="1585 1508" draw:text-areas="0 0 ?f0 ?f1" draw:type="ooxml-non-primitive" draw:enhanced-path="M 1585 0 L 1 0 1 1508 1585 1508 Z F N">
              <draw:equation draw:name="f0" draw:formula="logwidth"/>
              <draw:equation draw:name="f1" draw:formula="logheight"/>
            </draw:enhanced-geometry>
          </draw:custom-shape>
          <draw:custom-shape draw:name="Google Shape;655;p 2" draw:style-name="gr42" draw:text-style-name="P5" draw:layer="layout" svg:width="0.155cm" svg:height="0.146cm" svg:x="11.314cm" svg:y="13.662cm">
            <text:p/>
            <draw:enhanced-geometry draw:mirror-horizontal="false" draw:mirror-vertical="false" svg:viewBox="0 0 0 0" drawooo:sub-view-size="1585 1490" draw:text-areas="0 0 ?f0 ?f1" draw:type="ooxml-non-primitive" draw:enhanced-path="M 1585 1 L 1 1 1 1489 1585 1489 Z F N">
              <draw:equation draw:name="f0" draw:formula="logwidth"/>
              <draw:equation draw:name="f1" draw:formula="logheight"/>
            </draw:enhanced-geometry>
          </draw:custom-shape>
          <draw:custom-shape draw:name="Google Shape;656;p 2" draw:style-name="gr40" draw:text-style-name="P5" draw:layer="layout" svg:width="0.001cm" svg:height="0.148cm" svg:x="11.393cm" svg:y="13.217cm">
            <text:p/>
            <draw:enhanced-geometry draw:mirror-horizontal="false" draw:mirror-vertical="false" svg:viewBox="0 0 0 0" drawooo:sub-view-size="1 1509" draw:text-areas="0 0 ?f0 ?f1" draw:type="ooxml-non-primitive" draw:enhanced-path="M 0 1 L 0 1508 F N">
              <draw:equation draw:name="f0" draw:formula="logwidth"/>
              <draw:equation draw:name="f1" draw:formula="logheight"/>
            </draw:enhanced-geometry>
          </draw:custom-shape>
          <draw:custom-shape draw:name="Google Shape;657;p 2" draw:style-name="gr41" draw:text-style-name="P5" draw:layer="layout" svg:width="0.001cm" svg:height="0.147cm" svg:x="11.393cm" svg:y="13.439cm">
            <text:p/>
            <draw:enhanced-geometry draw:mirror-horizontal="false" draw:mirror-vertical="false" svg:viewBox="0 0 0 0" drawooo:sub-view-size="1 1508" draw:text-areas="0 0 ?f0 ?f1" draw:type="ooxml-non-primitive" draw:enhanced-path="M 0 0 L 0 1508 F N">
              <draw:equation draw:name="f0" draw:formula="logwidth"/>
              <draw:equation draw:name="f1" draw:formula="logheight"/>
            </draw:enhanced-geometry>
          </draw:custom-shape>
          <draw:custom-shape draw:name="Google Shape;658;p 2" draw:style-name="gr42" draw:text-style-name="P5" draw:layer="layout" svg:width="0.001cm" svg:height="0.146cm" svg:x="11.393cm" svg:y="13.662cm">
            <text:p/>
            <draw:enhanced-geometry draw:mirror-horizontal="false" draw:mirror-vertical="false" svg:viewBox="0 0 0 0" drawooo:sub-view-size="1 1490" draw:text-areas="0 0 ?f0 ?f1" draw:type="ooxml-non-primitive" draw:enhanced-path="M 0 1 L 0 1489 F N">
              <draw:equation draw:name="f0" draw:formula="logwidth"/>
              <draw:equation draw:name="f1" draw:formula="logheight"/>
            </draw:enhanced-geometry>
          </draw:custom-shape>
          <draw:custom-shape draw:name="Google Shape;659;p 2" draw:style-name="gr30" draw:text-style-name="P5" draw:layer="layout" svg:width="0.071cm" svg:height="0.104cm" svg:x="11.757cm" svg:y="12.897cm">
            <text:p/>
            <draw:enhanced-geometry draw:mirror-horizontal="false" draw:mirror-vertical="false" svg:viewBox="0 0 0 0" drawooo:sub-view-size="726 1069" draw:text-areas="0 0 ?f0 ?f1" draw:type="ooxml-non-primitive" draw:enhanced-path="M 535 1069 L 192 1069 1 0 726 0 Z F N">
              <draw:equation draw:name="f0" draw:formula="logwidth"/>
              <draw:equation draw:name="f1" draw:formula="logheight"/>
            </draw:enhanced-geometry>
          </draw:custom-shape>
          <draw:custom-shape draw:name="Google Shape;660;p 2" draw:style-name="gr37" draw:text-style-name="P5" draw:layer="layout" svg:width="0.154cm" svg:height="0.196cm" svg:x="11.716cm" svg:y="12.948cm">
            <text:p/>
            <draw:enhanced-geometry draw:mirror-horizontal="false" draw:mirror-vertical="false" svg:viewBox="0 0 0 0" drawooo:sub-view-size="1565 2004" draw:text-areas="0 0 ?f0 ?f1" draw:type="ooxml-non-primitive" draw:enhanced-path="M 515 0 C 210 96 0 401 0 725 L 0 2004 1565 2004 1565 725 C 1565 401 1374 134 1088 0 F N">
              <draw:equation draw:name="f0" draw:formula="logwidth"/>
              <draw:equation draw:name="f1" draw:formula="logheight"/>
            </draw:enhanced-geometry>
          </draw:custom-shape>
          <draw:custom-shape draw:name="Google Shape;661;p 2" draw:style-name="gr40" draw:text-style-name="P5" draw:layer="layout" svg:width="0.154cm" svg:height="0.148cm" svg:x="11.716cm" svg:y="13.217cm">
            <text:p/>
            <draw:enhanced-geometry draw:mirror-horizontal="false" draw:mirror-vertical="false" svg:viewBox="0 0 0 0" drawooo:sub-view-size="1565 1509" draw:text-areas="0 0 ?f0 ?f1" draw:type="ooxml-non-primitive" draw:enhanced-path="M 1565 1 L 0 1 0 1508 1565 1508 Z F N">
              <draw:equation draw:name="f0" draw:formula="logwidth"/>
              <draw:equation draw:name="f1" draw:formula="logheight"/>
            </draw:enhanced-geometry>
          </draw:custom-shape>
          <draw:custom-shape draw:name="Google Shape;662;p 2" draw:style-name="gr41" draw:text-style-name="P5" draw:layer="layout" svg:width="0.154cm" svg:height="0.147cm" svg:x="11.716cm" svg:y="13.439cm">
            <text:p/>
            <draw:enhanced-geometry draw:mirror-horizontal="false" draw:mirror-vertical="false" svg:viewBox="0 0 0 0" drawooo:sub-view-size="1565 1508" draw:text-areas="0 0 ?f0 ?f1" draw:type="ooxml-non-primitive" draw:enhanced-path="M 1565 0 L 0 0 0 1508 1565 1508 Z F N">
              <draw:equation draw:name="f0" draw:formula="logwidth"/>
              <draw:equation draw:name="f1" draw:formula="logheight"/>
            </draw:enhanced-geometry>
          </draw:custom-shape>
          <draw:custom-shape draw:name="Google Shape;663;p 2" draw:style-name="gr42" draw:text-style-name="P5" draw:layer="layout" svg:width="0.154cm" svg:height="0.146cm" svg:x="11.716cm" svg:y="13.662cm">
            <text:p/>
            <draw:enhanced-geometry draw:mirror-horizontal="false" draw:mirror-vertical="false" svg:viewBox="0 0 0 0" drawooo:sub-view-size="1565 1490" draw:text-areas="0 0 ?f0 ?f1" draw:type="ooxml-non-primitive" draw:enhanced-path="M 1565 1 L 0 1 0 1489 1565 1489 Z F N">
              <draw:equation draw:name="f0" draw:formula="logwidth"/>
              <draw:equation draw:name="f1" draw:formula="logheight"/>
            </draw:enhanced-geometry>
          </draw:custom-shape>
          <draw:custom-shape draw:name="Google Shape;664;p 2" draw:style-name="gr40" draw:text-style-name="P5" draw:layer="layout" svg:width="0.001cm" svg:height="0.148cm" svg:x="11.794cm" svg:y="13.217cm">
            <text:p/>
            <draw:enhanced-geometry draw:mirror-horizontal="false" draw:mirror-vertical="false" svg:viewBox="0 0 0 0" drawooo:sub-view-size="1 1509" draw:text-areas="0 0 ?f0 ?f1" draw:type="ooxml-non-primitive" draw:enhanced-path="M 0 1 L 0 1508 F N">
              <draw:equation draw:name="f0" draw:formula="logwidth"/>
              <draw:equation draw:name="f1" draw:formula="logheight"/>
            </draw:enhanced-geometry>
          </draw:custom-shape>
          <draw:custom-shape draw:name="Google Shape;665;p 2" draw:style-name="gr41" draw:text-style-name="P5" draw:layer="layout" svg:width="0.001cm" svg:height="0.147cm" svg:x="11.794cm" svg:y="13.439cm">
            <text:p/>
            <draw:enhanced-geometry draw:mirror-horizontal="false" draw:mirror-vertical="false" svg:viewBox="0 0 0 0" drawooo:sub-view-size="1 1508" draw:text-areas="0 0 ?f0 ?f1" draw:type="ooxml-non-primitive" draw:enhanced-path="M 0 0 L 0 1508 F N">
              <draw:equation draw:name="f0" draw:formula="logwidth"/>
              <draw:equation draw:name="f1" draw:formula="logheight"/>
            </draw:enhanced-geometry>
          </draw:custom-shape>
          <draw:custom-shape draw:name="Google Shape;666;p 2" draw:style-name="gr42" draw:text-style-name="P5" draw:layer="layout" svg:width="0.001cm" svg:height="0.146cm" svg:x="11.794cm" svg:y="13.662cm">
            <text:p/>
            <draw:enhanced-geometry draw:mirror-horizontal="false" draw:mirror-vertical="false" svg:viewBox="0 0 0 0" drawooo:sub-view-size="1 1490" draw:text-areas="0 0 ?f0 ?f1" draw:type="ooxml-non-primitive" draw:enhanced-path="M 0 1 L 0 1489 F N">
              <draw:equation draw:name="f0" draw:formula="logwidth"/>
              <draw:equation draw:name="f1" draw:formula="logheight"/>
            </draw:enhanced-geometry>
          </draw:custom-shape>
          <draw:custom-shape draw:name="Google Shape;667;p 2" draw:style-name="gr30" draw:text-style-name="P5" draw:layer="layout" svg:width="0.071cm" svg:height="0.104cm" svg:x="12.157cm" svg:y="12.897cm">
            <text:p/>
            <draw:enhanced-geometry draw:mirror-horizontal="false" draw:mirror-vertical="false" svg:viewBox="0 0 0 0" drawooo:sub-view-size="726 1069" draw:text-areas="0 0 ?f0 ?f1" draw:type="ooxml-non-primitive" draw:enhanced-path="M 534 1069 L 191 1069 0 0 725 0 Z F N">
              <draw:equation draw:name="f0" draw:formula="logwidth"/>
              <draw:equation draw:name="f1" draw:formula="logheight"/>
            </draw:enhanced-geometry>
          </draw:custom-shape>
          <draw:custom-shape draw:name="Google Shape;668;p 2" draw:style-name="gr37" draw:text-style-name="P5" draw:layer="layout" svg:width="0.153cm" svg:height="0.196cm" svg:x="12.117cm" svg:y="12.948cm">
            <text:p/>
            <draw:enhanced-geometry draw:mirror-horizontal="false" draw:mirror-vertical="false" svg:viewBox="0 0 0 0" drawooo:sub-view-size="1565 2004" draw:text-areas="0 0 ?f0 ?f1" draw:type="ooxml-non-primitive" draw:enhanced-path="M 515 0 C 210 96 0 401 0 725 L 0 2004 1565 2004 1565 725 C 1565 401 1374 134 1088 0 F N">
              <draw:equation draw:name="f0" draw:formula="logwidth"/>
              <draw:equation draw:name="f1" draw:formula="logheight"/>
            </draw:enhanced-geometry>
          </draw:custom-shape>
          <draw:custom-shape draw:name="Google Shape;669;p 2" draw:style-name="gr40" draw:text-style-name="P5" draw:layer="layout" svg:width="0.153cm" svg:height="0.148cm" svg:x="12.117cm" svg:y="13.217cm">
            <text:p/>
            <draw:enhanced-geometry draw:mirror-horizontal="false" draw:mirror-vertical="false" svg:viewBox="0 0 0 0" drawooo:sub-view-size="1565 1509" draw:text-areas="0 0 ?f0 ?f1" draw:type="ooxml-non-primitive" draw:enhanced-path="M 1565 1 L 0 1 0 1508 1565 1508 Z F N">
              <draw:equation draw:name="f0" draw:formula="logwidth"/>
              <draw:equation draw:name="f1" draw:formula="logheight"/>
            </draw:enhanced-geometry>
          </draw:custom-shape>
          <draw:custom-shape draw:name="Google Shape;670;p 2" draw:style-name="gr41" draw:text-style-name="P5" draw:layer="layout" svg:width="0.153cm" svg:height="0.147cm" svg:x="12.117cm" svg:y="13.439cm">
            <text:p/>
            <draw:enhanced-geometry draw:mirror-horizontal="false" draw:mirror-vertical="false" svg:viewBox="0 0 0 0" drawooo:sub-view-size="1565 1508" draw:text-areas="0 0 ?f0 ?f1" draw:type="ooxml-non-primitive" draw:enhanced-path="M 1565 0 L 0 0 0 1508 1565 1508 Z F N">
              <draw:equation draw:name="f0" draw:formula="logwidth"/>
              <draw:equation draw:name="f1" draw:formula="logheight"/>
            </draw:enhanced-geometry>
          </draw:custom-shape>
          <draw:custom-shape draw:name="Google Shape;671;p 2" draw:style-name="gr42" draw:text-style-name="P5" draw:layer="layout" svg:width="0.153cm" svg:height="0.146cm" svg:x="12.117cm" svg:y="13.662cm">
            <text:p/>
            <draw:enhanced-geometry draw:mirror-horizontal="false" draw:mirror-vertical="false" svg:viewBox="0 0 0 0" drawooo:sub-view-size="1565 1490" draw:text-areas="0 0 ?f0 ?f1" draw:type="ooxml-non-primitive" draw:enhanced-path="M 1565 1 L 0 1 0 1489 1565 1489 Z F N">
              <draw:equation draw:name="f0" draw:formula="logwidth"/>
              <draw:equation draw:name="f1" draw:formula="logheight"/>
            </draw:enhanced-geometry>
          </draw:custom-shape>
          <draw:custom-shape draw:name="Google Shape;672;p 2" draw:style-name="gr40" draw:text-style-name="P5" draw:layer="layout" svg:width="0.001cm" svg:height="0.148cm" svg:x="12.194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673;p 2" draw:style-name="gr41" draw:text-style-name="P5" draw:layer="layout" svg:width="0.001cm" svg:height="0.147cm" svg:x="12.194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674;p 2" draw:style-name="gr42" draw:text-style-name="P5" draw:layer="layout" svg:width="0.001cm" svg:height="0.146cm" svg:x="12.194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675;p 2" draw:style-name="gr22" draw:text-style-name="P5" draw:layer="layout" svg:width="0.042cm" svg:height="0.157cm" svg:x="9.669cm" svg:y="12.723cm">
            <text:p/>
            <draw:enhanced-geometry draw:mirror-horizontal="false" draw:mirror-vertical="false" svg:viewBox="0 0 0 0" drawooo:sub-view-size="440 1604" draw:text-areas="0 0 ?f0 ?f1" draw:type="ooxml-non-primitive" draw:enhanced-path="M 439 1 L 439 821 248 1603 0 1603 F N">
              <draw:equation draw:name="f0" draw:formula="logwidth"/>
              <draw:equation draw:name="f1" draw:formula="logheight"/>
            </draw:enhanced-geometry>
          </draw:custom-shape>
          <draw:custom-shape draw:name="Google Shape;676;p 2" draw:style-name="gr22" draw:text-style-name="P5" draw:layer="layout" svg:width="0.042cm" svg:height="0.157cm" svg:x="9.626cm" svg:y="12.723cm">
            <text:p/>
            <draw:enhanced-geometry draw:mirror-horizontal="false" draw:mirror-vertical="false" svg:viewBox="0 0 0 0" drawooo:sub-view-size="440 1604" draw:text-areas="0 0 ?f0 ?f1" draw:type="ooxml-non-primitive" draw:enhanced-path="M 1 1 L 1 821 172 1603 439 1603 F N">
              <draw:equation draw:name="f0" draw:formula="logwidth"/>
              <draw:equation draw:name="f1" draw:formula="logheight"/>
            </draw:enhanced-geometry>
          </draw:custom-shape>
          <draw:custom-shape draw:name="Google Shape;677;p 2" draw:style-name="gr43" draw:text-style-name="P5" draw:layer="layout" svg:width="0.001cm" svg:height="0.05cm" svg:x="9.416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78;p 2" draw:style-name="gr43" draw:text-style-name="P5" draw:layer="layout" svg:width="0.001cm" svg:height="0.05cm" svg:x="9.469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79;p 2" draw:style-name="gr43" draw:text-style-name="P5" draw:layer="layout" svg:width="0.001cm" svg:height="0.05cm" svg:x="9.524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80;p 2" draw:style-name="gr43" draw:text-style-name="P5" draw:layer="layout" svg:width="0.001cm" svg:height="0.05cm" svg:x="9.524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81;p 2" draw:style-name="gr43" draw:text-style-name="P5" draw:layer="layout" svg:width="0.001cm" svg:height="0.05cm" svg:x="9.816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82;p 2" draw:style-name="gr43" draw:text-style-name="P5" draw:layer="layout" svg:width="0.001cm" svg:height="0.05cm" svg:x="9.869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683;p 2" draw:style-name="gr43" draw:text-style-name="P5" draw:layer="layout" svg:width="0.001cm" svg:height="0.05cm" svg:x="9.924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84;p 2" draw:style-name="gr43" draw:text-style-name="P5" draw:layer="layout" svg:width="0.001cm" svg:height="0.05cm" svg:x="9.924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685;p 2" draw:style-name="gr30" draw:text-style-name="P5" draw:layer="layout" svg:width="0.069cm" svg:height="0.104cm" svg:x="9.434cm" svg:y="12.897cm">
            <text:p/>
            <draw:enhanced-geometry draw:mirror-horizontal="false" draw:mirror-vertical="false" svg:viewBox="0 0 0 0" drawooo:sub-view-size="707 1069" draw:text-areas="0 0 ?f0 ?f1" draw:type="ooxml-non-primitive" draw:enhanced-path="M 535 1069 L 172 1069 0 0 706 0 Z F N">
              <draw:equation draw:name="f0" draw:formula="logwidth"/>
              <draw:equation draw:name="f1" draw:formula="logheight"/>
            </draw:enhanced-geometry>
          </draw:custom-shape>
          <draw:custom-shape draw:name="Google Shape;686;p 2" draw:style-name="gr37" draw:text-style-name="P5" draw:layer="layout" svg:width="0.155cm" svg:height="0.196cm" svg:x="9.392cm" svg:y="12.948cm">
            <text:p/>
            <draw:enhanced-geometry draw:mirror-horizontal="false" draw:mirror-vertical="false" svg:viewBox="0 0 0 0" drawooo:sub-view-size="1585 2004" draw:text-areas="0 0 ?f0 ?f1" draw:type="ooxml-non-primitive" draw:enhanced-path="M 516 0 C 210 96 1 401 1 725 L 1 2004 1584 2004 1584 725 C 1584 401 1374 134 1088 0 F N">
              <draw:equation draw:name="f0" draw:formula="logwidth"/>
              <draw:equation draw:name="f1" draw:formula="logheight"/>
            </draw:enhanced-geometry>
          </draw:custom-shape>
          <draw:custom-shape draw:name="Google Shape;687;p 2" draw:style-name="gr40" draw:text-style-name="P5" draw:layer="layout" svg:width="0.155cm" svg:height="0.148cm" svg:x="9.392cm" svg:y="13.217cm">
            <text:p/>
            <draw:enhanced-geometry draw:mirror-horizontal="false" draw:mirror-vertical="false" svg:viewBox="0 0 0 0" drawooo:sub-view-size="1585 1509" draw:text-areas="0 0 ?f0 ?f1" draw:type="ooxml-non-primitive" draw:enhanced-path="M 1584 1 L 1 1 1 1508 1584 1508 Z F N">
              <draw:equation draw:name="f0" draw:formula="logwidth"/>
              <draw:equation draw:name="f1" draw:formula="logheight"/>
            </draw:enhanced-geometry>
          </draw:custom-shape>
          <draw:custom-shape draw:name="Google Shape;688;p 2" draw:style-name="gr41" draw:text-style-name="P5" draw:layer="layout" svg:width="0.155cm" svg:height="0.147cm" svg:x="9.392cm" svg:y="13.439cm">
            <text:p/>
            <draw:enhanced-geometry draw:mirror-horizontal="false" draw:mirror-vertical="false" svg:viewBox="0 0 0 0" drawooo:sub-view-size="1585 1508" draw:text-areas="0 0 ?f0 ?f1" draw:type="ooxml-non-primitive" draw:enhanced-path="M 1584 0 L 1 0 1 1508 1584 1508 Z F N">
              <draw:equation draw:name="f0" draw:formula="logwidth"/>
              <draw:equation draw:name="f1" draw:formula="logheight"/>
            </draw:enhanced-geometry>
          </draw:custom-shape>
          <draw:custom-shape draw:name="Google Shape;689;p 2" draw:style-name="gr42" draw:text-style-name="P5" draw:layer="layout" svg:width="0.155cm" svg:height="0.146cm" svg:x="9.392cm" svg:y="13.662cm">
            <text:p/>
            <draw:enhanced-geometry draw:mirror-horizontal="false" draw:mirror-vertical="false" svg:viewBox="0 0 0 0" drawooo:sub-view-size="1585 1490" draw:text-areas="0 0 ?f0 ?f1" draw:type="ooxml-non-primitive" draw:enhanced-path="M 1584 1 L 1 1 1 1489 1584 1489 Z F N">
              <draw:equation draw:name="f0" draw:formula="logwidth"/>
              <draw:equation draw:name="f1" draw:formula="logheight"/>
            </draw:enhanced-geometry>
          </draw:custom-shape>
          <draw:custom-shape draw:name="Google Shape;690;p 2" draw:style-name="gr40" draw:text-style-name="P5" draw:layer="layout" svg:width="0.001cm" svg:height="0.148cm" svg:x="9.469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691;p 2" draw:style-name="gr41" draw:text-style-name="P5" draw:layer="layout" svg:width="0.001cm" svg:height="0.147cm" svg:x="9.469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692;p 2" draw:style-name="gr42" draw:text-style-name="P5" draw:layer="layout" svg:width="0.001cm" svg:height="0.146cm" svg:x="9.469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693;p 2" draw:style-name="gr30" draw:text-style-name="P5" draw:layer="layout" svg:width="0.068cm" svg:height="0.104cm" svg:x="9.835cm" svg:y="12.897cm">
            <text:p/>
            <draw:enhanced-geometry draw:mirror-horizontal="false" draw:mirror-vertical="false" svg:viewBox="0 0 0 0" drawooo:sub-view-size="707 1069" draw:text-areas="0 0 ?f0 ?f1" draw:type="ooxml-non-primitive" draw:enhanced-path="M 535 1069 L 172 1069 1 0 706 0 Z F N">
              <draw:equation draw:name="f0" draw:formula="logwidth"/>
              <draw:equation draw:name="f1" draw:formula="logheight"/>
            </draw:enhanced-geometry>
          </draw:custom-shape>
          <draw:custom-shape draw:name="Google Shape;694;p 2" draw:style-name="gr37" draw:text-style-name="P5" draw:layer="layout" svg:width="0.155cm" svg:height="0.196cm" svg:x="9.792cm" svg:y="12.948cm">
            <text:p/>
            <draw:enhanced-geometry draw:mirror-horizontal="false" draw:mirror-vertical="false" svg:viewBox="0 0 0 0" drawooo:sub-view-size="1585 2004" draw:text-areas="0 0 ?f0 ?f1" draw:type="ooxml-non-primitive" draw:enhanced-path="M 516 0 C 211 96 1 401 1 725 L 1 2004 1584 2004 1584 725 C 1584 401 1374 134 1107 0 F N">
              <draw:equation draw:name="f0" draw:formula="logwidth"/>
              <draw:equation draw:name="f1" draw:formula="logheight"/>
            </draw:enhanced-geometry>
          </draw:custom-shape>
          <draw:custom-shape draw:name="Google Shape;695;p 2" draw:style-name="gr40" draw:text-style-name="P5" draw:layer="layout" svg:width="0.155cm" svg:height="0.148cm" svg:x="9.792cm" svg:y="13.217cm">
            <text:p/>
            <draw:enhanced-geometry draw:mirror-horizontal="false" draw:mirror-vertical="false" svg:viewBox="0 0 0 0" drawooo:sub-view-size="1585 1509" draw:text-areas="0 0 ?f0 ?f1" draw:type="ooxml-non-primitive" draw:enhanced-path="M 1584 1 L 1 1 1 1508 1584 1508 Z F N">
              <draw:equation draw:name="f0" draw:formula="logwidth"/>
              <draw:equation draw:name="f1" draw:formula="logheight"/>
            </draw:enhanced-geometry>
          </draw:custom-shape>
          <draw:custom-shape draw:name="Google Shape;696;p 2" draw:style-name="gr41" draw:text-style-name="P5" draw:layer="layout" svg:width="0.155cm" svg:height="0.147cm" svg:x="9.792cm" svg:y="13.439cm">
            <text:p/>
            <draw:enhanced-geometry draw:mirror-horizontal="false" draw:mirror-vertical="false" svg:viewBox="0 0 0 0" drawooo:sub-view-size="1585 1508" draw:text-areas="0 0 ?f0 ?f1" draw:type="ooxml-non-primitive" draw:enhanced-path="M 1584 0 L 1 0 1 1508 1584 1508 Z F N">
              <draw:equation draw:name="f0" draw:formula="logwidth"/>
              <draw:equation draw:name="f1" draw:formula="logheight"/>
            </draw:enhanced-geometry>
          </draw:custom-shape>
          <draw:custom-shape draw:name="Google Shape;697;p 2" draw:style-name="gr42" draw:text-style-name="P5" draw:layer="layout" svg:width="0.155cm" svg:height="0.146cm" svg:x="9.792cm" svg:y="13.662cm">
            <text:p/>
            <draw:enhanced-geometry draw:mirror-horizontal="false" draw:mirror-vertical="false" svg:viewBox="0 0 0 0" drawooo:sub-view-size="1585 1490" draw:text-areas="0 0 ?f0 ?f1" draw:type="ooxml-non-primitive" draw:enhanced-path="M 1584 1 L 1 1 1 1489 1584 1489 Z F N">
              <draw:equation draw:name="f0" draw:formula="logwidth"/>
              <draw:equation draw:name="f1" draw:formula="logheight"/>
            </draw:enhanced-geometry>
          </draw:custom-shape>
          <draw:custom-shape draw:name="Google Shape;698;p 2" draw:style-name="gr40" draw:text-style-name="P5" draw:layer="layout" svg:width="0.001cm" svg:height="0.148cm" svg:x="9.869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699;p 2" draw:style-name="gr41" draw:text-style-name="P5" draw:layer="layout" svg:width="0.001cm" svg:height="0.147cm" svg:x="9.869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700;p 2" draw:style-name="gr42" draw:text-style-name="P5" draw:layer="layout" svg:width="0.001cm" svg:height="0.146cm" svg:x="9.869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701;p 2" draw:style-name="gr30" draw:text-style-name="P5" draw:layer="layout" svg:width="0.068cm" svg:height="0.104cm" svg:x="12.56cm" svg:y="12.897cm">
            <text:p/>
            <draw:enhanced-geometry draw:mirror-horizontal="false" draw:mirror-vertical="false" svg:viewBox="0 0 0 0" drawooo:sub-view-size="707 1069" draw:text-areas="0 0 ?f0 ?f1" draw:type="ooxml-non-primitive" draw:enhanced-path="M 515 1069 L 172 1069 0 0 706 0 Z F N">
              <draw:equation draw:name="f0" draw:formula="logwidth"/>
              <draw:equation draw:name="f1" draw:formula="logheight"/>
            </draw:enhanced-geometry>
          </draw:custom-shape>
          <draw:custom-shape draw:name="Google Shape;702;p 2" draw:style-name="gr37" draw:text-style-name="P5" draw:layer="layout" svg:width="0.155cm" svg:height="0.196cm" svg:x="12.517cm" svg:y="12.948cm">
            <text:p/>
            <draw:enhanced-geometry draw:mirror-horizontal="false" draw:mirror-vertical="false" svg:viewBox="0 0 0 0" drawooo:sub-view-size="1585 2004" draw:text-areas="0 0 ?f0 ?f1" draw:type="ooxml-non-primitive" draw:enhanced-path="M 516 0 C 210 96 0 401 0 725 L 0 2004 1584 2004 1584 725 C 1584 401 1374 134 1088 0 F N">
              <draw:equation draw:name="f0" draw:formula="logwidth"/>
              <draw:equation draw:name="f1" draw:formula="logheight"/>
            </draw:enhanced-geometry>
          </draw:custom-shape>
          <draw:custom-shape draw:name="Google Shape;703;p 2" draw:style-name="gr40" draw:text-style-name="P5" draw:layer="layout" svg:width="0.155cm" svg:height="0.148cm" svg:x="12.517cm" svg:y="13.217cm">
            <text:p/>
            <draw:enhanced-geometry draw:mirror-horizontal="false" draw:mirror-vertical="false" svg:viewBox="0 0 0 0" drawooo:sub-view-size="1585 1509" draw:text-areas="0 0 ?f0 ?f1" draw:type="ooxml-non-primitive" draw:enhanced-path="M 1584 1 L 0 1 0 1508 1584 1508 Z F N">
              <draw:equation draw:name="f0" draw:formula="logwidth"/>
              <draw:equation draw:name="f1" draw:formula="logheight"/>
            </draw:enhanced-geometry>
          </draw:custom-shape>
          <draw:custom-shape draw:name="Google Shape;704;p 2" draw:style-name="gr41" draw:text-style-name="P5" draw:layer="layout" svg:width="0.155cm" svg:height="0.147cm" svg:x="12.517cm" svg:y="13.439cm">
            <text:p/>
            <draw:enhanced-geometry draw:mirror-horizontal="false" draw:mirror-vertical="false" svg:viewBox="0 0 0 0" drawooo:sub-view-size="1585 1508" draw:text-areas="0 0 ?f0 ?f1" draw:type="ooxml-non-primitive" draw:enhanced-path="M 1584 0 L 0 0 0 1508 1584 1508 Z F N">
              <draw:equation draw:name="f0" draw:formula="logwidth"/>
              <draw:equation draw:name="f1" draw:formula="logheight"/>
            </draw:enhanced-geometry>
          </draw:custom-shape>
          <draw:custom-shape draw:name="Google Shape;705;p 2" draw:style-name="gr42" draw:text-style-name="P5" draw:layer="layout" svg:width="0.155cm" svg:height="0.146cm" svg:x="12.517cm" svg:y="13.662cm">
            <text:p/>
            <draw:enhanced-geometry draw:mirror-horizontal="false" draw:mirror-vertical="false" svg:viewBox="0 0 0 0" drawooo:sub-view-size="1585 1490" draw:text-areas="0 0 ?f0 ?f1" draw:type="ooxml-non-primitive" draw:enhanced-path="M 1584 1 L 0 1 0 1489 1584 1489 Z F N">
              <draw:equation draw:name="f0" draw:formula="logwidth"/>
              <draw:equation draw:name="f1" draw:formula="logheight"/>
            </draw:enhanced-geometry>
          </draw:custom-shape>
          <draw:custom-shape draw:name="Google Shape;706;p 2" draw:style-name="gr40" draw:text-style-name="P5" draw:layer="layout" svg:width="0.001cm" svg:height="0.148cm" svg:x="12.594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707;p 2" draw:style-name="gr41" draw:text-style-name="P5" draw:layer="layout" svg:width="0.001cm" svg:height="0.147cm" svg:x="12.594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708;p 2" draw:style-name="gr42" draw:text-style-name="P5" draw:layer="layout" svg:width="0.001cm" svg:height="0.146cm" svg:x="12.594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709;p 2" draw:style-name="gr30" draw:text-style-name="P5" draw:layer="layout" svg:width="0.068cm" svg:height="0.104cm" svg:x="12.96cm" svg:y="12.897cm">
            <text:p/>
            <draw:enhanced-geometry draw:mirror-horizontal="false" draw:mirror-vertical="false" svg:viewBox="0 0 0 0" drawooo:sub-view-size="707 1069" draw:text-areas="0 0 ?f0 ?f1" draw:type="ooxml-non-primitive" draw:enhanced-path="M 535 1069 L 172 1069 0 0 706 0 Z F N">
              <draw:equation draw:name="f0" draw:formula="logwidth"/>
              <draw:equation draw:name="f1" draw:formula="logheight"/>
            </draw:enhanced-geometry>
          </draw:custom-shape>
          <draw:custom-shape draw:name="Google Shape;710;p 2" draw:style-name="gr37" draw:text-style-name="P5" draw:layer="layout" svg:width="0.155cm" svg:height="0.196cm" svg:x="12.917cm" svg:y="12.948cm">
            <text:p/>
            <draw:enhanced-geometry draw:mirror-horizontal="false" draw:mirror-vertical="false" svg:viewBox="0 0 0 0" drawooo:sub-view-size="1585 2004" draw:text-areas="0 0 ?f0 ?f1" draw:type="ooxml-non-primitive" draw:enhanced-path="M 516 0 C 210 96 1 401 1 725 L 1 2004 1584 2004 1584 725 C 1584 401 1374 134 1107 0 F N">
              <draw:equation draw:name="f0" draw:formula="logwidth"/>
              <draw:equation draw:name="f1" draw:formula="logheight"/>
            </draw:enhanced-geometry>
          </draw:custom-shape>
          <draw:custom-shape draw:name="Google Shape;711;p 2" draw:style-name="gr40" draw:text-style-name="P5" draw:layer="layout" svg:width="0.155cm" svg:height="0.148cm" svg:x="12.917cm" svg:y="13.217cm">
            <text:p/>
            <draw:enhanced-geometry draw:mirror-horizontal="false" draw:mirror-vertical="false" svg:viewBox="0 0 0 0" drawooo:sub-view-size="1585 1509" draw:text-areas="0 0 ?f0 ?f1" draw:type="ooxml-non-primitive" draw:enhanced-path="M 1584 1 L 1 1 1 1508 1584 1508 Z F N">
              <draw:equation draw:name="f0" draw:formula="logwidth"/>
              <draw:equation draw:name="f1" draw:formula="logheight"/>
            </draw:enhanced-geometry>
          </draw:custom-shape>
          <draw:custom-shape draw:name="Google Shape;712;p 2" draw:style-name="gr41" draw:text-style-name="P5" draw:layer="layout" svg:width="0.155cm" svg:height="0.147cm" svg:x="12.917cm" svg:y="13.439cm">
            <text:p/>
            <draw:enhanced-geometry draw:mirror-horizontal="false" draw:mirror-vertical="false" svg:viewBox="0 0 0 0" drawooo:sub-view-size="1585 1508" draw:text-areas="0 0 ?f0 ?f1" draw:type="ooxml-non-primitive" draw:enhanced-path="M 1584 0 L 1 0 1 1508 1584 1508 Z F N">
              <draw:equation draw:name="f0" draw:formula="logwidth"/>
              <draw:equation draw:name="f1" draw:formula="logheight"/>
            </draw:enhanced-geometry>
          </draw:custom-shape>
          <draw:custom-shape draw:name="Google Shape;713;p 2" draw:style-name="gr42" draw:text-style-name="P5" draw:layer="layout" svg:width="0.155cm" svg:height="0.146cm" svg:x="12.917cm" svg:y="13.662cm">
            <text:p/>
            <draw:enhanced-geometry draw:mirror-horizontal="false" draw:mirror-vertical="false" svg:viewBox="0 0 0 0" drawooo:sub-view-size="1585 1490" draw:text-areas="0 0 ?f0 ?f1" draw:type="ooxml-non-primitive" draw:enhanced-path="M 1584 1 L 1 1 1 1489 1584 1489 Z F N">
              <draw:equation draw:name="f0" draw:formula="logwidth"/>
              <draw:equation draw:name="f1" draw:formula="logheight"/>
            </draw:enhanced-geometry>
          </draw:custom-shape>
          <draw:custom-shape draw:name="Google Shape;714;p 2" draw:style-name="gr40" draw:text-style-name="P5" draw:layer="layout" svg:width="0.001cm" svg:height="0.148cm" svg:x="12.994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715;p 2" draw:style-name="gr41" draw:text-style-name="P5" draw:layer="layout" svg:width="0.001cm" svg:height="0.147cm" svg:x="12.994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716;p 2" draw:style-name="gr42" draw:text-style-name="P5" draw:layer="layout" svg:width="0.001cm" svg:height="0.146cm" svg:x="12.994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717;p 2" draw:style-name="gr51" draw:text-style-name="P5" draw:layer="layout" svg:width="0.572cm" svg:height="1.468cm" svg:x="10.068cm" svg:y="11.254cm">
            <text:p/>
            <draw:enhanced-geometry draw:mirror-horizontal="false" draw:mirror-vertical="false" svg:viewBox="0 0 0 0" drawooo:sub-view-size="5821 14922" draw:text-areas="0 0 ?f0 ?f1" draw:type="ooxml-non-primitive" draw:enhanced-path="M 897 14922 L 897 6870 0 5973 897 5973 897 897 0 1 5820 1 F N">
              <draw:equation draw:name="f0" draw:formula="logwidth"/>
              <draw:equation draw:name="f1" draw:formula="logheight"/>
            </draw:enhanced-geometry>
          </draw:custom-shape>
          <draw:custom-shape draw:name="Google Shape;718;p 2" draw:style-name="gr52" draw:text-style-name="P5" draw:layer="layout" svg:width="0.262cm" svg:height="0.035cm" svg:x="10.375cm" svg:y="11.993cm">
            <text:p/>
            <draw:enhanced-geometry draw:mirror-horizontal="false" draw:mirror-vertical="false" svg:viewBox="0 0 0 0" drawooo:sub-view-size="2672 363" draw:text-areas="0 0 ?f0 ?f1" draw:type="ooxml-non-primitive" draw:enhanced-path="M 2672 0 L 1 0 1 363 F N">
              <draw:equation draw:name="f0" draw:formula="logwidth"/>
              <draw:equation draw:name="f1" draw:formula="logheight"/>
            </draw:enhanced-geometry>
          </draw:custom-shape>
          <draw:custom-shape draw:name="Google Shape;719;p 2" draw:style-name="gr53" draw:text-style-name="P5" draw:layer="layout" svg:width="0.001cm" svg:height="0.156cm" svg:x="10.375cm" svg:y="12.283cm">
            <text:p/>
            <draw:enhanced-geometry draw:mirror-horizontal="false" draw:mirror-vertical="false" svg:viewBox="0 0 0 0" drawooo:sub-view-size="1 1585" draw:text-areas="0 0 ?f0 ?f1" draw:type="ooxml-non-primitive" draw:enhanced-path="M 1 1 L 1 1584 F N">
              <draw:equation draw:name="f0" draw:formula="logwidth"/>
              <draw:equation draw:name="f1" draw:formula="logheight"/>
            </draw:enhanced-geometry>
          </draw:custom-shape>
          <draw:custom-shape draw:name="Google Shape;720;p 2" draw:style-name="gr14" draw:text-style-name="P5" draw:layer="layout" svg:width="0.479cm" svg:height="0.001cm" svg:x="10.157cm" svg:y="11.841cm">
            <text:p/>
            <draw:enhanced-geometry draw:mirror-horizontal="false" draw:mirror-vertical="false" svg:viewBox="0 0 0 0" drawooo:sub-view-size="4885 1" draw:text-areas="0 0 ?f0 ?f1" draw:type="ooxml-non-primitive" draw:enhanced-path="M 0 1 L 4885 1 F N">
              <draw:equation draw:name="f0" draw:formula="logwidth"/>
              <draw:equation draw:name="f1" draw:formula="logheight"/>
            </draw:enhanced-geometry>
          </draw:custom-shape>
          <draw:custom-shape draw:name="Google Shape;721;p 2" draw:style-name="gr35" draw:text-style-name="P5" draw:layer="layout" svg:width="0.479cm" svg:height="0.127cm" svg:x="10.157cm" svg:y="11.126cm">
            <text:p/>
            <draw:enhanced-geometry draw:mirror-horizontal="false" draw:mirror-vertical="false" svg:viewBox="0 0 0 0" drawooo:sub-view-size="4885 1298" draw:text-areas="0 0 ?f0 ?f1" draw:type="ooxml-non-primitive" draw:enhanced-path="M 0 1298 L 0 0 4885 0 F N">
              <draw:equation draw:name="f0" draw:formula="logwidth"/>
              <draw:equation draw:name="f1" draw:formula="logheight"/>
            </draw:enhanced-geometry>
          </draw:custom-shape>
          <draw:custom-shape draw:name="Google Shape;722;p 2" draw:style-name="gr47" draw:text-style-name="P5" draw:layer="layout" svg:width="0.076cm" svg:height="0.145cm" svg:x="10.865cm" svg:y="12.481cm">
            <text:p/>
            <draw:enhanced-geometry draw:mirror-horizontal="false" draw:mirror-vertical="false" svg:viewBox="0 0 0 0" drawooo:sub-view-size="783 1489" draw:text-areas="0 0 ?f0 ?f1" draw:type="ooxml-non-primitive" draw:enhanced-path="M 1 1489 L 783 1489 783 0 1 0 Z F N">
              <draw:equation draw:name="f0" draw:formula="logwidth"/>
              <draw:equation draw:name="f1" draw:formula="logheight"/>
            </draw:enhanced-geometry>
          </draw:custom-shape>
          <draw:custom-shape draw:name="Google Shape;723;p 2" draw:style-name="gr42" draw:text-style-name="P5" draw:layer="layout" svg:width="0.076cm" svg:height="0.146cm" svg:x="10.865cm" svg:y="12.089cm">
            <text:p/>
            <draw:enhanced-geometry draw:mirror-horizontal="false" draw:mirror-vertical="false" svg:viewBox="0 0 0 0" drawooo:sub-view-size="783 1489" draw:text-areas="0 0 ?f0 ?f1" draw:type="ooxml-non-primitive" draw:enhanced-path="M 1 1489 L 783 1489 783 0 1 0 Z F N">
              <draw:equation draw:name="f0" draw:formula="logwidth"/>
              <draw:equation draw:name="f1" draw:formula="logheight"/>
            </draw:enhanced-geometry>
          </draw:custom-shape>
          <draw:custom-shape draw:name="Google Shape;724;p 2" draw:style-name="gr42" draw:text-style-name="P5" draw:layer="layout" svg:width="0.076cm" svg:height="0.146cm" svg:x="10.865cm" svg:y="11.561cm">
            <text:p/>
            <draw:enhanced-geometry draw:mirror-horizontal="false" draw:mirror-vertical="false" svg:viewBox="0 0 0 0" drawooo:sub-view-size="783 1490" draw:text-areas="0 0 ?f0 ?f1" draw:type="ooxml-non-primitive" draw:enhanced-path="M 1 1489 L 783 1489 783 1 1 1 Z F N">
              <draw:equation draw:name="f0" draw:formula="logwidth"/>
              <draw:equation draw:name="f1" draw:formula="logheight"/>
            </draw:enhanced-geometry>
          </draw:custom-shape>
          <draw:custom-shape draw:name="Google Shape;725;p 2" draw:style-name="gr42" draw:text-style-name="P5" draw:layer="layout" svg:width="0.001cm" svg:height="0.146cm" svg:x="10.637cm" svg:y="12.089cm">
            <text:p/>
            <draw:enhanced-geometry draw:mirror-horizontal="false" draw:mirror-vertical="false" svg:viewBox="0 0 0 0" drawooo:sub-view-size="1 1489" draw:text-areas="0 0 ?f0 ?f1" draw:type="ooxml-non-primitive" draw:enhanced-path="M 1 0 L 1 1489 F N">
              <draw:equation draw:name="f0" draw:formula="logwidth"/>
              <draw:equation draw:name="f1" draw:formula="logheight"/>
            </draw:enhanced-geometry>
          </draw:custom-shape>
          <draw:custom-shape draw:name="Google Shape;726;p 2" draw:style-name="gr42" draw:text-style-name="P5" draw:layer="layout" svg:width="0.158cm" svg:height="0.146cm" svg:x="11.31cm" svg:y="12.001cm">
            <text:p/>
            <draw:enhanced-geometry draw:mirror-horizontal="false" draw:mirror-vertical="false" svg:viewBox="0 0 0 0" drawooo:sub-view-size="1623 1489" draw:text-areas="0 0 ?f0 ?f1" draw:type="ooxml-non-primitive" draw:enhanced-path="M 1623 1 L 1 1 1 1489 1623 1489 Z F N">
              <draw:equation draw:name="f0" draw:formula="logwidth"/>
              <draw:equation draw:name="f1" draw:formula="logheight"/>
            </draw:enhanced-geometry>
          </draw:custom-shape>
          <draw:custom-shape draw:name="Google Shape;727;p 2" draw:style-name="gr42" draw:text-style-name="P5" draw:layer="layout" svg:width="0.001cm" svg:height="0.146cm" svg:x="11.389cm" svg:y="12.001cm">
            <text:p/>
            <draw:enhanced-geometry draw:mirror-horizontal="false" draw:mirror-vertical="false" svg:viewBox="0 0 0 0" drawooo:sub-view-size="1 1489" draw:text-areas="0 0 ?f0 ?f1" draw:type="ooxml-non-primitive" draw:enhanced-path="M 0 1 L 0 1489 F N">
              <draw:equation draw:name="f0" draw:formula="logwidth"/>
              <draw:equation draw:name="f1" draw:formula="logheight"/>
            </draw:enhanced-geometry>
          </draw:custom-shape>
          <draw:custom-shape draw:name="Google Shape;728;p 2" draw:style-name="gr42" draw:text-style-name="P5" draw:layer="layout" svg:width="0.001cm" svg:height="0.146cm" svg:x="11.389cm" svg:y="12.001cm">
            <text:p/>
            <draw:enhanced-geometry draw:mirror-horizontal="false" draw:mirror-vertical="false" svg:viewBox="0 0 0 0" drawooo:sub-view-size="1 1489" draw:text-areas="0 0 ?f0 ?f1" draw:type="ooxml-non-primitive" draw:enhanced-path="M 0 1 L 0 1489 F N">
              <draw:equation draw:name="f0" draw:formula="logwidth"/>
              <draw:equation draw:name="f1" draw:formula="logheight"/>
            </draw:enhanced-geometry>
          </draw:custom-shape>
          <draw:custom-shape draw:name="Google Shape;729;p 2" draw:style-name="gr51" draw:text-style-name="P5" draw:layer="layout" svg:width="0.572cm" svg:height="1.468cm" svg:x="10.636cm" svg:y="11.254cm">
            <text:p/>
            <draw:enhanced-geometry draw:mirror-horizontal="false" draw:mirror-vertical="false" svg:viewBox="0 0 0 0" drawooo:sub-view-size="5821 14922" draw:text-areas="0 0 ?f0 ?f1" draw:type="ooxml-non-primitive" draw:enhanced-path="M 4924 14922 L 4924 6870 5820 5973 4924 5973 4924 897 5820 1 1 1 F N">
              <draw:equation draw:name="f0" draw:formula="logwidth"/>
              <draw:equation draw:name="f1" draw:formula="logheight"/>
            </draw:enhanced-geometry>
          </draw:custom-shape>
          <draw:custom-shape draw:name="Google Shape;730;p 2" draw:style-name="gr52" draw:text-style-name="P5" draw:layer="layout" svg:width="0.264cm" svg:height="0.035cm" svg:x="10.637cm" svg:y="11.993cm">
            <text:p/>
            <draw:enhanced-geometry draw:mirror-horizontal="false" draw:mirror-vertical="false" svg:viewBox="0 0 0 0" drawooo:sub-view-size="2692 363" draw:text-areas="0 0 ?f0 ?f1" draw:type="ooxml-non-primitive" draw:enhanced-path="M 1 0 L 2691 0 2691 363 F N">
              <draw:equation draw:name="f0" draw:formula="logwidth"/>
              <draw:equation draw:name="f1" draw:formula="logheight"/>
            </draw:enhanced-geometry>
          </draw:custom-shape>
          <draw:custom-shape draw:name="Google Shape;731;p 2" draw:style-name="gr53" draw:text-style-name="P5" draw:layer="layout" svg:width="0.001cm" svg:height="0.156cm" svg:x="10.903cm" svg:y="12.283cm">
            <text:p/>
            <draw:enhanced-geometry draw:mirror-horizontal="false" draw:mirror-vertical="false" svg:viewBox="0 0 0 0" drawooo:sub-view-size="1 1585" draw:text-areas="0 0 ?f0 ?f1" draw:type="ooxml-non-primitive" draw:enhanced-path="M 0 1 L 0 1584 F N">
              <draw:equation draw:name="f0" draw:formula="logwidth"/>
              <draw:equation draw:name="f1" draw:formula="logheight"/>
            </draw:enhanced-geometry>
          </draw:custom-shape>
          <draw:custom-shape draw:name="Google Shape;732;p 2" draw:style-name="gr14" draw:text-style-name="P5" draw:layer="layout" svg:width="0.482cm" svg:height="0.001cm" svg:x="10.637cm" svg:y="11.841cm">
            <text:p/>
            <draw:enhanced-geometry draw:mirror-horizontal="false" draw:mirror-vertical="false" svg:viewBox="0 0 0 0" drawooo:sub-view-size="4905 1" draw:text-areas="0 0 ?f0 ?f1" draw:type="ooxml-non-primitive" draw:enhanced-path="M 4905 1 L 1 1 F N">
              <draw:equation draw:name="f0" draw:formula="logwidth"/>
              <draw:equation draw:name="f1" draw:formula="logheight"/>
            </draw:enhanced-geometry>
          </draw:custom-shape>
          <draw:custom-shape draw:name="Google Shape;733;p 2" draw:style-name="gr35" draw:text-style-name="P5" draw:layer="layout" svg:width="0.482cm" svg:height="0.127cm" svg:x="10.637cm" svg:y="11.126cm">
            <text:p/>
            <draw:enhanced-geometry draw:mirror-horizontal="false" draw:mirror-vertical="false" svg:viewBox="0 0 0 0" drawooo:sub-view-size="4905 1298" draw:text-areas="0 0 ?f0 ?f1" draw:type="ooxml-non-primitive" draw:enhanced-path="M 4905 1298 L 4905 0 1 0 F N">
              <draw:equation draw:name="f0" draw:formula="logwidth"/>
              <draw:equation draw:name="f1" draw:formula="logheight"/>
            </draw:enhanced-geometry>
          </draw:custom-shape>
          <draw:custom-shape draw:name="Google Shape;734;p 2" draw:style-name="gr14" draw:text-style-name="P5" draw:layer="layout" svg:width="0.155cm" svg:height="0.001cm" svg:x="10.56cm" svg:y="11.598cm">
            <text:p/>
            <draw:enhanced-geometry draw:mirror-horizontal="false" draw:mirror-vertical="false" svg:viewBox="0 0 0 0" drawooo:sub-view-size="1585 1" draw:text-areas="0 0 ?f0 ?f1" draw:type="ooxml-non-primitive" draw:enhanced-path="M 1 0 L 1584 0 F N">
              <draw:equation draw:name="f0" draw:formula="logwidth"/>
              <draw:equation draw:name="f1" draw:formula="logheight"/>
            </draw:enhanced-geometry>
          </draw:custom-shape>
          <draw:custom-shape draw:name="Google Shape;735;p 2" draw:style-name="gr14" draw:text-style-name="P5" draw:layer="layout" svg:width="0.155cm" svg:height="0.001cm" svg:x="10.56cm" svg:y="11.491cm">
            <text:p/>
            <draw:enhanced-geometry draw:mirror-horizontal="false" draw:mirror-vertical="false" svg:viewBox="0 0 0 0" drawooo:sub-view-size="1585 1" draw:text-areas="0 0 ?f0 ?f1" draw:type="ooxml-non-primitive" draw:enhanced-path="M 1 1 L 1584 1 F N">
              <draw:equation draw:name="f0" draw:formula="logwidth"/>
              <draw:equation draw:name="f1" draw:formula="logheight"/>
            </draw:enhanced-geometry>
          </draw:custom-shape>
          <draw:custom-shape draw:name="Google Shape;736;p 2" draw:style-name="gr50" draw:text-style-name="P5" draw:layer="layout" svg:width="0.001cm" svg:height="0.332cm" svg:x="10.636cm" svg:y="11.376cm">
            <text:p/>
            <draw:enhanced-geometry draw:mirror-horizontal="false" draw:mirror-vertical="false" svg:viewBox="0 0 0 0" drawooo:sub-view-size="1 3379" draw:text-areas="0 0 ?f0 ?f1" draw:type="ooxml-non-primitive" draw:enhanced-path="M 1 3378 L 1 1 F N">
              <draw:equation draw:name="f0" draw:formula="logwidth"/>
              <draw:equation draw:name="f1" draw:formula="logheight"/>
            </draw:enhanced-geometry>
          </draw:custom-shape>
          <draw:custom-shape draw:name="Google Shape;737;p 2" draw:style-name="gr14" draw:text-style-name="P5" draw:layer="layout" svg:width="0.155cm" svg:height="0.001cm" svg:x="11.314cm" svg:y="11.598cm">
            <text:p/>
            <draw:enhanced-geometry draw:mirror-horizontal="false" draw:mirror-vertical="false" svg:viewBox="0 0 0 0" drawooo:sub-view-size="1585 1" draw:text-areas="0 0 ?f0 ?f1" draw:type="ooxml-non-primitive" draw:enhanced-path="M 1 0 L 1585 0 F N">
              <draw:equation draw:name="f0" draw:formula="logwidth"/>
              <draw:equation draw:name="f1" draw:formula="logheight"/>
            </draw:enhanced-geometry>
          </draw:custom-shape>
          <draw:custom-shape draw:name="Google Shape;738;p 2" draw:style-name="gr14" draw:text-style-name="P5" draw:layer="layout" svg:width="0.155cm" svg:height="0.001cm" svg:x="11.314cm" svg:y="11.491cm">
            <text:p/>
            <draw:enhanced-geometry draw:mirror-horizontal="false" draw:mirror-vertical="false" svg:viewBox="0 0 0 0" drawooo:sub-view-size="1585 1" draw:text-areas="0 0 ?f0 ?f1" draw:type="ooxml-non-primitive" draw:enhanced-path="M 1 1 L 1585 1 F N">
              <draw:equation draw:name="f0" draw:formula="logwidth"/>
              <draw:equation draw:name="f1" draw:formula="logheight"/>
            </draw:enhanced-geometry>
          </draw:custom-shape>
          <draw:custom-shape draw:name="Google Shape;739;p 2" draw:style-name="gr54" draw:text-style-name="P5" draw:layer="layout" svg:width="0.001cm" svg:height="0.271cm" svg:x="11.389cm" svg:y="11.436cm">
            <text:p/>
            <draw:enhanced-geometry draw:mirror-horizontal="false" draw:mirror-vertical="false" svg:viewBox="0 0 0 0" drawooo:sub-view-size="1 2768" draw:text-areas="0 0 ?f0 ?f1" draw:type="ooxml-non-primitive" draw:enhanced-path="M 0 2767 L 0 0 F N">
              <draw:equation draw:name="f0" draw:formula="logwidth"/>
              <draw:equation draw:name="f1" draw:formula="logheight"/>
            </draw:enhanced-geometry>
          </draw:custom-shape>
          <draw:custom-shape draw:name="Google Shape;740;p 2" draw:style-name="gr48" draw:text-style-name="P5" draw:layer="layout" svg:width="0.068cm" svg:height="0.105cm" svg:x="11.357cm" svg:y="12.257cm">
            <text:p/>
            <draw:enhanced-geometry draw:mirror-horizontal="false" draw:mirror-vertical="false" svg:viewBox="0 0 0 0" drawooo:sub-view-size="707 1070" draw:text-areas="0 0 ?f0 ?f1" draw:type="ooxml-non-primitive" draw:enhanced-path="M 535 1069 L 172 1069 1 1 707 1 Z F N">
              <draw:equation draw:name="f0" draw:formula="logwidth"/>
              <draw:equation draw:name="f1" draw:formula="logheight"/>
            </draw:enhanced-geometry>
          </draw:custom-shape>
          <draw:custom-shape draw:name="Google Shape;741;p 2" draw:style-name="gr49" draw:text-style-name="P5" draw:layer="layout" svg:width="0.155cm" svg:height="0.328cm" svg:x="11.314cm" svg:y="12.305cm">
            <text:p/>
            <draw:enhanced-geometry draw:mirror-horizontal="false" draw:mirror-vertical="false" svg:viewBox="0 0 0 0" drawooo:sub-view-size="1585 3340" draw:text-areas="0 0 ?f0 ?f1" draw:type="ooxml-non-primitive" draw:enhanced-path="M 516 1 C 230 115 1 401 1 745 L 1 3340 1585 3340 1585 745 C 1585 421 1394 134 1108 20 F N">
              <draw:equation draw:name="f0" draw:formula="logwidth"/>
              <draw:equation draw:name="f1" draw:formula="logheight"/>
            </draw:enhanced-geometry>
          </draw:custom-shape>
          <draw:custom-shape draw:name="Google Shape;742;p 2" draw:style-name="gr14" draw:text-style-name="P5" draw:layer="layout" svg:width="0.155cm" svg:height="0.001cm" svg:x="11.314cm" svg:y="12.526cm">
            <text:p/>
            <draw:enhanced-geometry draw:mirror-horizontal="false" draw:mirror-vertical="false" svg:viewBox="0 0 0 0" drawooo:sub-view-size="1585 1" draw:text-areas="0 0 ?f0 ?f1" draw:type="ooxml-non-primitive" draw:enhanced-path="M 1 0 L 1585 0 F N">
              <draw:equation draw:name="f0" draw:formula="logwidth"/>
              <draw:equation draw:name="f1" draw:formula="logheight"/>
            </draw:enhanced-geometry>
          </draw:custom-shape>
          <draw:custom-shape draw:name="Google Shape;743;p 2" draw:style-name="gr14" draw:text-style-name="P5" draw:layer="layout" svg:width="0.155cm" svg:height="0.001cm" svg:x="11.314cm" svg:y="12.417cm">
            <text:p/>
            <draw:enhanced-geometry draw:mirror-horizontal="false" draw:mirror-vertical="false" svg:viewBox="0 0 0 0" drawooo:sub-view-size="1585 1" draw:text-areas="0 0 ?f0 ?f1" draw:type="ooxml-non-primitive" draw:enhanced-path="M 1 1 L 1585 1 F N">
              <draw:equation draw:name="f0" draw:formula="logwidth"/>
              <draw:equation draw:name="f1" draw:formula="logheight"/>
            </draw:enhanced-geometry>
          </draw:custom-shape>
          <draw:custom-shape draw:name="Google Shape;744;p 2" draw:style-name="gr54" draw:text-style-name="P5" draw:layer="layout" svg:width="0.001cm" svg:height="0.271cm" svg:x="11.389cm" svg:y="12.363cm">
            <text:p/>
            <draw:enhanced-geometry draw:mirror-horizontal="false" draw:mirror-vertical="false" svg:viewBox="0 0 0 0" drawooo:sub-view-size="1 2767" draw:text-areas="0 0 ?f0 ?f1" draw:type="ooxml-non-primitive" draw:enhanced-path="M 0 2767 L 0 0 F N">
              <draw:equation draw:name="f0" draw:formula="logwidth"/>
              <draw:equation draw:name="f1" draw:formula="logheight"/>
            </draw:enhanced-geometry>
          </draw:custom-shape>
          <draw:custom-shape draw:name="Google Shape;745;p 2" draw:style-name="gr42" draw:text-style-name="P5" draw:layer="layout" svg:width="0.161cm" svg:height="0.146cm" svg:x="11.712cm" svg:y="12.001cm">
            <text:p/>
            <draw:enhanced-geometry draw:mirror-horizontal="false" draw:mirror-vertical="false" svg:viewBox="0 0 0 0" drawooo:sub-view-size="1642 1489" draw:text-areas="0 0 ?f0 ?f1" draw:type="ooxml-non-primitive" draw:enhanced-path="M 1642 1 L 1 1 1 1489 1642 1489 Z F N">
              <draw:equation draw:name="f0" draw:formula="logwidth"/>
              <draw:equation draw:name="f1" draw:formula="logheight"/>
            </draw:enhanced-geometry>
          </draw:custom-shape>
          <draw:custom-shape draw:name="Google Shape;746;p 2" draw:style-name="gr42" draw:text-style-name="P5" draw:layer="layout" svg:width="0.001cm" svg:height="0.146cm" svg:x="11.794cm" svg:y="12.001cm">
            <text:p/>
            <draw:enhanced-geometry draw:mirror-horizontal="false" draw:mirror-vertical="false" svg:viewBox="0 0 0 0" drawooo:sub-view-size="1 1489" draw:text-areas="0 0 ?f0 ?f1" draw:type="ooxml-non-primitive" draw:enhanced-path="M 0 1 L 0 1489 F N">
              <draw:equation draw:name="f0" draw:formula="logwidth"/>
              <draw:equation draw:name="f1" draw:formula="logheight"/>
            </draw:enhanced-geometry>
          </draw:custom-shape>
          <draw:custom-shape draw:name="Google Shape;747;p 2" draw:style-name="gr42" draw:text-style-name="P5" draw:layer="layout" svg:width="0.001cm" svg:height="0.146cm" svg:x="11.794cm" svg:y="12.001cm">
            <text:p/>
            <draw:enhanced-geometry draw:mirror-horizontal="false" draw:mirror-vertical="false" svg:viewBox="0 0 0 0" drawooo:sub-view-size="1 1489" draw:text-areas="0 0 ?f0 ?f1" draw:type="ooxml-non-primitive" draw:enhanced-path="M 0 1 L 0 1489 F N">
              <draw:equation draw:name="f0" draw:formula="logwidth"/>
              <draw:equation draw:name="f1" draw:formula="logheight"/>
            </draw:enhanced-geometry>
          </draw:custom-shape>
          <draw:custom-shape draw:name="Google Shape;748;p 2" draw:style-name="gr48" draw:text-style-name="P5" draw:layer="layout" svg:width="0.068cm" svg:height="0.105cm" svg:x="11.762cm" svg:y="12.257cm">
            <text:p/>
            <draw:enhanced-geometry draw:mirror-horizontal="false" draw:mirror-vertical="false" svg:viewBox="0 0 0 0" drawooo:sub-view-size="707 1070" draw:text-areas="0 0 ?f0 ?f1" draw:type="ooxml-non-primitive" draw:enhanced-path="M 515 1069 L 172 1069 0 1 706 1 Z F N">
              <draw:equation draw:name="f0" draw:formula="logwidth"/>
              <draw:equation draw:name="f1" draw:formula="logheight"/>
            </draw:enhanced-geometry>
          </draw:custom-shape>
          <draw:custom-shape draw:name="Google Shape;749;p 2" draw:style-name="gr49" draw:text-style-name="P5" draw:layer="layout" svg:width="0.156cm" svg:height="0.328cm" svg:x="11.717cm" svg:y="12.305cm">
            <text:p/>
            <draw:enhanced-geometry draw:mirror-horizontal="false" draw:mirror-vertical="false" svg:viewBox="0 0 0 0" drawooo:sub-view-size="1584 3340" draw:text-areas="0 0 ?f0 ?f1" draw:type="ooxml-non-primitive" draw:enhanced-path="M 515 1 C 210 115 0 401 0 745 L 0 3340 1584 3340 1584 745 C 1584 421 1374 134 1088 20 F N">
              <draw:equation draw:name="f0" draw:formula="logwidth"/>
              <draw:equation draw:name="f1" draw:formula="logheight"/>
            </draw:enhanced-geometry>
          </draw:custom-shape>
          <draw:custom-shape draw:name="Google Shape;750;p 2" draw:style-name="gr14" draw:text-style-name="P5" draw:layer="layout" svg:width="0.156cm" svg:height="0.001cm" svg:x="11.717cm" svg:y="12.526cm">
            <text:p/>
            <draw:enhanced-geometry draw:mirror-horizontal="false" draw:mirror-vertical="false" svg:viewBox="0 0 0 0" drawooo:sub-view-size="1584 1" draw:text-areas="0 0 ?f0 ?f1" draw:type="ooxml-non-primitive" draw:enhanced-path="M 0 0 L 1584 0 F N">
              <draw:equation draw:name="f0" draw:formula="logwidth"/>
              <draw:equation draw:name="f1" draw:formula="logheight"/>
            </draw:enhanced-geometry>
          </draw:custom-shape>
          <draw:custom-shape draw:name="Google Shape;751;p 2" draw:style-name="gr14" draw:text-style-name="P5" draw:layer="layout" svg:width="0.156cm" svg:height="0.001cm" svg:x="11.717cm" svg:y="12.417cm">
            <text:p/>
            <draw:enhanced-geometry draw:mirror-horizontal="false" draw:mirror-vertical="false" svg:viewBox="0 0 0 0" drawooo:sub-view-size="1584 1" draw:text-areas="0 0 ?f0 ?f1" draw:type="ooxml-non-primitive" draw:enhanced-path="M 0 1 L 1584 1 F N">
              <draw:equation draw:name="f0" draw:formula="logwidth"/>
              <draw:equation draw:name="f1" draw:formula="logheight"/>
            </draw:enhanced-geometry>
          </draw:custom-shape>
          <draw:custom-shape draw:name="Google Shape;752;p 2" draw:style-name="gr54" draw:text-style-name="P5" draw:layer="layout" svg:width="0.001cm" svg:height="0.271cm" svg:x="11.794cm" svg:y="12.363cm">
            <text:p/>
            <draw:enhanced-geometry draw:mirror-horizontal="false" draw:mirror-vertical="false" svg:viewBox="0 0 0 0" drawooo:sub-view-size="1 2767" draw:text-areas="0 0 ?f0 ?f1" draw:type="ooxml-non-primitive" draw:enhanced-path="M 0 2767 L 0 0 F N">
              <draw:equation draw:name="f0" draw:formula="logwidth"/>
              <draw:equation draw:name="f1" draw:formula="logheight"/>
            </draw:enhanced-geometry>
          </draw:custom-shape>
          <draw:custom-shape draw:name="Google Shape;753;p 2" draw:style-name="gr42" draw:text-style-name="P5" draw:layer="layout" svg:width="0.158cm" svg:height="0.146cm" svg:x="12.117cm" svg:y="12.001cm">
            <text:p/>
            <draw:enhanced-geometry draw:mirror-horizontal="false" draw:mirror-vertical="false" svg:viewBox="0 0 0 0" drawooo:sub-view-size="1623 1489" draw:text-areas="0 0 ?f0 ?f1" draw:type="ooxml-non-primitive" draw:enhanced-path="M 1622 1 L 0 1 0 1489 1622 1489 Z F N">
              <draw:equation draw:name="f0" draw:formula="logwidth"/>
              <draw:equation draw:name="f1" draw:formula="logheight"/>
            </draw:enhanced-geometry>
          </draw:custom-shape>
          <draw:custom-shape draw:name="Google Shape;754;p 2" draw:style-name="gr42" draw:text-style-name="P5" draw:layer="layout" svg:width="0.001cm" svg:height="0.146cm" svg:x="12.195cm" svg:y="12.001cm">
            <text:p/>
            <draw:enhanced-geometry draw:mirror-horizontal="false" draw:mirror-vertical="false" svg:viewBox="0 0 0 0" drawooo:sub-view-size="1 1489" draw:text-areas="0 0 ?f0 ?f1" draw:type="ooxml-non-primitive" draw:enhanced-path="M 1 1 L 1 1489 F N">
              <draw:equation draw:name="f0" draw:formula="logwidth"/>
              <draw:equation draw:name="f1" draw:formula="logheight"/>
            </draw:enhanced-geometry>
          </draw:custom-shape>
          <draw:custom-shape draw:name="Google Shape;755;p 2" draw:style-name="gr42" draw:text-style-name="P5" draw:layer="layout" svg:width="0.001cm" svg:height="0.146cm" svg:x="12.195cm" svg:y="12.001cm">
            <text:p/>
            <draw:enhanced-geometry draw:mirror-horizontal="false" draw:mirror-vertical="false" svg:viewBox="0 0 0 0" drawooo:sub-view-size="1 1489" draw:text-areas="0 0 ?f0 ?f1" draw:type="ooxml-non-primitive" draw:enhanced-path="M 1 1 L 1 1489 F N">
              <draw:equation draw:name="f0" draw:formula="logwidth"/>
              <draw:equation draw:name="f1" draw:formula="logheight"/>
            </draw:enhanced-geometry>
          </draw:custom-shape>
          <draw:custom-shape draw:name="Google Shape;756;p 2" draw:style-name="gr48" draw:text-style-name="P5" draw:layer="layout" svg:width="0.068cm" svg:height="0.105cm" svg:x="12.163cm" svg:y="12.257cm">
            <text:p/>
            <draw:enhanced-geometry draw:mirror-horizontal="false" draw:mirror-vertical="false" svg:viewBox="0 0 0 0" drawooo:sub-view-size="707 1070" draw:text-areas="0 0 ?f0 ?f1" draw:type="ooxml-non-primitive" draw:enhanced-path="M 535 1069 L 172 1069 0 1 706 1 Z F N">
              <draw:equation draw:name="f0" draw:formula="logwidth"/>
              <draw:equation draw:name="f1" draw:formula="logheight"/>
            </draw:enhanced-geometry>
          </draw:custom-shape>
          <draw:custom-shape draw:name="Google Shape;757;p 2" draw:style-name="gr49" draw:text-style-name="P5" draw:layer="layout" svg:width="0.155cm" svg:height="0.328cm" svg:x="12.12cm" svg:y="12.305cm">
            <text:p/>
            <draw:enhanced-geometry draw:mirror-horizontal="false" draw:mirror-vertical="false" svg:viewBox="0 0 0 0" drawooo:sub-view-size="1585 3340" draw:text-areas="0 0 ?f0 ?f1" draw:type="ooxml-non-primitive" draw:enhanced-path="M 516 1 C 229 115 0 401 0 745 L 0 3340 1584 3340 1584 745 C 1584 421 1393 134 1107 20 F N">
              <draw:equation draw:name="f0" draw:formula="logwidth"/>
              <draw:equation draw:name="f1" draw:formula="logheight"/>
            </draw:enhanced-geometry>
          </draw:custom-shape>
          <draw:custom-shape draw:name="Google Shape;758;p 2" draw:style-name="gr14" draw:text-style-name="P5" draw:layer="layout" svg:width="0.155cm" svg:height="0.001cm" svg:x="12.12cm" svg:y="12.526cm">
            <text:p/>
            <draw:enhanced-geometry draw:mirror-horizontal="false" draw:mirror-vertical="false" svg:viewBox="0 0 0 0" drawooo:sub-view-size="1585 1" draw:text-areas="0 0 ?f0 ?f1" draw:type="ooxml-non-primitive" draw:enhanced-path="M 0 0 L 1584 0 F N">
              <draw:equation draw:name="f0" draw:formula="logwidth"/>
              <draw:equation draw:name="f1" draw:formula="logheight"/>
            </draw:enhanced-geometry>
          </draw:custom-shape>
          <draw:custom-shape draw:name="Google Shape;759;p 2" draw:style-name="gr14" draw:text-style-name="P5" draw:layer="layout" svg:width="0.155cm" svg:height="0.001cm" svg:x="12.12cm" svg:y="12.417cm">
            <text:p/>
            <draw:enhanced-geometry draw:mirror-horizontal="false" draw:mirror-vertical="false" svg:viewBox="0 0 0 0" drawooo:sub-view-size="1585 1" draw:text-areas="0 0 ?f0 ?f1" draw:type="ooxml-non-primitive" draw:enhanced-path="M 0 1 L 1584 1 F N">
              <draw:equation draw:name="f0" draw:formula="logwidth"/>
              <draw:equation draw:name="f1" draw:formula="logheight"/>
            </draw:enhanced-geometry>
          </draw:custom-shape>
          <draw:custom-shape draw:name="Google Shape;760;p 2" draw:style-name="gr54" draw:text-style-name="P5" draw:layer="layout" svg:width="0.001cm" svg:height="0.271cm" svg:x="12.195cm" svg:y="12.363cm">
            <text:p/>
            <draw:enhanced-geometry draw:mirror-horizontal="false" draw:mirror-vertical="false" svg:viewBox="0 0 0 0" drawooo:sub-view-size="1 2767" draw:text-areas="0 0 ?f0 ?f1" draw:type="ooxml-non-primitive" draw:enhanced-path="M 1 2767 L 1 0 F N">
              <draw:equation draw:name="f0" draw:formula="logwidth"/>
              <draw:equation draw:name="f1" draw:formula="logheight"/>
            </draw:enhanced-geometry>
          </draw:custom-shape>
          <draw:custom-shape draw:name="Google Shape;761;p 2" draw:style-name="gr42" draw:text-style-name="P5" draw:layer="layout" svg:width="0.161cm" svg:height="0.146cm" svg:x="12.519cm" svg:y="12.001cm">
            <text:p/>
            <draw:enhanced-geometry draw:mirror-horizontal="false" draw:mirror-vertical="false" svg:viewBox="0 0 0 0" drawooo:sub-view-size="1642 1489" draw:text-areas="0 0 ?f0 ?f1" draw:type="ooxml-non-primitive" draw:enhanced-path="M 1641 1 L 1 1 1 1489 1641 1489 Z F N">
              <draw:equation draw:name="f0" draw:formula="logwidth"/>
              <draw:equation draw:name="f1" draw:formula="logheight"/>
            </draw:enhanced-geometry>
          </draw:custom-shape>
          <draw:custom-shape draw:name="Google Shape;762;p 2" draw:style-name="gr42" draw:text-style-name="P5" draw:layer="layout" svg:width="0.001cm" svg:height="0.146cm" svg:x="12.599cm" svg:y="12.001cm">
            <text:p/>
            <draw:enhanced-geometry draw:mirror-horizontal="false" draw:mirror-vertical="false" svg:viewBox="0 0 0 0" drawooo:sub-view-size="1 1489" draw:text-areas="0 0 ?f0 ?f1" draw:type="ooxml-non-primitive" draw:enhanced-path="M 1 1 L 1 1489 F N">
              <draw:equation draw:name="f0" draw:formula="logwidth"/>
              <draw:equation draw:name="f1" draw:formula="logheight"/>
            </draw:enhanced-geometry>
          </draw:custom-shape>
          <draw:custom-shape draw:name="Google Shape;763;p 2" draw:style-name="gr42" draw:text-style-name="P5" draw:layer="layout" svg:width="0.001cm" svg:height="0.146cm" svg:x="12.599cm" svg:y="12.001cm">
            <text:p/>
            <draw:enhanced-geometry draw:mirror-horizontal="false" draw:mirror-vertical="false" svg:viewBox="0 0 0 0" drawooo:sub-view-size="1 1489" draw:text-areas="0 0 ?f0 ?f1" draw:type="ooxml-non-primitive" draw:enhanced-path="M 1 1 L 1 1489 F N">
              <draw:equation draw:name="f0" draw:formula="logwidth"/>
              <draw:equation draw:name="f1" draw:formula="logheight"/>
            </draw:enhanced-geometry>
          </draw:custom-shape>
          <draw:custom-shape draw:name="Google Shape;764;p 2" draw:style-name="gr48" draw:text-style-name="P5" draw:layer="layout" svg:width="0.069cm" svg:height="0.105cm" svg:x="12.567cm" svg:y="12.257cm">
            <text:p/>
            <draw:enhanced-geometry draw:mirror-horizontal="false" draw:mirror-vertical="false" svg:viewBox="0 0 0 0" drawooo:sub-view-size="707 1070" draw:text-areas="0 0 ?f0 ?f1" draw:type="ooxml-non-primitive" draw:enhanced-path="M 535 1069 L 172 1069 1 1 707 1 Z F N">
              <draw:equation draw:name="f0" draw:formula="logwidth"/>
              <draw:equation draw:name="f1" draw:formula="logheight"/>
            </draw:enhanced-geometry>
          </draw:custom-shape>
          <draw:custom-shape draw:name="Google Shape;765;p 2" draw:style-name="gr49" draw:text-style-name="P5" draw:layer="layout" svg:width="0.156cm" svg:height="0.328cm" svg:x="12.524cm" svg:y="12.305cm">
            <text:p/>
            <draw:enhanced-geometry draw:mirror-horizontal="false" draw:mirror-vertical="false" svg:viewBox="0 0 0 0" drawooo:sub-view-size="1585 3340" draw:text-areas="0 0 ?f0 ?f1" draw:type="ooxml-non-primitive" draw:enhanced-path="M 516 1 C 211 115 1 401 1 745 L 1 3340 1584 3340 1584 745 C 1584 421 1375 134 1088 20 F N">
              <draw:equation draw:name="f0" draw:formula="logwidth"/>
              <draw:equation draw:name="f1" draw:formula="logheight"/>
            </draw:enhanced-geometry>
          </draw:custom-shape>
          <draw:custom-shape draw:name="Google Shape;766;p 2" draw:style-name="gr14" draw:text-style-name="P5" draw:layer="layout" svg:width="0.156cm" svg:height="0.001cm" svg:x="12.524cm" svg:y="12.526cm">
            <text:p/>
            <draw:enhanced-geometry draw:mirror-horizontal="false" draw:mirror-vertical="false" svg:viewBox="0 0 0 0" drawooo:sub-view-size="1585 1" draw:text-areas="0 0 ?f0 ?f1" draw:type="ooxml-non-primitive" draw:enhanced-path="M 1 0 L 1584 0 F N">
              <draw:equation draw:name="f0" draw:formula="logwidth"/>
              <draw:equation draw:name="f1" draw:formula="logheight"/>
            </draw:enhanced-geometry>
          </draw:custom-shape>
          <draw:custom-shape draw:name="Google Shape;767;p 2" draw:style-name="gr14" draw:text-style-name="P5" draw:layer="layout" svg:width="0.156cm" svg:height="0.001cm" svg:x="12.524cm" svg:y="12.417cm">
            <text:p/>
            <draw:enhanced-geometry draw:mirror-horizontal="false" draw:mirror-vertical="false" svg:viewBox="0 0 0 0" drawooo:sub-view-size="1585 1" draw:text-areas="0 0 ?f0 ?f1" draw:type="ooxml-non-primitive" draw:enhanced-path="M 1 1 L 1584 1 F N">
              <draw:equation draw:name="f0" draw:formula="logwidth"/>
              <draw:equation draw:name="f1" draw:formula="logheight"/>
            </draw:enhanced-geometry>
          </draw:custom-shape>
          <draw:custom-shape draw:name="Google Shape;768;p 2" draw:style-name="gr54" draw:text-style-name="P5" draw:layer="layout" svg:width="0.001cm" svg:height="0.271cm" svg:x="12.599cm" svg:y="12.363cm">
            <text:p/>
            <draw:enhanced-geometry draw:mirror-horizontal="false" draw:mirror-vertical="false" svg:viewBox="0 0 0 0" drawooo:sub-view-size="1 2767" draw:text-areas="0 0 ?f0 ?f1" draw:type="ooxml-non-primitive" draw:enhanced-path="M 1 2767 L 1 0 F N">
              <draw:equation draw:name="f0" draw:formula="logwidth"/>
              <draw:equation draw:name="f1" draw:formula="logheight"/>
            </draw:enhanced-geometry>
          </draw:custom-shape>
          <draw:custom-shape draw:name="Google Shape;769;p 2" draw:style-name="gr42" draw:text-style-name="P5" draw:layer="layout" svg:width="0.159cm" svg:height="0.146cm" svg:x="12.922cm" svg:y="12.001cm">
            <text:p/>
            <draw:enhanced-geometry draw:mirror-horizontal="false" draw:mirror-vertical="false" svg:viewBox="0 0 0 0" drawooo:sub-view-size="1623 1489" draw:text-areas="0 0 ?f0 ?f1" draw:type="ooxml-non-primitive" draw:enhanced-path="M 1623 1 L 1 1 1 1489 1623 1489 Z F N">
              <draw:equation draw:name="f0" draw:formula="logwidth"/>
              <draw:equation draw:name="f1" draw:formula="logheight"/>
            </draw:enhanced-geometry>
          </draw:custom-shape>
          <draw:custom-shape draw:name="Google Shape;770;p 2" draw:style-name="gr42" draw:text-style-name="P5" draw:layer="layout" svg:width="0.001cm" svg:height="0.146cm" svg:x="13.002cm" svg:y="12.001cm">
            <text:p/>
            <draw:enhanced-geometry draw:mirror-horizontal="false" draw:mirror-vertical="false" svg:viewBox="0 0 0 0" drawooo:sub-view-size="1 1489" draw:text-areas="0 0 ?f0 ?f1" draw:type="ooxml-non-primitive" draw:enhanced-path="M 0 1 L 0 1489 F N">
              <draw:equation draw:name="f0" draw:formula="logwidth"/>
              <draw:equation draw:name="f1" draw:formula="logheight"/>
            </draw:enhanced-geometry>
          </draw:custom-shape>
          <draw:custom-shape draw:name="Google Shape;771;p 2" draw:style-name="gr42" draw:text-style-name="P5" draw:layer="layout" svg:width="0.001cm" svg:height="0.146cm" svg:x="13.002cm" svg:y="12.001cm">
            <text:p/>
            <draw:enhanced-geometry draw:mirror-horizontal="false" draw:mirror-vertical="false" svg:viewBox="0 0 0 0" drawooo:sub-view-size="1 1489" draw:text-areas="0 0 ?f0 ?f1" draw:type="ooxml-non-primitive" draw:enhanced-path="M 0 1 L 0 1489 F N">
              <draw:equation draw:name="f0" draw:formula="logwidth"/>
              <draw:equation draw:name="f1" draw:formula="logheight"/>
            </draw:enhanced-geometry>
          </draw:custom-shape>
          <draw:custom-shape draw:name="Google Shape;772;p 2" draw:style-name="gr48" draw:text-style-name="P5" draw:layer="layout" svg:width="0.068cm" svg:height="0.105cm" svg:x="12.97cm" svg:y="12.257cm">
            <text:p/>
            <draw:enhanced-geometry draw:mirror-horizontal="false" draw:mirror-vertical="false" svg:viewBox="0 0 0 0" drawooo:sub-view-size="707 1070" draw:text-areas="0 0 ?f0 ?f1" draw:type="ooxml-non-primitive" draw:enhanced-path="M 535 1069 L 173 1069 1 1 707 1 Z F N">
              <draw:equation draw:name="f0" draw:formula="logwidth"/>
              <draw:equation draw:name="f1" draw:formula="logheight"/>
            </draw:enhanced-geometry>
          </draw:custom-shape>
          <draw:custom-shape draw:name="Google Shape;773;p 2" draw:style-name="gr49" draw:text-style-name="P5" draw:layer="layout" svg:width="0.155cm" svg:height="0.328cm" svg:x="12.926cm" svg:y="12.305cm">
            <text:p/>
            <draw:enhanced-geometry draw:mirror-horizontal="false" draw:mirror-vertical="false" svg:viewBox="0 0 0 0" drawooo:sub-view-size="1585 3340" draw:text-areas="0 0 ?f0 ?f1" draw:type="ooxml-non-primitive" draw:enhanced-path="M 516 1 C 230 115 1 401 1 745 L 1 3340 1585 3340 1585 745 C 1585 421 1394 134 1108 20 F N">
              <draw:equation draw:name="f0" draw:formula="logwidth"/>
              <draw:equation draw:name="f1" draw:formula="logheight"/>
            </draw:enhanced-geometry>
          </draw:custom-shape>
          <draw:custom-shape draw:name="Google Shape;774;p 2" draw:style-name="gr14" draw:text-style-name="P5" draw:layer="layout" svg:width="0.155cm" svg:height="0.001cm" svg:x="12.926cm" svg:y="12.526cm">
            <text:p/>
            <draw:enhanced-geometry draw:mirror-horizontal="false" draw:mirror-vertical="false" svg:viewBox="0 0 0 0" drawooo:sub-view-size="1585 1" draw:text-areas="0 0 ?f0 ?f1" draw:type="ooxml-non-primitive" draw:enhanced-path="M 1 0 L 1585 0 F N">
              <draw:equation draw:name="f0" draw:formula="logwidth"/>
              <draw:equation draw:name="f1" draw:formula="logheight"/>
            </draw:enhanced-geometry>
          </draw:custom-shape>
          <draw:custom-shape draw:name="Google Shape;775;p 2" draw:style-name="gr14" draw:text-style-name="P5" draw:layer="layout" svg:width="0.155cm" svg:height="0.001cm" svg:x="12.926cm" svg:y="12.417cm">
            <text:p/>
            <draw:enhanced-geometry draw:mirror-horizontal="false" draw:mirror-vertical="false" svg:viewBox="0 0 0 0" drawooo:sub-view-size="1585 1" draw:text-areas="0 0 ?f0 ?f1" draw:type="ooxml-non-primitive" draw:enhanced-path="M 1 1 L 1585 1 F N">
              <draw:equation draw:name="f0" draw:formula="logwidth"/>
              <draw:equation draw:name="f1" draw:formula="logheight"/>
            </draw:enhanced-geometry>
          </draw:custom-shape>
          <draw:custom-shape draw:name="Google Shape;776;p 2" draw:style-name="gr54" draw:text-style-name="P5" draw:layer="layout" svg:width="0.001cm" svg:height="0.271cm" svg:x="13.002cm" svg:y="12.363cm">
            <text:p/>
            <draw:enhanced-geometry draw:mirror-horizontal="false" draw:mirror-vertical="false" svg:viewBox="0 0 0 0" drawooo:sub-view-size="1 2767" draw:text-areas="0 0 ?f0 ?f1" draw:type="ooxml-non-primitive" draw:enhanced-path="M 0 2767 L 0 0 F N">
              <draw:equation draw:name="f0" draw:formula="logwidth"/>
              <draw:equation draw:name="f1" draw:formula="logheight"/>
            </draw:enhanced-geometry>
          </draw:custom-shape>
          <draw:custom-shape draw:name="Google Shape;777;p 2" draw:style-name="gr48" draw:text-style-name="P5" draw:layer="layout" svg:width="0.068cm" svg:height="0.105cm" svg:x="11.762cm" svg:y="11.331cm">
            <text:p/>
            <draw:enhanced-geometry draw:mirror-horizontal="false" draw:mirror-vertical="false" svg:viewBox="0 0 0 0" drawooo:sub-view-size="707 1070" draw:text-areas="0 0 ?f0 ?f1" draw:type="ooxml-non-primitive" draw:enhanced-path="M 515 1069 L 172 1069 0 1 706 1 Z F N">
              <draw:equation draw:name="f0" draw:formula="logwidth"/>
              <draw:equation draw:name="f1" draw:formula="logheight"/>
            </draw:enhanced-geometry>
          </draw:custom-shape>
          <draw:custom-shape draw:name="Google Shape;778;p 2" draw:style-name="gr49" draw:text-style-name="P5" draw:layer="layout" svg:width="0.156cm" svg:height="0.328cm" svg:x="11.717cm" svg:y="11.379cm">
            <text:p/>
            <draw:enhanced-geometry draw:mirror-horizontal="false" draw:mirror-vertical="false" svg:viewBox="0 0 0 0" drawooo:sub-view-size="1584 3340" draw:text-areas="0 0 ?f0 ?f1" draw:type="ooxml-non-primitive" draw:enhanced-path="M 515 0 C 210 115 0 401 0 744 L 0 3339 1584 3339 1584 744 C 1584 420 1374 134 1088 19 F N">
              <draw:equation draw:name="f0" draw:formula="logwidth"/>
              <draw:equation draw:name="f1" draw:formula="logheight"/>
            </draw:enhanced-geometry>
          </draw:custom-shape>
          <draw:custom-shape draw:name="Google Shape;779;p 2" draw:style-name="gr14" draw:text-style-name="P5" draw:layer="layout" svg:width="0.156cm" svg:height="0.001cm" svg:x="11.717cm" svg:y="11.598cm">
            <text:p/>
            <draw:enhanced-geometry draw:mirror-horizontal="false" draw:mirror-vertical="false" svg:viewBox="0 0 0 0" drawooo:sub-view-size="1584 1" draw:text-areas="0 0 ?f0 ?f1" draw:type="ooxml-non-primitive" draw:enhanced-path="M 0 0 L 1584 0 F N">
              <draw:equation draw:name="f0" draw:formula="logwidth"/>
              <draw:equation draw:name="f1" draw:formula="logheight"/>
            </draw:enhanced-geometry>
          </draw:custom-shape>
          <draw:custom-shape draw:name="Google Shape;780;p 2" draw:style-name="gr14" draw:text-style-name="P5" draw:layer="layout" svg:width="0.156cm" svg:height="0.001cm" svg:x="11.717cm" svg:y="11.491cm">
            <text:p/>
            <draw:enhanced-geometry draw:mirror-horizontal="false" draw:mirror-vertical="false" svg:viewBox="0 0 0 0" drawooo:sub-view-size="1584 1" draw:text-areas="0 0 ?f0 ?f1" draw:type="ooxml-non-primitive" draw:enhanced-path="M 0 1 L 1584 1 F N">
              <draw:equation draw:name="f0" draw:formula="logwidth"/>
              <draw:equation draw:name="f1" draw:formula="logheight"/>
            </draw:enhanced-geometry>
          </draw:custom-shape>
          <draw:custom-shape draw:name="Google Shape;781;p 2" draw:style-name="gr54" draw:text-style-name="P5" draw:layer="layout" svg:width="0.001cm" svg:height="0.271cm" svg:x="11.794cm" svg:y="11.436cm">
            <text:p/>
            <draw:enhanced-geometry draw:mirror-horizontal="false" draw:mirror-vertical="false" svg:viewBox="0 0 0 0" drawooo:sub-view-size="1 2768" draw:text-areas="0 0 ?f0 ?f1" draw:type="ooxml-non-primitive" draw:enhanced-path="M 0 2767 L 0 0 F N">
              <draw:equation draw:name="f0" draw:formula="logwidth"/>
              <draw:equation draw:name="f1" draw:formula="logheight"/>
            </draw:enhanced-geometry>
          </draw:custom-shape>
          <draw:custom-shape draw:name="Google Shape;782;p 2" draw:style-name="gr48" draw:text-style-name="P5" draw:layer="layout" svg:width="0.068cm" svg:height="0.105cm" svg:x="12.163cm" svg:y="11.331cm">
            <text:p/>
            <draw:enhanced-geometry draw:mirror-horizontal="false" draw:mirror-vertical="false" svg:viewBox="0 0 0 0" drawooo:sub-view-size="707 1070" draw:text-areas="0 0 ?f0 ?f1" draw:type="ooxml-non-primitive" draw:enhanced-path="M 535 1069 L 172 1069 0 1 706 1 Z F N">
              <draw:equation draw:name="f0" draw:formula="logwidth"/>
              <draw:equation draw:name="f1" draw:formula="logheight"/>
            </draw:enhanced-geometry>
          </draw:custom-shape>
          <draw:custom-shape draw:name="Google Shape;783;p 2" draw:style-name="gr49" draw:text-style-name="P5" draw:layer="layout" svg:width="0.155cm" svg:height="0.328cm" svg:x="12.12cm" svg:y="11.379cm">
            <text:p/>
            <draw:enhanced-geometry draw:mirror-horizontal="false" draw:mirror-vertical="false" svg:viewBox="0 0 0 0" drawooo:sub-view-size="1585 3340" draw:text-areas="0 0 ?f0 ?f1" draw:type="ooxml-non-primitive" draw:enhanced-path="M 516 0 C 229 115 0 401 0 744 L 0 3339 1584 3339 1584 744 C 1584 420 1393 134 1107 19 F N">
              <draw:equation draw:name="f0" draw:formula="logwidth"/>
              <draw:equation draw:name="f1" draw:formula="logheight"/>
            </draw:enhanced-geometry>
          </draw:custom-shape>
          <draw:custom-shape draw:name="Google Shape;784;p 2" draw:style-name="gr14" draw:text-style-name="P5" draw:layer="layout" svg:width="0.155cm" svg:height="0.001cm" svg:x="12.12cm" svg:y="11.598cm">
            <text:p/>
            <draw:enhanced-geometry draw:mirror-horizontal="false" draw:mirror-vertical="false" svg:viewBox="0 0 0 0" drawooo:sub-view-size="1585 1" draw:text-areas="0 0 ?f0 ?f1" draw:type="ooxml-non-primitive" draw:enhanced-path="M 0 0 L 1584 0 F N">
              <draw:equation draw:name="f0" draw:formula="logwidth"/>
              <draw:equation draw:name="f1" draw:formula="logheight"/>
            </draw:enhanced-geometry>
          </draw:custom-shape>
          <draw:custom-shape draw:name="Google Shape;785;p 2" draw:style-name="gr14" draw:text-style-name="P5" draw:layer="layout" svg:width="0.155cm" svg:height="0.001cm" svg:x="12.12cm" svg:y="11.491cm">
            <text:p/>
            <draw:enhanced-geometry draw:mirror-horizontal="false" draw:mirror-vertical="false" svg:viewBox="0 0 0 0" drawooo:sub-view-size="1585 1" draw:text-areas="0 0 ?f0 ?f1" draw:type="ooxml-non-primitive" draw:enhanced-path="M 0 1 L 1584 1 F N">
              <draw:equation draw:name="f0" draw:formula="logwidth"/>
              <draw:equation draw:name="f1" draw:formula="logheight"/>
            </draw:enhanced-geometry>
          </draw:custom-shape>
          <draw:custom-shape draw:name="Google Shape;786;p 2" draw:style-name="gr54" draw:text-style-name="P5" draw:layer="layout" svg:width="0.001cm" svg:height="0.271cm" svg:x="12.195cm" svg:y="11.436cm">
            <text:p/>
            <draw:enhanced-geometry draw:mirror-horizontal="false" draw:mirror-vertical="false" svg:viewBox="0 0 0 0" drawooo:sub-view-size="1 2768" draw:text-areas="0 0 ?f0 ?f1" draw:type="ooxml-non-primitive" draw:enhanced-path="M 1 2767 L 1 0 F N">
              <draw:equation draw:name="f0" draw:formula="logwidth"/>
              <draw:equation draw:name="f1" draw:formula="logheight"/>
            </draw:enhanced-geometry>
          </draw:custom-shape>
          <draw:custom-shape draw:name="Google Shape;787;p 2" draw:style-name="gr48" draw:text-style-name="P5" draw:layer="layout" svg:width="0.069cm" svg:height="0.105cm" svg:x="12.567cm" svg:y="11.331cm">
            <text:p/>
            <draw:enhanced-geometry draw:mirror-horizontal="false" draw:mirror-vertical="false" svg:viewBox="0 0 0 0" drawooo:sub-view-size="707 1070" draw:text-areas="0 0 ?f0 ?f1" draw:type="ooxml-non-primitive" draw:enhanced-path="M 535 1069 L 172 1069 1 1 707 1 Z F N">
              <draw:equation draw:name="f0" draw:formula="logwidth"/>
              <draw:equation draw:name="f1" draw:formula="logheight"/>
            </draw:enhanced-geometry>
          </draw:custom-shape>
          <draw:custom-shape draw:name="Google Shape;788;p 2" draw:style-name="gr49" draw:text-style-name="P5" draw:layer="layout" svg:width="0.156cm" svg:height="0.328cm" svg:x="12.524cm" svg:y="11.379cm">
            <text:p/>
            <draw:enhanced-geometry draw:mirror-horizontal="false" draw:mirror-vertical="false" svg:viewBox="0 0 0 0" drawooo:sub-view-size="1585 3340" draw:text-areas="0 0 ?f0 ?f1" draw:type="ooxml-non-primitive" draw:enhanced-path="M 516 0 C 211 115 1 401 1 744 L 1 3339 1584 3339 1584 744 C 1584 420 1375 134 1088 19 F N">
              <draw:equation draw:name="f0" draw:formula="logwidth"/>
              <draw:equation draw:name="f1" draw:formula="logheight"/>
            </draw:enhanced-geometry>
          </draw:custom-shape>
          <draw:custom-shape draw:name="Google Shape;789;p 2" draw:style-name="gr14" draw:text-style-name="P5" draw:layer="layout" svg:width="0.156cm" svg:height="0.001cm" svg:x="12.524cm" svg:y="11.598cm">
            <text:p/>
            <draw:enhanced-geometry draw:mirror-horizontal="false" draw:mirror-vertical="false" svg:viewBox="0 0 0 0" drawooo:sub-view-size="1585 1" draw:text-areas="0 0 ?f0 ?f1" draw:type="ooxml-non-primitive" draw:enhanced-path="M 1 0 L 1584 0 F N">
              <draw:equation draw:name="f0" draw:formula="logwidth"/>
              <draw:equation draw:name="f1" draw:formula="logheight"/>
            </draw:enhanced-geometry>
          </draw:custom-shape>
          <draw:custom-shape draw:name="Google Shape;790;p 2" draw:style-name="gr14" draw:text-style-name="P5" draw:layer="layout" svg:width="0.156cm" svg:height="0.001cm" svg:x="12.524cm" svg:y="11.491cm">
            <text:p/>
            <draw:enhanced-geometry draw:mirror-horizontal="false" draw:mirror-vertical="false" svg:viewBox="0 0 0 0" drawooo:sub-view-size="1585 1" draw:text-areas="0 0 ?f0 ?f1" draw:type="ooxml-non-primitive" draw:enhanced-path="M 1 1 L 1584 1 F N">
              <draw:equation draw:name="f0" draw:formula="logwidth"/>
              <draw:equation draw:name="f1" draw:formula="logheight"/>
            </draw:enhanced-geometry>
          </draw:custom-shape>
          <draw:custom-shape draw:name="Google Shape;791;p 2" draw:style-name="gr54" draw:text-style-name="P5" draw:layer="layout" svg:width="0.001cm" svg:height="0.271cm" svg:x="12.599cm" svg:y="11.436cm">
            <text:p/>
            <draw:enhanced-geometry draw:mirror-horizontal="false" draw:mirror-vertical="false" svg:viewBox="0 0 0 0" drawooo:sub-view-size="1 2768" draw:text-areas="0 0 ?f0 ?f1" draw:type="ooxml-non-primitive" draw:enhanced-path="M 1 2767 L 1 0 F N">
              <draw:equation draw:name="f0" draw:formula="logwidth"/>
              <draw:equation draw:name="f1" draw:formula="logheight"/>
            </draw:enhanced-geometry>
          </draw:custom-shape>
          <draw:custom-shape draw:name="Google Shape;792;p 2" draw:style-name="gr48" draw:text-style-name="P5" draw:layer="layout" svg:width="0.068cm" svg:height="0.105cm" svg:x="12.97cm" svg:y="11.331cm">
            <text:p/>
            <draw:enhanced-geometry draw:mirror-horizontal="false" draw:mirror-vertical="false" svg:viewBox="0 0 0 0" drawooo:sub-view-size="707 1070" draw:text-areas="0 0 ?f0 ?f1" draw:type="ooxml-non-primitive" draw:enhanced-path="M 535 1069 L 173 1069 1 1 707 1 Z F N">
              <draw:equation draw:name="f0" draw:formula="logwidth"/>
              <draw:equation draw:name="f1" draw:formula="logheight"/>
            </draw:enhanced-geometry>
          </draw:custom-shape>
          <draw:custom-shape draw:name="Google Shape;793;p 2" draw:style-name="gr49" draw:text-style-name="P5" draw:layer="layout" svg:width="0.155cm" svg:height="0.328cm" svg:x="12.926cm" svg:y="11.379cm">
            <text:p/>
            <draw:enhanced-geometry draw:mirror-horizontal="false" draw:mirror-vertical="false" svg:viewBox="0 0 0 0" drawooo:sub-view-size="1585 3340" draw:text-areas="0 0 ?f0 ?f1" draw:type="ooxml-non-primitive" draw:enhanced-path="M 516 0 C 230 115 1 401 1 744 L 1 3339 1585 3339 1585 744 C 1585 420 1394 134 1108 19 F N">
              <draw:equation draw:name="f0" draw:formula="logwidth"/>
              <draw:equation draw:name="f1" draw:formula="logheight"/>
            </draw:enhanced-geometry>
          </draw:custom-shape>
          <draw:custom-shape draw:name="Google Shape;794;p 2" draw:style-name="gr14" draw:text-style-name="P5" draw:layer="layout" svg:width="0.155cm" svg:height="0.001cm" svg:x="12.926cm" svg:y="11.598cm">
            <text:p/>
            <draw:enhanced-geometry draw:mirror-horizontal="false" draw:mirror-vertical="false" svg:viewBox="0 0 0 0" drawooo:sub-view-size="1585 1" draw:text-areas="0 0 ?f0 ?f1" draw:type="ooxml-non-primitive" draw:enhanced-path="M 1 0 L 1585 0 F N">
              <draw:equation draw:name="f0" draw:formula="logwidth"/>
              <draw:equation draw:name="f1" draw:formula="logheight"/>
            </draw:enhanced-geometry>
          </draw:custom-shape>
          <draw:custom-shape draw:name="Google Shape;795;p 2" draw:style-name="gr14" draw:text-style-name="P5" draw:layer="layout" svg:width="0.155cm" svg:height="0.001cm" svg:x="12.926cm" svg:y="11.491cm">
            <text:p/>
            <draw:enhanced-geometry draw:mirror-horizontal="false" draw:mirror-vertical="false" svg:viewBox="0 0 0 0" drawooo:sub-view-size="1585 1" draw:text-areas="0 0 ?f0 ?f1" draw:type="ooxml-non-primitive" draw:enhanced-path="M 1 1 L 1585 1 F N">
              <draw:equation draw:name="f0" draw:formula="logwidth"/>
              <draw:equation draw:name="f1" draw:formula="logheight"/>
            </draw:enhanced-geometry>
          </draw:custom-shape>
          <draw:custom-shape draw:name="Google Shape;796;p 2" draw:style-name="gr54" draw:text-style-name="P5" draw:layer="layout" svg:width="0.001cm" svg:height="0.271cm" svg:x="13.002cm" svg:y="11.436cm">
            <text:p/>
            <draw:enhanced-geometry draw:mirror-horizontal="false" draw:mirror-vertical="false" svg:viewBox="0 0 0 0" drawooo:sub-view-size="1 2768" draw:text-areas="0 0 ?f0 ?f1" draw:type="ooxml-non-primitive" draw:enhanced-path="M 0 2767 L 0 0 F N">
              <draw:equation draw:name="f0" draw:formula="logwidth"/>
              <draw:equation draw:name="f1" draw:formula="logheight"/>
            </draw:enhanced-geometry>
          </draw:custom-shape>
          <draw:custom-shape draw:name="Google Shape;797;p 2" draw:style-name="gr14" draw:text-style-name="P5" draw:layer="layout" svg:width="0.155cm" svg:height="0.001cm" svg:x="10.56cm" svg:y="12.526cm">
            <text:p/>
            <draw:enhanced-geometry draw:mirror-horizontal="false" draw:mirror-vertical="false" svg:viewBox="0 0 0 0" drawooo:sub-view-size="1585 1" draw:text-areas="0 0 ?f0 ?f1" draw:type="ooxml-non-primitive" draw:enhanced-path="M 1 0 L 1584 0 F N">
              <draw:equation draw:name="f0" draw:formula="logwidth"/>
              <draw:equation draw:name="f1" draw:formula="logheight"/>
            </draw:enhanced-geometry>
          </draw:custom-shape>
          <draw:custom-shape draw:name="Google Shape;798;p 2" draw:style-name="gr14" draw:text-style-name="P5" draw:layer="layout" svg:width="0.155cm" svg:height="0.001cm" svg:x="10.56cm" svg:y="12.417cm">
            <text:p/>
            <draw:enhanced-geometry draw:mirror-horizontal="false" draw:mirror-vertical="false" svg:viewBox="0 0 0 0" drawooo:sub-view-size="1585 1" draw:text-areas="0 0 ?f0 ?f1" draw:type="ooxml-non-primitive" draw:enhanced-path="M 1 1 L 1584 1 F N">
              <draw:equation draw:name="f0" draw:formula="logwidth"/>
              <draw:equation draw:name="f1" draw:formula="logheight"/>
            </draw:enhanced-geometry>
          </draw:custom-shape>
          <draw:custom-shape draw:name="Google Shape;799;p 2" draw:style-name="gr50" draw:text-style-name="P5" draw:layer="layout" svg:width="0.001cm" svg:height="0.332cm" svg:x="10.636cm" svg:y="12.302cm">
            <text:p/>
            <draw:enhanced-geometry draw:mirror-horizontal="false" draw:mirror-vertical="false" svg:viewBox="0 0 0 0" drawooo:sub-view-size="1 3378" draw:text-areas="0 0 ?f0 ?f1" draw:type="ooxml-non-primitive" draw:enhanced-path="M 1 3378 L 1 1 F N">
              <draw:equation draw:name="f0" draw:formula="logwidth"/>
              <draw:equation draw:name="f1" draw:formula="logheight"/>
            </draw:enhanced-geometry>
          </draw:custom-shape>
          <draw:custom-shape draw:name="Google Shape;800;p 2" draw:style-name="gr55" draw:text-style-name="P5" draw:layer="layout" svg:width="1.88cm" svg:height="0.001cm" svg:x="11.12cm" svg:y="11.126cm">
            <text:p/>
            <draw:enhanced-geometry draw:mirror-horizontal="false" draw:mirror-vertical="false" svg:viewBox="0 0 0 0" drawooo:sub-view-size="19101 1" draw:text-areas="0 0 ?f0 ?f1" draw:type="ooxml-non-primitive" draw:enhanced-path="M 1 0 L 19100 0 F N">
              <draw:equation draw:name="f0" draw:formula="logwidth"/>
              <draw:equation draw:name="f1" draw:formula="logheight"/>
            </draw:enhanced-geometry>
          </draw:custom-shape>
          <draw:custom-shape draw:name="Google Shape;801;p 2" draw:style-name="gr56" draw:text-style-name="P5" draw:layer="layout" svg:width="1.792cm" svg:height="0.001cm" svg:x="11.208cm" svg:y="11.254cm">
            <text:p/>
            <draw:enhanced-geometry draw:mirror-horizontal="false" draw:mirror-vertical="false" svg:viewBox="0 0 0 0" drawooo:sub-view-size="18204 1" draw:text-areas="0 0 ?f0 ?f1" draw:type="ooxml-non-primitive" draw:enhanced-path="M 0 1 L 18203 1 F N">
              <draw:equation draw:name="f0" draw:formula="logwidth"/>
              <draw:equation draw:name="f1" draw:formula="logheight"/>
            </draw:enhanced-geometry>
          </draw:custom-shape>
          <draw:custom-shape draw:name="Google Shape;802;p 2" draw:style-name="gr56" draw:text-style-name="P5" draw:layer="layout" svg:width="1.792cm" svg:height="0.001cm" svg:x="11.208cm" svg:y="11.841cm">
            <text:p/>
            <draw:enhanced-geometry draw:mirror-horizontal="false" draw:mirror-vertical="false" svg:viewBox="0 0 0 0" drawooo:sub-view-size="18204 1" draw:text-areas="0 0 ?f0 ?f1" draw:type="ooxml-non-primitive" draw:enhanced-path="M 0 1 L 18203 1 F N">
              <draw:equation draw:name="f0" draw:formula="logwidth"/>
              <draw:equation draw:name="f1" draw:formula="logheight"/>
            </draw:enhanced-geometry>
          </draw:custom-shape>
          <draw:custom-shape draw:name="Google Shape;803;p 2" draw:style-name="gr57" draw:text-style-name="P5" draw:layer="layout" svg:width="1.779cm" svg:height="0.001cm" svg:x="11.221cm" svg:y="12.723cm">
            <text:p/>
            <draw:enhanced-geometry draw:mirror-horizontal="false" draw:mirror-vertical="false" svg:viewBox="0 0 0 0" drawooo:sub-view-size="18071 1" draw:text-areas="0 0 ?f0 ?f1" draw:type="ooxml-non-primitive" draw:enhanced-path="M 1 1 L 18070 1 F N">
              <draw:equation draw:name="f0" draw:formula="logwidth"/>
              <draw:equation draw:name="f1" draw:formula="logheight"/>
            </draw:enhanced-geometry>
          </draw:custom-shape>
          <draw:custom-shape draw:name="Google Shape;804;p 2" draw:style-name="gr58" draw:text-style-name="P5" draw:layer="layout" svg:width="0.794cm" svg:height="0.001cm" svg:x="9.258cm" svg:y="12.723cm">
            <text:p/>
            <draw:enhanced-geometry draw:mirror-horizontal="false" draw:mirror-vertical="false" svg:viewBox="0 0 0 0" drawooo:sub-view-size="8072 1" draw:text-areas="0 0 ?f0 ?f1" draw:type="ooxml-non-primitive" draw:enhanced-path="M 1 1 L 8072 1 F N">
              <draw:equation draw:name="f0" draw:formula="logwidth"/>
              <draw:equation draw:name="f1" draw:formula="logheight"/>
            </draw:enhanced-geometry>
          </draw:custom-shape>
          <draw:custom-shape draw:name="Google Shape;805;p 2" draw:style-name="gr59" draw:text-style-name="P5" draw:layer="layout" svg:width="0.987cm" svg:height="0.375cm" svg:x="5.677cm" svg:y="13.889cm">
            <text:p/>
            <draw:enhanced-geometry draw:mirror-horizontal="false" draw:mirror-vertical="false" svg:viewBox="0 0 0 0" drawooo:sub-view-size="10037 3817" draw:text-areas="0 0 ?f0 ?f1" draw:type="ooxml-non-primitive" draw:enhanced-path="M 10037 1 L 0 1 0 840 783 1622 783 3817 3091 3817 F N">
              <draw:equation draw:name="f0" draw:formula="logwidth"/>
              <draw:equation draw:name="f1" draw:formula="logheight"/>
            </draw:enhanced-geometry>
          </draw:custom-shape>
          <draw:custom-shape draw:name="Google Shape;806;p 2" draw:style-name="gr28" draw:text-style-name="P5" draw:layer="layout" svg:width="0.2cm" svg:height="1.463cm" svg:x="5.754cm" svg:y="14.265cm">
            <text:p/>
            <draw:enhanced-geometry draw:mirror-horizontal="false" draw:mirror-vertical="false" svg:viewBox="0 0 0 0" drawooo:sub-view-size="2043 14865" draw:text-areas="0 0 ?f0 ?f1" draw:type="ooxml-non-primitive" draw:enhanced-path="M 2042 14864 L 1 14864 1 1 F N">
              <draw:equation draw:name="f0" draw:formula="logwidth"/>
              <draw:equation draw:name="f1" draw:formula="logheight"/>
            </draw:enhanced-geometry>
          </draw:custom-shape>
          <draw:custom-shape draw:name="Google Shape;807;p 2" draw:style-name="gr60" draw:text-style-name="P5" draw:layer="layout" svg:width="0.788cm" svg:height="0.504cm" svg:x="5.677cm" svg:y="13.385cm">
            <text:p/>
            <draw:enhanced-geometry draw:mirror-horizontal="false" draw:mirror-vertical="false" svg:viewBox="0 0 0 0" drawooo:sub-view-size="8015 5134" draw:text-areas="0 0 ?f0 ?f1" draw:type="ooxml-non-primitive" draw:enhanced-path="M 0 5134 L 0 1 8014 1 F N">
              <draw:equation draw:name="f0" draw:formula="logwidth"/>
              <draw:equation draw:name="f1" draw:formula="logheight"/>
            </draw:enhanced-geometry>
          </draw:custom-shape>
          <draw:custom-shape draw:name="Google Shape;808;p 2" draw:style-name="gr61" draw:text-style-name="P5" draw:layer="layout" svg:width="0.786cm" svg:height="0.504cm" svg:x="6.466cm" svg:y="13.385cm">
            <text:p/>
            <draw:enhanced-geometry draw:mirror-horizontal="false" draw:mirror-vertical="false" svg:viewBox="0 0 0 0" drawooo:sub-view-size="7995 5134" draw:text-areas="0 0 ?f0 ?f1" draw:type="ooxml-non-primitive" draw:enhanced-path="M 7995 5134 L 7995 1 0 1 F N">
              <draw:equation draw:name="f0" draw:formula="logwidth"/>
              <draw:equation draw:name="f1" draw:formula="logheight"/>
            </draw:enhanced-geometry>
          </draw:custom-shape>
          <draw:custom-shape draw:name="Google Shape;809;p 2" draw:style-name="gr62" draw:text-style-name="P5" draw:layer="layout" svg:width="0.092cm" svg:height="0.504cm" svg:x="5.977cm" svg:y="13.385cm">
            <text:p/>
            <draw:enhanced-geometry draw:mirror-horizontal="false" draw:mirror-vertical="false" svg:viewBox="0 0 0 0" drawooo:sub-view-size="936 5134" draw:text-areas="0 0 ?f0 ?f1" draw:type="ooxml-non-primitive" draw:enhanced-path="M 935 1 L 0 1 0 5134 935 5134 Z F N">
              <draw:equation draw:name="f0" draw:formula="logwidth"/>
              <draw:equation draw:name="f1" draw:formula="logheight"/>
            </draw:enhanced-geometry>
          </draw:custom-shape>
          <draw:custom-shape draw:name="Google Shape;810;p 2" draw:style-name="gr62" draw:text-style-name="P5" draw:layer="layout" svg:width="0.091cm" svg:height="0.504cm" svg:x="6.853cm" svg:y="13.385cm">
            <text:p/>
            <draw:enhanced-geometry draw:mirror-horizontal="false" draw:mirror-vertical="false" svg:viewBox="0 0 0 0" drawooo:sub-view-size="936 5134" draw:text-areas="0 0 ?f0 ?f1" draw:type="ooxml-non-primitive" draw:enhanced-path="M 936 1 L 1 1 1 5134 936 5134 Z F N">
              <draw:equation draw:name="f0" draw:formula="logwidth"/>
              <draw:equation draw:name="f1" draw:formula="logheight"/>
            </draw:enhanced-geometry>
          </draw:custom-shape>
          <draw:custom-shape draw:name="Google Shape;811;p 2" draw:style-name="gr38" draw:text-style-name="P5" draw:layer="layout" svg:width="0.09cm" svg:height="0.134cm" svg:x="6.417cm" svg:y="13.495cm">
            <text:p/>
            <draw:enhanced-geometry draw:mirror-horizontal="false" draw:mirror-vertical="false" svg:viewBox="0 0 0 0" drawooo:sub-view-size="916 1375" draw:text-areas="0 0 ?f0 ?f1" draw:type="ooxml-non-primitive" draw:enhanced-path="M 687 1375 L 229 1375 0 1 916 1 Z F N">
              <draw:equation draw:name="f0" draw:formula="logwidth"/>
              <draw:equation draw:name="f1" draw:formula="logheight"/>
            </draw:enhanced-geometry>
          </draw:custom-shape>
          <draw:custom-shape draw:name="Google Shape;812;p 2" draw:style-name="gr39" draw:text-style-name="P5" draw:layer="layout" svg:width="0.199cm" svg:height="0.254cm" svg:x="6.362cm" svg:y="13.559cm">
            <text:p/>
            <draw:enhanced-geometry draw:mirror-horizontal="false" draw:mirror-vertical="false" svg:viewBox="0 0 0 0" drawooo:sub-view-size="2024 2596" draw:text-areas="0 0 ?f0 ?f1" draw:type="ooxml-non-primitive" draw:enhanced-path="M 649 0 C 268 134 1 516 1 954 L 1 2595 2023 2595 2023 954 C 2023 535 1775 172 1413 20 F N">
              <draw:equation draw:name="f0" draw:formula="logwidth"/>
              <draw:equation draw:name="f1" draw:formula="logheight"/>
            </draw:enhanced-geometry>
          </draw:custom-shape>
          <draw:custom-shape draw:name="Google Shape;813;p 2" draw:style-name="gr62" draw:text-style-name="P5" draw:layer="layout" svg:width="0.089cm" svg:height="0.504cm" svg:x="6.271cm" svg:y="13.385cm">
            <text:p/>
            <draw:enhanced-geometry draw:mirror-horizontal="false" draw:mirror-vertical="false" svg:viewBox="0 0 0 0" drawooo:sub-view-size="917 5134" draw:text-areas="0 0 ?f0 ?f1" draw:type="ooxml-non-primitive" draw:enhanced-path="M 917 1 L 1 1 1 5134 917 5134 Z F N">
              <draw:equation draw:name="f0" draw:formula="logwidth"/>
              <draw:equation draw:name="f1" draw:formula="logheight"/>
            </draw:enhanced-geometry>
          </draw:custom-shape>
          <draw:custom-shape draw:name="Google Shape;814;p 2" draw:style-name="gr38" draw:text-style-name="P5" draw:layer="layout" svg:width="0.09cm" svg:height="0.134cm" svg:x="6.708cm" svg:y="13.495cm">
            <text:p/>
            <draw:enhanced-geometry draw:mirror-horizontal="false" draw:mirror-vertical="false" svg:viewBox="0 0 0 0" drawooo:sub-view-size="917 1375" draw:text-areas="0 0 ?f0 ?f1" draw:type="ooxml-non-primitive" draw:enhanced-path="M 687 1375 L 229 1375 1 1 916 1 Z F N">
              <draw:equation draw:name="f0" draw:formula="logwidth"/>
              <draw:equation draw:name="f1" draw:formula="logheight"/>
            </draw:enhanced-geometry>
          </draw:custom-shape>
          <draw:custom-shape draw:name="Google Shape;815;p 2" draw:style-name="gr39" draw:text-style-name="P5" draw:layer="layout" svg:width="0.2cm" svg:height="0.254cm" svg:x="6.654cm" svg:y="13.559cm">
            <text:p/>
            <draw:enhanced-geometry draw:mirror-horizontal="false" draw:mirror-vertical="false" svg:viewBox="0 0 0 0" drawooo:sub-view-size="2042 2596" draw:text-areas="0 0 ?f0 ?f1" draw:type="ooxml-non-primitive" draw:enhanced-path="M 668 0 C 267 134 0 516 0 954 L 0 2595 2042 2595 2042 954 C 2042 535 1775 172 1412 20 F N">
              <draw:equation draw:name="f0" draw:formula="logwidth"/>
              <draw:equation draw:name="f1" draw:formula="logheight"/>
            </draw:enhanced-geometry>
          </draw:custom-shape>
          <draw:custom-shape draw:name="Google Shape;816;p 2" draw:style-name="gr62" draw:text-style-name="P5" draw:layer="layout" svg:width="0.091cm" svg:height="0.504cm" svg:x="6.562cm" svg:y="13.385cm">
            <text:p/>
            <draw:enhanced-geometry draw:mirror-horizontal="false" draw:mirror-vertical="false" svg:viewBox="0 0 0 0" drawooo:sub-view-size="936 5134" draw:text-areas="0 0 ?f0 ?f1" draw:type="ooxml-non-primitive" draw:enhanced-path="M 935 1 L 0 1 0 5134 935 5134 Z F N">
              <draw:equation draw:name="f0" draw:formula="logwidth"/>
              <draw:equation draw:name="f1" draw:formula="logheight"/>
            </draw:enhanced-geometry>
          </draw:custom-shape>
          <draw:custom-shape draw:name="Google Shape;817;p 2" draw:style-name="gr63" draw:text-style-name="P5" draw:layer="layout" svg:width="0.938cm" svg:height="0.001cm" svg:x="7.253cm" svg:y="13.385cm">
            <text:p/>
            <draw:enhanced-geometry draw:mirror-horizontal="false" draw:mirror-vertical="false" svg:viewBox="0 0 0 0" drawooo:sub-view-size="9542 1" draw:text-areas="0 0 ?f0 ?f1" draw:type="ooxml-non-primitive" draw:enhanced-path="M 1 1 L 9541 1 F N">
              <draw:equation draw:name="f0" draw:formula="logwidth"/>
              <draw:equation draw:name="f1" draw:formula="logheight"/>
            </draw:enhanced-geometry>
          </draw:custom-shape>
          <draw:custom-shape draw:name="Google Shape;818;p 2" draw:style-name="gr64" draw:text-style-name="P5" draw:layer="layout" svg:width="2.514cm" svg:height="0.126cm" svg:x="5.677cm" svg:y="13.257cm">
            <text:p/>
            <draw:enhanced-geometry draw:mirror-horizontal="false" draw:mirror-vertical="false" svg:viewBox="0 0 0 0" drawooo:sub-view-size="25550 1298" draw:text-areas="0 0 ?f0 ?f1" draw:type="ooxml-non-primitive" draw:enhanced-path="M 0 1298 L 0 0 25549 0 F N">
              <draw:equation draw:name="f0" draw:formula="logwidth"/>
              <draw:equation draw:name="f1" draw:formula="logheight"/>
            </draw:enhanced-geometry>
          </draw:custom-shape>
          <draw:custom-shape draw:name="Google Shape;819;p 2" draw:style-name="gr59" draw:text-style-name="P5" draw:layer="layout" svg:width="0.987cm" svg:height="0.375cm" svg:x="13.002cm" svg:y="13.889cm">
            <text:p/>
            <draw:enhanced-geometry draw:mirror-horizontal="false" draw:mirror-vertical="false" svg:viewBox="0 0 0 0" drawooo:sub-view-size="10037 3817" draw:text-areas="0 0 ?f0 ?f1" draw:type="ooxml-non-primitive" draw:enhanced-path="M 0 1 L 10037 1 10037 840 9254 1622 9254 3817 0 3817 F N">
              <draw:equation draw:name="f0" draw:formula="logwidth"/>
              <draw:equation draw:name="f1" draw:formula="logheight"/>
            </draw:enhanced-geometry>
          </draw:custom-shape>
          <draw:custom-shape draw:name="Google Shape;820;p 2" draw:style-name="gr26" draw:text-style-name="P5" draw:layer="layout" svg:width="0.985cm" svg:height="0.375cm" svg:x="14.939cm" svg:y="13.889cm">
            <text:p/>
            <draw:enhanced-geometry draw:mirror-horizontal="false" draw:mirror-vertical="false" svg:viewBox="0 0 0 0" drawooo:sub-view-size="10018 3817" draw:text-areas="0 0 ?f0 ?f1" draw:type="ooxml-non-primitive" draw:enhanced-path="M 0 1 L 10018 1 10018 840 9254 1622 9254 3817 0 3817 F N">
              <draw:equation draw:name="f0" draw:formula="logwidth"/>
              <draw:equation draw:name="f1" draw:formula="logheight"/>
            </draw:enhanced-geometry>
          </draw:custom-shape>
          <draw:custom-shape draw:name="Google Shape;821;p 2" draw:style-name="gr22" draw:text-style-name="P5" draw:layer="layout" svg:width="0.072cm" svg:height="0.157cm" svg:x="13.84cm" svg:y="14.265cm">
            <text:p/>
            <draw:enhanced-geometry draw:mirror-horizontal="false" draw:mirror-vertical="false" svg:viewBox="0 0 0 0" drawooo:sub-view-size="745 1604" draw:text-areas="0 0 ?f0 ?f1" draw:type="ooxml-non-primitive" draw:enhanced-path="M 744 1 L 477 1603 0 1603 F N">
              <draw:equation draw:name="f0" draw:formula="logwidth"/>
              <draw:equation draw:name="f1" draw:formula="logheight"/>
            </draw:enhanced-geometry>
          </draw:custom-shape>
          <draw:custom-shape draw:name="Google Shape;822;p 2" draw:style-name="gr23" draw:text-style-name="P5" draw:layer="layout" svg:width="0.046cm" svg:height="1.305cm" svg:x="13.84cm" svg:y="14.423cm">
            <text:p/>
            <draw:enhanced-geometry draw:mirror-horizontal="false" draw:mirror-vertical="false" svg:viewBox="0 0 0 0" drawooo:sub-view-size="478 13262" draw:text-areas="0 0 ?f0 ?f1" draw:type="ooxml-non-primitive" draw:enhanced-path="M 477 0 L 477 13261 0 13261 F N">
              <draw:equation draw:name="f0" draw:formula="logwidth"/>
              <draw:equation draw:name="f1" draw:formula="logheight"/>
            </draw:enhanced-geometry>
          </draw:custom-shape>
          <draw:custom-shape draw:name="Google Shape;823;p 2" draw:style-name="gr22" draw:text-style-name="P5" draw:layer="layout" svg:width="0.073cm" svg:height="0.157cm" svg:x="13.765cm" svg:y="14.265cm">
            <text:p/>
            <draw:enhanced-geometry draw:mirror-horizontal="false" draw:mirror-vertical="false" svg:viewBox="0 0 0 0" drawooo:sub-view-size="765 1604" draw:text-areas="0 0 ?f0 ?f1" draw:type="ooxml-non-primitive" draw:enhanced-path="M 1 1 L 268 1603 764 1603 F N">
              <draw:equation draw:name="f0" draw:formula="logwidth"/>
              <draw:equation draw:name="f1" draw:formula="logheight"/>
            </draw:enhanced-geometry>
          </draw:custom-shape>
          <draw:custom-shape draw:name="Google Shape;824;p 2" draw:style-name="gr23" draw:text-style-name="P5" draw:layer="layout" svg:width="0.047cm" svg:height="1.305cm" svg:x="13.791cm" svg:y="14.423cm">
            <text:p/>
            <draw:enhanced-geometry draw:mirror-horizontal="false" draw:mirror-vertical="false" svg:viewBox="0 0 0 0" drawooo:sub-view-size="497 13262" draw:text-areas="0 0 ?f0 ?f1" draw:type="ooxml-non-primitive" draw:enhanced-path="M 0 0 L 0 13261 496 13261 F N">
              <draw:equation draw:name="f0" draw:formula="logwidth"/>
              <draw:equation draw:name="f1" draw:formula="logheight"/>
            </draw:enhanced-geometry>
          </draw:custom-shape>
          <draw:custom-shape draw:name="Google Shape;825;p 2" draw:style-name="gr22" draw:text-style-name="P5" draw:layer="layout" svg:width="0.073cm" svg:height="0.157cm" svg:x="13.496cm" svg:y="14.265cm">
            <text:p/>
            <draw:enhanced-geometry draw:mirror-horizontal="false" draw:mirror-vertical="false" svg:viewBox="0 0 0 0" drawooo:sub-view-size="764 1604" draw:text-areas="0 0 ?f0 ?f1" draw:type="ooxml-non-primitive" draw:enhanced-path="M 764 1 L 496 1603 0 1603 F N">
              <draw:equation draw:name="f0" draw:formula="logwidth"/>
              <draw:equation draw:name="f1" draw:formula="logheight"/>
            </draw:enhanced-geometry>
          </draw:custom-shape>
          <draw:custom-shape draw:name="Google Shape;826;p 2" draw:style-name="gr23" draw:text-style-name="P5" draw:layer="layout" svg:width="0.047cm" svg:height="1.305cm" svg:x="13.496cm" svg:y="14.423cm">
            <text:p/>
            <draw:enhanced-geometry draw:mirror-horizontal="false" draw:mirror-vertical="false" svg:viewBox="0 0 0 0" drawooo:sub-view-size="497 13262" draw:text-areas="0 0 ?f0 ?f1" draw:type="ooxml-non-primitive" draw:enhanced-path="M 496 0 L 496 13261 0 13261 F N">
              <draw:equation draw:name="f0" draw:formula="logwidth"/>
              <draw:equation draw:name="f1" draw:formula="logheight"/>
            </draw:enhanced-geometry>
          </draw:custom-shape>
          <draw:custom-shape draw:name="Google Shape;827;p 2" draw:style-name="gr22" draw:text-style-name="P5" draw:layer="layout" svg:width="0.072cm" svg:height="0.157cm" svg:x="13.422cm" svg:y="14.265cm">
            <text:p/>
            <draw:enhanced-geometry draw:mirror-horizontal="false" draw:mirror-vertical="false" svg:viewBox="0 0 0 0" drawooo:sub-view-size="745 1604" draw:text-areas="0 0 ?f0 ?f1" draw:type="ooxml-non-primitive" draw:enhanced-path="M 0 1 L 248 1603 744 1603 F N">
              <draw:equation draw:name="f0" draw:formula="logwidth"/>
              <draw:equation draw:name="f1" draw:formula="logheight"/>
            </draw:enhanced-geometry>
          </draw:custom-shape>
          <draw:custom-shape draw:name="Google Shape;828;p 2" draw:style-name="gr23" draw:text-style-name="P5" draw:layer="layout" svg:width="0.047cm" svg:height="1.305cm" svg:x="13.447cm" svg:y="14.423cm">
            <text:p/>
            <draw:enhanced-geometry draw:mirror-horizontal="false" draw:mirror-vertical="false" svg:viewBox="0 0 0 0" drawooo:sub-view-size="497 13262" draw:text-areas="0 0 ?f0 ?f1" draw:type="ooxml-non-primitive" draw:enhanced-path="M 0 0 L 0 13261 496 13261 F N">
              <draw:equation draw:name="f0" draw:formula="logwidth"/>
              <draw:equation draw:name="f1" draw:formula="logheight"/>
            </draw:enhanced-geometry>
          </draw:custom-shape>
          <draw:custom-shape draw:name="Google Shape;829;p 2" draw:style-name="gr65" draw:text-style-name="P5" draw:layer="layout" svg:width="0.897cm" svg:height="0.063cm" svg:x="13.002cm" svg:y="14.046cm">
            <text:p/>
            <draw:enhanced-geometry draw:mirror-horizontal="false" draw:mirror-vertical="false" svg:viewBox="0 0 0 0" drawooo:sub-view-size="9121 650" draw:text-areas="0 0 ?f0 ?f1" draw:type="ooxml-non-primitive" draw:enhanced-path="M 0 0 L 0 649 649 649 649 0 1317 0 1317 649 1965 649 1965 0 2614 0 2614 649 3263 649 3263 0 3912 0 3912 649 4560 649 4560 0 5209 0 5209 649 5858 649 5858 0 6507 0 6507 649 7155 649 7155 0 7823 0 7823 649 8472 649 8472 0 9121 0 F N">
              <draw:equation draw:name="f0" draw:formula="logwidth"/>
              <draw:equation draw:name="f1" draw:formula="logheight"/>
            </draw:enhanced-geometry>
          </draw:custom-shape>
          <draw:custom-shape draw:name="Google Shape;830;p 2" draw:style-name="gr25" draw:text-style-name="P5" draw:layer="layout" svg:width="0.967cm" svg:height="0.063cm" svg:x="14.882cm" svg:y="14.046cm">
            <text:p/>
            <draw:enhanced-geometry draw:mirror-horizontal="false" draw:mirror-vertical="false" svg:viewBox="0 0 0 0" drawooo:sub-view-size="9828 650" draw:text-areas="0 0 ?f0 ?f1" draw:type="ooxml-non-primitive" draw:enhanced-path="M 9827 0 L 9179 0 9179 649 8530 649 8530 0 7881 0 7881 649 7232 649 7232 0 6584 0 6584 649 5916 649 5916 0 5267 0 5267 649 4618 649 4618 0 3970 0 3970 649 3321 649 3321 0 2672 0 2672 649 2023 649 2023 0 1375 0 1375 649 726 649 726 0 1 0 F N">
              <draw:equation draw:name="f0" draw:formula="logwidth"/>
              <draw:equation draw:name="f1" draw:formula="logheight"/>
            </draw:enhanced-geometry>
          </draw:custom-shape>
          <draw:custom-shape draw:name="Google Shape;831;p 2" draw:style-name="gr21" draw:text-style-name="P5" draw:layer="layout" svg:width="0.988cm" svg:height="0.375cm" svg:x="14.805cm" svg:y="13.889cm">
            <text:p/>
            <draw:enhanced-geometry draw:mirror-horizontal="false" draw:mirror-vertical="false" svg:viewBox="0 0 0 0" drawooo:sub-view-size="10037 3817" draw:text-areas="0 0 ?f0 ?f1" draw:type="ooxml-non-primitive" draw:enhanced-path="M 10037 1 L 1 1 1 840 783 1622 783 3817 10037 3817 F N">
              <draw:equation draw:name="f0" draw:formula="logwidth"/>
              <draw:equation draw:name="f1" draw:formula="logheight"/>
            </draw:enhanced-geometry>
          </draw:custom-shape>
          <draw:custom-shape draw:name="Google Shape;832;p 2" draw:style-name="gr66" draw:text-style-name="P5" draw:layer="layout" svg:width="0.815cm" svg:height="0.002cm" svg:x="13.989cm" svg:y="13.889cm">
            <text:p/>
            <draw:enhanced-geometry draw:mirror-horizontal="false" draw:mirror-vertical="false" svg:viewBox="0 0 0 0" drawooo:sub-view-size="8282 1" draw:text-areas="0 0 ?f0 ?f1" draw:type="ooxml-non-primitive" draw:enhanced-path="M 8282 1 L 1 1 F N">
              <draw:equation draw:name="f0" draw:formula="logwidth"/>
              <draw:equation draw:name="f1" draw:formula="logheight"/>
            </draw:enhanced-geometry>
          </draw:custom-shape>
          <draw:custom-shape draw:name="Google Shape;833;p 2" draw:style-name="gr28" draw:text-style-name="P5" draw:layer="layout" svg:width="0.2cm" svg:height="1.463cm" svg:x="15.649cm" svg:y="14.265cm">
            <text:p/>
            <draw:enhanced-geometry draw:mirror-horizontal="false" draw:mirror-vertical="false" svg:viewBox="0 0 0 0" drawooo:sub-view-size="2043 14865" draw:text-areas="0 0 ?f0 ?f1" draw:type="ooxml-non-primitive" draw:enhanced-path="M 2042 1 L 2042 14864 1 14864 1 1 F N">
              <draw:equation draw:name="f0" draw:formula="logwidth"/>
              <draw:equation draw:name="f1" draw:formula="logheight"/>
            </draw:enhanced-geometry>
          </draw:custom-shape>
          <draw:custom-shape draw:name="Google Shape;834;p 2" draw:style-name="gr28" draw:text-style-name="P5" draw:layer="layout" svg:width="0.201cm" svg:height="1.463cm" svg:x="14.882cm" svg:y="14.265cm">
            <text:p/>
            <draw:enhanced-geometry draw:mirror-horizontal="false" draw:mirror-vertical="false" svg:viewBox="0 0 0 0" drawooo:sub-view-size="2043 14865" draw:text-areas="0 0 ?f0 ?f1" draw:type="ooxml-non-primitive" draw:enhanced-path="M 2042 1 L 2042 14864 1 14864 1 1 F N">
              <draw:equation draw:name="f0" draw:formula="logwidth"/>
              <draw:equation draw:name="f1" draw:formula="logheight"/>
            </draw:enhanced-geometry>
          </draw:custom-shape>
          <draw:custom-shape draw:name="Google Shape;835;p 2" draw:style-name="gr29" draw:text-style-name="P5" draw:layer="layout" svg:width="0.11cm" svg:height="1.318cm" svg:x="15.23cm" svg:y="14.41cm">
            <text:p/>
            <draw:enhanced-geometry draw:mirror-horizontal="false" draw:mirror-vertical="false" svg:viewBox="0 0 0 0" drawooo:sub-view-size="1127 13396" draw:text-areas="0 0 ?f0 ?f1" draw:type="ooxml-non-primitive" draw:enhanced-path="M 1126 1 C 478 115 1 688 1 1356 L 1 13395 F N">
              <draw:equation draw:name="f0" draw:formula="logwidth"/>
              <draw:equation draw:name="f1" draw:formula="logheight"/>
            </draw:enhanced-geometry>
          </draw:custom-shape>
          <draw:custom-shape draw:name="Google Shape;836;p 2" draw:style-name="gr29" draw:text-style-name="P5" draw:layer="layout" svg:width="0.108cm" svg:height="1.318cm" svg:x="15.393cm" svg:y="14.41cm">
            <text:p/>
            <draw:enhanced-geometry draw:mirror-horizontal="false" draw:mirror-vertical="false" svg:viewBox="0 0 0 0" drawooo:sub-view-size="1108 13396" draw:text-areas="0 0 ?f0 ?f1" draw:type="ooxml-non-primitive" draw:enhanced-path="M 1107 13395 L 1107 1356 C 1107 688 630 134 1 1 F N">
              <draw:equation draw:name="f0" draw:formula="logwidth"/>
              <draw:equation draw:name="f1" draw:formula="logheight"/>
            </draw:enhanced-geometry>
          </draw:custom-shape>
          <draw:custom-shape draw:name="Google Shape;837;p 2" draw:style-name="gr30" draw:text-style-name="P5" draw:layer="layout" svg:width="0.068cm" svg:height="0.104cm" svg:x="15.331cm" svg:y="14.353cm">
            <text:p/>
            <draw:enhanced-geometry draw:mirror-horizontal="false" draw:mirror-vertical="false" svg:viewBox="0 0 0 0" drawooo:sub-view-size="707 1069" draw:text-areas="0 0 ?f0 ?f1" draw:type="ooxml-non-primitive" draw:enhanced-path="M 172 1069 L 534 1069 706 1 0 1 Z F N">
              <draw:equation draw:name="f0" draw:formula="logwidth"/>
              <draw:equation draw:name="f1" draw:formula="logheight"/>
            </draw:enhanced-geometry>
          </draw:custom-shape>
          <draw:custom-shape draw:name="Google Shape;838;p 2" draw:style-name="gr30" draw:text-style-name="P5" draw:layer="layout" svg:width="0.068cm" svg:height="0.104cm" svg:x="15.331cm" svg:y="12.897cm">
            <text:p/>
            <draw:enhanced-geometry draw:mirror-horizontal="false" draw:mirror-vertical="false" svg:viewBox="0 0 0 0" drawooo:sub-view-size="707 1069" draw:text-areas="0 0 ?f0 ?f1" draw:type="ooxml-non-primitive" draw:enhanced-path="M 172 1069 L 534 1069 706 0 0 0 Z F N">
              <draw:equation draw:name="f0" draw:formula="logwidth"/>
              <draw:equation draw:name="f1" draw:formula="logheight"/>
            </draw:enhanced-geometry>
          </draw:custom-shape>
          <draw:custom-shape draw:name="Google Shape;839;p 2" draw:style-name="gr30" draw:text-style-name="P5" draw:layer="layout" svg:width="0.071cm" svg:height="0.104cm" svg:x="17.294cm" svg:y="12.897cm">
            <text:p/>
            <draw:enhanced-geometry draw:mirror-horizontal="false" draw:mirror-vertical="false" svg:viewBox="0 0 0 0" drawooo:sub-view-size="726 1069" draw:text-areas="0 0 ?f0 ?f1" draw:type="ooxml-non-primitive" draw:enhanced-path="M 191 1069 L 534 1069 725 0 0 0 Z F N">
              <draw:equation draw:name="f0" draw:formula="logwidth"/>
              <draw:equation draw:name="f1" draw:formula="logheight"/>
            </draw:enhanced-geometry>
          </draw:custom-shape>
          <draw:custom-shape draw:name="Google Shape;840;p 2" draw:style-name="gr30" draw:text-style-name="P5" draw:layer="layout" svg:width="0.068cm" svg:height="0.104cm" svg:x="17.601cm" svg:y="12.897cm">
            <text:p/>
            <draw:enhanced-geometry draw:mirror-horizontal="false" draw:mirror-vertical="false" svg:viewBox="0 0 0 0" drawooo:sub-view-size="707 1069" draw:text-areas="0 0 ?f0 ?f1" draw:type="ooxml-non-primitive" draw:enhanced-path="M 172 1069 L 535 1069 706 0 0 0 Z F N">
              <draw:equation draw:name="f0" draw:formula="logwidth"/>
              <draw:equation draw:name="f1" draw:formula="logheight"/>
            </draw:enhanced-geometry>
          </draw:custom-shape>
          <draw:custom-shape draw:name="Google Shape;841;p 2" draw:style-name="gr30" draw:text-style-name="P5" draw:layer="layout" svg:width="0.068cm" svg:height="0.104cm" svg:x="16.99cm" svg:y="12.897cm">
            <text:p/>
            <draw:enhanced-geometry draw:mirror-horizontal="false" draw:mirror-vertical="false" svg:viewBox="0 0 0 0" drawooo:sub-view-size="707 1069" draw:text-areas="0 0 ?f0 ?f1" draw:type="ooxml-non-primitive" draw:enhanced-path="M 172 1069 L 534 1069 706 0 0 0 Z F N">
              <draw:equation draw:name="f0" draw:formula="logwidth"/>
              <draw:equation draw:name="f1" draw:formula="logheight"/>
            </draw:enhanced-geometry>
          </draw:custom-shape>
          <draw:custom-shape draw:name="Google Shape;842;p 2" draw:style-name="gr20" draw:text-style-name="P5" draw:layer="layout" svg:width="0.986cm" svg:height="0.375cm" svg:x="16.904cm" svg:y="13.889cm">
            <text:p/>
            <draw:enhanced-geometry draw:mirror-horizontal="false" draw:mirror-vertical="false" svg:viewBox="0 0 0 0" drawooo:sub-view-size="10018 3817" draw:text-areas="0 0 ?f0 ?f1" draw:type="ooxml-non-primitive" draw:enhanced-path="M 0 1 L 10018 1 10018 840 9255 1622 9255 3817 0 3817 F N">
              <draw:equation draw:name="f0" draw:formula="logwidth"/>
              <draw:equation draw:name="f1" draw:formula="logheight"/>
            </draw:enhanced-geometry>
          </draw:custom-shape>
          <draw:custom-shape draw:name="Google Shape;843;p 2" draw:style-name="gr31" draw:text-style-name="P5" draw:layer="layout" svg:width="0.969cm" svg:height="0.063cm" svg:x="16.846cm" svg:y="14.046cm">
            <text:p/>
            <draw:enhanced-geometry draw:mirror-horizontal="false" draw:mirror-vertical="false" svg:viewBox="0 0 0 0" drawooo:sub-view-size="9847 650" draw:text-areas="0 0 ?f0 ?f1" draw:type="ooxml-non-primitive" draw:enhanced-path="M 9847 0 L 9198 0 9198 649 8530 649 8530 0 7881 0 7881 649 7232 649 7232 0 6584 0 6584 649 5935 649 5935 0 5286 0 5286 649 4638 649 4638 0 3989 0 3989 649 3340 649 3340 0 2691 0 2691 649 2023 649 2023 0 1375 0 1375 649 726 649 726 0 1 0 F N">
              <draw:equation draw:name="f0" draw:formula="logwidth"/>
              <draw:equation draw:name="f1" draw:formula="logheight"/>
            </draw:enhanced-geometry>
          </draw:custom-shape>
          <draw:custom-shape draw:name="Google Shape;844;p 2" draw:style-name="gr26" draw:text-style-name="P5" draw:layer="layout" svg:width="0.985cm" svg:height="0.375cm" svg:x="16.771cm" svg:y="13.889cm">
            <text:p/>
            <draw:enhanced-geometry draw:mirror-horizontal="false" draw:mirror-vertical="false" svg:viewBox="0 0 0 0" drawooo:sub-view-size="10019 3817" draw:text-areas="0 0 ?f0 ?f1" draw:type="ooxml-non-primitive" draw:enhanced-path="M 10018 1 L 1 1 1 840 764 1622 764 3817 10018 3817 F N">
              <draw:equation draw:name="f0" draw:formula="logwidth"/>
              <draw:equation draw:name="f1" draw:formula="logheight"/>
            </draw:enhanced-geometry>
          </draw:custom-shape>
          <draw:custom-shape draw:name="Google Shape;845;p 2" draw:style-name="gr28" draw:text-style-name="P5" draw:layer="layout" svg:width="0.202cm" svg:height="1.463cm" svg:x="17.612cm" svg:y="14.265cm">
            <text:p/>
            <draw:enhanced-geometry draw:mirror-horizontal="false" draw:mirror-vertical="false" svg:viewBox="0 0 0 0" drawooo:sub-view-size="2062 14865" draw:text-areas="0 0 ?f0 ?f1" draw:type="ooxml-non-primitive" draw:enhanced-path="M 2062 1 L 2062 14864 1 14864 F N">
              <draw:equation draw:name="f0" draw:formula="logwidth"/>
              <draw:equation draw:name="f1" draw:formula="logheight"/>
            </draw:enhanced-geometry>
          </draw:custom-shape>
          <draw:custom-shape draw:name="Google Shape;846;p 2" draw:style-name="gr28" draw:text-style-name="P5" draw:layer="layout" svg:width="0.201cm" svg:height="1.463cm" svg:x="16.846cm" svg:y="14.265cm">
            <text:p/>
            <draw:enhanced-geometry draw:mirror-horizontal="false" draw:mirror-vertical="false" svg:viewBox="0 0 0 0" drawooo:sub-view-size="2062 14865" draw:text-areas="0 0 ?f0 ?f1" draw:type="ooxml-non-primitive" draw:enhanced-path="M 2062 14864 L 1 14864 1 1 F N">
              <draw:equation draw:name="f0" draw:formula="logwidth"/>
              <draw:equation draw:name="f1" draw:formula="logheight"/>
            </draw:enhanced-geometry>
          </draw:custom-shape>
          <draw:custom-shape draw:name="Google Shape;847;p 2" draw:style-name="gr29" draw:text-style-name="P5" draw:layer="layout" svg:width="0.108cm" svg:height="1.318cm" svg:x="17.195cm" svg:y="14.41cm">
            <text:p/>
            <draw:enhanced-geometry draw:mirror-horizontal="false" draw:mirror-vertical="false" svg:viewBox="0 0 0 0" drawooo:sub-view-size="1108 13396" draw:text-areas="0 0 ?f0 ?f1" draw:type="ooxml-non-primitive" draw:enhanced-path="M 1108 1 C 478 115 1 688 1 1356 L 1 13395 F N">
              <draw:equation draw:name="f0" draw:formula="logwidth"/>
              <draw:equation draw:name="f1" draw:formula="logheight"/>
            </draw:enhanced-geometry>
          </draw:custom-shape>
          <draw:custom-shape draw:name="Google Shape;848;p 2" draw:style-name="gr29" draw:text-style-name="P5" draw:layer="layout" svg:width="0.106cm" svg:height="1.318cm" svg:x="17.358cm" svg:y="14.41cm">
            <text:p/>
            <draw:enhanced-geometry draw:mirror-horizontal="false" draw:mirror-vertical="false" svg:viewBox="0 0 0 0" drawooo:sub-view-size="1089 13396" draw:text-areas="0 0 ?f0 ?f1" draw:type="ooxml-non-primitive" draw:enhanced-path="M 1089 13395 L 1089 1356 C 1089 688 631 134 1 1 F N">
              <draw:equation draw:name="f0" draw:formula="logwidth"/>
              <draw:equation draw:name="f1" draw:formula="logheight"/>
            </draw:enhanced-geometry>
          </draw:custom-shape>
          <draw:custom-shape draw:name="Google Shape;849;p 2" draw:style-name="gr30" draw:text-style-name="P5" draw:layer="layout" svg:width="0.071cm" svg:height="0.104cm" svg:x="17.294cm" svg:y="14.353cm">
            <text:p/>
            <draw:enhanced-geometry draw:mirror-horizontal="false" draw:mirror-vertical="false" svg:viewBox="0 0 0 0" drawooo:sub-view-size="726 1069" draw:text-areas="0 0 ?f0 ?f1" draw:type="ooxml-non-primitive" draw:enhanced-path="M 191 1069 L 534 1069 725 1 0 1 Z F N">
              <draw:equation draw:name="f0" draw:formula="logwidth"/>
              <draw:equation draw:name="f1" draw:formula="logheight"/>
            </draw:enhanced-geometry>
          </draw:custom-shape>
          <draw:custom-shape draw:name="Google Shape;850;p 2" draw:style-name="gr14" draw:text-style-name="P5" draw:layer="layout" svg:width="0.144cm" svg:height="0.001cm" svg:x="15.12cm" svg:y="14.671cm">
            <text:p/>
            <draw:enhanced-geometry draw:mirror-horizontal="false" draw:mirror-vertical="false" svg:viewBox="0 0 0 0" drawooo:sub-view-size="1470 1" draw:text-areas="0 0 ?f0 ?f1" draw:type="ooxml-non-primitive" draw:enhanced-path="M 1469 0 L 0 0 F N">
              <draw:equation draw:name="f0" draw:formula="logwidth"/>
              <draw:equation draw:name="f1" draw:formula="logheight"/>
            </draw:enhanced-geometry>
          </draw:custom-shape>
          <draw:custom-shape draw:name="Google Shape;851;p 2" draw:style-name="gr14" draw:text-style-name="P5" draw:layer="layout" svg:width="0.144cm" svg:height="0.001cm" svg:x="15.12cm" svg:y="14.732cm">
            <text:p/>
            <draw:enhanced-geometry draw:mirror-horizontal="false" draw:mirror-vertical="false" svg:viewBox="0 0 0 0" drawooo:sub-view-size="1470 1" draw:text-areas="0 0 ?f0 ?f1" draw:type="ooxml-non-primitive" draw:enhanced-path="M 1469 1 L 0 1 F N">
              <draw:equation draw:name="f0" draw:formula="logwidth"/>
              <draw:equation draw:name="f1" draw:formula="logheight"/>
            </draw:enhanced-geometry>
          </draw:custom-shape>
          <draw:custom-shape draw:name="Google Shape;852;p 2" draw:style-name="gr14" draw:text-style-name="P5" draw:layer="layout" svg:width="0.146cm" svg:height="0.001cm" svg:x="15.464cm" svg:y="14.671cm">
            <text:p/>
            <draw:enhanced-geometry draw:mirror-horizontal="false" draw:mirror-vertical="false" svg:viewBox="0 0 0 0" drawooo:sub-view-size="1490 1" draw:text-areas="0 0 ?f0 ?f1" draw:type="ooxml-non-primitive" draw:enhanced-path="M 1489 0 L 1 0 F N">
              <draw:equation draw:name="f0" draw:formula="logwidth"/>
              <draw:equation draw:name="f1" draw:formula="logheight"/>
            </draw:enhanced-geometry>
          </draw:custom-shape>
          <draw:custom-shape draw:name="Google Shape;853;p 2" draw:style-name="gr14" draw:text-style-name="P5" draw:layer="layout" svg:width="0.146cm" svg:height="0.001cm" svg:x="15.464cm" svg:y="14.732cm">
            <text:p/>
            <draw:enhanced-geometry draw:mirror-horizontal="false" draw:mirror-vertical="false" svg:viewBox="0 0 0 0" drawooo:sub-view-size="1490 1" draw:text-areas="0 0 ?f0 ?f1" draw:type="ooxml-non-primitive" draw:enhanced-path="M 1489 1 L 1 1 F N">
              <draw:equation draw:name="f0" draw:formula="logwidth"/>
              <draw:equation draw:name="f1" draw:formula="logheight"/>
            </draw:enhanced-geometry>
          </draw:custom-shape>
          <draw:custom-shape draw:name="Google Shape;854;p 2" draw:style-name="gr14" draw:text-style-name="P5" draw:layer="layout" svg:width="0.145cm" svg:height="0.001cm" svg:x="17.085cm" svg:y="14.671cm">
            <text:p/>
            <draw:enhanced-geometry draw:mirror-horizontal="false" draw:mirror-vertical="false" svg:viewBox="0 0 0 0" drawooo:sub-view-size="1489 1" draw:text-areas="0 0 ?f0 ?f1" draw:type="ooxml-non-primitive" draw:enhanced-path="M 1488 0 L 0 0 F N">
              <draw:equation draw:name="f0" draw:formula="logwidth"/>
              <draw:equation draw:name="f1" draw:formula="logheight"/>
            </draw:enhanced-geometry>
          </draw:custom-shape>
          <draw:custom-shape draw:name="Google Shape;855;p 2" draw:style-name="gr14" draw:text-style-name="P5" draw:layer="layout" svg:width="0.145cm" svg:height="0.001cm" svg:x="17.085cm" svg:y="14.732cm">
            <text:p/>
            <draw:enhanced-geometry draw:mirror-horizontal="false" draw:mirror-vertical="false" svg:viewBox="0 0 0 0" drawooo:sub-view-size="1489 1" draw:text-areas="0 0 ?f0 ?f1" draw:type="ooxml-non-primitive" draw:enhanced-path="M 1488 1 L 0 1 F N">
              <draw:equation draw:name="f0" draw:formula="logwidth"/>
              <draw:equation draw:name="f1" draw:formula="logheight"/>
            </draw:enhanced-geometry>
          </draw:custom-shape>
          <draw:custom-shape draw:name="Google Shape;856;p 2" draw:style-name="gr14" draw:text-style-name="P5" draw:layer="layout" svg:width="0.145cm" svg:height="0.001cm" svg:x="17.43cm" svg:y="14.671cm">
            <text:p/>
            <draw:enhanced-geometry draw:mirror-horizontal="false" draw:mirror-vertical="false" svg:viewBox="0 0 0 0" drawooo:sub-view-size="1489 1" draw:text-areas="0 0 ?f0 ?f1" draw:type="ooxml-non-primitive" draw:enhanced-path="M 1488 0 L 0 0 F N">
              <draw:equation draw:name="f0" draw:formula="logwidth"/>
              <draw:equation draw:name="f1" draw:formula="logheight"/>
            </draw:enhanced-geometry>
          </draw:custom-shape>
          <draw:custom-shape draw:name="Google Shape;857;p 2" draw:style-name="gr14" draw:text-style-name="P5" draw:layer="layout" svg:width="0.145cm" svg:height="0.001cm" svg:x="17.43cm" svg:y="14.732cm">
            <text:p/>
            <draw:enhanced-geometry draw:mirror-horizontal="false" draw:mirror-vertical="false" svg:viewBox="0 0 0 0" drawooo:sub-view-size="1489 1" draw:text-areas="0 0 ?f0 ?f1" draw:type="ooxml-non-primitive" draw:enhanced-path="M 1488 1 L 0 1 F N">
              <draw:equation draw:name="f0" draw:formula="logwidth"/>
              <draw:equation draw:name="f1" draw:formula="logheight"/>
            </draw:enhanced-geometry>
          </draw:custom-shape>
          <draw:custom-shape draw:name="Google Shape;858;p 2" draw:style-name="gr29" draw:text-style-name="P5" draw:layer="layout" svg:width="0.11cm" svg:height="1.318cm" svg:x="17.539cm" svg:y="14.41cm">
            <text:p/>
            <draw:enhanced-geometry draw:mirror-horizontal="false" draw:mirror-vertical="false" svg:viewBox="0 0 0 0" drawooo:sub-view-size="1127 13396" draw:text-areas="0 0 ?f0 ?f1" draw:type="ooxml-non-primitive" draw:enhanced-path="M 1126 1 C 497 115 1 688 1 1356 L 1 13395 F N">
              <draw:equation draw:name="f0" draw:formula="logwidth"/>
              <draw:equation draw:name="f1" draw:formula="logheight"/>
            </draw:enhanced-geometry>
          </draw:custom-shape>
          <draw:custom-shape draw:name="Google Shape;859;p 2" draw:style-name="gr29" draw:text-style-name="P5" draw:layer="layout" svg:width="0.108cm" svg:height="1.318cm" svg:x="17.702cm" svg:y="14.41cm">
            <text:p/>
            <draw:enhanced-geometry draw:mirror-horizontal="false" draw:mirror-vertical="false" svg:viewBox="0 0 0 0" drawooo:sub-view-size="1108 13396" draw:text-areas="0 0 ?f0 ?f1" draw:type="ooxml-non-primitive" draw:enhanced-path="M 1107 13395 L 1107 1356 C 1107 688 649 134 1 1 F N">
              <draw:equation draw:name="f0" draw:formula="logwidth"/>
              <draw:equation draw:name="f1" draw:formula="logheight"/>
            </draw:enhanced-geometry>
          </draw:custom-shape>
          <draw:custom-shape draw:name="Google Shape;860;p 2" draw:style-name="gr30" draw:text-style-name="P5" draw:layer="layout" svg:width="0.069cm" svg:height="0.104cm" svg:x="17.64cm" svg:y="14.353cm">
            <text:p/>
            <draw:enhanced-geometry draw:mirror-horizontal="false" draw:mirror-vertical="false" svg:viewBox="0 0 0 0" drawooo:sub-view-size="706 1069" draw:text-areas="0 0 ?f0 ?f1" draw:type="ooxml-non-primitive" draw:enhanced-path="M 191 1069 L 534 1069 706 1 0 1 Z F N">
              <draw:equation draw:name="f0" draw:formula="logwidth"/>
              <draw:equation draw:name="f1" draw:formula="logheight"/>
            </draw:enhanced-geometry>
          </draw:custom-shape>
          <draw:custom-shape draw:name="Google Shape;861;p 2" draw:style-name="gr14" draw:text-style-name="P5" draw:layer="layout" svg:width="0.145cm" svg:height="0.001cm" svg:x="17.43cm" svg:y="14.671cm">
            <text:p/>
            <draw:enhanced-geometry draw:mirror-horizontal="false" draw:mirror-vertical="false" svg:viewBox="0 0 0 0" drawooo:sub-view-size="1489 1" draw:text-areas="0 0 ?f0 ?f1" draw:type="ooxml-non-primitive" draw:enhanced-path="M 1488 0 L 0 0 F N">
              <draw:equation draw:name="f0" draw:formula="logwidth"/>
              <draw:equation draw:name="f1" draw:formula="logheight"/>
            </draw:enhanced-geometry>
          </draw:custom-shape>
          <draw:custom-shape draw:name="Google Shape;862;p 2" draw:style-name="gr14" draw:text-style-name="P5" draw:layer="layout" svg:width="0.145cm" svg:height="0.001cm" svg:x="17.43cm" svg:y="14.732cm">
            <text:p/>
            <draw:enhanced-geometry draw:mirror-horizontal="false" draw:mirror-vertical="false" svg:viewBox="0 0 0 0" drawooo:sub-view-size="1489 1" draw:text-areas="0 0 ?f0 ?f1" draw:type="ooxml-non-primitive" draw:enhanced-path="M 1488 1 L 0 1 F N">
              <draw:equation draw:name="f0" draw:formula="logwidth"/>
              <draw:equation draw:name="f1" draw:formula="logheight"/>
            </draw:enhanced-geometry>
          </draw:custom-shape>
          <draw:custom-shape draw:name="Google Shape;863;p 2" draw:style-name="gr29" draw:text-style-name="P5" draw:layer="layout" svg:width="0.108cm" svg:height="1.318cm" svg:x="16.849cm" svg:y="14.41cm">
            <text:p/>
            <draw:enhanced-geometry draw:mirror-horizontal="false" draw:mirror-vertical="false" svg:viewBox="0 0 0 0" drawooo:sub-view-size="1107 13396" draw:text-areas="0 0 ?f0 ?f1" draw:type="ooxml-non-primitive" draw:enhanced-path="M 1107 1 C 477 115 0 688 0 1356 L 0 13395 F N">
              <draw:equation draw:name="f0" draw:formula="logwidth"/>
              <draw:equation draw:name="f1" draw:formula="logheight"/>
            </draw:enhanced-geometry>
          </draw:custom-shape>
          <draw:custom-shape draw:name="Google Shape;864;p 2" draw:style-name="gr29" draw:text-style-name="P5" draw:layer="layout" svg:width="0.108cm" svg:height="1.318cm" svg:x="17.013cm" svg:y="14.41cm">
            <text:p/>
            <draw:enhanced-geometry draw:mirror-horizontal="false" draw:mirror-vertical="false" svg:viewBox="0 0 0 0" drawooo:sub-view-size="1107 13396" draw:text-areas="0 0 ?f0 ?f1" draw:type="ooxml-non-primitive" draw:enhanced-path="M 1107 13395 L 1107 1356 C 1107 688 630 134 0 1 F N">
              <draw:equation draw:name="f0" draw:formula="logwidth"/>
              <draw:equation draw:name="f1" draw:formula="logheight"/>
            </draw:enhanced-geometry>
          </draw:custom-shape>
          <draw:custom-shape draw:name="Google Shape;865;p 2" draw:style-name="gr30" draw:text-style-name="P5" draw:layer="layout" svg:width="0.069cm" svg:height="0.104cm" svg:x="16.95cm" svg:y="14.353cm">
            <text:p/>
            <draw:enhanced-geometry draw:mirror-horizontal="false" draw:mirror-vertical="false" svg:viewBox="0 0 0 0" drawooo:sub-view-size="707 1069" draw:text-areas="0 0 ?f0 ?f1" draw:type="ooxml-non-primitive" draw:enhanced-path="M 172 1069 L 516 1069 706 1 0 1 Z F N">
              <draw:equation draw:name="f0" draw:formula="logwidth"/>
              <draw:equation draw:name="f1" draw:formula="logheight"/>
            </draw:enhanced-geometry>
          </draw:custom-shape>
          <draw:custom-shape draw:name="Google Shape;866;p 2" draw:style-name="gr14" draw:text-style-name="P5" draw:layer="layout" svg:width="0.145cm" svg:height="0.001cm" svg:x="17.085cm" svg:y="14.671cm">
            <text:p/>
            <draw:enhanced-geometry draw:mirror-horizontal="false" draw:mirror-vertical="false" svg:viewBox="0 0 0 0" drawooo:sub-view-size="1489 1" draw:text-areas="0 0 ?f0 ?f1" draw:type="ooxml-non-primitive" draw:enhanced-path="M 1488 0 L 0 0 F N">
              <draw:equation draw:name="f0" draw:formula="logwidth"/>
              <draw:equation draw:name="f1" draw:formula="logheight"/>
            </draw:enhanced-geometry>
          </draw:custom-shape>
          <draw:custom-shape draw:name="Google Shape;867;p 2" draw:style-name="gr14" draw:text-style-name="P5" draw:layer="layout" svg:width="0.145cm" svg:height="0.001cm" svg:x="17.085cm" svg:y="14.732cm">
            <text:p/>
            <draw:enhanced-geometry draw:mirror-horizontal="false" draw:mirror-vertical="false" svg:viewBox="0 0 0 0" drawooo:sub-view-size="1489 1" draw:text-areas="0 0 ?f0 ?f1" draw:type="ooxml-non-primitive" draw:enhanced-path="M 1488 1 L 0 1 F N">
              <draw:equation draw:name="f0" draw:formula="logwidth"/>
              <draw:equation draw:name="f1" draw:formula="logheight"/>
            </draw:enhanced-geometry>
          </draw:custom-shape>
          <draw:custom-shape draw:name="Google Shape;868;p 2" draw:style-name="gr29" draw:text-style-name="P5" draw:layer="layout" svg:width="0.11cm" svg:height="1.318cm" svg:x="14.446cm" svg:y="14.41cm">
            <text:p/>
            <draw:enhanced-geometry draw:mirror-horizontal="false" draw:mirror-vertical="false" svg:viewBox="0 0 0 0" drawooo:sub-view-size="1126 13396" draw:text-areas="0 0 ?f0 ?f1" draw:type="ooxml-non-primitive" draw:enhanced-path="M 1126 1 C 496 115 0 688 0 1356 L 0 13395 F N">
              <draw:equation draw:name="f0" draw:formula="logwidth"/>
              <draw:equation draw:name="f1" draw:formula="logheight"/>
            </draw:enhanced-geometry>
          </draw:custom-shape>
          <draw:custom-shape draw:name="Google Shape;869;p 2" draw:style-name="gr29" draw:text-style-name="P5" draw:layer="layout" svg:width="0.106cm" svg:height="1.318cm" svg:x="14.611cm" svg:y="14.41cm">
            <text:p/>
            <draw:enhanced-geometry draw:mirror-horizontal="false" draw:mirror-vertical="false" svg:viewBox="0 0 0 0" drawooo:sub-view-size="1088 13396" draw:text-areas="0 0 ?f0 ?f1" draw:type="ooxml-non-primitive" draw:enhanced-path="M 1088 13395 L 1088 1356 C 1088 688 630 134 0 1 F N">
              <draw:equation draw:name="f0" draw:formula="logwidth"/>
              <draw:equation draw:name="f1" draw:formula="logheight"/>
            </draw:enhanced-geometry>
          </draw:custom-shape>
          <draw:custom-shape draw:name="Google Shape;870;p 2" draw:style-name="gr30" draw:text-style-name="P5" draw:layer="layout" svg:width="0.071cm" svg:height="0.104cm" svg:x="14.547cm" svg:y="14.353cm">
            <text:p/>
            <draw:enhanced-geometry draw:mirror-horizontal="false" draw:mirror-vertical="false" svg:viewBox="0 0 0 0" drawooo:sub-view-size="726 1069" draw:text-areas="0 0 ?f0 ?f1" draw:type="ooxml-non-primitive" draw:enhanced-path="M 191 1069 L 535 1069 726 1 0 1 Z F N">
              <draw:equation draw:name="f0" draw:formula="logwidth"/>
              <draw:equation draw:name="f1" draw:formula="logheight"/>
            </draw:enhanced-geometry>
          </draw:custom-shape>
          <draw:custom-shape draw:name="Google Shape;871;p 2" draw:style-name="gr14" draw:text-style-name="P5" draw:layer="layout" svg:width="0.145cm" svg:height="0.001cm" svg:x="14.338cm" svg:y="14.671cm">
            <text:p/>
            <draw:enhanced-geometry draw:mirror-horizontal="false" draw:mirror-vertical="false" svg:viewBox="0 0 0 0" drawooo:sub-view-size="1489 1" draw:text-areas="0 0 ?f0 ?f1" draw:type="ooxml-non-primitive" draw:enhanced-path="M 1489 0 L 0 0 F N">
              <draw:equation draw:name="f0" draw:formula="logwidth"/>
              <draw:equation draw:name="f1" draw:formula="logheight"/>
            </draw:enhanced-geometry>
          </draw:custom-shape>
          <draw:custom-shape draw:name="Google Shape;872;p 2" draw:style-name="gr14" draw:text-style-name="P5" draw:layer="layout" svg:width="0.145cm" svg:height="0.001cm" svg:x="14.338cm" svg:y="14.732cm">
            <text:p/>
            <draw:enhanced-geometry draw:mirror-horizontal="false" draw:mirror-vertical="false" svg:viewBox="0 0 0 0" drawooo:sub-view-size="1489 1" draw:text-areas="0 0 ?f0 ?f1" draw:type="ooxml-non-primitive" draw:enhanced-path="M 1489 1 L 0 1 F N">
              <draw:equation draw:name="f0" draw:formula="logwidth"/>
              <draw:equation draw:name="f1" draw:formula="logheight"/>
            </draw:enhanced-geometry>
          </draw:custom-shape>
          <draw:custom-shape draw:name="Google Shape;873;p 2" draw:style-name="gr14" draw:text-style-name="P5" draw:layer="layout" svg:width="0.145cm" svg:height="0.001cm" svg:x="14.683cm" svg:y="14.671cm">
            <text:p/>
            <draw:enhanced-geometry draw:mirror-horizontal="false" draw:mirror-vertical="false" svg:viewBox="0 0 0 0" drawooo:sub-view-size="1489 1" draw:text-areas="0 0 ?f0 ?f1" draw:type="ooxml-non-primitive" draw:enhanced-path="M 1489 0 L 0 0 F N">
              <draw:equation draw:name="f0" draw:formula="logwidth"/>
              <draw:equation draw:name="f1" draw:formula="logheight"/>
            </draw:enhanced-geometry>
          </draw:custom-shape>
          <draw:custom-shape draw:name="Google Shape;874;p 2" draw:style-name="gr14" draw:text-style-name="P5" draw:layer="layout" svg:width="0.145cm" svg:height="0.001cm" svg:x="14.683cm" svg:y="14.732cm">
            <text:p/>
            <draw:enhanced-geometry draw:mirror-horizontal="false" draw:mirror-vertical="false" svg:viewBox="0 0 0 0" drawooo:sub-view-size="1489 1" draw:text-areas="0 0 ?f0 ?f1" draw:type="ooxml-non-primitive" draw:enhanced-path="M 1489 1 L 0 1 F N">
              <draw:equation draw:name="f0" draw:formula="logwidth"/>
              <draw:equation draw:name="f1" draw:formula="logheight"/>
            </draw:enhanced-geometry>
          </draw:custom-shape>
          <draw:custom-shape draw:name="Google Shape;875;p 2" draw:style-name="gr29" draw:text-style-name="P5" draw:layer="layout" svg:width="0.111cm" svg:height="1.318cm" svg:x="14.064cm" svg:y="14.41cm">
            <text:p/>
            <draw:enhanced-geometry draw:mirror-horizontal="false" draw:mirror-vertical="false" svg:viewBox="0 0 0 0" drawooo:sub-view-size="1127 13396" draw:text-areas="0 0 ?f0 ?f1" draw:type="ooxml-non-primitive" draw:enhanced-path="M 1127 1 C 497 115 1 688 1 1356 L 1 13395 F N">
              <draw:equation draw:name="f0" draw:formula="logwidth"/>
              <draw:equation draw:name="f1" draw:formula="logheight"/>
            </draw:enhanced-geometry>
          </draw:custom-shape>
          <draw:custom-shape draw:name="Google Shape;876;p 2" draw:style-name="gr29" draw:text-style-name="P5" draw:layer="layout" svg:width="0.108cm" svg:height="1.318cm" svg:x="14.229cm" svg:y="14.41cm">
            <text:p/>
            <draw:enhanced-geometry draw:mirror-horizontal="false" draw:mirror-vertical="false" svg:viewBox="0 0 0 0" drawooo:sub-view-size="1108 13396" draw:text-areas="0 0 ?f0 ?f1" draw:type="ooxml-non-primitive" draw:enhanced-path="M 1107 13395 L 1107 1356 C 1107 688 630 134 1 1 F N">
              <draw:equation draw:name="f0" draw:formula="logwidth"/>
              <draw:equation draw:name="f1" draw:formula="logheight"/>
            </draw:enhanced-geometry>
          </draw:custom-shape>
          <draw:custom-shape draw:name="Google Shape;877;p 2" draw:style-name="gr30" draw:text-style-name="P5" draw:layer="layout" svg:width="0.068cm" svg:height="0.104cm" svg:x="14.166cm" svg:y="14.353cm">
            <text:p/>
            <draw:enhanced-geometry draw:mirror-horizontal="false" draw:mirror-vertical="false" svg:viewBox="0 0 0 0" drawooo:sub-view-size="707 1069" draw:text-areas="0 0 ?f0 ?f1" draw:type="ooxml-non-primitive" draw:enhanced-path="M 172 1069 L 534 1069 706 1 0 1 Z F N">
              <draw:equation draw:name="f0" draw:formula="logwidth"/>
              <draw:equation draw:name="f1" draw:formula="logheight"/>
            </draw:enhanced-geometry>
          </draw:custom-shape>
          <draw:custom-shape draw:name="Google Shape;878;p 2" draw:style-name="gr14" draw:text-style-name="P5" draw:layer="layout" svg:width="0.146cm" svg:height="0.001cm" svg:x="13.956cm" svg:y="14.671cm">
            <text:p/>
            <draw:enhanced-geometry draw:mirror-horizontal="false" draw:mirror-vertical="false" svg:viewBox="0 0 0 0" drawooo:sub-view-size="1489 1" draw:text-areas="0 0 ?f0 ?f1" draw:type="ooxml-non-primitive" draw:enhanced-path="M 1488 0 L 0 0 F N">
              <draw:equation draw:name="f0" draw:formula="logwidth"/>
              <draw:equation draw:name="f1" draw:formula="logheight"/>
            </draw:enhanced-geometry>
          </draw:custom-shape>
          <draw:custom-shape draw:name="Google Shape;879;p 2" draw:style-name="gr14" draw:text-style-name="P5" draw:layer="layout" svg:width="0.146cm" svg:height="0.001cm" svg:x="13.956cm" svg:y="14.732cm">
            <text:p/>
            <draw:enhanced-geometry draw:mirror-horizontal="false" draw:mirror-vertical="false" svg:viewBox="0 0 0 0" drawooo:sub-view-size="1489 1" draw:text-areas="0 0 ?f0 ?f1" draw:type="ooxml-non-primitive" draw:enhanced-path="M 1488 1 L 0 1 F N">
              <draw:equation draw:name="f0" draw:formula="logwidth"/>
              <draw:equation draw:name="f1" draw:formula="logheight"/>
            </draw:enhanced-geometry>
          </draw:custom-shape>
          <draw:custom-shape draw:name="Google Shape;880;p 2" draw:style-name="gr14" draw:text-style-name="P5" draw:layer="layout" svg:width="0.144cm" svg:height="0.001cm" svg:x="14.301cm" svg:y="14.671cm">
            <text:p/>
            <draw:enhanced-geometry draw:mirror-horizontal="false" draw:mirror-vertical="false" svg:viewBox="0 0 0 0" drawooo:sub-view-size="1471 1" draw:text-areas="0 0 ?f0 ?f1" draw:type="ooxml-non-primitive" draw:enhanced-path="M 1470 0 L 1 0 F N">
              <draw:equation draw:name="f0" draw:formula="logwidth"/>
              <draw:equation draw:name="f1" draw:formula="logheight"/>
            </draw:enhanced-geometry>
          </draw:custom-shape>
          <draw:custom-shape draw:name="Google Shape;881;p 2" draw:style-name="gr14" draw:text-style-name="P5" draw:layer="layout" svg:width="0.144cm" svg:height="0.001cm" svg:x="14.301cm" svg:y="14.732cm">
            <text:p/>
            <draw:enhanced-geometry draw:mirror-horizontal="false" draw:mirror-vertical="false" svg:viewBox="0 0 0 0" drawooo:sub-view-size="1471 1" draw:text-areas="0 0 ?f0 ?f1" draw:type="ooxml-non-primitive" draw:enhanced-path="M 1470 1 L 1 1 F N">
              <draw:equation draw:name="f0" draw:formula="logwidth"/>
              <draw:equation draw:name="f1" draw:formula="logheight"/>
            </draw:enhanced-geometry>
          </draw:custom-shape>
          <draw:custom-shape draw:name="Google Shape;882;p 2" draw:style-name="gr14" draw:text-style-name="P5" draw:layer="layout" svg:width="0.146cm" svg:height="0.001cm" svg:x="13.138cm" svg:y="14.671cm">
            <text:p/>
            <draw:enhanced-geometry draw:mirror-horizontal="false" draw:mirror-vertical="false" svg:viewBox="0 0 0 0" drawooo:sub-view-size="1489 1" draw:text-areas="0 0 ?f0 ?f1" draw:type="ooxml-non-primitive" draw:enhanced-path="M 1488 0 L 0 0 F N">
              <draw:equation draw:name="f0" draw:formula="logwidth"/>
              <draw:equation draw:name="f1" draw:formula="logheight"/>
            </draw:enhanced-geometry>
          </draw:custom-shape>
          <draw:custom-shape draw:name="Google Shape;883;p 2" draw:style-name="gr14" draw:text-style-name="P5" draw:layer="layout" svg:width="0.146cm" svg:height="0.001cm" svg:x="13.138cm" svg:y="14.732cm">
            <text:p/>
            <draw:enhanced-geometry draw:mirror-horizontal="false" draw:mirror-vertical="false" svg:viewBox="0 0 0 0" drawooo:sub-view-size="1489 1" draw:text-areas="0 0 ?f0 ?f1" draw:type="ooxml-non-primitive" draw:enhanced-path="M 1488 1 L 0 1 F N">
              <draw:equation draw:name="f0" draw:formula="logwidth"/>
              <draw:equation draw:name="f1" draw:formula="logheight"/>
            </draw:enhanced-geometry>
          </draw:custom-shape>
          <draw:custom-shape draw:name="Google Shape;884;p 2" draw:style-name="gr29" draw:text-style-name="P5" draw:layer="layout" svg:width="0.108cm" svg:height="1.318cm" svg:x="13.029cm" svg:y="14.41cm">
            <text:p/>
            <draw:enhanced-geometry draw:mirror-horizontal="false" draw:mirror-vertical="false" svg:viewBox="0 0 0 0" drawooo:sub-view-size="1108 13396" draw:text-areas="0 0 ?f0 ?f1" draw:type="ooxml-non-primitive" draw:enhanced-path="M 1107 13395 L 1107 1356 C 1107 688 630 134 0 1 F N">
              <draw:equation draw:name="f0" draw:formula="logwidth"/>
              <draw:equation draw:name="f1" draw:formula="logheight"/>
            </draw:enhanced-geometry>
          </draw:custom-shape>
          <draw:custom-shape draw:name="Google Shape;885;p 2" draw:style-name="gr14" draw:text-style-name="P5" draw:layer="layout" svg:width="0.145cm" svg:height="0.001cm" svg:x="13.101cm" svg:y="14.671cm">
            <text:p/>
            <draw:enhanced-geometry draw:mirror-horizontal="false" draw:mirror-vertical="false" svg:viewBox="0 0 0 0" drawooo:sub-view-size="1489 1" draw:text-areas="0 0 ?f0 ?f1" draw:type="ooxml-non-primitive" draw:enhanced-path="M 1489 0 L 0 0 F N">
              <draw:equation draw:name="f0" draw:formula="logwidth"/>
              <draw:equation draw:name="f1" draw:formula="logheight"/>
            </draw:enhanced-geometry>
          </draw:custom-shape>
          <draw:custom-shape draw:name="Google Shape;886;p 2" draw:style-name="gr14" draw:text-style-name="P5" draw:layer="layout" svg:width="0.145cm" svg:height="0.001cm" svg:x="13.101cm" svg:y="14.732cm">
            <text:p/>
            <draw:enhanced-geometry draw:mirror-horizontal="false" draw:mirror-vertical="false" svg:viewBox="0 0 0 0" drawooo:sub-view-size="1489 1" draw:text-areas="0 0 ?f0 ?f1" draw:type="ooxml-non-primitive" draw:enhanced-path="M 1489 1 L 0 1 F N">
              <draw:equation draw:name="f0" draw:formula="logwidth"/>
              <draw:equation draw:name="f1" draw:formula="logheight"/>
            </draw:enhanced-geometry>
          </draw:custom-shape>
          <draw:custom-shape draw:name="Google Shape;887;p 2" draw:style-name="gr32" draw:text-style-name="P5" draw:layer="layout" svg:width="0.091cm" svg:height="0.11cm" svg:x="14.616cm" svg:y="14.14cm">
            <text:p/>
            <draw:enhanced-geometry draw:mirror-horizontal="false" draw:mirror-vertical="false" svg:viewBox="0 0 0 0" drawooo:sub-view-size="936 1127" draw:text-areas="0 0 ?f0 ?f1" draw:type="ooxml-non-primitive" draw:enhanced-path="M 0 1126 L 935 1126 935 0 0 0 Z F N">
              <draw:equation draw:name="f0" draw:formula="logwidth"/>
              <draw:equation draw:name="f1" draw:formula="logheight"/>
            </draw:enhanced-geometry>
          </draw:custom-shape>
          <draw:custom-shape draw:name="Google Shape;888;p 2" draw:style-name="gr32" draw:text-style-name="P5" draw:layer="layout" svg:width="0.092cm" svg:height="0.11cm" svg:x="14.352cm" svg:y="14.14cm">
            <text:p/>
            <draw:enhanced-geometry draw:mirror-horizontal="false" draw:mirror-vertical="false" svg:viewBox="0 0 0 0" drawooo:sub-view-size="936 1127" draw:text-areas="0 0 ?f0 ?f1" draw:type="ooxml-non-primitive" draw:enhanced-path="M 0 1126 L 935 1126 935 0 0 0 Z F N">
              <draw:equation draw:name="f0" draw:formula="logwidth"/>
              <draw:equation draw:name="f1" draw:formula="logheight"/>
            </draw:enhanced-geometry>
          </draw:custom-shape>
          <draw:custom-shape draw:name="Google Shape;889;p 2" draw:style-name="gr32" draw:text-style-name="P5" draw:layer="layout" svg:width="0.091cm" svg:height="0.11cm" svg:x="14.089cm" svg:y="14.14cm">
            <text:p/>
            <draw:enhanced-geometry draw:mirror-horizontal="false" draw:mirror-vertical="false" svg:viewBox="0 0 0 0" drawooo:sub-view-size="936 1127" draw:text-areas="0 0 ?f0 ?f1" draw:type="ooxml-non-primitive" draw:enhanced-path="M 1 1126 L 936 1126 936 0 1 0 Z F N">
              <draw:equation draw:name="f0" draw:formula="logwidth"/>
              <draw:equation draw:name="f1" draw:formula="logheight"/>
            </draw:enhanced-geometry>
          </draw:custom-shape>
          <draw:custom-shape draw:name="Google Shape;890;p 2" draw:style-name="gr29" draw:text-style-name="P5" draw:layer="layout" svg:width="0.11cm" svg:height="1.318cm" svg:x="16.41cm" svg:y="14.41cm">
            <text:p/>
            <draw:enhanced-geometry draw:mirror-horizontal="false" draw:mirror-vertical="false" svg:viewBox="0 0 0 0" drawooo:sub-view-size="1127 13396" draw:text-areas="0 0 ?f0 ?f1" draw:type="ooxml-non-primitive" draw:enhanced-path="M 1126 1 C 496 115 0 688 0 1356 L 0 13395 F N">
              <draw:equation draw:name="f0" draw:formula="logwidth"/>
              <draw:equation draw:name="f1" draw:formula="logheight"/>
            </draw:enhanced-geometry>
          </draw:custom-shape>
          <draw:custom-shape draw:name="Google Shape;891;p 2" draw:style-name="gr29" draw:text-style-name="P5" draw:layer="layout" svg:width="0.105cm" svg:height="1.318cm" svg:x="16.576cm" svg:y="14.41cm">
            <text:p/>
            <draw:enhanced-geometry draw:mirror-horizontal="false" draw:mirror-vertical="false" svg:viewBox="0 0 0 0" drawooo:sub-view-size="1088 13396" draw:text-areas="0 0 ?f0 ?f1" draw:type="ooxml-non-primitive" draw:enhanced-path="M 1088 13395 L 1088 1356 C 1088 688 630 134 0 1 F N">
              <draw:equation draw:name="f0" draw:formula="logwidth"/>
              <draw:equation draw:name="f1" draw:formula="logheight"/>
            </draw:enhanced-geometry>
          </draw:custom-shape>
          <draw:custom-shape draw:name="Google Shape;892;p 2" draw:style-name="gr30" draw:text-style-name="P5" draw:layer="layout" svg:width="0.07cm" svg:height="0.104cm" svg:x="16.512cm" svg:y="14.353cm">
            <text:p/>
            <draw:enhanced-geometry draw:mirror-horizontal="false" draw:mirror-vertical="false" svg:viewBox="0 0 0 0" drawooo:sub-view-size="726 1069" draw:text-areas="0 0 ?f0 ?f1" draw:type="ooxml-non-primitive" draw:enhanced-path="M 191 1069 L 535 1069 726 1 1 1 Z F N">
              <draw:equation draw:name="f0" draw:formula="logwidth"/>
              <draw:equation draw:name="f1" draw:formula="logheight"/>
            </draw:enhanced-geometry>
          </draw:custom-shape>
          <draw:custom-shape draw:name="Google Shape;893;p 2" draw:style-name="gr14" draw:text-style-name="P5" draw:layer="layout" svg:width="0.146cm" svg:height="0.001cm" svg:x="16.301cm" svg:y="14.671cm">
            <text:p/>
            <draw:enhanced-geometry draw:mirror-horizontal="false" draw:mirror-vertical="false" svg:viewBox="0 0 0 0" drawooo:sub-view-size="1489 1" draw:text-areas="0 0 ?f0 ?f1" draw:type="ooxml-non-primitive" draw:enhanced-path="M 1489 0 L 1 0 F N">
              <draw:equation draw:name="f0" draw:formula="logwidth"/>
              <draw:equation draw:name="f1" draw:formula="logheight"/>
            </draw:enhanced-geometry>
          </draw:custom-shape>
          <draw:custom-shape draw:name="Google Shape;894;p 2" draw:style-name="gr14" draw:text-style-name="P5" draw:layer="layout" svg:width="0.146cm" svg:height="0.001cm" svg:x="16.301cm" svg:y="14.732cm">
            <text:p/>
            <draw:enhanced-geometry draw:mirror-horizontal="false" draw:mirror-vertical="false" svg:viewBox="0 0 0 0" drawooo:sub-view-size="1489 1" draw:text-areas="0 0 ?f0 ?f1" draw:type="ooxml-non-primitive" draw:enhanced-path="M 1489 1 L 1 1 F N">
              <draw:equation draw:name="f0" draw:formula="logwidth"/>
              <draw:equation draw:name="f1" draw:formula="logheight"/>
            </draw:enhanced-geometry>
          </draw:custom-shape>
          <draw:custom-shape draw:name="Google Shape;895;p 2" draw:style-name="gr14" draw:text-style-name="P5" draw:layer="layout" svg:width="0.146cm" svg:height="0.001cm" svg:x="16.646cm" svg:y="14.671cm">
            <text:p/>
            <draw:enhanced-geometry draw:mirror-horizontal="false" draw:mirror-vertical="false" svg:viewBox="0 0 0 0" drawooo:sub-view-size="1489 1" draw:text-areas="0 0 ?f0 ?f1" draw:type="ooxml-non-primitive" draw:enhanced-path="M 1489 0 L 0 0 F N">
              <draw:equation draw:name="f0" draw:formula="logwidth"/>
              <draw:equation draw:name="f1" draw:formula="logheight"/>
            </draw:enhanced-geometry>
          </draw:custom-shape>
          <draw:custom-shape draw:name="Google Shape;896;p 2" draw:style-name="gr14" draw:text-style-name="P5" draw:layer="layout" svg:width="0.146cm" svg:height="0.001cm" svg:x="16.646cm" svg:y="14.732cm">
            <text:p/>
            <draw:enhanced-geometry draw:mirror-horizontal="false" draw:mirror-vertical="false" svg:viewBox="0 0 0 0" drawooo:sub-view-size="1489 1" draw:text-areas="0 0 ?f0 ?f1" draw:type="ooxml-non-primitive" draw:enhanced-path="M 1489 1 L 0 1 F N">
              <draw:equation draw:name="f0" draw:formula="logwidth"/>
              <draw:equation draw:name="f1" draw:formula="logheight"/>
            </draw:enhanced-geometry>
          </draw:custom-shape>
          <draw:custom-shape draw:name="Google Shape;897;p 2" draw:style-name="gr29" draw:text-style-name="P5" draw:layer="layout" svg:width="0.11cm" svg:height="1.318cm" svg:x="16.029cm" svg:y="14.41cm">
            <text:p/>
            <draw:enhanced-geometry draw:mirror-horizontal="false" draw:mirror-vertical="false" svg:viewBox="0 0 0 0" drawooo:sub-view-size="1127 13396" draw:text-areas="0 0 ?f0 ?f1" draw:type="ooxml-non-primitive" draw:enhanced-path="M 1127 1 C 478 115 1 688 1 1356 L 1 13395 F N">
              <draw:equation draw:name="f0" draw:formula="logwidth"/>
              <draw:equation draw:name="f1" draw:formula="logheight"/>
            </draw:enhanced-geometry>
          </draw:custom-shape>
          <draw:custom-shape draw:name="Google Shape;898;p 2" draw:style-name="gr29" draw:text-style-name="P5" draw:layer="layout" svg:width="0.108cm" svg:height="1.318cm" svg:x="16.192cm" svg:y="14.41cm">
            <text:p/>
            <draw:enhanced-geometry draw:mirror-horizontal="false" draw:mirror-vertical="false" svg:viewBox="0 0 0 0" drawooo:sub-view-size="1108 13396" draw:text-areas="0 0 ?f0 ?f1" draw:type="ooxml-non-primitive" draw:enhanced-path="M 1108 13395 L 1108 1356 C 1108 688 631 134 1 1 F N">
              <draw:equation draw:name="f0" draw:formula="logwidth"/>
              <draw:equation draw:name="f1" draw:formula="logheight"/>
            </draw:enhanced-geometry>
          </draw:custom-shape>
          <draw:custom-shape draw:name="Google Shape;899;p 2" draw:style-name="gr30" draw:text-style-name="P5" draw:layer="layout" svg:width="0.069cm" svg:height="0.104cm" svg:x="16.13cm" svg:y="14.353cm">
            <text:p/>
            <draw:enhanced-geometry draw:mirror-horizontal="false" draw:mirror-vertical="false" svg:viewBox="0 0 0 0" drawooo:sub-view-size="707 1069" draw:text-areas="0 0 ?f0 ?f1" draw:type="ooxml-non-primitive" draw:enhanced-path="M 172 1069 L 535 1069 706 1 0 1 Z F N">
              <draw:equation draw:name="f0" draw:formula="logwidth"/>
              <draw:equation draw:name="f1" draw:formula="logheight"/>
            </draw:enhanced-geometry>
          </draw:custom-shape>
          <draw:custom-shape draw:name="Google Shape;900;p 2" draw:style-name="gr14" draw:text-style-name="P5" draw:layer="layout" svg:width="0.145cm" svg:height="0.001cm" svg:x="15.92cm" svg:y="14.671cm">
            <text:p/>
            <draw:enhanced-geometry draw:mirror-horizontal="false" draw:mirror-vertical="false" svg:viewBox="0 0 0 0" drawooo:sub-view-size="1489 1" draw:text-areas="0 0 ?f0 ?f1" draw:type="ooxml-non-primitive" draw:enhanced-path="M 1489 0 L 0 0 F N">
              <draw:equation draw:name="f0" draw:formula="logwidth"/>
              <draw:equation draw:name="f1" draw:formula="logheight"/>
            </draw:enhanced-geometry>
          </draw:custom-shape>
          <draw:custom-shape draw:name="Google Shape;901;p 2" draw:style-name="gr14" draw:text-style-name="P5" draw:layer="layout" svg:width="0.145cm" svg:height="0.001cm" svg:x="15.92cm" svg:y="14.732cm">
            <text:p/>
            <draw:enhanced-geometry draw:mirror-horizontal="false" draw:mirror-vertical="false" svg:viewBox="0 0 0 0" drawooo:sub-view-size="1489 1" draw:text-areas="0 0 ?f0 ?f1" draw:type="ooxml-non-primitive" draw:enhanced-path="M 1489 1 L 0 1 F N">
              <draw:equation draw:name="f0" draw:formula="logwidth"/>
              <draw:equation draw:name="f1" draw:formula="logheight"/>
            </draw:enhanced-geometry>
          </draw:custom-shape>
          <draw:custom-shape draw:name="Google Shape;902;p 2" draw:style-name="gr14" draw:text-style-name="P5" draw:layer="layout" svg:width="0.143cm" svg:height="0.001cm" svg:x="16.265cm" svg:y="14.671cm">
            <text:p/>
            <draw:enhanced-geometry draw:mirror-horizontal="false" draw:mirror-vertical="false" svg:viewBox="0 0 0 0" drawooo:sub-view-size="1470 1" draw:text-areas="0 0 ?f0 ?f1" draw:type="ooxml-non-primitive" draw:enhanced-path="M 1469 0 L 0 0 F N">
              <draw:equation draw:name="f0" draw:formula="logwidth"/>
              <draw:equation draw:name="f1" draw:formula="logheight"/>
            </draw:enhanced-geometry>
          </draw:custom-shape>
          <draw:custom-shape draw:name="Google Shape;903;p 2" draw:style-name="gr14" draw:text-style-name="P5" draw:layer="layout" svg:width="0.143cm" svg:height="0.001cm" svg:x="16.265cm" svg:y="14.732cm">
            <text:p/>
            <draw:enhanced-geometry draw:mirror-horizontal="false" draw:mirror-vertical="false" svg:viewBox="0 0 0 0" drawooo:sub-view-size="1470 1" draw:text-areas="0 0 ?f0 ?f1" draw:type="ooxml-non-primitive" draw:enhanced-path="M 1469 1 L 0 1 F N">
              <draw:equation draw:name="f0" draw:formula="logwidth"/>
              <draw:equation draw:name="f1" draw:formula="logheight"/>
            </draw:enhanced-geometry>
          </draw:custom-shape>
          <draw:custom-shape draw:name="Google Shape;904;p 2" draw:style-name="gr32" draw:text-style-name="P5" draw:layer="layout" svg:width="0.091cm" svg:height="0.11cm" svg:x="16.579cm" svg:y="14.14cm">
            <text:p/>
            <draw:enhanced-geometry draw:mirror-horizontal="false" draw:mirror-vertical="false" svg:viewBox="0 0 0 0" drawooo:sub-view-size="936 1127" draw:text-areas="0 0 ?f0 ?f1" draw:type="ooxml-non-primitive" draw:enhanced-path="M 1 1126 L 935 1126 935 0 1 0 Z F N">
              <draw:equation draw:name="f0" draw:formula="logwidth"/>
              <draw:equation draw:name="f1" draw:formula="logheight"/>
            </draw:enhanced-geometry>
          </draw:custom-shape>
          <draw:custom-shape draw:name="Google Shape;905;p 2" draw:style-name="gr32" draw:text-style-name="P5" draw:layer="layout" svg:width="0.092cm" svg:height="0.11cm" svg:x="16.315cm" svg:y="14.14cm">
            <text:p/>
            <draw:enhanced-geometry draw:mirror-horizontal="false" draw:mirror-vertical="false" svg:viewBox="0 0 0 0" drawooo:sub-view-size="936 1127" draw:text-areas="0 0 ?f0 ?f1" draw:type="ooxml-non-primitive" draw:enhanced-path="M 0 1126 L 935 1126 935 0 0 0 Z F N">
              <draw:equation draw:name="f0" draw:formula="logwidth"/>
              <draw:equation draw:name="f1" draw:formula="logheight"/>
            </draw:enhanced-geometry>
          </draw:custom-shape>
          <draw:custom-shape draw:name="Google Shape;906;p 2" draw:style-name="gr32" draw:text-style-name="P5" draw:layer="layout" svg:width="0.092cm" svg:height="0.11cm" svg:x="16.053cm" svg:y="14.14cm">
            <text:p/>
            <draw:enhanced-geometry draw:mirror-horizontal="false" draw:mirror-vertical="false" svg:viewBox="0 0 0 0" drawooo:sub-view-size="936 1127" draw:text-areas="0 0 ?f0 ?f1" draw:type="ooxml-non-primitive" draw:enhanced-path="M 1 1126 L 936 1126 936 0 1 0 Z F N">
              <draw:equation draw:name="f0" draw:formula="logwidth"/>
              <draw:equation draw:name="f1" draw:formula="logheight"/>
            </draw:enhanced-geometry>
          </draw:custom-shape>
          <draw:custom-shape draw:name="Google Shape;907;p 2" draw:style-name="gr34" draw:text-style-name="P5" draw:layer="layout" svg:width="1.172cm" svg:height="0.002cm" svg:x="15.925cm" svg:y="13.889cm">
            <text:p/>
            <draw:enhanced-geometry draw:mirror-horizontal="false" draw:mirror-vertical="false" svg:viewBox="0 0 0 0" drawooo:sub-view-size="11907 1" draw:text-areas="0 0 ?f0 ?f1" draw:type="ooxml-non-primitive" draw:enhanced-path="M 11907 1 L 1 1 F N">
              <draw:equation draw:name="f0" draw:formula="logwidth"/>
              <draw:equation draw:name="f1" draw:formula="logheight"/>
            </draw:enhanced-geometry>
          </draw:custom-shape>
          <draw:custom-shape draw:name="Google Shape;908;p 2" draw:style-name="gr29" draw:text-style-name="P5" draw:layer="layout" svg:width="0.11cm" svg:height="1.318cm" svg:x="18.376cm" svg:y="14.41cm">
            <text:p/>
            <draw:enhanced-geometry draw:mirror-horizontal="false" draw:mirror-vertical="false" svg:viewBox="0 0 0 0" drawooo:sub-view-size="1127 13396" draw:text-areas="0 0 ?f0 ?f1" draw:type="ooxml-non-primitive" draw:enhanced-path="M 1126 1 C 478 115 1 688 1 1356 L 1 13395 F N">
              <draw:equation draw:name="f0" draw:formula="logwidth"/>
              <draw:equation draw:name="f1" draw:formula="logheight"/>
            </draw:enhanced-geometry>
          </draw:custom-shape>
          <draw:custom-shape draw:name="Google Shape;909;p 2" draw:style-name="gr29" draw:text-style-name="P5" draw:layer="layout" svg:width="0.108cm" svg:height="1.318cm" svg:x="18.539cm" svg:y="14.41cm">
            <text:p/>
            <draw:enhanced-geometry draw:mirror-horizontal="false" draw:mirror-vertical="false" svg:viewBox="0 0 0 0" drawooo:sub-view-size="1108 13396" draw:text-areas="0 0 ?f0 ?f1" draw:type="ooxml-non-primitive" draw:enhanced-path="M 1107 13395 L 1107 1356 C 1107 688 630 134 1 1 F N">
              <draw:equation draw:name="f0" draw:formula="logwidth"/>
              <draw:equation draw:name="f1" draw:formula="logheight"/>
            </draw:enhanced-geometry>
          </draw:custom-shape>
          <draw:custom-shape draw:name="Google Shape;910;p 2" draw:style-name="gr30" draw:text-style-name="P5" draw:layer="layout" svg:width="0.069cm" svg:height="0.104cm" svg:x="18.477cm" svg:y="14.353cm">
            <text:p/>
            <draw:enhanced-geometry draw:mirror-horizontal="false" draw:mirror-vertical="false" svg:viewBox="0 0 0 0" drawooo:sub-view-size="707 1069" draw:text-areas="0 0 ?f0 ?f1" draw:type="ooxml-non-primitive" draw:enhanced-path="M 173 1069 L 535 1069 707 1 1 1 Z F N">
              <draw:equation draw:name="f0" draw:formula="logwidth"/>
              <draw:equation draw:name="f1" draw:formula="logheight"/>
            </draw:enhanced-geometry>
          </draw:custom-shape>
          <draw:custom-shape draw:name="Google Shape;911;p 2" draw:style-name="gr14" draw:text-style-name="P5" draw:layer="layout" svg:width="0.143cm" svg:height="0.001cm" svg:x="18.267cm" svg:y="14.671cm">
            <text:p/>
            <draw:enhanced-geometry draw:mirror-horizontal="false" draw:mirror-vertical="false" svg:viewBox="0 0 0 0" drawooo:sub-view-size="1471 1" draw:text-areas="0 0 ?f0 ?f1" draw:type="ooxml-non-primitive" draw:enhanced-path="M 1470 0 L 1 0 F N">
              <draw:equation draw:name="f0" draw:formula="logwidth"/>
              <draw:equation draw:name="f1" draw:formula="logheight"/>
            </draw:enhanced-geometry>
          </draw:custom-shape>
          <draw:custom-shape draw:name="Google Shape;912;p 2" draw:style-name="gr14" draw:text-style-name="P5" draw:layer="layout" svg:width="0.143cm" svg:height="0.001cm" svg:x="18.267cm" svg:y="14.732cm">
            <text:p/>
            <draw:enhanced-geometry draw:mirror-horizontal="false" draw:mirror-vertical="false" svg:viewBox="0 0 0 0" drawooo:sub-view-size="1471 1" draw:text-areas="0 0 ?f0 ?f1" draw:type="ooxml-non-primitive" draw:enhanced-path="M 1470 1 L 1 1 F N">
              <draw:equation draw:name="f0" draw:formula="logwidth"/>
              <draw:equation draw:name="f1" draw:formula="logheight"/>
            </draw:enhanced-geometry>
          </draw:custom-shape>
          <draw:custom-shape draw:name="Google Shape;913;p 2" draw:style-name="gr14" draw:text-style-name="P5" draw:layer="layout" svg:width="0.143cm" svg:height="0.001cm" svg:x="18.612cm" svg:y="14.671cm">
            <text:p/>
            <draw:enhanced-geometry draw:mirror-horizontal="false" draw:mirror-vertical="false" svg:viewBox="0 0 0 0" drawooo:sub-view-size="1470 1" draw:text-areas="0 0 ?f0 ?f1" draw:type="ooxml-non-primitive" draw:enhanced-path="M 1470 0 L 1 0 F N">
              <draw:equation draw:name="f0" draw:formula="logwidth"/>
              <draw:equation draw:name="f1" draw:formula="logheight"/>
            </draw:enhanced-geometry>
          </draw:custom-shape>
          <draw:custom-shape draw:name="Google Shape;914;p 2" draw:style-name="gr14" draw:text-style-name="P5" draw:layer="layout" svg:width="0.143cm" svg:height="0.001cm" svg:x="18.612cm" svg:y="14.732cm">
            <text:p/>
            <draw:enhanced-geometry draw:mirror-horizontal="false" draw:mirror-vertical="false" svg:viewBox="0 0 0 0" drawooo:sub-view-size="1470 1" draw:text-areas="0 0 ?f0 ?f1" draw:type="ooxml-non-primitive" draw:enhanced-path="M 1470 1 L 1 1 F N">
              <draw:equation draw:name="f0" draw:formula="logwidth"/>
              <draw:equation draw:name="f1" draw:formula="logheight"/>
            </draw:enhanced-geometry>
          </draw:custom-shape>
          <draw:custom-shape draw:name="Google Shape;915;p 2" draw:style-name="gr29" draw:text-style-name="P5" draw:layer="layout" svg:width="0.111cm" svg:height="1.318cm" svg:x="17.994cm" svg:y="14.41cm">
            <text:p/>
            <draw:enhanced-geometry draw:mirror-horizontal="false" draw:mirror-vertical="false" svg:viewBox="0 0 0 0" drawooo:sub-view-size="1126 13396" draw:text-areas="0 0 ?f0 ?f1" draw:type="ooxml-non-primitive" draw:enhanced-path="M 1126 1 C 477 115 0 688 0 1356 L 0 13395 F N">
              <draw:equation draw:name="f0" draw:formula="logwidth"/>
              <draw:equation draw:name="f1" draw:formula="logheight"/>
            </draw:enhanced-geometry>
          </draw:custom-shape>
          <draw:custom-shape draw:name="Google Shape;916;p 2" draw:style-name="gr29" draw:text-style-name="P5" draw:layer="layout" svg:width="0.109cm" svg:height="1.318cm" svg:x="18.157cm" svg:y="14.41cm">
            <text:p/>
            <draw:enhanced-geometry draw:mirror-horizontal="false" draw:mirror-vertical="false" svg:viewBox="0 0 0 0" drawooo:sub-view-size="1107 13396" draw:text-areas="0 0 ?f0 ?f1" draw:type="ooxml-non-primitive" draw:enhanced-path="M 1107 13395 L 1107 1356 C 1107 688 630 134 0 1 F N">
              <draw:equation draw:name="f0" draw:formula="logwidth"/>
              <draw:equation draw:name="f1" draw:formula="logheight"/>
            </draw:enhanced-geometry>
          </draw:custom-shape>
          <draw:custom-shape draw:name="Google Shape;917;p 2" draw:style-name="gr30" draw:text-style-name="P5" draw:layer="layout" svg:width="0.068cm" svg:height="0.104cm" svg:x="18.096cm" svg:y="14.353cm">
            <text:p/>
            <draw:enhanced-geometry draw:mirror-horizontal="false" draw:mirror-vertical="false" svg:viewBox="0 0 0 0" drawooo:sub-view-size="707 1069" draw:text-areas="0 0 ?f0 ?f1" draw:type="ooxml-non-primitive" draw:enhanced-path="M 172 1069 L 535 1069 706 1 1 1 Z F N">
              <draw:equation draw:name="f0" draw:formula="logwidth"/>
              <draw:equation draw:name="f1" draw:formula="logheight"/>
            </draw:enhanced-geometry>
          </draw:custom-shape>
          <draw:custom-shape draw:name="Google Shape;918;p 2" draw:style-name="gr14" draw:text-style-name="P5" draw:layer="layout" svg:width="0.146cm" svg:height="0.001cm" svg:x="17.883cm" svg:y="14.671cm">
            <text:p/>
            <draw:enhanced-geometry draw:mirror-horizontal="false" draw:mirror-vertical="false" svg:viewBox="0 0 0 0" drawooo:sub-view-size="1489 1" draw:text-areas="0 0 ?f0 ?f1" draw:type="ooxml-non-primitive" draw:enhanced-path="M 1489 0 L 0 0 F N">
              <draw:equation draw:name="f0" draw:formula="logwidth"/>
              <draw:equation draw:name="f1" draw:formula="logheight"/>
            </draw:enhanced-geometry>
          </draw:custom-shape>
          <draw:custom-shape draw:name="Google Shape;919;p 2" draw:style-name="gr14" draw:text-style-name="P5" draw:layer="layout" svg:width="0.146cm" svg:height="0.001cm" svg:x="17.883cm" svg:y="14.732cm">
            <text:p/>
            <draw:enhanced-geometry draw:mirror-horizontal="false" draw:mirror-vertical="false" svg:viewBox="0 0 0 0" drawooo:sub-view-size="1489 1" draw:text-areas="0 0 ?f0 ?f1" draw:type="ooxml-non-primitive" draw:enhanced-path="M 1489 1 L 0 1 F N">
              <draw:equation draw:name="f0" draw:formula="logwidth"/>
              <draw:equation draw:name="f1" draw:formula="logheight"/>
            </draw:enhanced-geometry>
          </draw:custom-shape>
          <draw:custom-shape draw:name="Google Shape;920;p 2" draw:style-name="gr20" draw:text-style-name="P5" draw:layer="layout" svg:width="0.986cm" svg:height="0.375cm" svg:x="19.112cm" svg:y="13.889cm">
            <text:p/>
            <draw:enhanced-geometry draw:mirror-horizontal="false" draw:mirror-vertical="false" svg:viewBox="0 0 0 0" drawooo:sub-view-size="10018 3817" draw:text-areas="0 0 ?f0 ?f1" draw:type="ooxml-non-primitive" draw:enhanced-path="M 0 1 L 10017 1 10017 840 9254 1622 9254 3817 0 3817 F N">
              <draw:equation draw:name="f0" draw:formula="logwidth"/>
              <draw:equation draw:name="f1" draw:formula="logheight"/>
            </draw:enhanced-geometry>
          </draw:custom-shape>
          <draw:custom-shape draw:name="Google Shape;921;p 2" draw:style-name="gr25" draw:text-style-name="P5" draw:layer="layout" svg:width="0.967cm" svg:height="0.063cm" svg:x="19.056cm" svg:y="14.046cm">
            <text:p/>
            <draw:enhanced-geometry draw:mirror-horizontal="false" draw:mirror-vertical="false" svg:viewBox="0 0 0 0" drawooo:sub-view-size="9828 650" draw:text-areas="0 0 ?f0 ?f1" draw:type="ooxml-non-primitive" draw:enhanced-path="M 9827 0 L 9178 0 9178 649 8530 649 8530 0 7862 0 7862 649 7213 649 7213 0 6564 0 6564 649 5916 649 5916 0 5267 0 5267 649 4618 649 4618 0 3969 0 3969 649 3321 649 3321 0 2672 0 2672 649 2023 649 2023 0 1355 0 1355 649 707 649 707 0 1 0 F N">
              <draw:equation draw:name="f0" draw:formula="logwidth"/>
              <draw:equation draw:name="f1" draw:formula="logheight"/>
            </draw:enhanced-geometry>
          </draw:custom-shape>
          <draw:custom-shape draw:name="Google Shape;922;p 2" draw:style-name="gr59" draw:text-style-name="P5" draw:layer="layout" svg:width="0.987cm" svg:height="0.375cm" svg:x="18.979cm" svg:y="13.889cm">
            <text:p/>
            <draw:enhanced-geometry draw:mirror-horizontal="false" draw:mirror-vertical="false" svg:viewBox="0 0 0 0" drawooo:sub-view-size="10037 3817" draw:text-areas="0 0 ?f0 ?f1" draw:type="ooxml-non-primitive" draw:enhanced-path="M 10037 1 L 0 1 0 840 783 1622 783 3817 10037 3817 F N">
              <draw:equation draw:name="f0" draw:formula="logwidth"/>
              <draw:equation draw:name="f1" draw:formula="logheight"/>
            </draw:enhanced-geometry>
          </draw:custom-shape>
          <draw:custom-shape draw:name="Google Shape;923;p 2" draw:style-name="gr28" draw:text-style-name="P5" draw:layer="layout" svg:width="0.201cm" svg:height="1.463cm" svg:x="19.822cm" svg:y="14.265cm">
            <text:p/>
            <draw:enhanced-geometry draw:mirror-horizontal="false" draw:mirror-vertical="false" svg:viewBox="0 0 0 0" drawooo:sub-view-size="2043 14865" draw:text-areas="0 0 ?f0 ?f1" draw:type="ooxml-non-primitive" draw:enhanced-path="M 2042 1 L 2042 14864 1 14864 F N">
              <draw:equation draw:name="f0" draw:formula="logwidth"/>
              <draw:equation draw:name="f1" draw:formula="logheight"/>
            </draw:enhanced-geometry>
          </draw:custom-shape>
          <draw:custom-shape draw:name="Google Shape;924;p 2" draw:style-name="gr28" draw:text-style-name="P5" draw:layer="layout" svg:width="0.201cm" svg:height="1.463cm" svg:x="19.056cm" svg:y="14.265cm">
            <text:p/>
            <draw:enhanced-geometry draw:mirror-horizontal="false" draw:mirror-vertical="false" svg:viewBox="0 0 0 0" drawooo:sub-view-size="2043 14865" draw:text-areas="0 0 ?f0 ?f1" draw:type="ooxml-non-primitive" draw:enhanced-path="M 2042 14864 L 1 14864 1 1 F N">
              <draw:equation draw:name="f0" draw:formula="logwidth"/>
              <draw:equation draw:name="f1" draw:formula="logheight"/>
            </draw:enhanced-geometry>
          </draw:custom-shape>
          <draw:custom-shape draw:name="Google Shape;925;p 2" draw:style-name="gr26" draw:text-style-name="P5" draw:layer="layout" svg:width="0.985cm" svg:height="0.375cm" svg:x="18.751cm" svg:y="13.889cm">
            <text:p/>
            <draw:enhanced-geometry draw:mirror-horizontal="false" draw:mirror-vertical="false" svg:viewBox="0 0 0 0" drawooo:sub-view-size="10018 3817" draw:text-areas="0 0 ?f0 ?f1" draw:type="ooxml-non-primitive" draw:enhanced-path="M 10018 1 L 1 1 1 840 764 1622 764 3817 3092 3817 F N">
              <draw:equation draw:name="f0" draw:formula="logwidth"/>
              <draw:equation draw:name="f1" draw:formula="logheight"/>
            </draw:enhanced-geometry>
          </draw:custom-shape>
          <draw:custom-shape draw:name="Google Shape;926;p 2" draw:style-name="gr28" draw:text-style-name="P5" draw:layer="layout" svg:width="0.2cm" svg:height="1.463cm" svg:x="18.827cm" svg:y="14.265cm">
            <text:p/>
            <draw:enhanced-geometry draw:mirror-horizontal="false" draw:mirror-vertical="false" svg:viewBox="0 0 0 0" drawooo:sub-view-size="2043 14865" draw:text-areas="0 0 ?f0 ?f1" draw:type="ooxml-non-primitive" draw:enhanced-path="M 2042 14864 L 1 14864 1 1 F N">
              <draw:equation draw:name="f0" draw:formula="logwidth"/>
              <draw:equation draw:name="f1" draw:formula="logheight"/>
            </draw:enhanced-geometry>
          </draw:custom-shape>
          <draw:custom-shape draw:name="Google Shape;927;p 2" draw:style-name="gr29" draw:text-style-name="P5" draw:layer="layout" svg:width="0.108cm" svg:height="1.318cm" svg:x="19.403cm" svg:y="14.41cm">
            <text:p/>
            <draw:enhanced-geometry draw:mirror-horizontal="false" draw:mirror-vertical="false" svg:viewBox="0 0 0 0" drawooo:sub-view-size="1108 13396" draw:text-areas="0 0 ?f0 ?f1" draw:type="ooxml-non-primitive" draw:enhanced-path="M 1107 1 C 478 115 1 688 1 1356 L 1 13395 F N">
              <draw:equation draw:name="f0" draw:formula="logwidth"/>
              <draw:equation draw:name="f1" draw:formula="logheight"/>
            </draw:enhanced-geometry>
          </draw:custom-shape>
          <draw:custom-shape draw:name="Google Shape;928;p 2" draw:style-name="gr29" draw:text-style-name="P5" draw:layer="layout" svg:width="0.108cm" svg:height="1.318cm" svg:x="19.566cm" svg:y="14.41cm">
            <text:p/>
            <draw:enhanced-geometry draw:mirror-horizontal="false" draw:mirror-vertical="false" svg:viewBox="0 0 0 0" drawooo:sub-view-size="1108 13396" draw:text-areas="0 0 ?f0 ?f1" draw:type="ooxml-non-primitive" draw:enhanced-path="M 1107 13395 L 1107 1356 C 1107 688 630 134 1 1 F N">
              <draw:equation draw:name="f0" draw:formula="logwidth"/>
              <draw:equation draw:name="f1" draw:formula="logheight"/>
            </draw:enhanced-geometry>
          </draw:custom-shape>
          <draw:custom-shape draw:name="Google Shape;929;p 2" draw:style-name="gr30" draw:text-style-name="P5" draw:layer="layout" svg:width="0.071cm" svg:height="0.104cm" svg:x="19.502cm" svg:y="14.353cm">
            <text:p/>
            <draw:enhanced-geometry draw:mirror-horizontal="false" draw:mirror-vertical="false" svg:viewBox="0 0 0 0" drawooo:sub-view-size="726 1069" draw:text-areas="0 0 ?f0 ?f1" draw:type="ooxml-non-primitive" draw:enhanced-path="M 192 1069 L 535 1069 726 1 1 1 Z F N">
              <draw:equation draw:name="f0" draw:formula="logwidth"/>
              <draw:equation draw:name="f1" draw:formula="logheight"/>
            </draw:enhanced-geometry>
          </draw:custom-shape>
          <draw:custom-shape draw:name="Google Shape;930;p 2" draw:style-name="gr14" draw:text-style-name="P5" draw:layer="layout" svg:width="0.145cm" svg:height="0.001cm" svg:x="19.292cm" svg:y="14.671cm">
            <text:p/>
            <draw:enhanced-geometry draw:mirror-horizontal="false" draw:mirror-vertical="false" svg:viewBox="0 0 0 0" drawooo:sub-view-size="1490 1" draw:text-areas="0 0 ?f0 ?f1" draw:type="ooxml-non-primitive" draw:enhanced-path="M 1489 0 L 1 0 F N">
              <draw:equation draw:name="f0" draw:formula="logwidth"/>
              <draw:equation draw:name="f1" draw:formula="logheight"/>
            </draw:enhanced-geometry>
          </draw:custom-shape>
          <draw:custom-shape draw:name="Google Shape;931;p 2" draw:style-name="gr14" draw:text-style-name="P5" draw:layer="layout" svg:width="0.145cm" svg:height="0.001cm" svg:x="19.292cm" svg:y="14.732cm">
            <text:p/>
            <draw:enhanced-geometry draw:mirror-horizontal="false" draw:mirror-vertical="false" svg:viewBox="0 0 0 0" drawooo:sub-view-size="1490 1" draw:text-areas="0 0 ?f0 ?f1" draw:type="ooxml-non-primitive" draw:enhanced-path="M 1489 1 L 1 1 F N">
              <draw:equation draw:name="f0" draw:formula="logwidth"/>
              <draw:equation draw:name="f1" draw:formula="logheight"/>
            </draw:enhanced-geometry>
          </draw:custom-shape>
          <draw:custom-shape draw:name="Google Shape;932;p 2" draw:style-name="gr14" draw:text-style-name="P5" draw:layer="layout" svg:width="0.145cm" svg:height="0.001cm" svg:x="19.638cm" svg:y="14.671cm">
            <text:p/>
            <draw:enhanced-geometry draw:mirror-horizontal="false" draw:mirror-vertical="false" svg:viewBox="0 0 0 0" drawooo:sub-view-size="1489 1" draw:text-areas="0 0 ?f0 ?f1" draw:type="ooxml-non-primitive" draw:enhanced-path="M 1489 0 L 1 0 F N">
              <draw:equation draw:name="f0" draw:formula="logwidth"/>
              <draw:equation draw:name="f1" draw:formula="logheight"/>
            </draw:enhanced-geometry>
          </draw:custom-shape>
          <draw:custom-shape draw:name="Google Shape;933;p 2" draw:style-name="gr14" draw:text-style-name="P5" draw:layer="layout" svg:width="0.145cm" svg:height="0.001cm" svg:x="19.638cm" svg:y="14.732cm">
            <text:p/>
            <draw:enhanced-geometry draw:mirror-horizontal="false" draw:mirror-vertical="false" svg:viewBox="0 0 0 0" drawooo:sub-view-size="1489 1" draw:text-areas="0 0 ?f0 ?f1" draw:type="ooxml-non-primitive" draw:enhanced-path="M 1489 1 L 1 1 F N">
              <draw:equation draw:name="f0" draw:formula="logwidth"/>
              <draw:equation draw:name="f1" draw:formula="logheight"/>
            </draw:enhanced-geometry>
          </draw:custom-shape>
          <draw:custom-shape draw:name="Google Shape;934;p 2" draw:style-name="gr29" draw:text-style-name="P5" draw:layer="layout" svg:width="0.108cm" svg:height="1.318cm" svg:x="19.749cm" svg:y="14.41cm">
            <text:p/>
            <draw:enhanced-geometry draw:mirror-horizontal="false" draw:mirror-vertical="false" svg:viewBox="0 0 0 0" drawooo:sub-view-size="1108 13396" draw:text-areas="0 0 ?f0 ?f1" draw:type="ooxml-non-primitive" draw:enhanced-path="M 1107 1 C 477 115 0 688 0 1356 L 0 13395 F N">
              <draw:equation draw:name="f0" draw:formula="logwidth"/>
              <draw:equation draw:name="f1" draw:formula="logheight"/>
            </draw:enhanced-geometry>
          </draw:custom-shape>
          <draw:custom-shape draw:name="Google Shape;935;p 2" draw:style-name="gr29" draw:text-style-name="P5" draw:layer="layout" svg:width="0.108cm" svg:height="1.318cm" svg:x="19.912cm" svg:y="14.41cm">
            <text:p/>
            <draw:enhanced-geometry draw:mirror-horizontal="false" draw:mirror-vertical="false" svg:viewBox="0 0 0 0" drawooo:sub-view-size="1108 13396" draw:text-areas="0 0 ?f0 ?f1" draw:type="ooxml-non-primitive" draw:enhanced-path="M 1107 13395 L 1107 1356 C 1107 688 630 134 0 1 F N">
              <draw:equation draw:name="f0" draw:formula="logwidth"/>
              <draw:equation draw:name="f1" draw:formula="logheight"/>
            </draw:enhanced-geometry>
          </draw:custom-shape>
          <draw:custom-shape draw:name="Google Shape;936;p 2" draw:style-name="gr30" draw:text-style-name="P5" draw:layer="layout" svg:width="0.07cm" svg:height="0.104cm" svg:x="19.849cm" svg:y="14.353cm">
            <text:p/>
            <draw:enhanced-geometry draw:mirror-horizontal="false" draw:mirror-vertical="false" svg:viewBox="0 0 0 0" drawooo:sub-view-size="726 1069" draw:text-areas="0 0 ?f0 ?f1" draw:type="ooxml-non-primitive" draw:enhanced-path="M 191 1069 L 535 1069 726 1 1 1 Z F N">
              <draw:equation draw:name="f0" draw:formula="logwidth"/>
              <draw:equation draw:name="f1" draw:formula="logheight"/>
            </draw:enhanced-geometry>
          </draw:custom-shape>
          <draw:custom-shape draw:name="Google Shape;937;p 2" draw:style-name="gr14" draw:text-style-name="P5" draw:layer="layout" svg:width="0.145cm" svg:height="0.001cm" svg:x="19.638cm" svg:y="14.671cm">
            <text:p/>
            <draw:enhanced-geometry draw:mirror-horizontal="false" draw:mirror-vertical="false" svg:viewBox="0 0 0 0" drawooo:sub-view-size="1489 1" draw:text-areas="0 0 ?f0 ?f1" draw:type="ooxml-non-primitive" draw:enhanced-path="M 1489 0 L 1 0 F N">
              <draw:equation draw:name="f0" draw:formula="logwidth"/>
              <draw:equation draw:name="f1" draw:formula="logheight"/>
            </draw:enhanced-geometry>
          </draw:custom-shape>
          <draw:custom-shape draw:name="Google Shape;938;p 2" draw:style-name="gr14" draw:text-style-name="P5" draw:layer="layout" svg:width="0.145cm" svg:height="0.001cm" svg:x="19.638cm" svg:y="14.732cm">
            <text:p/>
            <draw:enhanced-geometry draw:mirror-horizontal="false" draw:mirror-vertical="false" svg:viewBox="0 0 0 0" drawooo:sub-view-size="1489 1" draw:text-areas="0 0 ?f0 ?f1" draw:type="ooxml-non-primitive" draw:enhanced-path="M 1489 1 L 1 1 F N">
              <draw:equation draw:name="f0" draw:formula="logwidth"/>
              <draw:equation draw:name="f1" draw:formula="logheight"/>
            </draw:enhanced-geometry>
          </draw:custom-shape>
          <draw:custom-shape draw:name="Google Shape;939;p 2" draw:style-name="gr29" draw:text-style-name="P5" draw:layer="layout" svg:width="0.11cm" svg:height="1.318cm" svg:x="19.057cm" svg:y="14.41cm">
            <text:p/>
            <draw:enhanced-geometry draw:mirror-horizontal="false" draw:mirror-vertical="false" svg:viewBox="0 0 0 0" drawooo:sub-view-size="1127 13396" draw:text-areas="0 0 ?f0 ?f1" draw:type="ooxml-non-primitive" draw:enhanced-path="M 1126 1 C 478 115 1 688 1 1356 L 1 13395 F N">
              <draw:equation draw:name="f0" draw:formula="logwidth"/>
              <draw:equation draw:name="f1" draw:formula="logheight"/>
            </draw:enhanced-geometry>
          </draw:custom-shape>
          <draw:custom-shape draw:name="Google Shape;940;p 2" draw:style-name="gr29" draw:text-style-name="P5" draw:layer="layout" svg:width="0.108cm" svg:height="1.318cm" svg:x="19.221cm" svg:y="14.41cm">
            <text:p/>
            <draw:enhanced-geometry draw:mirror-horizontal="false" draw:mirror-vertical="false" svg:viewBox="0 0 0 0" drawooo:sub-view-size="1108 13396" draw:text-areas="0 0 ?f0 ?f1" draw:type="ooxml-non-primitive" draw:enhanced-path="M 1107 13395 L 1107 1356 C 1107 688 630 134 1 1 F N">
              <draw:equation draw:name="f0" draw:formula="logwidth"/>
              <draw:equation draw:name="f1" draw:formula="logheight"/>
            </draw:enhanced-geometry>
          </draw:custom-shape>
          <draw:custom-shape draw:name="Google Shape;941;p 2" draw:style-name="gr30" draw:text-style-name="P5" draw:layer="layout" svg:width="0.069cm" svg:height="0.104cm" svg:x="19.158cm" svg:y="14.353cm">
            <text:p/>
            <draw:enhanced-geometry draw:mirror-horizontal="false" draw:mirror-vertical="false" svg:viewBox="0 0 0 0" drawooo:sub-view-size="707 1069" draw:text-areas="0 0 ?f0 ?f1" draw:type="ooxml-non-primitive" draw:enhanced-path="M 172 1069 L 534 1069 706 1 0 1 Z F N">
              <draw:equation draw:name="f0" draw:formula="logwidth"/>
              <draw:equation draw:name="f1" draw:formula="logheight"/>
            </draw:enhanced-geometry>
          </draw:custom-shape>
          <draw:custom-shape draw:name="Google Shape;942;p 2" draw:style-name="gr14" draw:text-style-name="P5" draw:layer="layout" svg:width="0.145cm" svg:height="0.001cm" svg:x="19.292cm" svg:y="14.671cm">
            <text:p/>
            <draw:enhanced-geometry draw:mirror-horizontal="false" draw:mirror-vertical="false" svg:viewBox="0 0 0 0" drawooo:sub-view-size="1490 1" draw:text-areas="0 0 ?f0 ?f1" draw:type="ooxml-non-primitive" draw:enhanced-path="M 1489 0 L 1 0 F N">
              <draw:equation draw:name="f0" draw:formula="logwidth"/>
              <draw:equation draw:name="f1" draw:formula="logheight"/>
            </draw:enhanced-geometry>
          </draw:custom-shape>
          <draw:custom-shape draw:name="Google Shape;943;p 2" draw:style-name="gr14" draw:text-style-name="P5" draw:layer="layout" svg:width="0.145cm" svg:height="0.001cm" svg:x="18.859cm" svg:y="14.265cm">
            <text:p/>
            <draw:enhanced-geometry draw:mirror-horizontal="false" draw:mirror-vertical="false" svg:viewBox="0 0 0 0" drawooo:sub-view-size="1489 1" draw:text-areas="0 0 ?f0 ?f1" draw:type="ooxml-non-primitive" draw:enhanced-path="M 1488 1 L 0 1 F N">
              <draw:equation draw:name="f0" draw:formula="logwidth"/>
              <draw:equation draw:name="f1" draw:formula="logheight"/>
            </draw:enhanced-geometry>
          </draw:custom-shape>
          <draw:custom-shape draw:name="Google Shape;944;p 2" draw:style-name="gr14" draw:text-style-name="P5" draw:layer="layout" svg:width="0.127cm" svg:height="0.001cm" svg:x="18.877cm" svg:y="14.339cm">
            <text:p/>
            <draw:enhanced-geometry draw:mirror-horizontal="false" draw:mirror-vertical="false" svg:viewBox="0 0 0 0" drawooo:sub-view-size="1298 1" draw:text-areas="0 0 ?f0 ?f1" draw:type="ooxml-non-primitive" draw:enhanced-path="M 1297 1 L 0 1 F N">
              <draw:equation draw:name="f0" draw:formula="logwidth"/>
              <draw:equation draw:name="f1" draw:formula="logheight"/>
            </draw:enhanced-geometry>
          </draw:custom-shape>
          <draw:custom-shape draw:name="Google Shape;945;p 2" draw:style-name="gr14" draw:text-style-name="P5" draw:layer="layout" svg:width="0.127cm" svg:height="0.001cm" svg:x="18.877cm" svg:y="14.412cm">
            <text:p/>
            <draw:enhanced-geometry draw:mirror-horizontal="false" draw:mirror-vertical="false" svg:viewBox="0 0 0 0" drawooo:sub-view-size="1298 1" draw:text-areas="0 0 ?f0 ?f1" draw:type="ooxml-non-primitive" draw:enhanced-path="M 1297 1 L 0 1 F N">
              <draw:equation draw:name="f0" draw:formula="logwidth"/>
              <draw:equation draw:name="f1" draw:formula="logheight"/>
            </draw:enhanced-geometry>
          </draw:custom-shape>
          <draw:custom-shape draw:name="Google Shape;946;p 2" draw:style-name="gr14" draw:text-style-name="P5" draw:layer="layout" svg:width="0.127cm" svg:height="0.001cm" svg:x="18.877cm" svg:y="14.486cm">
            <text:p/>
            <draw:enhanced-geometry draw:mirror-horizontal="false" draw:mirror-vertical="false" svg:viewBox="0 0 0 0" drawooo:sub-view-size="1298 1" draw:text-areas="0 0 ?f0 ?f1" draw:type="ooxml-non-primitive" draw:enhanced-path="M 1297 0 L 0 0 F N">
              <draw:equation draw:name="f0" draw:formula="logwidth"/>
              <draw:equation draw:name="f1" draw:formula="logheight"/>
            </draw:enhanced-geometry>
          </draw:custom-shape>
          <draw:custom-shape draw:name="Google Shape;947;p 2" draw:style-name="gr14" draw:text-style-name="P5" draw:layer="layout" svg:width="0.127cm" svg:height="0.001cm" svg:x="18.877cm" svg:y="14.559cm">
            <text:p/>
            <draw:enhanced-geometry draw:mirror-horizontal="false" draw:mirror-vertical="false" svg:viewBox="0 0 0 0" drawooo:sub-view-size="1298 1" draw:text-areas="0 0 ?f0 ?f1" draw:type="ooxml-non-primitive" draw:enhanced-path="M 1297 0 L 0 0 F N">
              <draw:equation draw:name="f0" draw:formula="logwidth"/>
              <draw:equation draw:name="f1" draw:formula="logheight"/>
            </draw:enhanced-geometry>
          </draw:custom-shape>
          <draw:custom-shape draw:name="Google Shape;948;p 2" draw:style-name="gr14" draw:text-style-name="P5" draw:layer="layout" svg:width="0.127cm" svg:height="0.001cm" svg:x="18.877cm" svg:y="14.632cm">
            <text:p/>
            <draw:enhanced-geometry draw:mirror-horizontal="false" draw:mirror-vertical="false" svg:viewBox="0 0 0 0" drawooo:sub-view-size="1298 1" draw:text-areas="0 0 ?f0 ?f1" draw:type="ooxml-non-primitive" draw:enhanced-path="M 1297 0 L 0 0 F N">
              <draw:equation draw:name="f0" draw:formula="logwidth"/>
              <draw:equation draw:name="f1" draw:formula="logheight"/>
            </draw:enhanced-geometry>
          </draw:custom-shape>
          <draw:custom-shape draw:name="Google Shape;949;p 2" draw:style-name="gr14" draw:text-style-name="P5" draw:layer="layout" svg:width="0.127cm" svg:height="0.001cm" svg:x="18.877cm" svg:y="14.705cm">
            <text:p/>
            <draw:enhanced-geometry draw:mirror-horizontal="false" draw:mirror-vertical="false" svg:viewBox="0 0 0 0" drawooo:sub-view-size="1298 1" draw:text-areas="0 0 ?f0 ?f1" draw:type="ooxml-non-primitive" draw:enhanced-path="M 1297 1 L 0 1 F N">
              <draw:equation draw:name="f0" draw:formula="logwidth"/>
              <draw:equation draw:name="f1" draw:formula="logheight"/>
            </draw:enhanced-geometry>
          </draw:custom-shape>
          <draw:custom-shape draw:name="Google Shape;950;p 2" draw:style-name="gr14" draw:text-style-name="P5" draw:layer="layout" svg:width="0.127cm" svg:height="0.001cm" svg:x="18.877cm" svg:y="14.777cm">
            <text:p/>
            <draw:enhanced-geometry draw:mirror-horizontal="false" draw:mirror-vertical="false" svg:viewBox="0 0 0 0" drawooo:sub-view-size="1298 1" draw:text-areas="0 0 ?f0 ?f1" draw:type="ooxml-non-primitive" draw:enhanced-path="M 1297 1 L 0 1 F N">
              <draw:equation draw:name="f0" draw:formula="logwidth"/>
              <draw:equation draw:name="f1" draw:formula="logheight"/>
            </draw:enhanced-geometry>
          </draw:custom-shape>
          <draw:custom-shape draw:name="Google Shape;951;p 2" draw:style-name="gr14" draw:text-style-name="P5" draw:layer="layout" svg:width="0.127cm" svg:height="0.001cm" svg:x="18.877cm" svg:y="14.85cm">
            <text:p/>
            <draw:enhanced-geometry draw:mirror-horizontal="false" draw:mirror-vertical="false" svg:viewBox="0 0 0 0" drawooo:sub-view-size="1298 1" draw:text-areas="0 0 ?f0 ?f1" draw:type="ooxml-non-primitive" draw:enhanced-path="M 1297 1 L 0 1 F N">
              <draw:equation draw:name="f0" draw:formula="logwidth"/>
              <draw:equation draw:name="f1" draw:formula="logheight"/>
            </draw:enhanced-geometry>
          </draw:custom-shape>
          <draw:custom-shape draw:name="Google Shape;952;p 2" draw:style-name="gr14" draw:text-style-name="P5" draw:layer="layout" svg:width="0.127cm" svg:height="0.001cm" svg:x="18.877cm" svg:y="14.923cm">
            <text:p/>
            <draw:enhanced-geometry draw:mirror-horizontal="false" draw:mirror-vertical="false" svg:viewBox="0 0 0 0" drawooo:sub-view-size="1298 1" draw:text-areas="0 0 ?f0 ?f1" draw:type="ooxml-non-primitive" draw:enhanced-path="M 1297 1 L 0 1 F N">
              <draw:equation draw:name="f0" draw:formula="logwidth"/>
              <draw:equation draw:name="f1" draw:formula="logheight"/>
            </draw:enhanced-geometry>
          </draw:custom-shape>
          <draw:custom-shape draw:name="Google Shape;953;p 2" draw:style-name="gr14" draw:text-style-name="P5" draw:layer="layout" svg:width="0.127cm" svg:height="0.001cm" svg:x="18.877cm" svg:y="14.996cm">
            <text:p/>
            <draw:enhanced-geometry draw:mirror-horizontal="false" draw:mirror-vertical="false" svg:viewBox="0 0 0 0" drawooo:sub-view-size="1298 1" draw:text-areas="0 0 ?f0 ?f1" draw:type="ooxml-non-primitive" draw:enhanced-path="M 1297 0 L 0 0 F N">
              <draw:equation draw:name="f0" draw:formula="logwidth"/>
              <draw:equation draw:name="f1" draw:formula="logheight"/>
            </draw:enhanced-geometry>
          </draw:custom-shape>
          <draw:custom-shape draw:name="Google Shape;954;p 2" draw:style-name="gr14" draw:text-style-name="P5" draw:layer="layout" svg:width="0.127cm" svg:height="0.001cm" svg:x="18.877cm" svg:y="15.07cm">
            <text:p/>
            <draw:enhanced-geometry draw:mirror-horizontal="false" draw:mirror-vertical="false" svg:viewBox="0 0 0 0" drawooo:sub-view-size="1298 1" draw:text-areas="0 0 ?f0 ?f1" draw:type="ooxml-non-primitive" draw:enhanced-path="M 1297 0 L 0 0 F N">
              <draw:equation draw:name="f0" draw:formula="logwidth"/>
              <draw:equation draw:name="f1" draw:formula="logheight"/>
            </draw:enhanced-geometry>
          </draw:custom-shape>
          <draw:custom-shape draw:name="Google Shape;955;p 2" draw:style-name="gr14" draw:text-style-name="P5" draw:layer="layout" svg:width="0.127cm" svg:height="0.001cm" svg:x="18.877cm" svg:y="15.143cm">
            <text:p/>
            <draw:enhanced-geometry draw:mirror-horizontal="false" draw:mirror-vertical="false" svg:viewBox="0 0 0 0" drawooo:sub-view-size="1298 1" draw:text-areas="0 0 ?f0 ?f1" draw:type="ooxml-non-primitive" draw:enhanced-path="M 1297 0 L 0 0 F N">
              <draw:equation draw:name="f0" draw:formula="logwidth"/>
              <draw:equation draw:name="f1" draw:formula="logheight"/>
            </draw:enhanced-geometry>
          </draw:custom-shape>
          <draw:custom-shape draw:name="Google Shape;956;p 2" draw:style-name="gr14" draw:text-style-name="P5" draw:layer="layout" svg:width="0.127cm" svg:height="0.001cm" svg:x="18.877cm" svg:y="15.217cm">
            <text:p/>
            <draw:enhanced-geometry draw:mirror-horizontal="false" draw:mirror-vertical="false" svg:viewBox="0 0 0 0" drawooo:sub-view-size="1298 1" draw:text-areas="0 0 ?f0 ?f1" draw:type="ooxml-non-primitive" draw:enhanced-path="M 1297 0 L 0 0 F N">
              <draw:equation draw:name="f0" draw:formula="logwidth"/>
              <draw:equation draw:name="f1" draw:formula="logheight"/>
            </draw:enhanced-geometry>
          </draw:custom-shape>
          <draw:custom-shape draw:name="Google Shape;957;p 2" draw:style-name="gr14" draw:text-style-name="P5" draw:layer="layout" svg:width="0.127cm" svg:height="0.001cm" svg:x="18.877cm" svg:y="15.289cm">
            <text:p/>
            <draw:enhanced-geometry draw:mirror-horizontal="false" draw:mirror-vertical="false" svg:viewBox="0 0 0 0" drawooo:sub-view-size="1298 1" draw:text-areas="0 0 ?f0 ?f1" draw:type="ooxml-non-primitive" draw:enhanced-path="M 1297 1 L 0 1 F N">
              <draw:equation draw:name="f0" draw:formula="logwidth"/>
              <draw:equation draw:name="f1" draw:formula="logheight"/>
            </draw:enhanced-geometry>
          </draw:custom-shape>
          <draw:custom-shape draw:name="Google Shape;958;p 2" draw:style-name="gr14" draw:text-style-name="P5" draw:layer="layout" svg:width="0.127cm" svg:height="0.001cm" svg:x="18.877cm" svg:y="15.363cm">
            <text:p/>
            <draw:enhanced-geometry draw:mirror-horizontal="false" draw:mirror-vertical="false" svg:viewBox="0 0 0 0" drawooo:sub-view-size="1298 1" draw:text-areas="0 0 ?f0 ?f1" draw:type="ooxml-non-primitive" draw:enhanced-path="M 1297 1 L 0 1 F N">
              <draw:equation draw:name="f0" draw:formula="logwidth"/>
              <draw:equation draw:name="f1" draw:formula="logheight"/>
            </draw:enhanced-geometry>
          </draw:custom-shape>
          <draw:custom-shape draw:name="Google Shape;959;p 2" draw:style-name="gr14" draw:text-style-name="P5" draw:layer="layout" svg:width="0.127cm" svg:height="0.001cm" svg:x="18.877cm" svg:y="15.436cm">
            <text:p/>
            <draw:enhanced-geometry draw:mirror-horizontal="false" draw:mirror-vertical="false" svg:viewBox="0 0 0 0" drawooo:sub-view-size="1298 1" draw:text-areas="0 0 ?f0 ?f1" draw:type="ooxml-non-primitive" draw:enhanced-path="M 1297 1 L 0 1 F N">
              <draw:equation draw:name="f0" draw:formula="logwidth"/>
              <draw:equation draw:name="f1" draw:formula="logheight"/>
            </draw:enhanced-geometry>
          </draw:custom-shape>
          <draw:custom-shape draw:name="Google Shape;960;p 2" draw:style-name="gr14" draw:text-style-name="P5" draw:layer="layout" svg:width="0.127cm" svg:height="0.001cm" svg:x="18.877cm" svg:y="15.51cm">
            <text:p/>
            <draw:enhanced-geometry draw:mirror-horizontal="false" draw:mirror-vertical="false" svg:viewBox="0 0 0 0" drawooo:sub-view-size="1298 120000" draw:text-areas="0 0 ?f0 ?f1" draw:type="ooxml-non-primitive" draw:enhanced-path="M 1297 0 L 0 0 F N">
              <draw:equation draw:name="f0" draw:formula="logwidth"/>
              <draw:equation draw:name="f1" draw:formula="logheight"/>
            </draw:enhanced-geometry>
          </draw:custom-shape>
          <draw:custom-shape draw:name="Google Shape;961;p 2" draw:style-name="gr14" draw:text-style-name="P5" draw:layer="layout" svg:width="0.127cm" svg:height="0.001cm" svg:x="18.877cm" svg:y="15.583cm">
            <text:p/>
            <draw:enhanced-geometry draw:mirror-horizontal="false" draw:mirror-vertical="false" svg:viewBox="0 0 0 0" drawooo:sub-view-size="1298 1" draw:text-areas="0 0 ?f0 ?f1" draw:type="ooxml-non-primitive" draw:enhanced-path="M 1297 0 L 0 0 F N">
              <draw:equation draw:name="f0" draw:formula="logwidth"/>
              <draw:equation draw:name="f1" draw:formula="logheight"/>
            </draw:enhanced-geometry>
          </draw:custom-shape>
          <draw:custom-shape draw:name="Google Shape;962;p 2" draw:style-name="gr16" draw:text-style-name="P5" draw:layer="layout" svg:width="0.127cm" svg:height="0.002cm" svg:x="18.877cm" svg:y="15.656cm">
            <text:p/>
            <draw:enhanced-geometry draw:mirror-horizontal="false" draw:mirror-vertical="false" svg:viewBox="0 0 0 0" drawooo:sub-view-size="1298 1" draw:text-areas="0 0 ?f0 ?f1" draw:type="ooxml-non-primitive" draw:enhanced-path="M 1297 0 L 0 0 F N">
              <draw:equation draw:name="f0" draw:formula="logwidth"/>
              <draw:equation draw:name="f1" draw:formula="logheight"/>
            </draw:enhanced-geometry>
          </draw:custom-shape>
          <draw:custom-shape draw:name="Google Shape;963;p 2" draw:style-name="gr14" draw:text-style-name="P5" draw:layer="layout" svg:width="0.145cm" svg:height="0.001cm" svg:x="18.859cm" svg:y="15.729cm">
            <text:p/>
            <draw:enhanced-geometry draw:mirror-horizontal="false" draw:mirror-vertical="false" svg:viewBox="0 0 0 0" drawooo:sub-view-size="1489 1" draw:text-areas="0 0 ?f0 ?f1" draw:type="ooxml-non-primitive" draw:enhanced-path="M 1488 0 L 0 0 F N">
              <draw:equation draw:name="f0" draw:formula="logwidth"/>
              <draw:equation draw:name="f1" draw:formula="logheight"/>
            </draw:enhanced-geometry>
          </draw:custom-shape>
          <draw:custom-shape draw:name="Google Shape;964;p 2" draw:style-name="gr14" draw:text-style-name="P5" draw:layer="layout" svg:width="0.146cm" svg:height="0.001cm" svg:x="20.062cm" svg:y="14.265cm">
            <text:p/>
            <draw:enhanced-geometry draw:mirror-horizontal="false" draw:mirror-vertical="false" svg:viewBox="0 0 0 0" drawooo:sub-view-size="1490 1" draw:text-areas="0 0 ?f0 ?f1" draw:type="ooxml-non-primitive" draw:enhanced-path="M 1489 1 L 1 1 F N">
              <draw:equation draw:name="f0" draw:formula="logwidth"/>
              <draw:equation draw:name="f1" draw:formula="logheight"/>
            </draw:enhanced-geometry>
          </draw:custom-shape>
          <draw:custom-shape draw:name="Google Shape;965;p 2" draw:style-name="gr14" draw:text-style-name="P5" draw:layer="layout" svg:width="0.127cm" svg:height="0.001cm" svg:x="20.062cm" svg:y="14.339cm">
            <text:p/>
            <draw:enhanced-geometry draw:mirror-horizontal="false" draw:mirror-vertical="false" svg:viewBox="0 0 0 0" drawooo:sub-view-size="1299 1" draw:text-areas="0 0 ?f0 ?f1" draw:type="ooxml-non-primitive" draw:enhanced-path="M 1298 1 L 1 1 F N">
              <draw:equation draw:name="f0" draw:formula="logwidth"/>
              <draw:equation draw:name="f1" draw:formula="logheight"/>
            </draw:enhanced-geometry>
          </draw:custom-shape>
          <draw:custom-shape draw:name="Google Shape;966;p 2" draw:style-name="gr14" draw:text-style-name="P5" draw:layer="layout" svg:width="0.127cm" svg:height="0.001cm" svg:x="20.062cm" svg:y="14.412cm">
            <text:p/>
            <draw:enhanced-geometry draw:mirror-horizontal="false" draw:mirror-vertical="false" svg:viewBox="0 0 0 0" drawooo:sub-view-size="1299 1" draw:text-areas="0 0 ?f0 ?f1" draw:type="ooxml-non-primitive" draw:enhanced-path="M 1298 1 L 1 1 F N">
              <draw:equation draw:name="f0" draw:formula="logwidth"/>
              <draw:equation draw:name="f1" draw:formula="logheight"/>
            </draw:enhanced-geometry>
          </draw:custom-shape>
          <draw:custom-shape draw:name="Google Shape;967;p 2" draw:style-name="gr14" draw:text-style-name="P5" draw:layer="layout" svg:width="0.127cm" svg:height="0.001cm" svg:x="20.062cm" svg:y="14.486cm">
            <text:p/>
            <draw:enhanced-geometry draw:mirror-horizontal="false" draw:mirror-vertical="false" svg:viewBox="0 0 0 0" drawooo:sub-view-size="1299 1" draw:text-areas="0 0 ?f0 ?f1" draw:type="ooxml-non-primitive" draw:enhanced-path="M 1298 0 L 1 0 F N">
              <draw:equation draw:name="f0" draw:formula="logwidth"/>
              <draw:equation draw:name="f1" draw:formula="logheight"/>
            </draw:enhanced-geometry>
          </draw:custom-shape>
          <draw:custom-shape draw:name="Google Shape;968;p 2" draw:style-name="gr14" draw:text-style-name="P5" draw:layer="layout" svg:width="0.127cm" svg:height="0.001cm" svg:x="20.062cm" svg:y="14.559cm">
            <text:p/>
            <draw:enhanced-geometry draw:mirror-horizontal="false" draw:mirror-vertical="false" svg:viewBox="0 0 0 0" drawooo:sub-view-size="1299 1" draw:text-areas="0 0 ?f0 ?f1" draw:type="ooxml-non-primitive" draw:enhanced-path="M 1298 0 L 1 0 F N">
              <draw:equation draw:name="f0" draw:formula="logwidth"/>
              <draw:equation draw:name="f1" draw:formula="logheight"/>
            </draw:enhanced-geometry>
          </draw:custom-shape>
          <draw:custom-shape draw:name="Google Shape;969;p 2" draw:style-name="gr14" draw:text-style-name="P5" draw:layer="layout" svg:width="0.127cm" svg:height="0.001cm" svg:x="20.062cm" svg:y="14.632cm">
            <text:p/>
            <draw:enhanced-geometry draw:mirror-horizontal="false" draw:mirror-vertical="false" svg:viewBox="0 0 0 0" drawooo:sub-view-size="1299 1" draw:text-areas="0 0 ?f0 ?f1" draw:type="ooxml-non-primitive" draw:enhanced-path="M 1298 0 L 1 0 F N">
              <draw:equation draw:name="f0" draw:formula="logwidth"/>
              <draw:equation draw:name="f1" draw:formula="logheight"/>
            </draw:enhanced-geometry>
          </draw:custom-shape>
          <draw:custom-shape draw:name="Google Shape;970;p 2" draw:style-name="gr14" draw:text-style-name="P5" draw:layer="layout" svg:width="0.127cm" svg:height="0.001cm" svg:x="20.062cm" svg:y="14.705cm">
            <text:p/>
            <draw:enhanced-geometry draw:mirror-horizontal="false" draw:mirror-vertical="false" svg:viewBox="0 0 0 0" drawooo:sub-view-size="1299 1" draw:text-areas="0 0 ?f0 ?f1" draw:type="ooxml-non-primitive" draw:enhanced-path="M 1298 1 L 1 1 F N">
              <draw:equation draw:name="f0" draw:formula="logwidth"/>
              <draw:equation draw:name="f1" draw:formula="logheight"/>
            </draw:enhanced-geometry>
          </draw:custom-shape>
          <draw:custom-shape draw:name="Google Shape;971;p 2" draw:style-name="gr14" draw:text-style-name="P5" draw:layer="layout" svg:width="0.127cm" svg:height="0.001cm" svg:x="20.062cm" svg:y="14.777cm">
            <text:p/>
            <draw:enhanced-geometry draw:mirror-horizontal="false" draw:mirror-vertical="false" svg:viewBox="0 0 0 0" drawooo:sub-view-size="1299 1" draw:text-areas="0 0 ?f0 ?f1" draw:type="ooxml-non-primitive" draw:enhanced-path="M 1298 1 L 1 1 F N">
              <draw:equation draw:name="f0" draw:formula="logwidth"/>
              <draw:equation draw:name="f1" draw:formula="logheight"/>
            </draw:enhanced-geometry>
          </draw:custom-shape>
          <draw:custom-shape draw:name="Google Shape;972;p 2" draw:style-name="gr14" draw:text-style-name="P5" draw:layer="layout" svg:width="0.127cm" svg:height="0.001cm" svg:x="20.062cm" svg:y="14.85cm">
            <text:p/>
            <draw:enhanced-geometry draw:mirror-horizontal="false" draw:mirror-vertical="false" svg:viewBox="0 0 0 0" drawooo:sub-view-size="1299 1" draw:text-areas="0 0 ?f0 ?f1" draw:type="ooxml-non-primitive" draw:enhanced-path="M 1298 1 L 1 1 F N">
              <draw:equation draw:name="f0" draw:formula="logwidth"/>
              <draw:equation draw:name="f1" draw:formula="logheight"/>
            </draw:enhanced-geometry>
          </draw:custom-shape>
          <draw:custom-shape draw:name="Google Shape;973;p 2" draw:style-name="gr14" draw:text-style-name="P5" draw:layer="layout" svg:width="0.127cm" svg:height="0.001cm" svg:x="20.062cm" svg:y="14.923cm">
            <text:p/>
            <draw:enhanced-geometry draw:mirror-horizontal="false" draw:mirror-vertical="false" svg:viewBox="0 0 0 0" drawooo:sub-view-size="1299 1" draw:text-areas="0 0 ?f0 ?f1" draw:type="ooxml-non-primitive" draw:enhanced-path="M 1298 1 L 1 1 F N">
              <draw:equation draw:name="f0" draw:formula="logwidth"/>
              <draw:equation draw:name="f1" draw:formula="logheight"/>
            </draw:enhanced-geometry>
          </draw:custom-shape>
          <draw:custom-shape draw:name="Google Shape;974;p 2" draw:style-name="gr14" draw:text-style-name="P5" draw:layer="layout" svg:width="0.127cm" svg:height="0.001cm" svg:x="20.062cm" svg:y="14.996cm">
            <text:p/>
            <draw:enhanced-geometry draw:mirror-horizontal="false" draw:mirror-vertical="false" svg:viewBox="0 0 0 0" drawooo:sub-view-size="1299 1" draw:text-areas="0 0 ?f0 ?f1" draw:type="ooxml-non-primitive" draw:enhanced-path="M 1298 0 L 1 0 F N">
              <draw:equation draw:name="f0" draw:formula="logwidth"/>
              <draw:equation draw:name="f1" draw:formula="logheight"/>
            </draw:enhanced-geometry>
          </draw:custom-shape>
          <draw:custom-shape draw:name="Google Shape;975;p 2" draw:style-name="gr14" draw:text-style-name="P5" draw:layer="layout" svg:width="0.127cm" svg:height="0.001cm" svg:x="20.062cm" svg:y="15.07cm">
            <text:p/>
            <draw:enhanced-geometry draw:mirror-horizontal="false" draw:mirror-vertical="false" svg:viewBox="0 0 0 0" drawooo:sub-view-size="1299 1" draw:text-areas="0 0 ?f0 ?f1" draw:type="ooxml-non-primitive" draw:enhanced-path="M 1298 0 L 1 0 F N">
              <draw:equation draw:name="f0" draw:formula="logwidth"/>
              <draw:equation draw:name="f1" draw:formula="logheight"/>
            </draw:enhanced-geometry>
          </draw:custom-shape>
          <draw:custom-shape draw:name="Google Shape;976;p 2" draw:style-name="gr14" draw:text-style-name="P5" draw:layer="layout" svg:width="0.127cm" svg:height="0.001cm" svg:x="20.062cm" svg:y="15.143cm">
            <text:p/>
            <draw:enhanced-geometry draw:mirror-horizontal="false" draw:mirror-vertical="false" svg:viewBox="0 0 0 0" drawooo:sub-view-size="1299 1" draw:text-areas="0 0 ?f0 ?f1" draw:type="ooxml-non-primitive" draw:enhanced-path="M 1298 0 L 1 0 F N">
              <draw:equation draw:name="f0" draw:formula="logwidth"/>
              <draw:equation draw:name="f1" draw:formula="logheight"/>
            </draw:enhanced-geometry>
          </draw:custom-shape>
          <draw:custom-shape draw:name="Google Shape;977;p 2" draw:style-name="gr14" draw:text-style-name="P5" draw:layer="layout" svg:width="0.127cm" svg:height="0.001cm" svg:x="20.062cm" svg:y="15.217cm">
            <text:p/>
            <draw:enhanced-geometry draw:mirror-horizontal="false" draw:mirror-vertical="false" svg:viewBox="0 0 0 0" drawooo:sub-view-size="1299 1" draw:text-areas="0 0 ?f0 ?f1" draw:type="ooxml-non-primitive" draw:enhanced-path="M 1298 0 L 1 0 F N">
              <draw:equation draw:name="f0" draw:formula="logwidth"/>
              <draw:equation draw:name="f1" draw:formula="logheight"/>
            </draw:enhanced-geometry>
          </draw:custom-shape>
          <draw:custom-shape draw:name="Google Shape;978;p 2" draw:style-name="gr14" draw:text-style-name="P5" draw:layer="layout" svg:width="0.127cm" svg:height="0.001cm" svg:x="20.062cm" svg:y="15.289cm">
            <text:p/>
            <draw:enhanced-geometry draw:mirror-horizontal="false" draw:mirror-vertical="false" svg:viewBox="0 0 0 0" drawooo:sub-view-size="1299 1" draw:text-areas="0 0 ?f0 ?f1" draw:type="ooxml-non-primitive" draw:enhanced-path="M 1298 1 L 1 1 F N">
              <draw:equation draw:name="f0" draw:formula="logwidth"/>
              <draw:equation draw:name="f1" draw:formula="logheight"/>
            </draw:enhanced-geometry>
          </draw:custom-shape>
          <draw:custom-shape draw:name="Google Shape;979;p 2" draw:style-name="gr14" draw:text-style-name="P5" draw:layer="layout" svg:width="0.127cm" svg:height="0.001cm" svg:x="20.062cm" svg:y="15.363cm">
            <text:p/>
            <draw:enhanced-geometry draw:mirror-horizontal="false" draw:mirror-vertical="false" svg:viewBox="0 0 0 0" drawooo:sub-view-size="1299 1" draw:text-areas="0 0 ?f0 ?f1" draw:type="ooxml-non-primitive" draw:enhanced-path="M 1298 1 L 1 1 F N">
              <draw:equation draw:name="f0" draw:formula="logwidth"/>
              <draw:equation draw:name="f1" draw:formula="logheight"/>
            </draw:enhanced-geometry>
          </draw:custom-shape>
          <draw:custom-shape draw:name="Google Shape;980;p 2" draw:style-name="gr14" draw:text-style-name="P5" draw:layer="layout" svg:width="0.127cm" svg:height="0.001cm" svg:x="20.062cm" svg:y="15.436cm">
            <text:p/>
            <draw:enhanced-geometry draw:mirror-horizontal="false" draw:mirror-vertical="false" svg:viewBox="0 0 0 0" drawooo:sub-view-size="1299 1" draw:text-areas="0 0 ?f0 ?f1" draw:type="ooxml-non-primitive" draw:enhanced-path="M 1298 1 L 1 1 F N">
              <draw:equation draw:name="f0" draw:formula="logwidth"/>
              <draw:equation draw:name="f1" draw:formula="logheight"/>
            </draw:enhanced-geometry>
          </draw:custom-shape>
          <draw:custom-shape draw:name="Google Shape;981;p 2" draw:style-name="gr14" draw:text-style-name="P5" draw:layer="layout" svg:width="0.127cm" svg:height="0.001cm" svg:x="20.062cm" svg:y="15.51cm">
            <text:p/>
            <draw:enhanced-geometry draw:mirror-horizontal="false" draw:mirror-vertical="false" svg:viewBox="0 0 0 0" drawooo:sub-view-size="1299 120000" draw:text-areas="0 0 ?f0 ?f1" draw:type="ooxml-non-primitive" draw:enhanced-path="M 1298 0 L 1 0 F N">
              <draw:equation draw:name="f0" draw:formula="logwidth"/>
              <draw:equation draw:name="f1" draw:formula="logheight"/>
            </draw:enhanced-geometry>
          </draw:custom-shape>
          <draw:custom-shape draw:name="Google Shape;982;p 2" draw:style-name="gr14" draw:text-style-name="P5" draw:layer="layout" svg:width="0.127cm" svg:height="0.001cm" svg:x="20.062cm" svg:y="15.583cm">
            <text:p/>
            <draw:enhanced-geometry draw:mirror-horizontal="false" draw:mirror-vertical="false" svg:viewBox="0 0 0 0" drawooo:sub-view-size="1299 1" draw:text-areas="0 0 ?f0 ?f1" draw:type="ooxml-non-primitive" draw:enhanced-path="M 1298 0 L 1 0 F N">
              <draw:equation draw:name="f0" draw:formula="logwidth"/>
              <draw:equation draw:name="f1" draw:formula="logheight"/>
            </draw:enhanced-geometry>
          </draw:custom-shape>
          <draw:custom-shape draw:name="Google Shape;983;p 2" draw:style-name="gr16" draw:text-style-name="P5" draw:layer="layout" svg:width="0.127cm" svg:height="0.002cm" svg:x="20.062cm" svg:y="15.656cm">
            <text:p/>
            <draw:enhanced-geometry draw:mirror-horizontal="false" draw:mirror-vertical="false" svg:viewBox="0 0 0 0" drawooo:sub-view-size="1299 1" draw:text-areas="0 0 ?f0 ?f1" draw:type="ooxml-non-primitive" draw:enhanced-path="M 1298 0 L 1 0 F N">
              <draw:equation draw:name="f0" draw:formula="logwidth"/>
              <draw:equation draw:name="f1" draw:formula="logheight"/>
            </draw:enhanced-geometry>
          </draw:custom-shape>
          <draw:custom-shape draw:name="Google Shape;984;p 2" draw:style-name="gr14" draw:text-style-name="P5" draw:layer="layout" svg:width="0.146cm" svg:height="0.001cm" svg:x="20.062cm" svg:y="15.729cm">
            <text:p/>
            <draw:enhanced-geometry draw:mirror-horizontal="false" draw:mirror-vertical="false" svg:viewBox="0 0 0 0" drawooo:sub-view-size="1490 1" draw:text-areas="0 0 ?f0 ?f1" draw:type="ooxml-non-primitive" draw:enhanced-path="M 1489 0 L 1 0 F N">
              <draw:equation draw:name="f0" draw:formula="logwidth"/>
              <draw:equation draw:name="f1" draw:formula="logheight"/>
            </draw:enhanced-geometry>
          </draw:custom-shape>
          <draw:custom-shape draw:name="Google Shape;985;p 2" draw:style-name="gr14" draw:text-style-name="P5" draw:layer="layout" svg:width="0.145cm" svg:height="0.001cm" svg:x="19.292cm" svg:y="14.732cm">
            <text:p/>
            <draw:enhanced-geometry draw:mirror-horizontal="false" draw:mirror-vertical="false" svg:viewBox="0 0 0 0" drawooo:sub-view-size="1490 1" draw:text-areas="0 0 ?f0 ?f1" draw:type="ooxml-non-primitive" draw:enhanced-path="M 1489 1 L 1 1 F N">
              <draw:equation draw:name="f0" draw:formula="logwidth"/>
              <draw:equation draw:name="f1" draw:formula="logheight"/>
            </draw:enhanced-geometry>
          </draw:custom-shape>
          <draw:custom-shape draw:name="Google Shape;986;p 2" draw:style-name="gr14" draw:text-style-name="P5" draw:layer="layout" svg:width="0.146cm" svg:height="0.001cm" svg:x="18.229cm" svg:y="14.671cm">
            <text:p/>
            <draw:enhanced-geometry draw:mirror-horizontal="false" draw:mirror-vertical="false" svg:viewBox="0 0 0 0" drawooo:sub-view-size="1489 1" draw:text-areas="0 0 ?f0 ?f1" draw:type="ooxml-non-primitive" draw:enhanced-path="M 1489 0 L 0 0 F N">
              <draw:equation draw:name="f0" draw:formula="logwidth"/>
              <draw:equation draw:name="f1" draw:formula="logheight"/>
            </draw:enhanced-geometry>
          </draw:custom-shape>
          <draw:custom-shape draw:name="Google Shape;987;p 2" draw:style-name="gr14" draw:text-style-name="P5" draw:layer="layout" svg:width="0.146cm" svg:height="0.001cm" svg:x="18.229cm" svg:y="14.732cm">
            <text:p/>
            <draw:enhanced-geometry draw:mirror-horizontal="false" draw:mirror-vertical="false" svg:viewBox="0 0 0 0" drawooo:sub-view-size="1489 1" draw:text-areas="0 0 ?f0 ?f1" draw:type="ooxml-non-primitive" draw:enhanced-path="M 1489 1 L 0 1 F N">
              <draw:equation draw:name="f0" draw:formula="logwidth"/>
              <draw:equation draw:name="f1" draw:formula="logheight"/>
            </draw:enhanced-geometry>
          </draw:custom-shape>
          <draw:custom-shape draw:name="Google Shape;988;p 2" draw:style-name="gr32" draw:text-style-name="P5" draw:layer="layout" svg:width="0.092cm" svg:height="0.11cm" svg:x="18.542cm" svg:y="14.14cm">
            <text:p/>
            <draw:enhanced-geometry draw:mirror-horizontal="false" draw:mirror-vertical="false" svg:viewBox="0 0 0 0" drawooo:sub-view-size="936 1127" draw:text-areas="0 0 ?f0 ?f1" draw:type="ooxml-non-primitive" draw:enhanced-path="M 1 1126 L 936 1126 936 0 1 0 Z F N">
              <draw:equation draw:name="f0" draw:formula="logwidth"/>
              <draw:equation draw:name="f1" draw:formula="logheight"/>
            </draw:enhanced-geometry>
          </draw:custom-shape>
          <draw:custom-shape draw:name="Google Shape;989;p 2" draw:style-name="gr32" draw:text-style-name="P5" draw:layer="layout" svg:width="0.091cm" svg:height="0.11cm" svg:x="18.28cm" svg:y="14.14cm">
            <text:p/>
            <draw:enhanced-geometry draw:mirror-horizontal="false" draw:mirror-vertical="false" svg:viewBox="0 0 0 0" drawooo:sub-view-size="936 1127" draw:text-areas="0 0 ?f0 ?f1" draw:type="ooxml-non-primitive" draw:enhanced-path="M 0 1126 L 935 1126 935 0 0 0 Z F N">
              <draw:equation draw:name="f0" draw:formula="logwidth"/>
              <draw:equation draw:name="f1" draw:formula="logheight"/>
            </draw:enhanced-geometry>
          </draw:custom-shape>
          <draw:custom-shape draw:name="Google Shape;990;p 2" draw:style-name="gr32" draw:text-style-name="P5" draw:layer="layout" svg:width="0.092cm" svg:height="0.11cm" svg:x="18.016cm" svg:y="14.14cm">
            <text:p/>
            <draw:enhanced-geometry draw:mirror-horizontal="false" draw:mirror-vertical="false" svg:viewBox="0 0 0 0" drawooo:sub-view-size="936 1127" draw:text-areas="0 0 ?f0 ?f1" draw:type="ooxml-non-primitive" draw:enhanced-path="M 0 1126 L 935 1126 935 0 0 0 Z F N">
              <draw:equation draw:name="f0" draw:formula="logwidth"/>
              <draw:equation draw:name="f1" draw:formula="logheight"/>
            </draw:enhanced-geometry>
          </draw:custom-shape>
          <draw:custom-shape draw:name="Google Shape;991;p 2" draw:style-name="gr67" draw:text-style-name="P5" draw:layer="layout" svg:width="1.169cm" svg:height="0.002cm" svg:x="17.891cm" svg:y="13.889cm">
            <text:p/>
            <draw:enhanced-geometry draw:mirror-horizontal="false" draw:mirror-vertical="false" svg:viewBox="0 0 0 0" drawooo:sub-view-size="11888 1" draw:text-areas="0 0 ?f0 ?f1" draw:type="ooxml-non-primitive" draw:enhanced-path="M 11888 1 L 1 1 F N">
              <draw:equation draw:name="f0" draw:formula="logwidth"/>
              <draw:equation draw:name="f1" draw:formula="logheight"/>
            </draw:enhanced-geometry>
          </draw:custom-shape>
          <draw:custom-shape draw:name="Google Shape;992;p 2" draw:style-name="gr35" draw:text-style-name="P5" draw:layer="layout" svg:width="0.479cm" svg:height="0.127cm" svg:x="17.331cm" svg:y="12.595cm">
            <text:p/>
            <draw:enhanced-geometry draw:mirror-horizontal="false" draw:mirror-vertical="false" svg:viewBox="0 0 0 0" drawooo:sub-view-size="4886 1298" draw:text-areas="0 0 ?f0 ?f1" draw:type="ooxml-non-primitive" draw:enhanced-path="M 1 0 L 4885 0 4885 1298 1 1298 F N">
              <draw:equation draw:name="f0" draw:formula="logwidth"/>
              <draw:equation draw:name="f1" draw:formula="logheight"/>
            </draw:enhanced-geometry>
          </draw:custom-shape>
          <draw:custom-shape draw:name="Google Shape;993;p 2" draw:style-name="gr36" draw:text-style-name="P5" draw:layer="layout" svg:width="0.103cm" svg:height="1.166cm" svg:x="17.811cm" svg:y="12.723cm">
            <text:p/>
            <draw:enhanced-geometry draw:mirror-horizontal="false" draw:mirror-vertical="false" svg:viewBox="0 0 0 0" drawooo:sub-view-size="1050 11850" draw:text-areas="0 0 ?f0 ?f1" draw:type="ooxml-non-primitive" draw:enhanced-path="M 0 1 L 1050 1 0 916 0 11850 F N">
              <draw:equation draw:name="f0" draw:formula="logwidth"/>
              <draw:equation draw:name="f1" draw:formula="logheight"/>
            </draw:enhanced-geometry>
          </draw:custom-shape>
          <draw:custom-shape draw:name="Google Shape;994;p 2" draw:style-name="gr37" draw:text-style-name="P5" draw:layer="layout" svg:width="0.155cm" svg:height="0.196cm" svg:x="17.558cm" svg:y="12.948cm">
            <text:p/>
            <draw:enhanced-geometry draw:mirror-horizontal="false" draw:mirror-vertical="false" svg:viewBox="0 0 0 0" drawooo:sub-view-size="1585 2004" draw:text-areas="0 0 ?f0 ?f1" draw:type="ooxml-non-primitive" draw:enhanced-path="M 1069 0 C 1374 96 1584 401 1584 725 L 1584 2004 0 2004 0 725 C 0 401 210 134 497 0 F N">
              <draw:equation draw:name="f0" draw:formula="logwidth"/>
              <draw:equation draw:name="f1" draw:formula="logheight"/>
            </draw:enhanced-geometry>
          </draw:custom-shape>
          <draw:custom-shape draw:name="Google Shape;995;p 2" draw:style-name="gr38" draw:text-style-name="P5" draw:layer="layout" svg:width="0.091cm" svg:height="0.134cm" svg:x="19.788cm" svg:y="13.495cm">
            <text:p/>
            <draw:enhanced-geometry draw:mirror-horizontal="false" draw:mirror-vertical="false" svg:viewBox="0 0 0 0" drawooo:sub-view-size="936 1375" draw:text-areas="0 0 ?f0 ?f1" draw:type="ooxml-non-primitive" draw:enhanced-path="M 248 1375 L 706 1375 935 1 0 1 Z F N">
              <draw:equation draw:name="f0" draw:formula="logwidth"/>
              <draw:equation draw:name="f1" draw:formula="logheight"/>
            </draw:enhanced-geometry>
          </draw:custom-shape>
          <draw:custom-shape draw:name="Google Shape;996;p 2" draw:style-name="gr39" draw:text-style-name="P5" draw:layer="layout" svg:width="0.2cm" svg:height="0.254cm" svg:x="19.734cm" svg:y="13.559cm">
            <text:p/>
            <draw:enhanced-geometry draw:mirror-horizontal="false" draw:mirror-vertical="false" svg:viewBox="0 0 0 0" drawooo:sub-view-size="2043 2596" draw:text-areas="0 0 ?f0 ?f1" draw:type="ooxml-non-primitive" draw:enhanced-path="M 1375 0 C 1756 134 2042 516 2042 954 L 2042 2595 1 2595 1 954 C 1 535 268 172 630 20 F N">
              <draw:equation draw:name="f0" draw:formula="logwidth"/>
              <draw:equation draw:name="f1" draw:formula="logheight"/>
            </draw:enhanced-geometry>
          </draw:custom-shape>
          <draw:custom-shape draw:name="Google Shape;997;p 2" draw:style-name="gr40" draw:text-style-name="P5" draw:layer="layout" svg:width="0.155cm" svg:height="0.148cm" svg:x="17.558cm" svg:y="13.217cm">
            <text:p/>
            <draw:enhanced-geometry draw:mirror-horizontal="false" draw:mirror-vertical="false" svg:viewBox="0 0 0 0" drawooo:sub-view-size="1585 1509" draw:text-areas="0 0 ?f0 ?f1" draw:type="ooxml-non-primitive" draw:enhanced-path="M 0 1508 L 1584 1508 1584 1 0 1 Z F N">
              <draw:equation draw:name="f0" draw:formula="logwidth"/>
              <draw:equation draw:name="f1" draw:formula="logheight"/>
            </draw:enhanced-geometry>
          </draw:custom-shape>
          <draw:custom-shape draw:name="Google Shape;998;p 2" draw:style-name="gr47" draw:text-style-name="P5" draw:layer="layout" svg:width="0.155cm" svg:height="0.145cm" svg:x="17.558cm" svg:y="13.441cm">
            <text:p/>
            <draw:enhanced-geometry draw:mirror-horizontal="false" draw:mirror-vertical="false" svg:viewBox="0 0 0 0" drawooo:sub-view-size="1585 1489" draw:text-areas="0 0 ?f0 ?f1" draw:type="ooxml-non-primitive" draw:enhanced-path="M 0 1489 L 1584 1489 1584 0 0 0 Z F N">
              <draw:equation draw:name="f0" draw:formula="logwidth"/>
              <draw:equation draw:name="f1" draw:formula="logheight"/>
            </draw:enhanced-geometry>
          </draw:custom-shape>
          <draw:custom-shape draw:name="Google Shape;999;p 2" draw:style-name="gr42" draw:text-style-name="P5" draw:layer="layout" svg:width="0.155cm" svg:height="0.146cm" svg:x="17.558cm" svg:y="13.662cm">
            <text:p/>
            <draw:enhanced-geometry draw:mirror-horizontal="false" draw:mirror-vertical="false" svg:viewBox="0 0 0 0" drawooo:sub-view-size="1585 1490" draw:text-areas="0 0 ?f0 ?f1" draw:type="ooxml-non-primitive" draw:enhanced-path="M 0 1489 L 1584 1489 1584 1 0 1 Z F N">
              <draw:equation draw:name="f0" draw:formula="logwidth"/>
              <draw:equation draw:name="f1" draw:formula="logheight"/>
            </draw:enhanced-geometry>
          </draw:custom-shape>
          <draw:custom-shape draw:name="Google Shape;1000;p 2" draw:style-name="gr22" draw:text-style-name="P5" draw:layer="layout" svg:width="0.041cm" svg:height="0.157cm" svg:x="17.491cm" svg:y="12.723cm">
            <text:p/>
            <draw:enhanced-geometry draw:mirror-horizontal="false" draw:mirror-vertical="false" svg:viewBox="0 0 0 0" drawooo:sub-view-size="440 1604" draw:text-areas="0 0 ?f0 ?f1" draw:type="ooxml-non-primitive" draw:enhanced-path="M 439 1 L 439 821 268 1603 1 1603 F N">
              <draw:equation draw:name="f0" draw:formula="logwidth"/>
              <draw:equation draw:name="f1" draw:formula="logheight"/>
            </draw:enhanced-geometry>
          </draw:custom-shape>
          <draw:custom-shape draw:name="Google Shape;1001;p 2" draw:style-name="gr22" draw:text-style-name="P5" draw:layer="layout" svg:width="0.042cm" svg:height="0.157cm" svg:x="17.446cm" svg:y="12.723cm">
            <text:p/>
            <draw:enhanced-geometry draw:mirror-horizontal="false" draw:mirror-vertical="false" svg:viewBox="0 0 0 0" drawooo:sub-view-size="440 1604" draw:text-areas="0 0 ?f0 ?f1" draw:type="ooxml-non-primitive" draw:enhanced-path="M 1 1 L 1 821 192 1603 440 1603 F N">
              <draw:equation draw:name="f0" draw:formula="logwidth"/>
              <draw:equation draw:name="f1" draw:formula="logheight"/>
            </draw:enhanced-geometry>
          </draw:custom-shape>
          <draw:custom-shape draw:name="Google Shape;1002;p 2" draw:style-name="gr43" draw:text-style-name="P5" draw:layer="layout" svg:width="0.001cm" svg:height="0.05cm" svg:x="17.689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03;p 2" draw:style-name="gr43" draw:text-style-name="P5" draw:layer="layout" svg:width="0.001cm" svg:height="0.05cm" svg:x="17.637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04;p 2" draw:style-name="gr43" draw:text-style-name="P5" draw:layer="layout" svg:width="0.001cm" svg:height="0.05cm" svg:x="17.582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05;p 2" draw:style-name="gr43" draw:text-style-name="P5" draw:layer="layout" svg:width="0.001cm" svg:height="0.05cm" svg:x="17.385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06;p 2" draw:style-name="gr43" draw:text-style-name="P5" draw:layer="layout" svg:width="0.001cm" svg:height="0.05cm" svg:x="17.331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07;p 2" draw:style-name="gr43" draw:text-style-name="P5" draw:layer="layout" svg:width="0.001cm" svg:height="0.05cm" svg:x="17.276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08;p 2" draw:style-name="gr35" draw:text-style-name="P5" draw:layer="layout" svg:width="0.48cm" svg:height="0.127cm" svg:x="16.849cm" svg:y="12.595cm">
            <text:p/>
            <draw:enhanced-geometry draw:mirror-horizontal="false" draw:mirror-vertical="false" svg:viewBox="0 0 0 0" drawooo:sub-view-size="4885 1298" draw:text-areas="0 0 ?f0 ?f1" draw:type="ooxml-non-primitive" draw:enhanced-path="M 4885 0 L 0 0 0 1298 4885 1298 F N">
              <draw:equation draw:name="f0" draw:formula="logwidth"/>
              <draw:equation draw:name="f1" draw:formula="logheight"/>
            </draw:enhanced-geometry>
          </draw:custom-shape>
          <draw:custom-shape draw:name="Google Shape;1009;p 2" draw:style-name="gr36" draw:text-style-name="P5" draw:layer="layout" svg:width="0.103cm" svg:height="1.166cm" svg:x="16.746cm" svg:y="12.723cm">
            <text:p/>
            <draw:enhanced-geometry draw:mirror-horizontal="false" draw:mirror-vertical="false" svg:viewBox="0 0 0 0" drawooo:sub-view-size="1051 11850" draw:text-areas="0 0 ?f0 ?f1" draw:type="ooxml-non-primitive" draw:enhanced-path="M 1050 1 L 1 1 1050 916 1050 11850 F N">
              <draw:equation draw:name="f0" draw:formula="logwidth"/>
              <draw:equation draw:name="f1" draw:formula="logheight"/>
            </draw:enhanced-geometry>
          </draw:custom-shape>
          <draw:custom-shape draw:name="Google Shape;1010;p 2" draw:style-name="gr22" draw:text-style-name="P5" draw:layer="layout" svg:width="0.042cm" svg:height="0.157cm" svg:x="17.128cm" svg:y="12.723cm">
            <text:p/>
            <draw:enhanced-geometry draw:mirror-horizontal="false" draw:mirror-vertical="false" svg:viewBox="0 0 0 0" drawooo:sub-view-size="439 1604" draw:text-areas="0 0 ?f0 ?f1" draw:type="ooxml-non-primitive" draw:enhanced-path="M 0 1 L 0 821 191 1603 439 1603 F N">
              <draw:equation draw:name="f0" draw:formula="logwidth"/>
              <draw:equation draw:name="f1" draw:formula="logheight"/>
            </draw:enhanced-geometry>
          </draw:custom-shape>
          <draw:custom-shape draw:name="Google Shape;1011;p 2" draw:style-name="gr22" draw:text-style-name="P5" draw:layer="layout" svg:width="0.042cm" svg:height="0.157cm" svg:x="17.171cm" svg:y="12.723cm">
            <text:p/>
            <draw:enhanced-geometry draw:mirror-horizontal="false" draw:mirror-vertical="false" svg:viewBox="0 0 0 0" drawooo:sub-view-size="440 1604" draw:text-areas="0 0 ?f0 ?f1" draw:type="ooxml-non-primitive" draw:enhanced-path="M 440 1 L 440 821 249 1603 1 1603 F N">
              <draw:equation draw:name="f0" draw:formula="logwidth"/>
              <draw:equation draw:name="f1" draw:formula="logheight"/>
            </draw:enhanced-geometry>
          </draw:custom-shape>
          <draw:custom-shape draw:name="Google Shape;1012;p 2" draw:style-name="gr43" draw:text-style-name="P5" draw:layer="layout" svg:width="0.001cm" svg:height="0.05cm" svg:x="16.971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13;p 2" draw:style-name="gr43" draw:text-style-name="P5" draw:layer="layout" svg:width="0.001cm" svg:height="0.05cm" svg:x="17.024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14;p 2" draw:style-name="gr43" draw:text-style-name="P5" draw:layer="layout" svg:width="0.001cm" svg:height="0.05cm" svg:x="17.078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15;p 2" draw:style-name="gr43" draw:text-style-name="P5" draw:layer="layout" svg:width="0.001cm" svg:height="0.05cm" svg:x="17.276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16;p 2" draw:style-name="gr40" draw:text-style-name="P5" draw:layer="layout" svg:width="0.001cm" svg:height="0.148cm" svg:x="17.637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1017;p 2" draw:style-name="gr41" draw:text-style-name="P5" draw:layer="layout" svg:width="0.001cm" svg:height="0.147cm" svg:x="17.637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1018;p 2" draw:style-name="gr42" draw:text-style-name="P5" draw:layer="layout" svg:width="0.001cm" svg:height="0.146cm" svg:x="17.637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1019;p 2" draw:style-name="gr37" draw:text-style-name="P5" draw:layer="layout" svg:width="0.153cm" svg:height="0.196cm" svg:x="17.254cm" svg:y="12.948cm">
            <text:p/>
            <draw:enhanced-geometry draw:mirror-horizontal="false" draw:mirror-vertical="false" svg:viewBox="0 0 0 0" drawooo:sub-view-size="1566 2004" draw:text-areas="0 0 ?f0 ?f1" draw:type="ooxml-non-primitive" draw:enhanced-path="M 1069 0 C 1355 115 1565 401 1565 725 L 1565 2004 0 2004 0 725 C 0 401 191 134 477 0 F N">
              <draw:equation draw:name="f0" draw:formula="logwidth"/>
              <draw:equation draw:name="f1" draw:formula="logheight"/>
            </draw:enhanced-geometry>
          </draw:custom-shape>
          <draw:custom-shape draw:name="Google Shape;1020;p 2" draw:style-name="gr30" draw:text-style-name="P5" draw:layer="layout" svg:width="0.069cm" svg:height="0.104cm" svg:x="18.091cm" svg:y="13.507cm">
            <text:p/>
            <draw:enhanced-geometry draw:mirror-horizontal="false" draw:mirror-vertical="false" svg:viewBox="0 0 0 0" drawooo:sub-view-size="707 1069" draw:text-areas="0 0 ?f0 ?f1" draw:type="ooxml-non-primitive" draw:enhanced-path="M 172 1069 L 535 1069 706 0 0 0 Z F N">
              <draw:equation draw:name="f0" draw:formula="logwidth"/>
              <draw:equation draw:name="f1" draw:formula="logheight"/>
            </draw:enhanced-geometry>
          </draw:custom-shape>
          <draw:custom-shape draw:name="Google Shape;1021;p 2" draw:style-name="gr30" draw:text-style-name="P5" draw:layer="layout" svg:width="0.068cm" svg:height="0.104cm" svg:x="18.398cm" svg:y="13.507cm">
            <text:p/>
            <draw:enhanced-geometry draw:mirror-horizontal="false" draw:mirror-vertical="false" svg:viewBox="0 0 0 0" drawooo:sub-view-size="707 1069" draw:text-areas="0 0 ?f0 ?f1" draw:type="ooxml-non-primitive" draw:enhanced-path="M 172 1069 L 535 1069 706 0 0 0 Z F N">
              <draw:equation draw:name="f0" draw:formula="logwidth"/>
              <draw:equation draw:name="f1" draw:formula="logheight"/>
            </draw:enhanced-geometry>
          </draw:custom-shape>
          <draw:custom-shape draw:name="Google Shape;1022;p 2" draw:style-name="gr44" draw:text-style-name="P5" draw:layer="layout" svg:width="0.155cm" svg:height="0.199cm" svg:x="18.355cm" svg:y="13.555cm">
            <text:p/>
            <draw:enhanced-geometry draw:mirror-horizontal="false" draw:mirror-vertical="false" svg:viewBox="0 0 0 0" drawooo:sub-view-size="1585 2023" draw:text-areas="0 0 ?f0 ?f1" draw:type="ooxml-non-primitive" draw:enhanced-path="M 1069 0 C 1355 115 1584 401 1584 744 L 1584 2023 1 2023 1 744 C 1 420 191 134 478 19 F N">
              <draw:equation draw:name="f0" draw:formula="logwidth"/>
              <draw:equation draw:name="f1" draw:formula="logheight"/>
            </draw:enhanced-geometry>
          </draw:custom-shape>
          <draw:custom-shape draw:name="Google Shape;1023;p 2" draw:style-name="gr44" draw:text-style-name="P5" draw:layer="layout" svg:width="0.156cm" svg:height="0.199cm" svg:x="18.048cm" svg:y="13.555cm">
            <text:p/>
            <draw:enhanced-geometry draw:mirror-horizontal="false" draw:mirror-vertical="false" svg:viewBox="0 0 0 0" drawooo:sub-view-size="1585 2023" draw:text-areas="0 0 ?f0 ?f1" draw:type="ooxml-non-primitive" draw:enhanced-path="M 1069 0 C 1374 115 1584 401 1584 744 L 1584 2023 1 2023 1 744 C 1 420 191 134 478 19 F N">
              <draw:equation draw:name="f0" draw:formula="logwidth"/>
              <draw:equation draw:name="f1" draw:formula="logheight"/>
            </draw:enhanced-geometry>
          </draw:custom-shape>
          <draw:custom-shape draw:name="Google Shape;1024;p 2" draw:style-name="gr40" draw:text-style-name="P5" draw:layer="layout" svg:width="0.153cm" svg:height="0.148cm" svg:x="17.254cm" svg:y="13.217cm">
            <text:p/>
            <draw:enhanced-geometry draw:mirror-horizontal="false" draw:mirror-vertical="false" svg:viewBox="0 0 0 0" drawooo:sub-view-size="1566 1509" draw:text-areas="0 0 ?f0 ?f1" draw:type="ooxml-non-primitive" draw:enhanced-path="M 0 1508 L 1565 1508 1565 1 0 1 Z F N">
              <draw:equation draw:name="f0" draw:formula="logwidth"/>
              <draw:equation draw:name="f1" draw:formula="logheight"/>
            </draw:enhanced-geometry>
          </draw:custom-shape>
          <draw:custom-shape draw:name="Google Shape;1025;p 2" draw:style-name="gr47" draw:text-style-name="P5" draw:layer="layout" svg:width="0.153cm" svg:height="0.145cm" svg:x="17.254cm" svg:y="13.441cm">
            <text:p/>
            <draw:enhanced-geometry draw:mirror-horizontal="false" draw:mirror-vertical="false" svg:viewBox="0 0 0 0" drawooo:sub-view-size="1566 1489" draw:text-areas="0 0 ?f0 ?f1" draw:type="ooxml-non-primitive" draw:enhanced-path="M 0 1489 L 1565 1489 1565 0 0 0 Z F N">
              <draw:equation draw:name="f0" draw:formula="logwidth"/>
              <draw:equation draw:name="f1" draw:formula="logheight"/>
            </draw:enhanced-geometry>
          </draw:custom-shape>
          <draw:custom-shape draw:name="Google Shape;1026;p 2" draw:style-name="gr42" draw:text-style-name="P5" draw:layer="layout" svg:width="0.153cm" svg:height="0.146cm" svg:x="17.254cm" svg:y="13.662cm">
            <text:p/>
            <draw:enhanced-geometry draw:mirror-horizontal="false" draw:mirror-vertical="false" svg:viewBox="0 0 0 0" drawooo:sub-view-size="1566 1490" draw:text-areas="0 0 ?f0 ?f1" draw:type="ooxml-non-primitive" draw:enhanced-path="M 0 1489 L 1565 1489 1565 1 0 1 Z F N">
              <draw:equation draw:name="f0" draw:formula="logwidth"/>
              <draw:equation draw:name="f1" draw:formula="logheight"/>
            </draw:enhanced-geometry>
          </draw:custom-shape>
          <draw:custom-shape draw:name="Google Shape;1027;p 2" draw:style-name="gr40" draw:text-style-name="P5" draw:layer="layout" svg:width="0.001cm" svg:height="0.148cm" svg:x="17.331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1028;p 2" draw:style-name="gr41" draw:text-style-name="P5" draw:layer="layout" svg:width="0.001cm" svg:height="0.147cm" svg:x="17.331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1029;p 2" draw:style-name="gr42" draw:text-style-name="P5" draw:layer="layout" svg:width="0.001cm" svg:height="0.146cm" svg:x="17.331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1030;p 2" draw:style-name="gr45" draw:text-style-name="P5" draw:layer="layout" svg:width="0.156cm" svg:height="0.198cm" svg:x="16.947cm" svg:y="12.947cm">
            <text:p/>
            <draw:enhanced-geometry draw:mirror-horizontal="false" draw:mirror-vertical="false" svg:viewBox="0 0 0 0" drawooo:sub-view-size="1584 2023" draw:text-areas="0 0 ?f0 ?f1" draw:type="ooxml-non-primitive" draw:enhanced-path="M 1050 0 C 1355 115 1584 401 1584 744 L 1584 2023 0 2023 0 744 C 0 420 191 134 477 19 F N">
              <draw:equation draw:name="f0" draw:formula="logwidth"/>
              <draw:equation draw:name="f1" draw:formula="logheight"/>
            </draw:enhanced-geometry>
          </draw:custom-shape>
          <draw:custom-shape draw:name="Google Shape;1031;p 2" draw:style-name="gr40" draw:text-style-name="P5" draw:layer="layout" svg:width="0.156cm" svg:height="0.148cm" svg:x="16.947cm" svg:y="13.217cm">
            <text:p/>
            <draw:enhanced-geometry draw:mirror-horizontal="false" draw:mirror-vertical="false" svg:viewBox="0 0 0 0" drawooo:sub-view-size="1584 1509" draw:text-areas="0 0 ?f0 ?f1" draw:type="ooxml-non-primitive" draw:enhanced-path="M 0 1508 L 1584 1508 1584 1 0 1 Z F N">
              <draw:equation draw:name="f0" draw:formula="logwidth"/>
              <draw:equation draw:name="f1" draw:formula="logheight"/>
            </draw:enhanced-geometry>
          </draw:custom-shape>
          <draw:custom-shape draw:name="Google Shape;1032;p 2" draw:style-name="gr47" draw:text-style-name="P5" draw:layer="layout" svg:width="0.156cm" svg:height="0.145cm" svg:x="16.947cm" svg:y="13.441cm">
            <text:p/>
            <draw:enhanced-geometry draw:mirror-horizontal="false" draw:mirror-vertical="false" svg:viewBox="0 0 0 0" drawooo:sub-view-size="1584 1489" draw:text-areas="0 0 ?f0 ?f1" draw:type="ooxml-non-primitive" draw:enhanced-path="M 0 1489 L 1584 1489 1584 0 0 0 Z F N">
              <draw:equation draw:name="f0" draw:formula="logwidth"/>
              <draw:equation draw:name="f1" draw:formula="logheight"/>
            </draw:enhanced-geometry>
          </draw:custom-shape>
          <draw:custom-shape draw:name="Google Shape;1033;p 2" draw:style-name="gr42" draw:text-style-name="P5" draw:layer="layout" svg:width="0.156cm" svg:height="0.146cm" svg:x="16.947cm" svg:y="13.662cm">
            <text:p/>
            <draw:enhanced-geometry draw:mirror-horizontal="false" draw:mirror-vertical="false" svg:viewBox="0 0 0 0" drawooo:sub-view-size="1584 1490" draw:text-areas="0 0 ?f0 ?f1" draw:type="ooxml-non-primitive" draw:enhanced-path="M 0 1489 L 1584 1489 1584 1 0 1 Z F N">
              <draw:equation draw:name="f0" draw:formula="logwidth"/>
              <draw:equation draw:name="f1" draw:formula="logheight"/>
            </draw:enhanced-geometry>
          </draw:custom-shape>
          <draw:custom-shape draw:name="Google Shape;1034;p 2" draw:style-name="gr40" draw:text-style-name="P5" draw:layer="layout" svg:width="0.001cm" svg:height="0.148cm" svg:x="17.024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1035;p 2" draw:style-name="gr41" draw:text-style-name="P5" draw:layer="layout" svg:width="0.001cm" svg:height="0.147cm" svg:x="17.024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1036;p 2" draw:style-name="gr42" draw:text-style-name="P5" draw:layer="layout" svg:width="0.001cm" svg:height="0.146cm" svg:x="17.024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1037;p 2" draw:style-name="gr46" draw:text-style-name="P5" draw:layer="layout" svg:width="1.167cm" svg:height="1.166cm" svg:x="14.781cm" svg:y="12.723cm">
            <text:p/>
            <draw:enhanced-geometry draw:mirror-horizontal="false" draw:mirror-vertical="false" svg:viewBox="0 0 0 0" drawooo:sub-view-size="11869 11850" draw:text-areas="0 0 ?f0 ?f1" draw:type="ooxml-non-primitive" draw:enhanced-path="M 10838 11850 L 10838 916 11869 1 10838 1 1050 1 0 1 1050 916 1050 11850 F N">
              <draw:equation draw:name="f0" draw:formula="logwidth"/>
              <draw:equation draw:name="f1" draw:formula="logheight"/>
            </draw:enhanced-geometry>
          </draw:custom-shape>
          <draw:custom-shape draw:name="Google Shape;1038;p 2" draw:style-name="gr40" draw:text-style-name="P5" draw:layer="layout" svg:width="0.078cm" svg:height="0.148cm" svg:x="15.59cm" svg:y="13.217cm">
            <text:p/>
            <draw:enhanced-geometry draw:mirror-horizontal="false" draw:mirror-vertical="false" svg:viewBox="0 0 0 0" drawooo:sub-view-size="802 1509" draw:text-areas="0 0 ?f0 ?f1" draw:type="ooxml-non-primitive" draw:enhanced-path="M 0 1508 L 802 1508 802 1 0 1 Z F N">
              <draw:equation draw:name="f0" draw:formula="logwidth"/>
              <draw:equation draw:name="f1" draw:formula="logheight"/>
            </draw:enhanced-geometry>
          </draw:custom-shape>
          <draw:custom-shape draw:name="Google Shape;1039;p 2" draw:style-name="gr47" draw:text-style-name="P5" draw:layer="layout" svg:width="0.078cm" svg:height="0.145cm" svg:x="15.59cm" svg:y="12.999cm">
            <text:p/>
            <draw:enhanced-geometry draw:mirror-horizontal="false" draw:mirror-vertical="false" svg:viewBox="0 0 0 0" drawooo:sub-view-size="802 1489" draw:text-areas="0 0 ?f0 ?f1" draw:type="ooxml-non-primitive" draw:enhanced-path="M 0 1489 L 802 1489 802 0 0 0 Z F N">
              <draw:equation draw:name="f0" draw:formula="logwidth"/>
              <draw:equation draw:name="f1" draw:formula="logheight"/>
            </draw:enhanced-geometry>
          </draw:custom-shape>
          <draw:custom-shape draw:name="Google Shape;1040;p 2" draw:style-name="gr47" draw:text-style-name="P5" draw:layer="layout" svg:width="0.078cm" svg:height="0.145cm" svg:x="15.59cm" svg:y="12.481cm">
            <text:p/>
            <draw:enhanced-geometry draw:mirror-horizontal="false" draw:mirror-vertical="false" svg:viewBox="0 0 0 0" drawooo:sub-view-size="802 1489" draw:text-areas="0 0 ?f0 ?f1" draw:type="ooxml-non-primitive" draw:enhanced-path="M 0 1489 L 802 1489 802 0 0 0 Z F N">
              <draw:equation draw:name="f0" draw:formula="logwidth"/>
              <draw:equation draw:name="f1" draw:formula="logheight"/>
            </draw:enhanced-geometry>
          </draw:custom-shape>
          <draw:custom-shape draw:name="Google Shape;1041;p 2" draw:style-name="gr42" draw:text-style-name="P5" draw:layer="layout" svg:width="0.078cm" svg:height="0.146cm" svg:x="15.59cm" svg:y="12.089cm">
            <text:p/>
            <draw:enhanced-geometry draw:mirror-horizontal="false" draw:mirror-vertical="false" svg:viewBox="0 0 0 0" drawooo:sub-view-size="802 1489" draw:text-areas="0 0 ?f0 ?f1" draw:type="ooxml-non-primitive" draw:enhanced-path="M 0 1489 L 802 1489 802 0 0 0 Z F N">
              <draw:equation draw:name="f0" draw:formula="logwidth"/>
              <draw:equation draw:name="f1" draw:formula="logheight"/>
            </draw:enhanced-geometry>
          </draw:custom-shape>
          <draw:custom-shape draw:name="Google Shape;1042;p 2" draw:style-name="gr42" draw:text-style-name="P5" draw:layer="layout" svg:width="0.078cm" svg:height="0.146cm" svg:x="15.59cm" svg:y="11.561cm">
            <text:p/>
            <draw:enhanced-geometry draw:mirror-horizontal="false" draw:mirror-vertical="false" svg:viewBox="0 0 0 0" drawooo:sub-view-size="802 1490" draw:text-areas="0 0 ?f0 ?f1" draw:type="ooxml-non-primitive" draw:enhanced-path="M 0 1489 L 802 1489 802 1 0 1 Z F N">
              <draw:equation draw:name="f0" draw:formula="logwidth"/>
              <draw:equation draw:name="f1" draw:formula="logheight"/>
            </draw:enhanced-geometry>
          </draw:custom-shape>
          <draw:custom-shape draw:name="Google Shape;1043;p 2" draw:style-name="gr47" draw:text-style-name="P5" draw:layer="layout" svg:width="0.078cm" svg:height="0.145cm" svg:x="15.59cm" svg:y="13.441cm">
            <text:p/>
            <draw:enhanced-geometry draw:mirror-horizontal="false" draw:mirror-vertical="false" svg:viewBox="0 0 0 0" drawooo:sub-view-size="802 1489" draw:text-areas="0 0 ?f0 ?f1" draw:type="ooxml-non-primitive" draw:enhanced-path="M 0 1489 L 802 1489 802 0 0 0 Z F N">
              <draw:equation draw:name="f0" draw:formula="logwidth"/>
              <draw:equation draw:name="f1" draw:formula="logheight"/>
            </draw:enhanced-geometry>
          </draw:custom-shape>
          <draw:custom-shape draw:name="Google Shape;1044;p 2" draw:style-name="gr42" draw:text-style-name="P5" draw:layer="layout" svg:width="0.078cm" svg:height="0.146cm" svg:x="15.59cm" svg:y="13.662cm">
            <text:p/>
            <draw:enhanced-geometry draw:mirror-horizontal="false" draw:mirror-vertical="false" svg:viewBox="0 0 0 0" drawooo:sub-view-size="802 1490" draw:text-areas="0 0 ?f0 ?f1" draw:type="ooxml-non-primitive" draw:enhanced-path="M 0 1489 L 802 1489 802 1 0 1 Z F N">
              <draw:equation draw:name="f0" draw:formula="logwidth"/>
              <draw:equation draw:name="f1" draw:formula="logheight"/>
            </draw:enhanced-geometry>
          </draw:custom-shape>
          <draw:custom-shape draw:name="Google Shape;1045;p 2" draw:style-name="gr40" draw:text-style-name="P5" draw:layer="layout" svg:width="0.078cm" svg:height="0.148cm" svg:x="15.057cm" svg:y="13.217cm">
            <text:p/>
            <draw:enhanced-geometry draw:mirror-horizontal="false" draw:mirror-vertical="false" svg:viewBox="0 0 0 0" drawooo:sub-view-size="802 1509" draw:text-areas="0 0 ?f0 ?f1" draw:type="ooxml-non-primitive" draw:enhanced-path="M 0 1508 L 802 1508 802 1 0 1 Z F N">
              <draw:equation draw:name="f0" draw:formula="logwidth"/>
              <draw:equation draw:name="f1" draw:formula="logheight"/>
            </draw:enhanced-geometry>
          </draw:custom-shape>
          <draw:custom-shape draw:name="Google Shape;1046;p 2" draw:style-name="gr47" draw:text-style-name="P5" draw:layer="layout" svg:width="0.078cm" svg:height="0.145cm" svg:x="15.057cm" svg:y="12.999cm">
            <text:p/>
            <draw:enhanced-geometry draw:mirror-horizontal="false" draw:mirror-vertical="false" svg:viewBox="0 0 0 0" drawooo:sub-view-size="802 1489" draw:text-areas="0 0 ?f0 ?f1" draw:type="ooxml-non-primitive" draw:enhanced-path="M 0 1489 L 802 1489 802 0 0 0 Z F N">
              <draw:equation draw:name="f0" draw:formula="logwidth"/>
              <draw:equation draw:name="f1" draw:formula="logheight"/>
            </draw:enhanced-geometry>
          </draw:custom-shape>
          <draw:custom-shape draw:name="Google Shape;1047;p 2" draw:style-name="gr47" draw:text-style-name="P5" draw:layer="layout" svg:width="0.078cm" svg:height="0.145cm" svg:x="15.057cm" svg:y="13.441cm">
            <text:p/>
            <draw:enhanced-geometry draw:mirror-horizontal="false" draw:mirror-vertical="false" svg:viewBox="0 0 0 0" drawooo:sub-view-size="802 1489" draw:text-areas="0 0 ?f0 ?f1" draw:type="ooxml-non-primitive" draw:enhanced-path="M 0 1489 L 802 1489 802 0 0 0 Z F N">
              <draw:equation draw:name="f0" draw:formula="logwidth"/>
              <draw:equation draw:name="f1" draw:formula="logheight"/>
            </draw:enhanced-geometry>
          </draw:custom-shape>
          <draw:custom-shape draw:name="Google Shape;1048;p 2" draw:style-name="gr42" draw:text-style-name="P5" draw:layer="layout" svg:width="0.078cm" svg:height="0.146cm" svg:x="15.057cm" svg:y="13.662cm">
            <text:p/>
            <draw:enhanced-geometry draw:mirror-horizontal="false" draw:mirror-vertical="false" svg:viewBox="0 0 0 0" drawooo:sub-view-size="802 1490" draw:text-areas="0 0 ?f0 ?f1" draw:type="ooxml-non-primitive" draw:enhanced-path="M 0 1489 L 802 1489 802 1 0 1 Z F N">
              <draw:equation draw:name="f0" draw:formula="logwidth"/>
              <draw:equation draw:name="f1" draw:formula="logheight"/>
            </draw:enhanced-geometry>
          </draw:custom-shape>
          <draw:custom-shape draw:name="Google Shape;1049;p 2" draw:style-name="gr22" draw:text-style-name="P5" draw:layer="layout" svg:width="0.044cm" svg:height="0.157cm" svg:x="15.525cm" svg:y="12.723cm">
            <text:p/>
            <draw:enhanced-geometry draw:mirror-horizontal="false" draw:mirror-vertical="false" svg:viewBox="0 0 0 0" drawooo:sub-view-size="459 1604" draw:text-areas="0 0 ?f0 ?f1" draw:type="ooxml-non-primitive" draw:enhanced-path="M 458 1 L 458 821 267 1603 0 1603 F N">
              <draw:equation draw:name="f0" draw:formula="logwidth"/>
              <draw:equation draw:name="f1" draw:formula="logheight"/>
            </draw:enhanced-geometry>
          </draw:custom-shape>
          <draw:custom-shape draw:name="Google Shape;1050;p 2" draw:style-name="gr22" draw:text-style-name="P5" draw:layer="layout" svg:width="0.042cm" svg:height="0.157cm" svg:x="15.482cm" svg:y="12.723cm">
            <text:p/>
            <draw:enhanced-geometry draw:mirror-horizontal="false" draw:mirror-vertical="false" svg:viewBox="0 0 0 0" drawooo:sub-view-size="440 1604" draw:text-areas="0 0 ?f0 ?f1" draw:type="ooxml-non-primitive" draw:enhanced-path="M 0 1 L 0 821 191 1603 439 1603 F N">
              <draw:equation draw:name="f0" draw:formula="logwidth"/>
              <draw:equation draw:name="f1" draw:formula="logheight"/>
            </draw:enhanced-geometry>
          </draw:custom-shape>
          <draw:custom-shape draw:name="Google Shape;1051;p 2" draw:style-name="gr43" draw:text-style-name="P5" draw:layer="layout" svg:width="0.001cm" svg:height="0.05cm" svg:x="15.726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52;p 2" draw:style-name="gr43" draw:text-style-name="P5" draw:layer="layout" svg:width="0.001cm" svg:height="0.05cm" svg:x="15.672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53;p 2" draw:style-name="gr43" draw:text-style-name="P5" draw:layer="layout" svg:width="0.001cm" svg:height="0.05cm" svg:x="15.619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54;p 2" draw:style-name="gr43" draw:text-style-name="P5" draw:layer="layout" svg:width="0.001cm" svg:height="0.05cm" svg:x="15.419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55;p 2" draw:style-name="gr43" draw:text-style-name="P5" draw:layer="layout" svg:width="0.001cm" svg:height="0.05cm" svg:x="15.365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56;p 2" draw:style-name="gr43" draw:text-style-name="P5" draw:layer="layout" svg:width="0.001cm" svg:height="0.05cm" svg:x="15.312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57;p 2" draw:style-name="gr22" draw:text-style-name="P5" draw:layer="layout" svg:width="0.042cm" svg:height="0.157cm" svg:x="15.162cm" svg:y="12.723cm">
            <text:p/>
            <draw:enhanced-geometry draw:mirror-horizontal="false" draw:mirror-vertical="false" svg:viewBox="0 0 0 0" drawooo:sub-view-size="440 1604" draw:text-areas="0 0 ?f0 ?f1" draw:type="ooxml-non-primitive" draw:enhanced-path="M 1 1 L 1 821 192 1603 440 1603 F N">
              <draw:equation draw:name="f0" draw:formula="logwidth"/>
              <draw:equation draw:name="f1" draw:formula="logheight"/>
            </draw:enhanced-geometry>
          </draw:custom-shape>
          <draw:custom-shape draw:name="Google Shape;1058;p 2" draw:style-name="gr22" draw:text-style-name="P5" draw:layer="layout" svg:width="0.044cm" svg:height="0.157cm" svg:x="15.205cm" svg:y="12.723cm">
            <text:p/>
            <draw:enhanced-geometry draw:mirror-horizontal="false" draw:mirror-vertical="false" svg:viewBox="0 0 0 0" drawooo:sub-view-size="459 1604" draw:text-areas="0 0 ?f0 ?f1" draw:type="ooxml-non-primitive" draw:enhanced-path="M 459 1 L 459 821 268 1603 1 1603 F N">
              <draw:equation draw:name="f0" draw:formula="logwidth"/>
              <draw:equation draw:name="f1" draw:formula="logheight"/>
            </draw:enhanced-geometry>
          </draw:custom-shape>
          <draw:custom-shape draw:name="Google Shape;1059;p 2" draw:style-name="gr22" draw:text-style-name="P5" draw:layer="layout" svg:width="0.044cm" svg:height="0.157cm" svg:x="14.368cm" svg:y="12.723cm">
            <text:p/>
            <draw:enhanced-geometry draw:mirror-horizontal="false" draw:mirror-vertical="false" svg:viewBox="0 0 0 0" drawooo:sub-view-size="459 1604" draw:text-areas="0 0 ?f0 ?f1" draw:type="ooxml-non-primitive" draw:enhanced-path="M 1 1 L 1 821 192 1603 459 1603 F N">
              <draw:equation draw:name="f0" draw:formula="logwidth"/>
              <draw:equation draw:name="f1" draw:formula="logheight"/>
            </draw:enhanced-geometry>
          </draw:custom-shape>
          <draw:custom-shape draw:name="Google Shape;1060;p 2" draw:style-name="gr22" draw:text-style-name="P5" draw:layer="layout" svg:width="0.042cm" svg:height="0.157cm" svg:x="14.413cm" svg:y="12.723cm">
            <text:p/>
            <draw:enhanced-geometry draw:mirror-horizontal="false" draw:mirror-vertical="false" svg:viewBox="0 0 0 0" drawooo:sub-view-size="440 1604" draw:text-areas="0 0 ?f0 ?f1" draw:type="ooxml-non-primitive" draw:enhanced-path="M 440 1 L 440 821 249 1603 1 1603 F N">
              <draw:equation draw:name="f0" draw:formula="logwidth"/>
              <draw:equation draw:name="f1" draw:formula="logheight"/>
            </draw:enhanced-geometry>
          </draw:custom-shape>
          <draw:custom-shape draw:name="Google Shape;1061;p 2" draw:style-name="gr22" draw:text-style-name="P5" draw:layer="layout" svg:width="0.042cm" svg:height="0.157cm" svg:x="13.967cm" svg:y="12.723cm">
            <text:p/>
            <draw:enhanced-geometry draw:mirror-horizontal="false" draw:mirror-vertical="false" svg:viewBox="0 0 0 0" drawooo:sub-view-size="440 1604" draw:text-areas="0 0 ?f0 ?f1" draw:type="ooxml-non-primitive" draw:enhanced-path="M 1 1 L 1 821 191 1603 439 1603 F N">
              <draw:equation draw:name="f0" draw:formula="logwidth"/>
              <draw:equation draw:name="f1" draw:formula="logheight"/>
            </draw:enhanced-geometry>
          </draw:custom-shape>
          <draw:custom-shape draw:name="Google Shape;1062;p 2" draw:style-name="gr22" draw:text-style-name="P5" draw:layer="layout" svg:width="0.044cm" svg:height="0.157cm" svg:x="14.01cm" svg:y="12.723cm">
            <text:p/>
            <draw:enhanced-geometry draw:mirror-horizontal="false" draw:mirror-vertical="false" svg:viewBox="0 0 0 0" drawooo:sub-view-size="459 1604" draw:text-areas="0 0 ?f0 ?f1" draw:type="ooxml-non-primitive" draw:enhanced-path="M 458 1 L 458 821 268 1603 0 1603 F N">
              <draw:equation draw:name="f0" draw:formula="logwidth"/>
              <draw:equation draw:name="f1" draw:formula="logheight"/>
            </draw:enhanced-geometry>
          </draw:custom-shape>
          <draw:custom-shape draw:name="Google Shape;1063;p 2" draw:style-name="gr22" draw:text-style-name="P5" draw:layer="layout" svg:width="0.042cm" svg:height="0.157cm" svg:x="13.567cm" svg:y="12.723cm">
            <text:p/>
            <draw:enhanced-geometry draw:mirror-horizontal="false" draw:mirror-vertical="false" svg:viewBox="0 0 0 0" drawooo:sub-view-size="440 1604" draw:text-areas="0 0 ?f0 ?f1" draw:type="ooxml-non-primitive" draw:enhanced-path="M 0 1 L 0 821 191 1603 439 1603 F N">
              <draw:equation draw:name="f0" draw:formula="logwidth"/>
              <draw:equation draw:name="f1" draw:formula="logheight"/>
            </draw:enhanced-geometry>
          </draw:custom-shape>
          <draw:custom-shape draw:name="Google Shape;1064;p 2" draw:style-name="gr22" draw:text-style-name="P5" draw:layer="layout" svg:width="0.042cm" svg:height="0.157cm" svg:x="13.61cm" svg:y="12.723cm">
            <text:p/>
            <draw:enhanced-geometry draw:mirror-horizontal="false" draw:mirror-vertical="false" svg:viewBox="0 0 0 0" drawooo:sub-view-size="440 1604" draw:text-areas="0 0 ?f0 ?f1" draw:type="ooxml-non-primitive" draw:enhanced-path="M 439 1 L 439 821 267 1603 0 1603 F N">
              <draw:equation draw:name="f0" draw:formula="logwidth"/>
              <draw:equation draw:name="f1" draw:formula="logheight"/>
            </draw:enhanced-geometry>
          </draw:custom-shape>
          <draw:custom-shape draw:name="Google Shape;1065;p 2" draw:style-name="gr22" draw:text-style-name="P5" draw:layer="layout" svg:width="0.042cm" svg:height="0.157cm" svg:x="13.167cm" svg:y="12.723cm">
            <text:p/>
            <draw:enhanced-geometry draw:mirror-horizontal="false" draw:mirror-vertical="false" svg:viewBox="0 0 0 0" drawooo:sub-view-size="440 1604" draw:text-areas="0 0 ?f0 ?f1" draw:type="ooxml-non-primitive" draw:enhanced-path="M 0 1 L 0 821 191 1603 439 1603 F N">
              <draw:equation draw:name="f0" draw:formula="logwidth"/>
              <draw:equation draw:name="f1" draw:formula="logheight"/>
            </draw:enhanced-geometry>
          </draw:custom-shape>
          <draw:custom-shape draw:name="Google Shape;1066;p 2" draw:style-name="gr22" draw:text-style-name="P5" draw:layer="layout" svg:width="0.042cm" svg:height="0.157cm" svg:x="13.21cm" svg:y="12.723cm">
            <text:p/>
            <draw:enhanced-geometry draw:mirror-horizontal="false" draw:mirror-vertical="false" svg:viewBox="0 0 0 0" drawooo:sub-view-size="439 1604" draw:text-areas="0 0 ?f0 ?f1" draw:type="ooxml-non-primitive" draw:enhanced-path="M 439 1 L 439 821 248 1603 0 1603 F N">
              <draw:equation draw:name="f0" draw:formula="logwidth"/>
              <draw:equation draw:name="f1" draw:formula="logheight"/>
            </draw:enhanced-geometry>
          </draw:custom-shape>
          <draw:custom-shape draw:name="Google Shape;1067;p 2" draw:style-name="gr43" draw:text-style-name="P5" draw:layer="layout" svg:width="0.001cm" svg:height="0.05cm" svg:x="15.006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68;p 2" draw:style-name="gr43" draw:text-style-name="P5" draw:layer="layout" svg:width="0.001cm" svg:height="0.05cm" svg:x="15.061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69;p 2" draw:style-name="gr43" draw:text-style-name="P5" draw:layer="layout" svg:width="0.001cm" svg:height="0.05cm" svg:x="15.113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70;p 2" draw:style-name="gr43" draw:text-style-name="P5" draw:layer="layout" svg:width="0.001cm" svg:height="0.05cm" svg:x="15.312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71;p 2" draw:style-name="gr43" draw:text-style-name="P5" draw:layer="layout" svg:width="0.001cm" svg:height="0.05cm" svg:x="14.666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72;p 2" draw:style-name="gr43" draw:text-style-name="P5" draw:layer="layout" svg:width="0.001cm" svg:height="0.05cm" svg:x="14.611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73;p 2" draw:style-name="gr43" draw:text-style-name="P5" draw:layer="layout" svg:width="0.001cm" svg:height="0.05cm" svg:x="14.559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74;p 2" draw:style-name="gr43" draw:text-style-name="P5" draw:layer="layout" svg:width="0.001cm" svg:height="0.05cm" svg:x="14.559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75;p 2" draw:style-name="gr43" draw:text-style-name="P5" draw:layer="layout" svg:width="0.001cm" svg:height="0.05cm" svg:x="14.266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76;p 2" draw:style-name="gr43" draw:text-style-name="P5" draw:layer="layout" svg:width="0.001cm" svg:height="0.05cm" svg:x="14.211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77;p 2" draw:style-name="gr43" draw:text-style-name="P5" draw:layer="layout" svg:width="0.001cm" svg:height="0.05cm" svg:x="14.157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78;p 2" draw:style-name="gr43" draw:text-style-name="P5" draw:layer="layout" svg:width="0.001cm" svg:height="0.05cm" svg:x="14.157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79;p 2" draw:style-name="gr43" draw:text-style-name="P5" draw:layer="layout" svg:width="0.001cm" svg:height="0.05cm" svg:x="13.864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80;p 2" draw:style-name="gr43" draw:text-style-name="P5" draw:layer="layout" svg:width="0.001cm" svg:height="0.05cm" svg:x="13.811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81;p 2" draw:style-name="gr43" draw:text-style-name="P5" draw:layer="layout" svg:width="0.001cm" svg:height="0.05cm" svg:x="13.757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82;p 2" draw:style-name="gr43" draw:text-style-name="P5" draw:layer="layout" svg:width="0.001cm" svg:height="0.05cm" svg:x="13.757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83;p 2" draw:style-name="gr43" draw:text-style-name="P5" draw:layer="layout" svg:width="0.001cm" svg:height="0.05cm" svg:x="13.464cm" svg:y="12.766cm">
            <text:p/>
            <draw:enhanced-geometry draw:mirror-horizontal="false" draw:mirror-vertical="false" svg:viewBox="0 0 0 0" drawooo:sub-view-size="120000 516" draw:text-areas="0 0 ?f0 ?f1" draw:type="ooxml-non-primitive" draw:enhanced-path="M 0 0 L 0 516 F N">
              <draw:equation draw:name="f0" draw:formula="logwidth"/>
              <draw:equation draw:name="f1" draw:formula="logheight"/>
            </draw:enhanced-geometry>
          </draw:custom-shape>
          <draw:custom-shape draw:name="Google Shape;1084;p 2" draw:style-name="gr43" draw:text-style-name="P5" draw:layer="layout" svg:width="0.001cm" svg:height="0.05cm" svg:x="13.411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85;p 2" draw:style-name="gr43" draw:text-style-name="P5" draw:layer="layout" svg:width="0.001cm" svg:height="0.05cm" svg:x="13.357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86;p 2" draw:style-name="gr43" draw:text-style-name="P5" draw:layer="layout" svg:width="0.001cm" svg:height="0.05cm" svg:x="13.357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087;p 2" draw:style-name="gr43" draw:text-style-name="P5" draw:layer="layout" svg:width="0.002cm" svg:height="0.05cm" svg:x="13.063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088;p 2" draw:style-name="gr37" draw:text-style-name="P5" draw:layer="layout" svg:width="0.155cm" svg:height="0.196cm" svg:x="15.288cm" svg:y="12.948cm">
            <text:p/>
            <draw:enhanced-geometry draw:mirror-horizontal="false" draw:mirror-vertical="false" svg:viewBox="0 0 0 0" drawooo:sub-view-size="1584 2004" draw:text-areas="0 0 ?f0 ?f1" draw:type="ooxml-non-primitive" draw:enhanced-path="M 1069 0 C 1355 96 1584 401 1584 725 L 1584 2004 0 2004 0 725 C 0 401 191 134 477 0 F N">
              <draw:equation draw:name="f0" draw:formula="logwidth"/>
              <draw:equation draw:name="f1" draw:formula="logheight"/>
            </draw:enhanced-geometry>
          </draw:custom-shape>
          <draw:custom-shape draw:name="Google Shape;1089;p 2" draw:style-name="gr48" draw:text-style-name="P5" draw:layer="layout" svg:width="0.068cm" svg:height="0.105cm" svg:x="14.578cm" svg:y="11.331cm">
            <text:p/>
            <draw:enhanced-geometry draw:mirror-horizontal="false" draw:mirror-vertical="false" svg:viewBox="0 0 0 0" drawooo:sub-view-size="707 1070" draw:text-areas="0 0 ?f0 ?f1" draw:type="ooxml-non-primitive" draw:enhanced-path="M 172 1069 L 516 1069 707 1 1 1 Z F N">
              <draw:equation draw:name="f0" draw:formula="logwidth"/>
              <draw:equation draw:name="f1" draw:formula="logheight"/>
            </draw:enhanced-geometry>
          </draw:custom-shape>
          <draw:custom-shape draw:name="Google Shape;1090;p 2" draw:style-name="gr49" draw:text-style-name="P5" draw:layer="layout" svg:width="0.155cm" svg:height="0.328cm" svg:x="14.534cm" svg:y="11.379cm">
            <text:p/>
            <draw:enhanced-geometry draw:mirror-horizontal="false" draw:mirror-vertical="false" svg:viewBox="0 0 0 0" drawooo:sub-view-size="1585 3340" draw:text-areas="0 0 ?f0 ?f1" draw:type="ooxml-non-primitive" draw:enhanced-path="M 1050 0 C 1356 115 1585 401 1585 744 L 1585 3339 1 3339 1 744 C 1 420 192 134 478 19 F N">
              <draw:equation draw:name="f0" draw:formula="logwidth"/>
              <draw:equation draw:name="f1" draw:formula="logheight"/>
            </draw:enhanced-geometry>
          </draw:custom-shape>
          <draw:custom-shape draw:name="Google Shape;1091;p 2" draw:style-name="gr50" draw:text-style-name="P5" draw:layer="layout" svg:width="0.155cm" svg:height="0.332cm" svg:x="15.288cm" svg:y="12.302cm">
            <text:p/>
            <draw:enhanced-geometry draw:mirror-horizontal="false" draw:mirror-vertical="false" svg:viewBox="0 0 0 0" drawooo:sub-view-size="1584 3378" draw:text-areas="0 0 ?f0 ?f1" draw:type="ooxml-non-primitive" draw:enhanced-path="M 0 783 C 0 344 363 1 783 1 1221 1 1584 363 1584 783 L 1584 3378 0 3378 0 783 Z F N">
              <draw:equation draw:name="f0" draw:formula="logwidth"/>
              <draw:equation draw:name="f1" draw:formula="logheight"/>
            </draw:enhanced-geometry>
          </draw:custom-shape>
          <draw:custom-shape draw:name="Google Shape;1092;p 2" draw:style-name="gr50" draw:text-style-name="P5" draw:layer="layout" svg:width="0.155cm" svg:height="0.332cm" svg:x="15.288cm" svg:y="11.376cm">
            <text:p/>
            <draw:enhanced-geometry draw:mirror-horizontal="false" draw:mirror-vertical="false" svg:viewBox="0 0 0 0" drawooo:sub-view-size="1584 3379" draw:text-areas="0 0 ?f0 ?f1" draw:type="ooxml-non-primitive" draw:enhanced-path="M 0 783 C 0 344 363 1 783 1 1221 1 1584 344 1584 783 L 1584 3378 0 3378 0 783 Z F N">
              <draw:equation draw:name="f0" draw:formula="logwidth"/>
              <draw:equation draw:name="f1" draw:formula="logheight"/>
            </draw:enhanced-geometry>
          </draw:custom-shape>
          <draw:custom-shape draw:name="Google Shape;1093;p 2" draw:style-name="gr40" draw:text-style-name="P5" draw:layer="layout" svg:width="0.155cm" svg:height="0.148cm" svg:x="15.288cm" svg:y="13.217cm">
            <text:p/>
            <draw:enhanced-geometry draw:mirror-horizontal="false" draw:mirror-vertical="false" svg:viewBox="0 0 0 0" drawooo:sub-view-size="1584 1509" draw:text-areas="0 0 ?f0 ?f1" draw:type="ooxml-non-primitive" draw:enhanced-path="M 0 1508 L 1584 1508 1584 1 0 1 Z F N">
              <draw:equation draw:name="f0" draw:formula="logwidth"/>
              <draw:equation draw:name="f1" draw:formula="logheight"/>
            </draw:enhanced-geometry>
          </draw:custom-shape>
          <draw:custom-shape draw:name="Google Shape;1094;p 2" draw:style-name="gr47" draw:text-style-name="P5" draw:layer="layout" svg:width="0.155cm" svg:height="0.145cm" svg:x="15.288cm" svg:y="13.441cm">
            <text:p/>
            <draw:enhanced-geometry draw:mirror-horizontal="false" draw:mirror-vertical="false" svg:viewBox="0 0 0 0" drawooo:sub-view-size="1584 1489" draw:text-areas="0 0 ?f0 ?f1" draw:type="ooxml-non-primitive" draw:enhanced-path="M 0 1489 L 1584 1489 1584 0 0 0 Z F N">
              <draw:equation draw:name="f0" draw:formula="logwidth"/>
              <draw:equation draw:name="f1" draw:formula="logheight"/>
            </draw:enhanced-geometry>
          </draw:custom-shape>
          <draw:custom-shape draw:name="Google Shape;1095;p 2" draw:style-name="gr42" draw:text-style-name="P5" draw:layer="layout" svg:width="0.155cm" svg:height="0.146cm" svg:x="15.288cm" svg:y="13.662cm">
            <text:p/>
            <draw:enhanced-geometry draw:mirror-horizontal="false" draw:mirror-vertical="false" svg:viewBox="0 0 0 0" drawooo:sub-view-size="1584 1490" draw:text-areas="0 0 ?f0 ?f1" draw:type="ooxml-non-primitive" draw:enhanced-path="M 0 1489 L 1584 1489 1584 1 0 1 Z F N">
              <draw:equation draw:name="f0" draw:formula="logwidth"/>
              <draw:equation draw:name="f1" draw:formula="logheight"/>
            </draw:enhanced-geometry>
          </draw:custom-shape>
          <draw:custom-shape draw:name="Google Shape;1096;p 2" draw:style-name="gr40" draw:text-style-name="P5" draw:layer="layout" svg:width="0.001cm" svg:height="0.148cm" svg:x="15.365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1097;p 2" draw:style-name="gr42" draw:text-style-name="P5" draw:layer="layout" svg:width="0.155cm" svg:height="0.146cm" svg:x="15.288cm" svg:y="12.089cm">
            <text:p/>
            <draw:enhanced-geometry draw:mirror-horizontal="false" draw:mirror-vertical="false" svg:viewBox="0 0 0 0" drawooo:sub-view-size="1584 1489" draw:text-areas="0 0 ?f0 ?f1" draw:type="ooxml-non-primitive" draw:enhanced-path="M 0 1489 L 1584 1489 1584 0 0 0 Z F N">
              <draw:equation draw:name="f0" draw:formula="logwidth"/>
              <draw:equation draw:name="f1" draw:formula="logheight"/>
            </draw:enhanced-geometry>
          </draw:custom-shape>
          <draw:custom-shape draw:name="Google Shape;1098;p 2" draw:style-name="gr42" draw:text-style-name="P5" draw:layer="layout" svg:width="0.001cm" svg:height="0.146cm" svg:x="15.365cm" svg:y="12.089cm">
            <text:p/>
            <draw:enhanced-geometry draw:mirror-horizontal="false" draw:mirror-vertical="false" svg:viewBox="0 0 0 0" drawooo:sub-view-size="1 1489" draw:text-areas="0 0 ?f0 ?f1" draw:type="ooxml-non-primitive" draw:enhanced-path="M 1 0 L 1 1489 F N">
              <draw:equation draw:name="f0" draw:formula="logwidth"/>
              <draw:equation draw:name="f1" draw:formula="logheight"/>
            </draw:enhanced-geometry>
          </draw:custom-shape>
          <draw:custom-shape draw:name="Google Shape;1099;p 2" draw:style-name="gr41" draw:text-style-name="P5" draw:layer="layout" svg:width="0.001cm" svg:height="0.147cm" svg:x="15.365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1100;p 2" draw:style-name="gr42" draw:text-style-name="P5" draw:layer="layout" svg:width="0.001cm" svg:height="0.146cm" svg:x="15.365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1101;p 2" draw:style-name="gr30" draw:text-style-name="P5" draw:layer="layout" svg:width="0.068cm" svg:height="0.104cm" svg:x="14.578cm" svg:y="12.897cm">
            <text:p/>
            <draw:enhanced-geometry draw:mirror-horizontal="false" draw:mirror-vertical="false" svg:viewBox="0 0 0 0" drawooo:sub-view-size="707 1069" draw:text-areas="0 0 ?f0 ?f1" draw:type="ooxml-non-primitive" draw:enhanced-path="M 172 1069 L 516 1069 707 0 1 0 Z F N">
              <draw:equation draw:name="f0" draw:formula="logwidth"/>
              <draw:equation draw:name="f1" draw:formula="logheight"/>
            </draw:enhanced-geometry>
          </draw:custom-shape>
          <draw:custom-shape draw:name="Google Shape;1102;p 2" draw:style-name="gr37" draw:text-style-name="P5" draw:layer="layout" svg:width="0.155cm" svg:height="0.196cm" svg:x="14.534cm" svg:y="12.948cm">
            <text:p/>
            <draw:enhanced-geometry draw:mirror-horizontal="false" draw:mirror-vertical="false" svg:viewBox="0 0 0 0" drawooo:sub-view-size="1585 2004" draw:text-areas="0 0 ?f0 ?f1" draw:type="ooxml-non-primitive" draw:enhanced-path="M 1050 0 C 1356 96 1585 401 1585 725 L 1585 2004 1 2004 1 725 C 1 401 192 134 478 0 F N">
              <draw:equation draw:name="f0" draw:formula="logwidth"/>
              <draw:equation draw:name="f1" draw:formula="logheight"/>
            </draw:enhanced-geometry>
          </draw:custom-shape>
          <draw:custom-shape draw:name="Google Shape;1103;p 2" draw:style-name="gr40" draw:text-style-name="P5" draw:layer="layout" svg:width="0.155cm" svg:height="0.148cm" svg:x="14.534cm" svg:y="13.217cm">
            <text:p/>
            <draw:enhanced-geometry draw:mirror-horizontal="false" draw:mirror-vertical="false" svg:viewBox="0 0 0 0" drawooo:sub-view-size="1585 1509" draw:text-areas="0 0 ?f0 ?f1" draw:type="ooxml-non-primitive" draw:enhanced-path="M 1 1508 L 1585 1508 1585 1 1 1 Z F N">
              <draw:equation draw:name="f0" draw:formula="logwidth"/>
              <draw:equation draw:name="f1" draw:formula="logheight"/>
            </draw:enhanced-geometry>
          </draw:custom-shape>
          <draw:custom-shape draw:name="Google Shape;1104;p 2" draw:style-name="gr47" draw:text-style-name="P5" draw:layer="layout" svg:width="0.155cm" svg:height="0.145cm" svg:x="14.534cm" svg:y="13.441cm">
            <text:p/>
            <draw:enhanced-geometry draw:mirror-horizontal="false" draw:mirror-vertical="false" svg:viewBox="0 0 0 0" drawooo:sub-view-size="1585 1489" draw:text-areas="0 0 ?f0 ?f1" draw:type="ooxml-non-primitive" draw:enhanced-path="M 1 1489 L 1585 1489 1585 0 1 0 Z F N">
              <draw:equation draw:name="f0" draw:formula="logwidth"/>
              <draw:equation draw:name="f1" draw:formula="logheight"/>
            </draw:enhanced-geometry>
          </draw:custom-shape>
          <draw:custom-shape draw:name="Google Shape;1105;p 2" draw:style-name="gr42" draw:text-style-name="P5" draw:layer="layout" svg:width="0.155cm" svg:height="0.146cm" svg:x="14.534cm" svg:y="13.662cm">
            <text:p/>
            <draw:enhanced-geometry draw:mirror-horizontal="false" draw:mirror-vertical="false" svg:viewBox="0 0 0 0" drawooo:sub-view-size="1585 1490" draw:text-areas="0 0 ?f0 ?f1" draw:type="ooxml-non-primitive" draw:enhanced-path="M 1 1489 L 1585 1489 1585 1 1 1 Z F N">
              <draw:equation draw:name="f0" draw:formula="logwidth"/>
              <draw:equation draw:name="f1" draw:formula="logheight"/>
            </draw:enhanced-geometry>
          </draw:custom-shape>
          <draw:custom-shape draw:name="Google Shape;1106;p 2" draw:style-name="gr40" draw:text-style-name="P5" draw:layer="layout" svg:width="0.001cm" svg:height="0.148cm" svg:x="14.611cm" svg:y="13.217cm">
            <text:p/>
            <draw:enhanced-geometry draw:mirror-horizontal="false" draw:mirror-vertical="false" svg:viewBox="0 0 0 0" drawooo:sub-view-size="1 1509" draw:text-areas="0 0 ?f0 ?f1" draw:type="ooxml-non-primitive" draw:enhanced-path="M 0 1 L 0 1508 F N">
              <draw:equation draw:name="f0" draw:formula="logwidth"/>
              <draw:equation draw:name="f1" draw:formula="logheight"/>
            </draw:enhanced-geometry>
          </draw:custom-shape>
          <draw:custom-shape draw:name="Google Shape;1107;p 2" draw:style-name="gr41" draw:text-style-name="P5" draw:layer="layout" svg:width="0.001cm" svg:height="0.147cm" svg:x="14.611cm" svg:y="13.439cm">
            <text:p/>
            <draw:enhanced-geometry draw:mirror-horizontal="false" draw:mirror-vertical="false" svg:viewBox="0 0 0 0" drawooo:sub-view-size="1 1508" draw:text-areas="0 0 ?f0 ?f1" draw:type="ooxml-non-primitive" draw:enhanced-path="M 0 0 L 0 1508 F N">
              <draw:equation draw:name="f0" draw:formula="logwidth"/>
              <draw:equation draw:name="f1" draw:formula="logheight"/>
            </draw:enhanced-geometry>
          </draw:custom-shape>
          <draw:custom-shape draw:name="Google Shape;1108;p 2" draw:style-name="gr42" draw:text-style-name="P5" draw:layer="layout" svg:width="0.001cm" svg:height="0.146cm" svg:x="14.611cm" svg:y="13.662cm">
            <text:p/>
            <draw:enhanced-geometry draw:mirror-horizontal="false" draw:mirror-vertical="false" svg:viewBox="0 0 0 0" drawooo:sub-view-size="1 1490" draw:text-areas="0 0 ?f0 ?f1" draw:type="ooxml-non-primitive" draw:enhanced-path="M 0 1 L 0 1489 F N">
              <draw:equation draw:name="f0" draw:formula="logwidth"/>
              <draw:equation draw:name="f1" draw:formula="logheight"/>
            </draw:enhanced-geometry>
          </draw:custom-shape>
          <draw:custom-shape draw:name="Google Shape;1109;p 2" draw:style-name="gr30" draw:text-style-name="P5" draw:layer="layout" svg:width="0.07cm" svg:height="0.104cm" svg:x="14.176cm" svg:y="12.897cm">
            <text:p/>
            <draw:enhanced-geometry draw:mirror-horizontal="false" draw:mirror-vertical="false" svg:viewBox="0 0 0 0" drawooo:sub-view-size="726 1069" draw:text-areas="0 0 ?f0 ?f1" draw:type="ooxml-non-primitive" draw:enhanced-path="M 191 1069 L 535 1069 726 0 1 0 Z F N">
              <draw:equation draw:name="f0" draw:formula="logwidth"/>
              <draw:equation draw:name="f1" draw:formula="logheight"/>
            </draw:enhanced-geometry>
          </draw:custom-shape>
          <draw:custom-shape draw:name="Google Shape;1110;p 2" draw:style-name="gr37" draw:text-style-name="P5" draw:layer="layout" svg:width="0.153cm" svg:height="0.196cm" svg:x="14.134cm" svg:y="12.948cm">
            <text:p/>
            <draw:enhanced-geometry draw:mirror-horizontal="false" draw:mirror-vertical="false" svg:viewBox="0 0 0 0" drawooo:sub-view-size="1566 2004" draw:text-areas="0 0 ?f0 ?f1" draw:type="ooxml-non-primitive" draw:enhanced-path="M 1050 0 C 1355 96 1565 401 1565 725 L 1565 2004 1 2004 1 725 C 1 401 192 134 478 0 F N">
              <draw:equation draw:name="f0" draw:formula="logwidth"/>
              <draw:equation draw:name="f1" draw:formula="logheight"/>
            </draw:enhanced-geometry>
          </draw:custom-shape>
          <draw:custom-shape draw:name="Google Shape;1111;p 2" draw:style-name="gr40" draw:text-style-name="P5" draw:layer="layout" svg:width="0.153cm" svg:height="0.148cm" svg:x="14.134cm" svg:y="13.217cm">
            <text:p/>
            <draw:enhanced-geometry draw:mirror-horizontal="false" draw:mirror-vertical="false" svg:viewBox="0 0 0 0" drawooo:sub-view-size="1566 1509" draw:text-areas="0 0 ?f0 ?f1" draw:type="ooxml-non-primitive" draw:enhanced-path="M 1 1508 L 1565 1508 1565 1 1 1 Z F N">
              <draw:equation draw:name="f0" draw:formula="logwidth"/>
              <draw:equation draw:name="f1" draw:formula="logheight"/>
            </draw:enhanced-geometry>
          </draw:custom-shape>
          <draw:custom-shape draw:name="Google Shape;1112;p 2" draw:style-name="gr47" draw:text-style-name="P5" draw:layer="layout" svg:width="0.153cm" svg:height="0.145cm" svg:x="14.134cm" svg:y="13.441cm">
            <text:p/>
            <draw:enhanced-geometry draw:mirror-horizontal="false" draw:mirror-vertical="false" svg:viewBox="0 0 0 0" drawooo:sub-view-size="1566 1489" draw:text-areas="0 0 ?f0 ?f1" draw:type="ooxml-non-primitive" draw:enhanced-path="M 1 1489 L 1565 1489 1565 0 1 0 Z F N">
              <draw:equation draw:name="f0" draw:formula="logwidth"/>
              <draw:equation draw:name="f1" draw:formula="logheight"/>
            </draw:enhanced-geometry>
          </draw:custom-shape>
          <draw:custom-shape draw:name="Google Shape;1113;p 2" draw:style-name="gr42" draw:text-style-name="P5" draw:layer="layout" svg:width="0.153cm" svg:height="0.146cm" svg:x="14.134cm" svg:y="13.662cm">
            <text:p/>
            <draw:enhanced-geometry draw:mirror-horizontal="false" draw:mirror-vertical="false" svg:viewBox="0 0 0 0" drawooo:sub-view-size="1566 1490" draw:text-areas="0 0 ?f0 ?f1" draw:type="ooxml-non-primitive" draw:enhanced-path="M 1 1489 L 1565 1489 1565 1 1 1 Z F N">
              <draw:equation draw:name="f0" draw:formula="logwidth"/>
              <draw:equation draw:name="f1" draw:formula="logheight"/>
            </draw:enhanced-geometry>
          </draw:custom-shape>
          <draw:custom-shape draw:name="Google Shape;1114;p 2" draw:style-name="gr40" draw:text-style-name="P5" draw:layer="layout" svg:width="0.001cm" svg:height="0.148cm" svg:x="14.211cm" svg:y="13.217cm">
            <text:p/>
            <draw:enhanced-geometry draw:mirror-horizontal="false" draw:mirror-vertical="false" svg:viewBox="0 0 0 0" drawooo:sub-view-size="1 1509" draw:text-areas="0 0 ?f0 ?f1" draw:type="ooxml-non-primitive" draw:enhanced-path="M 0 1 L 0 1508 F N">
              <draw:equation draw:name="f0" draw:formula="logwidth"/>
              <draw:equation draw:name="f1" draw:formula="logheight"/>
            </draw:enhanced-geometry>
          </draw:custom-shape>
          <draw:custom-shape draw:name="Google Shape;1115;p 2" draw:style-name="gr41" draw:text-style-name="P5" draw:layer="layout" svg:width="0.001cm" svg:height="0.147cm" svg:x="14.211cm" svg:y="13.439cm">
            <text:p/>
            <draw:enhanced-geometry draw:mirror-horizontal="false" draw:mirror-vertical="false" svg:viewBox="0 0 0 0" drawooo:sub-view-size="1 1508" draw:text-areas="0 0 ?f0 ?f1" draw:type="ooxml-non-primitive" draw:enhanced-path="M 0 0 L 0 1508 F N">
              <draw:equation draw:name="f0" draw:formula="logwidth"/>
              <draw:equation draw:name="f1" draw:formula="logheight"/>
            </draw:enhanced-geometry>
          </draw:custom-shape>
          <draw:custom-shape draw:name="Google Shape;1116;p 2" draw:style-name="gr42" draw:text-style-name="P5" draw:layer="layout" svg:width="0.001cm" svg:height="0.146cm" svg:x="14.211cm" svg:y="13.662cm">
            <text:p/>
            <draw:enhanced-geometry draw:mirror-horizontal="false" draw:mirror-vertical="false" svg:viewBox="0 0 0 0" drawooo:sub-view-size="1 1490" draw:text-areas="0 0 ?f0 ?f1" draw:type="ooxml-non-primitive" draw:enhanced-path="M 0 1 L 0 1489 F N">
              <draw:equation draw:name="f0" draw:formula="logwidth"/>
              <draw:equation draw:name="f1" draw:formula="logheight"/>
            </draw:enhanced-geometry>
          </draw:custom-shape>
          <draw:custom-shape draw:name="Google Shape;1117;p 2" draw:style-name="gr30" draw:text-style-name="P5" draw:layer="layout" svg:width="0.068cm" svg:height="0.104cm" svg:x="13.776cm" svg:y="12.897cm">
            <text:p/>
            <draw:enhanced-geometry draw:mirror-horizontal="false" draw:mirror-vertical="false" svg:viewBox="0 0 0 0" drawooo:sub-view-size="707 1069" draw:text-areas="0 0 ?f0 ?f1" draw:type="ooxml-non-primitive" draw:enhanced-path="M 172 1069 L 535 1069 706 0 0 0 Z F N">
              <draw:equation draw:name="f0" draw:formula="logwidth"/>
              <draw:equation draw:name="f1" draw:formula="logheight"/>
            </draw:enhanced-geometry>
          </draw:custom-shape>
          <draw:custom-shape draw:name="Google Shape;1118;p 2" draw:style-name="gr37" draw:text-style-name="P5" draw:layer="layout" svg:width="0.155cm" svg:height="0.196cm" svg:x="13.733cm" svg:y="12.948cm">
            <text:p/>
            <draw:enhanced-geometry draw:mirror-horizontal="false" draw:mirror-vertical="false" svg:viewBox="0 0 0 0" drawooo:sub-view-size="1585 2004" draw:text-areas="0 0 ?f0 ?f1" draw:type="ooxml-non-primitive" draw:enhanced-path="M 1069 0 C 1374 96 1584 401 1584 725 L 1584 2004 1 2004 1 725 C 1 401 210 134 497 0 F N">
              <draw:equation draw:name="f0" draw:formula="logwidth"/>
              <draw:equation draw:name="f1" draw:formula="logheight"/>
            </draw:enhanced-geometry>
          </draw:custom-shape>
          <draw:custom-shape draw:name="Google Shape;1119;p 2" draw:style-name="gr40" draw:text-style-name="P5" draw:layer="layout" svg:width="0.155cm" svg:height="0.148cm" svg:x="13.733cm" svg:y="13.217cm">
            <text:p/>
            <draw:enhanced-geometry draw:mirror-horizontal="false" draw:mirror-vertical="false" svg:viewBox="0 0 0 0" drawooo:sub-view-size="1585 1509" draw:text-areas="0 0 ?f0 ?f1" draw:type="ooxml-non-primitive" draw:enhanced-path="M 1 1508 L 1584 1508 1584 1 1 1 Z F N">
              <draw:equation draw:name="f0" draw:formula="logwidth"/>
              <draw:equation draw:name="f1" draw:formula="logheight"/>
            </draw:enhanced-geometry>
          </draw:custom-shape>
          <draw:custom-shape draw:name="Google Shape;1120;p 2" draw:style-name="gr47" draw:text-style-name="P5" draw:layer="layout" svg:width="0.155cm" svg:height="0.145cm" svg:x="13.733cm" svg:y="13.441cm">
            <text:p/>
            <draw:enhanced-geometry draw:mirror-horizontal="false" draw:mirror-vertical="false" svg:viewBox="0 0 0 0" drawooo:sub-view-size="1585 1489" draw:text-areas="0 0 ?f0 ?f1" draw:type="ooxml-non-primitive" draw:enhanced-path="M 1 1489 L 1584 1489 1584 0 1 0 Z F N">
              <draw:equation draw:name="f0" draw:formula="logwidth"/>
              <draw:equation draw:name="f1" draw:formula="logheight"/>
            </draw:enhanced-geometry>
          </draw:custom-shape>
          <draw:custom-shape draw:name="Google Shape;1121;p 2" draw:style-name="gr42" draw:text-style-name="P5" draw:layer="layout" svg:width="0.155cm" svg:height="0.146cm" svg:x="13.733cm" svg:y="13.662cm">
            <text:p/>
            <draw:enhanced-geometry draw:mirror-horizontal="false" draw:mirror-vertical="false" svg:viewBox="0 0 0 0" drawooo:sub-view-size="1585 1490" draw:text-areas="0 0 ?f0 ?f1" draw:type="ooxml-non-primitive" draw:enhanced-path="M 1 1489 L 1584 1489 1584 1 1 1 Z F N">
              <draw:equation draw:name="f0" draw:formula="logwidth"/>
              <draw:equation draw:name="f1" draw:formula="logheight"/>
            </draw:enhanced-geometry>
          </draw:custom-shape>
          <draw:custom-shape draw:name="Google Shape;1122;p 2" draw:style-name="gr40" draw:text-style-name="P5" draw:layer="layout" svg:width="0.001cm" svg:height="0.148cm" svg:x="13.811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1123;p 2" draw:style-name="gr41" draw:text-style-name="P5" draw:layer="layout" svg:width="0.001cm" svg:height="0.147cm" svg:x="13.811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1124;p 2" draw:style-name="gr42" draw:text-style-name="P5" draw:layer="layout" svg:width="0.001cm" svg:height="0.146cm" svg:x="13.811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1125;p 2" draw:style-name="gr22" draw:text-style-name="P5" draw:layer="layout" svg:width="0.042cm" svg:height="0.157cm" svg:x="16.291cm" svg:y="12.723cm">
            <text:p/>
            <draw:enhanced-geometry draw:mirror-horizontal="false" draw:mirror-vertical="false" svg:viewBox="0 0 0 0" drawooo:sub-view-size="440 1604" draw:text-areas="0 0 ?f0 ?f1" draw:type="ooxml-non-primitive" draw:enhanced-path="M 0 1 L 0 821 191 1603 439 1603 F N">
              <draw:equation draw:name="f0" draw:formula="logwidth"/>
              <draw:equation draw:name="f1" draw:formula="logheight"/>
            </draw:enhanced-geometry>
          </draw:custom-shape>
          <draw:custom-shape draw:name="Google Shape;1126;p 2" draw:style-name="gr22" draw:text-style-name="P5" draw:layer="layout" svg:width="0.042cm" svg:height="0.157cm" svg:x="16.334cm" svg:y="12.723cm">
            <text:p/>
            <draw:enhanced-geometry draw:mirror-horizontal="false" draw:mirror-vertical="false" svg:viewBox="0 0 0 0" drawooo:sub-view-size="439 1604" draw:text-areas="0 0 ?f0 ?f1" draw:type="ooxml-non-primitive" draw:enhanced-path="M 439 1 L 439 821 248 1603 0 1603 F N">
              <draw:equation draw:name="f0" draw:formula="logwidth"/>
              <draw:equation draw:name="f1" draw:formula="logheight"/>
            </draw:enhanced-geometry>
          </draw:custom-shape>
          <draw:custom-shape draw:name="Google Shape;1127;p 2" draw:style-name="gr43" draw:text-style-name="P5" draw:layer="layout" svg:width="0.001cm" svg:height="0.05cm" svg:x="16.588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128;p 2" draw:style-name="gr43" draw:text-style-name="P5" draw:layer="layout" svg:width="0.001cm" svg:height="0.05cm" svg:x="16.536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129;p 2" draw:style-name="gr43" draw:text-style-name="P5" draw:layer="layout" svg:width="0.001cm" svg:height="0.05cm" svg:x="16.481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130;p 2" draw:style-name="gr43" draw:text-style-name="P5" draw:layer="layout" svg:width="0.001cm" svg:height="0.05cm" svg:x="16.481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131;p 2" draw:style-name="gr43" draw:text-style-name="P5" draw:layer="layout" svg:width="0.001cm" svg:height="0.05cm" svg:x="16.188cm" svg:y="12.766cm">
            <text:p/>
            <draw:enhanced-geometry draw:mirror-horizontal="false" draw:mirror-vertical="false" svg:viewBox="0 0 0 0" drawooo:sub-view-size="1 516" draw:text-areas="0 0 ?f0 ?f1" draw:type="ooxml-non-primitive" draw:enhanced-path="M 1 0 L 1 516 F N">
              <draw:equation draw:name="f0" draw:formula="logwidth"/>
              <draw:equation draw:name="f1" draw:formula="logheight"/>
            </draw:enhanced-geometry>
          </draw:custom-shape>
          <draw:custom-shape draw:name="Google Shape;1132;p 2" draw:style-name="gr43" draw:text-style-name="P5" draw:layer="layout" svg:width="0.001cm" svg:height="0.05cm" svg:x="16.134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133;p 2" draw:style-name="gr43" draw:text-style-name="P5" draw:layer="layout" svg:width="0.001cm" svg:height="0.05cm" svg:x="16.081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134;p 2" draw:style-name="gr43" draw:text-style-name="P5" draw:layer="layout" svg:width="0.001cm" svg:height="0.05cm" svg:x="16.081cm" svg:y="12.766cm">
            <text:p/>
            <draw:enhanced-geometry draw:mirror-horizontal="false" draw:mirror-vertical="false" svg:viewBox="0 0 0 0" drawooo:sub-view-size="1 516" draw:text-areas="0 0 ?f0 ?f1" draw:type="ooxml-non-primitive" draw:enhanced-path="M 0 0 L 0 516 F N">
              <draw:equation draw:name="f0" draw:formula="logwidth"/>
              <draw:equation draw:name="f1" draw:formula="logheight"/>
            </draw:enhanced-geometry>
          </draw:custom-shape>
          <draw:custom-shape draw:name="Google Shape;1135;p 2" draw:style-name="gr30" draw:text-style-name="P5" draw:layer="layout" svg:width="0.068cm" svg:height="0.104cm" svg:x="16.5cm" svg:y="12.897cm">
            <text:p/>
            <draw:enhanced-geometry draw:mirror-horizontal="false" draw:mirror-vertical="false" svg:viewBox="0 0 0 0" drawooo:sub-view-size="707 1069" draw:text-areas="0 0 ?f0 ?f1" draw:type="ooxml-non-primitive" draw:enhanced-path="M 172 1069 L 534 1069 706 0 0 0 Z F N">
              <draw:equation draw:name="f0" draw:formula="logwidth"/>
              <draw:equation draw:name="f1" draw:formula="logheight"/>
            </draw:enhanced-geometry>
          </draw:custom-shape>
          <draw:custom-shape draw:name="Google Shape;1136;p 2" draw:style-name="gr37" draw:text-style-name="P5" draw:layer="layout" svg:width="0.155cm" svg:height="0.196cm" svg:x="16.457cm" svg:y="12.948cm">
            <text:p/>
            <draw:enhanced-geometry draw:mirror-horizontal="false" draw:mirror-vertical="false" svg:viewBox="0 0 0 0" drawooo:sub-view-size="1584 2004" draw:text-areas="0 0 ?f0 ?f1" draw:type="ooxml-non-primitive" draw:enhanced-path="M 1069 0 C 1374 96 1584 401 1584 725 L 1584 2004 0 2004 0 725 C 0 401 210 134 477 0 F N">
              <draw:equation draw:name="f0" draw:formula="logwidth"/>
              <draw:equation draw:name="f1" draw:formula="logheight"/>
            </draw:enhanced-geometry>
          </draw:custom-shape>
          <draw:custom-shape draw:name="Google Shape;1137;p 2" draw:style-name="gr40" draw:text-style-name="P5" draw:layer="layout" svg:width="0.155cm" svg:height="0.148cm" svg:x="16.457cm" svg:y="13.217cm">
            <text:p/>
            <draw:enhanced-geometry draw:mirror-horizontal="false" draw:mirror-vertical="false" svg:viewBox="0 0 0 0" drawooo:sub-view-size="1584 1509" draw:text-areas="0 0 ?f0 ?f1" draw:type="ooxml-non-primitive" draw:enhanced-path="M 0 1508 L 1584 1508 1584 1 0 1 Z F N">
              <draw:equation draw:name="f0" draw:formula="logwidth"/>
              <draw:equation draw:name="f1" draw:formula="logheight"/>
            </draw:enhanced-geometry>
          </draw:custom-shape>
          <draw:custom-shape draw:name="Google Shape;1138;p 2" draw:style-name="gr47" draw:text-style-name="P5" draw:layer="layout" svg:width="0.155cm" svg:height="0.145cm" svg:x="16.457cm" svg:y="13.441cm">
            <text:p/>
            <draw:enhanced-geometry draw:mirror-horizontal="false" draw:mirror-vertical="false" svg:viewBox="0 0 0 0" drawooo:sub-view-size="1584 1489" draw:text-areas="0 0 ?f0 ?f1" draw:type="ooxml-non-primitive" draw:enhanced-path="M 0 1489 L 1584 1489 1584 0 0 0 Z F N">
              <draw:equation draw:name="f0" draw:formula="logwidth"/>
              <draw:equation draw:name="f1" draw:formula="logheight"/>
            </draw:enhanced-geometry>
          </draw:custom-shape>
          <draw:custom-shape draw:name="Google Shape;1139;p 2" draw:style-name="gr42" draw:text-style-name="P5" draw:layer="layout" svg:width="0.155cm" svg:height="0.146cm" svg:x="16.457cm" svg:y="13.662cm">
            <text:p/>
            <draw:enhanced-geometry draw:mirror-horizontal="false" draw:mirror-vertical="false" svg:viewBox="0 0 0 0" drawooo:sub-view-size="1584 1490" draw:text-areas="0 0 ?f0 ?f1" draw:type="ooxml-non-primitive" draw:enhanced-path="M 0 1489 L 1584 1489 1584 1 0 1 Z F N">
              <draw:equation draw:name="f0" draw:formula="logwidth"/>
              <draw:equation draw:name="f1" draw:formula="logheight"/>
            </draw:enhanced-geometry>
          </draw:custom-shape>
          <draw:custom-shape draw:name="Google Shape;1140;p 2" draw:style-name="gr40" draw:text-style-name="P5" draw:layer="layout" svg:width="0.001cm" svg:height="0.148cm" svg:x="16.536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1141;p 2" draw:style-name="gr41" draw:text-style-name="P5" draw:layer="layout" svg:width="0.001cm" svg:height="0.147cm" svg:x="16.536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1142;p 2" draw:style-name="gr42" draw:text-style-name="P5" draw:layer="layout" svg:width="0.001cm" svg:height="0.146cm" svg:x="16.536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1143;p 2" draw:style-name="gr30" draw:text-style-name="P5" draw:layer="layout" svg:width="0.069cm" svg:height="0.104cm" svg:x="16.099cm" svg:y="12.897cm">
            <text:p/>
            <draw:enhanced-geometry draw:mirror-horizontal="false" draw:mirror-vertical="false" svg:viewBox="0 0 0 0" drawooo:sub-view-size="707 1069" draw:text-areas="0 0 ?f0 ?f1" draw:type="ooxml-non-primitive" draw:enhanced-path="M 173 1069 L 535 1069 707 0 1 0 Z F N">
              <draw:equation draw:name="f0" draw:formula="logwidth"/>
              <draw:equation draw:name="f1" draw:formula="logheight"/>
            </draw:enhanced-geometry>
          </draw:custom-shape>
          <draw:custom-shape draw:name="Google Shape;1144;p 2" draw:style-name="gr37" draw:text-style-name="P5" draw:layer="layout" svg:width="0.156cm" svg:height="0.196cm" svg:x="16.056cm" svg:y="12.948cm">
            <text:p/>
            <draw:enhanced-geometry draw:mirror-horizontal="false" draw:mirror-vertical="false" svg:viewBox="0 0 0 0" drawooo:sub-view-size="1584 2004" draw:text-areas="0 0 ?f0 ?f1" draw:type="ooxml-non-primitive" draw:enhanced-path="M 1069 0 C 1355 96 1584 401 1584 725 L 1584 2004 0 2004 0 725 C 0 401 191 134 477 0 F N">
              <draw:equation draw:name="f0" draw:formula="logwidth"/>
              <draw:equation draw:name="f1" draw:formula="logheight"/>
            </draw:enhanced-geometry>
          </draw:custom-shape>
          <draw:custom-shape draw:name="Google Shape;1145;p 2" draw:style-name="gr40" draw:text-style-name="P5" draw:layer="layout" svg:width="0.156cm" svg:height="0.148cm" svg:x="16.056cm" svg:y="13.217cm">
            <text:p/>
            <draw:enhanced-geometry draw:mirror-horizontal="false" draw:mirror-vertical="false" svg:viewBox="0 0 0 0" drawooo:sub-view-size="1584 1509" draw:text-areas="0 0 ?f0 ?f1" draw:type="ooxml-non-primitive" draw:enhanced-path="M 0 1508 L 1584 1508 1584 1 0 1 Z F N">
              <draw:equation draw:name="f0" draw:formula="logwidth"/>
              <draw:equation draw:name="f1" draw:formula="logheight"/>
            </draw:enhanced-geometry>
          </draw:custom-shape>
          <draw:custom-shape draw:name="Google Shape;1146;p 2" draw:style-name="gr47" draw:text-style-name="P5" draw:layer="layout" svg:width="0.156cm" svg:height="0.145cm" svg:x="16.056cm" svg:y="13.441cm">
            <text:p/>
            <draw:enhanced-geometry draw:mirror-horizontal="false" draw:mirror-vertical="false" svg:viewBox="0 0 0 0" drawooo:sub-view-size="1584 1489" draw:text-areas="0 0 ?f0 ?f1" draw:type="ooxml-non-primitive" draw:enhanced-path="M 0 1489 L 1584 1489 1584 0 0 0 Z F N">
              <draw:equation draw:name="f0" draw:formula="logwidth"/>
              <draw:equation draw:name="f1" draw:formula="logheight"/>
            </draw:enhanced-geometry>
          </draw:custom-shape>
          <draw:custom-shape draw:name="Google Shape;1147;p 2" draw:style-name="gr42" draw:text-style-name="P5" draw:layer="layout" svg:width="0.156cm" svg:height="0.146cm" svg:x="16.056cm" svg:y="13.662cm">
            <text:p/>
            <draw:enhanced-geometry draw:mirror-horizontal="false" draw:mirror-vertical="false" svg:viewBox="0 0 0 0" drawooo:sub-view-size="1584 1490" draw:text-areas="0 0 ?f0 ?f1" draw:type="ooxml-non-primitive" draw:enhanced-path="M 0 1489 L 1584 1489 1584 1 0 1 Z F N">
              <draw:equation draw:name="f0" draw:formula="logwidth"/>
              <draw:equation draw:name="f1" draw:formula="logheight"/>
            </draw:enhanced-geometry>
          </draw:custom-shape>
          <draw:custom-shape draw:name="Google Shape;1148;p 2" draw:style-name="gr40" draw:text-style-name="P5" draw:layer="layout" svg:width="0.001cm" svg:height="0.148cm" svg:x="16.134cm" svg:y="13.217cm">
            <text:p/>
            <draw:enhanced-geometry draw:mirror-horizontal="false" draw:mirror-vertical="false" svg:viewBox="0 0 0 0" drawooo:sub-view-size="1 1509" draw:text-areas="0 0 ?f0 ?f1" draw:type="ooxml-non-primitive" draw:enhanced-path="M 0 1 L 0 1508 F N">
              <draw:equation draw:name="f0" draw:formula="logwidth"/>
              <draw:equation draw:name="f1" draw:formula="logheight"/>
            </draw:enhanced-geometry>
          </draw:custom-shape>
          <draw:custom-shape draw:name="Google Shape;1149;p 2" draw:style-name="gr41" draw:text-style-name="P5" draw:layer="layout" svg:width="0.001cm" svg:height="0.147cm" svg:x="16.134cm" svg:y="13.439cm">
            <text:p/>
            <draw:enhanced-geometry draw:mirror-horizontal="false" draw:mirror-vertical="false" svg:viewBox="0 0 0 0" drawooo:sub-view-size="1 1508" draw:text-areas="0 0 ?f0 ?f1" draw:type="ooxml-non-primitive" draw:enhanced-path="M 0 0 L 0 1508 F N">
              <draw:equation draw:name="f0" draw:formula="logwidth"/>
              <draw:equation draw:name="f1" draw:formula="logheight"/>
            </draw:enhanced-geometry>
          </draw:custom-shape>
          <draw:custom-shape draw:name="Google Shape;1150;p 2" draw:style-name="gr42" draw:text-style-name="P5" draw:layer="layout" svg:width="0.001cm" svg:height="0.146cm" svg:x="16.134cm" svg:y="13.662cm">
            <text:p/>
            <draw:enhanced-geometry draw:mirror-horizontal="false" draw:mirror-vertical="false" svg:viewBox="0 0 0 0" drawooo:sub-view-size="1 1490" draw:text-areas="0 0 ?f0 ?f1" draw:type="ooxml-non-primitive" draw:enhanced-path="M 0 1 L 0 1489 F N">
              <draw:equation draw:name="f0" draw:formula="logwidth"/>
              <draw:equation draw:name="f1" draw:formula="logheight"/>
            </draw:enhanced-geometry>
          </draw:custom-shape>
          <draw:custom-shape draw:name="Google Shape;1151;p 2" draw:style-name="gr30" draw:text-style-name="P5" draw:layer="layout" svg:width="0.069cm" svg:height="0.104cm" svg:x="13.375cm" svg:y="12.897cm">
            <text:p/>
            <draw:enhanced-geometry draw:mirror-horizontal="false" draw:mirror-vertical="false" svg:viewBox="0 0 0 0" drawooo:sub-view-size="707 1069" draw:text-areas="0 0 ?f0 ?f1" draw:type="ooxml-non-primitive" draw:enhanced-path="M 172 1069 L 534 1069 706 0 0 0 Z F N">
              <draw:equation draw:name="f0" draw:formula="logwidth"/>
              <draw:equation draw:name="f1" draw:formula="logheight"/>
            </draw:enhanced-geometry>
          </draw:custom-shape>
          <draw:custom-shape draw:name="Google Shape;1152;p 2" draw:style-name="gr37" draw:text-style-name="P5" draw:layer="layout" svg:width="0.156cm" svg:height="0.196cm" svg:x="13.332cm" svg:y="12.948cm">
            <text:p/>
            <draw:enhanced-geometry draw:mirror-horizontal="false" draw:mirror-vertical="false" svg:viewBox="0 0 0 0" drawooo:sub-view-size="1585 2004" draw:text-areas="0 0 ?f0 ?f1" draw:type="ooxml-non-primitive" draw:enhanced-path="M 1069 0 C 1374 96 1584 401 1584 725 L 1584 2004 0 2004 0 725 C 0 401 210 134 477 0 F N">
              <draw:equation draw:name="f0" draw:formula="logwidth"/>
              <draw:equation draw:name="f1" draw:formula="logheight"/>
            </draw:enhanced-geometry>
          </draw:custom-shape>
          <draw:custom-shape draw:name="Google Shape;1153;p 2" draw:style-name="gr40" draw:text-style-name="P5" draw:layer="layout" svg:width="0.156cm" svg:height="0.148cm" svg:x="13.332cm" svg:y="13.217cm">
            <text:p/>
            <draw:enhanced-geometry draw:mirror-horizontal="false" draw:mirror-vertical="false" svg:viewBox="0 0 0 0" drawooo:sub-view-size="1585 1509" draw:text-areas="0 0 ?f0 ?f1" draw:type="ooxml-non-primitive" draw:enhanced-path="M 0 1508 L 1584 1508 1584 1 0 1 Z F N">
              <draw:equation draw:name="f0" draw:formula="logwidth"/>
              <draw:equation draw:name="f1" draw:formula="logheight"/>
            </draw:enhanced-geometry>
          </draw:custom-shape>
          <draw:custom-shape draw:name="Google Shape;1154;p 2" draw:style-name="gr47" draw:text-style-name="P5" draw:layer="layout" svg:width="0.156cm" svg:height="0.145cm" svg:x="13.332cm" svg:y="13.441cm">
            <text:p/>
            <draw:enhanced-geometry draw:mirror-horizontal="false" draw:mirror-vertical="false" svg:viewBox="0 0 0 0" drawooo:sub-view-size="1585 1489" draw:text-areas="0 0 ?f0 ?f1" draw:type="ooxml-non-primitive" draw:enhanced-path="M 0 1489 L 1584 1489 1584 0 0 0 Z F N">
              <draw:equation draw:name="f0" draw:formula="logwidth"/>
              <draw:equation draw:name="f1" draw:formula="logheight"/>
            </draw:enhanced-geometry>
          </draw:custom-shape>
          <draw:custom-shape draw:name="Google Shape;1155;p 2" draw:style-name="gr42" draw:text-style-name="P5" draw:layer="layout" svg:width="0.156cm" svg:height="0.146cm" svg:x="13.332cm" svg:y="13.662cm">
            <text:p/>
            <draw:enhanced-geometry draw:mirror-horizontal="false" draw:mirror-vertical="false" svg:viewBox="0 0 0 0" drawooo:sub-view-size="1585 1490" draw:text-areas="0 0 ?f0 ?f1" draw:type="ooxml-non-primitive" draw:enhanced-path="M 0 1489 L 1584 1489 1584 1 0 1 Z F N">
              <draw:equation draw:name="f0" draw:formula="logwidth"/>
              <draw:equation draw:name="f1" draw:formula="logheight"/>
            </draw:enhanced-geometry>
          </draw:custom-shape>
          <draw:custom-shape draw:name="Google Shape;1156;p 2" draw:style-name="gr40" draw:text-style-name="P5" draw:layer="layout" svg:width="0.001cm" svg:height="0.148cm" svg:x="13.411cm" svg:y="13.217cm">
            <text:p/>
            <draw:enhanced-geometry draw:mirror-horizontal="false" draw:mirror-vertical="false" svg:viewBox="0 0 0 0" drawooo:sub-view-size="1 1509" draw:text-areas="0 0 ?f0 ?f1" draw:type="ooxml-non-primitive" draw:enhanced-path="M 1 1 L 1 1508 F N">
              <draw:equation draw:name="f0" draw:formula="logwidth"/>
              <draw:equation draw:name="f1" draw:formula="logheight"/>
            </draw:enhanced-geometry>
          </draw:custom-shape>
          <draw:custom-shape draw:name="Google Shape;1157;p 2" draw:style-name="gr41" draw:text-style-name="P5" draw:layer="layout" svg:width="0.001cm" svg:height="0.147cm" svg:x="13.411cm" svg:y="13.439cm">
            <text:p/>
            <draw:enhanced-geometry draw:mirror-horizontal="false" draw:mirror-vertical="false" svg:viewBox="0 0 0 0" drawooo:sub-view-size="1 1508" draw:text-areas="0 0 ?f0 ?f1" draw:type="ooxml-non-primitive" draw:enhanced-path="M 1 0 L 1 1508 F N">
              <draw:equation draw:name="f0" draw:formula="logwidth"/>
              <draw:equation draw:name="f1" draw:formula="logheight"/>
            </draw:enhanced-geometry>
          </draw:custom-shape>
          <draw:custom-shape draw:name="Google Shape;1158;p 2" draw:style-name="gr42" draw:text-style-name="P5" draw:layer="layout" svg:width="0.001cm" svg:height="0.146cm" svg:x="13.411cm" svg:y="13.662cm">
            <text:p/>
            <draw:enhanced-geometry draw:mirror-horizontal="false" draw:mirror-vertical="false" svg:viewBox="0 0 0 0" drawooo:sub-view-size="1 1490" draw:text-areas="0 0 ?f0 ?f1" draw:type="ooxml-non-primitive" draw:enhanced-path="M 1 1 L 1 1489 F N">
              <draw:equation draw:name="f0" draw:formula="logwidth"/>
              <draw:equation draw:name="f1" draw:formula="logheight"/>
            </draw:enhanced-geometry>
          </draw:custom-shape>
          <draw:custom-shape draw:name="Google Shape;1159;p 2" draw:style-name="gr51" draw:text-style-name="P5" draw:layer="layout" svg:width="0.572cm" svg:height="1.468cm" svg:x="15.363cm" svg:y="11.254cm">
            <text:p/>
            <draw:enhanced-geometry draw:mirror-horizontal="false" draw:mirror-vertical="false" svg:viewBox="0 0 0 0" drawooo:sub-view-size="5820 14922" draw:text-areas="0 0 ?f0 ?f1" draw:type="ooxml-non-primitive" draw:enhanced-path="M 4923 14922 L 4923 6870 5820 5973 4923 5973 4923 897 5820 1 0 1 F N">
              <draw:equation draw:name="f0" draw:formula="logwidth"/>
              <draw:equation draw:name="f1" draw:formula="logheight"/>
            </draw:enhanced-geometry>
          </draw:custom-shape>
          <draw:custom-shape draw:name="Google Shape;1160;p 2" draw:style-name="gr52" draw:text-style-name="P5" draw:layer="layout" svg:width="0.264cm" svg:height="0.035cm" svg:x="15.365cm" svg:y="11.993cm">
            <text:p/>
            <draw:enhanced-geometry draw:mirror-horizontal="false" draw:mirror-vertical="false" svg:viewBox="0 0 0 0" drawooo:sub-view-size="2691 363" draw:text-areas="0 0 ?f0 ?f1" draw:type="ooxml-non-primitive" draw:enhanced-path="M 1 0 L 2691 0 2691 363 F N">
              <draw:equation draw:name="f0" draw:formula="logwidth"/>
              <draw:equation draw:name="f1" draw:formula="logheight"/>
            </draw:enhanced-geometry>
          </draw:custom-shape>
          <draw:custom-shape draw:name="Google Shape;1161;p 2" draw:style-name="gr53" draw:text-style-name="P5" draw:layer="layout" svg:width="0.001cm" svg:height="0.156cm" svg:x="15.63cm" svg:y="12.283cm">
            <text:p/>
            <draw:enhanced-geometry draw:mirror-horizontal="false" draw:mirror-vertical="false" svg:viewBox="0 0 0 0" drawooo:sub-view-size="1 1585" draw:text-areas="0 0 ?f0 ?f1" draw:type="ooxml-non-primitive" draw:enhanced-path="M 1 1 L 1 1584 F N">
              <draw:equation draw:name="f0" draw:formula="logwidth"/>
              <draw:equation draw:name="f1" draw:formula="logheight"/>
            </draw:enhanced-geometry>
          </draw:custom-shape>
          <draw:custom-shape draw:name="Google Shape;1162;p 2" draw:style-name="gr14" draw:text-style-name="P5" draw:layer="layout" svg:width="0.482cm" svg:height="0.001cm" svg:x="15.365cm" svg:y="11.841cm">
            <text:p/>
            <draw:enhanced-geometry draw:mirror-horizontal="false" draw:mirror-vertical="false" svg:viewBox="0 0 0 0" drawooo:sub-view-size="4905 1" draw:text-areas="0 0 ?f0 ?f1" draw:type="ooxml-non-primitive" draw:enhanced-path="M 4904 1 L 1 1 F N">
              <draw:equation draw:name="f0" draw:formula="logwidth"/>
              <draw:equation draw:name="f1" draw:formula="logheight"/>
            </draw:enhanced-geometry>
          </draw:custom-shape>
          <draw:custom-shape draw:name="Google Shape;1163;p 2" draw:style-name="gr35" draw:text-style-name="P5" draw:layer="layout" svg:width="0.482cm" svg:height="0.127cm" svg:x="15.365cm" svg:y="11.126cm">
            <text:p/>
            <draw:enhanced-geometry draw:mirror-horizontal="false" draw:mirror-vertical="false" svg:viewBox="0 0 0 0" drawooo:sub-view-size="4905 1298" draw:text-areas="0 0 ?f0 ?f1" draw:type="ooxml-non-primitive" draw:enhanced-path="M 4904 1298 L 4904 0 1 0 F N">
              <draw:equation draw:name="f0" draw:formula="logwidth"/>
              <draw:equation draw:name="f1" draw:formula="logheight"/>
            </draw:enhanced-geometry>
          </draw:custom-shape>
          <draw:custom-shape draw:name="Google Shape;1164;p 2" draw:style-name="gr47" draw:text-style-name="P5" draw:layer="layout" svg:width="0.076cm" svg:height="0.145cm" svg:x="15.062cm" svg:y="12.481cm">
            <text:p/>
            <draw:enhanced-geometry draw:mirror-horizontal="false" draw:mirror-vertical="false" svg:viewBox="0 0 0 0" drawooo:sub-view-size="783 1489" draw:text-areas="0 0 ?f0 ?f1" draw:type="ooxml-non-primitive" draw:enhanced-path="M 783 0 L 1 0 1 1489 783 1489 Z F N">
              <draw:equation draw:name="f0" draw:formula="logwidth"/>
              <draw:equation draw:name="f1" draw:formula="logheight"/>
            </draw:enhanced-geometry>
          </draw:custom-shape>
          <draw:custom-shape draw:name="Google Shape;1165;p 2" draw:style-name="gr42" draw:text-style-name="P5" draw:layer="layout" svg:width="0.076cm" svg:height="0.146cm" svg:x="15.062cm" svg:y="12.089cm">
            <text:p/>
            <draw:enhanced-geometry draw:mirror-horizontal="false" draw:mirror-vertical="false" svg:viewBox="0 0 0 0" drawooo:sub-view-size="783 1489" draw:text-areas="0 0 ?f0 ?f1" draw:type="ooxml-non-primitive" draw:enhanced-path="M 783 0 L 1 0 1 1489 783 1489 Z F N">
              <draw:equation draw:name="f0" draw:formula="logwidth"/>
              <draw:equation draw:name="f1" draw:formula="logheight"/>
            </draw:enhanced-geometry>
          </draw:custom-shape>
          <draw:custom-shape draw:name="Google Shape;1166;p 2" draw:style-name="gr42" draw:text-style-name="P5" draw:layer="layout" svg:width="0.076cm" svg:height="0.146cm" svg:x="15.062cm" svg:y="11.561cm">
            <text:p/>
            <draw:enhanced-geometry draw:mirror-horizontal="false" draw:mirror-vertical="false" svg:viewBox="0 0 0 0" drawooo:sub-view-size="783 1490" draw:text-areas="0 0 ?f0 ?f1" draw:type="ooxml-non-primitive" draw:enhanced-path="M 783 1 L 1 1 1 1489 783 1489 Z F N">
              <draw:equation draw:name="f0" draw:formula="logwidth"/>
              <draw:equation draw:name="f1" draw:formula="logheight"/>
            </draw:enhanced-geometry>
          </draw:custom-shape>
          <draw:custom-shape draw:name="Google Shape;1167;p 2" draw:style-name="gr42" draw:text-style-name="P5" draw:layer="layout" svg:width="0.001cm" svg:height="0.146cm" svg:x="15.365cm" svg:y="12.089cm">
            <text:p/>
            <draw:enhanced-geometry draw:mirror-horizontal="false" draw:mirror-vertical="false" svg:viewBox="0 0 0 0" drawooo:sub-view-size="1 1489" draw:text-areas="0 0 ?f0 ?f1" draw:type="ooxml-non-primitive" draw:enhanced-path="M 1 0 L 1 1489 F N">
              <draw:equation draw:name="f0" draw:formula="logwidth"/>
              <draw:equation draw:name="f1" draw:formula="logheight"/>
            </draw:enhanced-geometry>
          </draw:custom-shape>
          <draw:custom-shape draw:name="Google Shape;1168;p 2" draw:style-name="gr42" draw:text-style-name="P5" draw:layer="layout" svg:width="0.159cm" svg:height="0.146cm" svg:x="14.534cm" svg:y="12.001cm">
            <text:p/>
            <draw:enhanced-geometry draw:mirror-horizontal="false" draw:mirror-vertical="false" svg:viewBox="0 0 0 0" drawooo:sub-view-size="1623 1489" draw:text-areas="0 0 ?f0 ?f1" draw:type="ooxml-non-primitive" draw:enhanced-path="M 1 1489 L 1623 1489 1623 1 1 1 Z F N">
              <draw:equation draw:name="f0" draw:formula="logwidth"/>
              <draw:equation draw:name="f1" draw:formula="logheight"/>
            </draw:enhanced-geometry>
          </draw:custom-shape>
          <draw:custom-shape draw:name="Google Shape;1169;p 2" draw:style-name="gr42" draw:text-style-name="P5" draw:layer="layout" svg:width="0.001cm" svg:height="0.146cm" svg:x="14.613cm" svg:y="12.001cm">
            <text:p/>
            <draw:enhanced-geometry draw:mirror-horizontal="false" draw:mirror-vertical="false" svg:viewBox="0 0 0 0" drawooo:sub-view-size="1 1489" draw:text-areas="0 0 ?f0 ?f1" draw:type="ooxml-non-primitive" draw:enhanced-path="M 0 1 L 0 1489 F N">
              <draw:equation draw:name="f0" draw:formula="logwidth"/>
              <draw:equation draw:name="f1" draw:formula="logheight"/>
            </draw:enhanced-geometry>
          </draw:custom-shape>
          <draw:custom-shape draw:name="Google Shape;1170;p 2" draw:style-name="gr42" draw:text-style-name="P5" draw:layer="layout" svg:width="0.001cm" svg:height="0.146cm" svg:x="14.613cm" svg:y="12.001cm">
            <text:p/>
            <draw:enhanced-geometry draw:mirror-horizontal="false" draw:mirror-vertical="false" svg:viewBox="0 0 0 0" drawooo:sub-view-size="1 1489" draw:text-areas="0 0 ?f0 ?f1" draw:type="ooxml-non-primitive" draw:enhanced-path="M 0 1 L 0 1489 F N">
              <draw:equation draw:name="f0" draw:formula="logwidth"/>
              <draw:equation draw:name="f1" draw:formula="logheight"/>
            </draw:enhanced-geometry>
          </draw:custom-shape>
          <draw:custom-shape draw:name="Google Shape;1171;p 2" draw:style-name="gr51" draw:text-style-name="P5" draw:layer="layout" svg:width="0.572cm" svg:height="1.468cm" svg:x="14.795cm" svg:y="11.254cm">
            <text:p/>
            <draw:enhanced-geometry draw:mirror-horizontal="false" draw:mirror-vertical="false" svg:viewBox="0 0 0 0" drawooo:sub-view-size="5820 14922" draw:text-areas="0 0 ?f0 ?f1" draw:type="ooxml-non-primitive" draw:enhanced-path="M 897 14922 L 897 6870 0 5973 897 5973 897 897 0 1 5820 1 F N">
              <draw:equation draw:name="f0" draw:formula="logwidth"/>
              <draw:equation draw:name="f1" draw:formula="logheight"/>
            </draw:enhanced-geometry>
          </draw:custom-shape>
          <draw:custom-shape draw:name="Google Shape;1172;p 2" draw:style-name="gr52" draw:text-style-name="P5" draw:layer="layout" svg:width="0.262cm" svg:height="0.035cm" svg:x="15.102cm" svg:y="11.993cm">
            <text:p/>
            <draw:enhanced-geometry draw:mirror-horizontal="false" draw:mirror-vertical="false" svg:viewBox="0 0 0 0" drawooo:sub-view-size="2672 363" draw:text-areas="0 0 ?f0 ?f1" draw:type="ooxml-non-primitive" draw:enhanced-path="M 2672 0 L 0 0 0 363 F N">
              <draw:equation draw:name="f0" draw:formula="logwidth"/>
              <draw:equation draw:name="f1" draw:formula="logheight"/>
            </draw:enhanced-geometry>
          </draw:custom-shape>
          <draw:custom-shape draw:name="Google Shape;1173;p 2" draw:style-name="gr53" draw:text-style-name="P5" draw:layer="layout" svg:width="0.001cm" svg:height="0.156cm" svg:x="15.102cm" svg:y="12.283cm">
            <text:p/>
            <draw:enhanced-geometry draw:mirror-horizontal="false" draw:mirror-vertical="false" svg:viewBox="0 0 0 0" drawooo:sub-view-size="1 1585" draw:text-areas="0 0 ?f0 ?f1" draw:type="ooxml-non-primitive" draw:enhanced-path="M 0 1 L 0 1584 F N">
              <draw:equation draw:name="f0" draw:formula="logwidth"/>
              <draw:equation draw:name="f1" draw:formula="logheight"/>
            </draw:enhanced-geometry>
          </draw:custom-shape>
          <draw:custom-shape draw:name="Google Shape;1174;p 2" draw:style-name="gr14" draw:text-style-name="P5" draw:layer="layout" svg:width="0.48cm" svg:height="0.001cm" svg:x="14.883cm" svg:y="11.841cm">
            <text:p/>
            <draw:enhanced-geometry draw:mirror-horizontal="false" draw:mirror-vertical="false" svg:viewBox="0 0 0 0" drawooo:sub-view-size="4886 1" draw:text-areas="0 0 ?f0 ?f1" draw:type="ooxml-non-primitive" draw:enhanced-path="M 1 1 L 4886 1 F N">
              <draw:equation draw:name="f0" draw:formula="logwidth"/>
              <draw:equation draw:name="f1" draw:formula="logheight"/>
            </draw:enhanced-geometry>
          </draw:custom-shape>
          <draw:custom-shape draw:name="Google Shape;1175;p 2" draw:style-name="gr35" draw:text-style-name="P5" draw:layer="layout" svg:width="0.48cm" svg:height="0.127cm" svg:x="14.883cm" svg:y="11.126cm">
            <text:p/>
            <draw:enhanced-geometry draw:mirror-horizontal="false" draw:mirror-vertical="false" svg:viewBox="0 0 0 0" drawooo:sub-view-size="4886 1298" draw:text-areas="0 0 ?f0 ?f1" draw:type="ooxml-non-primitive" draw:enhanced-path="M 1 1298 L 1 0 4886 0 F N">
              <draw:equation draw:name="f0" draw:formula="logwidth"/>
              <draw:equation draw:name="f1" draw:formula="logheight"/>
            </draw:enhanced-geometry>
          </draw:custom-shape>
          <draw:custom-shape draw:name="Google Shape;1176;p 2" draw:style-name="gr14" draw:text-style-name="P5" draw:layer="layout" svg:width="0.155cm" svg:height="0.001cm" svg:x="15.288cm" svg:y="11.598cm">
            <text:p/>
            <draw:enhanced-geometry draw:mirror-horizontal="false" draw:mirror-vertical="false" svg:viewBox="0 0 0 0" drawooo:sub-view-size="1584 1" draw:text-areas="0 0 ?f0 ?f1" draw:type="ooxml-non-primitive" draw:enhanced-path="M 1584 0 L 0 0 F N">
              <draw:equation draw:name="f0" draw:formula="logwidth"/>
              <draw:equation draw:name="f1" draw:formula="logheight"/>
            </draw:enhanced-geometry>
          </draw:custom-shape>
          <draw:custom-shape draw:name="Google Shape;1177;p 2" draw:style-name="gr14" draw:text-style-name="P5" draw:layer="layout" svg:width="0.155cm" svg:height="0.001cm" svg:x="15.288cm" svg:y="11.491cm">
            <text:p/>
            <draw:enhanced-geometry draw:mirror-horizontal="false" draw:mirror-vertical="false" svg:viewBox="0 0 0 0" drawooo:sub-view-size="1584 1" draw:text-areas="0 0 ?f0 ?f1" draw:type="ooxml-non-primitive" draw:enhanced-path="M 1584 1 L 0 1 F N">
              <draw:equation draw:name="f0" draw:formula="logwidth"/>
              <draw:equation draw:name="f1" draw:formula="logheight"/>
            </draw:enhanced-geometry>
          </draw:custom-shape>
          <draw:custom-shape draw:name="Google Shape;1178;p 2" draw:style-name="gr50" draw:text-style-name="P5" draw:layer="layout" svg:width="0.001cm" svg:height="0.332cm" svg:x="15.369cm" svg:y="11.376cm">
            <text:p/>
            <draw:enhanced-geometry draw:mirror-horizontal="false" draw:mirror-vertical="false" svg:viewBox="0 0 0 0" drawooo:sub-view-size="1 3379" draw:text-areas="0 0 ?f0 ?f1" draw:type="ooxml-non-primitive" draw:enhanced-path="M 1 3378 L 1 1 F N">
              <draw:equation draw:name="f0" draw:formula="logwidth"/>
              <draw:equation draw:name="f1" draw:formula="logheight"/>
            </draw:enhanced-geometry>
          </draw:custom-shape>
          <draw:custom-shape draw:name="Google Shape;1179;p 2" draw:style-name="gr14" draw:text-style-name="P5" draw:layer="layout" svg:width="0.155cm" svg:height="0.001cm" svg:x="14.534cm" svg:y="11.598cm">
            <text:p/>
            <draw:enhanced-geometry draw:mirror-horizontal="false" draw:mirror-vertical="false" svg:viewBox="0 0 0 0" drawooo:sub-view-size="1585 1" draw:text-areas="0 0 ?f0 ?f1" draw:type="ooxml-non-primitive" draw:enhanced-path="M 1585 0 L 1 0 F N">
              <draw:equation draw:name="f0" draw:formula="logwidth"/>
              <draw:equation draw:name="f1" draw:formula="logheight"/>
            </draw:enhanced-geometry>
          </draw:custom-shape>
          <draw:custom-shape draw:name="Google Shape;1180;p 2" draw:style-name="gr14" draw:text-style-name="P5" draw:layer="layout" svg:width="0.155cm" svg:height="0.001cm" svg:x="14.534cm" svg:y="11.491cm">
            <text:p/>
            <draw:enhanced-geometry draw:mirror-horizontal="false" draw:mirror-vertical="false" svg:viewBox="0 0 0 0" drawooo:sub-view-size="1585 1" draw:text-areas="0 0 ?f0 ?f1" draw:type="ooxml-non-primitive" draw:enhanced-path="M 1585 1 L 1 1 F N">
              <draw:equation draw:name="f0" draw:formula="logwidth"/>
              <draw:equation draw:name="f1" draw:formula="logheight"/>
            </draw:enhanced-geometry>
          </draw:custom-shape>
          <draw:custom-shape draw:name="Google Shape;1181;p 2" draw:style-name="gr54" draw:text-style-name="P5" draw:layer="layout" svg:width="0.001cm" svg:height="0.271cm" svg:x="14.613cm" svg:y="11.436cm">
            <text:p/>
            <draw:enhanced-geometry draw:mirror-horizontal="false" draw:mirror-vertical="false" svg:viewBox="0 0 0 0" drawooo:sub-view-size="1 2768" draw:text-areas="0 0 ?f0 ?f1" draw:type="ooxml-non-primitive" draw:enhanced-path="M 0 2767 L 0 0 F N">
              <draw:equation draw:name="f0" draw:formula="logwidth"/>
              <draw:equation draw:name="f1" draw:formula="logheight"/>
            </draw:enhanced-geometry>
          </draw:custom-shape>
          <draw:custom-shape draw:name="Google Shape;1182;p 2" draw:style-name="gr48" draw:text-style-name="P5" draw:layer="layout" svg:width="0.068cm" svg:height="0.105cm" svg:x="14.578cm" svg:y="12.257cm">
            <text:p/>
            <draw:enhanced-geometry draw:mirror-horizontal="false" draw:mirror-vertical="false" svg:viewBox="0 0 0 0" drawooo:sub-view-size="707 1070" draw:text-areas="0 0 ?f0 ?f1" draw:type="ooxml-non-primitive" draw:enhanced-path="M 172 1069 L 516 1069 707 1 1 1 Z F N">
              <draw:equation draw:name="f0" draw:formula="logwidth"/>
              <draw:equation draw:name="f1" draw:formula="logheight"/>
            </draw:enhanced-geometry>
          </draw:custom-shape>
          <draw:custom-shape draw:name="Google Shape;1183;p 2" draw:style-name="gr49" draw:text-style-name="P5" draw:layer="layout" svg:width="0.155cm" svg:height="0.328cm" svg:x="14.534cm" svg:y="12.305cm">
            <text:p/>
            <draw:enhanced-geometry draw:mirror-horizontal="false" draw:mirror-vertical="false" svg:viewBox="0 0 0 0" drawooo:sub-view-size="1585 3340" draw:text-areas="0 0 ?f0 ?f1" draw:type="ooxml-non-primitive" draw:enhanced-path="M 1050 1 C 1356 115 1585 401 1585 745 L 1585 3340 1 3340 1 745 C 1 421 192 134 478 20 F N">
              <draw:equation draw:name="f0" draw:formula="logwidth"/>
              <draw:equation draw:name="f1" draw:formula="logheight"/>
            </draw:enhanced-geometry>
          </draw:custom-shape>
          <draw:custom-shape draw:name="Google Shape;1184;p 2" draw:style-name="gr14" draw:text-style-name="P5" draw:layer="layout" svg:width="0.155cm" svg:height="0.001cm" svg:x="14.534cm" svg:y="12.526cm">
            <text:p/>
            <draw:enhanced-geometry draw:mirror-horizontal="false" draw:mirror-vertical="false" svg:viewBox="0 0 0 0" drawooo:sub-view-size="1585 1" draw:text-areas="0 0 ?f0 ?f1" draw:type="ooxml-non-primitive" draw:enhanced-path="M 1585 0 L 1 0 F N">
              <draw:equation draw:name="f0" draw:formula="logwidth"/>
              <draw:equation draw:name="f1" draw:formula="logheight"/>
            </draw:enhanced-geometry>
          </draw:custom-shape>
          <draw:custom-shape draw:name="Google Shape;1185;p 2" draw:style-name="gr14" draw:text-style-name="P5" draw:layer="layout" svg:width="0.155cm" svg:height="0.001cm" svg:x="14.534cm" svg:y="12.417cm">
            <text:p/>
            <draw:enhanced-geometry draw:mirror-horizontal="false" draw:mirror-vertical="false" svg:viewBox="0 0 0 0" drawooo:sub-view-size="1585 1" draw:text-areas="0 0 ?f0 ?f1" draw:type="ooxml-non-primitive" draw:enhanced-path="M 1585 1 L 1 1 F N">
              <draw:equation draw:name="f0" draw:formula="logwidth"/>
              <draw:equation draw:name="f1" draw:formula="logheight"/>
            </draw:enhanced-geometry>
          </draw:custom-shape>
          <draw:custom-shape draw:name="Google Shape;1186;p 2" draw:style-name="gr54" draw:text-style-name="P5" draw:layer="layout" svg:width="0.001cm" svg:height="0.271cm" svg:x="14.613cm" svg:y="12.363cm">
            <text:p/>
            <draw:enhanced-geometry draw:mirror-horizontal="false" draw:mirror-vertical="false" svg:viewBox="0 0 0 0" drawooo:sub-view-size="1 2767" draw:text-areas="0 0 ?f0 ?f1" draw:type="ooxml-non-primitive" draw:enhanced-path="M 0 2767 L 0 0 F N">
              <draw:equation draw:name="f0" draw:formula="logwidth"/>
              <draw:equation draw:name="f1" draw:formula="logheight"/>
            </draw:enhanced-geometry>
          </draw:custom-shape>
          <draw:custom-shape draw:name="Google Shape;1187;p 2" draw:style-name="gr42" draw:text-style-name="P5" draw:layer="layout" svg:width="0.161cm" svg:height="0.146cm" svg:x="14.131cm" svg:y="12.001cm">
            <text:p/>
            <draw:enhanced-geometry draw:mirror-horizontal="false" draw:mirror-vertical="false" svg:viewBox="0 0 0 0" drawooo:sub-view-size="1642 1489" draw:text-areas="0 0 ?f0 ?f1" draw:type="ooxml-non-primitive" draw:enhanced-path="M 1 1489 L 1642 1489 1642 1 1 1 Z F N">
              <draw:equation draw:name="f0" draw:formula="logwidth"/>
              <draw:equation draw:name="f1" draw:formula="logheight"/>
            </draw:enhanced-geometry>
          </draw:custom-shape>
          <draw:custom-shape draw:name="Google Shape;1188;p 2" draw:style-name="gr42" draw:text-style-name="P5" draw:layer="layout" svg:width="0.001cm" svg:height="0.146cm" svg:x="14.211cm" svg:y="12.001cm">
            <text:p/>
            <draw:enhanced-geometry draw:mirror-horizontal="false" draw:mirror-vertical="false" svg:viewBox="0 0 0 0" drawooo:sub-view-size="1 1489" draw:text-areas="0 0 ?f0 ?f1" draw:type="ooxml-non-primitive" draw:enhanced-path="M 0 1 L 0 1489 F N">
              <draw:equation draw:name="f0" draw:formula="logwidth"/>
              <draw:equation draw:name="f1" draw:formula="logheight"/>
            </draw:enhanced-geometry>
          </draw:custom-shape>
          <draw:custom-shape draw:name="Google Shape;1189;p 2" draw:style-name="gr42" draw:text-style-name="P5" draw:layer="layout" svg:width="0.001cm" svg:height="0.146cm" svg:x="14.211cm" svg:y="12.001cm">
            <text:p/>
            <draw:enhanced-geometry draw:mirror-horizontal="false" draw:mirror-vertical="false" svg:viewBox="0 0 0 0" drawooo:sub-view-size="1 1489" draw:text-areas="0 0 ?f0 ?f1" draw:type="ooxml-non-primitive" draw:enhanced-path="M 0 1 L 0 1489 F N">
              <draw:equation draw:name="f0" draw:formula="logwidth"/>
              <draw:equation draw:name="f1" draw:formula="logheight"/>
            </draw:enhanced-geometry>
          </draw:custom-shape>
          <draw:custom-shape draw:name="Google Shape;1190;p 2" draw:style-name="gr48" draw:text-style-name="P5" draw:layer="layout" svg:width="0.068cm" svg:height="0.105cm" svg:x="14.174cm" svg:y="12.257cm">
            <text:p/>
            <draw:enhanced-geometry draw:mirror-horizontal="false" draw:mirror-vertical="false" svg:viewBox="0 0 0 0" drawooo:sub-view-size="707 1070" draw:text-areas="0 0 ?f0 ?f1" draw:type="ooxml-non-primitive" draw:enhanced-path="M 172 1069 L 535 1069 706 1 0 1 Z F N">
              <draw:equation draw:name="f0" draw:formula="logwidth"/>
              <draw:equation draw:name="f1" draw:formula="logheight"/>
            </draw:enhanced-geometry>
          </draw:custom-shape>
          <draw:custom-shape draw:name="Google Shape;1191;p 2" draw:style-name="gr49" draw:text-style-name="P5" draw:layer="layout" svg:width="0.155cm" svg:height="0.328cm" svg:x="14.131cm" svg:y="12.305cm">
            <text:p/>
            <draw:enhanced-geometry draw:mirror-horizontal="false" draw:mirror-vertical="false" svg:viewBox="0 0 0 0" drawooo:sub-view-size="1585 3340" draw:text-areas="0 0 ?f0 ?f1" draw:type="ooxml-non-primitive" draw:enhanced-path="M 1069 1 C 1374 115 1584 401 1584 745 L 1584 3340 1 3340 1 745 C 1 421 210 134 478 20 F N">
              <draw:equation draw:name="f0" draw:formula="logwidth"/>
              <draw:equation draw:name="f1" draw:formula="logheight"/>
            </draw:enhanced-geometry>
          </draw:custom-shape>
          <draw:custom-shape draw:name="Google Shape;1192;p 2" draw:style-name="gr14" draw:text-style-name="P5" draw:layer="layout" svg:width="0.155cm" svg:height="0.001cm" svg:x="14.131cm" svg:y="12.526cm">
            <text:p/>
            <draw:enhanced-geometry draw:mirror-horizontal="false" draw:mirror-vertical="false" svg:viewBox="0 0 0 0" drawooo:sub-view-size="1585 1" draw:text-areas="0 0 ?f0 ?f1" draw:type="ooxml-non-primitive" draw:enhanced-path="M 1584 0 L 1 0 F N">
              <draw:equation draw:name="f0" draw:formula="logwidth"/>
              <draw:equation draw:name="f1" draw:formula="logheight"/>
            </draw:enhanced-geometry>
          </draw:custom-shape>
          <draw:custom-shape draw:name="Google Shape;1193;p 2" draw:style-name="gr14" draw:text-style-name="P5" draw:layer="layout" svg:width="0.155cm" svg:height="0.001cm" svg:x="14.131cm" svg:y="12.417cm">
            <text:p/>
            <draw:enhanced-geometry draw:mirror-horizontal="false" draw:mirror-vertical="false" svg:viewBox="0 0 0 0" drawooo:sub-view-size="1585 1" draw:text-areas="0 0 ?f0 ?f1" draw:type="ooxml-non-primitive" draw:enhanced-path="M 1584 1 L 1 1 F N">
              <draw:equation draw:name="f0" draw:formula="logwidth"/>
              <draw:equation draw:name="f1" draw:formula="logheight"/>
            </draw:enhanced-geometry>
          </draw:custom-shape>
          <draw:custom-shape draw:name="Google Shape;1194;p 2" draw:style-name="gr54" draw:text-style-name="P5" draw:layer="layout" svg:width="0.001cm" svg:height="0.271cm" svg:x="14.211cm" svg:y="12.363cm">
            <text:p/>
            <draw:enhanced-geometry draw:mirror-horizontal="false" draw:mirror-vertical="false" svg:viewBox="0 0 0 0" drawooo:sub-view-size="1 2767" draw:text-areas="0 0 ?f0 ?f1" draw:type="ooxml-non-primitive" draw:enhanced-path="M 0 2767 L 0 0 F N">
              <draw:equation draw:name="f0" draw:formula="logwidth"/>
              <draw:equation draw:name="f1" draw:formula="logheight"/>
            </draw:enhanced-geometry>
          </draw:custom-shape>
          <draw:custom-shape draw:name="Google Shape;1195;p 2" draw:style-name="gr42" draw:text-style-name="P5" draw:layer="layout" svg:width="0.159cm" svg:height="0.146cm" svg:x="13.728cm" svg:y="12.001cm">
            <text:p/>
            <draw:enhanced-geometry draw:mirror-horizontal="false" draw:mirror-vertical="false" svg:viewBox="0 0 0 0" drawooo:sub-view-size="1623 1489" draw:text-areas="0 0 ?f0 ?f1" draw:type="ooxml-non-primitive" draw:enhanced-path="M 0 1489 L 1622 1489 1622 1 0 1 Z F N">
              <draw:equation draw:name="f0" draw:formula="logwidth"/>
              <draw:equation draw:name="f1" draw:formula="logheight"/>
            </draw:enhanced-geometry>
          </draw:custom-shape>
          <draw:custom-shape draw:name="Google Shape;1196;p 2" draw:style-name="gr42" draw:text-style-name="P5" draw:layer="layout" svg:width="0.001cm" svg:height="0.146cm" svg:x="13.808cm" svg:y="12.001cm">
            <text:p/>
            <draw:enhanced-geometry draw:mirror-horizontal="false" draw:mirror-vertical="false" svg:viewBox="0 0 0 0" drawooo:sub-view-size="1 1489" draw:text-areas="0 0 ?f0 ?f1" draw:type="ooxml-non-primitive" draw:enhanced-path="M 1 1 L 1 1489 F N">
              <draw:equation draw:name="f0" draw:formula="logwidth"/>
              <draw:equation draw:name="f1" draw:formula="logheight"/>
            </draw:enhanced-geometry>
          </draw:custom-shape>
          <draw:custom-shape draw:name="Google Shape;1197;p 2" draw:style-name="gr42" draw:text-style-name="P5" draw:layer="layout" svg:width="0.001cm" svg:height="0.146cm" svg:x="13.808cm" svg:y="12.001cm">
            <text:p/>
            <draw:enhanced-geometry draw:mirror-horizontal="false" draw:mirror-vertical="false" svg:viewBox="0 0 0 0" drawooo:sub-view-size="1 1489" draw:text-areas="0 0 ?f0 ?f1" draw:type="ooxml-non-primitive" draw:enhanced-path="M 1 1 L 1 1489 F N">
              <draw:equation draw:name="f0" draw:formula="logwidth"/>
              <draw:equation draw:name="f1" draw:formula="logheight"/>
            </draw:enhanced-geometry>
          </draw:custom-shape>
          <draw:custom-shape draw:name="Google Shape;1198;p 2" draw:style-name="gr48" draw:text-style-name="P5" draw:layer="layout" svg:width="0.071cm" svg:height="0.105cm" svg:x="13.77cm" svg:y="12.257cm">
            <text:p/>
            <draw:enhanced-geometry draw:mirror-horizontal="false" draw:mirror-vertical="false" svg:viewBox="0 0 0 0" drawooo:sub-view-size="726 1070" draw:text-areas="0 0 ?f0 ?f1" draw:type="ooxml-non-primitive" draw:enhanced-path="M 191 1069 L 534 1069 725 1 0 1 Z F N">
              <draw:equation draw:name="f0" draw:formula="logwidth"/>
              <draw:equation draw:name="f1" draw:formula="logheight"/>
            </draw:enhanced-geometry>
          </draw:custom-shape>
          <draw:custom-shape draw:name="Google Shape;1199;p 2" draw:style-name="gr49" draw:text-style-name="P5" draw:layer="layout" svg:width="0.153cm" svg:height="0.328cm" svg:x="13.728cm" svg:y="12.305cm">
            <text:p/>
            <draw:enhanced-geometry draw:mirror-horizontal="false" draw:mirror-vertical="false" svg:viewBox="0 0 0 0" drawooo:sub-view-size="1565 3340" draw:text-areas="0 0 ?f0 ?f1" draw:type="ooxml-non-primitive" draw:enhanced-path="M 1050 1 C 1355 115 1565 401 1565 745 L 1565 3340 0 3340 0 745 C 0 421 191 134 477 20 F N">
              <draw:equation draw:name="f0" draw:formula="logwidth"/>
              <draw:equation draw:name="f1" draw:formula="logheight"/>
            </draw:enhanced-geometry>
          </draw:custom-shape>
          <draw:custom-shape draw:name="Google Shape;1200;p 2" draw:style-name="gr14" draw:text-style-name="P5" draw:layer="layout" svg:width="0.153cm" svg:height="0.001cm" svg:x="13.728cm" svg:y="12.526cm">
            <text:p/>
            <draw:enhanced-geometry draw:mirror-horizontal="false" draw:mirror-vertical="false" svg:viewBox="0 0 0 0" drawooo:sub-view-size="1565 1" draw:text-areas="0 0 ?f0 ?f1" draw:type="ooxml-non-primitive" draw:enhanced-path="M 1565 0 L 0 0 F N">
              <draw:equation draw:name="f0" draw:formula="logwidth"/>
              <draw:equation draw:name="f1" draw:formula="logheight"/>
            </draw:enhanced-geometry>
          </draw:custom-shape>
          <draw:custom-shape draw:name="Google Shape;1201;p 2" draw:style-name="gr14" draw:text-style-name="P5" draw:layer="layout" svg:width="0.153cm" svg:height="0.001cm" svg:x="13.728cm" svg:y="12.417cm">
            <text:p/>
            <draw:enhanced-geometry draw:mirror-horizontal="false" draw:mirror-vertical="false" svg:viewBox="0 0 0 0" drawooo:sub-view-size="1565 1" draw:text-areas="0 0 ?f0 ?f1" draw:type="ooxml-non-primitive" draw:enhanced-path="M 1565 1 L 0 1 F N">
              <draw:equation draw:name="f0" draw:formula="logwidth"/>
              <draw:equation draw:name="f1" draw:formula="logheight"/>
            </draw:enhanced-geometry>
          </draw:custom-shape>
          <draw:custom-shape draw:name="Google Shape;1202;p 2" draw:style-name="gr54" draw:text-style-name="P5" draw:layer="layout" svg:width="0.001cm" svg:height="0.271cm" svg:x="13.808cm" svg:y="12.363cm">
            <text:p/>
            <draw:enhanced-geometry draw:mirror-horizontal="false" draw:mirror-vertical="false" svg:viewBox="0 0 0 0" drawooo:sub-view-size="1 2767" draw:text-areas="0 0 ?f0 ?f1" draw:type="ooxml-non-primitive" draw:enhanced-path="M 1 2767 L 1 0 F N">
              <draw:equation draw:name="f0" draw:formula="logwidth"/>
              <draw:equation draw:name="f1" draw:formula="logheight"/>
            </draw:enhanced-geometry>
          </draw:custom-shape>
          <draw:custom-shape draw:name="Google Shape;1203;p 2" draw:style-name="gr42" draw:text-style-name="P5" draw:layer="layout" svg:width="0.161cm" svg:height="0.146cm" svg:x="13.325cm" svg:y="12.001cm">
            <text:p/>
            <draw:enhanced-geometry draw:mirror-horizontal="false" draw:mirror-vertical="false" svg:viewBox="0 0 0 0" drawooo:sub-view-size="1641 1489" draw:text-areas="0 0 ?f0 ?f1" draw:type="ooxml-non-primitive" draw:enhanced-path="M 0 1489 L 1641 1489 1641 1 0 1 Z F N">
              <draw:equation draw:name="f0" draw:formula="logwidth"/>
              <draw:equation draw:name="f1" draw:formula="logheight"/>
            </draw:enhanced-geometry>
          </draw:custom-shape>
          <draw:custom-shape draw:name="Google Shape;1204;p 2" draw:style-name="gr42" draw:text-style-name="P5" draw:layer="layout" svg:width="0.001cm" svg:height="0.146cm" svg:x="13.405cm" svg:y="12.001cm">
            <text:p/>
            <draw:enhanced-geometry draw:mirror-horizontal="false" draw:mirror-vertical="false" svg:viewBox="0 0 0 0" drawooo:sub-view-size="1 1489" draw:text-areas="0 0 ?f0 ?f1" draw:type="ooxml-non-primitive" draw:enhanced-path="M 1 1 L 1 1489 F N">
              <draw:equation draw:name="f0" draw:formula="logwidth"/>
              <draw:equation draw:name="f1" draw:formula="logheight"/>
            </draw:enhanced-geometry>
          </draw:custom-shape>
          <draw:custom-shape draw:name="Google Shape;1205;p 2" draw:style-name="gr42" draw:text-style-name="P5" draw:layer="layout" svg:width="0.001cm" svg:height="0.146cm" svg:x="13.405cm" svg:y="12.001cm">
            <text:p/>
            <draw:enhanced-geometry draw:mirror-horizontal="false" draw:mirror-vertical="false" svg:viewBox="0 0 0 0" drawooo:sub-view-size="1 1489" draw:text-areas="0 0 ?f0 ?f1" draw:type="ooxml-non-primitive" draw:enhanced-path="M 1 1 L 1 1489 F N">
              <draw:equation draw:name="f0" draw:formula="logwidth"/>
              <draw:equation draw:name="f1" draw:formula="logheight"/>
            </draw:enhanced-geometry>
          </draw:custom-shape>
          <draw:custom-shape draw:name="Google Shape;1206;p 2" draw:style-name="gr48" draw:text-style-name="P5" draw:layer="layout" svg:width="0.068cm" svg:height="0.105cm" svg:x="13.368cm" svg:y="12.257cm">
            <text:p/>
            <draw:enhanced-geometry draw:mirror-horizontal="false" draw:mirror-vertical="false" svg:viewBox="0 0 0 0" drawooo:sub-view-size="707 1070" draw:text-areas="0 0 ?f0 ?f1" draw:type="ooxml-non-primitive" draw:enhanced-path="M 173 1069 L 535 1069 707 1 1 1 Z F N">
              <draw:equation draw:name="f0" draw:formula="logwidth"/>
              <draw:equation draw:name="f1" draw:formula="logheight"/>
            </draw:enhanced-geometry>
          </draw:custom-shape>
          <draw:custom-shape draw:name="Google Shape;1207;p 2" draw:style-name="gr49" draw:text-style-name="P5" draw:layer="layout" svg:width="0.155cm" svg:height="0.328cm" svg:x="13.325cm" svg:y="12.305cm">
            <text:p/>
            <draw:enhanced-geometry draw:mirror-horizontal="false" draw:mirror-vertical="false" svg:viewBox="0 0 0 0" drawooo:sub-view-size="1584 3340" draw:text-areas="0 0 ?f0 ?f1" draw:type="ooxml-non-primitive" draw:enhanced-path="M 1069 1 C 1374 115 1584 401 1584 745 L 1584 3340 0 3340 0 745 C 0 421 210 134 477 20 F N">
              <draw:equation draw:name="f0" draw:formula="logwidth"/>
              <draw:equation draw:name="f1" draw:formula="logheight"/>
            </draw:enhanced-geometry>
          </draw:custom-shape>
          <draw:custom-shape draw:name="Google Shape;1208;p 2" draw:style-name="gr14" draw:text-style-name="P5" draw:layer="layout" svg:width="0.155cm" svg:height="0.001cm" svg:x="13.325cm" svg:y="12.526cm">
            <text:p/>
            <draw:enhanced-geometry draw:mirror-horizontal="false" draw:mirror-vertical="false" svg:viewBox="0 0 0 0" drawooo:sub-view-size="1584 1" draw:text-areas="0 0 ?f0 ?f1" draw:type="ooxml-non-primitive" draw:enhanced-path="M 1584 0 L 0 0 F N">
              <draw:equation draw:name="f0" draw:formula="logwidth"/>
              <draw:equation draw:name="f1" draw:formula="logheight"/>
            </draw:enhanced-geometry>
          </draw:custom-shape>
          <draw:custom-shape draw:name="Google Shape;1209;p 2" draw:style-name="gr14" draw:text-style-name="P5" draw:layer="layout" svg:width="0.155cm" svg:height="0.001cm" svg:x="13.325cm" svg:y="12.417cm">
            <text:p/>
            <draw:enhanced-geometry draw:mirror-horizontal="false" draw:mirror-vertical="false" svg:viewBox="0 0 0 0" drawooo:sub-view-size="1584 1" draw:text-areas="0 0 ?f0 ?f1" draw:type="ooxml-non-primitive" draw:enhanced-path="M 1584 1 L 0 1 F N">
              <draw:equation draw:name="f0" draw:formula="logwidth"/>
              <draw:equation draw:name="f1" draw:formula="logheight"/>
            </draw:enhanced-geometry>
          </draw:custom-shape>
          <draw:custom-shape draw:name="Google Shape;1210;p 2" draw:style-name="gr54" draw:text-style-name="P5" draw:layer="layout" svg:width="0.001cm" svg:height="0.271cm" svg:x="13.405cm" svg:y="12.363cm">
            <text:p/>
            <draw:enhanced-geometry draw:mirror-horizontal="false" draw:mirror-vertical="false" svg:viewBox="0 0 0 0" drawooo:sub-view-size="1 2767" draw:text-areas="0 0 ?f0 ?f1" draw:type="ooxml-non-primitive" draw:enhanced-path="M 1 2767 L 1 0 F N">
              <draw:equation draw:name="f0" draw:formula="logwidth"/>
              <draw:equation draw:name="f1" draw:formula="logheight"/>
            </draw:enhanced-geometry>
          </draw:custom-shape>
          <draw:custom-shape draw:name="Google Shape;1211;p 2" draw:style-name="gr48" draw:text-style-name="P5" draw:layer="layout" svg:width="0.068cm" svg:height="0.105cm" svg:x="14.174cm" svg:y="11.331cm">
            <text:p/>
            <draw:enhanced-geometry draw:mirror-horizontal="false" draw:mirror-vertical="false" svg:viewBox="0 0 0 0" drawooo:sub-view-size="707 1070" draw:text-areas="0 0 ?f0 ?f1" draw:type="ooxml-non-primitive" draw:enhanced-path="M 172 1069 L 535 1069 706 1 0 1 Z F N">
              <draw:equation draw:name="f0" draw:formula="logwidth"/>
              <draw:equation draw:name="f1" draw:formula="logheight"/>
            </draw:enhanced-geometry>
          </draw:custom-shape>
          <draw:custom-shape draw:name="Google Shape;1212;p 2" draw:style-name="gr49" draw:text-style-name="P5" draw:layer="layout" svg:width="0.155cm" svg:height="0.328cm" svg:x="14.131cm" svg:y="11.379cm">
            <text:p/>
            <draw:enhanced-geometry draw:mirror-horizontal="false" draw:mirror-vertical="false" svg:viewBox="0 0 0 0" drawooo:sub-view-size="1585 3340" draw:text-areas="0 0 ?f0 ?f1" draw:type="ooxml-non-primitive" draw:enhanced-path="M 1069 0 C 1374 115 1584 401 1584 744 L 1584 3339 1 3339 1 744 C 1 420 210 134 478 19 F N">
              <draw:equation draw:name="f0" draw:formula="logwidth"/>
              <draw:equation draw:name="f1" draw:formula="logheight"/>
            </draw:enhanced-geometry>
          </draw:custom-shape>
          <draw:custom-shape draw:name="Google Shape;1213;p 2" draw:style-name="gr14" draw:text-style-name="P5" draw:layer="layout" svg:width="0.155cm" svg:height="0.001cm" svg:x="14.131cm" svg:y="11.598cm">
            <text:p/>
            <draw:enhanced-geometry draw:mirror-horizontal="false" draw:mirror-vertical="false" svg:viewBox="0 0 0 0" drawooo:sub-view-size="1585 1" draw:text-areas="0 0 ?f0 ?f1" draw:type="ooxml-non-primitive" draw:enhanced-path="M 1584 0 L 1 0 F N">
              <draw:equation draw:name="f0" draw:formula="logwidth"/>
              <draw:equation draw:name="f1" draw:formula="logheight"/>
            </draw:enhanced-geometry>
          </draw:custom-shape>
          <draw:custom-shape draw:name="Google Shape;1214;p 2" draw:style-name="gr14" draw:text-style-name="P5" draw:layer="layout" svg:width="0.155cm" svg:height="0.001cm" svg:x="14.131cm" svg:y="11.491cm">
            <text:p/>
            <draw:enhanced-geometry draw:mirror-horizontal="false" draw:mirror-vertical="false" svg:viewBox="0 0 0 0" drawooo:sub-view-size="1585 1" draw:text-areas="0 0 ?f0 ?f1" draw:type="ooxml-non-primitive" draw:enhanced-path="M 1584 1 L 1 1 F N">
              <draw:equation draw:name="f0" draw:formula="logwidth"/>
              <draw:equation draw:name="f1" draw:formula="logheight"/>
            </draw:enhanced-geometry>
          </draw:custom-shape>
          <draw:custom-shape draw:name="Google Shape;1215;p 2" draw:style-name="gr54" draw:text-style-name="P5" draw:layer="layout" svg:width="0.001cm" svg:height="0.271cm" svg:x="14.211cm" svg:y="11.436cm">
            <text:p/>
            <draw:enhanced-geometry draw:mirror-horizontal="false" draw:mirror-vertical="false" svg:viewBox="0 0 0 0" drawooo:sub-view-size="1 2768" draw:text-areas="0 0 ?f0 ?f1" draw:type="ooxml-non-primitive" draw:enhanced-path="M 0 2767 L 0 0 F N">
              <draw:equation draw:name="f0" draw:formula="logwidth"/>
              <draw:equation draw:name="f1" draw:formula="logheight"/>
            </draw:enhanced-geometry>
          </draw:custom-shape>
          <draw:custom-shape draw:name="Google Shape;1216;p 2" draw:style-name="gr48" draw:text-style-name="P5" draw:layer="layout" svg:width="0.071cm" svg:height="0.105cm" svg:x="13.77cm" svg:y="11.331cm">
            <text:p/>
            <draw:enhanced-geometry draw:mirror-horizontal="false" draw:mirror-vertical="false" svg:viewBox="0 0 0 0" drawooo:sub-view-size="726 1070" draw:text-areas="0 0 ?f0 ?f1" draw:type="ooxml-non-primitive" draw:enhanced-path="M 191 1069 L 534 1069 725 1 0 1 Z F N">
              <draw:equation draw:name="f0" draw:formula="logwidth"/>
              <draw:equation draw:name="f1" draw:formula="logheight"/>
            </draw:enhanced-geometry>
          </draw:custom-shape>
          <draw:custom-shape draw:name="Google Shape;1217;p 2" draw:style-name="gr49" draw:text-style-name="P5" draw:layer="layout" svg:width="0.153cm" svg:height="0.328cm" svg:x="13.728cm" svg:y="11.379cm">
            <text:p/>
            <draw:enhanced-geometry draw:mirror-horizontal="false" draw:mirror-vertical="false" svg:viewBox="0 0 0 0" drawooo:sub-view-size="1565 3340" draw:text-areas="0 0 ?f0 ?f1" draw:type="ooxml-non-primitive" draw:enhanced-path="M 1050 0 C 1355 115 1565 401 1565 744 L 1565 3339 0 3339 0 744 C 0 420 191 134 477 19 F N">
              <draw:equation draw:name="f0" draw:formula="logwidth"/>
              <draw:equation draw:name="f1" draw:formula="logheight"/>
            </draw:enhanced-geometry>
          </draw:custom-shape>
          <draw:custom-shape draw:name="Google Shape;1218;p 2" draw:style-name="gr14" draw:text-style-name="P5" draw:layer="layout" svg:width="0.153cm" svg:height="0.001cm" svg:x="13.728cm" svg:y="11.598cm">
            <text:p/>
            <draw:enhanced-geometry draw:mirror-horizontal="false" draw:mirror-vertical="false" svg:viewBox="0 0 0 0" drawooo:sub-view-size="1565 1" draw:text-areas="0 0 ?f0 ?f1" draw:type="ooxml-non-primitive" draw:enhanced-path="M 1565 0 L 0 0 F N">
              <draw:equation draw:name="f0" draw:formula="logwidth"/>
              <draw:equation draw:name="f1" draw:formula="logheight"/>
            </draw:enhanced-geometry>
          </draw:custom-shape>
          <draw:custom-shape draw:name="Google Shape;1219;p 2" draw:style-name="gr14" draw:text-style-name="P5" draw:layer="layout" svg:width="0.153cm" svg:height="0.001cm" svg:x="13.728cm" svg:y="11.491cm">
            <text:p/>
            <draw:enhanced-geometry draw:mirror-horizontal="false" draw:mirror-vertical="false" svg:viewBox="0 0 0 0" drawooo:sub-view-size="1565 1" draw:text-areas="0 0 ?f0 ?f1" draw:type="ooxml-non-primitive" draw:enhanced-path="M 1565 1 L 0 1 F N">
              <draw:equation draw:name="f0" draw:formula="logwidth"/>
              <draw:equation draw:name="f1" draw:formula="logheight"/>
            </draw:enhanced-geometry>
          </draw:custom-shape>
          <draw:custom-shape draw:name="Google Shape;1220;p 2" draw:style-name="gr54" draw:text-style-name="P5" draw:layer="layout" svg:width="0.001cm" svg:height="0.271cm" svg:x="13.808cm" svg:y="11.436cm">
            <text:p/>
            <draw:enhanced-geometry draw:mirror-horizontal="false" draw:mirror-vertical="false" svg:viewBox="0 0 0 0" drawooo:sub-view-size="1 2768" draw:text-areas="0 0 ?f0 ?f1" draw:type="ooxml-non-primitive" draw:enhanced-path="M 1 2767 L 1 0 F N">
              <draw:equation draw:name="f0" draw:formula="logwidth"/>
              <draw:equation draw:name="f1" draw:formula="logheight"/>
            </draw:enhanced-geometry>
          </draw:custom-shape>
          <draw:custom-shape draw:name="Google Shape;1221;p 2" draw:style-name="gr48" draw:text-style-name="P5" draw:layer="layout" svg:width="0.068cm" svg:height="0.105cm" svg:x="13.368cm" svg:y="11.331cm">
            <text:p/>
            <draw:enhanced-geometry draw:mirror-horizontal="false" draw:mirror-vertical="false" svg:viewBox="0 0 0 0" drawooo:sub-view-size="707 1070" draw:text-areas="0 0 ?f0 ?f1" draw:type="ooxml-non-primitive" draw:enhanced-path="M 173 1069 L 535 1069 707 1 1 1 Z F N">
              <draw:equation draw:name="f0" draw:formula="logwidth"/>
              <draw:equation draw:name="f1" draw:formula="logheight"/>
            </draw:enhanced-geometry>
          </draw:custom-shape>
          <draw:custom-shape draw:name="Google Shape;1222;p 2" draw:style-name="gr49" draw:text-style-name="P5" draw:layer="layout" svg:width="0.155cm" svg:height="0.328cm" svg:x="13.325cm" svg:y="11.379cm">
            <text:p/>
            <draw:enhanced-geometry draw:mirror-horizontal="false" draw:mirror-vertical="false" svg:viewBox="0 0 0 0" drawooo:sub-view-size="1584 3340" draw:text-areas="0 0 ?f0 ?f1" draw:type="ooxml-non-primitive" draw:enhanced-path="M 1069 0 C 1374 115 1584 401 1584 744 L 1584 3339 0 3339 0 744 C 0 420 210 134 477 19 F N">
              <draw:equation draw:name="f0" draw:formula="logwidth"/>
              <draw:equation draw:name="f1" draw:formula="logheight"/>
            </draw:enhanced-geometry>
          </draw:custom-shape>
          <draw:custom-shape draw:name="Google Shape;1223;p 2" draw:style-name="gr14" draw:text-style-name="P5" draw:layer="layout" svg:width="0.155cm" svg:height="0.001cm" svg:x="13.325cm" svg:y="11.598cm">
            <text:p/>
            <draw:enhanced-geometry draw:mirror-horizontal="false" draw:mirror-vertical="false" svg:viewBox="0 0 0 0" drawooo:sub-view-size="1584 1" draw:text-areas="0 0 ?f0 ?f1" draw:type="ooxml-non-primitive" draw:enhanced-path="M 1584 0 L 0 0 F N">
              <draw:equation draw:name="f0" draw:formula="logwidth"/>
              <draw:equation draw:name="f1" draw:formula="logheight"/>
            </draw:enhanced-geometry>
          </draw:custom-shape>
          <draw:custom-shape draw:name="Google Shape;1224;p 2" draw:style-name="gr14" draw:text-style-name="P5" draw:layer="layout" svg:width="0.155cm" svg:height="0.001cm" svg:x="13.325cm" svg:y="11.491cm">
            <text:p/>
            <draw:enhanced-geometry draw:mirror-horizontal="false" draw:mirror-vertical="false" svg:viewBox="0 0 0 0" drawooo:sub-view-size="1584 1" draw:text-areas="0 0 ?f0 ?f1" draw:type="ooxml-non-primitive" draw:enhanced-path="M 1584 1 L 0 1 F N">
              <draw:equation draw:name="f0" draw:formula="logwidth"/>
              <draw:equation draw:name="f1" draw:formula="logheight"/>
            </draw:enhanced-geometry>
          </draw:custom-shape>
          <draw:custom-shape draw:name="Google Shape;1225;p 2" draw:style-name="gr54" draw:text-style-name="P5" draw:layer="layout" svg:width="0.001cm" svg:height="0.271cm" svg:x="13.405cm" svg:y="11.436cm">
            <text:p/>
            <draw:enhanced-geometry draw:mirror-horizontal="false" draw:mirror-vertical="false" svg:viewBox="0 0 0 0" drawooo:sub-view-size="1 2768" draw:text-areas="0 0 ?f0 ?f1" draw:type="ooxml-non-primitive" draw:enhanced-path="M 1 2767 L 1 0 F N">
              <draw:equation draw:name="f0" draw:formula="logwidth"/>
              <draw:equation draw:name="f1" draw:formula="logheight"/>
            </draw:enhanced-geometry>
          </draw:custom-shape>
          <draw:custom-shape draw:name="Google Shape;1226;p 2" draw:style-name="gr14" draw:text-style-name="P5" draw:layer="layout" svg:width="0.155cm" svg:height="0.001cm" svg:x="15.288cm" svg:y="12.526cm">
            <text:p/>
            <draw:enhanced-geometry draw:mirror-horizontal="false" draw:mirror-vertical="false" svg:viewBox="0 0 0 0" drawooo:sub-view-size="1584 1" draw:text-areas="0 0 ?f0 ?f1" draw:type="ooxml-non-primitive" draw:enhanced-path="M 1584 0 L 0 0 F N">
              <draw:equation draw:name="f0" draw:formula="logwidth"/>
              <draw:equation draw:name="f1" draw:formula="logheight"/>
            </draw:enhanced-geometry>
          </draw:custom-shape>
          <draw:custom-shape draw:name="Google Shape;1227;p 2" draw:style-name="gr14" draw:text-style-name="P5" draw:layer="layout" svg:width="0.155cm" svg:height="0.001cm" svg:x="15.288cm" svg:y="12.417cm">
            <text:p/>
            <draw:enhanced-geometry draw:mirror-horizontal="false" draw:mirror-vertical="false" svg:viewBox="0 0 0 0" drawooo:sub-view-size="1584 1" draw:text-areas="0 0 ?f0 ?f1" draw:type="ooxml-non-primitive" draw:enhanced-path="M 1584 1 L 0 1 F N">
              <draw:equation draw:name="f0" draw:formula="logwidth"/>
              <draw:equation draw:name="f1" draw:formula="logheight"/>
            </draw:enhanced-geometry>
          </draw:custom-shape>
          <draw:custom-shape draw:name="Google Shape;1228;p 2" draw:style-name="gr50" draw:text-style-name="P5" draw:layer="layout" svg:width="0.001cm" svg:height="0.332cm" svg:x="15.369cm" svg:y="12.302cm">
            <text:p/>
            <draw:enhanced-geometry draw:mirror-horizontal="false" draw:mirror-vertical="false" svg:viewBox="0 0 0 0" drawooo:sub-view-size="1 3378" draw:text-areas="0 0 ?f0 ?f1" draw:type="ooxml-non-primitive" draw:enhanced-path="M 1 3378 L 1 1 F N">
              <draw:equation draw:name="f0" draw:formula="logwidth"/>
              <draw:equation draw:name="f1" draw:formula="logheight"/>
            </draw:enhanced-geometry>
          </draw:custom-shape>
          <draw:custom-shape draw:name="Google Shape;1229;p 2" draw:style-name="gr68" draw:text-style-name="P5" draw:layer="layout" svg:width="1.881cm" svg:height="0.001cm" svg:x="13.002cm" svg:y="11.126cm">
            <text:p/>
            <draw:enhanced-geometry draw:mirror-horizontal="false" draw:mirror-vertical="false" svg:viewBox="0 0 0 0" drawooo:sub-view-size="19119 1" draw:text-areas="0 0 ?f0 ?f1" draw:type="ooxml-non-primitive" draw:enhanced-path="M 19119 0 L 0 0 F N">
              <draw:equation draw:name="f0" draw:formula="logwidth"/>
              <draw:equation draw:name="f1" draw:formula="logheight"/>
            </draw:enhanced-geometry>
          </draw:custom-shape>
          <draw:custom-shape draw:name="Google Shape;1230;p 2" draw:style-name="gr69" draw:text-style-name="P5" draw:layer="layout" svg:width="1.793cm" svg:height="0.001cm" svg:x="13.002cm" svg:y="11.254cm">
            <text:p/>
            <draw:enhanced-geometry draw:mirror-horizontal="false" draw:mirror-vertical="false" svg:viewBox="0 0 0 0" drawooo:sub-view-size="18223 1" draw:text-areas="0 0 ?f0 ?f1" draw:type="ooxml-non-primitive" draw:enhanced-path="M 18222 1 L 0 1 F N">
              <draw:equation draw:name="f0" draw:formula="logwidth"/>
              <draw:equation draw:name="f1" draw:formula="logheight"/>
            </draw:enhanced-geometry>
          </draw:custom-shape>
          <draw:custom-shape draw:name="Google Shape;1231;p 2" draw:style-name="gr69" draw:text-style-name="P5" draw:layer="layout" svg:width="1.793cm" svg:height="0.001cm" svg:x="13.002cm" svg:y="11.841cm">
            <text:p/>
            <draw:enhanced-geometry draw:mirror-horizontal="false" draw:mirror-vertical="false" svg:viewBox="0 0 0 0" drawooo:sub-view-size="18223 1" draw:text-areas="0 0 ?f0 ?f1" draw:type="ooxml-non-primitive" draw:enhanced-path="M 18222 1 L 0 1 F N">
              <draw:equation draw:name="f0" draw:formula="logwidth"/>
              <draw:equation draw:name="f1" draw:formula="logheight"/>
            </draw:enhanced-geometry>
          </draw:custom-shape>
          <draw:custom-shape draw:name="Google Shape;1232;p 2" draw:style-name="gr70" draw:text-style-name="P5" draw:layer="layout" svg:width="1.778cm" svg:height="0.001cm" svg:x="13.002cm" svg:y="12.723cm">
            <text:p/>
            <draw:enhanced-geometry draw:mirror-horizontal="false" draw:mirror-vertical="false" svg:viewBox="0 0 0 0" drawooo:sub-view-size="18070 1" draw:text-areas="0 0 ?f0 ?f1" draw:type="ooxml-non-primitive" draw:enhanced-path="M 18069 1 L 0 1 F N">
              <draw:equation draw:name="f0" draw:formula="logwidth"/>
              <draw:equation draw:name="f1" draw:formula="logheight"/>
            </draw:enhanced-geometry>
          </draw:custom-shape>
          <draw:custom-shape draw:name="Google Shape;1233;p 2" draw:style-name="gr71" draw:text-style-name="P5" draw:layer="layout" svg:width="0.796cm" svg:height="0.001cm" svg:x="15.949cm" svg:y="12.723cm">
            <text:p/>
            <draw:enhanced-geometry draw:mirror-horizontal="false" draw:mirror-vertical="false" svg:viewBox="0 0 0 0" drawooo:sub-view-size="8091 1" draw:text-areas="0 0 ?f0 ?f1" draw:type="ooxml-non-primitive" draw:enhanced-path="M 8091 1 L 1 1 F N">
              <draw:equation draw:name="f0" draw:formula="logwidth"/>
              <draw:equation draw:name="f1" draw:formula="logheight"/>
            </draw:enhanced-geometry>
          </draw:custom-shape>
          <draw:custom-shape draw:name="Google Shape;1234;p 2" draw:style-name="gr21" draw:text-style-name="P5" draw:layer="layout" svg:width="0.988cm" svg:height="0.375cm" svg:x="19.339cm" svg:y="13.889cm">
            <text:p/>
            <draw:enhanced-geometry draw:mirror-horizontal="false" draw:mirror-vertical="false" svg:viewBox="0 0 0 0" drawooo:sub-view-size="10038 3817" draw:text-areas="0 0 ?f0 ?f1" draw:type="ooxml-non-primitive" draw:enhanced-path="M 1 1 L 10037 1 10037 840 9255 1622 9255 3817 6946 3817 F N">
              <draw:equation draw:name="f0" draw:formula="logwidth"/>
              <draw:equation draw:name="f1" draw:formula="logheight"/>
            </draw:enhanced-geometry>
          </draw:custom-shape>
          <draw:custom-shape draw:name="Google Shape;1235;p 2" draw:style-name="gr28" draw:text-style-name="P5" draw:layer="layout" svg:width="0.2cm" svg:height="1.463cm" svg:x="20.049cm" svg:y="14.265cm">
            <text:p/>
            <draw:enhanced-geometry draw:mirror-horizontal="false" draw:mirror-vertical="false" svg:viewBox="0 0 0 0" drawooo:sub-view-size="2042 14865" draw:text-areas="0 0 ?f0 ?f1" draw:type="ooxml-non-primitive" draw:enhanced-path="M 0 14864 L 2042 14864 2042 1 F N">
              <draw:equation draw:name="f0" draw:formula="logwidth"/>
              <draw:equation draw:name="f1" draw:formula="logheight"/>
            </draw:enhanced-geometry>
          </draw:custom-shape>
          <draw:custom-shape draw:name="Google Shape;1236;p 2" draw:style-name="gr60" draw:text-style-name="P5" draw:layer="layout" svg:width="0.788cm" svg:height="0.504cm" svg:x="19.539cm" svg:y="13.385cm">
            <text:p/>
            <draw:enhanced-geometry draw:mirror-horizontal="false" draw:mirror-vertical="false" svg:viewBox="0 0 0 0" drawooo:sub-view-size="8015 5134" draw:text-areas="0 0 ?f0 ?f1" draw:type="ooxml-non-primitive" draw:enhanced-path="M 8014 5134 L 8014 1 0 1 F N">
              <draw:equation draw:name="f0" draw:formula="logwidth"/>
              <draw:equation draw:name="f1" draw:formula="logheight"/>
            </draw:enhanced-geometry>
          </draw:custom-shape>
          <draw:custom-shape draw:name="Google Shape;1237;p 2" draw:style-name="gr61" draw:text-style-name="P5" draw:layer="layout" svg:width="0.786cm" svg:height="0.504cm" svg:x="18.751cm" svg:y="13.385cm">
            <text:p/>
            <draw:enhanced-geometry draw:mirror-horizontal="false" draw:mirror-vertical="false" svg:viewBox="0 0 0 0" drawooo:sub-view-size="7996 5134" draw:text-areas="0 0 ?f0 ?f1" draw:type="ooxml-non-primitive" draw:enhanced-path="M 1 5134 L 1 1 7995 1 F N">
              <draw:equation draw:name="f0" draw:formula="logwidth"/>
              <draw:equation draw:name="f1" draw:formula="logheight"/>
            </draw:enhanced-geometry>
          </draw:custom-shape>
          <draw:custom-shape draw:name="Google Shape;1238;p 2" draw:style-name="gr62" draw:text-style-name="P5" draw:layer="layout" svg:width="0.092cm" svg:height="0.504cm" svg:x="19.934cm" svg:y="13.385cm">
            <text:p/>
            <draw:enhanced-geometry draw:mirror-horizontal="false" draw:mirror-vertical="false" svg:viewBox="0 0 0 0" drawooo:sub-view-size="936 5134" draw:text-areas="0 0 ?f0 ?f1" draw:type="ooxml-non-primitive" draw:enhanced-path="M 0 5134 L 935 5134 935 1 0 1 Z F N">
              <draw:equation draw:name="f0" draw:formula="logwidth"/>
              <draw:equation draw:name="f1" draw:formula="logheight"/>
            </draw:enhanced-geometry>
          </draw:custom-shape>
          <draw:custom-shape draw:name="Google Shape;1239;p 2" draw:style-name="gr62" draw:text-style-name="P5" draw:layer="layout" svg:width="0.092cm" svg:height="0.504cm" svg:x="19.057cm" svg:y="13.385cm">
            <text:p/>
            <draw:enhanced-geometry draw:mirror-horizontal="false" draw:mirror-vertical="false" svg:viewBox="0 0 0 0" drawooo:sub-view-size="936 5134" draw:text-areas="0 0 ?f0 ?f1" draw:type="ooxml-non-primitive" draw:enhanced-path="M 1 5134 L 936 5134 936 1 1 1 Z F N">
              <draw:equation draw:name="f0" draw:formula="logwidth"/>
              <draw:equation draw:name="f1" draw:formula="logheight"/>
            </draw:enhanced-geometry>
          </draw:custom-shape>
          <draw:custom-shape draw:name="Google Shape;1240;p 2" draw:style-name="gr38" draw:text-style-name="P5" draw:layer="layout" svg:width="0.089cm" svg:height="0.134cm" svg:x="19.497cm" svg:y="13.495cm">
            <text:p/>
            <draw:enhanced-geometry draw:mirror-horizontal="false" draw:mirror-vertical="false" svg:viewBox="0 0 0 0" drawooo:sub-view-size="917 1375" draw:text-areas="0 0 ?f0 ?f1" draw:type="ooxml-non-primitive" draw:enhanced-path="M 230 1375 L 687 1375 916 1 1 1 Z F N">
              <draw:equation draw:name="f0" draw:formula="logwidth"/>
              <draw:equation draw:name="f1" draw:formula="logheight"/>
            </draw:enhanced-geometry>
          </draw:custom-shape>
          <draw:custom-shape draw:name="Google Shape;1241;p 2" draw:style-name="gr39" draw:text-style-name="P5" draw:layer="layout" svg:width="0.198cm" svg:height="0.254cm" svg:x="19.443cm" svg:y="13.559cm">
            <text:p/>
            <draw:enhanced-geometry draw:mirror-horizontal="false" draw:mirror-vertical="false" svg:viewBox="0 0 0 0" drawooo:sub-view-size="2023 2596" draw:text-areas="0 0 ?f0 ?f1" draw:type="ooxml-non-primitive" draw:enhanced-path="M 1355 0 C 1756 134 2023 516 2023 954 L 2023 2595 0 2595 0 954 C 0 535 248 172 611 20 F N">
              <draw:equation draw:name="f0" draw:formula="logwidth"/>
              <draw:equation draw:name="f1" draw:formula="logheight"/>
            </draw:enhanced-geometry>
          </draw:custom-shape>
          <draw:custom-shape draw:name="Google Shape;1242;p 2" draw:style-name="gr62" draw:text-style-name="P5" draw:layer="layout" svg:width="0.092cm" svg:height="0.504cm" svg:x="19.641cm" svg:y="13.385cm">
            <text:p/>
            <draw:enhanced-geometry draw:mirror-horizontal="false" draw:mirror-vertical="false" svg:viewBox="0 0 0 0" drawooo:sub-view-size="936 5134" draw:text-areas="0 0 ?f0 ?f1" draw:type="ooxml-non-primitive" draw:enhanced-path="M 1 5134 L 936 5134 936 1 1 1 Z F N">
              <draw:equation draw:name="f0" draw:formula="logwidth"/>
              <draw:equation draw:name="f1" draw:formula="logheight"/>
            </draw:enhanced-geometry>
          </draw:custom-shape>
          <draw:custom-shape draw:name="Google Shape;1243;p 2" draw:style-name="gr38" draw:text-style-name="P5" draw:layer="layout" svg:width="0.089cm" svg:height="0.134cm" svg:x="19.206cm" svg:y="13.495cm">
            <text:p/>
            <draw:enhanced-geometry draw:mirror-horizontal="false" draw:mirror-vertical="false" svg:viewBox="0 0 0 0" drawooo:sub-view-size="916 1375" draw:text-areas="0 0 ?f0 ?f1" draw:type="ooxml-non-primitive" draw:enhanced-path="M 229 1375 L 687 1375 916 1 0 1 Z F N">
              <draw:equation draw:name="f0" draw:formula="logwidth"/>
              <draw:equation draw:name="f1" draw:formula="logheight"/>
            </draw:enhanced-geometry>
          </draw:custom-shape>
          <draw:custom-shape draw:name="Google Shape;1244;p 2" draw:style-name="gr39" draw:text-style-name="P5" draw:layer="layout" svg:width="0.2cm" svg:height="0.254cm" svg:x="19.15cm" svg:y="13.559cm">
            <text:p/>
            <draw:enhanced-geometry draw:mirror-horizontal="false" draw:mirror-vertical="false" svg:viewBox="0 0 0 0" drawooo:sub-view-size="2043 2596" draw:text-areas="0 0 ?f0 ?f1" draw:type="ooxml-non-primitive" draw:enhanced-path="M 1374 0 C 1756 134 2042 516 2042 954 L 2042 2595 1 2595 1 954 C 1 535 268 172 630 20 F N">
              <draw:equation draw:name="f0" draw:formula="logwidth"/>
              <draw:equation draw:name="f1" draw:formula="logheight"/>
            </draw:enhanced-geometry>
          </draw:custom-shape>
          <draw:custom-shape draw:name="Google Shape;1245;p 2" draw:style-name="gr62" draw:text-style-name="P5" draw:layer="layout" svg:width="0.092cm" svg:height="0.504cm" svg:x="19.35cm" svg:y="13.385cm">
            <text:p/>
            <draw:enhanced-geometry draw:mirror-horizontal="false" draw:mirror-vertical="false" svg:viewBox="0 0 0 0" drawooo:sub-view-size="936 5134" draw:text-areas="0 0 ?f0 ?f1" draw:type="ooxml-non-primitive" draw:enhanced-path="M 0 5134 L 935 5134 935 1 0 1 Z F N">
              <draw:equation draw:name="f0" draw:formula="logwidth"/>
              <draw:equation draw:name="f1" draw:formula="logheight"/>
            </draw:enhanced-geometry>
          </draw:custom-shape>
          <draw:custom-shape draw:name="Google Shape;1246;p 2" draw:style-name="gr63" draw:text-style-name="P5" draw:layer="layout" svg:width="0.938cm" svg:height="0.001cm" svg:x="17.811cm" svg:y="13.385cm">
            <text:p/>
            <draw:enhanced-geometry draw:mirror-horizontal="false" draw:mirror-vertical="false" svg:viewBox="0 0 0 0" drawooo:sub-view-size="9541 1" draw:text-areas="0 0 ?f0 ?f1" draw:type="ooxml-non-primitive" draw:enhanced-path="M 9541 1 L 0 1 F N">
              <draw:equation draw:name="f0" draw:formula="logwidth"/>
              <draw:equation draw:name="f1" draw:formula="logheight"/>
            </draw:enhanced-geometry>
          </draw:custom-shape>
          <draw:custom-shape draw:name="Google Shape;1247;p 2" draw:style-name="gr72" draw:text-style-name="P5" draw:layer="layout" svg:width="2.515cm" svg:height="0.126cm" svg:x="17.811cm" svg:y="13.257cm">
            <text:p/>
            <draw:enhanced-geometry draw:mirror-horizontal="false" draw:mirror-vertical="false" svg:viewBox="0 0 0 0" drawooo:sub-view-size="25550 1298" draw:text-areas="0 0 ?f0 ?f1" draw:type="ooxml-non-primitive" draw:enhanced-path="M 25549 1298 L 25549 0 0 0 F N">
              <draw:equation draw:name="f0" draw:formula="logwidth"/>
              <draw:equation draw:name="f1" draw:formula="logheight"/>
            </draw:enhanced-geometry>
          </draw:custom-shape>
          <draw:custom-shape draw:name="Google Shape;1248;p 2" draw:style-name="gr73" draw:text-style-name="P5" draw:layer="layout" svg:width="14.649cm" svg:height="0.002cm" svg:x="5.677cm" svg:y="13.889cm">
            <text:p/>
            <draw:enhanced-geometry draw:mirror-horizontal="false" draw:mirror-vertical="false" svg:viewBox="0 0 0 0" drawooo:sub-view-size="148772 1" draw:text-areas="0 0 ?f0 ?f1" draw:type="ooxml-non-primitive" draw:enhanced-path="M 0 1 L 148771 1 F N">
              <draw:equation draw:name="f0" draw:formula="logwidth"/>
              <draw:equation draw:name="f1" draw:formula="logheight"/>
            </draw:enhanced-geometry>
          </draw:custom-shape>
          <draw:custom-shape draw:name="Google Shape;1249;p 2" draw:style-name="gr74" draw:text-style-name="P5" draw:layer="layout" svg:width="7.694cm" svg:height="0.001cm" svg:x="9.154cm" svg:y="12.723cm">
            <text:p/>
            <draw:enhanced-geometry draw:mirror-horizontal="false" draw:mirror-vertical="false" svg:viewBox="0 0 0 0" drawooo:sub-view-size="78136 1" draw:text-areas="0 0 ?f0 ?f1" draw:type="ooxml-non-primitive" draw:enhanced-path="M 0 1 L 78135 1 F N">
              <draw:equation draw:name="f0" draw:formula="logwidth"/>
              <draw:equation draw:name="f1" draw:formula="logheight"/>
            </draw:enhanced-geometry>
          </draw:custom-shape>
          <draw:custom-shape draw:name="Google Shape;1250;p 2" draw:style-name="gr75" draw:text-style-name="P8" draw:layer="layout" svg:width="4.269cm" svg:height="4.428cm" svg:x="21.791cm" svg:y="11.32cm">
            <text:p/>
            <draw:enhanced-geometry draw:mirror-horizontal="false" draw:mirror-vertical="false" svg:viewBox="0 0 0 0" drawooo:sub-view-size="43371 44974" draw:text-areas="0 0 ?f0 ?f1" draw:type="ooxml-non-primitive" draw:enhanced-path="M 9255 0 C 9255 2576 8759 2805 7996 2805 L 3206 2805 C 3206 3702 2119 3740 2119 3740 L 2119 6717 1 6717 1 8014 2252 10132 2252 41195 C 1852 41195 1508 41539 1508 41959 1508 42378 1852 42703 2252 42703 L 650 43294 650 44973 16277 44973 16277 43294 14617 42703 C 15036 42703 15380 42378 15380 41959 15380 41539 15036 41195 14617 41195 L 14617 37952 13872 37952 13872 26980 C 13872 22668 17364 19157 21676 19157 26008 19157 29499 22668 29499 26980 L 29499 37952 28755 37952 28755 41195 C 28335 41195 27992 41539 27992 41959 27992 42378 28335 42703 28755 42703 L 28832 42703 27095 43294 27095 44973 42703 44973 42703 43294 41100 42703 C 41520 42703 41864 42378 41864 41959 41864 41539 41520 41195 41100 41195 L 41100 10132 43371 8014 43352 8014 43352 6717 41253 6717 41253 3740 C 41253 3740 40146 3702 40146 2805 L 35376 2805 C 34613 2805 34117 2576 34117 0 Z N">
              <draw:equation draw:name="f0" draw:formula="logwidth"/>
              <draw:equation draw:name="f1" draw:formula="logheight"/>
            </draw:enhanced-geometry>
          </draw:custom-shape>
          <draw:custom-shape draw:name="Google Shape;1251;p 2" draw:style-name="gr76" draw:text-style-name="P5" draw:layer="layout" svg:width="2.135cm" svg:height="0.001cm" svg:x="21.782cm" svg:y="12.089cm">
            <text:p/>
            <draw:enhanced-geometry draw:mirror-horizontal="false" draw:mirror-vertical="false" svg:viewBox="0 0 0 0" drawooo:sub-view-size="21696 1" draw:text-areas="0 0 ?f0 ?f1" draw:type="ooxml-non-primitive" draw:enhanced-path="M 1 0 L 21695 0 F N">
              <draw:equation draw:name="f0" draw:formula="logwidth"/>
              <draw:equation draw:name="f1" draw:formula="logheight"/>
            </draw:enhanced-geometry>
          </draw:custom-shape>
          <draw:custom-shape draw:name="Google Shape;1252;p 2" draw:style-name="gr76" draw:text-style-name="P5" draw:layer="layout" svg:width="2.135cm" svg:height="0.001cm" svg:x="21.782cm" svg:y="11.963cm">
            <text:p/>
            <draw:enhanced-geometry draw:mirror-horizontal="false" draw:mirror-vertical="false" svg:viewBox="0 0 0 0" drawooo:sub-view-size="21696 1" draw:text-areas="0 0 ?f0 ?f1" draw:type="ooxml-non-primitive" draw:enhanced-path="M 21695 0 L 1 0 F N">
              <draw:equation draw:name="f0" draw:formula="logwidth"/>
              <draw:equation draw:name="f1" draw:formula="logheight"/>
            </draw:enhanced-geometry>
          </draw:custom-shape>
          <draw:custom-shape draw:name="Google Shape;1253;p 2" draw:style-name="gr77" draw:text-style-name="P5" draw:layer="layout" svg:width="1.911cm" svg:height="0.001cm" svg:x="22.006cm" svg:y="12.299cm">
            <text:p/>
            <draw:enhanced-geometry draw:mirror-horizontal="false" draw:mirror-vertical="false" svg:viewBox="0 0 0 0" drawooo:sub-view-size="19425 1" draw:text-areas="0 0 ?f0 ?f1" draw:type="ooxml-non-primitive" draw:enhanced-path="M 0 0 L 19424 0 F N">
              <draw:equation draw:name="f0" draw:formula="logwidth"/>
              <draw:equation draw:name="f1" draw:formula="logheight"/>
            </draw:enhanced-geometry>
          </draw:custom-shape>
          <draw:custom-shape draw:name="Google Shape;1254;p 2" draw:style-name="gr78" draw:text-style-name="P5" draw:layer="layout" svg:width="0.079cm" svg:height="0.082cm" svg:x="22.041cm" svg:y="12.152cm">
            <text:p/>
            <draw:enhanced-geometry draw:mirror-horizontal="false" draw:mirror-vertical="false" svg:viewBox="0 0 0 0" drawooo:sub-view-size="822 840" draw:text-areas="0 0 ?f0 ?f1" draw:type="ooxml-non-primitive" draw:enhanced-path="M 821 0 L 1 0 1 840 821 840 Z F N">
              <draw:equation draw:name="f0" draw:formula="logwidth"/>
              <draw:equation draw:name="f1" draw:formula="logheight"/>
            </draw:enhanced-geometry>
          </draw:custom-shape>
          <draw:custom-shape draw:name="Google Shape;1255;p 2" draw:style-name="gr78" draw:text-style-name="P5" draw:layer="layout" svg:width="0.079cm" svg:height="0.082cm" svg:x="22.348cm" svg:y="12.152cm">
            <text:p/>
            <draw:enhanced-geometry draw:mirror-horizontal="false" draw:mirror-vertical="false" svg:viewBox="0 0 0 0" drawooo:sub-view-size="822 840" draw:text-areas="0 0 ?f0 ?f1" draw:type="ooxml-non-primitive" draw:enhanced-path="M 821 0 L 1 0 1 840 821 840 Z F N">
              <draw:equation draw:name="f0" draw:formula="logwidth"/>
              <draw:equation draw:name="f1" draw:formula="logheight"/>
            </draw:enhanced-geometry>
          </draw:custom-shape>
          <draw:custom-shape draw:name="Google Shape;1256;p 2" draw:style-name="gr78" draw:text-style-name="P5" draw:layer="layout" svg:width="0.079cm" svg:height="0.082cm" svg:x="22.654cm" svg:y="12.152cm">
            <text:p/>
            <draw:enhanced-geometry draw:mirror-horizontal="false" draw:mirror-vertical="false" svg:viewBox="0 0 0 0" drawooo:sub-view-size="822 840" draw:text-areas="0 0 ?f0 ?f1" draw:type="ooxml-non-primitive" draw:enhanced-path="M 821 0 L 1 0 1 840 821 840 Z F N">
              <draw:equation draw:name="f0" draw:formula="logwidth"/>
              <draw:equation draw:name="f1" draw:formula="logheight"/>
            </draw:enhanced-geometry>
          </draw:custom-shape>
          <draw:custom-shape draw:name="Google Shape;1257;p 2" draw:style-name="gr78" draw:text-style-name="P5" draw:layer="layout" svg:width="0.08cm" svg:height="0.082cm" svg:x="22.96cm" svg:y="12.152cm">
            <text:p/>
            <draw:enhanced-geometry draw:mirror-horizontal="false" draw:mirror-vertical="false" svg:viewBox="0 0 0 0" drawooo:sub-view-size="821 840" draw:text-areas="0 0 ?f0 ?f1" draw:type="ooxml-non-primitive" draw:enhanced-path="M 820 0 L 0 0 0 840 820 840 Z F N">
              <draw:equation draw:name="f0" draw:formula="logwidth"/>
              <draw:equation draw:name="f1" draw:formula="logheight"/>
            </draw:enhanced-geometry>
          </draw:custom-shape>
          <draw:custom-shape draw:name="Google Shape;1258;p 2" draw:style-name="gr78" draw:text-style-name="P5" draw:layer="layout" svg:width="0.079cm" svg:height="0.082cm" svg:x="23.265cm" svg:y="12.152cm">
            <text:p/>
            <draw:enhanced-geometry draw:mirror-horizontal="false" draw:mirror-vertical="false" svg:viewBox="0 0 0 0" drawooo:sub-view-size="821 840" draw:text-areas="0 0 ?f0 ?f1" draw:type="ooxml-non-primitive" draw:enhanced-path="M 821 0 L 0 0 0 840 821 840 Z F N">
              <draw:equation draw:name="f0" draw:formula="logwidth"/>
              <draw:equation draw:name="f1" draw:formula="logheight"/>
            </draw:enhanced-geometry>
          </draw:custom-shape>
          <draw:custom-shape draw:name="Google Shape;1259;p 2" draw:style-name="gr78" draw:text-style-name="P5" draw:layer="layout" svg:width="0.08cm" svg:height="0.082cm" svg:x="23.571cm" svg:y="12.152cm">
            <text:p/>
            <draw:enhanced-geometry draw:mirror-horizontal="false" draw:mirror-vertical="false" svg:viewBox="0 0 0 0" drawooo:sub-view-size="821 840" draw:text-areas="0 0 ?f0 ?f1" draw:type="ooxml-non-primitive" draw:enhanced-path="M 821 0 L 0 0 0 840 821 840 Z F N">
              <draw:equation draw:name="f0" draw:formula="logwidth"/>
              <draw:equation draw:name="f1" draw:formula="logheight"/>
            </draw:enhanced-geometry>
          </draw:custom-shape>
          <draw:custom-shape draw:name="Google Shape;1260;p 2" draw:style-name="gr78" draw:text-style-name="P5" draw:layer="layout" svg:width="0.079cm" svg:height="0.082cm" svg:x="23.877cm" svg:y="12.152cm">
            <text:p/>
            <draw:enhanced-geometry draw:mirror-horizontal="false" draw:mirror-vertical="false" svg:viewBox="0 0 0 0" drawooo:sub-view-size="821 840" draw:text-areas="0 0 ?f0 ?f1" draw:type="ooxml-non-primitive" draw:enhanced-path="M 821 0 L 0 0 0 840 821 840 Z F N">
              <draw:equation draw:name="f0" draw:formula="logwidth"/>
              <draw:equation draw:name="f1" draw:formula="logheight"/>
            </draw:enhanced-geometry>
          </draw:custom-shape>
          <draw:custom-shape draw:name="Google Shape;1261;p 2" draw:style-name="gr14" draw:text-style-name="P5" draw:layer="layout" svg:width="0.422cm" svg:height="0.001cm" svg:x="22.006cm" svg:y="15.358cm">
            <text:p/>
            <draw:enhanced-geometry draw:mirror-horizontal="false" draw:mirror-vertical="false" svg:viewBox="0 0 0 0" drawooo:sub-view-size="4294 1" draw:text-areas="0 0 ?f0 ?f1" draw:type="ooxml-non-primitive" draw:enhanced-path="M 0 0 L 4293 0 F N">
              <draw:equation draw:name="f0" draw:formula="logwidth"/>
              <draw:equation draw:name="f1" draw:formula="logheight"/>
            </draw:enhanced-geometry>
          </draw:custom-shape>
          <draw:custom-shape draw:name="Google Shape;1262;p 2" draw:style-name="gr77" draw:text-style-name="P5" draw:layer="layout" svg:width="1.911cm" svg:height="0.001cm" svg:x="22.006cm" svg:y="12.766cm">
            <text:p/>
            <draw:enhanced-geometry draw:mirror-horizontal="false" draw:mirror-vertical="false" svg:viewBox="0 0 0 0" drawooo:sub-view-size="19425 1" draw:text-areas="0 0 ?f0 ?f1" draw:type="ooxml-non-primitive" draw:enhanced-path="M 0 0 L 19424 0 F N">
              <draw:equation draw:name="f0" draw:formula="logwidth"/>
              <draw:equation draw:name="f1" draw:formula="logheight"/>
            </draw:enhanced-geometry>
          </draw:custom-shape>
          <draw:custom-shape draw:name="Google Shape;1263;p 2" draw:style-name="gr79" draw:text-style-name="P5" draw:layer="layout" svg:width="0.362cm" svg:height="2.181cm" svg:x="22.065cm" svg:y="12.766cm">
            <text:p/>
            <draw:enhanced-geometry draw:mirror-horizontal="false" draw:mirror-vertical="false" svg:viewBox="0 0 0 0" drawooo:sub-view-size="3684 22153" draw:text-areas="0 0 ?f0 ?f1" draw:type="ooxml-non-primitive" draw:enhanced-path="M 1126 0 L 573 20875 1 20875 1 22153 3683 22153 F N">
              <draw:equation draw:name="f0" draw:formula="logwidth"/>
              <draw:equation draw:name="f1" draw:formula="logheight"/>
            </draw:enhanced-geometry>
          </draw:custom-shape>
          <draw:custom-shape draw:name="Google Shape;1264;p 2" draw:style-name="gr14" draw:text-style-name="P5" draw:layer="layout" svg:width="0.422cm" svg:height="0.001cm" svg:x="22.006cm" svg:y="15.038cm">
            <text:p/>
            <draw:enhanced-geometry draw:mirror-horizontal="false" draw:mirror-vertical="false" svg:viewBox="0 0 0 0" drawooo:sub-view-size="4294 1" draw:text-areas="0 0 ?f0 ?f1" draw:type="ooxml-non-primitive" draw:enhanced-path="M 0 1 L 4293 1 F N">
              <draw:equation draw:name="f0" draw:formula="logwidth"/>
              <draw:equation draw:name="f1" draw:formula="logheight"/>
            </draw:enhanced-geometry>
          </draw:custom-shape>
          <draw:custom-shape draw:name="Google Shape;1265;p 2" draw:style-name="gr80" draw:text-style-name="P5" draw:layer="layout" svg:width="0.362cm" svg:height="0.18cm" svg:x="22.065cm" svg:y="15.107cm">
            <text:p/>
            <draw:enhanced-geometry draw:mirror-horizontal="false" draw:mirror-vertical="false" svg:viewBox="0 0 0 0" drawooo:sub-view-size="3684 1833" draw:text-areas="0 0 ?f0 ?f1" draw:type="ooxml-non-primitive" draw:enhanced-path="M 3683 1833 L 1 1833 1 1 3683 1 F N">
              <draw:equation draw:name="f0" draw:formula="logwidth"/>
              <draw:equation draw:name="f1" draw:formula="logheight"/>
            </draw:enhanced-geometry>
          </draw:custom-shape>
          <draw:custom-shape draw:name="Google Shape;1266;p 2" draw:style-name="gr81" draw:text-style-name="P5" draw:layer="layout" svg:width="0.329cm" svg:height="0.457cm" svg:x="22.263cm" svg:y="13.063cm">
            <text:p/>
            <draw:enhanced-geometry draw:mirror-horizontal="false" draw:mirror-vertical="false" svg:viewBox="0 0 0 0" drawooo:sub-view-size="3359 4656" draw:text-areas="0 0 ?f0 ?f1" draw:type="ooxml-non-primitive" draw:enhanced-path="M 3358 0 L 0 0 0 4656 3358 4656 Z F N">
              <draw:equation draw:name="f0" draw:formula="logwidth"/>
              <draw:equation draw:name="f1" draw:formula="logheight"/>
            </draw:enhanced-geometry>
          </draw:custom-shape>
          <draw:custom-shape draw:name="Google Shape;1267;p 2" draw:style-name="gr82" draw:text-style-name="P5" draw:layer="layout" svg:width="0.217cm" svg:height="0.22cm" svg:x="22.319cm" svg:y="13.182cm">
            <text:p/>
            <draw:enhanced-geometry draw:mirror-horizontal="false" draw:mirror-vertical="false" svg:viewBox="0 0 0 0" drawooo:sub-view-size="2214 2252" draw:text-areas="0 0 ?f0 ?f1" draw:type="ooxml-non-primitive" draw:enhanced-path="M 2214 1126 C 2214 1737 1718 2252 1107 2252 497 2252 1 1737 1 1126 1 515 497 0 1107 0 1718 0 2214 515 2214 1126 Z F N">
              <draw:equation draw:name="f0" draw:formula="logwidth"/>
              <draw:equation draw:name="f1" draw:formula="logheight"/>
            </draw:enhanced-geometry>
          </draw:custom-shape>
          <draw:custom-shape draw:name="Google Shape;1268;p 2" draw:style-name="gr83" draw:text-style-name="P5" draw:layer="layout" svg:width="0.093cm" svg:height="0.077cm" svg:x="22.334cm" svg:y="12.985cm">
            <text:p/>
            <draw:enhanced-geometry draw:mirror-horizontal="false" draw:mirror-vertical="false" svg:viewBox="0 0 0 0" drawooo:sub-view-size="955 784" draw:text-areas="0 0 ?f0 ?f1" draw:type="ooxml-non-primitive" draw:enhanced-path="M 305 783 L 0 1 954 1 F N">
              <draw:equation draw:name="f0" draw:formula="logwidth"/>
              <draw:equation draw:name="f1" draw:formula="logheight"/>
            </draw:enhanced-geometry>
          </draw:custom-shape>
          <draw:custom-shape draw:name="Google Shape;1269;p 2" draw:style-name="gr83" draw:text-style-name="P5" draw:layer="layout" svg:width="0.093cm" svg:height="0.077cm" svg:x="22.428cm" svg:y="12.985cm">
            <text:p/>
            <draw:enhanced-geometry draw:mirror-horizontal="false" draw:mirror-vertical="false" svg:viewBox="0 0 0 0" drawooo:sub-view-size="955 784" draw:text-areas="0 0 ?f0 ?f1" draw:type="ooxml-non-primitive" draw:enhanced-path="M 649 783 L 954 1 0 1 F N">
              <draw:equation draw:name="f0" draw:formula="logwidth"/>
              <draw:equation draw:name="f1" draw:formula="logheight"/>
            </draw:enhanced-geometry>
          </draw:custom-shape>
          <draw:custom-shape draw:name="Google Shape;1270;p 2" draw:style-name="gr84" draw:text-style-name="P5" draw:layer="layout" svg:width="0.329cm" svg:height="0.108cm" svg:x="22.263cm" svg:y="14.529cm">
            <text:p/>
            <draw:enhanced-geometry draw:mirror-horizontal="false" draw:mirror-vertical="false" svg:viewBox="0 0 0 0" drawooo:sub-view-size="3359 1108" draw:text-areas="0 0 ?f0 ?f1" draw:type="ooxml-non-primitive" draw:enhanced-path="M 3358 1 L 0 1 0 1108 3358 1108 Z F N">
              <draw:equation draw:name="f0" draw:formula="logwidth"/>
              <draw:equation draw:name="f1" draw:formula="logheight"/>
            </draw:enhanced-geometry>
          </draw:custom-shape>
          <draw:custom-shape draw:name="Google Shape;1271;p 2" draw:style-name="gr85" draw:text-style-name="P5" draw:layer="layout" svg:width="0.53cm" svg:height="0.252cm" svg:x="22.163cm" svg:y="12.406cm">
            <text:p/>
            <draw:enhanced-geometry draw:mirror-horizontal="false" draw:mirror-vertical="false" svg:viewBox="0 0 0 0" drawooo:sub-view-size="5382 2576" draw:text-areas="0 0 ?f0 ?f1" draw:type="ooxml-non-primitive" draw:enhanced-path="M 5382 0 L 1 0 1 2576 5382 2576 Z F N">
              <draw:equation draw:name="f0" draw:formula="logwidth"/>
              <draw:equation draw:name="f1" draw:formula="logheight"/>
            </draw:enhanced-geometry>
          </draw:custom-shape>
          <draw:custom-shape draw:name="Google Shape;1272;p 2" draw:style-name="gr86" draw:text-style-name="P5" draw:layer="layout" svg:width="1.066cm" svg:height="0.252cm" svg:x="22.851cm" svg:y="12.406cm">
            <text:p/>
            <draw:enhanced-geometry draw:mirror-horizontal="false" draw:mirror-vertical="false" svg:viewBox="0 0 0 0" drawooo:sub-view-size="10839 2576" draw:text-areas="0 0 ?f0 ?f1" draw:type="ooxml-non-primitive" draw:enhanced-path="M 10838 2576 L 0 2576 0 0 10838 0 F N">
              <draw:equation draw:name="f0" draw:formula="logwidth"/>
              <draw:equation draw:name="f1" draw:formula="logheight"/>
            </draw:enhanced-geometry>
          </draw:custom-shape>
          <draw:custom-shape draw:name="Google Shape;1273;p 2" draw:style-name="gr16" draw:text-style-name="P5" draw:layer="layout" svg:width="0.422cm" svg:height="0.002cm" svg:x="22.006cm" svg:y="15.505cm">
            <text:p/>
            <draw:enhanced-geometry draw:mirror-horizontal="false" draw:mirror-vertical="false" svg:viewBox="0 0 0 0" drawooo:sub-view-size="4294 1" draw:text-areas="0 0 ?f0 ?f1" draw:type="ooxml-non-primitive" draw:enhanced-path="M 0 1 L 4293 1 F N">
              <draw:equation draw:name="f0" draw:formula="logwidth"/>
              <draw:equation draw:name="f1" draw:formula="logheight"/>
            </draw:enhanced-geometry>
          </draw:custom-shape>
          <draw:custom-shape draw:name="Google Shape;1274;p 2" draw:style-name="gr87" draw:text-style-name="P5" draw:layer="layout" svg:width="0.076cm" svg:height="0.076cm" svg:x="22.084cm" svg:y="15.393cm">
            <text:p/>
            <draw:enhanced-geometry draw:mirror-horizontal="false" draw:mirror-vertical="false" svg:viewBox="0 0 0 0" drawooo:sub-view-size="783 783" draw:text-areas="0 0 ?f0 ?f1" draw:type="ooxml-non-primitive" draw:enhanced-path="M 382 782 C 611 782 783 611 783 401 783 172 611 0 382 0 172 0 0 172 0 401 0 611 172 782 382 782 Z F N">
              <draw:equation draw:name="f0" draw:formula="logwidth"/>
              <draw:equation draw:name="f1" draw:formula="logheight"/>
            </draw:enhanced-geometry>
          </draw:custom-shape>
          <draw:custom-shape draw:name="Google Shape;1275;p 2" draw:style-name="gr14" draw:text-style-name="P5" draw:layer="layout" svg:width="0.212cm" svg:height="0.001cm" svg:x="22.216cm" svg:y="15.433cm">
            <text:p/>
            <draw:enhanced-geometry draw:mirror-horizontal="false" draw:mirror-vertical="false" svg:viewBox="0 0 0 0" drawooo:sub-view-size="2157 1" draw:text-areas="0 0 ?f0 ?f1" draw:type="ooxml-non-primitive" draw:enhanced-path="M 0 1 L 2156 1 F N">
              <draw:equation draw:name="f0" draw:formula="logwidth"/>
              <draw:equation draw:name="f1" draw:formula="logheight"/>
            </draw:enhanced-geometry>
          </draw:custom-shape>
          <draw:custom-shape draw:name="Google Shape;1276;p 2" draw:style-name="gr88" draw:text-style-name="P5" draw:layer="layout" svg:width="0.519cm" svg:height="0.001cm" svg:x="21.908cm" svg:y="15.617cm">
            <text:p/>
            <draw:enhanced-geometry draw:mirror-horizontal="false" draw:mirror-vertical="false" svg:viewBox="0 0 0 0" drawooo:sub-view-size="5287 1" draw:text-areas="0 0 ?f0 ?f1" draw:type="ooxml-non-primitive" draw:enhanced-path="M 1 1 L 5286 1 F N">
              <draw:equation draw:name="f0" draw:formula="logwidth"/>
              <draw:equation draw:name="f1" draw:formula="logheight"/>
            </draw:enhanced-geometry>
          </draw:custom-shape>
          <draw:custom-shape draw:name="Google Shape;1277;p 2" draw:style-name="gr89" draw:text-style-name="P5" draw:layer="layout" svg:width="0.422cm" svg:height="2.591cm" svg:x="22.428cm" svg:y="12.766cm">
            <text:p/>
            <draw:enhanced-geometry draw:mirror-horizontal="false" draw:mirror-vertical="false" svg:viewBox="0 0 0 0" drawooo:sub-view-size="4294 26313" draw:text-areas="0 0 ?f0 ?f1" draw:type="ooxml-non-primitive" draw:enhanced-path="M 4293 0 L 4293 26312 0 26312 F N">
              <draw:equation draw:name="f0" draw:formula="logwidth"/>
              <draw:equation draw:name="f1" draw:formula="logheight"/>
            </draw:enhanced-geometry>
          </draw:custom-shape>
          <draw:custom-shape draw:name="Google Shape;1278;p 2" draw:style-name="gr79" draw:text-style-name="P5" draw:layer="layout" svg:width="0.362cm" svg:height="2.181cm" svg:x="22.428cm" svg:y="12.766cm">
            <text:p/>
            <draw:enhanced-geometry draw:mirror-horizontal="false" draw:mirror-vertical="false" svg:viewBox="0 0 0 0" drawooo:sub-view-size="3683 22153" draw:text-areas="0 0 ?f0 ?f1" draw:type="ooxml-non-primitive" draw:enhanced-path="M 2557 0 L 3110 20875 3683 20875 3683 22153 0 22153 F N">
              <draw:equation draw:name="f0" draw:formula="logwidth"/>
              <draw:equation draw:name="f1" draw:formula="logheight"/>
            </draw:enhanced-geometry>
          </draw:custom-shape>
          <draw:custom-shape draw:name="Google Shape;1279;p 2" draw:style-name="gr14" draw:text-style-name="P5" draw:layer="layout" svg:width="0.422cm" svg:height="0.001cm" svg:x="22.428cm" svg:y="15.038cm">
            <text:p/>
            <draw:enhanced-geometry draw:mirror-horizontal="false" draw:mirror-vertical="false" svg:viewBox="0 0 0 0" drawooo:sub-view-size="4294 1" draw:text-areas="0 0 ?f0 ?f1" draw:type="ooxml-non-primitive" draw:enhanced-path="M 4293 1 L 0 1 F N">
              <draw:equation draw:name="f0" draw:formula="logwidth"/>
              <draw:equation draw:name="f1" draw:formula="logheight"/>
            </draw:enhanced-geometry>
          </draw:custom-shape>
          <draw:custom-shape draw:name="Google Shape;1280;p 2" draw:style-name="gr80" draw:text-style-name="P5" draw:layer="layout" svg:width="0.362cm" svg:height="0.18cm" svg:x="22.428cm" svg:y="15.107cm">
            <text:p/>
            <draw:enhanced-geometry draw:mirror-horizontal="false" draw:mirror-vertical="false" svg:viewBox="0 0 0 0" drawooo:sub-view-size="3683 1833" draw:text-areas="0 0 ?f0 ?f1" draw:type="ooxml-non-primitive" draw:enhanced-path="M 0 1833 L 3683 1833 3683 1 0 1 F N">
              <draw:equation draw:name="f0" draw:formula="logwidth"/>
              <draw:equation draw:name="f1" draw:formula="logheight"/>
            </draw:enhanced-geometry>
          </draw:custom-shape>
          <draw:custom-shape draw:name="Google Shape;1281;p 2" draw:style-name="gr41" draw:text-style-name="P5" draw:layer="layout" svg:width="0.497cm" svg:height="0.147cm" svg:x="22.428cm" svg:y="15.358cm">
            <text:p/>
            <draw:enhanced-geometry draw:mirror-horizontal="false" draw:mirror-vertical="false" svg:viewBox="0 0 0 0" drawooo:sub-view-size="5057 1508" draw:text-areas="0 0 ?f0 ?f1" draw:type="ooxml-non-primitive" draw:enhanced-path="M 4293 0 C 4713 0 5057 344 5057 764 5057 1183 4713 1508 4293 1508 L 0 1508 F N">
              <draw:equation draw:name="f0" draw:formula="logwidth"/>
              <draw:equation draw:name="f1" draw:formula="logheight"/>
            </draw:enhanced-geometry>
          </draw:custom-shape>
          <draw:custom-shape draw:name="Google Shape;1282;p 2" draw:style-name="gr87" draw:text-style-name="P5" draw:layer="layout" svg:width="0.076cm" svg:height="0.076cm" svg:x="22.695cm" svg:y="15.393cm">
            <text:p/>
            <draw:enhanced-geometry draw:mirror-horizontal="false" draw:mirror-vertical="false" svg:viewBox="0 0 0 0" drawooo:sub-view-size="783 783" draw:text-areas="0 0 ?f0 ?f1" draw:type="ooxml-non-primitive" draw:enhanced-path="M 1 401 C 1 611 172 782 401 782 611 782 783 611 783 401 783 172 611 0 401 0 172 0 1 172 1 401 Z F N">
              <draw:equation draw:name="f0" draw:formula="logwidth"/>
              <draw:equation draw:name="f1" draw:formula="logheight"/>
            </draw:enhanced-geometry>
          </draw:custom-shape>
          <draw:custom-shape draw:name="Google Shape;1283;p 2" draw:style-name="gr14" draw:text-style-name="P5" draw:layer="layout" svg:width="0.212cm" svg:height="0.001cm" svg:x="22.428cm" svg:y="15.433cm">
            <text:p/>
            <draw:enhanced-geometry draw:mirror-horizontal="false" draw:mirror-vertical="false" svg:viewBox="0 0 0 0" drawooo:sub-view-size="2157 1" draw:text-areas="0 0 ?f0 ?f1" draw:type="ooxml-non-primitive" draw:enhanced-path="M 2156 1 L 0 1 F N">
              <draw:equation draw:name="f0" draw:formula="logwidth"/>
              <draw:equation draw:name="f1" draw:formula="logheight"/>
            </draw:enhanced-geometry>
          </draw:custom-shape>
          <draw:custom-shape draw:name="Google Shape;1284;p 2" draw:style-name="gr90" draw:text-style-name="P5" draw:layer="layout" svg:width="0.157cm" svg:height="0.223cm" svg:x="22.851cm" svg:y="15.505cm">
            <text:p/>
            <draw:enhanced-geometry draw:mirror-horizontal="false" draw:mirror-vertical="false" svg:viewBox="0 0 0 0" drawooo:sub-view-size="1604 2272" draw:text-areas="0 0 ?f0 ?f1" draw:type="ooxml-non-primitive" draw:enhanced-path="M 0 1 L 1603 592 1603 2271 F N">
              <draw:equation draw:name="f0" draw:formula="logwidth"/>
              <draw:equation draw:name="f1" draw:formula="logheight"/>
            </draw:enhanced-geometry>
          </draw:custom-shape>
          <draw:custom-shape draw:name="Google Shape;1285;p 2" draw:style-name="gr88" draw:text-style-name="P5" draw:layer="layout" svg:width="0.519cm" svg:height="0.001cm" svg:x="22.428cm" svg:y="15.617cm">
            <text:p/>
            <draw:enhanced-geometry draw:mirror-horizontal="false" draw:mirror-vertical="false" svg:viewBox="0 0 0 0" drawooo:sub-view-size="5286 1" draw:text-areas="0 0 ?f0 ?f1" draw:type="ooxml-non-primitive" draw:enhanced-path="M 5286 1 L 0 1 F N">
              <draw:equation draw:name="f0" draw:formula="logwidth"/>
              <draw:equation draw:name="f1" draw:formula="logheight"/>
            </draw:enhanced-geometry>
          </draw:custom-shape>
          <draw:custom-shape draw:name="Google Shape;1286;p 2" draw:style-name="gr91" draw:text-style-name="P5" draw:layer="layout" svg:width="1.066cm" svg:height="0.001cm" svg:x="22.851cm" svg:y="12.881cm">
            <text:p/>
            <draw:enhanced-geometry draw:mirror-horizontal="false" draw:mirror-vertical="false" svg:viewBox="0 0 0 0" drawooo:sub-view-size="10839 1" draw:text-areas="0 0 ?f0 ?f1" draw:type="ooxml-non-primitive" draw:enhanced-path="M 0 0 L 10838 0 F N">
              <draw:equation draw:name="f0" draw:formula="logwidth"/>
              <draw:equation draw:name="f1" draw:formula="logheight"/>
            </draw:enhanced-geometry>
          </draw:custom-shape>
          <draw:custom-shape draw:name="Google Shape;1287;p 2" draw:style-name="gr91" draw:text-style-name="P5" draw:layer="layout" svg:width="1.066cm" svg:height="0.001cm" svg:x="22.851cm" svg:y="12.945cm">
            <text:p/>
            <draw:enhanced-geometry draw:mirror-horizontal="false" draw:mirror-vertical="false" svg:viewBox="0 0 0 0" drawooo:sub-view-size="10839 1" draw:text-areas="0 0 ?f0 ?f1" draw:type="ooxml-non-primitive" draw:enhanced-path="M 0 0 L 10838 0 F N">
              <draw:equation draw:name="f0" draw:formula="logwidth"/>
              <draw:equation draw:name="f1" draw:formula="logheight"/>
            </draw:enhanced-geometry>
          </draw:custom-shape>
          <draw:custom-shape draw:name="Google Shape;1288;p 2" draw:style-name="gr92" draw:text-style-name="P5" draw:layer="layout" svg:width="0.4cm" svg:height="0.399cm" svg:x="23.014cm" svg:y="13.055cm">
            <text:p/>
            <draw:enhanced-geometry draw:mirror-horizontal="false" draw:mirror-vertical="false" svg:viewBox="0 0 0 0" drawooo:sub-view-size="4065 4066" draw:text-areas="0 0 ?f0 ?f1" draw:type="ooxml-non-primitive" draw:enhanced-path="M 0 4065 C 954 2367 2366 955 4064 1 F N">
              <draw:equation draw:name="f0" draw:formula="logwidth"/>
              <draw:equation draw:name="f1" draw:formula="logheight"/>
            </draw:enhanced-geometry>
          </draw:custom-shape>
          <draw:custom-shape draw:name="Google Shape;1289;p 2" draw:style-name="gr93" draw:text-style-name="P5" draw:layer="layout" svg:width="0.884cm" svg:height="1.973cm" svg:x="23.033cm" svg:y="13.063cm">
            <text:p/>
            <draw:enhanced-geometry draw:mirror-horizontal="false" draw:mirror-vertical="false" svg:viewBox="0 0 0 0" drawooo:sub-view-size="8988 20054" draw:text-areas="0 0 ?f0 ?f1" draw:type="ooxml-non-primitive" draw:enhanced-path="M 8987 0 C 4026 0 0 4045 0 9006 L 0 20054 F N">
              <draw:equation draw:name="f0" draw:formula="logwidth"/>
              <draw:equation draw:name="f1" draw:formula="logheight"/>
            </draw:enhanced-geometry>
          </draw:custom-shape>
          <draw:custom-shape draw:name="Google Shape;1290;p 2" draw:style-name="gr92" draw:text-style-name="P5" draw:layer="layout" svg:width="0.4cm" svg:height="0.399cm" svg:x="23.014cm" svg:y="13.055cm">
            <text:p/>
            <draw:enhanced-geometry draw:mirror-horizontal="false" draw:mirror-vertical="false" svg:viewBox="0 0 0 0" drawooo:sub-view-size="4065 4066" draw:text-areas="0 0 ?f0 ?f1" draw:type="ooxml-non-primitive" draw:enhanced-path="M 0 4065 L 0 1 4064 1 F N">
              <draw:equation draw:name="f0" draw:formula="logwidth"/>
              <draw:equation draw:name="f1" draw:formula="logheight"/>
            </draw:enhanced-geometry>
          </draw:custom-shape>
          <draw:custom-shape draw:name="Google Shape;1291;p 2" draw:style-name="gr94" draw:text-style-name="P5" draw:layer="layout" svg:width="1.348cm" svg:height="0.001cm" svg:x="22.569cm" svg:y="11.577cm">
            <text:p/>
            <draw:enhanced-geometry draw:mirror-horizontal="false" draw:mirror-vertical="false" svg:viewBox="0 0 0 0" drawooo:sub-view-size="13701 1" draw:text-areas="0 0 ?f0 ?f1" draw:type="ooxml-non-primitive" draw:enhanced-path="M 0 1 L 13700 1 F N">
              <draw:equation draw:name="f0" draw:formula="logwidth"/>
              <draw:equation draw:name="f1" draw:formula="logheight"/>
            </draw:enhanced-geometry>
          </draw:custom-shape>
          <draw:custom-shape draw:name="Google Shape;1292;p 2" draw:style-name="gr95" draw:text-style-name="P5" draw:layer="layout" svg:width="0.132cm" svg:height="0.27cm" svg:x="23.851cm" svg:y="11.577cm">
            <text:p/>
            <draw:enhanced-geometry draw:mirror-horizontal="false" draw:mirror-vertical="false" svg:viewBox="0 0 0 0" drawooo:sub-view-size="1355 2749" draw:text-areas="0 0 ?f0 ?f1" draw:type="ooxml-non-primitive" draw:enhanced-path="M 1355 1 L 0 1 0 2748 1355 2748 Z F N">
              <draw:equation draw:name="f0" draw:formula="logwidth"/>
              <draw:equation draw:name="f1" draw:formula="logheight"/>
            </draw:enhanced-geometry>
          </draw:custom-shape>
          <draw:custom-shape draw:name="Google Shape;1293;p 2" draw:style-name="gr96" draw:text-style-name="P5" draw:layer="layout" svg:width="0.132cm" svg:height="0.066cm" svg:x="23.851cm" svg:y="11.695cm">
            <text:p/>
            <draw:enhanced-geometry draw:mirror-horizontal="false" draw:mirror-vertical="false" svg:viewBox="0 0 0 0" drawooo:sub-view-size="1355 688" draw:text-areas="0 0 ?f0 ?f1" draw:type="ooxml-non-primitive" draw:enhanced-path="M 1355 1 C 1355 382 1050 687 687 687 305 687 0 382 0 1 F N">
              <draw:equation draw:name="f0" draw:formula="logwidth"/>
              <draw:equation draw:name="f1" draw:formula="logheight"/>
            </draw:enhanced-geometry>
          </draw:custom-shape>
          <draw:custom-shape draw:name="Google Shape;1294;p 2" draw:style-name="gr95" draw:text-style-name="P5" draw:layer="layout" svg:width="0.135cm" svg:height="0.27cm" svg:x="23.366cm" svg:y="11.577cm">
            <text:p/>
            <draw:enhanced-geometry draw:mirror-horizontal="false" draw:mirror-vertical="false" svg:viewBox="0 0 0 0" drawooo:sub-view-size="1375 2749" draw:text-areas="0 0 ?f0 ?f1" draw:type="ooxml-non-primitive" draw:enhanced-path="M 1374 1 L 0 1 0 2748 1374 2748 Z F N">
              <draw:equation draw:name="f0" draw:formula="logwidth"/>
              <draw:equation draw:name="f1" draw:formula="logheight"/>
            </draw:enhanced-geometry>
          </draw:custom-shape>
          <draw:custom-shape draw:name="Google Shape;1295;p 2" draw:style-name="gr96" draw:text-style-name="P5" draw:layer="layout" svg:width="0.135cm" svg:height="0.066cm" svg:x="23.366cm" svg:y="11.695cm">
            <text:p/>
            <draw:enhanced-geometry draw:mirror-horizontal="false" draw:mirror-vertical="false" svg:viewBox="0 0 0 0" drawooo:sub-view-size="1375 688" draw:text-areas="0 0 ?f0 ?f1" draw:type="ooxml-non-primitive" draw:enhanced-path="M 1374 1 C 1374 382 1069 687 687 687 306 687 0 382 0 1 F N">
              <draw:equation draw:name="f0" draw:formula="logwidth"/>
              <draw:equation draw:name="f1" draw:formula="logheight"/>
            </draw:enhanced-geometry>
          </draw:custom-shape>
          <draw:custom-shape draw:name="Google Shape;1296;p 2" draw:style-name="gr95" draw:text-style-name="P5" draw:layer="layout" svg:width="0.133cm" svg:height="0.27cm" svg:x="22.883cm" svg:y="11.577cm">
            <text:p/>
            <draw:enhanced-geometry draw:mirror-horizontal="false" draw:mirror-vertical="false" svg:viewBox="0 0 0 0" drawooo:sub-view-size="1356 2749" draw:text-areas="0 0 ?f0 ?f1" draw:type="ooxml-non-primitive" draw:enhanced-path="M 1355 1 L 1 1 1 2748 1355 2748 Z F N">
              <draw:equation draw:name="f0" draw:formula="logwidth"/>
              <draw:equation draw:name="f1" draw:formula="logheight"/>
            </draw:enhanced-geometry>
          </draw:custom-shape>
          <draw:custom-shape draw:name="Google Shape;1297;p 2" draw:style-name="gr96" draw:text-style-name="P5" draw:layer="layout" svg:width="0.133cm" svg:height="0.066cm" svg:x="22.883cm" svg:y="11.695cm">
            <text:p/>
            <draw:enhanced-geometry draw:mirror-horizontal="false" draw:mirror-vertical="false" svg:viewBox="0 0 0 0" drawooo:sub-view-size="1356 688" draw:text-areas="0 0 ?f0 ?f1" draw:type="ooxml-non-primitive" draw:enhanced-path="M 1355 1 C 1355 382 1050 687 669 687 306 687 1 382 1 1 F N">
              <draw:equation draw:name="f0" draw:formula="logwidth"/>
              <draw:equation draw:name="f1" draw:formula="logheight"/>
            </draw:enhanced-geometry>
          </draw:custom-shape>
          <draw:custom-shape draw:name="Google Shape;1298;p 2" draw:style-name="gr97" draw:text-style-name="P5" draw:layer="layout" svg:width="0.002cm" svg:height="0.428cm" svg:x="23.918cm" svg:y="10.872cm">
            <text:p/>
            <draw:enhanced-geometry draw:mirror-horizontal="false" draw:mirror-vertical="false" svg:viewBox="0 0 0 0" drawooo:sub-view-size="1 4351" draw:text-areas="0 0 ?f0 ?f1" draw:type="ooxml-non-primitive" draw:enhanced-path="M 0 4351 L 0 0 F N">
              <draw:equation draw:name="f0" draw:formula="logwidth"/>
              <draw:equation draw:name="f1" draw:formula="logheight"/>
            </draw:enhanced-geometry>
          </draw:custom-shape>
          <draw:custom-shape draw:name="Google Shape;1299;p 2" draw:style-name="gr53" draw:text-style-name="P5" draw:layer="layout" svg:width="0.29cm" svg:height="0.156cm" svg:x="23.918cm" svg:y="10.872cm">
            <text:p/>
            <draw:enhanced-geometry draw:mirror-horizontal="false" draw:mirror-vertical="false" svg:viewBox="0 0 0 0" drawooo:sub-view-size="2958 1585" draw:text-areas="0 0 ?f0 ?f1" draw:type="ooxml-non-primitive" draw:enhanced-path="M 2958 0 L 0 0 0 1584 2958 1584 Z F N">
              <draw:equation draw:name="f0" draw:formula="logwidth"/>
              <draw:equation draw:name="f1" draw:formula="logheight"/>
            </draw:enhanced-geometry>
          </draw:custom-shape>
          <draw:custom-shape draw:name="Google Shape;1300;p 2" draw:style-name="gr98" draw:text-style-name="P5" draw:layer="layout" svg:width="2.134cm" svg:height="0.001cm" svg:x="23.918cm" svg:y="12.089cm">
            <text:p/>
            <draw:enhanced-geometry draw:mirror-horizontal="false" draw:mirror-vertical="false" svg:viewBox="0 0 0 0" drawooo:sub-view-size="21676 1" draw:text-areas="0 0 ?f0 ?f1" draw:type="ooxml-non-primitive" draw:enhanced-path="M 21676 0 L 0 0 F N">
              <draw:equation draw:name="f0" draw:formula="logwidth"/>
              <draw:equation draw:name="f1" draw:formula="logheight"/>
            </draw:enhanced-geometry>
          </draw:custom-shape>
          <draw:custom-shape draw:name="Google Shape;1301;p 2" draw:style-name="gr98" draw:text-style-name="P5" draw:layer="layout" svg:width="2.134cm" svg:height="0.001cm" svg:x="23.918cm" svg:y="11.963cm">
            <text:p/>
            <draw:enhanced-geometry draw:mirror-horizontal="false" draw:mirror-vertical="false" svg:viewBox="0 0 0 0" drawooo:sub-view-size="21676 1" draw:text-areas="0 0 ?f0 ?f1" draw:type="ooxml-non-primitive" draw:enhanced-path="M 0 0 L 21676 0 F N">
              <draw:equation draw:name="f0" draw:formula="logwidth"/>
              <draw:equation draw:name="f1" draw:formula="logheight"/>
            </draw:enhanced-geometry>
          </draw:custom-shape>
          <draw:custom-shape draw:name="Google Shape;1302;p 2" draw:style-name="gr99" draw:text-style-name="P5" draw:layer="layout" svg:width="1.912cm" svg:height="0.001cm" svg:x="23.918cm" svg:y="12.299cm">
            <text:p/>
            <draw:enhanced-geometry draw:mirror-horizontal="false" draw:mirror-vertical="false" svg:viewBox="0 0 0 0" drawooo:sub-view-size="19425 1" draw:text-areas="0 0 ?f0 ?f1" draw:type="ooxml-non-primitive" draw:enhanced-path="M 19424 0 L 0 0 F N">
              <draw:equation draw:name="f0" draw:formula="logwidth"/>
              <draw:equation draw:name="f1" draw:formula="logheight"/>
            </draw:enhanced-geometry>
          </draw:custom-shape>
          <draw:custom-shape draw:name="Google Shape;1303;p 2" draw:style-name="gr78" draw:text-style-name="P5" draw:layer="layout" svg:width="0.079cm" svg:height="0.082cm" svg:x="25.713cm" svg:y="12.152cm">
            <text:p/>
            <draw:enhanced-geometry draw:mirror-horizontal="false" draw:mirror-vertical="false" svg:viewBox="0 0 0 0" drawooo:sub-view-size="822 840" draw:text-areas="0 0 ?f0 ?f1" draw:type="ooxml-non-primitive" draw:enhanced-path="M 1 840 L 821 840 821 0 1 0 Z F N">
              <draw:equation draw:name="f0" draw:formula="logwidth"/>
              <draw:equation draw:name="f1" draw:formula="logheight"/>
            </draw:enhanced-geometry>
          </draw:custom-shape>
          <draw:custom-shape draw:name="Google Shape;1304;p 2" draw:style-name="gr78" draw:text-style-name="P5" draw:layer="layout" svg:width="0.079cm" svg:height="0.082cm" svg:x="25.407cm" svg:y="12.152cm">
            <text:p/>
            <draw:enhanced-geometry draw:mirror-horizontal="false" draw:mirror-vertical="false" svg:viewBox="0 0 0 0" drawooo:sub-view-size="822 840" draw:text-areas="0 0 ?f0 ?f1" draw:type="ooxml-non-primitive" draw:enhanced-path="M 1 840 L 821 840 821 0 1 0 Z F N">
              <draw:equation draw:name="f0" draw:formula="logwidth"/>
              <draw:equation draw:name="f1" draw:formula="logheight"/>
            </draw:enhanced-geometry>
          </draw:custom-shape>
          <draw:custom-shape draw:name="Google Shape;1305;p 2" draw:style-name="gr78" draw:text-style-name="P5" draw:layer="layout" svg:width="0.08cm" svg:height="0.082cm" svg:x="25.1cm" svg:y="12.152cm">
            <text:p/>
            <draw:enhanced-geometry draw:mirror-horizontal="false" draw:mirror-vertical="false" svg:viewBox="0 0 0 0" drawooo:sub-view-size="822 840" draw:text-areas="0 0 ?f0 ?f1" draw:type="ooxml-non-primitive" draw:enhanced-path="M 1 840 L 821 840 821 0 1 0 Z F N">
              <draw:equation draw:name="f0" draw:formula="logwidth"/>
              <draw:equation draw:name="f1" draw:formula="logheight"/>
            </draw:enhanced-geometry>
          </draw:custom-shape>
          <draw:custom-shape draw:name="Google Shape;1306;p 2" draw:style-name="gr78" draw:text-style-name="P5" draw:layer="layout" svg:width="0.079cm" svg:height="0.082cm" svg:x="24.796cm" svg:y="12.152cm">
            <text:p/>
            <draw:enhanced-geometry draw:mirror-horizontal="false" draw:mirror-vertical="false" svg:viewBox="0 0 0 0" drawooo:sub-view-size="822 840" draw:text-areas="0 0 ?f0 ?f1" draw:type="ooxml-non-primitive" draw:enhanced-path="M 1 840 L 821 840 821 0 1 0 Z F N">
              <draw:equation draw:name="f0" draw:formula="logwidth"/>
              <draw:equation draw:name="f1" draw:formula="logheight"/>
            </draw:enhanced-geometry>
          </draw:custom-shape>
          <draw:custom-shape draw:name="Google Shape;1307;p 2" draw:style-name="gr78" draw:text-style-name="P5" draw:layer="layout" svg:width="0.08cm" svg:height="0.082cm" svg:x="24.489cm" svg:y="12.152cm">
            <text:p/>
            <draw:enhanced-geometry draw:mirror-horizontal="false" draw:mirror-vertical="false" svg:viewBox="0 0 0 0" drawooo:sub-view-size="822 840" draw:text-areas="0 0 ?f0 ?f1" draw:type="ooxml-non-primitive" draw:enhanced-path="M 1 840 L 821 840 821 0 1 0 Z F N">
              <draw:equation draw:name="f0" draw:formula="logwidth"/>
              <draw:equation draw:name="f1" draw:formula="logheight"/>
            </draw:enhanced-geometry>
          </draw:custom-shape>
          <draw:custom-shape draw:name="Google Shape;1308;p 2" draw:style-name="gr78" draw:text-style-name="P5" draw:layer="layout" svg:width="0.079cm" svg:height="0.082cm" svg:x="24.183cm" svg:y="12.152cm">
            <text:p/>
            <draw:enhanced-geometry draw:mirror-horizontal="false" draw:mirror-vertical="false" svg:viewBox="0 0 0 0" drawooo:sub-view-size="821 840" draw:text-areas="0 0 ?f0 ?f1" draw:type="ooxml-non-primitive" draw:enhanced-path="M 0 840 L 821 840 821 0 0 0 Z F N">
              <draw:equation draw:name="f0" draw:formula="logwidth"/>
              <draw:equation draw:name="f1" draw:formula="logheight"/>
            </draw:enhanced-geometry>
          </draw:custom-shape>
          <draw:custom-shape draw:name="Google Shape;1309;p 2" draw:style-name="gr14" draw:text-style-name="P5" draw:layer="layout" svg:width="0.423cm" svg:height="0.001cm" svg:x="25.407cm" svg:y="15.358cm">
            <text:p/>
            <draw:enhanced-geometry draw:mirror-horizontal="false" draw:mirror-vertical="false" svg:viewBox="0 0 0 0" drawooo:sub-view-size="4314 1" draw:text-areas="0 0 ?f0 ?f1" draw:type="ooxml-non-primitive" draw:enhanced-path="M 4313 0 L 1 0 F N">
              <draw:equation draw:name="f0" draw:formula="logwidth"/>
              <draw:equation draw:name="f1" draw:formula="logheight"/>
            </draw:enhanced-geometry>
          </draw:custom-shape>
          <draw:custom-shape draw:name="Google Shape;1310;p 2" draw:style-name="gr99" draw:text-style-name="P5" draw:layer="layout" svg:width="1.912cm" svg:height="0.001cm" svg:x="23.918cm" svg:y="12.766cm">
            <text:p/>
            <draw:enhanced-geometry draw:mirror-horizontal="false" draw:mirror-vertical="false" svg:viewBox="0 0 0 0" drawooo:sub-view-size="19425 1" draw:text-areas="0 0 ?f0 ?f1" draw:type="ooxml-non-primitive" draw:enhanced-path="M 19424 0 L 0 0 F N">
              <draw:equation draw:name="f0" draw:formula="logwidth"/>
              <draw:equation draw:name="f1" draw:formula="logheight"/>
            </draw:enhanced-geometry>
          </draw:custom-shape>
          <draw:custom-shape draw:name="Google Shape;1311;p 2" draw:style-name="gr79" draw:text-style-name="P5" draw:layer="layout" svg:width="0.363cm" svg:height="2.181cm" svg:x="25.407cm" svg:y="12.766cm">
            <text:p/>
            <draw:enhanced-geometry draw:mirror-horizontal="false" draw:mirror-vertical="false" svg:viewBox="0 0 0 0" drawooo:sub-view-size="3703 22153" draw:text-areas="0 0 ?f0 ?f1" draw:type="ooxml-non-primitive" draw:enhanced-path="M 2558 0 L 3111 20875 3702 20875 3702 22153 1 22153 F N">
              <draw:equation draw:name="f0" draw:formula="logwidth"/>
              <draw:equation draw:name="f1" draw:formula="logheight"/>
            </draw:enhanced-geometry>
          </draw:custom-shape>
          <draw:custom-shape draw:name="Google Shape;1312;p 2" draw:style-name="gr100" draw:text-style-name="P5" draw:layer="layout" svg:width="0.847cm" svg:height="0.001cm" svg:x="24.983cm" svg:y="15.038cm">
            <text:p/>
            <draw:enhanced-geometry draw:mirror-horizontal="false" draw:mirror-vertical="false" svg:viewBox="0 0 0 0" drawooo:sub-view-size="8607 1" draw:text-areas="0 0 ?f0 ?f1" draw:type="ooxml-non-primitive" draw:enhanced-path="M 8606 1 L 1 1 F N">
              <draw:equation draw:name="f0" draw:formula="logwidth"/>
              <draw:equation draw:name="f1" draw:formula="logheight"/>
            </draw:enhanced-geometry>
          </draw:custom-shape>
          <draw:custom-shape draw:name="Google Shape;1313;p 2" draw:style-name="gr80" draw:text-style-name="P5" draw:layer="layout" svg:width="0.363cm" svg:height="0.18cm" svg:x="25.407cm" svg:y="15.107cm">
            <text:p/>
            <draw:enhanced-geometry draw:mirror-horizontal="false" draw:mirror-vertical="false" svg:viewBox="0 0 0 0" drawooo:sub-view-size="3703 1833" draw:text-areas="0 0 ?f0 ?f1" draw:type="ooxml-non-primitive" draw:enhanced-path="M 1 1833 L 3702 1833 3702 1 1 1 F N">
              <draw:equation draw:name="f0" draw:formula="logwidth"/>
              <draw:equation draw:name="f1" draw:formula="logheight"/>
            </draw:enhanced-geometry>
          </draw:custom-shape>
          <draw:custom-shape draw:name="Google Shape;1314;p 2" draw:style-name="gr81" draw:text-style-name="P5" draw:layer="layout" svg:width="0.328cm" svg:height="0.457cm" svg:x="25.243cm" svg:y="13.063cm">
            <text:p/>
            <draw:enhanced-geometry draw:mirror-horizontal="false" draw:mirror-vertical="false" svg:viewBox="0 0 0 0" drawooo:sub-view-size="3340 4656" draw:text-areas="0 0 ?f0 ?f1" draw:type="ooxml-non-primitive" draw:enhanced-path="M 1 4656 L 3340 4656 3340 0 1 0 Z F N">
              <draw:equation draw:name="f0" draw:formula="logwidth"/>
              <draw:equation draw:name="f1" draw:formula="logheight"/>
            </draw:enhanced-geometry>
          </draw:custom-shape>
          <draw:custom-shape draw:name="Google Shape;1315;p 2" draw:style-name="gr82" draw:text-style-name="P5" draw:layer="layout" svg:width="0.219cm" svg:height="0.22cm" svg:x="25.297cm" svg:y="13.182cm">
            <text:p/>
            <draw:enhanced-geometry draw:mirror-horizontal="false" draw:mirror-vertical="false" svg:viewBox="0 0 0 0" drawooo:sub-view-size="2233 2252" draw:text-areas="0 0 ?f0 ?f1" draw:type="ooxml-non-primitive" draw:enhanced-path="M 0 1126 C 0 1737 496 2252 1107 2252 1737 2252 2233 1737 2233 1126 2233 515 1737 0 1107 0 496 0 0 515 0 1126 Z F N">
              <draw:equation draw:name="f0" draw:formula="logwidth"/>
              <draw:equation draw:name="f1" draw:formula="logheight"/>
            </draw:enhanced-geometry>
          </draw:custom-shape>
          <draw:custom-shape draw:name="Google Shape;1316;p 2" draw:style-name="gr83" draw:text-style-name="P5" draw:layer="layout" svg:width="0.092cm" svg:height="0.077cm" svg:x="25.407cm" svg:y="12.985cm">
            <text:p/>
            <draw:enhanced-geometry draw:mirror-horizontal="false" draw:mirror-vertical="false" svg:viewBox="0 0 0 0" drawooo:sub-view-size="955 784" draw:text-areas="0 0 ?f0 ?f1" draw:type="ooxml-non-primitive" draw:enhanced-path="M 650 783 L 955 1 1 1 F N">
              <draw:equation draw:name="f0" draw:formula="logwidth"/>
              <draw:equation draw:name="f1" draw:formula="logheight"/>
            </draw:enhanced-geometry>
          </draw:custom-shape>
          <draw:custom-shape draw:name="Google Shape;1317;p 2" draw:style-name="gr83" draw:text-style-name="P5" draw:layer="layout" svg:width="0.093cm" svg:height="0.077cm" svg:x="25.313cm" svg:y="12.985cm">
            <text:p/>
            <draw:enhanced-geometry draw:mirror-horizontal="false" draw:mirror-vertical="false" svg:viewBox="0 0 0 0" drawooo:sub-view-size="955 784" draw:text-areas="0 0 ?f0 ?f1" draw:type="ooxml-non-primitive" draw:enhanced-path="M 306 783 L 1 1 955 1 F N">
              <draw:equation draw:name="f0" draw:formula="logwidth"/>
              <draw:equation draw:name="f1" draw:formula="logheight"/>
            </draw:enhanced-geometry>
          </draw:custom-shape>
          <draw:custom-shape draw:name="Google Shape;1318;p 2" draw:style-name="gr84" draw:text-style-name="P5" draw:layer="layout" svg:width="0.328cm" svg:height="0.108cm" svg:x="25.243cm" svg:y="14.529cm">
            <text:p/>
            <draw:enhanced-geometry draw:mirror-horizontal="false" draw:mirror-vertical="false" svg:viewBox="0 0 0 0" drawooo:sub-view-size="3340 1108" draw:text-areas="0 0 ?f0 ?f1" draw:type="ooxml-non-primitive" draw:enhanced-path="M 1 1108 L 3340 1108 3340 1 1 1 Z F N">
              <draw:equation draw:name="f0" draw:formula="logwidth"/>
              <draw:equation draw:name="f1" draw:formula="logheight"/>
            </draw:enhanced-geometry>
          </draw:custom-shape>
          <draw:custom-shape draw:name="Google Shape;1319;p 2" draw:style-name="gr85" draw:text-style-name="P5" draw:layer="layout" svg:width="0.53cm" svg:height="0.252cm" svg:x="25.142cm" svg:y="12.406cm">
            <text:p/>
            <draw:enhanced-geometry draw:mirror-horizontal="false" draw:mirror-vertical="false" svg:viewBox="0 0 0 0" drawooo:sub-view-size="5401 2576" draw:text-areas="0 0 ?f0 ?f1" draw:type="ooxml-non-primitive" draw:enhanced-path="M 1 2576 L 5400 2576 5400 0 1 0 Z F N">
              <draw:equation draw:name="f0" draw:formula="logwidth"/>
              <draw:equation draw:name="f1" draw:formula="logheight"/>
            </draw:enhanced-geometry>
          </draw:custom-shape>
          <draw:custom-shape draw:name="Google Shape;1320;p 2" draw:style-name="gr86" draw:text-style-name="P5" draw:layer="layout" svg:width="1.066cm" svg:height="0.252cm" svg:x="23.918cm" svg:y="12.406cm">
            <text:p/>
            <draw:enhanced-geometry draw:mirror-horizontal="false" draw:mirror-vertical="false" svg:viewBox="0 0 0 0" drawooo:sub-view-size="10838 2576" draw:text-areas="0 0 ?f0 ?f1" draw:type="ooxml-non-primitive" draw:enhanced-path="M 0 2576 L 10838 2576 10838 0 0 0 F N">
              <draw:equation draw:name="f0" draw:formula="logwidth"/>
              <draw:equation draw:name="f1" draw:formula="logheight"/>
            </draw:enhanced-geometry>
          </draw:custom-shape>
          <draw:custom-shape draw:name="Google Shape;1321;p 2" draw:style-name="gr16" draw:text-style-name="P5" draw:layer="layout" svg:width="0.423cm" svg:height="0.002cm" svg:x="25.407cm" svg:y="15.505cm">
            <text:p/>
            <draw:enhanced-geometry draw:mirror-horizontal="false" draw:mirror-vertical="false" svg:viewBox="0 0 0 0" drawooo:sub-view-size="4314 1" draw:text-areas="0 0 ?f0 ?f1" draw:type="ooxml-non-primitive" draw:enhanced-path="M 4313 1 L 1 1 F N">
              <draw:equation draw:name="f0" draw:formula="logwidth"/>
              <draw:equation draw:name="f1" draw:formula="logheight"/>
            </draw:enhanced-geometry>
          </draw:custom-shape>
          <draw:custom-shape draw:name="Google Shape;1322;p 2" draw:style-name="gr87" draw:text-style-name="P5" draw:layer="layout" svg:width="0.079cm" svg:height="0.076cm" svg:x="25.673cm" svg:y="15.393cm">
            <text:p/>
            <draw:enhanced-geometry draw:mirror-horizontal="false" draw:mirror-vertical="false" svg:viewBox="0 0 0 0" drawooo:sub-view-size="802 783" draw:text-areas="0 0 ?f0 ?f1" draw:type="ooxml-non-primitive" draw:enhanced-path="M 401 782 C 611 782 802 611 802 401 802 172 611 0 401 0 191 0 0 172 0 401 0 611 191 782 401 782 Z F N">
              <draw:equation draw:name="f0" draw:formula="logwidth"/>
              <draw:equation draw:name="f1" draw:formula="logheight"/>
            </draw:enhanced-geometry>
          </draw:custom-shape>
          <draw:custom-shape draw:name="Google Shape;1323;p 2" draw:style-name="gr14" draw:text-style-name="P5" draw:layer="layout" svg:width="0.211cm" svg:height="0.001cm" svg:x="25.407cm" svg:y="15.433cm">
            <text:p/>
            <draw:enhanced-geometry draw:mirror-horizontal="false" draw:mirror-vertical="false" svg:viewBox="0 0 0 0" drawooo:sub-view-size="2157 1" draw:text-areas="0 0 ?f0 ?f1" draw:type="ooxml-non-primitive" draw:enhanced-path="M 2157 1 L 1 1 F N">
              <draw:equation draw:name="f0" draw:formula="logwidth"/>
              <draw:equation draw:name="f1" draw:formula="logheight"/>
            </draw:enhanced-geometry>
          </draw:custom-shape>
          <draw:custom-shape draw:name="Google Shape;1324;p 2" draw:style-name="gr101" draw:text-style-name="P5" draw:layer="layout" svg:width="0.521cm" svg:height="0.001cm" svg:x="25.407cm" svg:y="15.617cm">
            <text:p/>
            <draw:enhanced-geometry draw:mirror-horizontal="false" draw:mirror-vertical="false" svg:viewBox="0 0 0 0" drawooo:sub-view-size="5306 1" draw:text-areas="0 0 ?f0 ?f1" draw:type="ooxml-non-primitive" draw:enhanced-path="M 5305 1 L 1 1 F N">
              <draw:equation draw:name="f0" draw:formula="logwidth"/>
              <draw:equation draw:name="f1" draw:formula="logheight"/>
            </draw:enhanced-geometry>
          </draw:custom-shape>
          <draw:custom-shape draw:name="Google Shape;1325;p 2" draw:style-name="gr89" draw:text-style-name="P5" draw:layer="layout" svg:width="0.423cm" svg:height="2.591cm" svg:x="24.983cm" svg:y="12.766cm">
            <text:p/>
            <draw:enhanced-geometry draw:mirror-horizontal="false" draw:mirror-vertical="false" svg:viewBox="0 0 0 0" drawooo:sub-view-size="4294 26313" draw:text-areas="0 0 ?f0 ?f1" draw:type="ooxml-non-primitive" draw:enhanced-path="M 1 0 L 1 26312 4294 26312 F N">
              <draw:equation draw:name="f0" draw:formula="logwidth"/>
              <draw:equation draw:name="f1" draw:formula="logheight"/>
            </draw:enhanced-geometry>
          </draw:custom-shape>
          <draw:custom-shape draw:name="Google Shape;1326;p 2" draw:style-name="gr79" draw:text-style-name="P5" draw:layer="layout" svg:width="0.362cm" svg:height="2.181cm" svg:x="25.044cm" svg:y="12.766cm">
            <text:p/>
            <draw:enhanced-geometry draw:mirror-horizontal="false" draw:mirror-vertical="false" svg:viewBox="0 0 0 0" drawooo:sub-view-size="3683 22153" draw:text-areas="0 0 ?f0 ?f1" draw:type="ooxml-non-primitive" draw:enhanced-path="M 1126 0 L 573 20875 0 20875 0 22153 3683 22153 F N">
              <draw:equation draw:name="f0" draw:formula="logwidth"/>
              <draw:equation draw:name="f1" draw:formula="logheight"/>
            </draw:enhanced-geometry>
          </draw:custom-shape>
          <draw:custom-shape draw:name="Google Shape;1327;p 2" draw:style-name="gr14" draw:text-style-name="P5" draw:layer="layout" svg:width="0.198cm" svg:height="0.001cm" svg:x="24.709cm" svg:y="15.038cm">
            <text:p/>
            <draw:enhanced-geometry draw:mirror-horizontal="false" draw:mirror-vertical="false" svg:viewBox="0 0 0 0" drawooo:sub-view-size="2024 1" draw:text-areas="0 0 ?f0 ?f1" draw:type="ooxml-non-primitive" draw:enhanced-path="M 1 1 L 2024 1 F N">
              <draw:equation draw:name="f0" draw:formula="logwidth"/>
              <draw:equation draw:name="f1" draw:formula="logheight"/>
            </draw:enhanced-geometry>
          </draw:custom-shape>
          <draw:custom-shape draw:name="Google Shape;1328;p 2" draw:style-name="gr14" draw:text-style-name="P5" draw:layer="layout" svg:width="0.199cm" svg:height="0.001cm" svg:x="22.948cm" svg:y="15.038cm">
            <text:p/>
            <draw:enhanced-geometry draw:mirror-horizontal="false" draw:mirror-vertical="false" svg:viewBox="0 0 0 0" drawooo:sub-view-size="2024 1" draw:text-areas="0 0 ?f0 ?f1" draw:type="ooxml-non-primitive" draw:enhanced-path="M 1 1 L 2023 1 F N">
              <draw:equation draw:name="f0" draw:formula="logwidth"/>
              <draw:equation draw:name="f1" draw:formula="logheight"/>
            </draw:enhanced-geometry>
          </draw:custom-shape>
          <draw:custom-shape draw:name="Google Shape;1329;p 2" draw:style-name="gr14" draw:text-style-name="P5" draw:layer="layout" svg:width="0.22cm" svg:height="0.001cm" svg:x="23.001cm" svg:y="15.358cm">
            <text:p/>
            <draw:enhanced-geometry draw:mirror-horizontal="false" draw:mirror-vertical="false" svg:viewBox="0 0 0 0" drawooo:sub-view-size="2234 1" draw:text-areas="0 0 ?f0 ?f1" draw:type="ooxml-non-primitive" draw:enhanced-path="M 1 0 L 2233 0 F N">
              <draw:equation draw:name="f0" draw:formula="logwidth"/>
              <draw:equation draw:name="f1" draw:formula="logheight"/>
            </draw:enhanced-geometry>
          </draw:custom-shape>
          <draw:custom-shape draw:name="Google Shape;1330;p 2" draw:style-name="gr16" draw:text-style-name="P5" draw:layer="layout" svg:width="0.13cm" svg:height="0.002cm" svg:x="23.082cm" svg:y="15.505cm">
            <text:p/>
            <draw:enhanced-geometry draw:mirror-horizontal="false" draw:mirror-vertical="false" svg:viewBox="0 0 0 0" drawooo:sub-view-size="1336 1" draw:text-areas="0 0 ?f0 ?f1" draw:type="ooxml-non-primitive" draw:enhanced-path="M 0 1 L 1336 1 F N">
              <draw:equation draw:name="f0" draw:formula="logwidth"/>
              <draw:equation draw:name="f1" draw:formula="logheight"/>
            </draw:enhanced-geometry>
          </draw:custom-shape>
          <draw:custom-shape draw:name="Google Shape;1331;p 2" draw:style-name="gr14" draw:text-style-name="P5" draw:layer="layout" svg:width="0.219cm" svg:height="0.001cm" svg:x="24.614cm" svg:y="15.358cm">
            <text:p/>
            <draw:enhanced-geometry draw:mirror-horizontal="false" draw:mirror-vertical="false" svg:viewBox="0 0 0 0" drawooo:sub-view-size="2234 1" draw:text-areas="0 0 ?f0 ?f1" draw:type="ooxml-non-primitive" draw:enhanced-path="M 1 0 L 2233 0 F N">
              <draw:equation draw:name="f0" draw:formula="logwidth"/>
              <draw:equation draw:name="f1" draw:formula="logheight"/>
            </draw:enhanced-geometry>
          </draw:custom-shape>
          <draw:custom-shape draw:name="Google Shape;1332;p 2" draw:style-name="gr16" draw:text-style-name="P5" draw:layer="layout" svg:width="0.13cm" svg:height="0.002cm" svg:x="24.614cm" svg:y="15.505cm">
            <text:p/>
            <draw:enhanced-geometry draw:mirror-horizontal="false" draw:mirror-vertical="false" svg:viewBox="0 0 0 0" drawooo:sub-view-size="1337 1" draw:text-areas="0 0 ?f0 ?f1" draw:type="ooxml-non-primitive" draw:enhanced-path="M 1 1 L 1337 1 F N">
              <draw:equation draw:name="f0" draw:formula="logwidth"/>
              <draw:equation draw:name="f1" draw:formula="logheight"/>
            </draw:enhanced-geometry>
          </draw:custom-shape>
          <draw:custom-shape draw:name="Google Shape;1333;p 2" draw:style-name="gr80" draw:text-style-name="P5" draw:layer="layout" svg:width="0.362cm" svg:height="0.18cm" svg:x="25.044cm" svg:y="15.107cm">
            <text:p/>
            <draw:enhanced-geometry draw:mirror-horizontal="false" draw:mirror-vertical="false" svg:viewBox="0 0 0 0" drawooo:sub-view-size="3683 1833" draw:text-areas="0 0 ?f0 ?f1" draw:type="ooxml-non-primitive" draw:enhanced-path="M 3683 1833 L 0 1833 0 1 3683 1 F N">
              <draw:equation draw:name="f0" draw:formula="logwidth"/>
              <draw:equation draw:name="f1" draw:formula="logheight"/>
            </draw:enhanced-geometry>
          </draw:custom-shape>
          <draw:custom-shape draw:name="Google Shape;1334;p 2" draw:style-name="gr41" draw:text-style-name="P5" draw:layer="layout" svg:width="0.498cm" svg:height="0.147cm" svg:x="24.908cm" svg:y="15.358cm">
            <text:p/>
            <draw:enhanced-geometry draw:mirror-horizontal="false" draw:mirror-vertical="false" svg:viewBox="0 0 0 0" drawooo:sub-view-size="5057 1508" draw:text-areas="0 0 ?f0 ?f1" draw:type="ooxml-non-primitive" draw:enhanced-path="M 764 0 C 344 0 1 344 1 764 1 1183 344 1508 764 1508 L 5057 1508 F N">
              <draw:equation draw:name="f0" draw:formula="logwidth"/>
              <draw:equation draw:name="f1" draw:formula="logheight"/>
            </draw:enhanced-geometry>
          </draw:custom-shape>
          <draw:custom-shape draw:name="Google Shape;1335;p 2" draw:style-name="gr87" draw:text-style-name="P5" draw:layer="layout" svg:width="0.076cm" svg:height="0.076cm" svg:x="25.063cm" svg:y="15.393cm">
            <text:p/>
            <draw:enhanced-geometry draw:mirror-horizontal="false" draw:mirror-vertical="false" svg:viewBox="0 0 0 0" drawooo:sub-view-size="783 783" draw:text-areas="0 0 ?f0 ?f1" draw:type="ooxml-non-primitive" draw:enhanced-path="M 782 401 C 782 611 611 782 382 782 172 782 0 611 0 401 0 172 172 0 382 0 611 0 782 172 782 401 Z F N">
              <draw:equation draw:name="f0" draw:formula="logwidth"/>
              <draw:equation draw:name="f1" draw:formula="logheight"/>
            </draw:enhanced-geometry>
          </draw:custom-shape>
          <draw:custom-shape draw:name="Google Shape;1336;p 2" draw:style-name="gr14" draw:text-style-name="P5" draw:layer="layout" svg:width="0.21cm" svg:height="0.001cm" svg:x="25.196cm" svg:y="15.433cm">
            <text:p/>
            <draw:enhanced-geometry draw:mirror-horizontal="false" draw:mirror-vertical="false" svg:viewBox="0 0 0 0" drawooo:sub-view-size="2138 1" draw:text-areas="0 0 ?f0 ?f1" draw:type="ooxml-non-primitive" draw:enhanced-path="M 1 1 L 2138 1 F N">
              <draw:equation draw:name="f0" draw:formula="logwidth"/>
              <draw:equation draw:name="f1" draw:formula="logheight"/>
            </draw:enhanced-geometry>
          </draw:custom-shape>
          <draw:custom-shape draw:name="Google Shape;1337;p 2" draw:style-name="gr90" draw:text-style-name="P5" draw:layer="layout" svg:width="0.156cm" svg:height="0.223cm" svg:x="24.826cm" svg:y="15.505cm">
            <text:p/>
            <draw:enhanced-geometry draw:mirror-horizontal="false" draw:mirror-vertical="false" svg:viewBox="0 0 0 0" drawooo:sub-view-size="1604 2272" draw:text-areas="0 0 ?f0 ?f1" draw:type="ooxml-non-primitive" draw:enhanced-path="M 1604 1 L 1 592 1 2271 F N">
              <draw:equation draw:name="f0" draw:formula="logwidth"/>
              <draw:equation draw:name="f1" draw:formula="logheight"/>
            </draw:enhanced-geometry>
          </draw:custom-shape>
          <draw:custom-shape draw:name="Google Shape;1338;p 2" draw:style-name="gr102" draw:text-style-name="P5" draw:layer="layout" svg:width="0.52cm" svg:height="0.001cm" svg:x="24.886cm" svg:y="15.617cm">
            <text:p/>
            <draw:enhanced-geometry draw:mirror-horizontal="false" draw:mirror-vertical="false" svg:viewBox="0 0 0 0" drawooo:sub-view-size="5286 1" draw:text-areas="0 0 ?f0 ?f1" draw:type="ooxml-non-primitive" draw:enhanced-path="M 1 1 L 5286 1 F N">
              <draw:equation draw:name="f0" draw:formula="logwidth"/>
              <draw:equation draw:name="f1" draw:formula="logheight"/>
            </draw:enhanced-geometry>
          </draw:custom-shape>
          <draw:custom-shape draw:name="Google Shape;1339;p 2" draw:style-name="gr103" draw:text-style-name="P5" draw:layer="layout" svg:width="1.064cm" svg:height="0.001cm" svg:x="23.918cm" svg:y="12.881cm">
            <text:p/>
            <draw:enhanced-geometry draw:mirror-horizontal="false" draw:mirror-vertical="false" svg:viewBox="0 0 0 0" drawooo:sub-view-size="10819 1" draw:text-areas="0 0 ?f0 ?f1" draw:type="ooxml-non-primitive" draw:enhanced-path="M 10819 0 L 0 0 F N">
              <draw:equation draw:name="f0" draw:formula="logwidth"/>
              <draw:equation draw:name="f1" draw:formula="logheight"/>
            </draw:enhanced-geometry>
          </draw:custom-shape>
          <draw:custom-shape draw:name="Google Shape;1340;p 2" draw:style-name="gr103" draw:text-style-name="P5" draw:layer="layout" svg:width="1.064cm" svg:height="0.001cm" svg:x="23.918cm" svg:y="12.945cm">
            <text:p/>
            <draw:enhanced-geometry draw:mirror-horizontal="false" draw:mirror-vertical="false" svg:viewBox="0 0 0 0" drawooo:sub-view-size="10819 1" draw:text-areas="0 0 ?f0 ?f1" draw:type="ooxml-non-primitive" draw:enhanced-path="M 10819 0 L 0 0 F N">
              <draw:equation draw:name="f0" draw:formula="logwidth"/>
              <draw:equation draw:name="f1" draw:formula="logheight"/>
            </draw:enhanced-geometry>
          </draw:custom-shape>
          <draw:custom-shape draw:name="Google Shape;1341;p 2" draw:style-name="gr92" draw:text-style-name="P5" draw:layer="layout" svg:width="0.399cm" svg:height="0.399cm" svg:x="24.42cm" svg:y="13.055cm">
            <text:p/>
            <draw:enhanced-geometry draw:mirror-horizontal="false" draw:mirror-vertical="false" svg:viewBox="0 0 0 0" drawooo:sub-view-size="4065 4066" draw:text-areas="0 0 ?f0 ?f1" draw:type="ooxml-non-primitive" draw:enhanced-path="M 4065 4065 C 3111 2367 1699 955 1 1 F N">
              <draw:equation draw:name="f0" draw:formula="logwidth"/>
              <draw:equation draw:name="f1" draw:formula="logheight"/>
            </draw:enhanced-geometry>
          </draw:custom-shape>
          <draw:custom-shape draw:name="Google Shape;1342;p 2" draw:style-name="gr104" draw:text-style-name="P5" draw:layer="layout" svg:width="0.882cm" svg:height="1.973cm" svg:x="23.918cm" svg:y="13.063cm">
            <text:p/>
            <draw:enhanced-geometry draw:mirror-horizontal="false" draw:mirror-vertical="false" svg:viewBox="0 0 0 0" drawooo:sub-view-size="8968 20054" draw:text-areas="0 0 ?f0 ?f1" draw:type="ooxml-non-primitive" draw:enhanced-path="M 0 0 C 4942 0 8968 4045 8968 9006 L 8968 20054 F N">
              <draw:equation draw:name="f0" draw:formula="logwidth"/>
              <draw:equation draw:name="f1" draw:formula="logheight"/>
            </draw:enhanced-geometry>
          </draw:custom-shape>
          <draw:custom-shape draw:name="Google Shape;1343;p 2" draw:style-name="gr92" draw:text-style-name="P5" draw:layer="layout" svg:width="0.399cm" svg:height="0.399cm" svg:x="24.42cm" svg:y="13.055cm">
            <text:p/>
            <draw:enhanced-geometry draw:mirror-horizontal="false" draw:mirror-vertical="false" svg:viewBox="0 0 0 0" drawooo:sub-view-size="4065 4066" draw:text-areas="0 0 ?f0 ?f1" draw:type="ooxml-non-primitive" draw:enhanced-path="M 4065 4065 L 4065 1 1 1 F N">
              <draw:equation draw:name="f0" draw:formula="logwidth"/>
              <draw:equation draw:name="f1" draw:formula="logheight"/>
            </draw:enhanced-geometry>
          </draw:custom-shape>
          <draw:custom-shape draw:name="Google Shape;1344;p 2" draw:style-name="gr105" draw:text-style-name="P5" draw:layer="layout" svg:width="4.269cm" svg:height="4.428cm" svg:x="21.784cm" svg:y="11.3cm">
            <text:p/>
            <draw:enhanced-geometry draw:mirror-horizontal="false" draw:mirror-vertical="false" svg:viewBox="0 0 0 0" drawooo:sub-view-size="43352 44974" draw:text-areas="0 0 ?f0 ?f1" draw:type="ooxml-non-primitive" draw:enhanced-path="M 43352 8014 L 43352 6717 41234 6717 41234 3740 C 41234 3740 40146 3702 40146 2806 L 35357 2806 C 34594 2806 34098 2577 34098 1 L 9236 1 C 9236 2577 8739 2806 7976 2806 L 3206 2806 C 3206 3702 2119 3740 2119 3740 L 2119 6717 1 6717 1 8014 2252 10132 2252 41195 C 1832 41195 1489 41539 1489 41959 1489 42378 1832 42703 2252 42703 L 649 43294 649 44973 16257 44973 16257 43294 14616 42703 C 15017 42703 15360 42378 15360 41959 15360 41539 15017 41195 14616 41195 L 14616 37952 13853 37952 13853 26981 C 13853 22649 17364 19158 21676 19158 25988 19158 29480 22668 29480 26981 L 29480 37952 28736 37952 28736 41195 C 28316 41195 27992 41539 27992 41959 27992 42378 28316 42703 28736 42703 L 28812 42703 27076 43294 27076 44973 42703 44973 42703 43294 41100 42703 C 41520 42703 41844 42378 41844 41959 41844 41539 41520 41195 41100 41195 L 41100 10132 43352 8014 Z F N">
              <draw:equation draw:name="f0" draw:formula="logwidth"/>
              <draw:equation draw:name="f1" draw:formula="logheight"/>
            </draw:enhanced-geometry>
          </draw:custom-shape>
          <draw:custom-shape draw:name="Google Shape;1345;p 2" draw:style-name="gr106" draw:text-style-name="P5" draw:layer="layout" svg:width="1.346cm" svg:height="0.001cm" svg:x="23.918cm" svg:y="11.577cm">
            <text:p/>
            <draw:enhanced-geometry draw:mirror-horizontal="false" draw:mirror-vertical="false" svg:viewBox="0 0 0 0" drawooo:sub-view-size="13681 1" draw:text-areas="0 0 ?f0 ?f1" draw:type="ooxml-non-primitive" draw:enhanced-path="M 13681 1 L 0 1 F N">
              <draw:equation draw:name="f0" draw:formula="logwidth"/>
              <draw:equation draw:name="f1" draw:formula="logheight"/>
            </draw:enhanced-geometry>
          </draw:custom-shape>
          <draw:custom-shape draw:name="Google Shape;1346;p 2" draw:style-name="gr95" draw:text-style-name="P5" draw:layer="layout" svg:width="0.132cm" svg:height="0.27cm" svg:x="24.335cm" svg:y="11.577cm">
            <text:p/>
            <draw:enhanced-geometry draw:mirror-horizontal="false" draw:mirror-vertical="false" svg:viewBox="0 0 0 0" drawooo:sub-view-size="1356 2749" draw:text-areas="0 0 ?f0 ?f1" draw:type="ooxml-non-primitive" draw:enhanced-path="M 1 2748 L 1356 2748 1356 1 1 1 Z F N">
              <draw:equation draw:name="f0" draw:formula="logwidth"/>
              <draw:equation draw:name="f1" draw:formula="logheight"/>
            </draw:enhanced-geometry>
          </draw:custom-shape>
          <draw:custom-shape draw:name="Google Shape;1347;p 2" draw:style-name="gr96" draw:text-style-name="P5" draw:layer="layout" svg:width="0.132cm" svg:height="0.066cm" svg:x="24.335cm" svg:y="11.695cm">
            <text:p/>
            <draw:enhanced-geometry draw:mirror-horizontal="false" draw:mirror-vertical="false" svg:viewBox="0 0 0 0" drawooo:sub-view-size="1356 688" draw:text-areas="0 0 ?f0 ?f1" draw:type="ooxml-non-primitive" draw:enhanced-path="M 1 1 C 1 382 306 687 669 687 1050 687 1356 382 1356 1 F N">
              <draw:equation draw:name="f0" draw:formula="logwidth"/>
              <draw:equation draw:name="f1" draw:formula="logheight"/>
            </draw:enhanced-geometry>
          </draw:custom-shape>
          <draw:custom-shape draw:name="Google Shape;1348;p 2" draw:style-name="gr95" draw:text-style-name="P5" draw:layer="layout" svg:width="0.134cm" svg:height="0.27cm" svg:x="24.818cm" svg:y="11.577cm">
            <text:p/>
            <draw:enhanced-geometry draw:mirror-horizontal="false" draw:mirror-vertical="false" svg:viewBox="0 0 0 0" drawooo:sub-view-size="1375 2749" draw:text-areas="0 0 ?f0 ?f1" draw:type="ooxml-non-primitive" draw:enhanced-path="M 1 2748 L 1374 2748 1374 1 1 1 Z F N">
              <draw:equation draw:name="f0" draw:formula="logwidth"/>
              <draw:equation draw:name="f1" draw:formula="logheight"/>
            </draw:enhanced-geometry>
          </draw:custom-shape>
          <draw:custom-shape draw:name="Google Shape;1349;p 2" draw:style-name="gr96" draw:text-style-name="P5" draw:layer="layout" svg:width="0.134cm" svg:height="0.066cm" svg:x="24.818cm" svg:y="11.695cm">
            <text:p/>
            <draw:enhanced-geometry draw:mirror-horizontal="false" draw:mirror-vertical="false" svg:viewBox="0 0 0 0" drawooo:sub-view-size="1375 688" draw:text-areas="0 0 ?f0 ?f1" draw:type="ooxml-non-primitive" draw:enhanced-path="M 1 1 C 1 382 306 687 688 687 1069 687 1374 382 1374 1 F N">
              <draw:equation draw:name="f0" draw:formula="logwidth"/>
              <draw:equation draw:name="f1" draw:formula="logheight"/>
            </draw:enhanced-geometry>
          </draw:custom-shape>
          <draw:custom-shape draw:name="Google Shape;1350;p 2" draw:style-name="gr107" draw:text-style-name="P5" draw:layer="layout" svg:width="2.447cm" svg:height="0.001cm" svg:x="22.694cm" svg:y="11.372cm">
            <text:p/>
            <draw:enhanced-geometry draw:mirror-horizontal="false" draw:mirror-vertical="false" svg:viewBox="0 0 0 0" drawooo:sub-view-size="24863 1" draw:text-areas="0 0 ?f0 ?f1" draw:type="ooxml-non-primitive" draw:enhanced-path="M 1 1 L 24863 1 F N">
              <draw:equation draw:name="f0" draw:formula="logwidth"/>
              <draw:equation draw:name="f1" draw:formula="logheight"/>
            </draw:enhanced-geometry>
          </draw:custom-shape>
          <draw:custom-shape draw:name="Google Shape;1351;p 2" draw:style-name="gr108" draw:text-style-name="P9" draw:layer="layout" svg:width="7.272cm" svg:height="6.023cm" svg:x="0.166cm" svg:y="9.686cm">
            <text:p/>
            <draw:enhanced-geometry draw:mirror-horizontal="false" draw:mirror-vertical="false" svg:viewBox="0 0 0 0" drawooo:sub-view-size="73861 61173" draw:text-areas="0 0 ?f0 ?f1" draw:type="ooxml-non-primitive" draw:enhanced-path="M 36940 1 C 36597 1 36310 287 36310 630 L 35986 3225 35108 3225 C 34689 3225 34211 3530 34460 4236 34571 4590 34791 4680 34988 4680 35195 4680 35375 4580 35375 4580 35375 4580 35738 4713 35776 5343 L 35776 7041 C 35776 7041 34822 7919 31941 8510 29041 9102 29022 9693 29708 10399 L 29003 10399 29003 11640 C 30090 12174 29003 12765 29003 12765 24251 15055 19748 18337 19748 18337 L 15608 19711 15608 21199 C 15608 21199 15665 21790 14444 21790 13204 21790 13013 22592 13013 22592 L 13833 23679 13833 24271 13185 24271 13833 25168 13833 31273 13376 31273 14310 32342 14310 37379 13376 37379 14310 38410 14310 38619 11906 37208 12116 36788 8147 35013 4179 36788 4370 37208 0 39783 0 40966 763 41634 763 42569 0 42569 763 43447 763 47816 0 47816 763 48694 763 58063 229 59017 229 61173 73632 61173 73632 59017 73098 58063 73098 48694 73861 47816 73098 47816 73098 43447 73861 42569 73098 42569 73098 41634 73861 40966 73861 39783 69491 37208 69701 36788 65733 35013 61764 36788 61955 37208 59550 38619 59550 38410 60504 37379 59550 37379 59550 32342 60504 31273 60047 31273 60047 25168 60676 24271 60047 24271 60047 23679 60867 22592 C 60867 22592 60657 21790 59436 21790 58196 21790 58253 21199 58253 21199 L 58253 19711 54132 18337 C 54132 18337 49629 15055 44858 12765 44858 12765 43790 12174 44858 11640 L 44858 10399 44172 10399 C 44858 9693 44839 9102 41939 8510 39039 7919 38104 7041 38104 7041 L 38104 5343 C 38123 4713 38486 4580 38486 4580 38486 4580 38666 4680 38876 4680 39075 4680 39300 4590 39420 4236 39649 3530 39192 3225 38753 3225 L 37875 3225 37551 630 C 37551 287 37283 1 36940 1 Z N">
              <draw:equation draw:name="f0" draw:formula="logwidth"/>
              <draw:equation draw:name="f1" draw:formula="logheight"/>
            </draw:enhanced-geometry>
          </draw:custom-shape>
          <draw:custom-shape draw:name="Google Shape;1352;p 2" draw:style-name="gr109" draw:text-style-name="P5" draw:layer="layout" svg:width="1.778cm" svg:height="0.702cm" svg:x="2.039cm" svg:y="12.785cm">
            <text:p/>
            <draw:enhanced-geometry draw:mirror-horizontal="false" draw:mirror-vertical="false" svg:viewBox="0 0 0 0" drawooo:sub-view-size="18070 7137" draw:text-areas="0 0 ?f0 ?f1" draw:type="ooxml-non-primitive" draw:enhanced-path="M 18070 0 L 0 5801 1699 7136 18070 7136 F N">
              <draw:equation draw:name="f0" draw:formula="logwidth"/>
              <draw:equation draw:name="f1" draw:formula="logheight"/>
            </draw:enhanced-geometry>
          </draw:custom-shape>
          <draw:custom-shape draw:name="Google Shape;1353;p 2" draw:style-name="gr110" draw:text-style-name="P5" draw:layer="layout" svg:width="1.32cm" svg:height="0.424cm" svg:x="2.497cm" svg:y="12.961cm">
            <text:p/>
            <draw:enhanced-geometry draw:mirror-horizontal="false" draw:mirror-vertical="false" svg:viewBox="0 0 0 0" drawooo:sub-view-size="13414 4314" draw:text-areas="0 0 ?f0 ?f1" draw:type="ooxml-non-primitive" draw:enhanced-path="M 13414 1 L 0 4313 13414 4313 F N">
              <draw:equation draw:name="f0" draw:formula="logwidth"/>
              <draw:equation draw:name="f1" draw:formula="logheight"/>
            </draw:enhanced-geometry>
          </draw:custom-shape>
          <draw:custom-shape draw:name="Google Shape;1354;p 2" draw:style-name="gr111" draw:text-style-name="P5" draw:layer="layout" svg:width="1.612cm" svg:height="0.317cm" svg:x="2.206cm" svg:y="13.488cm">
            <text:p/>
            <draw:enhanced-geometry draw:mirror-horizontal="false" draw:mirror-vertical="false" svg:viewBox="0 0 0 0" drawooo:sub-view-size="16372 3225" draw:text-areas="0 0 ?f0 ?f1" draw:type="ooxml-non-primitive" draw:enhanced-path="M 1 0 L 1 3225 16372 3225 F N">
              <draw:equation draw:name="f0" draw:formula="logwidth"/>
              <draw:equation draw:name="f1" draw:formula="logheight"/>
            </draw:enhanced-geometry>
          </draw:custom-shape>
          <draw:custom-shape draw:name="Google Shape;1355;p 2" draw:style-name="gr112" draw:text-style-name="P5" draw:layer="layout" svg:width="1.612cm" svg:height="0.001cm" svg:x="2.206cm" svg:y="13.724cm">
            <text:p/>
            <draw:enhanced-geometry draw:mirror-horizontal="false" draw:mirror-vertical="false" svg:viewBox="0 0 0 0" drawooo:sub-view-size="16372 1" draw:text-areas="0 0 ?f0 ?f1" draw:type="ooxml-non-primitive" draw:enhanced-path="M 1 1 L 16372 1 F N">
              <draw:equation draw:name="f0" draw:formula="logwidth"/>
              <draw:equation draw:name="f1" draw:formula="logheight"/>
            </draw:enhanced-geometry>
          </draw:custom-shape>
          <draw:custom-shape draw:name="Google Shape;1356;p 2" draw:style-name="gr113" draw:text-style-name="P5" draw:layer="layout" svg:width="0.164cm" svg:height="0.208cm" svg:x="3.654cm" svg:y="12.617cm">
            <text:p/>
            <draw:enhanced-geometry draw:mirror-horizontal="false" draw:mirror-vertical="false" svg:viewBox="0 0 0 0" drawooo:sub-view-size="1680 2119" draw:text-areas="0 0 ?f0 ?f1" draw:type="ooxml-non-primitive" draw:enhanced-path="M 325 2118 C 1 1813 191 1183 1069 1469 668 477 1680 0 1680 0 F N">
              <draw:equation draw:name="f0" draw:formula="logwidth"/>
              <draw:equation draw:name="f1" draw:formula="logheight"/>
            </draw:enhanced-geometry>
          </draw:custom-shape>
          <draw:custom-shape draw:name="Google Shape;1357;p 2" draw:style-name="gr114" draw:text-style-name="P5" draw:layer="layout" svg:width="0.165cm" svg:height="0.207cm" svg:x="0.817cm" svg:y="12.998cm">
            <text:p/>
            <draw:enhanced-geometry draw:mirror-horizontal="false" draw:mirror-vertical="false" svg:viewBox="0 0 0 0" drawooo:sub-view-size="1680 2119" draw:text-areas="0 0 ?f0 ?f1" draw:type="ooxml-non-primitive" draw:enhanced-path="M 324 2118 C 0 1813 191 1183 1088 1450 668 477 1679 0 1679 0 F N">
              <draw:equation draw:name="f0" draw:formula="logwidth"/>
              <draw:equation draw:name="f1" draw:formula="logheight"/>
            </draw:enhanced-geometry>
          </draw:custom-shape>
          <draw:custom-shape draw:name="Google Shape;1358;p 2" draw:style-name="gr115" draw:text-style-name="P5" draw:layer="layout" svg:width="1.897cm" svg:height="0.001cm" svg:x="1.59cm" svg:y="12.89cm">
            <text:p/>
            <draw:enhanced-geometry draw:mirror-horizontal="false" draw:mirror-vertical="false" svg:viewBox="0 0 0 0" drawooo:sub-view-size="19272 1" draw:text-areas="0 0 ?f0 ?f1" draw:type="ooxml-non-primitive" draw:enhanced-path="M 0 1 L 19271 1 F N">
              <draw:equation draw:name="f0" draw:formula="logwidth"/>
              <draw:equation draw:name="f1" draw:formula="logheight"/>
            </draw:enhanced-geometry>
          </draw:custom-shape>
          <draw:custom-shape draw:name="Google Shape;1359;p 2" draw:style-name="gr116" draw:text-style-name="P5" draw:layer="layout" svg:width="2.127cm" svg:height="0.001cm" svg:x="1.543cm" svg:y="12.785cm">
            <text:p/>
            <draw:enhanced-geometry draw:mirror-horizontal="false" draw:mirror-vertical="false" svg:viewBox="0 0 0 0" drawooo:sub-view-size="21619 1" draw:text-areas="0 0 ?f0 ?f1" draw:type="ooxml-non-primitive" draw:enhanced-path="M 21618 0 L 0 0 F N">
              <draw:equation draw:name="f0" draw:formula="logwidth"/>
              <draw:equation draw:name="f1" draw:formula="logheight"/>
            </draw:enhanced-geometry>
          </draw:custom-shape>
          <draw:custom-shape draw:name="Google Shape;1360;p 2" draw:style-name="gr14" draw:text-style-name="P5" draw:layer="layout" svg:width="0.485cm" svg:height="0.001cm" svg:x="1.59cm" svg:y="13.387cm">
            <text:p/>
            <draw:enhanced-geometry draw:mirror-horizontal="false" draw:mirror-vertical="false" svg:viewBox="0 0 0 0" drawooo:sub-view-size="4942 1" draw:text-areas="0 0 ?f0 ?f1" draw:type="ooxml-non-primitive" draw:enhanced-path="M 0 0 L 4942 0 F N">
              <draw:equation draw:name="f0" draw:formula="logwidth"/>
              <draw:equation draw:name="f1" draw:formula="logheight"/>
            </draw:enhanced-geometry>
          </draw:custom-shape>
          <draw:custom-shape draw:name="Google Shape;1361;p 2" draw:style-name="gr117" draw:text-style-name="P5" draw:layer="layout" svg:width="2.274cm" svg:height="0.001cm" svg:x="1.543cm" svg:y="12.035cm">
            <text:p/>
            <draw:enhanced-geometry draw:mirror-horizontal="false" draw:mirror-vertical="false" svg:viewBox="0 0 0 0" drawooo:sub-view-size="23107 1" draw:text-areas="0 0 ?f0 ?f1" draw:type="ooxml-non-primitive" draw:enhanced-path="M 0 0 L 23107 0 F N">
              <draw:equation draw:name="f0" draw:formula="logwidth"/>
              <draw:equation draw:name="f1" draw:formula="logheight"/>
            </draw:enhanced-geometry>
          </draw:custom-shape>
          <draw:custom-shape draw:name="Google Shape;1362;p 2" draw:style-name="gr118" draw:text-style-name="P5" draw:layer="layout" svg:width="2.356cm" svg:height="0.002cm" svg:x="1.462cm" svg:y="11.929cm">
            <text:p/>
            <draw:enhanced-geometry draw:mirror-horizontal="false" draw:mirror-vertical="false" svg:viewBox="0 0 0 0" drawooo:sub-view-size="23928 1" draw:text-areas="0 0 ?f0 ?f1" draw:type="ooxml-non-primitive" draw:enhanced-path="M 23928 1 L 1 1 F N">
              <draw:equation draw:name="f0" draw:formula="logwidth"/>
              <draw:equation draw:name="f1" draw:formula="logheight"/>
            </draw:enhanced-geometry>
          </draw:custom-shape>
          <draw:custom-shape draw:name="Google Shape;1363;p 2" draw:style-name="gr119" draw:text-style-name="P5" draw:layer="layout" svg:width="0.533cm" svg:height="0.535cm" svg:x="3.552cm" svg:y="12.099cm">
            <text:p/>
            <draw:enhanced-geometry draw:mirror-horizontal="false" draw:mirror-vertical="false" svg:viewBox="0 0 0 0" drawooo:sub-view-size="5420 5439" draw:text-areas="0 0 ?f0 ?f1" draw:type="ooxml-non-primitive" draw:enhanced-path="M 4446 4466 C 5419 3512 5419 1947 4446 974 3492 1 1927 1 954 974 0 1947 0 3512 954 4466 1927 5439 3492 5439 4446 4466 Z F N">
              <draw:equation draw:name="f0" draw:formula="logwidth"/>
              <draw:equation draw:name="f1" draw:formula="logheight"/>
            </draw:enhanced-geometry>
          </draw:custom-shape>
          <draw:custom-shape draw:name="Google Shape;1364;p 2" draw:style-name="gr120" draw:text-style-name="P5" draw:layer="layout" svg:width="0.06cm" svg:height="0.855cm" svg:x="3.577cm" svg:y="11.929cm">
            <text:p/>
            <draw:enhanced-geometry draw:mirror-horizontal="false" draw:mirror-vertical="false" svg:viewBox="0 0 0 0" drawooo:sub-view-size="630 8683" draw:text-areas="0 0 ?f0 ?f1" draw:type="ooxml-non-primitive" draw:enhanced-path="M 630 1 L 0 1069 0 1661 630 1661 0 2577 0 8682 F N">
              <draw:equation draw:name="f0" draw:formula="logwidth"/>
              <draw:equation draw:name="f1" draw:formula="logheight"/>
            </draw:enhanced-geometry>
          </draw:custom-shape>
          <draw:custom-shape draw:name="Google Shape;1365;p 2" draw:style-name="gr120" draw:text-style-name="P5" draw:layer="layout" svg:width="0.061cm" svg:height="0.855cm" svg:x="3.369cm" svg:y="11.929cm">
            <text:p/>
            <draw:enhanced-geometry draw:mirror-horizontal="false" draw:mirror-vertical="false" svg:viewBox="0 0 0 0" drawooo:sub-view-size="631 8683" draw:text-areas="0 0 ?f0 ?f1" draw:type="ooxml-non-primitive" draw:enhanced-path="M 0 1 L 630 1069 630 1661 0 1661 630 2577 630 8682 F N">
              <draw:equation draw:name="f0" draw:formula="logwidth"/>
              <draw:equation draw:name="f1" draw:formula="logheight"/>
            </draw:enhanced-geometry>
          </draw:custom-shape>
          <draw:custom-shape draw:name="Google Shape;1366;p 2" draw:style-name="gr121" draw:text-style-name="P5" draw:layer="layout" svg:width="0.522cm" svg:height="0.521cm" svg:x="2.928cm" svg:y="12.107cm">
            <text:p/>
            <draw:enhanced-geometry draw:mirror-horizontal="false" draw:mirror-vertical="false" svg:viewBox="0 0 0 0" drawooo:sub-view-size="5305 5305" draw:text-areas="0 0 ?f0 ?f1" draw:type="ooxml-non-primitive" draw:enhanced-path="M 5095 3053 C 5305 1698 4408 439 3053 210 1718 0 439 916 229 2252 0 3606 916 4866 2271 5095 3607 5305 4885 4389 5095 3053 Z F N">
              <draw:equation draw:name="f0" draw:formula="logwidth"/>
              <draw:equation draw:name="f1" draw:formula="logheight"/>
            </draw:enhanced-geometry>
          </draw:custom-shape>
          <draw:custom-shape draw:name="Google Shape;1367;p 2" draw:style-name="gr120" draw:text-style-name="P5" draw:layer="layout" svg:width="0.061cm" svg:height="0.855cm" svg:x="2.947cm" svg:y="11.929cm">
            <text:p/>
            <draw:enhanced-geometry draw:mirror-horizontal="false" draw:mirror-vertical="false" svg:viewBox="0 0 0 0" drawooo:sub-view-size="630 8683" draw:text-areas="0 0 ?f0 ?f1" draw:type="ooxml-non-primitive" draw:enhanced-path="M 630 1 L 0 1069 0 1661 630 1661 0 2577 0 8682 F N">
              <draw:equation draw:name="f0" draw:formula="logwidth"/>
              <draw:equation draw:name="f1" draw:formula="logheight"/>
            </draw:enhanced-geometry>
          </draw:custom-shape>
          <draw:custom-shape draw:name="Google Shape;1368;p 2" draw:style-name="gr120" draw:text-style-name="P5" draw:layer="layout" svg:width="0.062cm" svg:height="0.855cm" svg:x="2.738cm" svg:y="11.929cm">
            <text:p/>
            <draw:enhanced-geometry draw:mirror-horizontal="false" draw:mirror-vertical="false" svg:viewBox="0 0 0 0" drawooo:sub-view-size="650 8683" draw:text-areas="0 0 ?f0 ?f1" draw:type="ooxml-non-primitive" draw:enhanced-path="M 0 1 L 649 1069 649 1661 0 1661 649 2577 649 8682 F N">
              <draw:equation draw:name="f0" draw:formula="logwidth"/>
              <draw:equation draw:name="f1" draw:formula="logheight"/>
            </draw:enhanced-geometry>
          </draw:custom-shape>
          <draw:custom-shape draw:name="Google Shape;1369;p 2" draw:style-name="gr119" draw:text-style-name="P5" draw:layer="layout" svg:width="0.533cm" svg:height="0.535cm" svg:x="2.291cm" svg:y="12.099cm">
            <text:p/>
            <draw:enhanced-geometry draw:mirror-horizontal="false" draw:mirror-vertical="false" svg:viewBox="0 0 0 0" drawooo:sub-view-size="5420 5439" draw:text-areas="0 0 ?f0 ?f1" draw:type="ooxml-non-primitive" draw:enhanced-path="M 5114 3283 C 5419 1966 4599 631 3282 306 1946 1 630 821 305 2157 0 3474 821 4809 2156 5134 3473 5439 4808 4618 5114 3283 Z F N">
              <draw:equation draw:name="f0" draw:formula="logwidth"/>
              <draw:equation draw:name="f1" draw:formula="logheight"/>
            </draw:enhanced-geometry>
          </draw:custom-shape>
          <draw:custom-shape draw:name="Google Shape;1370;p 2" draw:style-name="gr120" draw:text-style-name="P5" draw:layer="layout" svg:width="0.063cm" svg:height="0.855cm" svg:x="2.315cm" svg:y="11.929cm">
            <text:p/>
            <draw:enhanced-geometry draw:mirror-horizontal="false" draw:mirror-vertical="false" svg:viewBox="0 0 0 0" drawooo:sub-view-size="649 8683" draw:text-areas="0 0 ?f0 ?f1" draw:type="ooxml-non-primitive" draw:enhanced-path="M 649 1 L 0 1069 0 1661 649 1661 0 2577 0 8682 F N">
              <draw:equation draw:name="f0" draw:formula="logwidth"/>
              <draw:equation draw:name="f1" draw:formula="logheight"/>
            </draw:enhanced-geometry>
          </draw:custom-shape>
          <draw:custom-shape draw:name="Google Shape;1371;p 2" draw:style-name="gr120" draw:text-style-name="P5" draw:layer="layout" svg:width="0.063cm" svg:height="0.855cm" svg:x="2.108cm" svg:y="11.929cm">
            <text:p/>
            <draw:enhanced-geometry draw:mirror-horizontal="false" draw:mirror-vertical="false" svg:viewBox="0 0 0 0" drawooo:sub-view-size="650 8683" draw:text-areas="0 0 ?f0 ?f1" draw:type="ooxml-non-primitive" draw:enhanced-path="M 0 1 L 649 1069 649 1661 0 1661 649 2577 649 8682 F N">
              <draw:equation draw:name="f0" draw:formula="logwidth"/>
              <draw:equation draw:name="f1" draw:formula="logheight"/>
            </draw:enhanced-geometry>
          </draw:custom-shape>
          <draw:custom-shape draw:name="Google Shape;1372;p 2" draw:style-name="gr122" draw:text-style-name="P5" draw:layer="layout" svg:width="0.532cm" svg:height="0.533cm" svg:x="1.663cm" svg:y="12.101cm">
            <text:p/>
            <draw:enhanced-geometry draw:mirror-horizontal="false" draw:mirror-vertical="false" svg:viewBox="0 0 0 0" drawooo:sub-view-size="5420 5420" draw:text-areas="0 0 ?f0 ?f1" draw:type="ooxml-non-primitive" draw:enhanced-path="M 4446 4447 C 5419 3493 5419 1928 4446 955 3492 1 1927 1 954 955 0 1928 0 3493 954 4447 1927 5420 3492 5420 4446 4447 Z F N">
              <draw:equation draw:name="f0" draw:formula="logwidth"/>
              <draw:equation draw:name="f1" draw:formula="logheight"/>
            </draw:enhanced-geometry>
          </draw:custom-shape>
          <draw:custom-shape draw:name="Google Shape;1373;p 2" draw:style-name="gr120" draw:text-style-name="P5" draw:layer="layout" svg:width="0.063cm" svg:height="0.855cm" svg:x="1.686cm" svg:y="11.929cm">
            <text:p/>
            <draw:enhanced-geometry draw:mirror-horizontal="false" draw:mirror-vertical="false" svg:viewBox="0 0 0 0" drawooo:sub-view-size="649 8683" draw:text-areas="0 0 ?f0 ?f1" draw:type="ooxml-non-primitive" draw:enhanced-path="M 649 1 L 0 1069 0 1661 649 1661 0 2577 0 8682 F N">
              <draw:equation draw:name="f0" draw:formula="logwidth"/>
              <draw:equation draw:name="f1" draw:formula="logheight"/>
            </draw:enhanced-geometry>
          </draw:custom-shape>
          <draw:custom-shape draw:name="Google Shape;1374;p 2" draw:style-name="gr123" draw:text-style-name="P5" draw:layer="layout" svg:width="0.428cm" svg:height="0.431cm" svg:x="1.714cm" svg:y="12.152cm">
            <text:p/>
            <draw:enhanced-geometry draw:mirror-horizontal="false" draw:mirror-vertical="false" svg:viewBox="0 0 0 0" drawooo:sub-view-size="4370 4389" draw:text-areas="0 0 ?f0 ?f1" draw:type="ooxml-non-primitive" draw:enhanced-path="M 3607 3606 C 4370 2824 4370 1565 3607 782 2824 0 1565 0 783 782 0 1565 0 2824 783 3606 1565 4389 2824 4389 3607 3606 Z F N">
              <draw:equation draw:name="f0" draw:formula="logwidth"/>
              <draw:equation draw:name="f1" draw:formula="logheight"/>
            </draw:enhanced-geometry>
          </draw:custom-shape>
          <draw:custom-shape draw:name="Google Shape;1375;p 2" draw:style-name="gr124" draw:text-style-name="P5" draw:layer="layout" svg:width="0.445cm" svg:height="0.445cm" svg:x="2.336cm" svg:y="12.144cm">
            <text:p/>
            <draw:enhanced-geometry draw:mirror-horizontal="false" draw:mirror-vertical="false" svg:viewBox="0 0 0 0" drawooo:sub-view-size="4523 4523" draw:text-areas="0 0 ?f0 ?f1" draw:type="ooxml-non-primitive" draw:enhanced-path="M 3034 4103 C 4045 3683 4522 2519 4102 1508 3683 478 2519 1 1507 421 496 840 0 2004 420 3035 840 4046 2004 4523 3034 4103 Z F N">
              <draw:equation draw:name="f0" draw:formula="logwidth"/>
              <draw:equation draw:name="f1" draw:formula="logheight"/>
            </draw:enhanced-geometry>
          </draw:custom-shape>
          <draw:custom-shape draw:name="Google Shape;1376;p 2" draw:style-name="gr124" draw:text-style-name="P5" draw:layer="layout" svg:width="0.444cm" svg:height="0.445cm" svg:x="2.966cm" svg:y="12.144cm">
            <text:p/>
            <draw:enhanced-geometry draw:mirror-horizontal="false" draw:mirror-vertical="false" svg:viewBox="0 0 0 0" drawooo:sub-view-size="4523 4523" draw:text-areas="0 0 ?f0 ?f1" draw:type="ooxml-non-primitive" draw:enhanced-path="M 3034 4103 C 4045 3683 4522 2519 4102 1508 3683 478 2519 1 1507 421 496 840 0 2004 420 3035 840 4046 2004 4523 3034 4103 Z F N">
              <draw:equation draw:name="f0" draw:formula="logwidth"/>
              <draw:equation draw:name="f1" draw:formula="logheight"/>
            </draw:enhanced-geometry>
          </draw:custom-shape>
          <draw:custom-shape draw:name="Google Shape;1377;p 2" draw:style-name="gr125" draw:text-style-name="P5" draw:layer="layout" svg:width="0.429cm" svg:height="0.429cm" svg:x="3.603cm" svg:y="12.152cm">
            <text:p/>
            <draw:enhanced-geometry draw:mirror-horizontal="false" draw:mirror-vertical="false" svg:viewBox="0 0 0 0" drawooo:sub-view-size="4370 4370" draw:text-areas="0 0 ?f0 ?f1" draw:type="ooxml-non-primitive" draw:enhanced-path="M 3607 3606 C 4370 2824 4370 1565 3607 782 2824 0 1565 0 783 782 0 1565 0 2824 783 3606 1565 4370 2824 4370 3607 3606 Z F N">
              <draw:equation draw:name="f0" draw:formula="logwidth"/>
              <draw:equation draw:name="f1" draw:formula="logheight"/>
            </draw:enhanced-geometry>
          </draw:custom-shape>
          <draw:custom-shape draw:name="Google Shape;1378;p 2" draw:style-name="gr126" draw:text-style-name="P5" draw:layer="layout" svg:width="2.1cm" svg:height="0.001cm" svg:x="1.718cm" svg:y="11.793cm">
            <text:p/>
            <draw:enhanced-geometry draw:mirror-horizontal="false" draw:mirror-vertical="false" svg:viewBox="0 0 0 0" drawooo:sub-view-size="21333 1" draw:text-areas="0 0 ?f0 ?f1" draw:type="ooxml-non-primitive" draw:enhanced-path="M 1 1 L 21333 1 F N">
              <draw:equation draw:name="f0" draw:formula="logwidth"/>
              <draw:equation draw:name="f1" draw:formula="logheight"/>
            </draw:enhanced-geometry>
          </draw:custom-shape>
          <draw:custom-shape draw:name="Google Shape;1379;p 2" draw:style-name="gr127" draw:text-style-name="P5" draw:layer="layout" svg:width="0.263cm" svg:height="0.136cm" svg:x="2.108cm" svg:y="11.793cm">
            <text:p/>
            <draw:enhanced-geometry draw:mirror-horizontal="false" draw:mirror-vertical="false" svg:viewBox="0 0 0 0" drawooo:sub-view-size="2672 1394" draw:text-areas="0 0 ?f0 ?f1" draw:type="ooxml-non-primitive" draw:enhanced-path="M 0 1394 C 0 1394 210 592 1450 592 2672 592 2614 1 2614 1 F N">
              <draw:equation draw:name="f0" draw:formula="logwidth"/>
              <draw:equation draw:name="f1" draw:formula="logheight"/>
            </draw:enhanced-geometry>
          </draw:custom-shape>
          <draw:custom-shape draw:name="Google Shape;1380;p 2" draw:style-name="gr127" draw:text-style-name="P5" draw:layer="layout" svg:width="0.262cm" svg:height="0.136cm" svg:x="2.738cm" svg:y="11.793cm">
            <text:p/>
            <draw:enhanced-geometry draw:mirror-horizontal="false" draw:mirror-vertical="false" svg:viewBox="0 0 0 0" drawooo:sub-view-size="2672 1394" draw:text-areas="0 0 ?f0 ?f1" draw:type="ooxml-non-primitive" draw:enhanced-path="M 0 1394 C 0 1394 210 592 1450 592 2672 592 2614 1 2614 1 F N">
              <draw:equation draw:name="f0" draw:formula="logwidth"/>
              <draw:equation draw:name="f1" draw:formula="logheight"/>
            </draw:enhanced-geometry>
          </draw:custom-shape>
          <draw:custom-shape draw:name="Google Shape;1381;p 2" draw:style-name="gr127" draw:text-style-name="P5" draw:layer="layout" svg:width="0.26cm" svg:height="0.136cm" svg:x="3.369cm" svg:y="11.793cm">
            <text:p/>
            <draw:enhanced-geometry draw:mirror-horizontal="false" draw:mirror-vertical="false" svg:viewBox="0 0 0 0" drawooo:sub-view-size="2653 1394" draw:text-areas="0 0 ?f0 ?f1" draw:type="ooxml-non-primitive" draw:enhanced-path="M 0 1394 C 0 1394 191 592 1431 592 2653 592 2595 1 2595 1 F N">
              <draw:equation draw:name="f0" draw:formula="logwidth"/>
              <draw:equation draw:name="f1" draw:formula="logheight"/>
            </draw:enhanced-geometry>
          </draw:custom-shape>
          <draw:custom-shape draw:name="Google Shape;1382;p 2" draw:style-name="gr128" draw:text-style-name="P5" draw:layer="layout" svg:width="0.778cm" svg:height="0.001cm" svg:x="3.039cm" svg:y="10.963cm">
            <text:p/>
            <draw:enhanced-geometry draw:mirror-horizontal="false" draw:mirror-vertical="false" svg:viewBox="0 0 0 0" drawooo:sub-view-size="7919 1" draw:text-areas="0 0 ?f0 ?f1" draw:type="ooxml-non-primitive" draw:enhanced-path="M 0 0 L 7919 0 F N">
              <draw:equation draw:name="f0" draw:formula="logwidth"/>
              <draw:equation draw:name="f1" draw:formula="logheight"/>
            </draw:enhanced-geometry>
          </draw:custom-shape>
          <draw:custom-shape draw:name="Google Shape;1383;p 2" draw:style-name="gr129" draw:text-style-name="P5" draw:layer="layout" svg:width="1.199cm" svg:height="0.829cm" svg:x="1.956cm" svg:y="10.963cm">
            <text:p/>
            <draw:enhanced-geometry draw:mirror-horizontal="false" draw:mirror-vertical="false" svg:viewBox="0 0 0 0" drawooo:sub-view-size="12194 8434" draw:text-areas="0 0 ?f0 ?f1" draw:type="ooxml-non-primitive" draw:enhanced-path="M 1 8434 L 1 6945 3645 5572 C 3645 5572 9255 1431 12193 0 F N">
              <draw:equation draw:name="f0" draw:formula="logwidth"/>
              <draw:equation draw:name="f1" draw:formula="logheight"/>
            </draw:enhanced-geometry>
          </draw:custom-shape>
          <draw:custom-shape draw:name="Google Shape;1384;p 2" draw:style-name="gr130" draw:text-style-name="P5" draw:layer="layout" svg:width="0.943cm" svg:height="0.829cm" svg:x="2.334cm" svg:y="10.963cm">
            <text:p/>
            <draw:enhanced-geometry draw:mirror-horizontal="false" draw:mirror-vertical="false" svg:viewBox="0 0 0 0" drawooo:sub-view-size="9579 8434" draw:text-areas="0 0 ?f0 ?f1" draw:type="ooxml-non-primitive" draw:enhanced-path="M 0 8434 L 0 6945 2843 5572 C 2843 5572 7251 1565 9578 0 F N">
              <draw:equation draw:name="f0" draw:formula="logwidth"/>
              <draw:equation draw:name="f1" draw:formula="logheight"/>
            </draw:enhanced-geometry>
          </draw:custom-shape>
          <draw:custom-shape draw:name="Google Shape;1385;p 2" draw:style-name="gr131" draw:text-style-name="P5" draw:layer="layout" svg:width="0.633cm" svg:height="0.829cm" svg:x="2.841cm" svg:y="10.963cm">
            <text:p/>
            <draw:enhanced-geometry draw:mirror-horizontal="false" draw:mirror-vertical="false" svg:viewBox="0 0 0 0" drawooo:sub-view-size="6431 8434" draw:text-areas="0 0 ?f0 ?f1" draw:type="ooxml-non-primitive" draw:enhanced-path="M 1 8434 L 1 6945 1928 5572 C 1928 5572 4924 1660 6431 0 F N">
              <draw:equation draw:name="f0" draw:formula="logwidth"/>
              <draw:equation draw:name="f1" draw:formula="logheight"/>
            </draw:enhanced-geometry>
          </draw:custom-shape>
          <draw:custom-shape draw:name="Google Shape;1386;p 2" draw:style-name="gr132" draw:text-style-name="P5" draw:layer="layout" svg:width="0.234cm" svg:height="0.829cm" svg:x="3.456cm" svg:y="10.963cm">
            <text:p/>
            <draw:enhanced-geometry draw:mirror-horizontal="false" draw:mirror-vertical="false" svg:viewBox="0 0 0 0" drawooo:sub-view-size="2386 8434" draw:text-areas="0 0 ?f0 ?f1" draw:type="ooxml-non-primitive" draw:enhanced-path="M 0 8434 L 0 6945 649 5572 C 649 5572 1393 2271 2385 0 F N">
              <draw:equation draw:name="f0" draw:formula="logwidth"/>
              <draw:equation draw:name="f1" draw:formula="logheight"/>
            </draw:enhanced-geometry>
          </draw:custom-shape>
          <draw:custom-shape draw:name="Google Shape;1387;p 2" draw:style-name="gr128" draw:text-style-name="P5" draw:layer="layout" svg:width="0.778cm" svg:height="0.001cm" svg:x="3.039cm" svg:y="10.851cm">
            <text:p/>
            <draw:enhanced-geometry draw:mirror-horizontal="false" draw:mirror-vertical="false" svg:viewBox="0 0 0 0" drawooo:sub-view-size="7919 1" draw:text-areas="0 0 ?f0 ?f1" draw:type="ooxml-non-primitive" draw:enhanced-path="M 0 0 L 7919 0 F N">
              <draw:equation draw:name="f0" draw:formula="logwidth"/>
              <draw:equation draw:name="f1" draw:formula="logheight"/>
            </draw:enhanced-geometry>
          </draw:custom-shape>
          <draw:custom-shape draw:name="Google Shape;1388;p 2" draw:style-name="gr133" draw:text-style-name="P5" draw:layer="layout" svg:width="0.711cm" svg:height="0.001cm" svg:x="3.107cm" svg:y="10.729cm">
            <text:p/>
            <draw:enhanced-geometry draw:mirror-horizontal="false" draw:mirror-vertical="false" svg:viewBox="0 0 0 0" drawooo:sub-view-size="7232 1" draw:text-areas="0 0 ?f0 ?f1" draw:type="ooxml-non-primitive" draw:enhanced-path="M 0 0 L 7232 0 F N">
              <draw:equation draw:name="f0" draw:formula="logwidth"/>
              <draw:equation draw:name="f1" draw:formula="logheight"/>
            </draw:enhanced-geometry>
          </draw:custom-shape>
          <draw:custom-shape draw:name="Google Shape;1389;p 2" draw:style-name="gr134" draw:text-style-name="P5" draw:layer="layout" svg:width="0.119cm" svg:height="0.121cm" svg:x="3.139cm" svg:y="10.729cm">
            <text:p/>
            <draw:enhanced-geometry draw:mirror-horizontal="false" draw:mirror-vertical="false" svg:viewBox="0 0 0 0" drawooo:sub-view-size="1222 1241" draw:text-areas="0 0 ?f0 ?f1" draw:type="ooxml-non-primitive" draw:enhanced-path="M 611 1240 C 955 1240 1222 954 1222 611 1222 286 955 0 611 0 268 0 0 286 0 611 0 954 268 1240 611 1240 Z F N">
              <draw:equation draw:name="f0" draw:formula="logwidth"/>
              <draw:equation draw:name="f1" draw:formula="logheight"/>
            </draw:enhanced-geometry>
          </draw:custom-shape>
          <draw:custom-shape draw:name="Google Shape;1390;p 2" draw:style-name="gr134" draw:text-style-name="P5" draw:layer="layout" svg:width="0.119cm" svg:height="0.121cm" svg:x="3.372cm" svg:y="10.729cm">
            <text:p/>
            <draw:enhanced-geometry draw:mirror-horizontal="false" draw:mirror-vertical="false" svg:viewBox="0 0 0 0" drawooo:sub-view-size="1222 1241" draw:text-areas="0 0 ?f0 ?f1" draw:type="ooxml-non-primitive" draw:enhanced-path="M 611 1240 C 955 1240 1222 954 1222 611 1222 286 955 0 611 0 268 0 0 286 0 611 0 954 268 1240 611 1240 Z F N">
              <draw:equation draw:name="f0" draw:formula="logwidth"/>
              <draw:equation draw:name="f1" draw:formula="logheight"/>
            </draw:enhanced-geometry>
          </draw:custom-shape>
          <draw:custom-shape draw:name="Google Shape;1391;p 2" draw:style-name="gr134" draw:text-style-name="P5" draw:layer="layout" svg:width="0.119cm" svg:height="0.121cm" svg:x="3.604cm" svg:y="10.729cm">
            <text:p/>
            <draw:enhanced-geometry draw:mirror-horizontal="false" draw:mirror-vertical="false" svg:viewBox="0 0 0 0" drawooo:sub-view-size="1222 1241" draw:text-areas="0 0 ?f0 ?f1" draw:type="ooxml-non-primitive" draw:enhanced-path="M 611 1240 C 954 1240 1222 954 1222 611 1222 286 954 0 611 0 268 0 0 286 0 611 0 954 268 1240 611 1240 Z F N">
              <draw:equation draw:name="f0" draw:formula="logwidth"/>
              <draw:equation draw:name="f1" draw:formula="logheight"/>
            </draw:enhanced-geometry>
          </draw:custom-shape>
          <draw:custom-shape draw:name="Google Shape;1392;p 2" draw:style-name="gr14" draw:text-style-name="P5" draw:layer="layout" svg:width="0.114cm" svg:height="0.001cm" svg:x="3.704cm" svg:y="10.398cm">
            <text:p/>
            <draw:enhanced-geometry draw:mirror-horizontal="false" draw:mirror-vertical="false" svg:viewBox="0 0 0 0" drawooo:sub-view-size="1165 1" draw:text-areas="0 0 ?f0 ?f1" draw:type="ooxml-non-primitive" draw:enhanced-path="M 1 0 L 1165 0 F N">
              <draw:equation draw:name="f0" draw:formula="logwidth"/>
              <draw:equation draw:name="f1" draw:formula="logheight"/>
            </draw:enhanced-geometry>
          </draw:custom-shape>
          <draw:custom-shape draw:name="Google Shape;1393;p 2" draw:style-name="gr14" draw:text-style-name="P5" draw:layer="layout" svg:width="0.114cm" svg:height="0.001cm" svg:x="3.704cm" svg:y="10.232cm">
            <text:p/>
            <draw:enhanced-geometry draw:mirror-horizontal="false" draw:mirror-vertical="false" svg:viewBox="0 0 0 0" drawooo:sub-view-size="1165 1" draw:text-areas="0 0 ?f0 ?f1" draw:type="ooxml-non-primitive" draw:enhanced-path="M 1 1 L 1165 1 F N">
              <draw:equation draw:name="f0" draw:formula="logwidth"/>
              <draw:equation draw:name="f1" draw:formula="logheight"/>
            </draw:enhanced-geometry>
          </draw:custom-shape>
          <draw:custom-shape draw:name="Google Shape;1394;p 2" draw:style-name="gr14" draw:text-style-name="P5" draw:layer="layout" svg:width="0.093cm" svg:height="0.001cm" svg:x="3.724cm" svg:y="10.021cm">
            <text:p/>
            <draw:enhanced-geometry draw:mirror-horizontal="false" draw:mirror-vertical="false" svg:viewBox="0 0 0 0" drawooo:sub-view-size="955 1" draw:text-areas="0 0 ?f0 ?f1" draw:type="ooxml-non-primitive" draw:enhanced-path="M 1 1 L 955 1 F N">
              <draw:equation draw:name="f0" draw:formula="logwidth"/>
              <draw:equation draw:name="f1" draw:formula="logheight"/>
            </draw:enhanced-geometry>
          </draw:custom-shape>
          <draw:custom-shape draw:name="Google Shape;1395;p 2" draw:style-name="gr135" draw:text-style-name="P5" draw:layer="layout" svg:width="0.061cm" svg:height="0.059cm" svg:x="3.756cm" svg:y="9.768cm">
            <text:p/>
            <draw:enhanced-geometry draw:mirror-horizontal="false" draw:mirror-vertical="false" svg:viewBox="0 0 0 0" drawooo:sub-view-size="631 612" draw:text-areas="0 0 ?f0 ?f1" draw:type="ooxml-non-primitive" draw:enhanced-path="M 1 1 C 1 344 287 612 631 612 F N">
              <draw:equation draw:name="f0" draw:formula="logwidth"/>
              <draw:equation draw:name="f1" draw:formula="logheight"/>
            </draw:enhanced-geometry>
          </draw:custom-shape>
          <draw:custom-shape draw:name="Google Shape;1396;p 2" draw:style-name="gr136" draw:text-style-name="P5" draw:layer="layout" svg:width="0.623cm" svg:height="0.244cm" svg:x="1.667cm" svg:y="12.89cm">
            <text:p/>
            <draw:enhanced-geometry draw:mirror-horizontal="false" draw:mirror-vertical="false" svg:viewBox="0 0 0 0" drawooo:sub-view-size="6336 2501" draw:text-areas="0 0 ?f0 ?f1" draw:type="ooxml-non-primitive" draw:enhanced-path="M 6335 1 L 0 2500 6335 2500 F N">
              <draw:equation draw:name="f0" draw:formula="logwidth"/>
              <draw:equation draw:name="f1" draw:formula="logheight"/>
            </draw:enhanced-geometry>
          </draw:custom-shape>
          <draw:custom-shape draw:name="Google Shape;1397;p 2" draw:style-name="gr137" draw:text-style-name="P5" draw:layer="layout" svg:width="0.001cm" svg:height="0.247cm" svg:x="1.733cm" svg:y="13.139cm">
            <text:p/>
            <draw:enhanced-geometry draw:mirror-horizontal="false" draw:mirror-vertical="false" svg:viewBox="0 0 0 0" drawooo:sub-view-size="1 2520" draw:text-areas="0 0 ?f0 ?f1" draw:type="ooxml-non-primitive" draw:enhanced-path="M 0 0 L 0 2519 F N">
              <draw:equation draw:name="f0" draw:formula="logwidth"/>
              <draw:equation draw:name="f1" draw:formula="logheight"/>
            </draw:enhanced-geometry>
          </draw:custom-shape>
          <draw:custom-shape draw:name="Google Shape;1398;p 2" draw:style-name="gr14" draw:text-style-name="P5" draw:layer="layout" svg:width="0.433cm" svg:height="0.001cm" svg:x="2.291cm" svg:y="13.137cm">
            <text:p/>
            <draw:enhanced-geometry draw:mirror-horizontal="false" draw:mirror-vertical="false" svg:viewBox="0 0 0 0" drawooo:sub-view-size="4408 1" draw:text-areas="0 0 ?f0 ?f1" draw:type="ooxml-non-primitive" draw:enhanced-path="M 4408 0 L 0 0 F N">
              <draw:equation draw:name="f0" draw:formula="logwidth"/>
              <draw:equation draw:name="f1" draw:formula="logheight"/>
            </draw:enhanced-geometry>
          </draw:custom-shape>
          <draw:custom-shape draw:name="Google Shape;1399;p 2" draw:style-name="gr138" draw:text-style-name="P5" draw:layer="layout" svg:width="0.538cm" svg:height="0.211cm" svg:x="2.291cm" svg:y="12.89cm">
            <text:p/>
            <draw:enhanced-geometry draw:mirror-horizontal="false" draw:mirror-vertical="false" svg:viewBox="0 0 0 0" drawooo:sub-view-size="5477 2157" draw:text-areas="0 0 ?f0 ?f1" draw:type="ooxml-non-primitive" draw:enhanced-path="M 0 1 L 5476 2157 F N">
              <draw:equation draw:name="f0" draw:formula="logwidth"/>
              <draw:equation draw:name="f1" draw:formula="logheight"/>
            </draw:enhanced-geometry>
          </draw:custom-shape>
          <draw:custom-shape draw:name="Google Shape;1400;p 2" draw:style-name="gr14" draw:text-style-name="P5" draw:layer="layout" svg:width="0.37cm" svg:height="0.001cm" svg:x="0.613cm" svg:y="13.367cm">
            <text:p/>
            <draw:enhanced-geometry draw:mirror-horizontal="false" draw:mirror-vertical="false" svg:viewBox="0 0 0 0" drawooo:sub-view-size="3760 1" draw:text-areas="0 0 ?f0 ?f1" draw:type="ooxml-non-primitive" draw:enhanced-path="M 0 0 L 3759 0 F N">
              <draw:equation draw:name="f0" draw:formula="logwidth"/>
              <draw:equation draw:name="f1" draw:formula="logheight"/>
            </draw:enhanced-geometry>
          </draw:custom-shape>
          <draw:custom-shape draw:name="Google Shape;1401;p 2" draw:style-name="gr139" draw:text-style-name="P5" draw:layer="layout" svg:width="0.802cm" svg:height="0.001cm" svg:x="0.181cm" svg:y="13.623cm">
            <text:p/>
            <draw:enhanced-geometry draw:mirror-horizontal="false" draw:mirror-vertical="false" svg:viewBox="0 0 0 0" drawooo:sub-view-size="8149 1" draw:text-areas="0 0 ?f0 ?f1" draw:type="ooxml-non-primitive" draw:enhanced-path="M 1 0 L 8148 0 F N">
              <draw:equation draw:name="f0" draw:formula="logwidth"/>
              <draw:equation draw:name="f1" draw:formula="logheight"/>
            </draw:enhanced-geometry>
          </draw:custom-shape>
          <draw:custom-shape draw:name="Google Shape;1402;p 2" draw:style-name="gr140" draw:text-style-name="P5" draw:layer="layout" svg:width="0.802cm" svg:height="0.002cm" svg:x="0.181cm" svg:y="13.739cm">
            <text:p/>
            <draw:enhanced-geometry draw:mirror-horizontal="false" draw:mirror-vertical="false" svg:viewBox="0 0 0 0" drawooo:sub-view-size="8149 1" draw:text-areas="0 0 ?f0 ?f1" draw:type="ooxml-non-primitive" draw:enhanced-path="M 1 0 L 8148 0 F N">
              <draw:equation draw:name="f0" draw:formula="logwidth"/>
              <draw:equation draw:name="f1" draw:formula="logheight"/>
            </draw:enhanced-geometry>
          </draw:custom-shape>
          <draw:custom-shape draw:name="Google Shape;1403;p 2" draw:style-name="gr140" draw:text-style-name="P5" draw:layer="layout" svg:width="0.802cm" svg:height="0.002cm" svg:x="0.181cm" svg:y="13.696cm">
            <text:p/>
            <draw:enhanced-geometry draw:mirror-horizontal="false" draw:mirror-vertical="false" svg:viewBox="0 0 0 0" drawooo:sub-view-size="8149 1" draw:text-areas="0 0 ?f0 ?f1" draw:type="ooxml-non-primitive" draw:enhanced-path="M 1 0 L 8148 0 F N">
              <draw:equation draw:name="f0" draw:formula="logwidth"/>
              <draw:equation draw:name="f1" draw:formula="logheight"/>
            </draw:enhanced-geometry>
          </draw:custom-shape>
          <draw:custom-shape draw:name="Google Shape;1404;p 2" draw:style-name="gr141" draw:text-style-name="P5" draw:layer="layout" svg:width="0.725cm" svg:height="0.001cm" svg:x="0.258cm" svg:y="13.895cm">
            <text:p/>
            <draw:enhanced-geometry draw:mirror-horizontal="false" draw:mirror-vertical="false" svg:viewBox="0 0 0 0" drawooo:sub-view-size="7366 1" draw:text-areas="0 0 ?f0 ?f1" draw:type="ooxml-non-primitive" draw:enhanced-path="M 0 1 L 7365 1 F N">
              <draw:equation draw:name="f0" draw:formula="logwidth"/>
              <draw:equation draw:name="f1" draw:formula="logheight"/>
            </draw:enhanced-geometry>
          </draw:custom-shape>
          <draw:custom-shape draw:name="Google Shape;1405;p 2" draw:style-name="gr142" draw:text-style-name="P5" draw:layer="layout" svg:width="0.685cm" svg:height="0.001cm" svg:x="0.258cm" svg:y="15.423cm">
            <text:p/>
            <draw:enhanced-geometry draw:mirror-horizontal="false" draw:mirror-vertical="false" svg:viewBox="0 0 0 0" drawooo:sub-view-size="6965 1" draw:text-areas="0 0 ?f0 ?f1" draw:type="ooxml-non-primitive" draw:enhanced-path="M 0 0 L 6964 0 F N">
              <draw:equation draw:name="f0" draw:formula="logwidth"/>
              <draw:equation draw:name="f1" draw:formula="logheight"/>
            </draw:enhanced-geometry>
          </draw:custom-shape>
          <draw:custom-shape draw:name="Google Shape;1406;p 2" draw:style-name="gr141" draw:text-style-name="P5" draw:layer="layout" svg:width="0.725cm" svg:height="0.001cm" svg:x="0.258cm" svg:y="14.414cm">
            <text:p/>
            <draw:enhanced-geometry draw:mirror-horizontal="false" draw:mirror-vertical="false" svg:viewBox="0 0 0 0" drawooo:sub-view-size="7366 1" draw:text-areas="0 0 ?f0 ?f1" draw:type="ooxml-non-primitive" draw:enhanced-path="M 7365 0 L 0 0 F N">
              <draw:equation draw:name="f0" draw:formula="logwidth"/>
              <draw:equation draw:name="f1" draw:formula="logheight"/>
            </draw:enhanced-geometry>
          </draw:custom-shape>
          <draw:custom-shape draw:name="Google Shape;1407;p 2" draw:style-name="gr143" draw:text-style-name="P5" draw:layer="layout" svg:width="0.7cm" svg:height="0.002cm" svg:x="0.203cm" svg:y="15.516cm">
            <text:p/>
            <draw:enhanced-geometry draw:mirror-horizontal="false" draw:mirror-vertical="false" svg:viewBox="0 0 0 0" drawooo:sub-view-size="7118 1" draw:text-areas="0 0 ?f0 ?f1" draw:type="ooxml-non-primitive" draw:enhanced-path="M 1 0 L 7118 0 F N">
              <draw:equation draw:name="f0" draw:formula="logwidth"/>
              <draw:equation draw:name="f1" draw:formula="logheight"/>
            </draw:enhanced-geometry>
          </draw:custom-shape>
          <draw:custom-shape draw:name="Google Shape;1408;p 2" draw:style-name="gr144" draw:text-style-name="P5" draw:layer="layout" svg:width="0.095cm" svg:height="0.895cm" svg:x="0.667cm" svg:y="14.62cm">
            <text:p/>
            <draw:enhanced-geometry draw:mirror-horizontal="false" draw:mirror-vertical="false" svg:viewBox="0 0 0 0" drawooo:sub-view-size="974 9103" draw:text-areas="0 0 ?f0 ?f1" draw:type="ooxml-non-primitive" draw:enhanced-path="M 974 1 L 420 1 420 8148 1 9102 F N">
              <draw:equation draw:name="f0" draw:formula="logwidth"/>
              <draw:equation draw:name="f1" draw:formula="logheight"/>
            </draw:enhanced-geometry>
          </draw:custom-shape>
          <draw:custom-shape draw:name="Google Shape;1409;p 2" draw:style-name="gr145" draw:text-style-name="P5" draw:layer="layout" svg:width="0.095cm" svg:height="0.117cm" svg:x="0.667cm" svg:y="14.502cm">
            <text:p/>
            <draw:enhanced-geometry draw:mirror-horizontal="false" draw:mirror-vertical="false" svg:viewBox="0 0 0 0" drawooo:sub-view-size="974 1203" draw:text-areas="0 0 ?f0 ?f1" draw:type="ooxml-non-primitive" draw:enhanced-path="M 974 1 L 1 1 420 1203 F N">
              <draw:equation draw:name="f0" draw:formula="logwidth"/>
              <draw:equation draw:name="f1" draw:formula="logheight"/>
            </draw:enhanced-geometry>
          </draw:custom-shape>
          <draw:custom-shape draw:name="Google Shape;1410;p 2" draw:style-name="gr144" draw:text-style-name="P5" draw:layer="layout" svg:width="0.095cm" svg:height="0.895cm" svg:x="0.763cm" svg:y="14.62cm">
            <text:p/>
            <draw:enhanced-geometry draw:mirror-horizontal="false" draw:mirror-vertical="false" svg:viewBox="0 0 0 0" drawooo:sub-view-size="974 9103" draw:text-areas="0 0 ?f0 ?f1" draw:type="ooxml-non-primitive" draw:enhanced-path="M 1 1 L 573 1 573 8148 974 9102 F N">
              <draw:equation draw:name="f0" draw:formula="logwidth"/>
              <draw:equation draw:name="f1" draw:formula="logheight"/>
            </draw:enhanced-geometry>
          </draw:custom-shape>
          <draw:custom-shape draw:name="Google Shape;1411;p 2" draw:style-name="gr145" draw:text-style-name="P5" draw:layer="layout" svg:width="0.095cm" svg:height="0.117cm" svg:x="0.763cm" svg:y="14.502cm">
            <text:p/>
            <draw:enhanced-geometry draw:mirror-horizontal="false" draw:mirror-vertical="false" svg:viewBox="0 0 0 0" drawooo:sub-view-size="974 1203" draw:text-areas="0 0 ?f0 ?f1" draw:type="ooxml-non-primitive" draw:enhanced-path="M 1 1 L 974 1 573 1203 F N">
              <draw:equation draw:name="f0" draw:formula="logwidth"/>
              <draw:equation draw:name="f1" draw:formula="logheight"/>
            </draw:enhanced-geometry>
          </draw:custom-shape>
          <draw:custom-shape draw:name="Google Shape;1412;p 2" draw:style-name="gr14" draw:text-style-name="P5" draw:layer="layout" svg:width="0.074cm" svg:height="0.001cm" svg:x="0.258cm" svg:y="14.62cm">
            <text:p/>
            <draw:enhanced-geometry draw:mirror-horizontal="false" draw:mirror-vertical="false" svg:viewBox="0 0 0 0" drawooo:sub-view-size="764 1" draw:text-areas="0 0 ?f0 ?f1" draw:type="ooxml-non-primitive" draw:enhanced-path="M 763 1 L 0 1 F N">
              <draw:equation draw:name="f0" draw:formula="logwidth"/>
              <draw:equation draw:name="f1" draw:formula="logheight"/>
            </draw:enhanced-geometry>
          </draw:custom-shape>
          <draw:custom-shape draw:name="Google Shape;1413;p 2" draw:style-name="gr144" draw:text-style-name="P5" draw:layer="layout" svg:width="0.095cm" svg:height="0.895cm" svg:x="0.333cm" svg:y="14.62cm">
            <text:p/>
            <draw:enhanced-geometry draw:mirror-horizontal="false" draw:mirror-vertical="false" svg:viewBox="0 0 0 0" drawooo:sub-view-size="974 9103" draw:text-areas="0 0 ?f0 ?f1" draw:type="ooxml-non-primitive" draw:enhanced-path="M 0 1 L 554 1 554 8148 973 9102 F N">
              <draw:equation draw:name="f0" draw:formula="logwidth"/>
              <draw:equation draw:name="f1" draw:formula="logheight"/>
            </draw:enhanced-geometry>
          </draw:custom-shape>
          <draw:custom-shape draw:name="Google Shape;1414;p 2" draw:style-name="gr146" draw:text-style-name="P5" draw:layer="layout" svg:width="0.17cm" svg:height="0.119cm" svg:x="0.258cm" svg:y="14.5cm">
            <text:p/>
            <draw:enhanced-geometry draw:mirror-horizontal="false" draw:mirror-vertical="false" svg:viewBox="0 0 0 0" drawooo:sub-view-size="1737 1222" draw:text-areas="0 0 ?f0 ?f1" draw:type="ooxml-non-primitive" draw:enhanced-path="M 0 1 L 1736 20 1317 1222 F N">
              <draw:equation draw:name="f0" draw:formula="logwidth"/>
              <draw:equation draw:name="f1" draw:formula="logheight"/>
            </draw:enhanced-geometry>
          </draw:custom-shape>
          <draw:custom-shape draw:name="Google Shape;1415;p 2" draw:style-name="gr87" draw:text-style-name="P5" draw:layer="layout" svg:width="0.176cm" svg:height="0.076cm" svg:x="0.461cm" svg:y="14.83cm">
            <text:p/>
            <draw:enhanced-geometry draw:mirror-horizontal="false" draw:mirror-vertical="false" svg:viewBox="0 0 0 0" drawooo:sub-view-size="1795 784" draw:text-areas="0 0 ?f0 ?f1" draw:type="ooxml-non-primitive" draw:enhanced-path="M 1794 1 L 1 1 1 783 1794 783 Z F N">
              <draw:equation draw:name="f0" draw:formula="logwidth"/>
              <draw:equation draw:name="f1" draw:formula="logheight"/>
            </draw:enhanced-geometry>
          </draw:custom-shape>
          <draw:custom-shape draw:name="Google Shape;1416;p 2" draw:style-name="gr125" draw:text-style-name="P5" draw:layer="layout" svg:width="0.29cm" svg:height="0.429cm" svg:x="0.401cm" svg:y="13.984cm">
            <text:p/>
            <draw:enhanced-geometry draw:mirror-horizontal="false" draw:mirror-vertical="false" svg:viewBox="0 0 0 0" drawooo:sub-view-size="2958 4371" draw:text-areas="0 0 ?f0 ?f1" draw:type="ooxml-non-primitive" draw:enhanced-path="M 0 4370 L 0 1 2958 1 2958 4370 F N">
              <draw:equation draw:name="f0" draw:formula="logwidth"/>
              <draw:equation draw:name="f1" draw:formula="logheight"/>
            </draw:enhanced-geometry>
          </draw:custom-shape>
          <draw:custom-shape draw:name="Google Shape;1417;p 2" draw:style-name="gr14" draw:text-style-name="P5" draw:layer="layout" svg:width="0.29cm" svg:height="0.001cm" svg:x="0.401cm" svg:y="14.13cm">
            <text:p/>
            <draw:enhanced-geometry draw:mirror-horizontal="false" draw:mirror-vertical="false" svg:viewBox="0 0 0 0" drawooo:sub-view-size="2958 1" draw:text-areas="0 0 ?f0 ?f1" draw:type="ooxml-non-primitive" draw:enhanced-path="M 2958 1 L 0 1 F N">
              <draw:equation draw:name="f0" draw:formula="logwidth"/>
              <draw:equation draw:name="f1" draw:formula="logheight"/>
            </draw:enhanced-geometry>
          </draw:custom-shape>
          <draw:custom-shape draw:name="Google Shape;1418;p 2" draw:style-name="gr147" draw:text-style-name="P5" draw:layer="layout" svg:width="0.204cm" svg:height="0.204cm" svg:x="0.444cm" svg:y="14.027cm">
            <text:p/>
            <draw:enhanced-geometry draw:mirror-horizontal="false" draw:mirror-vertical="false" svg:viewBox="0 0 0 0" drawooo:sub-view-size="2080 2081" draw:text-areas="0 0 ?f0 ?f1" draw:type="ooxml-non-primitive" draw:enhanced-path="M 2080 0 L 0 2080 F N">
              <draw:equation draw:name="f0" draw:formula="logwidth"/>
              <draw:equation draw:name="f1" draw:formula="logheight"/>
            </draw:enhanced-geometry>
          </draw:custom-shape>
          <draw:custom-shape draw:name="Google Shape;1419;p 2" draw:style-name="gr147" draw:text-style-name="P5" draw:layer="layout" svg:width="0.204cm" svg:height="0.204cm" svg:x="0.444cm" svg:y="14.027cm">
            <text:p/>
            <draw:enhanced-geometry draw:mirror-horizontal="false" draw:mirror-vertical="false" svg:viewBox="0 0 0 0" drawooo:sub-view-size="2080 2081" draw:text-areas="0 0 ?f0 ?f1" draw:type="ooxml-non-primitive" draw:enhanced-path="M 2080 2080 L 0 0 F N">
              <draw:equation draw:name="f0" draw:formula="logwidth"/>
              <draw:equation draw:name="f1" draw:formula="logheight"/>
            </draw:enhanced-geometry>
          </draw:custom-shape>
          <draw:custom-shape draw:name="Google Shape;1420;p 2" draw:style-name="gr14" draw:text-style-name="P5" draw:layer="layout" svg:width="0.29cm" svg:height="0.001cm" svg:x="0.401cm" svg:y="14.275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1421;p 2" draw:style-name="gr125" draw:text-style-name="P5" draw:layer="layout" svg:width="0.29cm" svg:height="0.429cm" svg:x="0.838cm" svg:y="13.984cm">
            <text:p/>
            <draw:enhanced-geometry draw:mirror-horizontal="false" draw:mirror-vertical="false" svg:viewBox="0 0 0 0" drawooo:sub-view-size="2959 4371" draw:text-areas="0 0 ?f0 ?f1" draw:type="ooxml-non-primitive" draw:enhanced-path="M 1 4370 L 1 1 2958 1 2958 4370 F N">
              <draw:equation draw:name="f0" draw:formula="logwidth"/>
              <draw:equation draw:name="f1" draw:formula="logheight"/>
            </draw:enhanced-geometry>
          </draw:custom-shape>
          <draw:custom-shape draw:name="Google Shape;1422;p 2" draw:style-name="gr14" draw:text-style-name="P5" draw:layer="layout" svg:width="0.29cm" svg:height="0.001cm" svg:x="0.838cm" svg:y="14.13cm">
            <text:p/>
            <draw:enhanced-geometry draw:mirror-horizontal="false" draw:mirror-vertical="false" svg:viewBox="0 0 0 0" drawooo:sub-view-size="2959 1" draw:text-areas="0 0 ?f0 ?f1" draw:type="ooxml-non-primitive" draw:enhanced-path="M 2958 1 L 1 1 F N">
              <draw:equation draw:name="f0" draw:formula="logwidth"/>
              <draw:equation draw:name="f1" draw:formula="logheight"/>
            </draw:enhanced-geometry>
          </draw:custom-shape>
          <draw:custom-shape draw:name="Google Shape;1423;p 2" draw:style-name="gr147" draw:text-style-name="P5" draw:layer="layout" svg:width="0.206cm" svg:height="0.204cm" svg:x="0.88cm" svg:y="14.027cm">
            <text:p/>
            <draw:enhanced-geometry draw:mirror-horizontal="false" draw:mirror-vertical="false" svg:viewBox="0 0 0 0" drawooo:sub-view-size="2100 2081" draw:text-areas="0 0 ?f0 ?f1" draw:type="ooxml-non-primitive" draw:enhanced-path="M 2100 0 L 1 2080 F N">
              <draw:equation draw:name="f0" draw:formula="logwidth"/>
              <draw:equation draw:name="f1" draw:formula="logheight"/>
            </draw:enhanced-geometry>
          </draw:custom-shape>
          <draw:custom-shape draw:name="Google Shape;1424;p 2" draw:style-name="gr147" draw:text-style-name="P5" draw:layer="layout" svg:width="0.206cm" svg:height="0.204cm" svg:x="0.88cm" svg:y="14.027cm">
            <text:p/>
            <draw:enhanced-geometry draw:mirror-horizontal="false" draw:mirror-vertical="false" svg:viewBox="0 0 0 0" drawooo:sub-view-size="2100 2081" draw:text-areas="0 0 ?f0 ?f1" draw:type="ooxml-non-primitive" draw:enhanced-path="M 2100 2080 L 1 0 F N">
              <draw:equation draw:name="f0" draw:formula="logwidth"/>
              <draw:equation draw:name="f1" draw:formula="logheight"/>
            </draw:enhanced-geometry>
          </draw:custom-shape>
          <draw:custom-shape draw:name="Google Shape;1425;p 2" draw:style-name="gr14" draw:text-style-name="P5" draw:layer="layout" svg:width="0.29cm" svg:height="0.001cm" svg:x="0.838cm" svg:y="14.275cm">
            <text:p/>
            <draw:enhanced-geometry draw:mirror-horizontal="false" draw:mirror-vertical="false" svg:viewBox="0 0 0 0" drawooo:sub-view-size="2959 1" draw:text-areas="0 0 ?f0 ?f1" draw:type="ooxml-non-primitive" draw:enhanced-path="M 1 0 L 2958 0 F N">
              <draw:equation draw:name="f0" draw:formula="logwidth"/>
              <draw:equation draw:name="f1" draw:formula="logheight"/>
            </draw:enhanced-geometry>
          </draw:custom-shape>
          <draw:custom-shape draw:name="Google Shape;1426;p 2" draw:style-name="gr145" draw:text-style-name="P5" draw:layer="layout" svg:width="0.078cm" svg:height="0.117cm" svg:x="0.391cm" svg:y="14.502cm">
            <text:p/>
            <draw:enhanced-geometry draw:mirror-horizontal="false" draw:mirror-vertical="false" svg:viewBox="0 0 0 0" drawooo:sub-view-size="803 1203" draw:text-areas="0 0 ?f0 ?f1" draw:type="ooxml-non-primitive" draw:enhanced-path="M 1 1203 L 802 1203 802 402 C 802 192 630 1 401 1 F N">
              <draw:equation draw:name="f0" draw:formula="logwidth"/>
              <draw:equation draw:name="f1" draw:formula="logheight"/>
            </draw:enhanced-geometry>
          </draw:custom-shape>
          <draw:custom-shape draw:name="Google Shape;1427;p 2" draw:style-name="gr145" draw:text-style-name="P5" draw:layer="layout" svg:width="0.078cm" svg:height="0.117cm" svg:x="0.47cm" svg:y="14.502cm">
            <text:p/>
            <draw:enhanced-geometry draw:mirror-horizontal="false" draw:mirror-vertical="false" svg:viewBox="0 0 0 0" drawooo:sub-view-size="802 1203" draw:text-areas="0 0 ?f0 ?f1" draw:type="ooxml-non-primitive" draw:enhanced-path="M 802 402 C 802 192 611 1 401 1 172 1 0 192 0 402 L 0 1203 802 1203 Z F N">
              <draw:equation draw:name="f0" draw:formula="logwidth"/>
              <draw:equation draw:name="f1" draw:formula="logheight"/>
            </draw:enhanced-geometry>
          </draw:custom-shape>
          <draw:custom-shape draw:name="Google Shape;1428;p 2" draw:style-name="gr145" draw:text-style-name="P5" draw:layer="layout" svg:width="0.076cm" svg:height="0.117cm" svg:x="0.827cm" svg:y="14.502cm">
            <text:p/>
            <draw:enhanced-geometry draw:mirror-horizontal="false" draw:mirror-vertical="false" svg:viewBox="0 0 0 0" drawooo:sub-view-size="783 1203" draw:text-areas="0 0 ?f0 ?f1" draw:type="ooxml-non-primitive" draw:enhanced-path="M 0 1203 L 783 1203 783 402 C 783 192 611 1 401 1 F N">
              <draw:equation draw:name="f0" draw:formula="logwidth"/>
              <draw:equation draw:name="f1" draw:formula="logheight"/>
            </draw:enhanced-geometry>
          </draw:custom-shape>
          <draw:custom-shape draw:name="Google Shape;1429;p 2" draw:style-name="gr145" draw:text-style-name="P5" draw:layer="layout" svg:width="0.079cm" svg:height="0.117cm" svg:x="0.904cm" svg:y="14.502cm">
            <text:p/>
            <draw:enhanced-geometry draw:mirror-horizontal="false" draw:mirror-vertical="false" svg:viewBox="0 0 0 0" drawooo:sub-view-size="803 1203" draw:text-areas="0 0 ?f0 ?f1" draw:type="ooxml-non-primitive" draw:enhanced-path="M 802 402 C 802 192 630 1 401 1 192 1 1 192 1 402 L 1 1203 802 1203 Z F N">
              <draw:equation draw:name="f0" draw:formula="logwidth"/>
              <draw:equation draw:name="f1" draw:formula="logheight"/>
            </draw:enhanced-geometry>
          </draw:custom-shape>
          <draw:custom-shape draw:name="Google Shape;1430;p 2" draw:style-name="gr145" draw:text-style-name="P5" draw:layer="layout" svg:width="0.077cm" svg:height="0.117cm" svg:x="0.549cm" svg:y="14.502cm">
            <text:p/>
            <draw:enhanced-geometry draw:mirror-horizontal="false" draw:mirror-vertical="false" svg:viewBox="0 0 0 0" drawooo:sub-view-size="783 1203" draw:text-areas="0 0 ?f0 ?f1" draw:type="ooxml-non-primitive" draw:enhanced-path="M 783 402 C 783 192 611 1 382 1 172 1 1 192 1 402 L 1 1203 783 1203 Z F N">
              <draw:equation draw:name="f0" draw:formula="logwidth"/>
              <draw:equation draw:name="f1" draw:formula="logheight"/>
            </draw:enhanced-geometry>
          </draw:custom-shape>
          <draw:custom-shape draw:name="Google Shape;1431;p 2" draw:style-name="gr145" draw:text-style-name="P5" draw:layer="layout" svg:width="0.078cm" svg:height="0.117cm" svg:x="0.627cm" svg:y="14.502cm">
            <text:p/>
            <draw:enhanced-geometry draw:mirror-horizontal="false" draw:mirror-vertical="false" svg:viewBox="0 0 0 0" drawooo:sub-view-size="803 1203" draw:text-areas="0 0 ?f0 ?f1" draw:type="ooxml-non-primitive" draw:enhanced-path="M 402 1 C 192 1 1 192 1 402 L 1 1203 802 1203 F N">
              <draw:equation draw:name="f0" draw:formula="logwidth"/>
              <draw:equation draw:name="f1" draw:formula="logheight"/>
            </draw:enhanced-geometry>
          </draw:custom-shape>
          <draw:custom-shape draw:name="Google Shape;1432;p 2" draw:style-name="gr148" draw:text-style-name="P5" draw:layer="layout" svg:width="0.042cm" svg:height="0.042cm" svg:x="0.32cm" svg:y="13.803cm">
            <text:p/>
            <draw:enhanced-geometry draw:mirror-horizontal="false" draw:mirror-vertical="false" svg:viewBox="0 0 0 0" drawooo:sub-view-size="440 440" draw:text-areas="0 0 ?f0 ?f1" draw:type="ooxml-non-primitive" draw:enhanced-path="M 440 1 L 1 1 1 440 440 440 Z F N">
              <draw:equation draw:name="f0" draw:formula="logwidth"/>
              <draw:equation draw:name="f1" draw:formula="logheight"/>
            </draw:enhanced-geometry>
          </draw:custom-shape>
          <draw:custom-shape draw:name="Google Shape;1433;p 2" draw:style-name="gr148" draw:text-style-name="P5" draw:layer="layout" svg:width="0.041cm" svg:height="0.042cm" svg:x="0.449cm" svg:y="13.803cm">
            <text:p/>
            <draw:enhanced-geometry draw:mirror-horizontal="false" draw:mirror-vertical="false" svg:viewBox="0 0 0 0" drawooo:sub-view-size="421 440" draw:text-areas="0 0 ?f0 ?f1" draw:type="ooxml-non-primitive" draw:enhanced-path="M 420 1 L 0 1 0 440 420 440 Z F N">
              <draw:equation draw:name="f0" draw:formula="logwidth"/>
              <draw:equation draw:name="f1" draw:formula="logheight"/>
            </draw:enhanced-geometry>
          </draw:custom-shape>
          <draw:custom-shape draw:name="Google Shape;1434;p 2" draw:style-name="gr148" draw:text-style-name="P5" draw:layer="layout" svg:width="0.042cm" svg:height="0.042cm" svg:x="0.577cm" svg:y="13.803cm">
            <text:p/>
            <draw:enhanced-geometry draw:mirror-horizontal="false" draw:mirror-vertical="false" svg:viewBox="0 0 0 0" drawooo:sub-view-size="440 440" draw:text-areas="0 0 ?f0 ?f1" draw:type="ooxml-non-primitive" draw:enhanced-path="M 440 1 L 1 1 1 440 440 440 Z F N">
              <draw:equation draw:name="f0" draw:formula="logwidth"/>
              <draw:equation draw:name="f1" draw:formula="logheight"/>
            </draw:enhanced-geometry>
          </draw:custom-shape>
          <draw:custom-shape draw:name="Google Shape;1435;p 2" draw:style-name="gr148" draw:text-style-name="P5" draw:layer="layout" svg:width="0.042cm" svg:height="0.042cm" svg:x="0.705cm" svg:y="13.803cm">
            <text:p/>
            <draw:enhanced-geometry draw:mirror-horizontal="false" draw:mirror-vertical="false" svg:viewBox="0 0 0 0" drawooo:sub-view-size="440 440" draw:text-areas="0 0 ?f0 ?f1" draw:type="ooxml-non-primitive" draw:enhanced-path="M 439 1 L 0 1 0 440 439 440 Z F N">
              <draw:equation draw:name="f0" draw:formula="logwidth"/>
              <draw:equation draw:name="f1" draw:formula="logheight"/>
            </draw:enhanced-geometry>
          </draw:custom-shape>
          <draw:custom-shape draw:name="Google Shape;1436;p 2" draw:style-name="gr148" draw:text-style-name="P5" draw:layer="layout" svg:width="0.041cm" svg:height="0.042cm" svg:x="0.835cm" svg:y="13.803cm">
            <text:p/>
            <draw:enhanced-geometry draw:mirror-horizontal="false" draw:mirror-vertical="false" svg:viewBox="0 0 0 0" drawooo:sub-view-size="421 440" draw:text-areas="0 0 ?f0 ?f1" draw:type="ooxml-non-primitive" draw:enhanced-path="M 421 1 L 1 1 1 440 421 440 Z F N">
              <draw:equation draw:name="f0" draw:formula="logwidth"/>
              <draw:equation draw:name="f1" draw:formula="logheight"/>
            </draw:enhanced-geometry>
          </draw:custom-shape>
          <draw:custom-shape draw:name="Google Shape;1437;p 2" draw:style-name="gr148" draw:text-style-name="P5" draw:layer="layout" svg:width="0.042cm" svg:height="0.042cm" svg:x="0.963cm" svg:y="13.803cm">
            <text:p/>
            <draw:enhanced-geometry draw:mirror-horizontal="false" draw:mirror-vertical="false" svg:viewBox="0 0 0 0" drawooo:sub-view-size="440 440" draw:text-areas="0 0 ?f0 ?f1" draw:type="ooxml-non-primitive" draw:enhanced-path="M 439 1 L 0 1 0 440 439 440 Z F N">
              <draw:equation draw:name="f0" draw:formula="logwidth"/>
              <draw:equation draw:name="f1" draw:formula="logheight"/>
            </draw:enhanced-geometry>
          </draw:custom-shape>
          <draw:custom-shape draw:name="Google Shape;1438;p 2" draw:style-name="gr97" draw:text-style-name="P5" draw:layer="layout" svg:width="0.001cm" svg:height="0.428cm" svg:x="0.918cm" svg:y="13.195cm">
            <text:p/>
            <draw:enhanced-geometry draw:mirror-horizontal="false" draw:mirror-vertical="false" svg:viewBox="0 0 0 0" drawooo:sub-view-size="1 4352" draw:text-areas="0 0 ?f0 ?f1" draw:type="ooxml-non-primitive" draw:enhanced-path="M 0 4351 L 0 1 F N">
              <draw:equation draw:name="f0" draw:formula="logwidth"/>
              <draw:equation draw:name="f1" draw:formula="logheight"/>
            </draw:enhanced-geometry>
          </draw:custom-shape>
          <draw:custom-shape draw:name="Google Shape;1439;p 2" draw:style-name="gr149" draw:text-style-name="P5" draw:layer="layout" svg:width="0.001cm" svg:height="0.372cm" svg:x="0.792cm" svg:y="13.251cm">
            <text:p/>
            <draw:enhanced-geometry draw:mirror-horizontal="false" draw:mirror-vertical="false" svg:viewBox="0 0 0 0" drawooo:sub-view-size="1 3779" draw:text-areas="0 0 ?f0 ?f1" draw:type="ooxml-non-primitive" draw:enhanced-path="M 1 3778 L 1 0 F N">
              <draw:equation draw:name="f0" draw:formula="logwidth"/>
              <draw:equation draw:name="f1" draw:formula="logheight"/>
            </draw:enhanced-geometry>
          </draw:custom-shape>
          <draw:custom-shape draw:name="Google Shape;1440;p 2" draw:style-name="gr150" draw:text-style-name="P5" draw:layer="layout" svg:width="0.001cm" svg:height="0.315cm" svg:x="0.665cm" svg:y="13.307cm">
            <text:p/>
            <draw:enhanced-geometry draw:mirror-horizontal="false" draw:mirror-vertical="false" svg:viewBox="0 0 0 0" drawooo:sub-view-size="1 3207" draw:text-areas="0 0 ?f0 ?f1" draw:type="ooxml-non-primitive" draw:enhanced-path="M 1 3206 L 1 1 F N">
              <draw:equation draw:name="f0" draw:formula="logwidth"/>
              <draw:equation draw:name="f1" draw:formula="logheight"/>
            </draw:enhanced-geometry>
          </draw:custom-shape>
          <draw:custom-shape draw:name="Google Shape;1441;p 2" draw:style-name="gr151" draw:text-style-name="P5" draw:layer="layout" svg:width="0.001cm" svg:height="0.202cm" svg:x="0.54cm" svg:y="13.42cm">
            <text:p/>
            <draw:enhanced-geometry draw:mirror-horizontal="false" draw:mirror-vertical="false" svg:viewBox="0 0 0 0" drawooo:sub-view-size="1 2062" draw:text-areas="0 0 ?f0 ?f1" draw:type="ooxml-non-primitive" draw:enhanced-path="M 0 2061 L 0 0 F N">
              <draw:equation draw:name="f0" draw:formula="logwidth"/>
              <draw:equation draw:name="f1" draw:formula="logheight"/>
            </draw:enhanced-geometry>
          </draw:custom-shape>
          <draw:custom-shape draw:name="Google Shape;1442;p 2" draw:style-name="gr35" draw:text-style-name="P5" draw:layer="layout" svg:width="0.001cm" svg:height="0.127cm" svg:x="0.414cm" svg:y="13.495cm">
            <text:p/>
            <draw:enhanced-geometry draw:mirror-horizontal="false" draw:mirror-vertical="false" svg:viewBox="0 0 0 0" drawooo:sub-view-size="1 1299" draw:text-areas="0 0 ?f0 ?f1" draw:type="ooxml-non-primitive" draw:enhanced-path="M 1 1298 L 1 1 F N">
              <draw:equation draw:name="f0" draw:formula="logwidth"/>
              <draw:equation draw:name="f1" draw:formula="logheight"/>
            </draw:enhanced-geometry>
          </draw:custom-shape>
          <draw:custom-shape draw:name="Google Shape;1443;p 2" draw:style-name="gr152" draw:text-style-name="P5" draw:layer="layout" svg:width="0.001cm" svg:height="0.054cm" svg:x="0.288cm" svg:y="13.569cm">
            <text:p/>
            <draw:enhanced-geometry draw:mirror-horizontal="false" draw:mirror-vertical="false" svg:viewBox="0 0 0 0" drawooo:sub-view-size="1 555" draw:text-areas="0 0 ?f0 ?f1" draw:type="ooxml-non-primitive" draw:enhanced-path="M 0 554 L 0 1 F N">
              <draw:equation draw:name="f0" draw:formula="logwidth"/>
              <draw:equation draw:name="f1" draw:formula="logheight"/>
            </draw:enhanced-geometry>
          </draw:custom-shape>
          <draw:custom-shape draw:name="Google Shape;1444;p 2" draw:style-name="gr114" draw:text-style-name="P5" draw:layer="layout" svg:width="0.164cm" svg:height="0.207cm" svg:x="0.983cm" svg:y="12.998cm">
            <text:p/>
            <draw:enhanced-geometry draw:mirror-horizontal="false" draw:mirror-vertical="false" svg:viewBox="0 0 0 0" drawooo:sub-view-size="1680 2119" draw:text-areas="0 0 ?f0 ?f1" draw:type="ooxml-non-primitive" draw:enhanced-path="M 1355 2118 C 1679 1813 1488 1183 592 1450 1011 477 0 0 0 0 F N">
              <draw:equation draw:name="f0" draw:formula="logwidth"/>
              <draw:equation draw:name="f1" draw:formula="logheight"/>
            </draw:enhanced-geometry>
          </draw:custom-shape>
          <draw:custom-shape draw:name="Google Shape;1445;p 2" draw:style-name="gr14" draw:text-style-name="P5" draw:layer="layout" svg:width="0.369cm" svg:height="0.001cm" svg:x="0.983cm" svg:y="13.367cm">
            <text:p/>
            <draw:enhanced-geometry draw:mirror-horizontal="false" draw:mirror-vertical="false" svg:viewBox="0 0 0 0" drawooo:sub-view-size="3759 1" draw:text-areas="0 0 ?f0 ?f1" draw:type="ooxml-non-primitive" draw:enhanced-path="M 3759 0 L 0 0 F N">
              <draw:equation draw:name="f0" draw:formula="logwidth"/>
              <draw:equation draw:name="f1" draw:formula="logheight"/>
            </draw:enhanced-geometry>
          </draw:custom-shape>
          <draw:custom-shape draw:name="Google Shape;1446;p 2" draw:style-name="gr153" draw:text-style-name="P5" draw:layer="layout" svg:width="0.801cm" svg:height="0.001cm" svg:x="0.983cm" svg:y="13.623cm">
            <text:p/>
            <draw:enhanced-geometry draw:mirror-horizontal="false" draw:mirror-vertical="false" svg:viewBox="0 0 0 0" drawooo:sub-view-size="8148 1" draw:text-areas="0 0 ?f0 ?f1" draw:type="ooxml-non-primitive" draw:enhanced-path="M 8148 0 L 0 0 F N">
              <draw:equation draw:name="f0" draw:formula="logwidth"/>
              <draw:equation draw:name="f1" draw:formula="logheight"/>
            </draw:enhanced-geometry>
          </draw:custom-shape>
          <draw:custom-shape draw:name="Google Shape;1447;p 2" draw:style-name="gr154" draw:text-style-name="P5" draw:layer="layout" svg:width="0.801cm" svg:height="0.002cm" svg:x="0.983cm" svg:y="13.739cm">
            <text:p/>
            <draw:enhanced-geometry draw:mirror-horizontal="false" draw:mirror-vertical="false" svg:viewBox="0 0 0 0" drawooo:sub-view-size="8148 1" draw:text-areas="0 0 ?f0 ?f1" draw:type="ooxml-non-primitive" draw:enhanced-path="M 8148 0 L 0 0 F N">
              <draw:equation draw:name="f0" draw:formula="logwidth"/>
              <draw:equation draw:name="f1" draw:formula="logheight"/>
            </draw:enhanced-geometry>
          </draw:custom-shape>
          <draw:custom-shape draw:name="Google Shape;1448;p 2" draw:style-name="gr154" draw:text-style-name="P5" draw:layer="layout" svg:width="0.801cm" svg:height="0.002cm" svg:x="0.983cm" svg:y="13.696cm">
            <text:p/>
            <draw:enhanced-geometry draw:mirror-horizontal="false" draw:mirror-vertical="false" svg:viewBox="0 0 0 0" drawooo:sub-view-size="8148 1" draw:text-areas="0 0 ?f0 ?f1" draw:type="ooxml-non-primitive" draw:enhanced-path="M 8148 0 L 0 0 F N">
              <draw:equation draw:name="f0" draw:formula="logwidth"/>
              <draw:equation draw:name="f1" draw:formula="logheight"/>
            </draw:enhanced-geometry>
          </draw:custom-shape>
          <draw:custom-shape draw:name="Google Shape;1449;p 2" draw:style-name="gr155" draw:text-style-name="P5" draw:layer="layout" svg:width="0.726cm" svg:height="0.001cm" svg:x="0.983cm" svg:y="13.895cm">
            <text:p/>
            <draw:enhanced-geometry draw:mirror-horizontal="false" draw:mirror-vertical="false" svg:viewBox="0 0 0 0" drawooo:sub-view-size="7385 1" draw:text-areas="0 0 ?f0 ?f1" draw:type="ooxml-non-primitive" draw:enhanced-path="M 7384 1 L 0 1 F N">
              <draw:equation draw:name="f0" draw:formula="logwidth"/>
              <draw:equation draw:name="f1" draw:formula="logheight"/>
            </draw:enhanced-geometry>
          </draw:custom-shape>
          <draw:custom-shape draw:name="Google Shape;1450;p 2" draw:style-name="gr156" draw:text-style-name="P5" draw:layer="layout" svg:width="0.687cm" svg:height="0.001cm" svg:x="1.022cm" svg:y="15.423cm">
            <text:p/>
            <draw:enhanced-geometry draw:mirror-horizontal="false" draw:mirror-vertical="false" svg:viewBox="0 0 0 0" drawooo:sub-view-size="6985 1" draw:text-areas="0 0 ?f0 ?f1" draw:type="ooxml-non-primitive" draw:enhanced-path="M 6984 0 L 1 0 F N">
              <draw:equation draw:name="f0" draw:formula="logwidth"/>
              <draw:equation draw:name="f1" draw:formula="logheight"/>
            </draw:enhanced-geometry>
          </draw:custom-shape>
          <draw:custom-shape draw:name="Google Shape;1451;p 2" draw:style-name="gr155" draw:text-style-name="P5" draw:layer="layout" svg:width="0.726cm" svg:height="0.001cm" svg:x="0.983cm" svg:y="14.414cm">
            <text:p/>
            <draw:enhanced-geometry draw:mirror-horizontal="false" draw:mirror-vertical="false" svg:viewBox="0 0 0 0" drawooo:sub-view-size="7385 1" draw:text-areas="0 0 ?f0 ?f1" draw:type="ooxml-non-primitive" draw:enhanced-path="M 0 0 L 7384 0 F N">
              <draw:equation draw:name="f0" draw:formula="logwidth"/>
              <draw:equation draw:name="f1" draw:formula="logheight"/>
            </draw:enhanced-geometry>
          </draw:custom-shape>
          <draw:custom-shape draw:name="Google Shape;1452;p 2" draw:style-name="gr143" draw:text-style-name="P5" draw:layer="layout" svg:width="0.7cm" svg:height="0.002cm" svg:x="1.062cm" svg:y="15.516cm">
            <text:p/>
            <draw:enhanced-geometry draw:mirror-horizontal="false" draw:mirror-vertical="false" svg:viewBox="0 0 0 0" drawooo:sub-view-size="7118 1" draw:text-areas="0 0 ?f0 ?f1" draw:type="ooxml-non-primitive" draw:enhanced-path="M 7118 0 L 1 0 F N">
              <draw:equation draw:name="f0" draw:formula="logwidth"/>
              <draw:equation draw:name="f1" draw:formula="logheight"/>
            </draw:enhanced-geometry>
          </draw:custom-shape>
          <draw:custom-shape draw:name="Google Shape;1453;p 2" draw:style-name="gr144" draw:text-style-name="P5" draw:layer="layout" svg:width="0.095cm" svg:height="0.895cm" svg:x="1.203cm" svg:y="14.62cm">
            <text:p/>
            <draw:enhanced-geometry draw:mirror-horizontal="false" draw:mirror-vertical="false" svg:viewBox="0 0 0 0" drawooo:sub-view-size="974 9103" draw:text-areas="0 0 ?f0 ?f1" draw:type="ooxml-non-primitive" draw:enhanced-path="M 1 1 L 554 1 554 8148 974 9102 F N">
              <draw:equation draw:name="f0" draw:formula="logwidth"/>
              <draw:equation draw:name="f1" draw:formula="logheight"/>
            </draw:enhanced-geometry>
          </draw:custom-shape>
          <draw:custom-shape draw:name="Google Shape;1454;p 2" draw:style-name="gr145" draw:text-style-name="P5" draw:layer="layout" svg:width="0.095cm" svg:height="0.117cm" svg:x="1.203cm" svg:y="14.502cm">
            <text:p/>
            <draw:enhanced-geometry draw:mirror-horizontal="false" draw:mirror-vertical="false" svg:viewBox="0 0 0 0" drawooo:sub-view-size="974 1203" draw:text-areas="0 0 ?f0 ?f1" draw:type="ooxml-non-primitive" draw:enhanced-path="M 1 1 L 974 1 554 1203 F N">
              <draw:equation draw:name="f0" draw:formula="logwidth"/>
              <draw:equation draw:name="f1" draw:formula="logheight"/>
            </draw:enhanced-geometry>
          </draw:custom-shape>
          <draw:custom-shape draw:name="Google Shape;1455;p 2" draw:style-name="gr144" draw:text-style-name="P5" draw:layer="layout" svg:width="0.095cm" svg:height="0.895cm" svg:x="1.107cm" svg:y="14.62cm">
            <text:p/>
            <draw:enhanced-geometry draw:mirror-horizontal="false" draw:mirror-vertical="false" svg:viewBox="0 0 0 0" drawooo:sub-view-size="974 9103" draw:text-areas="0 0 ?f0 ?f1" draw:type="ooxml-non-primitive" draw:enhanced-path="M 974 1 L 401 1 401 8148 0 9102 F N">
              <draw:equation draw:name="f0" draw:formula="logwidth"/>
              <draw:equation draw:name="f1" draw:formula="logheight"/>
            </draw:enhanced-geometry>
          </draw:custom-shape>
          <draw:custom-shape draw:name="Google Shape;1456;p 2" draw:style-name="gr145" draw:text-style-name="P5" draw:layer="layout" svg:width="0.095cm" svg:height="0.117cm" svg:x="1.107cm" svg:y="14.502cm">
            <text:p/>
            <draw:enhanced-geometry draw:mirror-horizontal="false" draw:mirror-vertical="false" svg:viewBox="0 0 0 0" drawooo:sub-view-size="974 1203" draw:text-areas="0 0 ?f0 ?f1" draw:type="ooxml-non-primitive" draw:enhanced-path="M 974 1 L 0 1 401 1203 F N">
              <draw:equation draw:name="f0" draw:formula="logwidth"/>
              <draw:equation draw:name="f1" draw:formula="logheight"/>
            </draw:enhanced-geometry>
          </draw:custom-shape>
          <draw:custom-shape draw:name="Google Shape;1457;p 2" draw:style-name="gr14" draw:text-style-name="P5" draw:layer="layout" svg:width="0.076cm" svg:height="0.001cm" svg:x="1.633cm" svg:y="14.62cm">
            <text:p/>
            <draw:enhanced-geometry draw:mirror-horizontal="false" draw:mirror-vertical="false" svg:viewBox="0 0 0 0" drawooo:sub-view-size="784 1" draw:text-areas="0 0 ?f0 ?f1" draw:type="ooxml-non-primitive" draw:enhanced-path="M 1 1 L 783 1 F N">
              <draw:equation draw:name="f0" draw:formula="logwidth"/>
              <draw:equation draw:name="f1" draw:formula="logheight"/>
            </draw:enhanced-geometry>
          </draw:custom-shape>
          <draw:custom-shape draw:name="Google Shape;1458;p 2" draw:style-name="gr144" draw:text-style-name="P5" draw:layer="layout" svg:width="0.095cm" svg:height="0.895cm" svg:x="1.537cm" svg:y="14.62cm">
            <text:p/>
            <draw:enhanced-geometry draw:mirror-horizontal="false" draw:mirror-vertical="false" svg:viewBox="0 0 0 0" drawooo:sub-view-size="974 9103" draw:text-areas="0 0 ?f0 ?f1" draw:type="ooxml-non-primitive" draw:enhanced-path="M 974 1 L 421 1 421 8148 1 9102 F N">
              <draw:equation draw:name="f0" draw:formula="logwidth"/>
              <draw:equation draw:name="f1" draw:formula="logheight"/>
            </draw:enhanced-geometry>
          </draw:custom-shape>
          <draw:custom-shape draw:name="Google Shape;1459;p 2" draw:style-name="gr146" draw:text-style-name="P5" draw:layer="layout" svg:width="0.172cm" svg:height="0.119cm" svg:x="1.537cm" svg:y="14.5cm">
            <text:p/>
            <draw:enhanced-geometry draw:mirror-horizontal="false" draw:mirror-vertical="false" svg:viewBox="0 0 0 0" drawooo:sub-view-size="1757 1222" draw:text-areas="0 0 ?f0 ?f1" draw:type="ooxml-non-primitive" draw:enhanced-path="M 1756 1 L 1 20 421 1222 F N">
              <draw:equation draw:name="f0" draw:formula="logwidth"/>
              <draw:equation draw:name="f1" draw:formula="logheight"/>
            </draw:enhanced-geometry>
          </draw:custom-shape>
          <draw:custom-shape draw:name="Google Shape;1460;p 2" draw:style-name="gr87" draw:text-style-name="P5" draw:layer="layout" svg:width="0.174cm" svg:height="0.076cm" svg:x="1.331cm" svg:y="14.83cm">
            <text:p/>
            <draw:enhanced-geometry draw:mirror-horizontal="false" draw:mirror-vertical="false" svg:viewBox="0 0 0 0" drawooo:sub-view-size="1775 784" draw:text-areas="0 0 ?f0 ?f1" draw:type="ooxml-non-primitive" draw:enhanced-path="M 0 783 L 1775 783 1775 1 0 1 Z F N">
              <draw:equation draw:name="f0" draw:formula="logwidth"/>
              <draw:equation draw:name="f1" draw:formula="logheight"/>
            </draw:enhanced-geometry>
          </draw:custom-shape>
          <draw:custom-shape draw:name="Google Shape;1461;p 2" draw:style-name="gr87" draw:text-style-name="P5" draw:layer="layout" svg:width="0.176cm" svg:height="0.076cm" svg:x="0.894cm" svg:y="14.83cm">
            <text:p/>
            <draw:enhanced-geometry draw:mirror-horizontal="false" draw:mirror-vertical="false" svg:viewBox="0 0 0 0" drawooo:sub-view-size="1794 784" draw:text-areas="0 0 ?f0 ?f1" draw:type="ooxml-non-primitive" draw:enhanced-path="M 0 783 L 1794 783 1794 1 0 1 Z F N">
              <draw:equation draw:name="f0" draw:formula="logwidth"/>
              <draw:equation draw:name="f1" draw:formula="logheight"/>
            </draw:enhanced-geometry>
          </draw:custom-shape>
          <draw:custom-shape draw:name="Google Shape;1462;p 2" draw:style-name="gr125" draw:text-style-name="P5" draw:layer="layout" svg:width="0.29cm" svg:height="0.429cm" svg:x="1.275cm" svg:y="13.984cm">
            <text:p/>
            <draw:enhanced-geometry draw:mirror-horizontal="false" draw:mirror-vertical="false" svg:viewBox="0 0 0 0" drawooo:sub-view-size="2959 4371" draw:text-areas="0 0 ?f0 ?f1" draw:type="ooxml-non-primitive" draw:enhanced-path="M 2958 4370 L 2958 1 1 1 1 4370 F N">
              <draw:equation draw:name="f0" draw:formula="logwidth"/>
              <draw:equation draw:name="f1" draw:formula="logheight"/>
            </draw:enhanced-geometry>
          </draw:custom-shape>
          <draw:custom-shape draw:name="Google Shape;1463;p 2" draw:style-name="gr14" draw:text-style-name="P5" draw:layer="layout" svg:width="0.29cm" svg:height="0.001cm" svg:x="1.275cm" svg:y="14.13cm">
            <text:p/>
            <draw:enhanced-geometry draw:mirror-horizontal="false" draw:mirror-vertical="false" svg:viewBox="0 0 0 0" drawooo:sub-view-size="2959 1" draw:text-areas="0 0 ?f0 ?f1" draw:type="ooxml-non-primitive" draw:enhanced-path="M 1 1 L 2958 1 F N">
              <draw:equation draw:name="f0" draw:formula="logwidth"/>
              <draw:equation draw:name="f1" draw:formula="logheight"/>
            </draw:enhanced-geometry>
          </draw:custom-shape>
          <draw:custom-shape draw:name="Google Shape;1464;p 2" draw:style-name="gr147" draw:text-style-name="P5" draw:layer="layout" svg:width="0.204cm" svg:height="0.204cm" svg:x="1.318cm" svg:y="14.027cm">
            <text:p/>
            <draw:enhanced-geometry draw:mirror-horizontal="false" draw:mirror-vertical="false" svg:viewBox="0 0 0 0" drawooo:sub-view-size="2081 2081" draw:text-areas="0 0 ?f0 ?f1" draw:type="ooxml-non-primitive" draw:enhanced-path="M 0 0 L 2080 2080 F N">
              <draw:equation draw:name="f0" draw:formula="logwidth"/>
              <draw:equation draw:name="f1" draw:formula="logheight"/>
            </draw:enhanced-geometry>
          </draw:custom-shape>
          <draw:custom-shape draw:name="Google Shape;1465;p 2" draw:style-name="gr147" draw:text-style-name="P5" draw:layer="layout" svg:width="0.204cm" svg:height="0.204cm" svg:x="1.318cm" svg:y="14.027cm">
            <text:p/>
            <draw:enhanced-geometry draw:mirror-horizontal="false" draw:mirror-vertical="false" svg:viewBox="0 0 0 0" drawooo:sub-view-size="2081 2081" draw:text-areas="0 0 ?f0 ?f1" draw:type="ooxml-non-primitive" draw:enhanced-path="M 0 2080 L 2080 0 F N">
              <draw:equation draw:name="f0" draw:formula="logwidth"/>
              <draw:equation draw:name="f1" draw:formula="logheight"/>
            </draw:enhanced-geometry>
          </draw:custom-shape>
          <draw:custom-shape draw:name="Google Shape;1466;p 2" draw:style-name="gr14" draw:text-style-name="P5" draw:layer="layout" svg:width="0.29cm" svg:height="0.001cm" svg:x="1.275cm" svg:y="14.275cm">
            <text:p/>
            <draw:enhanced-geometry draw:mirror-horizontal="false" draw:mirror-vertical="false" svg:viewBox="0 0 0 0" drawooo:sub-view-size="2959 1" draw:text-areas="0 0 ?f0 ?f1" draw:type="ooxml-non-primitive" draw:enhanced-path="M 2958 0 L 1 0 F N">
              <draw:equation draw:name="f0" draw:formula="logwidth"/>
              <draw:equation draw:name="f1" draw:formula="logheight"/>
            </draw:enhanced-geometry>
          </draw:custom-shape>
          <draw:custom-shape draw:name="Google Shape;1467;p 2" draw:style-name="gr145" draw:text-style-name="P5" draw:layer="layout" svg:width="0.079cm" svg:height="0.117cm" svg:x="1.496cm" svg:y="14.502cm">
            <text:p/>
            <draw:enhanced-geometry draw:mirror-horizontal="false" draw:mirror-vertical="false" svg:viewBox="0 0 0 0" drawooo:sub-view-size="802 1203" draw:text-areas="0 0 ?f0 ?f1" draw:type="ooxml-non-primitive" draw:enhanced-path="M 801 1203 L 0 1203 0 402 C 0 192 191 1 401 1 F N">
              <draw:equation draw:name="f0" draw:formula="logwidth"/>
              <draw:equation draw:name="f1" draw:formula="logheight"/>
            </draw:enhanced-geometry>
          </draw:custom-shape>
          <draw:custom-shape draw:name="Google Shape;1468;p 2" draw:style-name="gr145" draw:text-style-name="P5" draw:layer="layout" svg:width="0.076cm" svg:height="0.117cm" svg:x="1.419cm" svg:y="14.502cm">
            <text:p/>
            <draw:enhanced-geometry draw:mirror-horizontal="false" draw:mirror-vertical="false" svg:viewBox="0 0 0 0" drawooo:sub-view-size="784 1203" draw:text-areas="0 0 ?f0 ?f1" draw:type="ooxml-non-primitive" draw:enhanced-path="M 1 402 C 1 192 173 1 382 1 611 1 783 192 783 402 L 783 1203 1 1203 Z F N">
              <draw:equation draw:name="f0" draw:formula="logwidth"/>
              <draw:equation draw:name="f1" draw:formula="logheight"/>
            </draw:enhanced-geometry>
          </draw:custom-shape>
          <draw:custom-shape draw:name="Google Shape;1469;p 2" draw:style-name="gr145" draw:text-style-name="P5" draw:layer="layout" svg:width="0.078cm" svg:height="0.117cm" svg:x="1.062cm" svg:y="14.502cm">
            <text:p/>
            <draw:enhanced-geometry draw:mirror-horizontal="false" draw:mirror-vertical="false" svg:viewBox="0 0 0 0" drawooo:sub-view-size="802 1203" draw:text-areas="0 0 ?f0 ?f1" draw:type="ooxml-non-primitive" draw:enhanced-path="M 802 1203 L 1 1203 1 402 C 1 192 172 1 401 1 F N">
              <draw:equation draw:name="f0" draw:formula="logwidth"/>
              <draw:equation draw:name="f1" draw:formula="logheight"/>
            </draw:enhanced-geometry>
          </draw:custom-shape>
          <draw:custom-shape draw:name="Google Shape;1470;p 2" draw:style-name="gr145" draw:text-style-name="P5" draw:layer="layout" svg:width="0.078cm" svg:height="0.117cm" svg:x="0.983cm" svg:y="14.502cm">
            <text:p/>
            <draw:enhanced-geometry draw:mirror-horizontal="false" draw:mirror-vertical="false" svg:viewBox="0 0 0 0" drawooo:sub-view-size="802 1203" draw:text-areas="0 0 ?f0 ?f1" draw:type="ooxml-non-primitive" draw:enhanced-path="M 0 402 C 0 192 172 1 401 1 611 1 802 192 802 402 L 802 1203 0 1203 Z F N">
              <draw:equation draw:name="f0" draw:formula="logwidth"/>
              <draw:equation draw:name="f1" draw:formula="logheight"/>
            </draw:enhanced-geometry>
          </draw:custom-shape>
          <draw:custom-shape draw:name="Google Shape;1471;p 2" draw:style-name="gr145" draw:text-style-name="P5" draw:layer="layout" svg:width="0.078cm" svg:height="0.117cm" svg:x="1.34cm" svg:y="14.502cm">
            <text:p/>
            <draw:enhanced-geometry draw:mirror-horizontal="false" draw:mirror-vertical="false" svg:viewBox="0 0 0 0" drawooo:sub-view-size="802 1203" draw:text-areas="0 0 ?f0 ?f1" draw:type="ooxml-non-primitive" draw:enhanced-path="M 0 402 C 0 192 172 1 401 1 611 1 802 192 802 402 L 802 1203 0 1203 Z F N">
              <draw:equation draw:name="f0" draw:formula="logwidth"/>
              <draw:equation draw:name="f1" draw:formula="logheight"/>
            </draw:enhanced-geometry>
          </draw:custom-shape>
          <draw:custom-shape draw:name="Google Shape;1472;p 2" draw:style-name="gr145" draw:text-style-name="P5" draw:layer="layout" svg:width="0.078cm" svg:height="0.117cm" svg:x="1.262cm" svg:y="14.502cm">
            <text:p/>
            <draw:enhanced-geometry draw:mirror-horizontal="false" draw:mirror-vertical="false" svg:viewBox="0 0 0 0" drawooo:sub-view-size="802 1203" draw:text-areas="0 0 ?f0 ?f1" draw:type="ooxml-non-primitive" draw:enhanced-path="M 401 1 C 630 1 801 192 801 402 L 801 1203 0 1203 F N">
              <draw:equation draw:name="f0" draw:formula="logwidth"/>
              <draw:equation draw:name="f1" draw:formula="logheight"/>
            </draw:enhanced-geometry>
          </draw:custom-shape>
          <draw:custom-shape draw:name="Google Shape;1473;p 2" draw:style-name="gr148" draw:text-style-name="P5" draw:layer="layout" svg:width="0.042cm" svg:height="0.042cm" svg:x="1.603cm" svg:y="13.803cm">
            <text:p/>
            <draw:enhanced-geometry draw:mirror-horizontal="false" draw:mirror-vertical="false" svg:viewBox="0 0 0 0" drawooo:sub-view-size="440 440" draw:text-areas="0 0 ?f0 ?f1" draw:type="ooxml-non-primitive" draw:enhanced-path="M 1 440 L 440 440 440 1 1 1 Z F N">
              <draw:equation draw:name="f0" draw:formula="logwidth"/>
              <draw:equation draw:name="f1" draw:formula="logheight"/>
            </draw:enhanced-geometry>
          </draw:custom-shape>
          <draw:custom-shape draw:name="Google Shape;1474;p 2" draw:style-name="gr148" draw:text-style-name="P5" draw:layer="layout" svg:width="0.042cm" svg:height="0.042cm" svg:x="1.475cm" svg:y="13.803cm">
            <text:p/>
            <draw:enhanced-geometry draw:mirror-horizontal="false" draw:mirror-vertical="false" svg:viewBox="0 0 0 0" drawooo:sub-view-size="440 440" draw:text-areas="0 0 ?f0 ?f1" draw:type="ooxml-non-primitive" draw:enhanced-path="M 0 440 L 439 440 439 1 0 1 Z F N">
              <draw:equation draw:name="f0" draw:formula="logwidth"/>
              <draw:equation draw:name="f1" draw:formula="logheight"/>
            </draw:enhanced-geometry>
          </draw:custom-shape>
          <draw:custom-shape draw:name="Google Shape;1475;p 2" draw:style-name="gr148" draw:text-style-name="P5" draw:layer="layout" svg:width="0.04cm" svg:height="0.042cm" svg:x="1.348cm" svg:y="13.803cm">
            <text:p/>
            <draw:enhanced-geometry draw:mirror-horizontal="false" draw:mirror-vertical="false" svg:viewBox="0 0 0 0" drawooo:sub-view-size="421 440" draw:text-areas="0 0 ?f0 ?f1" draw:type="ooxml-non-primitive" draw:enhanced-path="M 1 440 L 421 440 421 1 1 1 Z F N">
              <draw:equation draw:name="f0" draw:formula="logwidth"/>
              <draw:equation draw:name="f1" draw:formula="logheight"/>
            </draw:enhanced-geometry>
          </draw:custom-shape>
          <draw:custom-shape draw:name="Google Shape;1476;p 2" draw:style-name="gr148" draw:text-style-name="P5" draw:layer="layout" svg:width="0.041cm" svg:height="0.042cm" svg:x="2.054cm" svg:y="13.803cm">
            <text:p/>
            <draw:enhanced-geometry draw:mirror-horizontal="false" draw:mirror-vertical="false" svg:viewBox="0 0 0 0" drawooo:sub-view-size="420 440" draw:text-areas="0 0 ?f0 ?f1" draw:type="ooxml-non-primitive" draw:enhanced-path="M 0 440 L 420 440 420 1 0 1 Z F N">
              <draw:equation draw:name="f0" draw:formula="logwidth"/>
              <draw:equation draw:name="f1" draw:formula="logheight"/>
            </draw:enhanced-geometry>
          </draw:custom-shape>
          <draw:custom-shape draw:name="Google Shape;1477;p 2" draw:style-name="gr148" draw:text-style-name="P5" draw:layer="layout" svg:width="0.042cm" svg:height="0.042cm" svg:x="1.924cm" svg:y="13.803cm">
            <text:p/>
            <draw:enhanced-geometry draw:mirror-horizontal="false" draw:mirror-vertical="false" svg:viewBox="0 0 0 0" drawooo:sub-view-size="440 440" draw:text-areas="0 0 ?f0 ?f1" draw:type="ooxml-non-primitive" draw:enhanced-path="M 0 440 L 439 440 439 1 0 1 Z F N">
              <draw:equation draw:name="f0" draw:formula="logwidth"/>
              <draw:equation draw:name="f1" draw:formula="logheight"/>
            </draw:enhanced-geometry>
          </draw:custom-shape>
          <draw:custom-shape draw:name="Google Shape;1478;p 2" draw:style-name="gr148" draw:text-style-name="P5" draw:layer="layout" svg:width="0.042cm" svg:height="0.042cm" svg:x="1.796cm" svg:y="13.803cm">
            <text:p/>
            <draw:enhanced-geometry draw:mirror-horizontal="false" draw:mirror-vertical="false" svg:viewBox="0 0 0 0" drawooo:sub-view-size="440 440" draw:text-areas="0 0 ?f0 ?f1" draw:type="ooxml-non-primitive" draw:enhanced-path="M 1 440 L 440 440 440 1 1 1 Z F N">
              <draw:equation draw:name="f0" draw:formula="logwidth"/>
              <draw:equation draw:name="f1" draw:formula="logheight"/>
            </draw:enhanced-geometry>
          </draw:custom-shape>
          <draw:custom-shape draw:name="Google Shape;1479;p 2" draw:style-name="gr148" draw:text-style-name="P5" draw:layer="layout" svg:width="0.041cm" svg:height="0.042cm" svg:x="1.219cm" svg:y="13.803cm">
            <text:p/>
            <draw:enhanced-geometry draw:mirror-horizontal="false" draw:mirror-vertical="false" svg:viewBox="0 0 0 0" drawooo:sub-view-size="440 440" draw:text-areas="0 0 ?f0 ?f1" draw:type="ooxml-non-primitive" draw:enhanced-path="M 0 440 L 439 440 439 1 0 1 Z F N">
              <draw:equation draw:name="f0" draw:formula="logwidth"/>
              <draw:equation draw:name="f1" draw:formula="logheight"/>
            </draw:enhanced-geometry>
          </draw:custom-shape>
          <draw:custom-shape draw:name="Google Shape;1480;p 2" draw:style-name="gr148" draw:text-style-name="P5" draw:layer="layout" svg:width="0.042cm" svg:height="0.042cm" svg:x="1.091cm" svg:y="13.803cm">
            <text:p/>
            <draw:enhanced-geometry draw:mirror-horizontal="false" draw:mirror-vertical="false" svg:viewBox="0 0 0 0" drawooo:sub-view-size="440 440" draw:text-areas="0 0 ?f0 ?f1" draw:type="ooxml-non-primitive" draw:enhanced-path="M 1 440 L 440 440 440 1 1 1 Z F N">
              <draw:equation draw:name="f0" draw:formula="logwidth"/>
              <draw:equation draw:name="f1" draw:formula="logheight"/>
            </draw:enhanced-geometry>
          </draw:custom-shape>
          <draw:custom-shape draw:name="Google Shape;1481;p 2" draw:style-name="gr155" draw:text-style-name="P5" draw:layer="layout" svg:width="0.726cm" svg:height="0.001cm" svg:x="0.983cm" svg:y="13.984cm">
            <text:p/>
            <draw:enhanced-geometry draw:mirror-horizontal="false" draw:mirror-vertical="false" svg:viewBox="0 0 0 0" drawooo:sub-view-size="7385 1" draw:text-areas="0 0 ?f0 ?f1" draw:type="ooxml-non-primitive" draw:enhanced-path="M 7384 1 L 0 1 F N">
              <draw:equation draw:name="f0" draw:formula="logwidth"/>
              <draw:equation draw:name="f1" draw:formula="logheight"/>
            </draw:enhanced-geometry>
          </draw:custom-shape>
          <draw:custom-shape draw:name="Google Shape;1482;p 2" draw:style-name="gr97" draw:text-style-name="P5" draw:layer="layout" svg:width="0.001cm" svg:height="0.428cm" svg:x="1.049cm" svg:y="13.195cm">
            <text:p/>
            <draw:enhanced-geometry draw:mirror-horizontal="false" draw:mirror-vertical="false" svg:viewBox="0 0 0 0" drawooo:sub-view-size="1 4352" draw:text-areas="0 0 ?f0 ?f1" draw:type="ooxml-non-primitive" draw:enhanced-path="M 1 4351 L 1 1 F N">
              <draw:equation draw:name="f0" draw:formula="logwidth"/>
              <draw:equation draw:name="f1" draw:formula="logheight"/>
            </draw:enhanced-geometry>
          </draw:custom-shape>
          <draw:custom-shape draw:name="Google Shape;1483;p 2" draw:style-name="gr149" draw:text-style-name="P5" draw:layer="layout" svg:width="0.002cm" svg:height="0.372cm" svg:x="1.174cm" svg:y="13.251cm">
            <text:p/>
            <draw:enhanced-geometry draw:mirror-horizontal="false" draw:mirror-vertical="false" svg:viewBox="0 0 0 0" drawooo:sub-view-size="1 3779" draw:text-areas="0 0 ?f0 ?f1" draw:type="ooxml-non-primitive" draw:enhanced-path="M 0 3778 L 0 0 F N">
              <draw:equation draw:name="f0" draw:formula="logwidth"/>
              <draw:equation draw:name="f1" draw:formula="logheight"/>
            </draw:enhanced-geometry>
          </draw:custom-shape>
          <draw:custom-shape draw:name="Google Shape;1484;p 2" draw:style-name="gr150" draw:text-style-name="P5" draw:layer="layout" svg:width="0.001cm" svg:height="0.315cm" svg:x="1.3cm" svg:y="13.307cm">
            <text:p/>
            <draw:enhanced-geometry draw:mirror-horizontal="false" draw:mirror-vertical="false" svg:viewBox="0 0 0 0" drawooo:sub-view-size="1 3207" draw:text-areas="0 0 ?f0 ?f1" draw:type="ooxml-non-primitive" draw:enhanced-path="M 1 3206 L 1 1 F N">
              <draw:equation draw:name="f0" draw:formula="logwidth"/>
              <draw:equation draw:name="f1" draw:formula="logheight"/>
            </draw:enhanced-geometry>
          </draw:custom-shape>
          <draw:custom-shape draw:name="Google Shape;1485;p 2" draw:style-name="gr151" draw:text-style-name="P5" draw:layer="layout" svg:width="0.001cm" svg:height="0.202cm" svg:x="1.427cm" svg:y="13.42cm">
            <text:p/>
            <draw:enhanced-geometry draw:mirror-horizontal="false" draw:mirror-vertical="false" svg:viewBox="0 0 0 0" drawooo:sub-view-size="1 2062" draw:text-areas="0 0 ?f0 ?f1" draw:type="ooxml-non-primitive" draw:enhanced-path="M 0 2061 L 0 0 F N">
              <draw:equation draw:name="f0" draw:formula="logwidth"/>
              <draw:equation draw:name="f1" draw:formula="logheight"/>
            </draw:enhanced-geometry>
          </draw:custom-shape>
          <draw:custom-shape draw:name="Google Shape;1486;p 2" draw:style-name="gr35" draw:text-style-name="P5" draw:layer="layout" svg:width="0.001cm" svg:height="0.127cm" svg:x="1.553cm" svg:y="13.495cm">
            <text:p/>
            <draw:enhanced-geometry draw:mirror-horizontal="false" draw:mirror-vertical="false" svg:viewBox="0 0 0 0" drawooo:sub-view-size="1 1299" draw:text-areas="0 0 ?f0 ?f1" draw:type="ooxml-non-primitive" draw:enhanced-path="M 1 1298 L 1 1 F N">
              <draw:equation draw:name="f0" draw:formula="logwidth"/>
              <draw:equation draw:name="f1" draw:formula="logheight"/>
            </draw:enhanced-geometry>
          </draw:custom-shape>
          <draw:custom-shape draw:name="Google Shape;1487;p 2" draw:style-name="gr152" draw:text-style-name="P5" draw:layer="layout" svg:width="0.002cm" svg:height="0.054cm" svg:x="1.68cm" svg:y="13.569cm">
            <text:p/>
            <draw:enhanced-geometry draw:mirror-horizontal="false" draw:mirror-vertical="false" svg:viewBox="0 0 0 0" drawooo:sub-view-size="1 555" draw:text-areas="0 0 ?f0 ?f1" draw:type="ooxml-non-primitive" draw:enhanced-path="M 0 554 L 0 1 F N">
              <draw:equation draw:name="f0" draw:formula="logwidth"/>
              <draw:equation draw:name="f1" draw:formula="logheight"/>
            </draw:enhanced-geometry>
          </draw:custom-shape>
          <draw:custom-shape draw:name="Google Shape;1488;p 2" draw:style-name="gr157" draw:text-style-name="P5" draw:layer="layout" svg:width="0.093cm" svg:height="0.058cm" svg:x="0.889cm" svg:y="15.268cm">
            <text:p/>
            <draw:enhanced-geometry draw:mirror-horizontal="false" draw:mirror-vertical="false" svg:viewBox="0 0 0 0" drawooo:sub-view-size="955 593" draw:text-areas="0 0 ?f0 ?f1" draw:type="ooxml-non-primitive" draw:enhanced-path="M 954 1 L 0 1 C 0 1 191 592 954 592 F N">
              <draw:equation draw:name="f0" draw:formula="logwidth"/>
              <draw:equation draw:name="f1" draw:formula="logheight"/>
            </draw:enhanced-geometry>
          </draw:custom-shape>
          <draw:custom-shape draw:name="Google Shape;1489;p 2" draw:style-name="gr158" draw:text-style-name="P5" draw:layer="layout" svg:width="0.048cm" svg:height="0.404cm" svg:x="0.904cm" svg:y="15.324cm">
            <text:p/>
            <draw:enhanced-geometry draw:mirror-horizontal="false" draw:mirror-vertical="false" svg:viewBox="0 0 0 0" drawooo:sub-view-size="497 4122" draw:text-areas="0 0 ?f0 ?f1" draw:type="ooxml-non-primitive" draw:enhanced-path="M 497 0 L 401 1011 1 1965 1 4121 F N">
              <draw:equation draw:name="f0" draw:formula="logwidth"/>
              <draw:equation draw:name="f1" draw:formula="logheight"/>
            </draw:enhanced-geometry>
          </draw:custom-shape>
          <draw:custom-shape draw:name="Google Shape;1490;p 2" draw:style-name="gr159" draw:text-style-name="P5" draw:layer="layout" svg:width="0.092cm" svg:height="0.172cm" svg:x="0.983cm" svg:y="15.154cm">
            <text:p/>
            <draw:enhanced-geometry draw:mirror-horizontal="false" draw:mirror-vertical="false" svg:viewBox="0 0 0 0" drawooo:sub-view-size="955 1757" draw:text-areas="0 0 ?f0 ?f1" draw:type="ooxml-non-primitive" draw:enhanced-path="M 0 1756 C 763 1756 954 1165 954 1165 L 0 1165 0 1 F N">
              <draw:equation draw:name="f0" draw:formula="logwidth"/>
              <draw:equation draw:name="f1" draw:formula="logheight"/>
            </draw:enhanced-geometry>
          </draw:custom-shape>
          <draw:custom-shape draw:name="Google Shape;1491;p 2" draw:style-name="gr158" draw:text-style-name="P5" draw:layer="layout" svg:width="0.046cm" svg:height="0.404cm" svg:x="1.015cm" svg:y="15.324cm">
            <text:p/>
            <draw:enhanced-geometry draw:mirror-horizontal="false" draw:mirror-vertical="false" svg:viewBox="0 0 0 0" drawooo:sub-view-size="478 4122" draw:text-areas="0 0 ?f0 ?f1" draw:type="ooxml-non-primitive" draw:enhanced-path="M 0 0 L 77 1011 478 1965 478 4121 F N">
              <draw:equation draw:name="f0" draw:formula="logwidth"/>
              <draw:equation draw:name="f1" draw:formula="logheight"/>
            </draw:enhanced-geometry>
          </draw:custom-shape>
          <draw:custom-shape draw:name="Google Shape;1492;p 2" draw:style-name="gr87" draw:text-style-name="P5" draw:layer="layout" svg:width="0.078cm" svg:height="0.076cm" svg:x="0.944cm" svg:y="15.07cm">
            <text:p/>
            <draw:enhanced-geometry draw:mirror-horizontal="false" draw:mirror-vertical="false" svg:viewBox="0 0 0 0" drawooo:sub-view-size="802 783" draw:text-areas="0 0 ?f0 ?f1" draw:type="ooxml-non-primitive" draw:enhanced-path="M 802 382 C 802 611 630 782 401 782 191 782 0 611 0 382 0 172 191 0 401 0 630 0 802 172 802 382 Z F N">
              <draw:equation draw:name="f0" draw:formula="logwidth"/>
              <draw:equation draw:name="f1" draw:formula="logheight"/>
            </draw:enhanced-geometry>
          </draw:custom-shape>
          <draw:custom-shape draw:name="Google Shape;1493;p 2" draw:style-name="gr160" draw:text-style-name="P5" draw:layer="layout" svg:width="0.615cm" svg:height="0.001cm" svg:x="1.59cm" svg:y="13.488cm">
            <text:p/>
            <draw:enhanced-geometry draw:mirror-horizontal="false" draw:mirror-vertical="false" svg:viewBox="0 0 0 0" drawooo:sub-view-size="6259 1" draw:text-areas="0 0 ?f0 ?f1" draw:type="ooxml-non-primitive" draw:enhanced-path="M 0 0 L 6259 0 F N">
              <draw:equation draw:name="f0" draw:formula="logwidth"/>
              <draw:equation draw:name="f1" draw:formula="logheight"/>
            </draw:enhanced-geometry>
          </draw:custom-shape>
          <draw:custom-shape draw:name="Google Shape;1494;p 2" draw:style-name="gr14" draw:text-style-name="P5" draw:layer="layout" svg:width="0.303cm" svg:height="0.001cm" svg:x="1.902cm" svg:y="13.623cm">
            <text:p/>
            <draw:enhanced-geometry draw:mirror-horizontal="false" draw:mirror-vertical="false" svg:viewBox="0 0 0 0" drawooo:sub-view-size="3092 1" draw:text-areas="0 0 ?f0 ?f1" draw:type="ooxml-non-primitive" draw:enhanced-path="M 3092 0 L 1 0 F N">
              <draw:equation draw:name="f0" draw:formula="logwidth"/>
              <draw:equation draw:name="f1" draw:formula="logheight"/>
            </draw:enhanced-geometry>
          </draw:custom-shape>
          <draw:custom-shape draw:name="Google Shape;1495;p 2" draw:style-name="gr16" draw:text-style-name="P5" draw:layer="layout" svg:width="0.303cm" svg:height="0.002cm" svg:x="1.902cm" svg:y="13.739cm">
            <text:p/>
            <draw:enhanced-geometry draw:mirror-horizontal="false" draw:mirror-vertical="false" svg:viewBox="0 0 0 0" drawooo:sub-view-size="3092 1" draw:text-areas="0 0 ?f0 ?f1" draw:type="ooxml-non-primitive" draw:enhanced-path="M 3092 0 L 1 0 F N">
              <draw:equation draw:name="f0" draw:formula="logwidth"/>
              <draw:equation draw:name="f1" draw:formula="logheight"/>
            </draw:enhanced-geometry>
          </draw:custom-shape>
          <draw:custom-shape draw:name="Google Shape;1496;p 2" draw:style-name="gr161" draw:text-style-name="P5" draw:layer="layout" svg:width="0.359cm" svg:height="0.115cm" svg:x="2.148cm" svg:y="13.806cm">
            <text:p/>
            <draw:enhanced-geometry draw:mirror-horizontal="false" draw:mirror-vertical="false" svg:viewBox="0 0 0 0" drawooo:sub-view-size="3664 1184" draw:text-areas="0 0 ?f0 ?f1" draw:type="ooxml-non-primitive" draw:enhanced-path="M 592 1 C 267 1 0 268 0 592 0 917 267 1184 592 1184 916 1184 1183 917 1183 592 L 2481 592 C 2481 917 2748 1184 3072 1184 3396 1184 3664 917 3664 592 3664 268 3396 1 3072 1 F N">
              <draw:equation draw:name="f0" draw:formula="logwidth"/>
              <draw:equation draw:name="f1" draw:formula="logheight"/>
            </draw:enhanced-geometry>
          </draw:custom-shape>
          <draw:custom-shape draw:name="Google Shape;1497;p 2" draw:style-name="gr162" draw:text-style-name="P5" draw:layer="layout" svg:width="0.097cm" svg:height="1.521cm" svg:x="2.231cm" svg:y="13.902cm">
            <text:p/>
            <draw:enhanced-geometry draw:mirror-horizontal="false" draw:mirror-vertical="false" svg:viewBox="0 0 0 0" drawooo:sub-view-size="993 15456" draw:text-areas="0 0 ?f0 ?f1" draw:type="ooxml-non-primitive" draw:enhanced-path="M 191 0 L 1 15455 993 15455 F N">
              <draw:equation draw:name="f0" draw:formula="logwidth"/>
              <draw:equation draw:name="f1" draw:formula="logheight"/>
            </draw:enhanced-geometry>
          </draw:custom-shape>
          <draw:custom-shape draw:name="Google Shape;1498;p 2" draw:style-name="gr163" draw:text-style-name="P5" draw:layer="layout" svg:width="0.144cm" svg:height="0.092cm" svg:x="2.184cm" svg:y="15.423cm">
            <text:p/>
            <draw:enhanced-geometry draw:mirror-horizontal="false" draw:mirror-vertical="false" svg:viewBox="0 0 0 0" drawooo:sub-view-size="1470 955" draw:text-areas="0 0 ?f0 ?f1" draw:type="ooxml-non-primitive" draw:enhanced-path="M 478 0 C 230 0 1 210 1 477 1 725 230 954 478 954 L 1470 954 F N">
              <draw:equation draw:name="f0" draw:formula="logwidth"/>
              <draw:equation draw:name="f1" draw:formula="logheight"/>
            </draw:enhanced-geometry>
          </draw:custom-shape>
          <draw:custom-shape draw:name="Google Shape;1499;p 2" draw:style-name="gr14" draw:text-style-name="P5" draw:layer="layout" svg:width="0.314cm" svg:height="0.001cm" svg:x="1.825cm" svg:y="15.423cm">
            <text:p/>
            <draw:enhanced-geometry draw:mirror-horizontal="false" draw:mirror-vertical="false" svg:viewBox="0 0 0 0" drawooo:sub-view-size="3206 1" draw:text-areas="0 0 ?f0 ?f1" draw:type="ooxml-non-primitive" draw:enhanced-path="M 3206 0 L 0 0 F N">
              <draw:equation draw:name="f0" draw:formula="logwidth"/>
              <draw:equation draw:name="f1" draw:formula="logheight"/>
            </draw:enhanced-geometry>
          </draw:custom-shape>
          <draw:custom-shape draw:name="Google Shape;1500;p 2" draw:style-name="gr162" draw:text-style-name="P5" draw:layer="layout" svg:width="0.097cm" svg:height="1.521cm" svg:x="2.329cm" svg:y="13.902cm">
            <text:p/>
            <draw:enhanced-geometry draw:mirror-horizontal="false" draw:mirror-vertical="false" svg:viewBox="0 0 0 0" drawooo:sub-view-size="993 15456" draw:text-areas="0 0 ?f0 ?f1" draw:type="ooxml-non-primitive" draw:enhanced-path="M 802 0 L 993 15455 1 15455 F N">
              <draw:equation draw:name="f0" draw:formula="logwidth"/>
              <draw:equation draw:name="f1" draw:formula="logheight"/>
            </draw:enhanced-geometry>
          </draw:custom-shape>
          <draw:custom-shape draw:name="Google Shape;1501;p 2" draw:style-name="gr163" draw:text-style-name="P5" draw:layer="layout" svg:width="0.143cm" svg:height="0.092cm" svg:x="2.329cm" svg:y="15.423cm">
            <text:p/>
            <draw:enhanced-geometry draw:mirror-horizontal="false" draw:mirror-vertical="false" svg:viewBox="0 0 0 0" drawooo:sub-view-size="1470 955" draw:text-areas="0 0 ?f0 ?f1" draw:type="ooxml-non-primitive" draw:enhanced-path="M 993 0 C 1260 0 1470 210 1470 477 1470 725 1260 954 993 954 L 1 954 F N">
              <draw:equation draw:name="f0" draw:formula="logwidth"/>
              <draw:equation draw:name="f1" draw:formula="logheight"/>
            </draw:enhanced-geometry>
          </draw:custom-shape>
          <draw:custom-shape draw:name="Google Shape;1502;p 2" draw:style-name="gr161" draw:text-style-name="P5" draw:layer="layout" svg:width="0.361cm" svg:height="0.115cm" svg:x="2.748cm" svg:y="13.806cm">
            <text:p/>
            <draw:enhanced-geometry draw:mirror-horizontal="false" draw:mirror-vertical="false" svg:viewBox="0 0 0 0" drawooo:sub-view-size="3684 1184" draw:text-areas="0 0 ?f0 ?f1" draw:type="ooxml-non-primitive" draw:enhanced-path="M 592 1 C 268 1 1 268 1 592 1 917 268 1184 592 1184 917 1184 1184 917 1184 592 L 2500 592 C 2500 917 2767 1184 3092 1184 3416 1184 3683 917 3683 592 3683 268 3416 1 3092 1 F N">
              <draw:equation draw:name="f0" draw:formula="logwidth"/>
              <draw:equation draw:name="f1" draw:formula="logheight"/>
            </draw:enhanced-geometry>
          </draw:custom-shape>
          <draw:custom-shape draw:name="Google Shape;1503;p 2" draw:style-name="gr162" draw:text-style-name="P5" draw:layer="layout" svg:width="0.097cm" svg:height="1.521cm" svg:x="2.832cm" svg:y="13.902cm">
            <text:p/>
            <draw:enhanced-geometry draw:mirror-horizontal="false" draw:mirror-vertical="false" svg:viewBox="0 0 0 0" drawooo:sub-view-size="993 15456" draw:text-areas="0 0 ?f0 ?f1" draw:type="ooxml-non-primitive" draw:enhanced-path="M 191 0 L 0 15455 993 15455 F N">
              <draw:equation draw:name="f0" draw:formula="logwidth"/>
              <draw:equation draw:name="f1" draw:formula="logheight"/>
            </draw:enhanced-geometry>
          </draw:custom-shape>
          <draw:custom-shape draw:name="Google Shape;1504;p 2" draw:style-name="gr163" draw:text-style-name="P5" draw:layer="layout" svg:width="0.143cm" svg:height="0.092cm" svg:x="2.785cm" svg:y="15.423cm">
            <text:p/>
            <draw:enhanced-geometry draw:mirror-horizontal="false" draw:mirror-vertical="false" svg:viewBox="0 0 0 0" drawooo:sub-view-size="1470 955" draw:text-areas="0 0 ?f0 ?f1" draw:type="ooxml-non-primitive" draw:enhanced-path="M 477 0 C 210 0 0 210 0 477 0 725 210 954 477 954 L 1470 954 F N">
              <draw:equation draw:name="f0" draw:formula="logwidth"/>
              <draw:equation draw:name="f1" draw:formula="logheight"/>
            </draw:enhanced-geometry>
          </draw:custom-shape>
          <draw:custom-shape draw:name="Google Shape;1505;p 2" draw:style-name="gr162" draw:text-style-name="P5" draw:layer="layout" svg:width="0.095cm" svg:height="1.521cm" svg:x="2.929cm" svg:y="13.902cm">
            <text:p/>
            <draw:enhanced-geometry draw:mirror-horizontal="false" draw:mirror-vertical="false" svg:viewBox="0 0 0 0" drawooo:sub-view-size="974 15456" draw:text-areas="0 0 ?f0 ?f1" draw:type="ooxml-non-primitive" draw:enhanced-path="M 802 0 L 974 15455 1 15455 F N">
              <draw:equation draw:name="f0" draw:formula="logwidth"/>
              <draw:equation draw:name="f1" draw:formula="logheight"/>
            </draw:enhanced-geometry>
          </draw:custom-shape>
          <draw:custom-shape draw:name="Google Shape;1506;p 2" draw:style-name="gr163" draw:text-style-name="P5" draw:layer="layout" svg:width="0.143cm" svg:height="0.092cm" svg:x="2.929cm" svg:y="15.423cm">
            <text:p/>
            <draw:enhanced-geometry draw:mirror-horizontal="false" draw:mirror-vertical="false" svg:viewBox="0 0 0 0" drawooo:sub-view-size="1451 955" draw:text-areas="0 0 ?f0 ?f1" draw:type="ooxml-non-primitive" draw:enhanced-path="M 974 0 C 1241 0 1451 210 1451 477 1451 725 1241 954 974 954 L 1 954 F N">
              <draw:equation draw:name="f0" draw:formula="logwidth"/>
              <draw:equation draw:name="f1" draw:formula="logheight"/>
            </draw:enhanced-geometry>
          </draw:custom-shape>
          <draw:custom-shape draw:name="Google Shape;1507;p 2" draw:style-name="gr161" draw:text-style-name="P5" draw:layer="layout" svg:width="0.36cm" svg:height="0.115cm" svg:x="3.348cm" svg:y="13.806cm">
            <text:p/>
            <draw:enhanced-geometry draw:mirror-horizontal="false" draw:mirror-vertical="false" svg:viewBox="0 0 0 0" drawooo:sub-view-size="3664 1184" draw:text-areas="0 0 ?f0 ?f1" draw:type="ooxml-non-primitive" draw:enhanced-path="M 592 1 C 268 1 1 268 1 592 1 917 268 1184 592 1184 916 1184 1184 917 1184 592 L 2481 592 C 2481 917 2748 1184 3072 1184 3397 1184 3664 917 3664 592 3664 268 3397 1 3072 1 F N">
              <draw:equation draw:name="f0" draw:formula="logwidth"/>
              <draw:equation draw:name="f1" draw:formula="logheight"/>
            </draw:enhanced-geometry>
          </draw:custom-shape>
          <draw:custom-shape draw:name="Google Shape;1508;p 2" draw:style-name="gr162" draw:text-style-name="P5" draw:layer="layout" svg:width="0.097cm" svg:height="1.521cm" svg:x="3.431cm" svg:y="13.902cm">
            <text:p/>
            <draw:enhanced-geometry draw:mirror-horizontal="false" draw:mirror-vertical="false" svg:viewBox="0 0 0 0" drawooo:sub-view-size="993 15456" draw:text-areas="0 0 ?f0 ?f1" draw:type="ooxml-non-primitive" draw:enhanced-path="M 191 0 L 0 15455 992 15455 F N">
              <draw:equation draw:name="f0" draw:formula="logwidth"/>
              <draw:equation draw:name="f1" draw:formula="logheight"/>
            </draw:enhanced-geometry>
          </draw:custom-shape>
          <draw:custom-shape draw:name="Google Shape;1509;p 2" draw:style-name="gr163" draw:text-style-name="P5" draw:layer="layout" svg:width="0.143cm" svg:height="0.092cm" svg:x="3.385cm" svg:y="15.423cm">
            <text:p/>
            <draw:enhanced-geometry draw:mirror-horizontal="false" draw:mirror-vertical="false" svg:viewBox="0 0 0 0" drawooo:sub-view-size="1470 955" draw:text-areas="0 0 ?f0 ?f1" draw:type="ooxml-non-primitive" draw:enhanced-path="M 477 0 C 210 0 0 210 0 477 0 725 210 954 477 954 L 1469 954 F N">
              <draw:equation draw:name="f0" draw:formula="logwidth"/>
              <draw:equation draw:name="f1" draw:formula="logheight"/>
            </draw:enhanced-geometry>
          </draw:custom-shape>
          <draw:custom-shape draw:name="Google Shape;1510;p 2" draw:style-name="gr162" draw:text-style-name="P5" draw:layer="layout" svg:width="0.097cm" svg:height="1.521cm" svg:x="3.529cm" svg:y="13.902cm">
            <text:p/>
            <draw:enhanced-geometry draw:mirror-horizontal="false" draw:mirror-vertical="false" svg:viewBox="0 0 0 0" drawooo:sub-view-size="993 15456" draw:text-areas="0 0 ?f0 ?f1" draw:type="ooxml-non-primitive" draw:enhanced-path="M 802 0 L 992 15455 0 15455 F N">
              <draw:equation draw:name="f0" draw:formula="logwidth"/>
              <draw:equation draw:name="f1" draw:formula="logheight"/>
            </draw:enhanced-geometry>
          </draw:custom-shape>
          <draw:custom-shape draw:name="Google Shape;1511;p 2" draw:style-name="gr163" draw:text-style-name="P5" draw:layer="layout" svg:width="0.143cm" svg:height="0.092cm" svg:x="3.529cm" svg:y="15.423cm">
            <text:p/>
            <draw:enhanced-geometry draw:mirror-horizontal="false" draw:mirror-vertical="false" svg:viewBox="0 0 0 0" drawooo:sub-view-size="1470 955" draw:text-areas="0 0 ?f0 ?f1" draw:type="ooxml-non-primitive" draw:enhanced-path="M 992 0 C 1260 0 1469 210 1469 477 1469 725 1240 954 992 954 L 0 954 F N">
              <draw:equation draw:name="f0" draw:formula="logwidth"/>
              <draw:equation draw:name="f1" draw:formula="logheight"/>
            </draw:enhanced-geometry>
          </draw:custom-shape>
          <draw:custom-shape draw:name="Google Shape;1512;p 2" draw:style-name="gr164" draw:text-style-name="P5" draw:layer="layout" svg:width="1.669cm" svg:height="0.069cm" svg:x="2.148cm" svg:y="15.516cm">
            <text:p/>
            <draw:enhanced-geometry draw:mirror-horizontal="false" draw:mirror-vertical="false" svg:viewBox="0 0 0 0" drawooo:sub-view-size="16963 707" draw:text-areas="0 0 ?f0 ?f1" draw:type="ooxml-non-primitive" draw:enhanced-path="M 16963 0 L 0 0 0 706 F N">
              <draw:equation draw:name="f0" draw:formula="logwidth"/>
              <draw:equation draw:name="f1" draw:formula="logheight"/>
            </draw:enhanced-geometry>
          </draw:custom-shape>
          <draw:custom-shape draw:name="Google Shape;1513;p 2" draw:style-name="gr165" draw:text-style-name="P5" draw:layer="layout" svg:width="1.834cm" svg:height="0.071cm" svg:x="1.983cm" svg:y="15.587cm">
            <text:p/>
            <draw:enhanced-geometry draw:mirror-horizontal="false" draw:mirror-vertical="false" svg:viewBox="0 0 0 0" drawooo:sub-view-size="18643 726" draw:text-areas="0 0 ?f0 ?f1" draw:type="ooxml-non-primitive" draw:enhanced-path="M 18643 0 L 1 0 1 725 F N">
              <draw:equation draw:name="f0" draw:formula="logwidth"/>
              <draw:equation draw:name="f1" draw:formula="logheight"/>
            </draw:enhanced-geometry>
          </draw:custom-shape>
          <draw:custom-shape draw:name="Google Shape;1514;p 2" draw:style-name="gr166" draw:text-style-name="P5" draw:layer="layout" svg:width="2cm" svg:height="0.07cm" svg:x="1.817cm" svg:y="15.658cm">
            <text:p/>
            <draw:enhanced-geometry draw:mirror-horizontal="false" draw:mirror-vertical="false" svg:viewBox="0 0 0 0" drawooo:sub-view-size="20322 726" draw:text-areas="0 0 ?f0 ?f1" draw:type="ooxml-non-primitive" draw:enhanced-path="M 20322 0 L 1 0 1 725 F N">
              <draw:equation draw:name="f0" draw:formula="logwidth"/>
              <draw:equation draw:name="f1" draw:formula="logheight"/>
            </draw:enhanced-geometry>
          </draw:custom-shape>
          <draw:custom-shape draw:name="Google Shape;1515;p 2" draw:style-name="gr167" draw:text-style-name="P5" draw:layer="layout" svg:width="0.292cm" svg:height="1.121cm" svg:x="1.848cm" svg:y="14.001cm">
            <text:p/>
            <draw:enhanced-geometry draw:mirror-horizontal="false" draw:mirror-vertical="false" svg:viewBox="0 0 0 0" drawooo:sub-view-size="2977 11392" draw:text-areas="0 0 ?f0 ?f1" draw:type="ooxml-non-primitive" draw:enhanced-path="M 2977 0 L 0 0 0 11391 2977 11391 Z F N">
              <draw:equation draw:name="f0" draw:formula="logwidth"/>
              <draw:equation draw:name="f1" draw:formula="logheight"/>
            </draw:enhanced-geometry>
          </draw:custom-shape>
          <draw:custom-shape draw:name="Google Shape;1516;p 2" draw:style-name="gr168" draw:text-style-name="P5" draw:layer="layout" svg:width="0.049cm" svg:height="0.048cm" svg:x="1.921cm" svg:y="14.072cm">
            <text:p/>
            <draw:enhanced-geometry draw:mirror-horizontal="false" draw:mirror-vertical="false" svg:viewBox="0 0 0 0" drawooo:sub-view-size="516 497" draw:text-areas="0 0 ?f0 ?f1" draw:type="ooxml-non-primitive" draw:enhanced-path="M 267 497 C 401 497 515 382 515 248 515 115 401 0 267 0 115 0 0 115 0 248 0 382 115 497 267 497 Z F N">
              <draw:equation draw:name="f0" draw:formula="logwidth"/>
              <draw:equation draw:name="f1" draw:formula="logheight"/>
            </draw:enhanced-geometry>
          </draw:custom-shape>
          <draw:custom-shape draw:name="Google Shape;1517;p 2" draw:style-name="gr169" draw:text-style-name="P5" draw:layer="layout" svg:width="0.049cm" svg:height="0.049cm" svg:x="1.921cm" svg:y="14.204cm">
            <text:p/>
            <draw:enhanced-geometry draw:mirror-horizontal="false" draw:mirror-vertical="false" svg:viewBox="0 0 0 0" drawooo:sub-view-size="516 516" draw:text-areas="0 0 ?f0 ?f1" draw:type="ooxml-non-primitive" draw:enhanced-path="M 267 515 C 401 515 515 401 515 267 515 115 401 0 267 0 115 0 0 115 0 267 0 401 115 515 267 515 Z F N">
              <draw:equation draw:name="f0" draw:formula="logwidth"/>
              <draw:equation draw:name="f1" draw:formula="logheight"/>
            </draw:enhanced-geometry>
          </draw:custom-shape>
          <draw:custom-shape draw:name="Google Shape;1518;p 2" draw:style-name="gr43" draw:text-style-name="P5" draw:layer="layout" svg:width="0.049cm" svg:height="0.05cm" svg:x="1.921cm" svg:y="14.337cm">
            <text:p/>
            <draw:enhanced-geometry draw:mirror-horizontal="false" draw:mirror-vertical="false" svg:viewBox="0 0 0 0" drawooo:sub-view-size="516 516" draw:text-areas="0 0 ?f0 ?f1" draw:type="ooxml-non-primitive" draw:enhanced-path="M 267 516 C 401 516 515 401 515 249 515 115 401 1 267 1 115 1 0 115 0 249 0 401 115 516 267 516 Z F N">
              <draw:equation draw:name="f0" draw:formula="logwidth"/>
              <draw:equation draw:name="f1" draw:formula="logheight"/>
            </draw:enhanced-geometry>
          </draw:custom-shape>
          <draw:custom-shape draw:name="Google Shape;1519;p 2" draw:style-name="gr43" draw:text-style-name="P5" draw:layer="layout" svg:width="0.049cm" svg:height="0.05cm" svg:x="1.921cm" svg:y="14.468cm">
            <text:p/>
            <draw:enhanced-geometry draw:mirror-horizontal="false" draw:mirror-vertical="false" svg:viewBox="0 0 0 0" drawooo:sub-view-size="516 516" draw:text-areas="0 0 ?f0 ?f1" draw:type="ooxml-non-primitive" draw:enhanced-path="M 267 516 C 401 516 515 401 515 268 515 115 401 0 267 0 115 0 0 115 0 268 0 401 115 516 267 516 Z F N">
              <draw:equation draw:name="f0" draw:formula="logwidth"/>
              <draw:equation draw:name="f1" draw:formula="logheight"/>
            </draw:enhanced-geometry>
          </draw:custom-shape>
          <draw:custom-shape draw:name="Google Shape;1520;p 2" draw:style-name="gr43" draw:text-style-name="P5" draw:layer="layout" svg:width="0.049cm" svg:height="0.05cm" svg:x="1.921cm" svg:y="14.601cm">
            <text:p/>
            <draw:enhanced-geometry draw:mirror-horizontal="false" draw:mirror-vertical="false" svg:viewBox="0 0 0 0" drawooo:sub-view-size="516 516" draw:text-areas="0 0 ?f0 ?f1" draw:type="ooxml-non-primitive" draw:enhanced-path="M 267 515 C 401 515 515 401 515 267 515 115 401 0 267 0 115 0 0 115 0 267 0 401 115 515 267 515 Z F N">
              <draw:equation draw:name="f0" draw:formula="logwidth"/>
              <draw:equation draw:name="f1" draw:formula="logheight"/>
            </draw:enhanced-geometry>
          </draw:custom-shape>
          <draw:custom-shape draw:name="Google Shape;1521;p 2" draw:style-name="gr169" draw:text-style-name="P5" draw:layer="layout" svg:width="0.049cm" svg:height="0.049cm" svg:x="1.921cm" svg:y="14.735cm">
            <text:p/>
            <draw:enhanced-geometry draw:mirror-horizontal="false" draw:mirror-vertical="false" svg:viewBox="0 0 0 0" drawooo:sub-view-size="516 517" draw:text-areas="0 0 ?f0 ?f1" draw:type="ooxml-non-primitive" draw:enhanced-path="M 267 516 C 401 516 515 402 515 249 515 115 401 1 267 1 115 1 0 115 0 249 0 402 115 516 267 516 Z F N">
              <draw:equation draw:name="f0" draw:formula="logwidth"/>
              <draw:equation draw:name="f1" draw:formula="logheight"/>
            </draw:enhanced-geometry>
          </draw:custom-shape>
          <draw:custom-shape draw:name="Google Shape;1522;p 2" draw:style-name="gr43" draw:text-style-name="P5" draw:layer="layout" svg:width="0.049cm" svg:height="0.05cm" svg:x="1.921cm" svg:y="14.867cm">
            <text:p/>
            <draw:enhanced-geometry draw:mirror-horizontal="false" draw:mirror-vertical="false" svg:viewBox="0 0 0 0" drawooo:sub-view-size="516 516" draw:text-areas="0 0 ?f0 ?f1" draw:type="ooxml-non-primitive" draw:enhanced-path="M 267 516 C 401 516 515 401 515 268 515 115 401 0 267 0 115 0 0 115 0 268 0 401 115 516 267 516 Z F N">
              <draw:equation draw:name="f0" draw:formula="logwidth"/>
              <draw:equation draw:name="f1" draw:formula="logheight"/>
            </draw:enhanced-geometry>
          </draw:custom-shape>
          <draw:custom-shape draw:name="Google Shape;1523;p 2" draw:style-name="gr169" draw:text-style-name="P5" draw:layer="layout" svg:width="0.049cm" svg:height="0.049cm" svg:x="1.921cm" svg:y="15.001cm">
            <text:p/>
            <draw:enhanced-geometry draw:mirror-horizontal="false" draw:mirror-vertical="false" svg:viewBox="0 0 0 0" drawooo:sub-view-size="516 516" draw:text-areas="0 0 ?f0 ?f1" draw:type="ooxml-non-primitive" draw:enhanced-path="M 267 515 C 401 515 515 401 515 248 515 115 401 0 267 0 115 0 0 115 0 248 0 401 115 515 267 515 Z F N">
              <draw:equation draw:name="f0" draw:formula="logwidth"/>
              <draw:equation draw:name="f1" draw:formula="logheight"/>
            </draw:enhanced-geometry>
          </draw:custom-shape>
          <draw:custom-shape draw:name="Google Shape;1524;p 2" draw:style-name="gr168" draw:text-style-name="P5" draw:layer="layout" svg:width="0.049cm" svg:height="0.048cm" svg:x="2.028cm" svg:y="14.072cm">
            <text:p/>
            <draw:enhanced-geometry draw:mirror-horizontal="false" draw:mirror-vertical="false" svg:viewBox="0 0 0 0" drawooo:sub-view-size="517 497" draw:text-areas="0 0 ?f0 ?f1" draw:type="ooxml-non-primitive" draw:enhanced-path="M 268 497 C 402 497 516 382 516 248 516 115 402 0 268 0 115 0 1 115 1 248 1 382 115 497 268 497 Z F N">
              <draw:equation draw:name="f0" draw:formula="logwidth"/>
              <draw:equation draw:name="f1" draw:formula="logheight"/>
            </draw:enhanced-geometry>
          </draw:custom-shape>
          <draw:custom-shape draw:name="Google Shape;1525;p 2" draw:style-name="gr169" draw:text-style-name="P5" draw:layer="layout" svg:width="0.049cm" svg:height="0.049cm" svg:x="2.028cm" svg:y="14.204cm">
            <text:p/>
            <draw:enhanced-geometry draw:mirror-horizontal="false" draw:mirror-vertical="false" svg:viewBox="0 0 0 0" drawooo:sub-view-size="517 516" draw:text-areas="0 0 ?f0 ?f1" draw:type="ooxml-non-primitive" draw:enhanced-path="M 268 515 C 402 515 516 401 516 267 516 115 402 0 268 0 115 0 1 115 1 267 1 401 115 515 268 515 Z F N">
              <draw:equation draw:name="f0" draw:formula="logwidth"/>
              <draw:equation draw:name="f1" draw:formula="logheight"/>
            </draw:enhanced-geometry>
          </draw:custom-shape>
          <draw:custom-shape draw:name="Google Shape;1526;p 2" draw:style-name="gr43" draw:text-style-name="P5" draw:layer="layout" svg:width="0.049cm" svg:height="0.05cm" svg:x="2.028cm" svg:y="14.337cm">
            <text:p/>
            <draw:enhanced-geometry draw:mirror-horizontal="false" draw:mirror-vertical="false" svg:viewBox="0 0 0 0" drawooo:sub-view-size="517 516" draw:text-areas="0 0 ?f0 ?f1" draw:type="ooxml-non-primitive" draw:enhanced-path="M 268 516 C 402 516 516 401 516 249 516 115 402 1 268 1 115 1 1 115 1 249 1 401 115 516 268 516 Z F N">
              <draw:equation draw:name="f0" draw:formula="logwidth"/>
              <draw:equation draw:name="f1" draw:formula="logheight"/>
            </draw:enhanced-geometry>
          </draw:custom-shape>
          <draw:custom-shape draw:name="Google Shape;1527;p 2" draw:style-name="gr43" draw:text-style-name="P5" draw:layer="layout" svg:width="0.049cm" svg:height="0.05cm" svg:x="2.028cm" svg:y="14.468cm">
            <text:p/>
            <draw:enhanced-geometry draw:mirror-horizontal="false" draw:mirror-vertical="false" svg:viewBox="0 0 0 0" drawooo:sub-view-size="517 516" draw:text-areas="0 0 ?f0 ?f1" draw:type="ooxml-non-primitive" draw:enhanced-path="M 268 516 C 402 516 516 401 516 268 516 115 402 0 268 0 115 0 1 115 1 268 1 401 115 516 268 516 Z F N">
              <draw:equation draw:name="f0" draw:formula="logwidth"/>
              <draw:equation draw:name="f1" draw:formula="logheight"/>
            </draw:enhanced-geometry>
          </draw:custom-shape>
          <draw:custom-shape draw:name="Google Shape;1528;p 2" draw:style-name="gr43" draw:text-style-name="P5" draw:layer="layout" svg:width="0.049cm" svg:height="0.05cm" svg:x="2.028cm" svg:y="14.601cm">
            <text:p/>
            <draw:enhanced-geometry draw:mirror-horizontal="false" draw:mirror-vertical="false" svg:viewBox="0 0 0 0" drawooo:sub-view-size="517 516" draw:text-areas="0 0 ?f0 ?f1" draw:type="ooxml-non-primitive" draw:enhanced-path="M 268 515 C 402 515 516 401 516 267 516 115 402 0 268 0 115 0 1 115 1 267 1 401 115 515 268 515 Z F N">
              <draw:equation draw:name="f0" draw:formula="logwidth"/>
              <draw:equation draw:name="f1" draw:formula="logheight"/>
            </draw:enhanced-geometry>
          </draw:custom-shape>
          <draw:custom-shape draw:name="Google Shape;1529;p 2" draw:style-name="gr169" draw:text-style-name="P5" draw:layer="layout" svg:width="0.049cm" svg:height="0.049cm" svg:x="2.028cm" svg:y="14.735cm">
            <text:p/>
            <draw:enhanced-geometry draw:mirror-horizontal="false" draw:mirror-vertical="false" svg:viewBox="0 0 0 0" drawooo:sub-view-size="517 517" draw:text-areas="0 0 ?f0 ?f1" draw:type="ooxml-non-primitive" draw:enhanced-path="M 268 516 C 402 516 516 402 516 249 516 115 402 1 268 1 115 1 1 115 1 249 1 402 115 516 268 516 Z F N">
              <draw:equation draw:name="f0" draw:formula="logwidth"/>
              <draw:equation draw:name="f1" draw:formula="logheight"/>
            </draw:enhanced-geometry>
          </draw:custom-shape>
          <draw:custom-shape draw:name="Google Shape;1530;p 2" draw:style-name="gr43" draw:text-style-name="P5" draw:layer="layout" svg:width="0.049cm" svg:height="0.05cm" svg:x="2.028cm" svg:y="14.867cm">
            <text:p/>
            <draw:enhanced-geometry draw:mirror-horizontal="false" draw:mirror-vertical="false" svg:viewBox="0 0 0 0" drawooo:sub-view-size="517 516" draw:text-areas="0 0 ?f0 ?f1" draw:type="ooxml-non-primitive" draw:enhanced-path="M 268 516 C 402 516 516 401 516 268 516 115 402 0 268 0 115 0 1 115 1 268 1 401 115 516 268 516 Z F N">
              <draw:equation draw:name="f0" draw:formula="logwidth"/>
              <draw:equation draw:name="f1" draw:formula="logheight"/>
            </draw:enhanced-geometry>
          </draw:custom-shape>
          <draw:custom-shape draw:name="Google Shape;1531;p 2" draw:style-name="gr169" draw:text-style-name="P5" draw:layer="layout" svg:width="0.049cm" svg:height="0.049cm" svg:x="2.028cm" svg:y="15.001cm">
            <text:p/>
            <draw:enhanced-geometry draw:mirror-horizontal="false" draw:mirror-vertical="false" svg:viewBox="0 0 0 0" drawooo:sub-view-size="517 516" draw:text-areas="0 0 ?f0 ?f1" draw:type="ooxml-non-primitive" draw:enhanced-path="M 268 515 C 402 515 516 401 516 248 516 115 402 0 268 0 115 0 1 115 1 248 1 401 115 515 268 515 Z F N">
              <draw:equation draw:name="f0" draw:formula="logwidth"/>
              <draw:equation draw:name="f1" draw:formula="logheight"/>
            </draw:enhanced-geometry>
          </draw:custom-shape>
          <draw:custom-shape draw:name="Google Shape;1532;p 2" draw:style-name="gr14" draw:text-style-name="P5" draw:layer="layout" svg:width="0.428cm" svg:height="0.001cm" svg:x="2.414cm" svg:y="14.388cm">
            <text:p/>
            <draw:enhanced-geometry draw:mirror-horizontal="false" draw:mirror-vertical="false" svg:viewBox="0 0 0 0" drawooo:sub-view-size="4370 1" draw:text-areas="0 0 ?f0 ?f1" draw:type="ooxml-non-primitive" draw:enhanced-path="M 0 1 L 4370 1 F N">
              <draw:equation draw:name="f0" draw:formula="logwidth"/>
              <draw:equation draw:name="f1" draw:formula="logheight"/>
            </draw:enhanced-geometry>
          </draw:custom-shape>
          <draw:custom-shape draw:name="Google Shape;1533;p 2" draw:style-name="gr14" draw:text-style-name="P5" draw:layer="layout" svg:width="0.427cm" svg:height="0.001cm" svg:x="2.415cm" svg:y="14.436cm">
            <text:p/>
            <draw:enhanced-geometry draw:mirror-horizontal="false" draw:mirror-vertical="false" svg:viewBox="0 0 0 0" drawooo:sub-view-size="4351 1" draw:text-areas="0 0 ?f0 ?f1" draw:type="ooxml-non-primitive" draw:enhanced-path="M 4351 0 L 0 0 F N">
              <draw:equation draw:name="f0" draw:formula="logwidth"/>
              <draw:equation draw:name="f1" draw:formula="logheight"/>
            </draw:enhanced-geometry>
          </draw:custom-shape>
          <draw:custom-shape draw:name="Google Shape;1534;p 2" draw:style-name="gr14" draw:text-style-name="P5" draw:layer="layout" svg:width="0.42cm" svg:height="0.001cm" svg:x="2.419cm" svg:y="14.818cm">
            <text:p/>
            <draw:enhanced-geometry draw:mirror-horizontal="false" draw:mirror-vertical="false" svg:viewBox="0 0 0 0" drawooo:sub-view-size="4275 1" draw:text-areas="0 0 ?f0 ?f1" draw:type="ooxml-non-primitive" draw:enhanced-path="M 1 0 L 4275 0 F N">
              <draw:equation draw:name="f0" draw:formula="logwidth"/>
              <draw:equation draw:name="f1" draw:formula="logheight"/>
            </draw:enhanced-geometry>
          </draw:custom-shape>
          <draw:custom-shape draw:name="Google Shape;1535;p 2" draw:style-name="gr14" draw:text-style-name="P5" draw:layer="layout" svg:width="0.418cm" svg:height="0.001cm" svg:x="2.419cm" svg:y="14.867cm">
            <text:p/>
            <draw:enhanced-geometry draw:mirror-horizontal="false" draw:mirror-vertical="false" svg:viewBox="0 0 0 0" drawooo:sub-view-size="4256 1" draw:text-areas="0 0 ?f0 ?f1" draw:type="ooxml-non-primitive" draw:enhanced-path="M 4256 0 L 1 0 F N">
              <draw:equation draw:name="f0" draw:formula="logwidth"/>
              <draw:equation draw:name="f1" draw:formula="logheight"/>
            </draw:enhanced-geometry>
          </draw:custom-shape>
          <draw:custom-shape draw:name="Google Shape;1536;p 2" draw:style-name="gr95" draw:text-style-name="P5" draw:layer="layout" svg:width="0.27cm" svg:height="0.27cm" svg:x="2.494cm" svg:y="14.012cm">
            <text:p/>
            <draw:enhanced-geometry draw:mirror-horizontal="false" draw:mirror-vertical="false" svg:viewBox="0 0 0 0" drawooo:sub-view-size="2749 2749" draw:text-areas="0 0 ?f0 ?f1" draw:type="ooxml-non-primitive" draw:enhanced-path="M 2748 1 L 1 1 1 2748 2748 2748 Z F N">
              <draw:equation draw:name="f0" draw:formula="logwidth"/>
              <draw:equation draw:name="f1" draw:formula="logheight"/>
            </draw:enhanced-geometry>
          </draw:custom-shape>
          <draw:custom-shape draw:name="Google Shape;1537;p 2" draw:style-name="gr96" draw:text-style-name="P5" draw:layer="layout" svg:width="0.249cm" svg:height="0.066cm" svg:x="2.503cm" svg:y="14.652cm">
            <text:p/>
            <draw:enhanced-geometry draw:mirror-horizontal="false" draw:mirror-vertical="false" svg:viewBox="0 0 0 0" drawooo:sub-view-size="2538 688" draw:text-areas="0 0 ?f0 ?f1" draw:type="ooxml-non-primitive" draw:enhanced-path="M 2538 0 L 0 0 0 687 2538 687 Z F N">
              <draw:equation draw:name="f0" draw:formula="logwidth"/>
              <draw:equation draw:name="f1" draw:formula="logheight"/>
            </draw:enhanced-geometry>
          </draw:custom-shape>
          <draw:custom-shape draw:name="Google Shape;1538;p 2" draw:style-name="gr170" draw:text-style-name="P5" draw:layer="layout" svg:width="0.2cm" svg:height="0.2cm" svg:x="2.528cm" svg:y="14.047cm">
            <text:p/>
            <draw:enhanced-geometry draw:mirror-horizontal="false" draw:mirror-vertical="false" svg:viewBox="0 0 0 0" drawooo:sub-view-size="2042 2042" draw:text-areas="0 0 ?f0 ?f1" draw:type="ooxml-non-primitive" draw:enhanced-path="M 1031 2042 C 1584 2042 2042 1584 2042 1012 2042 458 1584 0 1031 0 458 0 0 458 0 1012 0 1584 458 2042 1031 2042 Z F N">
              <draw:equation draw:name="f0" draw:formula="logwidth"/>
              <draw:equation draw:name="f1" draw:formula="logheight"/>
            </draw:enhanced-geometry>
          </draw:custom-shape>
          <draw:custom-shape draw:name="Google Shape;1539;p 2" draw:style-name="gr171" draw:text-style-name="P5" draw:layer="layout" svg:width="0.001cm" svg:height="0.649cm" svg:x="2.63cm" svg:y="14.867cm">
            <text:p/>
            <draw:enhanced-geometry draw:mirror-horizontal="false" draw:mirror-vertical="false" svg:viewBox="0 0 0 0" drawooo:sub-view-size="1 6603" draw:text-areas="0 0 ?f0 ?f1" draw:type="ooxml-non-primitive" draw:enhanced-path="M 1 0 L 1 6602 F N">
              <draw:equation draw:name="f0" draw:formula="logwidth"/>
              <draw:equation draw:name="f1" draw:formula="logheight"/>
            </draw:enhanced-geometry>
          </draw:custom-shape>
          <draw:custom-shape draw:name="Google Shape;1540;p 2" draw:style-name="gr14" draw:text-style-name="P5" draw:layer="layout" svg:width="0.429cm" svg:height="0.001cm" svg:x="3.014cm" svg:y="14.388cm">
            <text:p/>
            <draw:enhanced-geometry draw:mirror-horizontal="false" draw:mirror-vertical="false" svg:viewBox="0 0 0 0" drawooo:sub-view-size="4370 1" draw:text-areas="0 0 ?f0 ?f1" draw:type="ooxml-non-primitive" draw:enhanced-path="M 0 1 L 4370 1 F N">
              <draw:equation draw:name="f0" draw:formula="logwidth"/>
              <draw:equation draw:name="f1" draw:formula="logheight"/>
            </draw:enhanced-geometry>
          </draw:custom-shape>
          <draw:custom-shape draw:name="Google Shape;1541;p 2" draw:style-name="gr14" draw:text-style-name="P5" draw:layer="layout" svg:width="0.428cm" svg:height="0.001cm" svg:x="3.014cm" svg:y="14.436cm">
            <text:p/>
            <draw:enhanced-geometry draw:mirror-horizontal="false" draw:mirror-vertical="false" svg:viewBox="0 0 0 0" drawooo:sub-view-size="4351 1" draw:text-areas="0 0 ?f0 ?f1" draw:type="ooxml-non-primitive" draw:enhanced-path="M 4351 0 L 0 0 F N">
              <draw:equation draw:name="f0" draw:formula="logwidth"/>
              <draw:equation draw:name="f1" draw:formula="logheight"/>
            </draw:enhanced-geometry>
          </draw:custom-shape>
          <draw:custom-shape draw:name="Google Shape;1542;p 2" draw:style-name="gr14" draw:text-style-name="P5" draw:layer="layout" svg:width="0.42cm" svg:height="0.001cm" svg:x="3.018cm" svg:y="14.818cm">
            <text:p/>
            <draw:enhanced-geometry draw:mirror-horizontal="false" draw:mirror-vertical="false" svg:viewBox="0 0 0 0" drawooo:sub-view-size="4275 1" draw:text-areas="0 0 ?f0 ?f1" draw:type="ooxml-non-primitive" draw:enhanced-path="M 0 0 L 4274 0 F N">
              <draw:equation draw:name="f0" draw:formula="logwidth"/>
              <draw:equation draw:name="f1" draw:formula="logheight"/>
            </draw:enhanced-geometry>
          </draw:custom-shape>
          <draw:custom-shape draw:name="Google Shape;1543;p 2" draw:style-name="gr14" draw:text-style-name="P5" draw:layer="layout" svg:width="0.418cm" svg:height="0.001cm" svg:x="3.02cm" svg:y="14.867cm">
            <text:p/>
            <draw:enhanced-geometry draw:mirror-horizontal="false" draw:mirror-vertical="false" svg:viewBox="0 0 0 0" drawooo:sub-view-size="4256 1" draw:text-areas="0 0 ?f0 ?f1" draw:type="ooxml-non-primitive" draw:enhanced-path="M 4255 0 L 0 0 F N">
              <draw:equation draw:name="f0" draw:formula="logwidth"/>
              <draw:equation draw:name="f1" draw:formula="logheight"/>
            </draw:enhanced-geometry>
          </draw:custom-shape>
          <draw:custom-shape draw:name="Google Shape;1544;p 2" draw:style-name="gr95" draw:text-style-name="P5" draw:layer="layout" svg:width="0.27cm" svg:height="0.27cm" svg:x="3.094cm" svg:y="14.012cm">
            <text:p/>
            <draw:enhanced-geometry draw:mirror-horizontal="false" draw:mirror-vertical="false" svg:viewBox="0 0 0 0" drawooo:sub-view-size="2749 2749" draw:text-areas="0 0 ?f0 ?f1" draw:type="ooxml-non-primitive" draw:enhanced-path="M 2748 1 L 1 1 1 2748 2748 2748 Z F N">
              <draw:equation draw:name="f0" draw:formula="logwidth"/>
              <draw:equation draw:name="f1" draw:formula="logheight"/>
            </draw:enhanced-geometry>
          </draw:custom-shape>
          <draw:custom-shape draw:name="Google Shape;1545;p 2" draw:style-name="gr96" draw:text-style-name="P5" draw:layer="layout" svg:width="0.251cm" svg:height="0.066cm" svg:x="3.103cm" svg:y="14.652cm">
            <text:p/>
            <draw:enhanced-geometry draw:mirror-horizontal="false" draw:mirror-vertical="false" svg:viewBox="0 0 0 0" drawooo:sub-view-size="2558 688" draw:text-areas="0 0 ?f0 ?f1" draw:type="ooxml-non-primitive" draw:enhanced-path="M 2558 0 L 1 0 1 687 2558 687 Z F N">
              <draw:equation draw:name="f0" draw:formula="logwidth"/>
              <draw:equation draw:name="f1" draw:formula="logheight"/>
            </draw:enhanced-geometry>
          </draw:custom-shape>
          <draw:custom-shape draw:name="Google Shape;1546;p 2" draw:style-name="gr170" draw:text-style-name="P5" draw:layer="layout" svg:width="0.198cm" svg:height="0.2cm" svg:x="3.129cm" svg:y="14.047cm">
            <text:p/>
            <draw:enhanced-geometry draw:mirror-horizontal="false" draw:mirror-vertical="false" svg:viewBox="0 0 0 0" drawooo:sub-view-size="2023 2042" draw:text-areas="0 0 ?f0 ?f1" draw:type="ooxml-non-primitive" draw:enhanced-path="M 2023 1012 C 2023 1584 1584 2042 1011 2042 458 2042 0 1584 0 1012 0 458 458 0 1011 0 1584 0 2023 458 2023 1012 Z F N">
              <draw:equation draw:name="f0" draw:formula="logwidth"/>
              <draw:equation draw:name="f1" draw:formula="logheight"/>
            </draw:enhanced-geometry>
          </draw:custom-shape>
          <draw:custom-shape draw:name="Google Shape;1547;p 2" draw:style-name="gr171" draw:text-style-name="P5" draw:layer="layout" svg:width="0.001cm" svg:height="0.649cm" svg:x="3.228cm" svg:y="14.867cm">
            <text:p/>
            <draw:enhanced-geometry draw:mirror-horizontal="false" draw:mirror-vertical="false" svg:viewBox="0 0 0 0" drawooo:sub-view-size="1 6603" draw:text-areas="0 0 ?f0 ?f1" draw:type="ooxml-non-primitive" draw:enhanced-path="M 0 0 L 0 6602 F N">
              <draw:equation draw:name="f0" draw:formula="logwidth"/>
              <draw:equation draw:name="f1" draw:formula="logheight"/>
            </draw:enhanced-geometry>
          </draw:custom-shape>
          <draw:custom-shape draw:name="Google Shape;1548;p 2" draw:style-name="gr14" draw:text-style-name="P5" draw:layer="layout" svg:width="0.405cm" svg:height="0.001cm" svg:x="3.615cm" svg:y="14.388cm">
            <text:p/>
            <draw:enhanced-geometry draw:mirror-horizontal="false" draw:mirror-vertical="false" svg:viewBox="0 0 0 0" drawooo:sub-view-size="4123 1" draw:text-areas="0 0 ?f0 ?f1" draw:type="ooxml-non-primitive" draw:enhanced-path="M 1 1 L 4122 1 F N">
              <draw:equation draw:name="f0" draw:formula="logwidth"/>
              <draw:equation draw:name="f1" draw:formula="logheight"/>
            </draw:enhanced-geometry>
          </draw:custom-shape>
          <draw:custom-shape draw:name="Google Shape;1549;p 2" draw:style-name="gr14" draw:text-style-name="P5" draw:layer="layout" svg:width="0.405cm" svg:height="0.001cm" svg:x="3.615cm" svg:y="14.436cm">
            <text:p/>
            <draw:enhanced-geometry draw:mirror-horizontal="false" draw:mirror-vertical="false" svg:viewBox="0 0 0 0" drawooo:sub-view-size="4123 1" draw:text-areas="0 0 ?f0 ?f1" draw:type="ooxml-non-primitive" draw:enhanced-path="M 4122 0 L 1 0 F N">
              <draw:equation draw:name="f0" draw:formula="logwidth"/>
              <draw:equation draw:name="f1" draw:formula="logheight"/>
            </draw:enhanced-geometry>
          </draw:custom-shape>
          <draw:custom-shape draw:name="Google Shape;1550;p 2" draw:style-name="gr14" draw:text-style-name="P5" draw:layer="layout" svg:width="0.395cm" svg:height="0.001cm" svg:x="3.62cm" svg:y="14.818cm">
            <text:p/>
            <draw:enhanced-geometry draw:mirror-horizontal="false" draw:mirror-vertical="false" svg:viewBox="0 0 0 0" drawooo:sub-view-size="4027 1" draw:text-areas="0 0 ?f0 ?f1" draw:type="ooxml-non-primitive" draw:enhanced-path="M 0 0 L 4026 0 F N">
              <draw:equation draw:name="f0" draw:formula="logwidth"/>
              <draw:equation draw:name="f1" draw:formula="logheight"/>
            </draw:enhanced-geometry>
          </draw:custom-shape>
          <draw:custom-shape draw:name="Google Shape;1551;p 2" draw:style-name="gr14" draw:text-style-name="P5" draw:layer="layout" svg:width="0.395cm" svg:height="0.001cm" svg:x="3.62cm" svg:y="14.867cm">
            <text:p/>
            <draw:enhanced-geometry draw:mirror-horizontal="false" draw:mirror-vertical="false" svg:viewBox="0 0 0 0" drawooo:sub-view-size="4027 1" draw:text-areas="0 0 ?f0 ?f1" draw:type="ooxml-non-primitive" draw:enhanced-path="M 4026 0 L 0 0 F N">
              <draw:equation draw:name="f0" draw:formula="logwidth"/>
              <draw:equation draw:name="f1" draw:formula="logheight"/>
            </draw:enhanced-geometry>
          </draw:custom-shape>
          <draw:custom-shape draw:name="Google Shape;1552;p 2" draw:style-name="gr95" draw:text-style-name="P5" draw:layer="layout" svg:width="0.271cm" svg:height="0.27cm" svg:x="3.683cm" svg:y="14.012cm">
            <text:p/>
            <draw:enhanced-geometry draw:mirror-horizontal="false" draw:mirror-vertical="false" svg:viewBox="0 0 0 0" drawooo:sub-view-size="2749 2749" draw:text-areas="0 0 ?f0 ?f1" draw:type="ooxml-non-primitive" draw:enhanced-path="M 2748 1 L 1 1 1 2748 2748 2748 Z F N">
              <draw:equation draw:name="f0" draw:formula="logwidth"/>
              <draw:equation draw:name="f1" draw:formula="logheight"/>
            </draw:enhanced-geometry>
          </draw:custom-shape>
          <draw:custom-shape draw:name="Google Shape;1553;p 2" draw:style-name="gr96" draw:text-style-name="P5" draw:layer="layout" svg:width="0.249cm" svg:height="0.066cm" svg:x="3.692cm" svg:y="14.652cm">
            <text:p/>
            <draw:enhanced-geometry draw:mirror-horizontal="false" draw:mirror-vertical="false" svg:viewBox="0 0 0 0" drawooo:sub-view-size="2538 688" draw:text-areas="0 0 ?f0 ?f1" draw:type="ooxml-non-primitive" draw:enhanced-path="M 2538 0 L 0 0 0 687 2538 687 Z F N">
              <draw:equation draw:name="f0" draw:formula="logwidth"/>
              <draw:equation draw:name="f1" draw:formula="logheight"/>
            </draw:enhanced-geometry>
          </draw:custom-shape>
          <draw:custom-shape draw:name="Google Shape;1554;p 2" draw:style-name="gr170" draw:text-style-name="P5" draw:layer="layout" svg:width="0.199cm" svg:height="0.2cm" svg:x="3.718cm" svg:y="14.047cm">
            <text:p/>
            <draw:enhanced-geometry draw:mirror-horizontal="false" draw:mirror-vertical="false" svg:viewBox="0 0 0 0" drawooo:sub-view-size="2042 2042" draw:text-areas="0 0 ?f0 ?f1" draw:type="ooxml-non-primitive" draw:enhanced-path="M 1031 2042 C 1584 2042 2042 1584 2042 1012 2042 458 1584 0 1031 0 458 0 0 458 0 1012 0 1584 458 2042 1031 2042 Z F N">
              <draw:equation draw:name="f0" draw:formula="logwidth"/>
              <draw:equation draw:name="f1" draw:formula="logheight"/>
            </draw:enhanced-geometry>
          </draw:custom-shape>
          <draw:custom-shape draw:name="Google Shape;1555;p 2" draw:style-name="gr171" draw:text-style-name="P5" draw:layer="layout" svg:width="0.001cm" svg:height="0.649cm" svg:x="3.819cm" svg:y="14.867cm">
            <text:p/>
            <draw:enhanced-geometry draw:mirror-horizontal="false" draw:mirror-vertical="false" svg:viewBox="0 0 0 0" drawooo:sub-view-size="1 6603" draw:text-areas="0 0 ?f0 ?f1" draw:type="ooxml-non-primitive" draw:enhanced-path="M 1 0 L 1 6602 F N">
              <draw:equation draw:name="f0" draw:formula="logwidth"/>
              <draw:equation draw:name="f1" draw:formula="logheight"/>
            </draw:enhanced-geometry>
          </draw:custom-shape>
          <draw:custom-shape draw:name="Google Shape;1556;p 2" draw:style-name="gr172" draw:text-style-name="P5" draw:layer="layout" svg:width="1.777cm" svg:height="0.702cm" svg:x="3.819cm" svg:y="12.785cm">
            <text:p/>
            <draw:enhanced-geometry draw:mirror-horizontal="false" draw:mirror-vertical="false" svg:viewBox="0 0 0 0" drawooo:sub-view-size="18051 7137" draw:text-areas="0 0 ?f0 ?f1" draw:type="ooxml-non-primitive" draw:enhanced-path="M 1 0 L 18051 5801 16372 7136 1 7136 F N">
              <draw:equation draw:name="f0" draw:formula="logwidth"/>
              <draw:equation draw:name="f1" draw:formula="logheight"/>
            </draw:enhanced-geometry>
          </draw:custom-shape>
          <draw:custom-shape draw:name="Google Shape;1557;p 2" draw:style-name="gr110" draw:text-style-name="P5" draw:layer="layout" svg:width="1.32cm" svg:height="0.424cm" svg:x="3.819cm" svg:y="12.961cm">
            <text:p/>
            <draw:enhanced-geometry draw:mirror-horizontal="false" draw:mirror-vertical="false" svg:viewBox="0 0 0 0" drawooo:sub-view-size="13415 4314" draw:text-areas="0 0 ?f0 ?f1" draw:type="ooxml-non-primitive" draw:enhanced-path="M 1 1 L 13414 4313 1 4313 F N">
              <draw:equation draw:name="f0" draw:formula="logwidth"/>
              <draw:equation draw:name="f1" draw:formula="logheight"/>
            </draw:enhanced-geometry>
          </draw:custom-shape>
          <draw:custom-shape draw:name="Google Shape;1558;p 2" draw:style-name="gr111" draw:text-style-name="P5" draw:layer="layout" svg:width="1.612cm" svg:height="0.317cm" svg:x="3.819cm" svg:y="13.488cm">
            <text:p/>
            <draw:enhanced-geometry draw:mirror-horizontal="false" draw:mirror-vertical="false" svg:viewBox="0 0 0 0" drawooo:sub-view-size="16372 3225" draw:text-areas="0 0 ?f0 ?f1" draw:type="ooxml-non-primitive" draw:enhanced-path="M 16372 0 L 16372 3225 1 3225 F N">
              <draw:equation draw:name="f0" draw:formula="logwidth"/>
              <draw:equation draw:name="f1" draw:formula="logheight"/>
            </draw:enhanced-geometry>
          </draw:custom-shape>
          <draw:custom-shape draw:name="Google Shape;1559;p 2" draw:style-name="gr112" draw:text-style-name="P5" draw:layer="layout" svg:width="1.612cm" svg:height="0.001cm" svg:x="3.819cm" svg:y="13.724cm">
            <text:p/>
            <draw:enhanced-geometry draw:mirror-horizontal="false" draw:mirror-vertical="false" svg:viewBox="0 0 0 0" drawooo:sub-view-size="16372 1" draw:text-areas="0 0 ?f0 ?f1" draw:type="ooxml-non-primitive" draw:enhanced-path="M 16372 1 L 1 1 F N">
              <draw:equation draw:name="f0" draw:formula="logwidth"/>
              <draw:equation draw:name="f1" draw:formula="logheight"/>
            </draw:enhanced-geometry>
          </draw:custom-shape>
          <draw:custom-shape draw:name="Google Shape;1560;p 2" draw:style-name="gr113" draw:text-style-name="P5" draw:layer="layout" svg:width="0.164cm" svg:height="0.208cm" svg:x="3.819cm" svg:y="12.617cm">
            <text:p/>
            <draw:enhanced-geometry draw:mirror-horizontal="false" draw:mirror-vertical="false" svg:viewBox="0 0 0 0" drawooo:sub-view-size="1680 2119" draw:text-areas="0 0 ?f0 ?f1" draw:type="ooxml-non-primitive" draw:enhanced-path="M 1355 2118 C 1680 1813 1489 1183 592 1469 1012 477 1 0 1 0 F N">
              <draw:equation draw:name="f0" draw:formula="logwidth"/>
              <draw:equation draw:name="f1" draw:formula="logheight"/>
            </draw:enhanced-geometry>
          </draw:custom-shape>
          <draw:custom-shape draw:name="Google Shape;1561;p 2" draw:style-name="gr114" draw:text-style-name="P5" draw:layer="layout" svg:width="0.162cm" svg:height="0.207cm" svg:x="6.654cm" svg:y="12.998cm">
            <text:p/>
            <draw:enhanced-geometry draw:mirror-horizontal="false" draw:mirror-vertical="false" svg:viewBox="0 0 0 0" drawooo:sub-view-size="1661 2119" draw:text-areas="0 0 ?f0 ?f1" draw:type="ooxml-non-primitive" draw:enhanced-path="M 1355 2118 C 1660 1813 1488 1183 592 1450 992 477 0 0 0 0 F N">
              <draw:equation draw:name="f0" draw:formula="logwidth"/>
              <draw:equation draw:name="f1" draw:formula="logheight"/>
            </draw:enhanced-geometry>
          </draw:custom-shape>
          <draw:custom-shape draw:name="Google Shape;1562;p 2" draw:style-name="gr173" draw:text-style-name="P5" draw:layer="layout" svg:width="1.895cm" svg:height="0.001cm" svg:x="4.15cm" svg:y="12.89cm">
            <text:p/>
            <draw:enhanced-geometry draw:mirror-horizontal="false" draw:mirror-vertical="false" svg:viewBox="0 0 0 0" drawooo:sub-view-size="19254 1" draw:text-areas="0 0 ?f0 ?f1" draw:type="ooxml-non-primitive" draw:enhanced-path="M 19253 1 L 1 1 F N">
              <draw:equation draw:name="f0" draw:formula="logwidth"/>
              <draw:equation draw:name="f1" draw:formula="logheight"/>
            </draw:enhanced-geometry>
          </draw:custom-shape>
          <draw:custom-shape draw:name="Google Shape;1563;p 2" draw:style-name="gr116" draw:text-style-name="P5" draw:layer="layout" svg:width="2.127cm" svg:height="0.001cm" svg:x="3.965cm" svg:y="12.785cm">
            <text:p/>
            <draw:enhanced-geometry draw:mirror-horizontal="false" draw:mirror-vertical="false" svg:viewBox="0 0 0 0" drawooo:sub-view-size="21620 1" draw:text-areas="0 0 ?f0 ?f1" draw:type="ooxml-non-primitive" draw:enhanced-path="M 1 0 L 21619 0 F N">
              <draw:equation draw:name="f0" draw:formula="logwidth"/>
              <draw:equation draw:name="f1" draw:formula="logheight"/>
            </draw:enhanced-geometry>
          </draw:custom-shape>
          <draw:custom-shape draw:name="Google Shape;1564;p 2" draw:style-name="gr14" draw:text-style-name="P5" draw:layer="layout" svg:width="0.486cm" svg:height="0.001cm" svg:x="5.559cm" svg:y="13.387cm">
            <text:p/>
            <draw:enhanced-geometry draw:mirror-horizontal="false" draw:mirror-vertical="false" svg:viewBox="0 0 0 0" drawooo:sub-view-size="4943 1" draw:text-areas="0 0 ?f0 ?f1" draw:type="ooxml-non-primitive" draw:enhanced-path="M 4942 0 L 0 0 F N">
              <draw:equation draw:name="f0" draw:formula="logwidth"/>
              <draw:equation draw:name="f1" draw:formula="logheight"/>
            </draw:enhanced-geometry>
          </draw:custom-shape>
          <draw:custom-shape draw:name="Google Shape;1565;p 2" draw:style-name="gr117" draw:text-style-name="P5" draw:layer="layout" svg:width="2.274cm" svg:height="0.001cm" svg:x="3.819cm" svg:y="12.035cm">
            <text:p/>
            <draw:enhanced-geometry draw:mirror-horizontal="false" draw:mirror-vertical="false" svg:viewBox="0 0 0 0" drawooo:sub-view-size="23108 1" draw:text-areas="0 0 ?f0 ?f1" draw:type="ooxml-non-primitive" draw:enhanced-path="M 23107 0 L 1 0 F N">
              <draw:equation draw:name="f0" draw:formula="logwidth"/>
              <draw:equation draw:name="f1" draw:formula="logheight"/>
            </draw:enhanced-geometry>
          </draw:custom-shape>
          <draw:custom-shape draw:name="Google Shape;1566;p 2" draw:style-name="gr118" draw:text-style-name="P5" draw:layer="layout" svg:width="2.356cm" svg:height="0.002cm" svg:x="3.819cm" svg:y="11.929cm">
            <text:p/>
            <draw:enhanced-geometry draw:mirror-horizontal="false" draw:mirror-vertical="false" svg:viewBox="0 0 0 0" drawooo:sub-view-size="23928 1" draw:text-areas="0 0 ?f0 ?f1" draw:type="ooxml-non-primitive" draw:enhanced-path="M 1 1 L 23928 1 F N">
              <draw:equation draw:name="f0" draw:formula="logwidth"/>
              <draw:equation draw:name="f1" draw:formula="logheight"/>
            </draw:enhanced-geometry>
          </draw:custom-shape>
          <draw:custom-shape draw:name="Google Shape;1567;p 2" draw:style-name="gr120" draw:text-style-name="P5" draw:layer="layout" svg:width="0.06cm" svg:height="0.855cm" svg:x="3.999cm" svg:y="11.929cm">
            <text:p/>
            <draw:enhanced-geometry draw:mirror-horizontal="false" draw:mirror-vertical="false" svg:viewBox="0 0 0 0" drawooo:sub-view-size="631 8683" draw:text-areas="0 0 ?f0 ?f1" draw:type="ooxml-non-primitive" draw:enhanced-path="M 0 1 L 630 1069 630 1661 0 1661 630 2577 630 8682 F N">
              <draw:equation draw:name="f0" draw:formula="logwidth"/>
              <draw:equation draw:name="f1" draw:formula="logheight"/>
            </draw:enhanced-geometry>
          </draw:custom-shape>
          <draw:custom-shape draw:name="Google Shape;1568;p 2" draw:style-name="gr120" draw:text-style-name="P5" draw:layer="layout" svg:width="0.061cm" svg:height="0.855cm" svg:x="4.206cm" svg:y="11.929cm">
            <text:p/>
            <draw:enhanced-geometry draw:mirror-horizontal="false" draw:mirror-vertical="false" svg:viewBox="0 0 0 0" drawooo:sub-view-size="630 8683" draw:text-areas="0 0 ?f0 ?f1" draw:type="ooxml-non-primitive" draw:enhanced-path="M 630 1 L 0 1069 0 1661 630 1661 0 2577 0 8682 F N">
              <draw:equation draw:name="f0" draw:formula="logwidth"/>
              <draw:equation draw:name="f1" draw:formula="logheight"/>
            </draw:enhanced-geometry>
          </draw:custom-shape>
          <draw:custom-shape draw:name="Google Shape;1569;p 2" draw:style-name="gr174" draw:text-style-name="P5" draw:layer="layout" svg:width="0.532cm" svg:height="0.535cm" svg:x="4.182cm" svg:y="12.099cm">
            <text:p/>
            <draw:enhanced-geometry draw:mirror-horizontal="false" draw:mirror-vertical="false" svg:viewBox="0 0 0 0" drawooo:sub-view-size="5420 5439" draw:text-areas="0 0 ?f0 ?f1" draw:type="ooxml-non-primitive" draw:enhanced-path="M 4446 4466 C 5419 3512 5419 1947 4446 974 3492 1 1927 1 954 974 0 1947 0 3512 954 4466 1927 5439 3492 5439 4446 4466 Z F N">
              <draw:equation draw:name="f0" draw:formula="logwidth"/>
              <draw:equation draw:name="f1" draw:formula="logheight"/>
            </draw:enhanced-geometry>
          </draw:custom-shape>
          <draw:custom-shape draw:name="Google Shape;1570;p 2" draw:style-name="gr120" draw:text-style-name="P5" draw:layer="layout" svg:width="0.061cm" svg:height="0.855cm" svg:x="4.628cm" svg:y="11.929cm">
            <text:p/>
            <draw:enhanced-geometry draw:mirror-horizontal="false" draw:mirror-vertical="false" svg:viewBox="0 0 0 0" drawooo:sub-view-size="631 8683" draw:text-areas="0 0 ?f0 ?f1" draw:type="ooxml-non-primitive" draw:enhanced-path="M 0 1 L 630 1069 630 1661 0 1661 630 2577 630 8682 F N">
              <draw:equation draw:name="f0" draw:formula="logwidth"/>
              <draw:equation draw:name="f1" draw:formula="logheight"/>
            </draw:enhanced-geometry>
          </draw:custom-shape>
          <draw:custom-shape draw:name="Google Shape;1571;p 2" draw:style-name="gr120" draw:text-style-name="P5" draw:layer="layout" svg:width="0.061cm" svg:height="0.855cm" svg:x="4.835cm" svg:y="11.929cm">
            <text:p/>
            <draw:enhanced-geometry draw:mirror-horizontal="false" draw:mirror-vertical="false" svg:viewBox="0 0 0 0" drawooo:sub-view-size="630 8683" draw:text-areas="0 0 ?f0 ?f1" draw:type="ooxml-non-primitive" draw:enhanced-path="M 630 1 L 0 1069 0 1661 630 1661 0 2577 0 8682 F N">
              <draw:equation draw:name="f0" draw:formula="logwidth"/>
              <draw:equation draw:name="f1" draw:formula="logheight"/>
            </draw:enhanced-geometry>
          </draw:custom-shape>
          <draw:custom-shape draw:name="Google Shape;1572;p 2" draw:style-name="gr175" draw:text-style-name="P5" draw:layer="layout" svg:width="0.521cm" svg:height="0.521cm" svg:x="4.817cm" svg:y="12.105cm">
            <text:p/>
            <draw:enhanced-geometry draw:mirror-horizontal="false" draw:mirror-vertical="false" svg:viewBox="0 0 0 0" drawooo:sub-view-size="5305 5305" draw:text-areas="0 0 ?f0 ?f1" draw:type="ooxml-non-primitive" draw:enhanced-path="M 3053 5095 C 4389 4866 5305 3606 5076 2252 4866 916 3607 0 2252 210 916 439 0 1698 210 3053 439 4389 1699 5305 3053 5095 Z F N">
              <draw:equation draw:name="f0" draw:formula="logwidth"/>
              <draw:equation draw:name="f1" draw:formula="logheight"/>
            </draw:enhanced-geometry>
          </draw:custom-shape>
          <draw:custom-shape draw:name="Google Shape;1573;p 2" draw:style-name="gr120" draw:text-style-name="P5" draw:layer="layout" svg:width="0.06cm" svg:height="0.855cm" svg:x="5.258cm" svg:y="11.929cm">
            <text:p/>
            <draw:enhanced-geometry draw:mirror-horizontal="false" draw:mirror-vertical="false" svg:viewBox="0 0 0 0" drawooo:sub-view-size="630 8683" draw:text-areas="0 0 ?f0 ?f1" draw:type="ooxml-non-primitive" draw:enhanced-path="M 0 1 L 630 1069 630 1661 0 1661 630 2577 630 8682 F N">
              <draw:equation draw:name="f0" draw:formula="logwidth"/>
              <draw:equation draw:name="f1" draw:formula="logheight"/>
            </draw:enhanced-geometry>
          </draw:custom-shape>
          <draw:custom-shape draw:name="Google Shape;1574;p 2" draw:style-name="gr120" draw:text-style-name="P5" draw:layer="layout" svg:width="0.061cm" svg:height="0.855cm" svg:x="5.465cm" svg:y="11.929cm">
            <text:p/>
            <draw:enhanced-geometry draw:mirror-horizontal="false" draw:mirror-vertical="false" svg:viewBox="0 0 0 0" drawooo:sub-view-size="630 8683" draw:text-areas="0 0 ?f0 ?f1" draw:type="ooxml-non-primitive" draw:enhanced-path="M 630 1 L 0 1069 0 1661 630 1661 0 2577 0 8682 F N">
              <draw:equation draw:name="f0" draw:formula="logwidth"/>
              <draw:equation draw:name="f1" draw:formula="logheight"/>
            </draw:enhanced-geometry>
          </draw:custom-shape>
          <draw:custom-shape draw:name="Google Shape;1575;p 2" draw:style-name="gr174" draw:text-style-name="P5" draw:layer="layout" svg:width="0.532cm" svg:height="0.535cm" svg:x="5.441cm" svg:y="12.101cm">
            <text:p/>
            <draw:enhanced-geometry draw:mirror-horizontal="false" draw:mirror-vertical="false" svg:viewBox="0 0 0 0" drawooo:sub-view-size="5420 5439" draw:text-areas="0 0 ?f0 ?f1" draw:type="ooxml-non-primitive" draw:enhanced-path="M 3282 5134 C 4599 4809 5419 3474 5114 2157 4789 821 3473 1 2137 306 821 631 0 1966 305 3283 611 4618 1946 5439 3282 5134 Z F N">
              <draw:equation draw:name="f0" draw:formula="logwidth"/>
              <draw:equation draw:name="f1" draw:formula="logheight"/>
            </draw:enhanced-geometry>
          </draw:custom-shape>
          <draw:custom-shape draw:name="Google Shape;1576;p 2" draw:style-name="gr120" draw:text-style-name="P5" draw:layer="layout" svg:width="0.061cm" svg:height="0.855cm" svg:x="5.887cm" svg:y="11.929cm">
            <text:p/>
            <draw:enhanced-geometry draw:mirror-horizontal="false" draw:mirror-vertical="false" svg:viewBox="0 0 0 0" drawooo:sub-view-size="630 8683" draw:text-areas="0 0 ?f0 ?f1" draw:type="ooxml-non-primitive" draw:enhanced-path="M 0 1 L 630 1069 630 1661 0 1661 630 2577 630 8682 F N">
              <draw:equation draw:name="f0" draw:formula="logwidth"/>
              <draw:equation draw:name="f1" draw:formula="logheight"/>
            </draw:enhanced-geometry>
          </draw:custom-shape>
          <draw:custom-shape draw:name="Google Shape;1577;p 2" draw:style-name="gr176" draw:text-style-name="P5" draw:layer="layout" svg:width="0.431cm" svg:height="0.433cm" svg:x="5.491cm" svg:y="12.152cm">
            <text:p/>
            <draw:enhanced-geometry draw:mirror-horizontal="false" draw:mirror-vertical="false" svg:viewBox="0 0 0 0" drawooo:sub-view-size="4389 4408" draw:text-areas="0 0 ?f0 ?f1" draw:type="ooxml-non-primitive" draw:enhanced-path="M 2653 4141 C 3721 3893 4389 2824 4122 1736 3874 668 2805 0 1737 267 668 515 0 1584 248 2652 515 3740 1584 4408 2653 4141 Z F N">
              <draw:equation draw:name="f0" draw:formula="logwidth"/>
              <draw:equation draw:name="f1" draw:formula="logheight"/>
            </draw:enhanced-geometry>
          </draw:custom-shape>
          <draw:custom-shape draw:name="Google Shape;1578;p 2" draw:style-name="gr124" draw:text-style-name="P5" draw:layer="layout" svg:width="0.444cm" svg:height="0.445cm" svg:x="4.854cm" svg:y="12.144cm">
            <text:p/>
            <draw:enhanced-geometry draw:mirror-horizontal="false" draw:mirror-vertical="false" svg:viewBox="0 0 0 0" drawooo:sub-view-size="4523 4523" draw:text-areas="0 0 ?f0 ?f1" draw:type="ooxml-non-primitive" draw:enhanced-path="M 4102 3035 C 4522 2004 4045 840 3034 421 2023 1 859 478 420 1508 0 2519 496 3683 1507 4103 2519 4523 3683 4046 4102 3035 Z F N">
              <draw:equation draw:name="f0" draw:formula="logwidth"/>
              <draw:equation draw:name="f1" draw:formula="logheight"/>
            </draw:enhanced-geometry>
          </draw:custom-shape>
          <draw:custom-shape draw:name="Google Shape;1579;p 2" draw:style-name="gr124" draw:text-style-name="P5" draw:layer="layout" svg:width="0.444cm" svg:height="0.445cm" svg:x="4.225cm" svg:y="12.144cm">
            <text:p/>
            <draw:enhanced-geometry draw:mirror-horizontal="false" draw:mirror-vertical="false" svg:viewBox="0 0 0 0" drawooo:sub-view-size="4523 4523" draw:text-areas="0 0 ?f0 ?f1" draw:type="ooxml-non-primitive" draw:enhanced-path="M 4102 3035 C 4522 2004 4045 840 3034 421 2003 1 840 478 420 1508 0 2519 496 3683 1507 4103 2519 4523 3683 4046 4102 3035 Z F N">
              <draw:equation draw:name="f0" draw:formula="logwidth"/>
              <draw:equation draw:name="f1" draw:formula="logheight"/>
            </draw:enhanced-geometry>
          </draw:custom-shape>
          <draw:custom-shape draw:name="Google Shape;1580;p 2" draw:style-name="gr177" draw:text-style-name="P5" draw:layer="layout" svg:width="2.098cm" svg:height="0.001cm" svg:x="3.819cm" svg:y="11.793cm">
            <text:p/>
            <draw:enhanced-geometry draw:mirror-horizontal="false" draw:mirror-vertical="false" svg:viewBox="0 0 0 0" drawooo:sub-view-size="21314 1" draw:text-areas="0 0 ?f0 ?f1" draw:type="ooxml-non-primitive" draw:enhanced-path="M 21314 1 L 1 1 F N">
              <draw:equation draw:name="f0" draw:formula="logwidth"/>
              <draw:equation draw:name="f1" draw:formula="logheight"/>
            </draw:enhanced-geometry>
          </draw:custom-shape>
          <draw:custom-shape draw:name="Google Shape;1581;p 2" draw:style-name="gr127" draw:text-style-name="P5" draw:layer="layout" svg:width="0.261cm" svg:height="0.136cm" svg:x="5.265cm" svg:y="11.793cm">
            <text:p/>
            <draw:enhanced-geometry draw:mirror-horizontal="false" draw:mirror-vertical="false" svg:viewBox="0 0 0 0" drawooo:sub-view-size="2653 1394" draw:text-areas="0 0 ?f0 ?f1" draw:type="ooxml-non-primitive" draw:enhanced-path="M 2653 1394 C 2653 1394 2443 592 1222 592 1 592 58 1 58 1 F N">
              <draw:equation draw:name="f0" draw:formula="logwidth"/>
              <draw:equation draw:name="f1" draw:formula="logheight"/>
            </draw:enhanced-geometry>
          </draw:custom-shape>
          <draw:custom-shape draw:name="Google Shape;1582;p 2" draw:style-name="gr127" draw:text-style-name="P5" draw:layer="layout" svg:width="0.26cm" svg:height="0.136cm" svg:x="4.636cm" svg:y="11.793cm">
            <text:p/>
            <draw:enhanced-geometry draw:mirror-horizontal="false" draw:mirror-vertical="false" svg:viewBox="0 0 0 0" drawooo:sub-view-size="2653 1394" draw:text-areas="0 0 ?f0 ?f1" draw:type="ooxml-non-primitive" draw:enhanced-path="M 2653 1394 C 2653 1394 2443 592 1222 592 1 592 58 1 58 1 F N">
              <draw:equation draw:name="f0" draw:formula="logwidth"/>
              <draw:equation draw:name="f1" draw:formula="logheight"/>
            </draw:enhanced-geometry>
          </draw:custom-shape>
          <draw:custom-shape draw:name="Google Shape;1583;p 2" draw:style-name="gr127" draw:text-style-name="P5" draw:layer="layout" svg:width="0.261cm" svg:height="0.136cm" svg:x="4.006cm" svg:y="11.793cm">
            <text:p/>
            <draw:enhanced-geometry draw:mirror-horizontal="false" draw:mirror-vertical="false" svg:viewBox="0 0 0 0" drawooo:sub-view-size="2653 1394" draw:text-areas="0 0 ?f0 ?f1" draw:type="ooxml-non-primitive" draw:enhanced-path="M 2653 1394 C 2653 1394 2443 592 1222 592 1 592 58 1 58 1 F N">
              <draw:equation draw:name="f0" draw:formula="logwidth"/>
              <draw:equation draw:name="f1" draw:formula="logheight"/>
            </draw:enhanced-geometry>
          </draw:custom-shape>
          <draw:custom-shape draw:name="Google Shape;1584;p 2" draw:style-name="gr178" draw:text-style-name="P5" draw:layer="layout" svg:width="0.779cm" svg:height="0.001cm" svg:x="3.819cm" svg:y="10.963cm">
            <text:p/>
            <draw:enhanced-geometry draw:mirror-horizontal="false" draw:mirror-vertical="false" svg:viewBox="0 0 0 0" drawooo:sub-view-size="7920 1" draw:text-areas="0 0 ?f0 ?f1" draw:type="ooxml-non-primitive" draw:enhanced-path="M 7919 0 L 1 0 F N">
              <draw:equation draw:name="f0" draw:formula="logwidth"/>
              <draw:equation draw:name="f1" draw:formula="logheight"/>
            </draw:enhanced-geometry>
          </draw:custom-shape>
          <draw:custom-shape draw:name="Google Shape;1585;p 2" draw:style-name="gr179" draw:text-style-name="P5" draw:layer="layout" svg:width="1.202cm" svg:height="0.829cm" svg:x="4.478cm" svg:y="10.963cm">
            <text:p/>
            <draw:enhanced-geometry draw:mirror-horizontal="false" draw:mirror-vertical="false" svg:viewBox="0 0 0 0" drawooo:sub-view-size="12213 8434" draw:text-areas="0 0 ?f0 ?f1" draw:type="ooxml-non-primitive" draw:enhanced-path="M 12212 8434 L 12212 6945 8549 5572 C 8549 5572 2939 1431 1 0 F N">
              <draw:equation draw:name="f0" draw:formula="logwidth"/>
              <draw:equation draw:name="f1" draw:formula="logheight"/>
            </draw:enhanced-geometry>
          </draw:custom-shape>
          <draw:custom-shape draw:name="Google Shape;1586;p 2" draw:style-name="gr130" draw:text-style-name="P5" draw:layer="layout" svg:width="0.943cm" svg:height="0.829cm" svg:x="4.358cm" svg:y="10.963cm">
            <text:p/>
            <draw:enhanced-geometry draw:mirror-horizontal="false" draw:mirror-vertical="false" svg:viewBox="0 0 0 0" drawooo:sub-view-size="9580 8434" draw:text-areas="0 0 ?f0 ?f1" draw:type="ooxml-non-primitive" draw:enhanced-path="M 9579 8434 L 9579 6945 6736 5572 C 6736 5572 2329 1565 1 0 F N">
              <draw:equation draw:name="f0" draw:formula="logwidth"/>
              <draw:equation draw:name="f1" draw:formula="logheight"/>
            </draw:enhanced-geometry>
          </draw:custom-shape>
          <draw:custom-shape draw:name="Google Shape;1587;p 2" draw:style-name="gr131" draw:text-style-name="P5" draw:layer="layout" svg:width="0.633cm" svg:height="0.829cm" svg:x="4.162cm" svg:y="10.963cm">
            <text:p/>
            <draw:enhanced-geometry draw:mirror-horizontal="false" draw:mirror-vertical="false" svg:viewBox="0 0 0 0" drawooo:sub-view-size="6431 8434" draw:text-areas="0 0 ?f0 ?f1" draw:type="ooxml-non-primitive" draw:enhanced-path="M 6431 8434 L 6431 6945 4503 5572 C 4503 5572 1508 1660 0 0 F N">
              <draw:equation draw:name="f0" draw:formula="logwidth"/>
              <draw:equation draw:name="f1" draw:formula="logheight"/>
            </draw:enhanced-geometry>
          </draw:custom-shape>
          <draw:custom-shape draw:name="Google Shape;1588;p 2" draw:style-name="gr132" draw:text-style-name="P5" draw:layer="layout" svg:width="0.233cm" svg:height="0.829cm" svg:x="3.945cm" svg:y="10.963cm">
            <text:p/>
            <draw:enhanced-geometry draw:mirror-horizontal="false" draw:mirror-vertical="false" svg:viewBox="0 0 0 0" drawooo:sub-view-size="2386 8434" draw:text-areas="0 0 ?f0 ?f1" draw:type="ooxml-non-primitive" draw:enhanced-path="M 2385 8434 L 2385 6945 1755 5572 C 1755 5572 1011 2271 0 0 F N">
              <draw:equation draw:name="f0" draw:formula="logwidth"/>
              <draw:equation draw:name="f1" draw:formula="logheight"/>
            </draw:enhanced-geometry>
          </draw:custom-shape>
          <draw:custom-shape draw:name="Google Shape;1589;p 2" draw:style-name="gr178" draw:text-style-name="P5" draw:layer="layout" svg:width="0.779cm" svg:height="0.001cm" svg:x="3.819cm" svg:y="10.851cm">
            <text:p/>
            <draw:enhanced-geometry draw:mirror-horizontal="false" draw:mirror-vertical="false" svg:viewBox="0 0 0 0" drawooo:sub-view-size="7920 1" draw:text-areas="0 0 ?f0 ?f1" draw:type="ooxml-non-primitive" draw:enhanced-path="M 7919 0 L 1 0 F N">
              <draw:equation draw:name="f0" draw:formula="logwidth"/>
              <draw:equation draw:name="f1" draw:formula="logheight"/>
            </draw:enhanced-geometry>
          </draw:custom-shape>
          <draw:custom-shape draw:name="Google Shape;1590;p 2" draw:style-name="gr133" draw:text-style-name="P5" draw:layer="layout" svg:width="0.711cm" svg:height="0.001cm" svg:x="3.819cm" svg:y="10.729cm">
            <text:p/>
            <draw:enhanced-geometry draw:mirror-horizontal="false" draw:mirror-vertical="false" svg:viewBox="0 0 0 0" drawooo:sub-view-size="7233 1" draw:text-areas="0 0 ?f0 ?f1" draw:type="ooxml-non-primitive" draw:enhanced-path="M 7232 0 L 1 0 F N">
              <draw:equation draw:name="f0" draw:formula="logwidth"/>
              <draw:equation draw:name="f1" draw:formula="logheight"/>
            </draw:enhanced-geometry>
          </draw:custom-shape>
          <draw:custom-shape draw:name="Google Shape;1591;p 2" draw:style-name="gr134" draw:text-style-name="P5" draw:layer="layout" svg:width="0.119cm" svg:height="0.121cm" svg:x="4.378cm" svg:y="10.729cm">
            <text:p/>
            <draw:enhanced-geometry draw:mirror-horizontal="false" draw:mirror-vertical="false" svg:viewBox="0 0 0 0" drawooo:sub-view-size="1222 1241" draw:text-areas="0 0 ?f0 ?f1" draw:type="ooxml-non-primitive" draw:enhanced-path="M 611 1240 C 955 1240 1222 954 1222 611 1222 286 955 0 611 0 268 0 1 286 1 611 1 954 268 1240 611 1240 Z F N">
              <draw:equation draw:name="f0" draw:formula="logwidth"/>
              <draw:equation draw:name="f1" draw:formula="logheight"/>
            </draw:enhanced-geometry>
          </draw:custom-shape>
          <draw:custom-shape draw:name="Google Shape;1592;p 2" draw:style-name="gr134" draw:text-style-name="P5" draw:layer="layout" svg:width="0.121cm" svg:height="0.121cm" svg:x="4.143cm" svg:y="10.729cm">
            <text:p/>
            <draw:enhanced-geometry draw:mirror-horizontal="false" draw:mirror-vertical="false" svg:viewBox="0 0 0 0" drawooo:sub-view-size="1241 1241" draw:text-areas="0 0 ?f0 ?f1" draw:type="ooxml-non-primitive" draw:enhanced-path="M 630 1240 C 955 1240 1241 954 1241 611 1241 286 955 0 630 0 287 0 1 286 1 611 1 954 287 1240 630 1240 Z F N">
              <draw:equation draw:name="f0" draw:formula="logwidth"/>
              <draw:equation draw:name="f1" draw:formula="logheight"/>
            </draw:enhanced-geometry>
          </draw:custom-shape>
          <draw:custom-shape draw:name="Google Shape;1593;p 2" draw:style-name="gr134" draw:text-style-name="P5" draw:layer="layout" svg:width="0.121cm" svg:height="0.121cm" svg:x="3.911cm" svg:y="10.729cm">
            <text:p/>
            <draw:enhanced-geometry draw:mirror-horizontal="false" draw:mirror-vertical="false" svg:viewBox="0 0 0 0" drawooo:sub-view-size="1241 1241" draw:text-areas="0 0 ?f0 ?f1" draw:type="ooxml-non-primitive" draw:enhanced-path="M 630 1240 C 955 1240 1241 954 1241 611 1241 286 955 0 630 0 287 0 1 286 1 611 1 954 287 1240 630 1240 Z F N">
              <draw:equation draw:name="f0" draw:formula="logwidth"/>
              <draw:equation draw:name="f1" draw:formula="logheight"/>
            </draw:enhanced-geometry>
          </draw:custom-shape>
          <draw:custom-shape draw:name="Google Shape;1594;p 2" draw:style-name="gr14" draw:text-style-name="P5" draw:layer="layout" svg:width="0.114cm" svg:height="0.001cm" svg:x="3.819cm" svg:y="10.398cm">
            <text:p/>
            <draw:enhanced-geometry draw:mirror-horizontal="false" draw:mirror-vertical="false" svg:viewBox="0 0 0 0" drawooo:sub-view-size="1165 1" draw:text-areas="0 0 ?f0 ?f1" draw:type="ooxml-non-primitive" draw:enhanced-path="M 1165 0 L 1 0 F N">
              <draw:equation draw:name="f0" draw:formula="logwidth"/>
              <draw:equation draw:name="f1" draw:formula="logheight"/>
            </draw:enhanced-geometry>
          </draw:custom-shape>
          <draw:custom-shape draw:name="Google Shape;1595;p 2" draw:style-name="gr14" draw:text-style-name="P5" draw:layer="layout" svg:width="0.114cm" svg:height="0.001cm" svg:x="3.819cm" svg:y="10.232cm">
            <text:p/>
            <draw:enhanced-geometry draw:mirror-horizontal="false" draw:mirror-vertical="false" svg:viewBox="0 0 0 0" drawooo:sub-view-size="1165 1" draw:text-areas="0 0 ?f0 ?f1" draw:type="ooxml-non-primitive" draw:enhanced-path="M 1165 1 L 1 1 F N">
              <draw:equation draw:name="f0" draw:formula="logwidth"/>
              <draw:equation draw:name="f1" draw:formula="logheight"/>
            </draw:enhanced-geometry>
          </draw:custom-shape>
          <draw:custom-shape draw:name="Google Shape;1596;p 2" draw:style-name="gr14" draw:text-style-name="P5" draw:layer="layout" svg:width="0.092cm" svg:height="0.001cm" svg:x="3.819cm" svg:y="10.021cm">
            <text:p/>
            <draw:enhanced-geometry draw:mirror-horizontal="false" draw:mirror-vertical="false" svg:viewBox="0 0 0 0" drawooo:sub-view-size="936 1" draw:text-areas="0 0 ?f0 ?f1" draw:type="ooxml-non-primitive" draw:enhanced-path="M 936 1 L 1 1 F N">
              <draw:equation draw:name="f0" draw:formula="logwidth"/>
              <draw:equation draw:name="f1" draw:formula="logheight"/>
            </draw:enhanced-geometry>
          </draw:custom-shape>
          <draw:custom-shape draw:name="Google Shape;1597;p 2" draw:style-name="gr135" draw:text-style-name="P5" draw:layer="layout" svg:width="0.06cm" svg:height="0.059cm" svg:x="3.819cm" svg:y="9.768cm">
            <text:p/>
            <draw:enhanced-geometry draw:mirror-horizontal="false" draw:mirror-vertical="false" svg:viewBox="0 0 0 0" drawooo:sub-view-size="612 612" draw:text-areas="0 0 ?f0 ?f1" draw:type="ooxml-non-primitive" draw:enhanced-path="M 611 1 C 611 344 344 612 1 612 F N">
              <draw:equation draw:name="f0" draw:formula="logwidth"/>
              <draw:equation draw:name="f1" draw:formula="logheight"/>
            </draw:enhanced-geometry>
          </draw:custom-shape>
          <draw:custom-shape draw:name="Google Shape;1598;p 2" draw:style-name="gr180" draw:text-style-name="P5" draw:layer="layout" svg:width="0.625cm" svg:height="0.244cm" svg:x="5.345cm" svg:y="12.89cm">
            <text:p/>
            <draw:enhanced-geometry draw:mirror-horizontal="false" draw:mirror-vertical="false" svg:viewBox="0 0 0 0" drawooo:sub-view-size="6354 2501" draw:text-areas="0 0 ?f0 ?f1" draw:type="ooxml-non-primitive" draw:enhanced-path="M 0 1 L 6354 2500 0 2500 F N">
              <draw:equation draw:name="f0" draw:formula="logwidth"/>
              <draw:equation draw:name="f1" draw:formula="logheight"/>
            </draw:enhanced-geometry>
          </draw:custom-shape>
          <draw:custom-shape draw:name="Google Shape;1599;p 2" draw:style-name="gr137" draw:text-style-name="P5" draw:layer="layout" svg:width="0.001cm" svg:height="0.247cm" svg:x="5.903cm" svg:y="13.139cm">
            <text:p/>
            <draw:enhanced-geometry draw:mirror-horizontal="false" draw:mirror-vertical="false" svg:viewBox="0 0 0 0" drawooo:sub-view-size="1 2520" draw:text-areas="0 0 ?f0 ?f1" draw:type="ooxml-non-primitive" draw:enhanced-path="M 1 0 L 1 2519 F N">
              <draw:equation draw:name="f0" draw:formula="logwidth"/>
              <draw:equation draw:name="f1" draw:formula="logheight"/>
            </draw:enhanced-geometry>
          </draw:custom-shape>
          <draw:custom-shape draw:name="Google Shape;1600;p 2" draw:style-name="gr14" draw:text-style-name="P5" draw:layer="layout" svg:width="0.431cm" svg:height="0.001cm" svg:x="4.913cm" svg:y="13.137cm">
            <text:p/>
            <draw:enhanced-geometry draw:mirror-horizontal="false" draw:mirror-vertical="false" svg:viewBox="0 0 0 0" drawooo:sub-view-size="4390 1" draw:text-areas="0 0 ?f0 ?f1" draw:type="ooxml-non-primitive" draw:enhanced-path="M 1 0 L 4389 0 F N">
              <draw:equation draw:name="f0" draw:formula="logwidth"/>
              <draw:equation draw:name="f1" draw:formula="logheight"/>
            </draw:enhanced-geometry>
          </draw:custom-shape>
          <draw:custom-shape draw:name="Google Shape;1601;p 2" draw:style-name="gr181" draw:text-style-name="P5" draw:layer="layout" svg:width="0.537cm" svg:height="0.211cm" svg:x="4.807cm" svg:y="12.89cm">
            <text:p/>
            <draw:enhanced-geometry draw:mirror-horizontal="false" draw:mirror-vertical="false" svg:viewBox="0 0 0 0" drawooo:sub-view-size="5458 2157" draw:text-areas="0 0 ?f0 ?f1" draw:type="ooxml-non-primitive" draw:enhanced-path="M 5457 1 L 0 2157 F N">
              <draw:equation draw:name="f0" draw:formula="logwidth"/>
              <draw:equation draw:name="f1" draw:formula="logheight"/>
            </draw:enhanced-geometry>
          </draw:custom-shape>
          <draw:custom-shape draw:name="Google Shape;1602;p 2" draw:style-name="gr14" draw:text-style-name="P5" draw:layer="layout" svg:width="0.37cm" svg:height="0.001cm" svg:x="6.654cm" svg:y="13.367cm">
            <text:p/>
            <draw:enhanced-geometry draw:mirror-horizontal="false" draw:mirror-vertical="false" svg:viewBox="0 0 0 0" drawooo:sub-view-size="3760 1" draw:text-areas="0 0 ?f0 ?f1" draw:type="ooxml-non-primitive" draw:enhanced-path="M 3759 0 L 0 0 F N">
              <draw:equation draw:name="f0" draw:formula="logwidth"/>
              <draw:equation draw:name="f1" draw:formula="logheight"/>
            </draw:enhanced-geometry>
          </draw:custom-shape>
          <draw:custom-shape draw:name="Google Shape;1603;p 2" draw:style-name="gr182" draw:text-style-name="P5" draw:layer="layout" svg:width="0.8cm" svg:height="0.001cm" svg:x="6.654cm" svg:y="13.623cm">
            <text:p/>
            <draw:enhanced-geometry draw:mirror-horizontal="false" draw:mirror-vertical="false" svg:viewBox="0 0 0 0" drawooo:sub-view-size="8129 1" draw:text-areas="0 0 ?f0 ?f1" draw:type="ooxml-non-primitive" draw:enhanced-path="M 8128 0 L 0 0 F N">
              <draw:equation draw:name="f0" draw:formula="logwidth"/>
              <draw:equation draw:name="f1" draw:formula="logheight"/>
            </draw:enhanced-geometry>
          </draw:custom-shape>
          <draw:custom-shape draw:name="Google Shape;1604;p 2" draw:style-name="gr183" draw:text-style-name="P5" draw:layer="layout" svg:width="0.8cm" svg:height="0.002cm" svg:x="6.654cm" svg:y="13.739cm">
            <text:p/>
            <draw:enhanced-geometry draw:mirror-horizontal="false" draw:mirror-vertical="false" svg:viewBox="0 0 0 0" drawooo:sub-view-size="8129 1" draw:text-areas="0 0 ?f0 ?f1" draw:type="ooxml-non-primitive" draw:enhanced-path="M 8128 0 L 0 0 F N">
              <draw:equation draw:name="f0" draw:formula="logwidth"/>
              <draw:equation draw:name="f1" draw:formula="logheight"/>
            </draw:enhanced-geometry>
          </draw:custom-shape>
          <draw:custom-shape draw:name="Google Shape;1605;p 2" draw:style-name="gr183" draw:text-style-name="P5" draw:layer="layout" svg:width="0.8cm" svg:height="0.002cm" svg:x="6.654cm" svg:y="13.696cm">
            <text:p/>
            <draw:enhanced-geometry draw:mirror-horizontal="false" draw:mirror-vertical="false" svg:viewBox="0 0 0 0" drawooo:sub-view-size="8129 1" draw:text-areas="0 0 ?f0 ?f1" draw:type="ooxml-non-primitive" draw:enhanced-path="M 8128 0 L 0 0 F N">
              <draw:equation draw:name="f0" draw:formula="logwidth"/>
              <draw:equation draw:name="f1" draw:formula="logheight"/>
            </draw:enhanced-geometry>
          </draw:custom-shape>
          <draw:custom-shape draw:name="Google Shape;1606;p 2" draw:style-name="gr141" draw:text-style-name="P5" draw:layer="layout" svg:width="0.725cm" svg:height="0.001cm" svg:x="6.654cm" svg:y="13.895cm">
            <text:p/>
            <draw:enhanced-geometry draw:mirror-horizontal="false" draw:mirror-vertical="false" svg:viewBox="0 0 0 0" drawooo:sub-view-size="7366 1" draw:text-areas="0 0 ?f0 ?f1" draw:type="ooxml-non-primitive" draw:enhanced-path="M 7365 1 L 0 1 F N">
              <draw:equation draw:name="f0" draw:formula="logwidth"/>
              <draw:equation draw:name="f1" draw:formula="logheight"/>
            </draw:enhanced-geometry>
          </draw:custom-shape>
          <draw:custom-shape draw:name="Google Shape;1607;p 2" draw:style-name="gr156" draw:text-style-name="P5" draw:layer="layout" svg:width="0.687cm" svg:height="0.001cm" svg:x="6.692cm" svg:y="15.423cm">
            <text:p/>
            <draw:enhanced-geometry draw:mirror-horizontal="false" draw:mirror-vertical="false" svg:viewBox="0 0 0 0" drawooo:sub-view-size="6985 1" draw:text-areas="0 0 ?f0 ?f1" draw:type="ooxml-non-primitive" draw:enhanced-path="M 6984 0 L 1 0 F N">
              <draw:equation draw:name="f0" draw:formula="logwidth"/>
              <draw:equation draw:name="f1" draw:formula="logheight"/>
            </draw:enhanced-geometry>
          </draw:custom-shape>
          <draw:custom-shape draw:name="Google Shape;1608;p 2" draw:style-name="gr141" draw:text-style-name="P5" draw:layer="layout" svg:width="0.725cm" svg:height="0.001cm" svg:x="6.654cm" svg:y="14.414cm">
            <text:p/>
            <draw:enhanced-geometry draw:mirror-horizontal="false" draw:mirror-vertical="false" svg:viewBox="0 0 0 0" drawooo:sub-view-size="7366 1" draw:text-areas="0 0 ?f0 ?f1" draw:type="ooxml-non-primitive" draw:enhanced-path="M 0 0 L 7365 0 F N">
              <draw:equation draw:name="f0" draw:formula="logwidth"/>
              <draw:equation draw:name="f1" draw:formula="logheight"/>
            </draw:enhanced-geometry>
          </draw:custom-shape>
          <draw:custom-shape draw:name="Google Shape;1609;p 2" draw:style-name="gr143" draw:text-style-name="P5" draw:layer="layout" svg:width="0.7cm" svg:height="0.002cm" svg:x="6.732cm" svg:y="15.516cm">
            <text:p/>
            <draw:enhanced-geometry draw:mirror-horizontal="false" draw:mirror-vertical="false" svg:viewBox="0 0 0 0" drawooo:sub-view-size="7118 1" draw:text-areas="0 0 ?f0 ?f1" draw:type="ooxml-non-primitive" draw:enhanced-path="M 7118 0 L 0 0 F N">
              <draw:equation draw:name="f0" draw:formula="logwidth"/>
              <draw:equation draw:name="f1" draw:formula="logheight"/>
            </draw:enhanced-geometry>
          </draw:custom-shape>
          <draw:custom-shape draw:name="Google Shape;1610;p 2" draw:style-name="gr144" draw:text-style-name="P5" draw:layer="layout" svg:width="0.094cm" svg:height="0.895cm" svg:x="6.872cm" svg:y="14.62cm">
            <text:p/>
            <draw:enhanced-geometry draw:mirror-horizontal="false" draw:mirror-vertical="false" svg:viewBox="0 0 0 0" drawooo:sub-view-size="974 9103" draw:text-areas="0 0 ?f0 ?f1" draw:type="ooxml-non-primitive" draw:enhanced-path="M 1 1 L 573 1 573 8148 974 9102 F N">
              <draw:equation draw:name="f0" draw:formula="logwidth"/>
              <draw:equation draw:name="f1" draw:formula="logheight"/>
            </draw:enhanced-geometry>
          </draw:custom-shape>
          <draw:custom-shape draw:name="Google Shape;1611;p 2" draw:style-name="gr145" draw:text-style-name="P5" draw:layer="layout" svg:width="0.094cm" svg:height="0.117cm" svg:x="6.872cm" svg:y="14.502cm">
            <text:p/>
            <draw:enhanced-geometry draw:mirror-horizontal="false" draw:mirror-vertical="false" svg:viewBox="0 0 0 0" drawooo:sub-view-size="974 1203" draw:text-areas="0 0 ?f0 ?f1" draw:type="ooxml-non-primitive" draw:enhanced-path="M 1 1 L 974 1 573 1203 F N">
              <draw:equation draw:name="f0" draw:formula="logwidth"/>
              <draw:equation draw:name="f1" draw:formula="logheight"/>
            </draw:enhanced-geometry>
          </draw:custom-shape>
          <draw:custom-shape draw:name="Google Shape;1612;p 2" draw:style-name="gr144" draw:text-style-name="P5" draw:layer="layout" svg:width="0.094cm" svg:height="0.895cm" svg:x="6.776cm" svg:y="14.62cm">
            <text:p/>
            <draw:enhanced-geometry draw:mirror-horizontal="false" draw:mirror-vertical="false" svg:viewBox="0 0 0 0" drawooo:sub-view-size="974 9103" draw:text-areas="0 0 ?f0 ?f1" draw:type="ooxml-non-primitive" draw:enhanced-path="M 974 1 L 420 1 420 8148 0 9102 F N">
              <draw:equation draw:name="f0" draw:formula="logwidth"/>
              <draw:equation draw:name="f1" draw:formula="logheight"/>
            </draw:enhanced-geometry>
          </draw:custom-shape>
          <draw:custom-shape draw:name="Google Shape;1613;p 2" draw:style-name="gr145" draw:text-style-name="P5" draw:layer="layout" svg:width="0.094cm" svg:height="0.117cm" svg:x="6.776cm" svg:y="14.502cm">
            <text:p/>
            <draw:enhanced-geometry draw:mirror-horizontal="false" draw:mirror-vertical="false" svg:viewBox="0 0 0 0" drawooo:sub-view-size="974 1203" draw:text-areas="0 0 ?f0 ?f1" draw:type="ooxml-non-primitive" draw:enhanced-path="M 974 1 L 0 1 420 1203 F N">
              <draw:equation draw:name="f0" draw:formula="logwidth"/>
              <draw:equation draw:name="f1" draw:formula="logheight"/>
            </draw:enhanced-geometry>
          </draw:custom-shape>
          <draw:custom-shape draw:name="Google Shape;1614;p 2" draw:style-name="gr14" draw:text-style-name="P5" draw:layer="layout" svg:width="0.073cm" svg:height="0.001cm" svg:x="7.304cm" svg:y="14.62cm">
            <text:p/>
            <draw:enhanced-geometry draw:mirror-horizontal="false" draw:mirror-vertical="false" svg:viewBox="0 0 0 0" drawooo:sub-view-size="764 1" draw:text-areas="0 0 ?f0 ?f1" draw:type="ooxml-non-primitive" draw:enhanced-path="M 0 1 L 763 1 F N">
              <draw:equation draw:name="f0" draw:formula="logwidth"/>
              <draw:equation draw:name="f1" draw:formula="logheight"/>
            </draw:enhanced-geometry>
          </draw:custom-shape>
          <draw:custom-shape draw:name="Google Shape;1615;p 2" draw:style-name="gr144" draw:text-style-name="P5" draw:layer="layout" svg:width="0.095cm" svg:height="0.895cm" svg:x="7.208cm" svg:y="14.62cm">
            <text:p/>
            <draw:enhanced-geometry draw:mirror-horizontal="false" draw:mirror-vertical="false" svg:viewBox="0 0 0 0" drawooo:sub-view-size="975 9103" draw:text-areas="0 0 ?f0 ?f1" draw:type="ooxml-non-primitive" draw:enhanced-path="M 974 1 L 402 1 402 8148 1 9102 F N">
              <draw:equation draw:name="f0" draw:formula="logwidth"/>
              <draw:equation draw:name="f1" draw:formula="logheight"/>
            </draw:enhanced-geometry>
          </draw:custom-shape>
          <draw:custom-shape draw:name="Google Shape;1616;p 2" draw:style-name="gr146" draw:text-style-name="P5" draw:layer="layout" svg:width="0.169cm" svg:height="0.119cm" svg:x="7.208cm" svg:y="14.5cm">
            <text:p/>
            <draw:enhanced-geometry draw:mirror-horizontal="false" draw:mirror-vertical="false" svg:viewBox="0 0 0 0" drawooo:sub-view-size="1738 1222" draw:text-areas="0 0 ?f0 ?f1" draw:type="ooxml-non-primitive" draw:enhanced-path="M 1737 1 L 1 20 402 1222 F N">
              <draw:equation draw:name="f0" draw:formula="logwidth"/>
              <draw:equation draw:name="f1" draw:formula="logheight"/>
            </draw:enhanced-geometry>
          </draw:custom-shape>
          <draw:custom-shape draw:name="Google Shape;1617;p 2" draw:style-name="gr87" draw:text-style-name="P5" draw:layer="layout" svg:width="0.176cm" svg:height="0.076cm" svg:x="6.999cm" svg:y="14.83cm">
            <text:p/>
            <draw:enhanced-geometry draw:mirror-horizontal="false" draw:mirror-vertical="false" svg:viewBox="0 0 0 0" drawooo:sub-view-size="1795 784" draw:text-areas="0 0 ?f0 ?f1" draw:type="ooxml-non-primitive" draw:enhanced-path="M 1 783 L 1795 783 1795 1 1 1 Z F N">
              <draw:equation draw:name="f0" draw:formula="logwidth"/>
              <draw:equation draw:name="f1" draw:formula="logheight"/>
            </draw:enhanced-geometry>
          </draw:custom-shape>
          <draw:custom-shape draw:name="Google Shape;1618;p 2" draw:style-name="gr125" draw:text-style-name="P5" draw:layer="layout" svg:width="0.29cm" svg:height="0.429cm" svg:x="6.945cm" svg:y="13.984cm">
            <text:p/>
            <draw:enhanced-geometry draw:mirror-horizontal="false" draw:mirror-vertical="false" svg:viewBox="0 0 0 0" drawooo:sub-view-size="2959 4371" draw:text-areas="0 0 ?f0 ?f1" draw:type="ooxml-non-primitive" draw:enhanced-path="M 2958 4370 L 2958 1 1 1 1 4370 F N">
              <draw:equation draw:name="f0" draw:formula="logwidth"/>
              <draw:equation draw:name="f1" draw:formula="logheight"/>
            </draw:enhanced-geometry>
          </draw:custom-shape>
          <draw:custom-shape draw:name="Google Shape;1619;p 2" draw:style-name="gr14" draw:text-style-name="P5" draw:layer="layout" svg:width="0.29cm" svg:height="0.001cm" svg:x="6.945cm" svg:y="14.13cm">
            <text:p/>
            <draw:enhanced-geometry draw:mirror-horizontal="false" draw:mirror-vertical="false" svg:viewBox="0 0 0 0" drawooo:sub-view-size="2959 1" draw:text-areas="0 0 ?f0 ?f1" draw:type="ooxml-non-primitive" draw:enhanced-path="M 1 1 L 2958 1 F N">
              <draw:equation draw:name="f0" draw:formula="logwidth"/>
              <draw:equation draw:name="f1" draw:formula="logheight"/>
            </draw:enhanced-geometry>
          </draw:custom-shape>
          <draw:custom-shape draw:name="Google Shape;1620;p 2" draw:style-name="gr147" draw:text-style-name="P5" draw:layer="layout" svg:width="0.206cm" svg:height="0.204cm" svg:x="6.986cm" svg:y="14.027cm">
            <text:p/>
            <draw:enhanced-geometry draw:mirror-horizontal="false" draw:mirror-vertical="false" svg:viewBox="0 0 0 0" drawooo:sub-view-size="2100 2081" draw:text-areas="0 0 ?f0 ?f1" draw:type="ooxml-non-primitive" draw:enhanced-path="M 0 0 L 2099 2080 F N">
              <draw:equation draw:name="f0" draw:formula="logwidth"/>
              <draw:equation draw:name="f1" draw:formula="logheight"/>
            </draw:enhanced-geometry>
          </draw:custom-shape>
          <draw:custom-shape draw:name="Google Shape;1621;p 2" draw:style-name="gr147" draw:text-style-name="P5" draw:layer="layout" svg:width="0.206cm" svg:height="0.204cm" svg:x="6.986cm" svg:y="14.027cm">
            <text:p/>
            <draw:enhanced-geometry draw:mirror-horizontal="false" draw:mirror-vertical="false" svg:viewBox="0 0 0 0" drawooo:sub-view-size="2100 2081" draw:text-areas="0 0 ?f0 ?f1" draw:type="ooxml-non-primitive" draw:enhanced-path="M 0 2080 L 2099 0 F N">
              <draw:equation draw:name="f0" draw:formula="logwidth"/>
              <draw:equation draw:name="f1" draw:formula="logheight"/>
            </draw:enhanced-geometry>
          </draw:custom-shape>
          <draw:custom-shape draw:name="Google Shape;1622;p 2" draw:style-name="gr14" draw:text-style-name="P5" draw:layer="layout" svg:width="0.29cm" svg:height="0.001cm" svg:x="6.945cm" svg:y="14.275cm">
            <text:p/>
            <draw:enhanced-geometry draw:mirror-horizontal="false" draw:mirror-vertical="false" svg:viewBox="0 0 0 0" drawooo:sub-view-size="2959 1" draw:text-areas="0 0 ?f0 ?f1" draw:type="ooxml-non-primitive" draw:enhanced-path="M 2958 0 L 1 0 F N">
              <draw:equation draw:name="f0" draw:formula="logwidth"/>
              <draw:equation draw:name="f1" draw:formula="logheight"/>
            </draw:enhanced-geometry>
          </draw:custom-shape>
          <draw:custom-shape draw:name="Google Shape;1623;p 2" draw:style-name="gr125" draw:text-style-name="P5" draw:layer="layout" svg:width="0.29cm" svg:height="0.429cm" svg:x="6.508cm" svg:y="13.984cm">
            <text:p/>
            <draw:enhanced-geometry draw:mirror-horizontal="false" draw:mirror-vertical="false" svg:viewBox="0 0 0 0" drawooo:sub-view-size="2959 4371" draw:text-areas="0 0 ?f0 ?f1" draw:type="ooxml-non-primitive" draw:enhanced-path="M 2958 4370 L 2958 1 1 1 1 4370 F N">
              <draw:equation draw:name="f0" draw:formula="logwidth"/>
              <draw:equation draw:name="f1" draw:formula="logheight"/>
            </draw:enhanced-geometry>
          </draw:custom-shape>
          <draw:custom-shape draw:name="Google Shape;1624;p 2" draw:style-name="gr14" draw:text-style-name="P5" draw:layer="layout" svg:width="0.29cm" svg:height="0.001cm" svg:x="6.508cm" svg:y="14.13cm">
            <text:p/>
            <draw:enhanced-geometry draw:mirror-horizontal="false" draw:mirror-vertical="false" svg:viewBox="0 0 0 0" drawooo:sub-view-size="2959 1" draw:text-areas="0 0 ?f0 ?f1" draw:type="ooxml-non-primitive" draw:enhanced-path="M 1 1 L 2958 1 F N">
              <draw:equation draw:name="f0" draw:formula="logwidth"/>
              <draw:equation draw:name="f1" draw:formula="logheight"/>
            </draw:enhanced-geometry>
          </draw:custom-shape>
          <draw:custom-shape draw:name="Google Shape;1625;p 2" draw:style-name="gr147" draw:text-style-name="P5" draw:layer="layout" svg:width="0.204cm" svg:height="0.204cm" svg:x="6.551cm" svg:y="14.027cm">
            <text:p/>
            <draw:enhanced-geometry draw:mirror-horizontal="false" draw:mirror-vertical="false" svg:viewBox="0 0 0 0" drawooo:sub-view-size="2081 2081" draw:text-areas="0 0 ?f0 ?f1" draw:type="ooxml-non-primitive" draw:enhanced-path="M 1 0 L 2081 2080 F N">
              <draw:equation draw:name="f0" draw:formula="logwidth"/>
              <draw:equation draw:name="f1" draw:formula="logheight"/>
            </draw:enhanced-geometry>
          </draw:custom-shape>
          <draw:custom-shape draw:name="Google Shape;1626;p 2" draw:style-name="gr147" draw:text-style-name="P5" draw:layer="layout" svg:width="0.204cm" svg:height="0.204cm" svg:x="6.551cm" svg:y="14.027cm">
            <text:p/>
            <draw:enhanced-geometry draw:mirror-horizontal="false" draw:mirror-vertical="false" svg:viewBox="0 0 0 0" drawooo:sub-view-size="2081 2081" draw:text-areas="0 0 ?f0 ?f1" draw:type="ooxml-non-primitive" draw:enhanced-path="M 1 2080 L 2081 0 F N">
              <draw:equation draw:name="f0" draw:formula="logwidth"/>
              <draw:equation draw:name="f1" draw:formula="logheight"/>
            </draw:enhanced-geometry>
          </draw:custom-shape>
          <draw:custom-shape draw:name="Google Shape;1627;p 2" draw:style-name="gr14" draw:text-style-name="P5" draw:layer="layout" svg:width="0.29cm" svg:height="0.001cm" svg:x="6.508cm" svg:y="14.275cm">
            <text:p/>
            <draw:enhanced-geometry draw:mirror-horizontal="false" draw:mirror-vertical="false" svg:viewBox="0 0 0 0" drawooo:sub-view-size="2959 1" draw:text-areas="0 0 ?f0 ?f1" draw:type="ooxml-non-primitive" draw:enhanced-path="M 2958 0 L 1 0 F N">
              <draw:equation draw:name="f0" draw:formula="logwidth"/>
              <draw:equation draw:name="f1" draw:formula="logheight"/>
            </draw:enhanced-geometry>
          </draw:custom-shape>
          <draw:custom-shape draw:name="Google Shape;1628;p 2" draw:style-name="gr145" draw:text-style-name="P5" draw:layer="layout" svg:width="0.076cm" svg:height="0.117cm" svg:x="7.167cm" svg:y="14.502cm">
            <text:p/>
            <draw:enhanced-geometry draw:mirror-horizontal="false" draw:mirror-vertical="false" svg:viewBox="0 0 0 0" drawooo:sub-view-size="783 1203" draw:text-areas="0 0 ?f0 ?f1" draw:type="ooxml-non-primitive" draw:enhanced-path="M 782 1203 L 0 1203 0 402 C 0 192 172 1 401 1 F N">
              <draw:equation draw:name="f0" draw:formula="logwidth"/>
              <draw:equation draw:name="f1" draw:formula="logheight"/>
            </draw:enhanced-geometry>
          </draw:custom-shape>
          <draw:custom-shape draw:name="Google Shape;1629;p 2" draw:style-name="gr145" draw:text-style-name="P5" draw:layer="layout" svg:width="0.078cm" svg:height="0.117cm" svg:x="7.088cm" svg:y="14.502cm">
            <text:p/>
            <draw:enhanced-geometry draw:mirror-horizontal="false" draw:mirror-vertical="false" svg:viewBox="0 0 0 0" drawooo:sub-view-size="803 1203" draw:text-areas="0 0 ?f0 ?f1" draw:type="ooxml-non-primitive" draw:enhanced-path="M 1 402 C 1 192 172 1 401 1 611 1 802 192 802 402 L 802 1203 1 1203 Z F N">
              <draw:equation draw:name="f0" draw:formula="logwidth"/>
              <draw:equation draw:name="f1" draw:formula="logheight"/>
            </draw:enhanced-geometry>
          </draw:custom-shape>
          <draw:custom-shape draw:name="Google Shape;1630;p 2" draw:style-name="gr145" draw:text-style-name="P5" draw:layer="layout" svg:width="0.078cm" svg:height="0.117cm" svg:x="6.732cm" svg:y="14.502cm">
            <text:p/>
            <draw:enhanced-geometry draw:mirror-horizontal="false" draw:mirror-vertical="false" svg:viewBox="0 0 0 0" drawooo:sub-view-size="802 1203" draw:text-areas="0 0 ?f0 ?f1" draw:type="ooxml-non-primitive" draw:enhanced-path="M 802 1203 L 0 1203 0 402 C 0 192 191 1 401 1 F N">
              <draw:equation draw:name="f0" draw:formula="logwidth"/>
              <draw:equation draw:name="f1" draw:formula="logheight"/>
            </draw:enhanced-geometry>
          </draw:custom-shape>
          <draw:custom-shape draw:name="Google Shape;1631;p 2" draw:style-name="gr145" draw:text-style-name="P5" draw:layer="layout" svg:width="0.076cm" svg:height="0.117cm" svg:x="6.654cm" svg:y="14.502cm">
            <text:p/>
            <draw:enhanced-geometry draw:mirror-horizontal="false" draw:mirror-vertical="false" svg:viewBox="0 0 0 0" drawooo:sub-view-size="783 1203" draw:text-areas="0 0 ?f0 ?f1" draw:type="ooxml-non-primitive" draw:enhanced-path="M 0 402 C 0 192 172 1 382 1 611 1 782 192 782 402 L 782 1203 0 1203 Z F N">
              <draw:equation draw:name="f0" draw:formula="logwidth"/>
              <draw:equation draw:name="f1" draw:formula="logheight"/>
            </draw:enhanced-geometry>
          </draw:custom-shape>
          <draw:custom-shape draw:name="Google Shape;1632;p 2" draw:style-name="gr145" draw:text-style-name="P5" draw:layer="layout" svg:width="0.079cm" svg:height="0.117cm" svg:x="7.009cm" svg:y="14.502cm">
            <text:p/>
            <draw:enhanced-geometry draw:mirror-horizontal="false" draw:mirror-vertical="false" svg:viewBox="0 0 0 0" drawooo:sub-view-size="802 1203" draw:text-areas="0 0 ?f0 ?f1" draw:type="ooxml-non-primitive" draw:enhanced-path="M 0 402 C 0 192 191 1 401 1 630 1 802 192 802 402 L 802 1203 0 1203 Z F N">
              <draw:equation draw:name="f0" draw:formula="logwidth"/>
              <draw:equation draw:name="f1" draw:formula="logheight"/>
            </draw:enhanced-geometry>
          </draw:custom-shape>
          <draw:custom-shape draw:name="Google Shape;1633;p 2" draw:style-name="gr145" draw:text-style-name="P5" draw:layer="layout" svg:width="0.076cm" svg:height="0.117cm" svg:x="6.932cm" svg:y="14.502cm">
            <text:p/>
            <draw:enhanced-geometry draw:mirror-horizontal="false" draw:mirror-vertical="false" svg:viewBox="0 0 0 0" drawooo:sub-view-size="783 1203" draw:text-areas="0 0 ?f0 ?f1" draw:type="ooxml-non-primitive" draw:enhanced-path="M 401 1 C 611 1 782 192 782 402 L 782 1203 0 1203 F N">
              <draw:equation draw:name="f0" draw:formula="logwidth"/>
              <draw:equation draw:name="f1" draw:formula="logheight"/>
            </draw:enhanced-geometry>
          </draw:custom-shape>
          <draw:custom-shape draw:name="Google Shape;1634;p 2" draw:style-name="gr148" draw:text-style-name="P5" draw:layer="layout" svg:width="0.042cm" svg:height="0.042cm" svg:x="7.274cm" svg:y="13.803cm">
            <text:p/>
            <draw:enhanced-geometry draw:mirror-horizontal="false" draw:mirror-vertical="false" svg:viewBox="0 0 0 0" drawooo:sub-view-size="440 440" draw:text-areas="0 0 ?f0 ?f1" draw:type="ooxml-non-primitive" draw:enhanced-path="M 1 440 L 440 440 440 1 1 1 Z F N">
              <draw:equation draw:name="f0" draw:formula="logwidth"/>
              <draw:equation draw:name="f1" draw:formula="logheight"/>
            </draw:enhanced-geometry>
          </draw:custom-shape>
          <draw:custom-shape draw:name="Google Shape;1635;p 2" draw:style-name="gr148" draw:text-style-name="P5" draw:layer="layout" svg:width="0.042cm" svg:height="0.042cm" svg:x="7.145cm" svg:y="13.803cm">
            <text:p/>
            <draw:enhanced-geometry draw:mirror-horizontal="false" draw:mirror-vertical="false" svg:viewBox="0 0 0 0" drawooo:sub-view-size="440 440" draw:text-areas="0 0 ?f0 ?f1" draw:type="ooxml-non-primitive" draw:enhanced-path="M 0 440 L 439 440 439 1 0 1 Z F N">
              <draw:equation draw:name="f0" draw:formula="logwidth"/>
              <draw:equation draw:name="f1" draw:formula="logheight"/>
            </draw:enhanced-geometry>
          </draw:custom-shape>
          <draw:custom-shape draw:name="Google Shape;1636;p 2" draw:style-name="gr148" draw:text-style-name="P5" draw:layer="layout" svg:width="0.042cm" svg:height="0.042cm" svg:x="7.017cm" svg:y="13.803cm">
            <text:p/>
            <draw:enhanced-geometry draw:mirror-horizontal="false" draw:mirror-vertical="false" svg:viewBox="0 0 0 0" drawooo:sub-view-size="440 440" draw:text-areas="0 0 ?f0 ?f1" draw:type="ooxml-non-primitive" draw:enhanced-path="M 1 440 L 440 440 440 1 1 1 Z F N">
              <draw:equation draw:name="f0" draw:formula="logwidth"/>
              <draw:equation draw:name="f1" draw:formula="logheight"/>
            </draw:enhanced-geometry>
          </draw:custom-shape>
          <draw:custom-shape draw:name="Google Shape;1637;p 2" draw:style-name="gr148" draw:text-style-name="P5" draw:layer="layout" svg:width="0.041cm" svg:height="0.042cm" svg:x="6.889cm" svg:y="13.803cm">
            <text:p/>
            <draw:enhanced-geometry draw:mirror-horizontal="false" draw:mirror-vertical="false" svg:viewBox="0 0 0 0" drawooo:sub-view-size="420 440" draw:text-areas="0 0 ?f0 ?f1" draw:type="ooxml-non-primitive" draw:enhanced-path="M 0 440 L 420 440 420 1 0 1 Z F N">
              <draw:equation draw:name="f0" draw:formula="logwidth"/>
              <draw:equation draw:name="f1" draw:formula="logheight"/>
            </draw:enhanced-geometry>
          </draw:custom-shape>
          <draw:custom-shape draw:name="Google Shape;1638;p 2" draw:style-name="gr148" draw:text-style-name="P5" draw:layer="layout" svg:width="0.042cm" svg:height="0.042cm" svg:x="6.759cm" svg:y="13.803cm">
            <text:p/>
            <draw:enhanced-geometry draw:mirror-horizontal="false" draw:mirror-vertical="false" svg:viewBox="0 0 0 0" drawooo:sub-view-size="440 440" draw:text-areas="0 0 ?f0 ?f1" draw:type="ooxml-non-primitive" draw:enhanced-path="M 1 440 L 440 440 440 1 1 1 Z F N">
              <draw:equation draw:name="f0" draw:formula="logwidth"/>
              <draw:equation draw:name="f1" draw:formula="logheight"/>
            </draw:enhanced-geometry>
          </draw:custom-shape>
          <draw:custom-shape draw:name="Google Shape;1639;p 2" draw:style-name="gr148" draw:text-style-name="P5" draw:layer="layout" svg:width="0.042cm" svg:height="0.042cm" svg:x="6.631cm" svg:y="13.803cm">
            <text:p/>
            <draw:enhanced-geometry draw:mirror-horizontal="false" draw:mirror-vertical="false" svg:viewBox="0 0 0 0" drawooo:sub-view-size="440 440" draw:text-areas="0 0 ?f0 ?f1" draw:type="ooxml-non-primitive" draw:enhanced-path="M 0 440 L 439 440 439 1 0 1 Z F N">
              <draw:equation draw:name="f0" draw:formula="logwidth"/>
              <draw:equation draw:name="f1" draw:formula="logheight"/>
            </draw:enhanced-geometry>
          </draw:custom-shape>
          <draw:custom-shape draw:name="Google Shape;1640;p 2" draw:style-name="gr97" draw:text-style-name="P5" draw:layer="layout" svg:width="0.001cm" svg:height="0.428cm" svg:x="6.719cm" svg:y="13.195cm">
            <text:p/>
            <draw:enhanced-geometry draw:mirror-horizontal="false" draw:mirror-vertical="false" svg:viewBox="0 0 0 0" drawooo:sub-view-size="1 4352" draw:text-areas="0 0 ?f0 ?f1" draw:type="ooxml-non-primitive" draw:enhanced-path="M 1 4351 L 1 1 F N">
              <draw:equation draw:name="f0" draw:formula="logwidth"/>
              <draw:equation draw:name="f1" draw:formula="logheight"/>
            </draw:enhanced-geometry>
          </draw:custom-shape>
          <draw:custom-shape draw:name="Google Shape;1641;p 2" draw:style-name="gr149" draw:text-style-name="P5" draw:layer="layout" svg:width="0.001cm" svg:height="0.372cm" svg:x="6.846cm" svg:y="13.251cm">
            <text:p/>
            <draw:enhanced-geometry draw:mirror-horizontal="false" draw:mirror-vertical="false" svg:viewBox="0 0 0 0" drawooo:sub-view-size="1 3779" draw:text-areas="0 0 ?f0 ?f1" draw:type="ooxml-non-primitive" draw:enhanced-path="M 0 3778 L 0 0 F N">
              <draw:equation draw:name="f0" draw:formula="logwidth"/>
              <draw:equation draw:name="f1" draw:formula="logheight"/>
            </draw:enhanced-geometry>
          </draw:custom-shape>
          <draw:custom-shape draw:name="Google Shape;1642;p 2" draw:style-name="gr150" draw:text-style-name="P5" draw:layer="layout" svg:width="0.001cm" svg:height="0.315cm" svg:x="6.972cm" svg:y="13.307cm">
            <text:p/>
            <draw:enhanced-geometry draw:mirror-horizontal="false" draw:mirror-vertical="false" svg:viewBox="0 0 0 0" drawooo:sub-view-size="1 3207" draw:text-areas="0 0 ?f0 ?f1" draw:type="ooxml-non-primitive" draw:enhanced-path="M 1 3206 L 1 1 F N">
              <draw:equation draw:name="f0" draw:formula="logwidth"/>
              <draw:equation draw:name="f1" draw:formula="logheight"/>
            </draw:enhanced-geometry>
          </draw:custom-shape>
          <draw:custom-shape draw:name="Google Shape;1643;p 2" draw:style-name="gr151" draw:text-style-name="P5" draw:layer="layout" svg:width="0.002cm" svg:height="0.202cm" svg:x="7.097cm" svg:y="13.42cm">
            <text:p/>
            <draw:enhanced-geometry draw:mirror-horizontal="false" draw:mirror-vertical="false" svg:viewBox="0 0 0 0" drawooo:sub-view-size="1 2062" draw:text-areas="0 0 ?f0 ?f1" draw:type="ooxml-non-primitive" draw:enhanced-path="M 0 2061 L 0 0 F N">
              <draw:equation draw:name="f0" draw:formula="logwidth"/>
              <draw:equation draw:name="f1" draw:formula="logheight"/>
            </draw:enhanced-geometry>
          </draw:custom-shape>
          <draw:custom-shape draw:name="Google Shape;1644;p 2" draw:style-name="gr35" draw:text-style-name="P5" draw:layer="layout" svg:width="0.001cm" svg:height="0.127cm" svg:x="7.223cm" svg:y="13.495cm">
            <text:p/>
            <draw:enhanced-geometry draw:mirror-horizontal="false" draw:mirror-vertical="false" svg:viewBox="0 0 0 0" drawooo:sub-view-size="1 1299" draw:text-areas="0 0 ?f0 ?f1" draw:type="ooxml-non-primitive" draw:enhanced-path="M 1 1298 L 1 1 F N">
              <draw:equation draw:name="f0" draw:formula="logwidth"/>
              <draw:equation draw:name="f1" draw:formula="logheight"/>
            </draw:enhanced-geometry>
          </draw:custom-shape>
          <draw:custom-shape draw:name="Google Shape;1645;p 2" draw:style-name="gr152" draw:text-style-name="P5" draw:layer="layout" svg:width="0.001cm" svg:height="0.054cm" svg:x="7.349cm" svg:y="13.569cm">
            <text:p/>
            <draw:enhanced-geometry draw:mirror-horizontal="false" draw:mirror-vertical="false" svg:viewBox="0 0 0 0" drawooo:sub-view-size="1 555" draw:text-areas="0 0 ?f0 ?f1" draw:type="ooxml-non-primitive" draw:enhanced-path="M 1 554 L 1 1 F N">
              <draw:equation draw:name="f0" draw:formula="logwidth"/>
              <draw:equation draw:name="f1" draw:formula="logheight"/>
            </draw:enhanced-geometry>
          </draw:custom-shape>
          <draw:custom-shape draw:name="Google Shape;1646;p 2" draw:style-name="gr114" draw:text-style-name="P5" draw:layer="layout" svg:width="0.164cm" svg:height="0.207cm" svg:x="6.489cm" svg:y="12.998cm">
            <text:p/>
            <draw:enhanced-geometry draw:mirror-horizontal="false" draw:mirror-vertical="false" svg:viewBox="0 0 0 0" drawooo:sub-view-size="1680 2119" draw:text-areas="0 0 ?f0 ?f1" draw:type="ooxml-non-primitive" draw:enhanced-path="M 305 2118 C 0 1813 172 1183 1069 1450 668 477 1679 0 1679 0 F N">
              <draw:equation draw:name="f0" draw:formula="logwidth"/>
              <draw:equation draw:name="f1" draw:formula="logheight"/>
            </draw:enhanced-geometry>
          </draw:custom-shape>
          <draw:custom-shape draw:name="Google Shape;1647;p 2" draw:style-name="gr14" draw:text-style-name="P5" draw:layer="layout" svg:width="0.371cm" svg:height="0.001cm" svg:x="6.282cm" svg:y="13.367cm">
            <text:p/>
            <draw:enhanced-geometry draw:mirror-horizontal="false" draw:mirror-vertical="false" svg:viewBox="0 0 0 0" drawooo:sub-view-size="3779 1" draw:text-areas="0 0 ?f0 ?f1" draw:type="ooxml-non-primitive" draw:enhanced-path="M 0 0 L 3778 0 F N">
              <draw:equation draw:name="f0" draw:formula="logwidth"/>
              <draw:equation draw:name="f1" draw:formula="logheight"/>
            </draw:enhanced-geometry>
          </draw:custom-shape>
          <draw:custom-shape draw:name="Google Shape;1648;p 2" draw:style-name="gr153" draw:text-style-name="P5" draw:layer="layout" svg:width="0.801cm" svg:height="0.001cm" svg:x="5.852cm" svg:y="13.623cm">
            <text:p/>
            <draw:enhanced-geometry draw:mirror-horizontal="false" draw:mirror-vertical="false" svg:viewBox="0 0 0 0" drawooo:sub-view-size="8149 1" draw:text-areas="0 0 ?f0 ?f1" draw:type="ooxml-non-primitive" draw:enhanced-path="M 1 0 L 8148 0 F N">
              <draw:equation draw:name="f0" draw:formula="logwidth"/>
              <draw:equation draw:name="f1" draw:formula="logheight"/>
            </draw:enhanced-geometry>
          </draw:custom-shape>
          <draw:custom-shape draw:name="Google Shape;1649;p 2" draw:style-name="gr154" draw:text-style-name="P5" draw:layer="layout" svg:width="0.801cm" svg:height="0.002cm" svg:x="5.852cm" svg:y="13.739cm">
            <text:p/>
            <draw:enhanced-geometry draw:mirror-horizontal="false" draw:mirror-vertical="false" svg:viewBox="0 0 0 0" drawooo:sub-view-size="8149 1" draw:text-areas="0 0 ?f0 ?f1" draw:type="ooxml-non-primitive" draw:enhanced-path="M 1 0 L 8148 0 F N">
              <draw:equation draw:name="f0" draw:formula="logwidth"/>
              <draw:equation draw:name="f1" draw:formula="logheight"/>
            </draw:enhanced-geometry>
          </draw:custom-shape>
          <draw:custom-shape draw:name="Google Shape;1650;p 2" draw:style-name="gr154" draw:text-style-name="P5" draw:layer="layout" svg:width="0.801cm" svg:height="0.002cm" svg:x="5.852cm" svg:y="13.696cm">
            <text:p/>
            <draw:enhanced-geometry draw:mirror-horizontal="false" draw:mirror-vertical="false" svg:viewBox="0 0 0 0" drawooo:sub-view-size="8149 1" draw:text-areas="0 0 ?f0 ?f1" draw:type="ooxml-non-primitive" draw:enhanced-path="M 1 0 L 8148 0 F N">
              <draw:equation draw:name="f0" draw:formula="logwidth"/>
              <draw:equation draw:name="f1" draw:formula="logheight"/>
            </draw:enhanced-geometry>
          </draw:custom-shape>
          <draw:custom-shape draw:name="Google Shape;1651;p 2" draw:style-name="gr155" draw:text-style-name="P5" draw:layer="layout" svg:width="0.726cm" svg:height="0.001cm" svg:x="5.927cm" svg:y="13.895cm">
            <text:p/>
            <draw:enhanced-geometry draw:mirror-horizontal="false" draw:mirror-vertical="false" svg:viewBox="0 0 0 0" drawooo:sub-view-size="7385 1" draw:text-areas="0 0 ?f0 ?f1" draw:type="ooxml-non-primitive" draw:enhanced-path="M 0 1 L 7384 1 F N">
              <draw:equation draw:name="f0" draw:formula="logwidth"/>
              <draw:equation draw:name="f1" draw:formula="logheight"/>
            </draw:enhanced-geometry>
          </draw:custom-shape>
          <draw:custom-shape draw:name="Google Shape;1652;p 2" draw:style-name="gr156" draw:text-style-name="P5" draw:layer="layout" svg:width="0.687cm" svg:height="0.001cm" svg:x="5.927cm" svg:y="15.423cm">
            <text:p/>
            <draw:enhanced-geometry draw:mirror-horizontal="false" draw:mirror-vertical="false" svg:viewBox="0 0 0 0" drawooo:sub-view-size="6984 1" draw:text-areas="0 0 ?f0 ?f1" draw:type="ooxml-non-primitive" draw:enhanced-path="M 0 0 L 6983 0 F N">
              <draw:equation draw:name="f0" draw:formula="logwidth"/>
              <draw:equation draw:name="f1" draw:formula="logheight"/>
            </draw:enhanced-geometry>
          </draw:custom-shape>
          <draw:custom-shape draw:name="Google Shape;1653;p 2" draw:style-name="gr155" draw:text-style-name="P5" draw:layer="layout" svg:width="0.726cm" svg:height="0.001cm" svg:x="5.927cm" svg:y="14.414cm">
            <text:p/>
            <draw:enhanced-geometry draw:mirror-horizontal="false" draw:mirror-vertical="false" svg:viewBox="0 0 0 0" drawooo:sub-view-size="7385 1" draw:text-areas="0 0 ?f0 ?f1" draw:type="ooxml-non-primitive" draw:enhanced-path="M 7384 0 L 0 0 F N">
              <draw:equation draw:name="f0" draw:formula="logwidth"/>
              <draw:equation draw:name="f1" draw:formula="logheight"/>
            </draw:enhanced-geometry>
          </draw:custom-shape>
          <draw:custom-shape draw:name="Google Shape;1654;p 2" draw:style-name="gr143" draw:text-style-name="P5" draw:layer="layout" svg:width="0.7cm" svg:height="0.002cm" svg:x="5.874cm" svg:y="15.516cm">
            <text:p/>
            <draw:enhanced-geometry draw:mirror-horizontal="false" draw:mirror-vertical="false" svg:viewBox="0 0 0 0" drawooo:sub-view-size="7118 1" draw:text-areas="0 0 ?f0 ?f1" draw:type="ooxml-non-primitive" draw:enhanced-path="M 1 0 L 7118 0 F N">
              <draw:equation draw:name="f0" draw:formula="logwidth"/>
              <draw:equation draw:name="f1" draw:formula="logheight"/>
            </draw:enhanced-geometry>
          </draw:custom-shape>
          <draw:custom-shape draw:name="Google Shape;1655;p 2" draw:style-name="gr144" draw:text-style-name="P5" draw:layer="layout" svg:width="0.095cm" svg:height="0.895cm" svg:x="6.338cm" svg:y="14.62cm">
            <text:p/>
            <draw:enhanced-geometry draw:mirror-horizontal="false" draw:mirror-vertical="false" svg:viewBox="0 0 0 0" drawooo:sub-view-size="974 9103" draw:text-areas="0 0 ?f0 ?f1" draw:type="ooxml-non-primitive" draw:enhanced-path="M 974 1 L 401 1 401 8148 1 9102 F N">
              <draw:equation draw:name="f0" draw:formula="logwidth"/>
              <draw:equation draw:name="f1" draw:formula="logheight"/>
            </draw:enhanced-geometry>
          </draw:custom-shape>
          <draw:custom-shape draw:name="Google Shape;1656;p 2" draw:style-name="gr145" draw:text-style-name="P5" draw:layer="layout" svg:width="0.095cm" svg:height="0.117cm" svg:x="6.338cm" svg:y="14.502cm">
            <text:p/>
            <draw:enhanced-geometry draw:mirror-horizontal="false" draw:mirror-vertical="false" svg:viewBox="0 0 0 0" drawooo:sub-view-size="974 1203" draw:text-areas="0 0 ?f0 ?f1" draw:type="ooxml-non-primitive" draw:enhanced-path="M 974 1 L 1 1 401 1203 F N">
              <draw:equation draw:name="f0" draw:formula="logwidth"/>
              <draw:equation draw:name="f1" draw:formula="logheight"/>
            </draw:enhanced-geometry>
          </draw:custom-shape>
          <draw:custom-shape draw:name="Google Shape;1657;p 2" draw:style-name="gr144" draw:text-style-name="P5" draw:layer="layout" svg:width="0.095cm" svg:height="0.895cm" svg:x="6.434cm" svg:y="14.62cm">
            <text:p/>
            <draw:enhanced-geometry draw:mirror-horizontal="false" draw:mirror-vertical="false" svg:viewBox="0 0 0 0" drawooo:sub-view-size="974 9103" draw:text-areas="0 0 ?f0 ?f1" draw:type="ooxml-non-primitive" draw:enhanced-path="M 1 1 L 554 1 554 8148 974 9102 F N">
              <draw:equation draw:name="f0" draw:formula="logwidth"/>
              <draw:equation draw:name="f1" draw:formula="logheight"/>
            </draw:enhanced-geometry>
          </draw:custom-shape>
          <draw:custom-shape draw:name="Google Shape;1658;p 2" draw:style-name="gr145" draw:text-style-name="P5" draw:layer="layout" svg:width="0.095cm" svg:height="0.117cm" svg:x="6.434cm" svg:y="14.502cm">
            <text:p/>
            <draw:enhanced-geometry draw:mirror-horizontal="false" draw:mirror-vertical="false" svg:viewBox="0 0 0 0" drawooo:sub-view-size="974 1203" draw:text-areas="0 0 ?f0 ?f1" draw:type="ooxml-non-primitive" draw:enhanced-path="M 1 1 L 974 1 554 1203 F N">
              <draw:equation draw:name="f0" draw:formula="logwidth"/>
              <draw:equation draw:name="f1" draw:formula="logheight"/>
            </draw:enhanced-geometry>
          </draw:custom-shape>
          <draw:custom-shape draw:name="Google Shape;1659;p 2" draw:style-name="gr14" draw:text-style-name="P5" draw:layer="layout" svg:width="0.074cm" svg:height="0.001cm" svg:x="5.927cm" svg:y="14.62cm">
            <text:p/>
            <draw:enhanced-geometry draw:mirror-horizontal="false" draw:mirror-vertical="false" svg:viewBox="0 0 0 0" drawooo:sub-view-size="764 1" draw:text-areas="0 0 ?f0 ?f1" draw:type="ooxml-non-primitive" draw:enhanced-path="M 763 1 L 0 1 F N">
              <draw:equation draw:name="f0" draw:formula="logwidth"/>
              <draw:equation draw:name="f1" draw:formula="logheight"/>
            </draw:enhanced-geometry>
          </draw:custom-shape>
          <draw:custom-shape draw:name="Google Shape;1660;p 2" draw:style-name="gr144" draw:text-style-name="P5" draw:layer="layout" svg:width="0.095cm" svg:height="0.895cm" svg:x="6.002cm" svg:y="14.62cm">
            <text:p/>
            <draw:enhanced-geometry draw:mirror-horizontal="false" draw:mirror-vertical="false" svg:viewBox="0 0 0 0" drawooo:sub-view-size="974 9103" draw:text-areas="0 0 ?f0 ?f1" draw:type="ooxml-non-primitive" draw:enhanced-path="M 0 1 L 573 1 573 8148 973 9102 F N">
              <draw:equation draw:name="f0" draw:formula="logwidth"/>
              <draw:equation draw:name="f1" draw:formula="logheight"/>
            </draw:enhanced-geometry>
          </draw:custom-shape>
          <draw:custom-shape draw:name="Google Shape;1661;p 2" draw:style-name="gr146" draw:text-style-name="P5" draw:layer="layout" svg:width="0.17cm" svg:height="0.119cm" svg:x="5.927cm" svg:y="14.5cm">
            <text:p/>
            <draw:enhanced-geometry draw:mirror-horizontal="false" draw:mirror-vertical="false" svg:viewBox="0 0 0 0" drawooo:sub-view-size="1737 1222" draw:text-areas="0 0 ?f0 ?f1" draw:type="ooxml-non-primitive" draw:enhanced-path="M 0 1 L 1736 20 1336 1222 F N">
              <draw:equation draw:name="f0" draw:formula="logwidth"/>
              <draw:equation draw:name="f1" draw:formula="logheight"/>
            </draw:enhanced-geometry>
          </draw:custom-shape>
          <draw:custom-shape draw:name="Google Shape;1662;p 2" draw:style-name="gr87" draw:text-style-name="P5" draw:layer="layout" svg:width="0.175cm" svg:height="0.076cm" svg:x="6.13cm" svg:y="14.83cm">
            <text:p/>
            <draw:enhanced-geometry draw:mirror-horizontal="false" draw:mirror-vertical="false" svg:viewBox="0 0 0 0" drawooo:sub-view-size="1795 784" draw:text-areas="0 0 ?f0 ?f1" draw:type="ooxml-non-primitive" draw:enhanced-path="M 1794 1 L 1 1 1 783 1794 783 Z F N">
              <draw:equation draw:name="f0" draw:formula="logwidth"/>
              <draw:equation draw:name="f1" draw:formula="logheight"/>
            </draw:enhanced-geometry>
          </draw:custom-shape>
          <draw:custom-shape draw:name="Google Shape;1663;p 2" draw:style-name="gr87" draw:text-style-name="P5" draw:layer="layout" svg:width="0.175cm" svg:height="0.076cm" svg:x="6.566cm" svg:y="14.83cm">
            <text:p/>
            <draw:enhanced-geometry draw:mirror-horizontal="false" draw:mirror-vertical="false" svg:viewBox="0 0 0 0" drawooo:sub-view-size="1794 784" draw:text-areas="0 0 ?f0 ?f1" draw:type="ooxml-non-primitive" draw:enhanced-path="M 1794 1 L 0 1 0 783 1794 783 Z F N">
              <draw:equation draw:name="f0" draw:formula="logwidth"/>
              <draw:equation draw:name="f1" draw:formula="logheight"/>
            </draw:enhanced-geometry>
          </draw:custom-shape>
          <draw:custom-shape draw:name="Google Shape;1664;p 2" draw:style-name="gr125" draw:text-style-name="P5" draw:layer="layout" svg:width="0.29cm" svg:height="0.429cm" svg:x="6.071cm" svg:y="13.984cm">
            <text:p/>
            <draw:enhanced-geometry draw:mirror-horizontal="false" draw:mirror-vertical="false" svg:viewBox="0 0 0 0" drawooo:sub-view-size="2958 4371" draw:text-areas="0 0 ?f0 ?f1" draw:type="ooxml-non-primitive" draw:enhanced-path="M 0 4370 L 0 1 2958 1 2958 4370 F N">
              <draw:equation draw:name="f0" draw:formula="logwidth"/>
              <draw:equation draw:name="f1" draw:formula="logheight"/>
            </draw:enhanced-geometry>
          </draw:custom-shape>
          <draw:custom-shape draw:name="Google Shape;1665;p 2" draw:style-name="gr14" draw:text-style-name="P5" draw:layer="layout" svg:width="0.29cm" svg:height="0.001cm" svg:x="6.071cm" svg:y="14.13cm">
            <text:p/>
            <draw:enhanced-geometry draw:mirror-horizontal="false" draw:mirror-vertical="false" svg:viewBox="0 0 0 0" drawooo:sub-view-size="2958 1" draw:text-areas="0 0 ?f0 ?f1" draw:type="ooxml-non-primitive" draw:enhanced-path="M 2958 1 L 0 1 F N">
              <draw:equation draw:name="f0" draw:formula="logwidth"/>
              <draw:equation draw:name="f1" draw:formula="logheight"/>
            </draw:enhanced-geometry>
          </draw:custom-shape>
          <draw:custom-shape draw:name="Google Shape;1666;p 2" draw:style-name="gr147" draw:text-style-name="P5" draw:layer="layout" svg:width="0.206cm" svg:height="0.204cm" svg:x="6.113cm" svg:y="14.027cm">
            <text:p/>
            <draw:enhanced-geometry draw:mirror-horizontal="false" draw:mirror-vertical="false" svg:viewBox="0 0 0 0" drawooo:sub-view-size="2100 2081" draw:text-areas="0 0 ?f0 ?f1" draw:type="ooxml-non-primitive" draw:enhanced-path="M 2100 0 L 1 2080 F N">
              <draw:equation draw:name="f0" draw:formula="logwidth"/>
              <draw:equation draw:name="f1" draw:formula="logheight"/>
            </draw:enhanced-geometry>
          </draw:custom-shape>
          <draw:custom-shape draw:name="Google Shape;1667;p 2" draw:style-name="gr147" draw:text-style-name="P5" draw:layer="layout" svg:width="0.206cm" svg:height="0.204cm" svg:x="6.113cm" svg:y="14.027cm">
            <text:p/>
            <draw:enhanced-geometry draw:mirror-horizontal="false" draw:mirror-vertical="false" svg:viewBox="0 0 0 0" drawooo:sub-view-size="2100 2081" draw:text-areas="0 0 ?f0 ?f1" draw:type="ooxml-non-primitive" draw:enhanced-path="M 2100 2080 L 1 0 F N">
              <draw:equation draw:name="f0" draw:formula="logwidth"/>
              <draw:equation draw:name="f1" draw:formula="logheight"/>
            </draw:enhanced-geometry>
          </draw:custom-shape>
          <draw:custom-shape draw:name="Google Shape;1668;p 2" draw:style-name="gr14" draw:text-style-name="P5" draw:layer="layout" svg:width="0.29cm" svg:height="0.001cm" svg:x="6.071cm" svg:y="14.275cm">
            <text:p/>
            <draw:enhanced-geometry draw:mirror-horizontal="false" draw:mirror-vertical="false" svg:viewBox="0 0 0 0" drawooo:sub-view-size="2958 1" draw:text-areas="0 0 ?f0 ?f1" draw:type="ooxml-non-primitive" draw:enhanced-path="M 0 0 L 2958 0 F N">
              <draw:equation draw:name="f0" draw:formula="logwidth"/>
              <draw:equation draw:name="f1" draw:formula="logheight"/>
            </draw:enhanced-geometry>
          </draw:custom-shape>
          <draw:custom-shape draw:name="Google Shape;1669;p 2" draw:style-name="gr145" draw:text-style-name="P5" draw:layer="layout" svg:width="0.076cm" svg:height="0.117cm" svg:x="6.062cm" svg:y="14.502cm">
            <text:p/>
            <draw:enhanced-geometry draw:mirror-horizontal="false" draw:mirror-vertical="false" svg:viewBox="0 0 0 0" drawooo:sub-view-size="784 1203" draw:text-areas="0 0 ?f0 ?f1" draw:type="ooxml-non-primitive" draw:enhanced-path="M 1 1203 L 783 1203 783 402 C 783 192 611 1 401 1 F N">
              <draw:equation draw:name="f0" draw:formula="logwidth"/>
              <draw:equation draw:name="f1" draw:formula="logheight"/>
            </draw:enhanced-geometry>
          </draw:custom-shape>
          <draw:custom-shape draw:name="Google Shape;1670;p 2" draw:style-name="gr145" draw:text-style-name="P5" draw:layer="layout" svg:width="0.078cm" svg:height="0.117cm" svg:x="6.14cm" svg:y="14.502cm">
            <text:p/>
            <draw:enhanced-geometry draw:mirror-horizontal="false" draw:mirror-vertical="false" svg:viewBox="0 0 0 0" drawooo:sub-view-size="802 1203" draw:text-areas="0 0 ?f0 ?f1" draw:type="ooxml-non-primitive" draw:enhanced-path="M 801 402 C 801 192 630 1 401 1 191 1 0 192 0 402 L 0 1203 801 1203 Z F N">
              <draw:equation draw:name="f0" draw:formula="logwidth"/>
              <draw:equation draw:name="f1" draw:formula="logheight"/>
            </draw:enhanced-geometry>
          </draw:custom-shape>
          <draw:custom-shape draw:name="Google Shape;1671;p 2" draw:style-name="gr145" draw:text-style-name="P5" draw:layer="layout" svg:width="0.078cm" svg:height="0.117cm" svg:x="6.497cm" svg:y="14.502cm">
            <text:p/>
            <draw:enhanced-geometry draw:mirror-horizontal="false" draw:mirror-vertical="false" svg:viewBox="0 0 0 0" drawooo:sub-view-size="802 1203" draw:text-areas="0 0 ?f0 ?f1" draw:type="ooxml-non-primitive" draw:enhanced-path="M 0 1203 L 802 1203 802 402 C 802 192 611 1 401 1 F N">
              <draw:equation draw:name="f0" draw:formula="logwidth"/>
              <draw:equation draw:name="f1" draw:formula="logheight"/>
            </draw:enhanced-geometry>
          </draw:custom-shape>
          <draw:custom-shape draw:name="Google Shape;1672;p 2" draw:style-name="gr145" draw:text-style-name="P5" draw:layer="layout" svg:width="0.078cm" svg:height="0.117cm" svg:x="6.575cm" svg:y="14.502cm">
            <text:p/>
            <draw:enhanced-geometry draw:mirror-horizontal="false" draw:mirror-vertical="false" svg:viewBox="0 0 0 0" drawooo:sub-view-size="803 1203" draw:text-areas="0 0 ?f0 ?f1" draw:type="ooxml-non-primitive" draw:enhanced-path="M 802 402 C 802 192 611 1 401 1 173 1 1 192 1 402 L 1 1203 802 1203 Z F N">
              <draw:equation draw:name="f0" draw:formula="logwidth"/>
              <draw:equation draw:name="f1" draw:formula="logheight"/>
            </draw:enhanced-geometry>
          </draw:custom-shape>
          <draw:custom-shape draw:name="Google Shape;1673;p 2" draw:style-name="gr145" draw:text-style-name="P5" draw:layer="layout" svg:width="0.078cm" svg:height="0.117cm" svg:x="6.218cm" svg:y="14.502cm">
            <text:p/>
            <draw:enhanced-geometry draw:mirror-horizontal="false" draw:mirror-vertical="false" svg:viewBox="0 0 0 0" drawooo:sub-view-size="802 1203" draw:text-areas="0 0 ?f0 ?f1" draw:type="ooxml-non-primitive" draw:enhanced-path="M 802 402 C 802 192 611 1 401 1 172 1 0 192 0 402 L 0 1203 802 1203 Z F N">
              <draw:equation draw:name="f0" draw:formula="logwidth"/>
              <draw:equation draw:name="f1" draw:formula="logheight"/>
            </draw:enhanced-geometry>
          </draw:custom-shape>
          <draw:custom-shape draw:name="Google Shape;1674;p 2" draw:style-name="gr145" draw:text-style-name="P5" draw:layer="layout" svg:width="0.076cm" svg:height="0.117cm" svg:x="6.297cm" svg:y="14.502cm">
            <text:p/>
            <draw:enhanced-geometry draw:mirror-horizontal="false" draw:mirror-vertical="false" svg:viewBox="0 0 0 0" drawooo:sub-view-size="784 1203" draw:text-areas="0 0 ?f0 ?f1" draw:type="ooxml-non-primitive" draw:enhanced-path="M 402 1 C 173 1 1 192 1 402 L 1 1203 783 1203 F N">
              <draw:equation draw:name="f0" draw:formula="logwidth"/>
              <draw:equation draw:name="f1" draw:formula="logheight"/>
            </draw:enhanced-geometry>
          </draw:custom-shape>
          <draw:custom-shape draw:name="Google Shape;1675;p 2" draw:style-name="gr148" draw:text-style-name="P5" draw:layer="layout" svg:width="0.041cm" svg:height="0.042cm" svg:x="5.991cm" svg:y="13.803cm">
            <text:p/>
            <draw:enhanced-geometry draw:mirror-horizontal="false" draw:mirror-vertical="false" svg:viewBox="0 0 0 0" drawooo:sub-view-size="421 440" draw:text-areas="0 0 ?f0 ?f1" draw:type="ooxml-non-primitive" draw:enhanced-path="M 421 1 L 1 1 1 440 421 440 Z F N">
              <draw:equation draw:name="f0" draw:formula="logwidth"/>
              <draw:equation draw:name="f1" draw:formula="logheight"/>
            </draw:enhanced-geometry>
          </draw:custom-shape>
          <draw:custom-shape draw:name="Google Shape;1676;p 2" draw:style-name="gr148" draw:text-style-name="P5" draw:layer="layout" svg:width="0.041cm" svg:height="0.042cm" svg:x="6.119cm" svg:y="13.803cm">
            <text:p/>
            <draw:enhanced-geometry draw:mirror-horizontal="false" draw:mirror-vertical="false" svg:viewBox="0 0 0 0" drawooo:sub-view-size="440 440" draw:text-areas="0 0 ?f0 ?f1" draw:type="ooxml-non-primitive" draw:enhanced-path="M 439 1 L 0 1 0 440 439 440 Z F N">
              <draw:equation draw:name="f0" draw:formula="logwidth"/>
              <draw:equation draw:name="f1" draw:formula="logheight"/>
            </draw:enhanced-geometry>
          </draw:custom-shape>
          <draw:custom-shape draw:name="Google Shape;1677;p 2" draw:style-name="gr148" draw:text-style-name="P5" draw:layer="layout" svg:width="0.042cm" svg:height="0.042cm" svg:x="6.246cm" svg:y="13.803cm">
            <text:p/>
            <draw:enhanced-geometry draw:mirror-horizontal="false" draw:mirror-vertical="false" svg:viewBox="0 0 0 0" drawooo:sub-view-size="440 440" draw:text-areas="0 0 ?f0 ?f1" draw:type="ooxml-non-primitive" draw:enhanced-path="M 440 1 L 1 1 1 440 440 440 Z F N">
              <draw:equation draw:name="f0" draw:formula="logwidth"/>
              <draw:equation draw:name="f1" draw:formula="logheight"/>
            </draw:enhanced-geometry>
          </draw:custom-shape>
          <draw:custom-shape draw:name="Google Shape;1678;p 2" draw:style-name="gr148" draw:text-style-name="P5" draw:layer="layout" svg:width="0.042cm" svg:height="0.042cm" svg:x="5.54cm" svg:y="13.803cm">
            <text:p/>
            <draw:enhanced-geometry draw:mirror-horizontal="false" draw:mirror-vertical="false" svg:viewBox="0 0 0 0" drawooo:sub-view-size="440 440" draw:text-areas="0 0 ?f0 ?f1" draw:type="ooxml-non-primitive" draw:enhanced-path="M 439 1 L 0 1 0 440 439 440 Z F N">
              <draw:equation draw:name="f0" draw:formula="logwidth"/>
              <draw:equation draw:name="f1" draw:formula="logheight"/>
            </draw:enhanced-geometry>
          </draw:custom-shape>
          <draw:custom-shape draw:name="Google Shape;1679;p 2" draw:style-name="gr148" draw:text-style-name="P5" draw:layer="layout" svg:width="0.041cm" svg:height="0.042cm" svg:x="5.669cm" svg:y="13.803cm">
            <text:p/>
            <draw:enhanced-geometry draw:mirror-horizontal="false" draw:mirror-vertical="false" svg:viewBox="0 0 0 0" drawooo:sub-view-size="421 440" draw:text-areas="0 0 ?f0 ?f1" draw:type="ooxml-non-primitive" draw:enhanced-path="M 421 1 L 1 1 1 440 421 440 Z F N">
              <draw:equation draw:name="f0" draw:formula="logwidth"/>
              <draw:equation draw:name="f1" draw:formula="logheight"/>
            </draw:enhanced-geometry>
          </draw:custom-shape>
          <draw:custom-shape draw:name="Google Shape;1680;p 2" draw:style-name="gr148" draw:text-style-name="P5" draw:layer="layout" svg:width="0.042cm" svg:height="0.042cm" svg:x="5.797cm" svg:y="13.803cm">
            <text:p/>
            <draw:enhanced-geometry draw:mirror-horizontal="false" draw:mirror-vertical="false" svg:viewBox="0 0 0 0" drawooo:sub-view-size="440 440" draw:text-areas="0 0 ?f0 ?f1" draw:type="ooxml-non-primitive" draw:enhanced-path="M 439 1 L 0 1 0 440 439 440 Z F N">
              <draw:equation draw:name="f0" draw:formula="logwidth"/>
              <draw:equation draw:name="f1" draw:formula="logheight"/>
            </draw:enhanced-geometry>
          </draw:custom-shape>
          <draw:custom-shape draw:name="Google Shape;1681;p 2" draw:style-name="gr148" draw:text-style-name="P5" draw:layer="layout" svg:width="0.041cm" svg:height="0.042cm" svg:x="6.375cm" svg:y="13.803cm">
            <text:p/>
            <draw:enhanced-geometry draw:mirror-horizontal="false" draw:mirror-vertical="false" svg:viewBox="0 0 0 0" drawooo:sub-view-size="421 440" draw:text-areas="0 0 ?f0 ?f1" draw:type="ooxml-non-primitive" draw:enhanced-path="M 420 1 L 0 1 0 440 420 440 Z F N">
              <draw:equation draw:name="f0" draw:formula="logwidth"/>
              <draw:equation draw:name="f1" draw:formula="logheight"/>
            </draw:enhanced-geometry>
          </draw:custom-shape>
          <draw:custom-shape draw:name="Google Shape;1682;p 2" draw:style-name="gr148" draw:text-style-name="P5" draw:layer="layout" svg:width="0.042cm" svg:height="0.042cm" svg:x="6.503cm" svg:y="13.803cm">
            <text:p/>
            <draw:enhanced-geometry draw:mirror-horizontal="false" draw:mirror-vertical="false" svg:viewBox="0 0 0 0" drawooo:sub-view-size="440 440" draw:text-areas="0 0 ?f0 ?f1" draw:type="ooxml-non-primitive" draw:enhanced-path="M 440 1 L 1 1 1 440 440 440 Z F N">
              <draw:equation draw:name="f0" draw:formula="logwidth"/>
              <draw:equation draw:name="f1" draw:formula="logheight"/>
            </draw:enhanced-geometry>
          </draw:custom-shape>
          <draw:custom-shape draw:name="Google Shape;1683;p 2" draw:style-name="gr155" draw:text-style-name="P5" draw:layer="layout" svg:width="0.726cm" svg:height="0.001cm" svg:x="5.927cm" svg:y="13.984cm">
            <text:p/>
            <draw:enhanced-geometry draw:mirror-horizontal="false" draw:mirror-vertical="false" svg:viewBox="0 0 0 0" drawooo:sub-view-size="7385 1" draw:text-areas="0 0 ?f0 ?f1" draw:type="ooxml-non-primitive" draw:enhanced-path="M 0 1 L 7384 1 F N">
              <draw:equation draw:name="f0" draw:formula="logwidth"/>
              <draw:equation draw:name="f1" draw:formula="logheight"/>
            </draw:enhanced-geometry>
          </draw:custom-shape>
          <draw:custom-shape draw:name="Google Shape;1684;p 2" draw:style-name="gr97" draw:text-style-name="P5" draw:layer="layout" svg:width="0.001cm" svg:height="0.428cm" svg:x="6.586cm" svg:y="13.195cm">
            <text:p/>
            <draw:enhanced-geometry draw:mirror-horizontal="false" draw:mirror-vertical="false" svg:viewBox="0 0 0 0" drawooo:sub-view-size="1 4352" draw:text-areas="0 0 ?f0 ?f1" draw:type="ooxml-non-primitive" draw:enhanced-path="M 0 4351 L 0 1 F N">
              <draw:equation draw:name="f0" draw:formula="logwidth"/>
              <draw:equation draw:name="f1" draw:formula="logheight"/>
            </draw:enhanced-geometry>
          </draw:custom-shape>
          <draw:custom-shape draw:name="Google Shape;1685;p 2" draw:style-name="gr149" draw:text-style-name="P5" draw:layer="layout" svg:width="0.001cm" svg:height="0.372cm" svg:x="6.46cm" svg:y="13.251cm">
            <text:p/>
            <draw:enhanced-geometry draw:mirror-horizontal="false" draw:mirror-vertical="false" svg:viewBox="0 0 0 0" drawooo:sub-view-size="1 3779" draw:text-areas="0 0 ?f0 ?f1" draw:type="ooxml-non-primitive" draw:enhanced-path="M 1 3778 L 1 0 F N">
              <draw:equation draw:name="f0" draw:formula="logwidth"/>
              <draw:equation draw:name="f1" draw:formula="logheight"/>
            </draw:enhanced-geometry>
          </draw:custom-shape>
          <draw:custom-shape draw:name="Google Shape;1686;p 2" draw:style-name="gr150" draw:text-style-name="P5" draw:layer="layout" svg:width="0.001cm" svg:height="0.315cm" svg:x="6.335cm" svg:y="13.307cm">
            <text:p/>
            <draw:enhanced-geometry draw:mirror-horizontal="false" draw:mirror-vertical="false" svg:viewBox="0 0 0 0" drawooo:sub-view-size="1 3207" draw:text-areas="0 0 ?f0 ?f1" draw:type="ooxml-non-primitive" draw:enhanced-path="M 0 3206 L 0 1 F N">
              <draw:equation draw:name="f0" draw:formula="logwidth"/>
              <draw:equation draw:name="f1" draw:formula="logheight"/>
            </draw:enhanced-geometry>
          </draw:custom-shape>
          <draw:custom-shape draw:name="Google Shape;1687;p 2" draw:style-name="gr151" draw:text-style-name="P5" draw:layer="layout" svg:width="0.001cm" svg:height="0.202cm" svg:x="6.209cm" svg:y="13.42cm">
            <text:p/>
            <draw:enhanced-geometry draw:mirror-horizontal="false" draw:mirror-vertical="false" svg:viewBox="0 0 0 0" drawooo:sub-view-size="1 2062" draw:text-areas="0 0 ?f0 ?f1" draw:type="ooxml-non-primitive" draw:enhanced-path="M 0 2061 L 0 0 F N">
              <draw:equation draw:name="f0" draw:formula="logwidth"/>
              <draw:equation draw:name="f1" draw:formula="logheight"/>
            </draw:enhanced-geometry>
          </draw:custom-shape>
          <draw:custom-shape draw:name="Google Shape;1688;p 2" draw:style-name="gr35" draw:text-style-name="P5" draw:layer="layout" svg:width="0.001cm" svg:height="0.127cm" svg:x="6.082cm" svg:y="13.495cm">
            <text:p/>
            <draw:enhanced-geometry draw:mirror-horizontal="false" draw:mirror-vertical="false" svg:viewBox="0 0 0 0" drawooo:sub-view-size="1 1299" draw:text-areas="0 0 ?f0 ?f1" draw:type="ooxml-non-primitive" draw:enhanced-path="M 1 1298 L 1 1 F N">
              <draw:equation draw:name="f0" draw:formula="logwidth"/>
              <draw:equation draw:name="f1" draw:formula="logheight"/>
            </draw:enhanced-geometry>
          </draw:custom-shape>
          <draw:custom-shape draw:name="Google Shape;1689;p 2" draw:style-name="gr152" draw:text-style-name="P5" draw:layer="layout" svg:width="0.001cm" svg:height="0.054cm" svg:x="5.957cm" svg:y="13.569cm">
            <text:p/>
            <draw:enhanced-geometry draw:mirror-horizontal="false" draw:mirror-vertical="false" svg:viewBox="0 0 0 0" drawooo:sub-view-size="1 555" draw:text-areas="0 0 ?f0 ?f1" draw:type="ooxml-non-primitive" draw:enhanced-path="M 0 554 L 0 1 F N">
              <draw:equation draw:name="f0" draw:formula="logwidth"/>
              <draw:equation draw:name="f1" draw:formula="logheight"/>
            </draw:enhanced-geometry>
          </draw:custom-shape>
          <draw:custom-shape draw:name="Google Shape;1690;p 2" draw:style-name="gr157" draw:text-style-name="P5" draw:layer="layout" svg:width="0.092cm" svg:height="0.058cm" svg:x="6.654cm" svg:y="15.268cm">
            <text:p/>
            <draw:enhanced-geometry draw:mirror-horizontal="false" draw:mirror-vertical="false" svg:viewBox="0 0 0 0" drawooo:sub-view-size="936 593" draw:text-areas="0 0 ?f0 ?f1" draw:type="ooxml-non-primitive" draw:enhanced-path="M 0 1 L 935 1 C 935 1 744 592 0 592 F N">
              <draw:equation draw:name="f0" draw:formula="logwidth"/>
              <draw:equation draw:name="f1" draw:formula="logheight"/>
            </draw:enhanced-geometry>
          </draw:custom-shape>
          <draw:custom-shape draw:name="Google Shape;1691;p 2" draw:style-name="gr158" draw:text-style-name="P5" draw:layer="layout" svg:width="0.046cm" svg:height="0.404cm" svg:x="6.684cm" svg:y="15.324cm">
            <text:p/>
            <draw:enhanced-geometry draw:mirror-horizontal="false" draw:mirror-vertical="false" svg:viewBox="0 0 0 0" drawooo:sub-view-size="478 4122" draw:text-areas="0 0 ?f0 ?f1" draw:type="ooxml-non-primitive" draw:enhanced-path="M 0 0 L 77 1011 477 1965 477 4121 F N">
              <draw:equation draw:name="f0" draw:formula="logwidth"/>
              <draw:equation draw:name="f1" draw:formula="logheight"/>
            </draw:enhanced-geometry>
          </draw:custom-shape>
          <draw:custom-shape draw:name="Google Shape;1692;p 2" draw:style-name="gr159" draw:text-style-name="P5" draw:layer="layout" svg:width="0.092cm" svg:height="0.172cm" svg:x="6.56cm" svg:y="15.154cm">
            <text:p/>
            <draw:enhanced-geometry draw:mirror-horizontal="false" draw:mirror-vertical="false" svg:viewBox="0 0 0 0" drawooo:sub-view-size="955 1757" draw:text-areas="0 0 ?f0 ?f1" draw:type="ooxml-non-primitive" draw:enhanced-path="M 954 1756 C 191 1756 0 1165 0 1165 L 954 1165 954 1 F N">
              <draw:equation draw:name="f0" draw:formula="logwidth"/>
              <draw:equation draw:name="f1" draw:formula="logheight"/>
            </draw:enhanced-geometry>
          </draw:custom-shape>
          <draw:custom-shape draw:name="Google Shape;1693;p 2" draw:style-name="gr158" draw:text-style-name="P5" draw:layer="layout" svg:width="0.046cm" svg:height="0.404cm" svg:x="6.575cm" svg:y="15.324cm">
            <text:p/>
            <draw:enhanced-geometry draw:mirror-horizontal="false" draw:mirror-vertical="false" svg:viewBox="0 0 0 0" drawooo:sub-view-size="478 4122" draw:text-areas="0 0 ?f0 ?f1" draw:type="ooxml-non-primitive" draw:enhanced-path="M 478 0 L 401 1011 1 1965 1 4121 F N">
              <draw:equation draw:name="f0" draw:formula="logwidth"/>
              <draw:equation draw:name="f1" draw:formula="logheight"/>
            </draw:enhanced-geometry>
          </draw:custom-shape>
          <draw:custom-shape draw:name="Google Shape;1694;p 2" draw:style-name="gr87" draw:text-style-name="P5" draw:layer="layout" svg:width="0.076cm" svg:height="0.076cm" svg:x="6.615cm" svg:y="15.07cm">
            <text:p/>
            <draw:enhanced-geometry draw:mirror-horizontal="false" draw:mirror-vertical="false" svg:viewBox="0 0 0 0" drawooo:sub-view-size="783 783" draw:text-areas="0 0 ?f0 ?f1" draw:type="ooxml-non-primitive" draw:enhanced-path="M 401 782 C 611 782 783 611 783 382 783 172 611 0 401 0 172 0 0 172 0 382 0 611 172 782 401 782 Z F N">
              <draw:equation draw:name="f0" draw:formula="logwidth"/>
              <draw:equation draw:name="f1" draw:formula="logheight"/>
            </draw:enhanced-geometry>
          </draw:custom-shape>
          <draw:custom-shape draw:name="Google Shape;1695;p 2" draw:style-name="gr184" draw:text-style-name="P5" draw:layer="layout" svg:width="0.614cm" svg:height="0.001cm" svg:x="5.431cm" svg:y="13.488cm">
            <text:p/>
            <draw:enhanced-geometry draw:mirror-horizontal="false" draw:mirror-vertical="false" svg:viewBox="0 0 0 0" drawooo:sub-view-size="6241 1" draw:text-areas="0 0 ?f0 ?f1" draw:type="ooxml-non-primitive" draw:enhanced-path="M 6240 0 L 1 0 F N">
              <draw:equation draw:name="f0" draw:formula="logwidth"/>
              <draw:equation draw:name="f1" draw:formula="logheight"/>
            </draw:enhanced-geometry>
          </draw:custom-shape>
          <draw:custom-shape draw:name="Google Shape;1696;p 2" draw:style-name="gr14" draw:text-style-name="P5" draw:layer="layout" svg:width="0.303cm" svg:height="0.001cm" svg:x="5.431cm" svg:y="13.623cm">
            <text:p/>
            <draw:enhanced-geometry draw:mirror-horizontal="false" draw:mirror-vertical="false" svg:viewBox="0 0 0 0" drawooo:sub-view-size="3092 1" draw:text-areas="0 0 ?f0 ?f1" draw:type="ooxml-non-primitive" draw:enhanced-path="M 1 0 L 3092 0 F N">
              <draw:equation draw:name="f0" draw:formula="logwidth"/>
              <draw:equation draw:name="f1" draw:formula="logheight"/>
            </draw:enhanced-geometry>
          </draw:custom-shape>
          <draw:custom-shape draw:name="Google Shape;1697;p 2" draw:style-name="gr16" draw:text-style-name="P5" draw:layer="layout" svg:width="0.303cm" svg:height="0.002cm" svg:x="5.431cm" svg:y="13.739cm">
            <text:p/>
            <draw:enhanced-geometry draw:mirror-horizontal="false" draw:mirror-vertical="false" svg:viewBox="0 0 0 0" drawooo:sub-view-size="3092 1" draw:text-areas="0 0 ?f0 ?f1" draw:type="ooxml-non-primitive" draw:enhanced-path="M 1 0 L 3092 0 F N">
              <draw:equation draw:name="f0" draw:formula="logwidth"/>
              <draw:equation draw:name="f1" draw:formula="logheight"/>
            </draw:enhanced-geometry>
          </draw:custom-shape>
          <draw:custom-shape draw:name="Google Shape;1698;p 2" draw:style-name="gr161" draw:text-style-name="P5" draw:layer="layout" svg:width="0.362cm" svg:height="0.115cm" svg:x="5.126cm" svg:y="13.806cm">
            <text:p/>
            <draw:enhanced-geometry draw:mirror-horizontal="false" draw:mirror-vertical="false" svg:viewBox="0 0 0 0" drawooo:sub-view-size="3684 1184" draw:text-areas="0 0 ?f0 ?f1" draw:type="ooxml-non-primitive" draw:enhanced-path="M 3092 1 C 3416 1 3683 268 3683 592 3683 917 3416 1184 3092 1184 2767 1184 2500 917 2500 592 L 1184 592 C 1184 917 917 1184 592 1184 268 1184 1 917 1 592 1 268 268 1 592 1 F N">
              <draw:equation draw:name="f0" draw:formula="logwidth"/>
              <draw:equation draw:name="f1" draw:formula="logheight"/>
            </draw:enhanced-geometry>
          </draw:custom-shape>
          <draw:custom-shape draw:name="Google Shape;1699;p 2" draw:style-name="gr162" draw:text-style-name="P5" draw:layer="layout" svg:width="0.097cm" svg:height="1.521cm" svg:x="5.307cm" svg:y="13.902cm">
            <text:p/>
            <draw:enhanced-geometry draw:mirror-horizontal="false" draw:mirror-vertical="false" svg:viewBox="0 0 0 0" drawooo:sub-view-size="993 15456" draw:text-areas="0 0 ?f0 ?f1" draw:type="ooxml-non-primitive" draw:enhanced-path="M 802 0 L 993 15455 0 15455 F N">
              <draw:equation draw:name="f0" draw:formula="logwidth"/>
              <draw:equation draw:name="f1" draw:formula="logheight"/>
            </draw:enhanced-geometry>
          </draw:custom-shape>
          <draw:custom-shape draw:name="Google Shape;1700;p 2" draw:style-name="gr163" draw:text-style-name="P5" draw:layer="layout" svg:width="0.143cm" svg:height="0.092cm" svg:x="5.308cm" svg:y="15.423cm">
            <text:p/>
            <draw:enhanced-geometry draw:mirror-horizontal="false" draw:mirror-vertical="false" svg:viewBox="0 0 0 0" drawooo:sub-view-size="1451 955" draw:text-areas="0 0 ?f0 ?f1" draw:type="ooxml-non-primitive" draw:enhanced-path="M 974 0 C 1241 0 1451 210 1451 477 1451 725 1241 954 974 954 L 1 954 F N">
              <draw:equation draw:name="f0" draw:formula="logwidth"/>
              <draw:equation draw:name="f1" draw:formula="logheight"/>
            </draw:enhanced-geometry>
          </draw:custom-shape>
          <draw:custom-shape draw:name="Google Shape;1701;p 2" draw:style-name="gr14" draw:text-style-name="P5" draw:layer="layout" svg:width="0.314cm" svg:height="0.001cm" svg:x="5.497cm" svg:y="15.423cm">
            <text:p/>
            <draw:enhanced-geometry draw:mirror-horizontal="false" draw:mirror-vertical="false" svg:viewBox="0 0 0 0" drawooo:sub-view-size="3207 1" draw:text-areas="0 0 ?f0 ?f1" draw:type="ooxml-non-primitive" draw:enhanced-path="M 1 0 L 3206 0 F N">
              <draw:equation draw:name="f0" draw:formula="logwidth"/>
              <draw:equation draw:name="f1" draw:formula="logheight"/>
            </draw:enhanced-geometry>
          </draw:custom-shape>
          <draw:custom-shape draw:name="Google Shape;1702;p 2" draw:style-name="gr162" draw:text-style-name="P5" draw:layer="layout" svg:width="0.095cm" svg:height="1.521cm" svg:x="5.211cm" svg:y="13.902cm">
            <text:p/>
            <draw:enhanced-geometry draw:mirror-horizontal="false" draw:mirror-vertical="false" svg:viewBox="0 0 0 0" drawooo:sub-view-size="974 15456" draw:text-areas="0 0 ?f0 ?f1" draw:type="ooxml-non-primitive" draw:enhanced-path="M 172 0 L 0 15455 973 15455 F N">
              <draw:equation draw:name="f0" draw:formula="logwidth"/>
              <draw:equation draw:name="f1" draw:formula="logheight"/>
            </draw:enhanced-geometry>
          </draw:custom-shape>
          <draw:custom-shape draw:name="Google Shape;1703;p 2" draw:style-name="gr163" draw:text-style-name="P5" draw:layer="layout" svg:width="0.142cm" svg:height="0.092cm" svg:x="5.164cm" svg:y="15.423cm">
            <text:p/>
            <draw:enhanced-geometry draw:mirror-horizontal="false" draw:mirror-vertical="false" svg:viewBox="0 0 0 0" drawooo:sub-view-size="1451 955" draw:text-areas="0 0 ?f0 ?f1" draw:type="ooxml-non-primitive" draw:enhanced-path="M 477 0 C 210 0 0 210 0 477 0 725 210 954 477 954 L 1450 954 F N">
              <draw:equation draw:name="f0" draw:formula="logwidth"/>
              <draw:equation draw:name="f1" draw:formula="logheight"/>
            </draw:enhanced-geometry>
          </draw:custom-shape>
          <draw:custom-shape draw:name="Google Shape;1704;p 2" draw:style-name="gr161" draw:text-style-name="P5" draw:layer="layout" svg:width="0.359cm" svg:height="0.115cm" svg:x="4.527cm" svg:y="13.806cm">
            <text:p/>
            <draw:enhanced-geometry draw:mirror-horizontal="false" draw:mirror-vertical="false" svg:viewBox="0 0 0 0" drawooo:sub-view-size="3664 1184" draw:text-areas="0 0 ?f0 ?f1" draw:type="ooxml-non-primitive" draw:enhanced-path="M 3072 1 C 3396 1 3663 268 3663 592 3663 917 3396 1184 3072 1184 2748 1184 2480 917 2480 592 L 1183 592 C 1183 917 916 1184 592 1184 267 1184 0 917 0 592 0 268 267 1 592 1 F N">
              <draw:equation draw:name="f0" draw:formula="logwidth"/>
              <draw:equation draw:name="f1" draw:formula="logheight"/>
            </draw:enhanced-geometry>
          </draw:custom-shape>
          <draw:custom-shape draw:name="Google Shape;1705;p 2" draw:style-name="gr162" draw:text-style-name="P5" draw:layer="layout" svg:width="0.097cm" svg:height="1.521cm" svg:x="4.708cm" svg:y="13.902cm">
            <text:p/>
            <draw:enhanced-geometry draw:mirror-horizontal="false" draw:mirror-vertical="false" svg:viewBox="0 0 0 0" drawooo:sub-view-size="993 15456" draw:text-areas="0 0 ?f0 ?f1" draw:type="ooxml-non-primitive" draw:enhanced-path="M 802 0 L 993 15455 1 15455 F N">
              <draw:equation draw:name="f0" draw:formula="logwidth"/>
              <draw:equation draw:name="f1" draw:formula="logheight"/>
            </draw:enhanced-geometry>
          </draw:custom-shape>
          <draw:custom-shape draw:name="Google Shape;1706;p 2" draw:style-name="gr163" draw:text-style-name="P5" draw:layer="layout" svg:width="0.143cm" svg:height="0.092cm" svg:x="4.708cm" svg:y="15.423cm">
            <text:p/>
            <draw:enhanced-geometry draw:mirror-horizontal="false" draw:mirror-vertical="false" svg:viewBox="0 0 0 0" drawooo:sub-view-size="1470 955" draw:text-areas="0 0 ?f0 ?f1" draw:type="ooxml-non-primitive" draw:enhanced-path="M 993 0 C 1260 0 1470 210 1470 477 1470 725 1260 954 993 954 L 1 954 F N">
              <draw:equation draw:name="f0" draw:formula="logwidth"/>
              <draw:equation draw:name="f1" draw:formula="logheight"/>
            </draw:enhanced-geometry>
          </draw:custom-shape>
          <draw:custom-shape draw:name="Google Shape;1707;p 2" draw:style-name="gr162" draw:text-style-name="P5" draw:layer="layout" svg:width="0.097cm" svg:height="1.521cm" svg:x="4.609cm" svg:y="13.902cm">
            <text:p/>
            <draw:enhanced-geometry draw:mirror-horizontal="false" draw:mirror-vertical="false" svg:viewBox="0 0 0 0" drawooo:sub-view-size="993 15456" draw:text-areas="0 0 ?f0 ?f1" draw:type="ooxml-non-primitive" draw:enhanced-path="M 191 0 L 1 15455 993 15455 F N">
              <draw:equation draw:name="f0" draw:formula="logwidth"/>
              <draw:equation draw:name="f1" draw:formula="logheight"/>
            </draw:enhanced-geometry>
          </draw:custom-shape>
          <draw:custom-shape draw:name="Google Shape;1708;p 2" draw:style-name="gr163" draw:text-style-name="P5" draw:layer="layout" svg:width="0.143cm" svg:height="0.092cm" svg:x="4.563cm" svg:y="15.423cm">
            <text:p/>
            <draw:enhanced-geometry draw:mirror-horizontal="false" draw:mirror-vertical="false" svg:viewBox="0 0 0 0" drawooo:sub-view-size="1470 955" draw:text-areas="0 0 ?f0 ?f1" draw:type="ooxml-non-primitive" draw:enhanced-path="M 478 0 C 210 0 1 210 1 477 1 725 230 954 478 954 L 1470 954 F N">
              <draw:equation draw:name="f0" draw:formula="logwidth"/>
              <draw:equation draw:name="f1" draw:formula="logheight"/>
            </draw:enhanced-geometry>
          </draw:custom-shape>
          <draw:custom-shape draw:name="Google Shape;1709;p 2" draw:style-name="gr161" draw:text-style-name="P5" draw:layer="layout" svg:width="0.359cm" svg:height="0.115cm" svg:x="3.927cm" svg:y="13.806cm">
            <text:p/>
            <draw:enhanced-geometry draw:mirror-horizontal="false" draw:mirror-vertical="false" svg:viewBox="0 0 0 0" drawooo:sub-view-size="3664 1184" draw:text-areas="0 0 ?f0 ?f1" draw:type="ooxml-non-primitive" draw:enhanced-path="M 3072 1 C 3397 1 3664 268 3664 592 3664 917 3397 1184 3072 1184 2748 1184 2481 917 2481 592 L 1164 592 C 1164 917 916 1184 573 1184 248 1184 0 917 0 592 0 268 248 1 573 1 F N">
              <draw:equation draw:name="f0" draw:formula="logwidth"/>
              <draw:equation draw:name="f1" draw:formula="logheight"/>
            </draw:enhanced-geometry>
          </draw:custom-shape>
          <draw:custom-shape draw:name="Google Shape;1710;p 2" draw:style-name="gr162" draw:text-style-name="P5" draw:layer="layout" svg:width="0.097cm" svg:height="1.521cm" svg:x="4.108cm" svg:y="13.902cm">
            <text:p/>
            <draw:enhanced-geometry draw:mirror-horizontal="false" draw:mirror-vertical="false" svg:viewBox="0 0 0 0" drawooo:sub-view-size="993 15456" draw:text-areas="0 0 ?f0 ?f1" draw:type="ooxml-non-primitive" draw:enhanced-path="M 801 0 L 992 15455 0 15455 F N">
              <draw:equation draw:name="f0" draw:formula="logwidth"/>
              <draw:equation draw:name="f1" draw:formula="logheight"/>
            </draw:enhanced-geometry>
          </draw:custom-shape>
          <draw:custom-shape draw:name="Google Shape;1711;p 2" draw:style-name="gr163" draw:text-style-name="P5" draw:layer="layout" svg:width="0.142cm" svg:height="0.092cm" svg:x="4.108cm" svg:y="15.423cm">
            <text:p/>
            <draw:enhanced-geometry draw:mirror-horizontal="false" draw:mirror-vertical="false" svg:viewBox="0 0 0 0" drawooo:sub-view-size="1451 955" draw:text-areas="0 0 ?f0 ?f1" draw:type="ooxml-non-primitive" draw:enhanced-path="M 992 0 C 1240 0 1450 210 1450 477 1450 725 1240 954 992 954 L 0 954 F N">
              <draw:equation draw:name="f0" draw:formula="logwidth"/>
              <draw:equation draw:name="f1" draw:formula="logheight"/>
            </draw:enhanced-geometry>
          </draw:custom-shape>
          <draw:custom-shape draw:name="Google Shape;1712;p 2" draw:style-name="gr162" draw:text-style-name="P5" draw:layer="layout" svg:width="0.097cm" svg:height="1.521cm" svg:x="4.01cm" svg:y="13.902cm">
            <text:p/>
            <draw:enhanced-geometry draw:mirror-horizontal="false" draw:mirror-vertical="false" svg:viewBox="0 0 0 0" drawooo:sub-view-size="994 15456" draw:text-areas="0 0 ?f0 ?f1" draw:type="ooxml-non-primitive" draw:enhanced-path="M 192 0 L 1 15455 993 15455 F N">
              <draw:equation draw:name="f0" draw:formula="logwidth"/>
              <draw:equation draw:name="f1" draw:formula="logheight"/>
            </draw:enhanced-geometry>
          </draw:custom-shape>
          <draw:custom-shape draw:name="Google Shape;1713;p 2" draw:style-name="gr163" draw:text-style-name="P5" draw:layer="layout" svg:width="0.144cm" svg:height="0.092cm" svg:x="3.963cm" svg:y="15.423cm">
            <text:p/>
            <draw:enhanced-geometry draw:mirror-horizontal="false" draw:mirror-vertical="false" svg:viewBox="0 0 0 0" drawooo:sub-view-size="1471 955" draw:text-areas="0 0 ?f0 ?f1" draw:type="ooxml-non-primitive" draw:enhanced-path="M 478 0 C 211 0 1 210 1 477 1 725 211 954 478 954 L 1470 954 F N">
              <draw:equation draw:name="f0" draw:formula="logwidth"/>
              <draw:equation draw:name="f1" draw:formula="logheight"/>
            </draw:enhanced-geometry>
          </draw:custom-shape>
          <draw:custom-shape draw:name="Google Shape;1714;p 2" draw:style-name="gr164" draw:text-style-name="P5" draw:layer="layout" svg:width="1.669cm" svg:height="0.069cm" svg:x="3.819cm" svg:y="15.516cm">
            <text:p/>
            <draw:enhanced-geometry draw:mirror-horizontal="false" draw:mirror-vertical="false" svg:viewBox="0 0 0 0" drawooo:sub-view-size="16964 707" draw:text-areas="0 0 ?f0 ?f1" draw:type="ooxml-non-primitive" draw:enhanced-path="M 1 0 L 16963 0 16963 706 F N">
              <draw:equation draw:name="f0" draw:formula="logwidth"/>
              <draw:equation draw:name="f1" draw:formula="logheight"/>
            </draw:enhanced-geometry>
          </draw:custom-shape>
          <draw:custom-shape draw:name="Google Shape;1715;p 2" draw:style-name="gr165" draw:text-style-name="P5" draw:layer="layout" svg:width="1.834cm" svg:height="0.071cm" svg:x="3.819cm" svg:y="15.587cm">
            <text:p/>
            <draw:enhanced-geometry draw:mirror-horizontal="false" draw:mirror-vertical="false" svg:viewBox="0 0 0 0" drawooo:sub-view-size="18643 726" draw:text-areas="0 0 ?f0 ?f1" draw:type="ooxml-non-primitive" draw:enhanced-path="M 1 0 L 18642 0 18642 725 F N">
              <draw:equation draw:name="f0" draw:formula="logwidth"/>
              <draw:equation draw:name="f1" draw:formula="logheight"/>
            </draw:enhanced-geometry>
          </draw:custom-shape>
          <draw:custom-shape draw:name="Google Shape;1716;p 2" draw:style-name="gr166" draw:text-style-name="P5" draw:layer="layout" svg:width="2cm" svg:height="0.07cm" svg:x="3.819cm" svg:y="15.658cm">
            <text:p/>
            <draw:enhanced-geometry draw:mirror-horizontal="false" draw:mirror-vertical="false" svg:viewBox="0 0 0 0" drawooo:sub-view-size="20322 726" draw:text-areas="0 0 ?f0 ?f1" draw:type="ooxml-non-primitive" draw:enhanced-path="M 1 0 L 20321 0 20321 725 F N">
              <draw:equation draw:name="f0" draw:formula="logwidth"/>
              <draw:equation draw:name="f1" draw:formula="logheight"/>
            </draw:enhanced-geometry>
          </draw:custom-shape>
          <draw:custom-shape draw:name="Google Shape;1717;p 2" draw:style-name="gr167" draw:text-style-name="P5" draw:layer="layout" svg:width="0.29cm" svg:height="1.121cm" svg:x="5.497cm" svg:y="14.001cm">
            <text:p/>
            <draw:enhanced-geometry draw:mirror-horizontal="false" draw:mirror-vertical="false" svg:viewBox="0 0 0 0" drawooo:sub-view-size="2959 11392" draw:text-areas="0 0 ?f0 ?f1" draw:type="ooxml-non-primitive" draw:enhanced-path="M 1 11391 L 2958 11391 2958 0 1 0 Z F N">
              <draw:equation draw:name="f0" draw:formula="logwidth"/>
              <draw:equation draw:name="f1" draw:formula="logheight"/>
            </draw:enhanced-geometry>
          </draw:custom-shape>
          <draw:custom-shape draw:name="Google Shape;1718;p 2" draw:style-name="gr168" draw:text-style-name="P5" draw:layer="layout" svg:width="0.047cm" svg:height="0.048cm" svg:x="5.666cm" svg:y="14.072cm">
            <text:p/>
            <draw:enhanced-geometry draw:mirror-horizontal="false" draw:mirror-vertical="false" svg:viewBox="0 0 0 0" drawooo:sub-view-size="497 497" draw:text-areas="0 0 ?f0 ?f1" draw:type="ooxml-non-primitive" draw:enhanced-path="M 249 497 C 382 497 497 382 497 248 497 115 382 0 249 0 115 0 1 115 1 248 1 382 115 497 249 497 Z F N">
              <draw:equation draw:name="f0" draw:formula="logwidth"/>
              <draw:equation draw:name="f1" draw:formula="logheight"/>
            </draw:enhanced-geometry>
          </draw:custom-shape>
          <draw:custom-shape draw:name="Google Shape;1719;p 2" draw:style-name="gr169" draw:text-style-name="P5" draw:layer="layout" svg:width="0.047cm" svg:height="0.049cm" svg:x="5.666cm" svg:y="14.204cm">
            <text:p/>
            <draw:enhanced-geometry draw:mirror-horizontal="false" draw:mirror-vertical="false" svg:viewBox="0 0 0 0" drawooo:sub-view-size="497 516" draw:text-areas="0 0 ?f0 ?f1" draw:type="ooxml-non-primitive" draw:enhanced-path="M 249 515 C 382 515 497 401 497 267 497 115 382 0 249 0 115 0 1 115 1 267 1 401 115 515 249 515 Z F N">
              <draw:equation draw:name="f0" draw:formula="logwidth"/>
              <draw:equation draw:name="f1" draw:formula="logheight"/>
            </draw:enhanced-geometry>
          </draw:custom-shape>
          <draw:custom-shape draw:name="Google Shape;1720;p 2" draw:style-name="gr43" draw:text-style-name="P5" draw:layer="layout" svg:width="0.047cm" svg:height="0.05cm" svg:x="5.666cm" svg:y="14.337cm">
            <text:p/>
            <draw:enhanced-geometry draw:mirror-horizontal="false" draw:mirror-vertical="false" svg:viewBox="0 0 0 0" drawooo:sub-view-size="497 516" draw:text-areas="0 0 ?f0 ?f1" draw:type="ooxml-non-primitive" draw:enhanced-path="M 249 516 C 382 516 497 401 497 249 497 115 382 1 249 1 115 1 1 115 1 249 1 401 115 516 249 516 Z F N">
              <draw:equation draw:name="f0" draw:formula="logwidth"/>
              <draw:equation draw:name="f1" draw:formula="logheight"/>
            </draw:enhanced-geometry>
          </draw:custom-shape>
          <draw:custom-shape draw:name="Google Shape;1721;p 2" draw:style-name="gr43" draw:text-style-name="P5" draw:layer="layout" svg:width="0.047cm" svg:height="0.05cm" svg:x="5.666cm" svg:y="14.468cm">
            <text:p/>
            <draw:enhanced-geometry draw:mirror-horizontal="false" draw:mirror-vertical="false" svg:viewBox="0 0 0 0" drawooo:sub-view-size="497 516" draw:text-areas="0 0 ?f0 ?f1" draw:type="ooxml-non-primitive" draw:enhanced-path="M 249 516 C 382 516 497 401 497 268 497 115 382 0 249 0 115 0 1 115 1 268 1 401 115 516 249 516 Z F N">
              <draw:equation draw:name="f0" draw:formula="logwidth"/>
              <draw:equation draw:name="f1" draw:formula="logheight"/>
            </draw:enhanced-geometry>
          </draw:custom-shape>
          <draw:custom-shape draw:name="Google Shape;1722;p 2" draw:style-name="gr43" draw:text-style-name="P5" draw:layer="layout" svg:width="0.047cm" svg:height="0.05cm" svg:x="5.666cm" svg:y="14.601cm">
            <text:p/>
            <draw:enhanced-geometry draw:mirror-horizontal="false" draw:mirror-vertical="false" svg:viewBox="0 0 0 0" drawooo:sub-view-size="497 516" draw:text-areas="0 0 ?f0 ?f1" draw:type="ooxml-non-primitive" draw:enhanced-path="M 249 515 C 382 515 497 401 497 267 497 115 382 0 249 0 115 0 1 115 1 267 1 401 115 515 249 515 Z F N">
              <draw:equation draw:name="f0" draw:formula="logwidth"/>
              <draw:equation draw:name="f1" draw:formula="logheight"/>
            </draw:enhanced-geometry>
          </draw:custom-shape>
          <draw:custom-shape draw:name="Google Shape;1723;p 2" draw:style-name="gr169" draw:text-style-name="P5" draw:layer="layout" svg:width="0.047cm" svg:height="0.049cm" svg:x="5.666cm" svg:y="14.735cm">
            <text:p/>
            <draw:enhanced-geometry draw:mirror-horizontal="false" draw:mirror-vertical="false" svg:viewBox="0 0 0 0" drawooo:sub-view-size="497 517" draw:text-areas="0 0 ?f0 ?f1" draw:type="ooxml-non-primitive" draw:enhanced-path="M 249 516 C 382 516 497 402 497 249 497 115 382 1 249 1 115 1 1 115 1 249 1 402 115 516 249 516 Z F N">
              <draw:equation draw:name="f0" draw:formula="logwidth"/>
              <draw:equation draw:name="f1" draw:formula="logheight"/>
            </draw:enhanced-geometry>
          </draw:custom-shape>
          <draw:custom-shape draw:name="Google Shape;1724;p 2" draw:style-name="gr43" draw:text-style-name="P5" draw:layer="layout" svg:width="0.047cm" svg:height="0.05cm" svg:x="5.666cm" svg:y="14.867cm">
            <text:p/>
            <draw:enhanced-geometry draw:mirror-horizontal="false" draw:mirror-vertical="false" svg:viewBox="0 0 0 0" drawooo:sub-view-size="497 516" draw:text-areas="0 0 ?f0 ?f1" draw:type="ooxml-non-primitive" draw:enhanced-path="M 249 516 C 382 516 497 401 497 268 497 115 382 0 249 0 115 0 1 115 1 268 1 401 115 516 249 516 Z F N">
              <draw:equation draw:name="f0" draw:formula="logwidth"/>
              <draw:equation draw:name="f1" draw:formula="logheight"/>
            </draw:enhanced-geometry>
          </draw:custom-shape>
          <draw:custom-shape draw:name="Google Shape;1725;p 2" draw:style-name="gr169" draw:text-style-name="P5" draw:layer="layout" svg:width="0.047cm" svg:height="0.049cm" svg:x="5.666cm" svg:y="15.001cm">
            <text:p/>
            <draw:enhanced-geometry draw:mirror-horizontal="false" draw:mirror-vertical="false" svg:viewBox="0 0 0 0" drawooo:sub-view-size="497 516" draw:text-areas="0 0 ?f0 ?f1" draw:type="ooxml-non-primitive" draw:enhanced-path="M 249 515 C 382 515 497 401 497 248 497 115 382 0 249 0 115 0 1 115 1 248 1 401 115 515 249 515 Z F N">
              <draw:equation draw:name="f0" draw:formula="logwidth"/>
              <draw:equation draw:name="f1" draw:formula="logheight"/>
            </draw:enhanced-geometry>
          </draw:custom-shape>
          <draw:custom-shape draw:name="Google Shape;1726;p 2" draw:style-name="gr168" draw:text-style-name="P5" draw:layer="layout" svg:width="0.047cm" svg:height="0.048cm" svg:x="5.559cm" svg:y="14.072cm">
            <text:p/>
            <draw:enhanced-geometry draw:mirror-horizontal="false" draw:mirror-vertical="false" svg:viewBox="0 0 0 0" drawooo:sub-view-size="497 497" draw:text-areas="0 0 ?f0 ?f1" draw:type="ooxml-non-primitive" draw:enhanced-path="M 248 497 C 382 497 496 382 496 248 496 115 382 0 248 0 115 0 0 115 0 248 0 382 115 497 248 497 Z F N">
              <draw:equation draw:name="f0" draw:formula="logwidth"/>
              <draw:equation draw:name="f1" draw:formula="logheight"/>
            </draw:enhanced-geometry>
          </draw:custom-shape>
          <draw:custom-shape draw:name="Google Shape;1727;p 2" draw:style-name="gr169" draw:text-style-name="P5" draw:layer="layout" svg:width="0.047cm" svg:height="0.049cm" svg:x="5.559cm" svg:y="14.204cm">
            <text:p/>
            <draw:enhanced-geometry draw:mirror-horizontal="false" draw:mirror-vertical="false" svg:viewBox="0 0 0 0" drawooo:sub-view-size="497 516" draw:text-areas="0 0 ?f0 ?f1" draw:type="ooxml-non-primitive" draw:enhanced-path="M 248 515 C 382 515 496 401 496 267 496 115 382 0 248 0 115 0 0 115 0 267 0 401 115 515 248 515 Z F N">
              <draw:equation draw:name="f0" draw:formula="logwidth"/>
              <draw:equation draw:name="f1" draw:formula="logheight"/>
            </draw:enhanced-geometry>
          </draw:custom-shape>
          <draw:custom-shape draw:name="Google Shape;1728;p 2" draw:style-name="gr43" draw:text-style-name="P5" draw:layer="layout" svg:width="0.047cm" svg:height="0.05cm" svg:x="5.559cm" svg:y="14.337cm">
            <text:p/>
            <draw:enhanced-geometry draw:mirror-horizontal="false" draw:mirror-vertical="false" svg:viewBox="0 0 0 0" drawooo:sub-view-size="497 516" draw:text-areas="0 0 ?f0 ?f1" draw:type="ooxml-non-primitive" draw:enhanced-path="M 248 516 C 382 516 496 401 496 249 496 115 382 1 248 1 115 1 0 115 0 249 0 401 115 516 248 516 Z F N">
              <draw:equation draw:name="f0" draw:formula="logwidth"/>
              <draw:equation draw:name="f1" draw:formula="logheight"/>
            </draw:enhanced-geometry>
          </draw:custom-shape>
          <draw:custom-shape draw:name="Google Shape;1729;p 2" draw:style-name="gr43" draw:text-style-name="P5" draw:layer="layout" svg:width="0.047cm" svg:height="0.05cm" svg:x="5.559cm" svg:y="14.468cm">
            <text:p/>
            <draw:enhanced-geometry draw:mirror-horizontal="false" draw:mirror-vertical="false" svg:viewBox="0 0 0 0" drawooo:sub-view-size="497 516" draw:text-areas="0 0 ?f0 ?f1" draw:type="ooxml-non-primitive" draw:enhanced-path="M 248 516 C 382 516 496 401 496 268 496 115 382 0 248 0 115 0 0 115 0 268 0 401 115 516 248 516 Z F N">
              <draw:equation draw:name="f0" draw:formula="logwidth"/>
              <draw:equation draw:name="f1" draw:formula="logheight"/>
            </draw:enhanced-geometry>
          </draw:custom-shape>
          <draw:custom-shape draw:name="Google Shape;1730;p 2" draw:style-name="gr43" draw:text-style-name="P5" draw:layer="layout" svg:width="0.047cm" svg:height="0.05cm" svg:x="5.559cm" svg:y="14.601cm">
            <text:p/>
            <draw:enhanced-geometry draw:mirror-horizontal="false" draw:mirror-vertical="false" svg:viewBox="0 0 0 0" drawooo:sub-view-size="497 516" draw:text-areas="0 0 ?f0 ?f1" draw:type="ooxml-non-primitive" draw:enhanced-path="M 248 515 C 382 515 496 401 496 267 496 115 382 0 248 0 115 0 0 115 0 267 0 401 115 515 248 515 Z F N">
              <draw:equation draw:name="f0" draw:formula="logwidth"/>
              <draw:equation draw:name="f1" draw:formula="logheight"/>
            </draw:enhanced-geometry>
          </draw:custom-shape>
          <draw:custom-shape draw:name="Google Shape;1731;p 2" draw:style-name="gr169" draw:text-style-name="P5" draw:layer="layout" svg:width="0.047cm" svg:height="0.049cm" svg:x="5.559cm" svg:y="14.735cm">
            <text:p/>
            <draw:enhanced-geometry draw:mirror-horizontal="false" draw:mirror-vertical="false" svg:viewBox="0 0 0 0" drawooo:sub-view-size="497 517" draw:text-areas="0 0 ?f0 ?f1" draw:type="ooxml-non-primitive" draw:enhanced-path="M 248 516 C 382 516 496 402 496 249 496 115 382 1 248 1 115 1 0 115 0 249 0 402 115 516 248 516 Z F N">
              <draw:equation draw:name="f0" draw:formula="logwidth"/>
              <draw:equation draw:name="f1" draw:formula="logheight"/>
            </draw:enhanced-geometry>
          </draw:custom-shape>
          <draw:custom-shape draw:name="Google Shape;1732;p 2" draw:style-name="gr43" draw:text-style-name="P5" draw:layer="layout" svg:width="0.047cm" svg:height="0.05cm" svg:x="5.559cm" svg:y="14.867cm">
            <text:p/>
            <draw:enhanced-geometry draw:mirror-horizontal="false" draw:mirror-vertical="false" svg:viewBox="0 0 0 0" drawooo:sub-view-size="497 516" draw:text-areas="0 0 ?f0 ?f1" draw:type="ooxml-non-primitive" draw:enhanced-path="M 248 516 C 382 516 496 401 496 268 496 115 382 0 248 0 115 0 0 115 0 268 0 401 115 516 248 516 Z F N">
              <draw:equation draw:name="f0" draw:formula="logwidth"/>
              <draw:equation draw:name="f1" draw:formula="logheight"/>
            </draw:enhanced-geometry>
          </draw:custom-shape>
          <draw:custom-shape draw:name="Google Shape;1733;p 2" draw:style-name="gr169" draw:text-style-name="P5" draw:layer="layout" svg:width="0.047cm" svg:height="0.049cm" svg:x="5.559cm" svg:y="15.001cm">
            <text:p/>
            <draw:enhanced-geometry draw:mirror-horizontal="false" draw:mirror-vertical="false" svg:viewBox="0 0 0 0" drawooo:sub-view-size="497 516" draw:text-areas="0 0 ?f0 ?f1" draw:type="ooxml-non-primitive" draw:enhanced-path="M 248 515 C 382 515 496 401 496 248 496 115 382 0 248 0 115 0 0 115 0 248 0 401 115 515 248 515 Z F N">
              <draw:equation draw:name="f0" draw:formula="logwidth"/>
              <draw:equation draw:name="f1" draw:formula="logheight"/>
            </draw:enhanced-geometry>
          </draw:custom-shape>
          <draw:custom-shape draw:name="Google Shape;1734;p 2" draw:style-name="gr14" draw:text-style-name="P5" draw:layer="layout" svg:width="0.429cm" svg:height="0.001cm" svg:x="4.792cm" svg:y="14.388cm">
            <text:p/>
            <draw:enhanced-geometry draw:mirror-horizontal="false" draw:mirror-vertical="false" svg:viewBox="0 0 0 0" drawooo:sub-view-size="4370 1" draw:text-areas="0 0 ?f0 ?f1" draw:type="ooxml-non-primitive" draw:enhanced-path="M 4370 1 L 0 1 F N">
              <draw:equation draw:name="f0" draw:formula="logwidth"/>
              <draw:equation draw:name="f1" draw:formula="logheight"/>
            </draw:enhanced-geometry>
          </draw:custom-shape>
          <draw:custom-shape draw:name="Google Shape;1735;p 2" draw:style-name="gr14" draw:text-style-name="P5" draw:layer="layout" svg:width="0.429cm" svg:height="0.001cm" svg:x="4.792cm" svg:y="14.436cm">
            <text:p/>
            <draw:enhanced-geometry draw:mirror-horizontal="false" draw:mirror-vertical="false" svg:viewBox="0 0 0 0" drawooo:sub-view-size="4370 1" draw:text-areas="0 0 ?f0 ?f1" draw:type="ooxml-non-primitive" draw:enhanced-path="M 0 0 L 4370 0 F N">
              <draw:equation draw:name="f0" draw:formula="logwidth"/>
              <draw:equation draw:name="f1" draw:formula="logheight"/>
            </draw:enhanced-geometry>
          </draw:custom-shape>
          <draw:custom-shape draw:name="Google Shape;1736;p 2" draw:style-name="gr14" draw:text-style-name="P5" draw:layer="layout" svg:width="0.418cm" svg:height="0.001cm" svg:x="4.798cm" svg:y="14.818cm">
            <text:p/>
            <draw:enhanced-geometry draw:mirror-horizontal="false" draw:mirror-vertical="false" svg:viewBox="0 0 0 0" drawooo:sub-view-size="4256 1" draw:text-areas="0 0 ?f0 ?f1" draw:type="ooxml-non-primitive" draw:enhanced-path="M 4256 0 L 1 0 F N">
              <draw:equation draw:name="f0" draw:formula="logwidth"/>
              <draw:equation draw:name="f1" draw:formula="logheight"/>
            </draw:enhanced-geometry>
          </draw:custom-shape>
          <draw:custom-shape draw:name="Google Shape;1737;p 2" draw:style-name="gr14" draw:text-style-name="P5" draw:layer="layout" svg:width="0.418cm" svg:height="0.001cm" svg:x="4.798cm" svg:y="14.867cm">
            <text:p/>
            <draw:enhanced-geometry draw:mirror-horizontal="false" draw:mirror-vertical="false" svg:viewBox="0 0 0 0" drawooo:sub-view-size="4256 1" draw:text-areas="0 0 ?f0 ?f1" draw:type="ooxml-non-primitive" draw:enhanced-path="M 1 0 L 4256 0 F N">
              <draw:equation draw:name="f0" draw:formula="logwidth"/>
              <draw:equation draw:name="f1" draw:formula="logheight"/>
            </draw:enhanced-geometry>
          </draw:custom-shape>
          <draw:custom-shape draw:name="Google Shape;1738;p 2" draw:style-name="gr95" draw:text-style-name="P5" draw:layer="layout" svg:width="0.27cm" svg:height="0.27cm" svg:x="4.873cm" svg:y="14.012cm">
            <text:p/>
            <draw:enhanced-geometry draw:mirror-horizontal="false" draw:mirror-vertical="false" svg:viewBox="0 0 0 0" drawooo:sub-view-size="2749 2749" draw:text-areas="0 0 ?f0 ?f1" draw:type="ooxml-non-primitive" draw:enhanced-path="M 1 2748 L 2748 2748 2748 1 1 1 Z F N">
              <draw:equation draw:name="f0" draw:formula="logwidth"/>
              <draw:equation draw:name="f1" draw:formula="logheight"/>
            </draw:enhanced-geometry>
          </draw:custom-shape>
          <draw:custom-shape draw:name="Google Shape;1739;p 2" draw:style-name="gr96" draw:text-style-name="P5" draw:layer="layout" svg:width="0.251cm" svg:height="0.066cm" svg:x="4.882cm" svg:y="14.652cm">
            <text:p/>
            <draw:enhanced-geometry draw:mirror-horizontal="false" draw:mirror-vertical="false" svg:viewBox="0 0 0 0" drawooo:sub-view-size="2558 688" draw:text-areas="0 0 ?f0 ?f1" draw:type="ooxml-non-primitive" draw:enhanced-path="M 0 687 L 2557 687 2557 0 0 0 Z F N">
              <draw:equation draw:name="f0" draw:formula="logwidth"/>
              <draw:equation draw:name="f1" draw:formula="logheight"/>
            </draw:enhanced-geometry>
          </draw:custom-shape>
          <draw:custom-shape draw:name="Google Shape;1740;p 2" draw:style-name="gr170" draw:text-style-name="P5" draw:layer="layout" svg:width="0.199cm" svg:height="0.2cm" svg:x="4.908cm" svg:y="14.047cm">
            <text:p/>
            <draw:enhanced-geometry draw:mirror-horizontal="false" draw:mirror-vertical="false" svg:viewBox="0 0 0 0" drawooo:sub-view-size="2023 2042" draw:text-areas="0 0 ?f0 ?f1" draw:type="ooxml-non-primitive" draw:enhanced-path="M 0 1012 C 0 1584 439 2042 1012 2042 1565 2042 2023 1584 2023 1012 2023 458 1565 0 1012 0 439 0 0 458 0 1012 Z F N">
              <draw:equation draw:name="f0" draw:formula="logwidth"/>
              <draw:equation draw:name="f1" draw:formula="logheight"/>
            </draw:enhanced-geometry>
          </draw:custom-shape>
          <draw:custom-shape draw:name="Google Shape;1741;p 2" draw:style-name="gr171" draw:text-style-name="P5" draw:layer="layout" svg:width="0.001cm" svg:height="0.649cm" svg:x="5.009cm" svg:y="14.867cm">
            <text:p/>
            <draw:enhanced-geometry draw:mirror-horizontal="false" draw:mirror-vertical="false" svg:viewBox="0 0 0 0" drawooo:sub-view-size="1 6603" draw:text-areas="0 0 ?f0 ?f1" draw:type="ooxml-non-primitive" draw:enhanced-path="M 1 0 L 1 6602 F N">
              <draw:equation draw:name="f0" draw:formula="logwidth"/>
              <draw:equation draw:name="f1" draw:formula="logheight"/>
            </draw:enhanced-geometry>
          </draw:custom-shape>
          <draw:custom-shape draw:name="Google Shape;1742;p 2" draw:style-name="gr14" draw:text-style-name="P5" draw:layer="layout" svg:width="0.429cm" svg:height="0.001cm" svg:x="4.193cm" svg:y="14.388cm">
            <text:p/>
            <draw:enhanced-geometry draw:mirror-horizontal="false" draw:mirror-vertical="false" svg:viewBox="0 0 0 0" drawooo:sub-view-size="4371 1" draw:text-areas="0 0 ?f0 ?f1" draw:type="ooxml-non-primitive" draw:enhanced-path="M 4370 1 L 1 1 F N">
              <draw:equation draw:name="f0" draw:formula="logwidth"/>
              <draw:equation draw:name="f1" draw:formula="logheight"/>
            </draw:enhanced-geometry>
          </draw:custom-shape>
          <draw:custom-shape draw:name="Google Shape;1743;p 2" draw:style-name="gr14" draw:text-style-name="P5" draw:layer="layout" svg:width="0.429cm" svg:height="0.001cm" svg:x="4.193cm" svg:y="14.436cm">
            <text:p/>
            <draw:enhanced-geometry draw:mirror-horizontal="false" draw:mirror-vertical="false" svg:viewBox="0 0 0 0" drawooo:sub-view-size="4371 1" draw:text-areas="0 0 ?f0 ?f1" draw:type="ooxml-non-primitive" draw:enhanced-path="M 1 0 L 4370 0 F N">
              <draw:equation draw:name="f0" draw:formula="logwidth"/>
              <draw:equation draw:name="f1" draw:formula="logheight"/>
            </draw:enhanced-geometry>
          </draw:custom-shape>
          <draw:custom-shape draw:name="Google Shape;1744;p 2" draw:style-name="gr14" draw:text-style-name="P5" draw:layer="layout" svg:width="0.418cm" svg:height="0.001cm" svg:x="4.198cm" svg:y="14.818cm">
            <text:p/>
            <draw:enhanced-geometry draw:mirror-horizontal="false" draw:mirror-vertical="false" svg:viewBox="0 0 0 0" drawooo:sub-view-size="4256 1" draw:text-areas="0 0 ?f0 ?f1" draw:type="ooxml-non-primitive" draw:enhanced-path="M 4256 0 L 1 0 F N">
              <draw:equation draw:name="f0" draw:formula="logwidth"/>
              <draw:equation draw:name="f1" draw:formula="logheight"/>
            </draw:enhanced-geometry>
          </draw:custom-shape>
          <draw:custom-shape draw:name="Google Shape;1745;p 2" draw:style-name="gr14" draw:text-style-name="P5" draw:layer="layout" svg:width="0.418cm" svg:height="0.001cm" svg:x="4.198cm" svg:y="14.867cm">
            <text:p/>
            <draw:enhanced-geometry draw:mirror-horizontal="false" draw:mirror-vertical="false" svg:viewBox="0 0 0 0" drawooo:sub-view-size="4256 1" draw:text-areas="0 0 ?f0 ?f1" draw:type="ooxml-non-primitive" draw:enhanced-path="M 1 0 L 4256 0 F N">
              <draw:equation draw:name="f0" draw:formula="logwidth"/>
              <draw:equation draw:name="f1" draw:formula="logheight"/>
            </draw:enhanced-geometry>
          </draw:custom-shape>
          <draw:custom-shape draw:name="Google Shape;1746;p 2" draw:style-name="gr95" draw:text-style-name="P5" draw:layer="layout" svg:width="0.269cm" svg:height="0.27cm" svg:x="4.273cm" svg:y="14.012cm">
            <text:p/>
            <draw:enhanced-geometry draw:mirror-horizontal="false" draw:mirror-vertical="false" svg:viewBox="0 0 0 0" drawooo:sub-view-size="2748 2749" draw:text-areas="0 0 ?f0 ?f1" draw:type="ooxml-non-primitive" draw:enhanced-path="M 0 2748 L 2748 2748 2748 1 0 1 Z F N">
              <draw:equation draw:name="f0" draw:formula="logwidth"/>
              <draw:equation draw:name="f1" draw:formula="logheight"/>
            </draw:enhanced-geometry>
          </draw:custom-shape>
          <draw:custom-shape draw:name="Google Shape;1747;p 2" draw:style-name="gr96" draw:text-style-name="P5" draw:layer="layout" svg:width="0.249cm" svg:height="0.066cm" svg:x="4.283cm" svg:y="14.652cm">
            <text:p/>
            <draw:enhanced-geometry draw:mirror-horizontal="false" draw:mirror-vertical="false" svg:viewBox="0 0 0 0" drawooo:sub-view-size="2539 688" draw:text-areas="0 0 ?f0 ?f1" draw:type="ooxml-non-primitive" draw:enhanced-path="M 1 687 L 2538 687 2538 0 1 0 Z F N">
              <draw:equation draw:name="f0" draw:formula="logwidth"/>
              <draw:equation draw:name="f1" draw:formula="logheight"/>
            </draw:enhanced-geometry>
          </draw:custom-shape>
          <draw:custom-shape draw:name="Google Shape;1748;p 2" draw:style-name="gr170" draw:text-style-name="P5" draw:layer="layout" svg:width="0.201cm" svg:height="0.2cm" svg:x="4.307cm" svg:y="14.047cm">
            <text:p/>
            <draw:enhanced-geometry draw:mirror-horizontal="false" draw:mirror-vertical="false" svg:viewBox="0 0 0 0" drawooo:sub-view-size="2043 2042" draw:text-areas="0 0 ?f0 ?f1" draw:type="ooxml-non-primitive" draw:enhanced-path="M 1 1012 C 1 1584 459 2042 1031 2042 1584 2042 2042 1584 2042 1012 2042 458 1584 0 1031 0 459 0 1 458 1 1012 Z F N">
              <draw:equation draw:name="f0" draw:formula="logwidth"/>
              <draw:equation draw:name="f1" draw:formula="logheight"/>
            </draw:enhanced-geometry>
          </draw:custom-shape>
          <draw:custom-shape draw:name="Google Shape;1749;p 2" draw:style-name="gr171" draw:text-style-name="P5" draw:layer="layout" svg:width="0.001cm" svg:height="0.649cm" svg:x="4.407cm" svg:y="14.867cm">
            <text:p/>
            <draw:enhanced-geometry draw:mirror-horizontal="false" draw:mirror-vertical="false" svg:viewBox="0 0 0 0" drawooo:sub-view-size="1 6603" draw:text-areas="0 0 ?f0 ?f1" draw:type="ooxml-non-primitive" draw:enhanced-path="M 1 0 L 1 6602 F N">
              <draw:equation draw:name="f0" draw:formula="logwidth"/>
              <draw:equation draw:name="f1" draw:formula="logheight"/>
            </draw:enhanced-geometry>
          </draw:custom-shape>
          <draw:custom-shape draw:name="Google Shape;1750;p 2" draw:style-name="gr171" draw:text-style-name="P5" draw:layer="layout" svg:width="0.001cm" svg:height="0.649cm" svg:x="3.819cm" svg:y="14.867cm">
            <text:p/>
            <draw:enhanced-geometry draw:mirror-horizontal="false" draw:mirror-vertical="false" svg:viewBox="0 0 0 0" drawooo:sub-view-size="1 6603" draw:text-areas="0 0 ?f0 ?f1" draw:type="ooxml-non-primitive" draw:enhanced-path="M 1 0 L 1 6602 F N">
              <draw:equation draw:name="f0" draw:formula="logwidth"/>
              <draw:equation draw:name="f1" draw:formula="logheight"/>
            </draw:enhanced-geometry>
          </draw:custom-shape>
          <draw:custom-shape draw:name="Google Shape;1751;p 2" draw:style-name="gr185" draw:text-style-name="P5" draw:layer="layout" svg:width="0.194cm" svg:height="0.114cm" svg:x="1.59cm" svg:y="13.508cm">
            <text:p/>
            <draw:enhanced-geometry draw:mirror-horizontal="false" draw:mirror-vertical="false" svg:viewBox="0 0 0 0" drawooo:sub-view-size="1985 1165" draw:text-areas="0 0 ?f0 ?f1" draw:type="ooxml-non-primitive" draw:enhanced-path="M 0 0 L 1985 1164 F N">
              <draw:equation draw:name="f0" draw:formula="logwidth"/>
              <draw:equation draw:name="f1" draw:formula="logheight"/>
            </draw:enhanced-geometry>
          </draw:custom-shape>
          <draw:custom-shape draw:name="Google Shape;1752;p 2" draw:style-name="gr161" draw:text-style-name="P5" draw:layer="layout" svg:width="0.001cm" svg:height="0.115cm" svg:x="1.785cm" svg:y="13.623cm">
            <text:p/>
            <draw:enhanced-geometry draw:mirror-horizontal="false" draw:mirror-vertical="false" svg:viewBox="0 0 0 0" drawooo:sub-view-size="1 1184" draw:text-areas="0 0 ?f0 ?f1" draw:type="ooxml-non-primitive" draw:enhanced-path="M 1 0 L 1 1183 F N">
              <draw:equation draw:name="f0" draw:formula="logwidth"/>
              <draw:equation draw:name="f1" draw:formula="logheight"/>
            </draw:enhanced-geometry>
          </draw:custom-shape>
          <draw:custom-shape draw:name="Google Shape;1753;p 2" draw:style-name="gr53" draw:text-style-name="P5" draw:layer="layout" svg:width="0.074cm" svg:height="0.156cm" svg:x="1.71cm" svg:y="13.739cm">
            <text:p/>
            <draw:enhanced-geometry draw:mirror-horizontal="false" draw:mirror-vertical="false" svg:viewBox="0 0 0 0" drawooo:sub-view-size="764 1584" draw:text-areas="0 0 ?f0 ?f1" draw:type="ooxml-non-primitive" draw:enhanced-path="M 764 0 L 0 668 0 1584 F N">
              <draw:equation draw:name="f0" draw:formula="logwidth"/>
              <draw:equation draw:name="f1" draw:formula="logheight"/>
            </draw:enhanced-geometry>
          </draw:custom-shape>
          <draw:custom-shape draw:name="Google Shape;1754;p 2" draw:style-name="gr125" draw:text-style-name="P5" draw:layer="layout" svg:width="0.001cm" svg:height="0.429cm" svg:x="1.71cm" svg:y="13.984cm">
            <text:p/>
            <draw:enhanced-geometry draw:mirror-horizontal="false" draw:mirror-vertical="false" svg:viewBox="0 0 0 0" drawooo:sub-view-size="1 4371" draw:text-areas="0 0 ?f0 ?f1" draw:type="ooxml-non-primitive" draw:enhanced-path="M 0 1 L 0 4370 F N">
              <draw:equation draw:name="f0" draw:formula="logwidth"/>
              <draw:equation draw:name="f1" draw:formula="logheight"/>
            </draw:enhanced-geometry>
          </draw:custom-shape>
          <draw:custom-shape draw:name="Google Shape;1755;p 2" draw:style-name="gr186" draw:text-style-name="P5" draw:layer="layout" svg:width="0.074cm" svg:height="0.087cm" svg:x="1.71cm" svg:y="13.895cm">
            <text:p/>
            <draw:enhanced-geometry draw:mirror-horizontal="false" draw:mirror-vertical="false" svg:viewBox="0 0 0 0" drawooo:sub-view-size="764 898" draw:text-areas="0 0 ?f0 ?f1" draw:type="ooxml-non-primitive" draw:enhanced-path="M 0 1 L 764 1 0 898 F N">
              <draw:equation draw:name="f0" draw:formula="logwidth"/>
              <draw:equation draw:name="f1" draw:formula="logheight"/>
            </draw:enhanced-geometry>
          </draw:custom-shape>
          <draw:custom-shape draw:name="Google Shape;1756;p 2" draw:style-name="gr187" draw:text-style-name="P5" draw:layer="layout" svg:width="0.001cm" svg:height="0.922cm" svg:x="1.71cm" svg:y="14.5cm">
            <text:p/>
            <draw:enhanced-geometry draw:mirror-horizontal="false" draw:mirror-vertical="false" svg:viewBox="0 0 0 0" drawooo:sub-view-size="1 9370" draw:text-areas="0 0 ?f0 ?f1" draw:type="ooxml-non-primitive" draw:enhanced-path="M 0 1 L 0 9369 F N">
              <draw:equation draw:name="f0" draw:formula="logwidth"/>
              <draw:equation draw:name="f1" draw:formula="logheight"/>
            </draw:enhanced-geometry>
          </draw:custom-shape>
          <draw:custom-shape draw:name="Google Shape;1757;p 2" draw:style-name="gr188" draw:text-style-name="P5" draw:layer="layout" svg:width="0.074cm" svg:height="0.085cm" svg:x="1.71cm" svg:y="14.414cm">
            <text:p/>
            <draw:enhanced-geometry draw:mirror-horizontal="false" draw:mirror-vertical="false" svg:viewBox="0 0 0 0" drawooo:sub-view-size="764 878" draw:text-areas="0 0 ?f0 ?f1" draw:type="ooxml-non-primitive" draw:enhanced-path="M 0 0 L 764 0 0 878 F N">
              <draw:equation draw:name="f0" draw:formula="logwidth"/>
              <draw:equation draw:name="f1" draw:formula="logheight"/>
            </draw:enhanced-geometry>
          </draw:custom-shape>
          <draw:custom-shape draw:name="Google Shape;1758;p 2" draw:style-name="gr163" draw:text-style-name="P5" draw:layer="layout" svg:width="0.052cm" svg:height="0.092cm" svg:x="1.71cm" svg:y="15.423cm">
            <text:p/>
            <draw:enhanced-geometry draw:mirror-horizontal="false" draw:mirror-vertical="false" svg:viewBox="0 0 0 0" drawooo:sub-view-size="535 955" draw:text-areas="0 0 ?f0 ?f1" draw:type="ooxml-non-primitive" draw:enhanced-path="M 0 0 L 535 954 F N">
              <draw:equation draw:name="f0" draw:formula="logwidth"/>
              <draw:equation draw:name="f1" draw:formula="logheight"/>
            </draw:enhanced-geometry>
          </draw:custom-shape>
          <draw:custom-shape draw:name="Google Shape;1759;p 2" draw:style-name="gr189" draw:text-style-name="P5" draw:layer="layout" svg:width="0.001cm" svg:height="0.212cm" svg:x="1.763cm" svg:y="15.516cm">
            <text:p/>
            <draw:enhanced-geometry draw:mirror-horizontal="false" draw:mirror-vertical="false" svg:viewBox="0 0 0 0" drawooo:sub-view-size="1 2157" draw:text-areas="0 0 ?f0 ?f1" draw:type="ooxml-non-primitive" draw:enhanced-path="M 1 0 L 1 2156 F N">
              <draw:equation draw:name="f0" draw:formula="logwidth"/>
              <draw:equation draw:name="f1" draw:formula="logheight"/>
            </draw:enhanced-geometry>
          </draw:custom-shape>
          <draw:custom-shape draw:name="Google Shape;1760;p 2" draw:style-name="gr185" draw:text-style-name="P5" draw:layer="layout" svg:width="0.193cm" svg:height="0.114cm" svg:x="5.852cm" svg:y="13.508cm">
            <text:p/>
            <draw:enhanced-geometry draw:mirror-horizontal="false" draw:mirror-vertical="false" svg:viewBox="0 0 0 0" drawooo:sub-view-size="1967 1165" draw:text-areas="0 0 ?f0 ?f1" draw:type="ooxml-non-primitive" draw:enhanced-path="M 1966 0 L 1 1164 F N">
              <draw:equation draw:name="f0" draw:formula="logwidth"/>
              <draw:equation draw:name="f1" draw:formula="logheight"/>
            </draw:enhanced-geometry>
          </draw:custom-shape>
          <draw:custom-shape draw:name="Google Shape;1761;p 2" draw:style-name="gr161" draw:text-style-name="P5" draw:layer="layout" svg:width="0.001cm" svg:height="0.115cm" svg:x="5.852cm" svg:y="13.623cm">
            <text:p/>
            <draw:enhanced-geometry draw:mirror-horizontal="false" draw:mirror-vertical="false" svg:viewBox="0 0 0 0" drawooo:sub-view-size="1 1184" draw:text-areas="0 0 ?f0 ?f1" draw:type="ooxml-non-primitive" draw:enhanced-path="M 1 0 L 1 1183 F N">
              <draw:equation draw:name="f0" draw:formula="logwidth"/>
              <draw:equation draw:name="f1" draw:formula="logheight"/>
            </draw:enhanced-geometry>
          </draw:custom-shape>
          <draw:custom-shape draw:name="Google Shape;1762;p 2" draw:style-name="gr53" draw:text-style-name="P5" draw:layer="layout" svg:width="0.074cm" svg:height="0.156cm" svg:x="5.852cm" svg:y="13.739cm">
            <text:p/>
            <draw:enhanced-geometry draw:mirror-horizontal="false" draw:mirror-vertical="false" svg:viewBox="0 0 0 0" drawooo:sub-view-size="764 1584" draw:text-areas="0 0 ?f0 ?f1" draw:type="ooxml-non-primitive" draw:enhanced-path="M 1 0 L 764 668 764 1584 F N">
              <draw:equation draw:name="f0" draw:formula="logwidth"/>
              <draw:equation draw:name="f1" draw:formula="logheight"/>
            </draw:enhanced-geometry>
          </draw:custom-shape>
          <draw:custom-shape draw:name="Google Shape;1763;p 2" draw:style-name="gr125" draw:text-style-name="P5" draw:layer="layout" svg:width="0.001cm" svg:height="0.429cm" svg:x="5.927cm" svg:y="13.984cm">
            <text:p/>
            <draw:enhanced-geometry draw:mirror-horizontal="false" draw:mirror-vertical="false" svg:viewBox="0 0 0 0" drawooo:sub-view-size="120000 4371" draw:text-areas="0 0 ?f0 ?f1" draw:type="ooxml-non-primitive" draw:enhanced-path="M 0 1 L 0 4370 F N">
              <draw:equation draw:name="f0" draw:formula="logwidth"/>
              <draw:equation draw:name="f1" draw:formula="logheight"/>
            </draw:enhanced-geometry>
          </draw:custom-shape>
          <draw:custom-shape draw:name="Google Shape;1764;p 2" draw:style-name="gr186" draw:text-style-name="P5" draw:layer="layout" svg:width="0.074cm" svg:height="0.087cm" svg:x="5.852cm" svg:y="13.895cm">
            <text:p/>
            <draw:enhanced-geometry draw:mirror-horizontal="false" draw:mirror-vertical="false" svg:viewBox="0 0 0 0" drawooo:sub-view-size="764 898" draw:text-areas="0 0 ?f0 ?f1" draw:type="ooxml-non-primitive" draw:enhanced-path="M 764 1 L 1 1 764 898 F N">
              <draw:equation draw:name="f0" draw:formula="logwidth"/>
              <draw:equation draw:name="f1" draw:formula="logheight"/>
            </draw:enhanced-geometry>
          </draw:custom-shape>
          <draw:custom-shape draw:name="Google Shape;1765;p 2" draw:style-name="gr187" draw:text-style-name="P5" draw:layer="layout" svg:width="0.001cm" svg:height="0.922cm" svg:x="5.927cm" svg:y="14.5cm">
            <text:p/>
            <draw:enhanced-geometry draw:mirror-horizontal="false" draw:mirror-vertical="false" svg:viewBox="0 0 0 0" drawooo:sub-view-size="120000 9370" draw:text-areas="0 0 ?f0 ?f1" draw:type="ooxml-non-primitive" draw:enhanced-path="M 0 1 L 0 9369 F N">
              <draw:equation draw:name="f0" draw:formula="logwidth"/>
              <draw:equation draw:name="f1" draw:formula="logheight"/>
            </draw:enhanced-geometry>
          </draw:custom-shape>
          <draw:custom-shape draw:name="Google Shape;1766;p 2" draw:style-name="gr188" draw:text-style-name="P5" draw:layer="layout" svg:width="0.074cm" svg:height="0.085cm" svg:x="5.852cm" svg:y="14.414cm">
            <text:p/>
            <draw:enhanced-geometry draw:mirror-horizontal="false" draw:mirror-vertical="false" svg:viewBox="0 0 0 0" drawooo:sub-view-size="764 878" draw:text-areas="0 0 ?f0 ?f1" draw:type="ooxml-non-primitive" draw:enhanced-path="M 764 0 L 1 0 764 878 F N">
              <draw:equation draw:name="f0" draw:formula="logwidth"/>
              <draw:equation draw:name="f1" draw:formula="logheight"/>
            </draw:enhanced-geometry>
          </draw:custom-shape>
          <draw:custom-shape draw:name="Google Shape;1767;p 2" draw:style-name="gr163" draw:text-style-name="P5" draw:layer="layout" svg:width="0.052cm" svg:height="0.092cm" svg:x="5.874cm" svg:y="15.423cm">
            <text:p/>
            <draw:enhanced-geometry draw:mirror-horizontal="false" draw:mirror-vertical="false" svg:viewBox="0 0 0 0" drawooo:sub-view-size="535 955" draw:text-areas="0 0 ?f0 ?f1" draw:type="ooxml-non-primitive" draw:enhanced-path="M 535 0 L 1 954 F N">
              <draw:equation draw:name="f0" draw:formula="logwidth"/>
              <draw:equation draw:name="f1" draw:formula="logheight"/>
            </draw:enhanced-geometry>
          </draw:custom-shape>
          <draw:custom-shape draw:name="Google Shape;1768;p 2" draw:style-name="gr189" draw:text-style-name="P5" draw:layer="layout" svg:width="0.001cm" svg:height="0.212cm" svg:x="5.874cm" svg:y="15.516cm">
            <text:p/>
            <draw:enhanced-geometry draw:mirror-horizontal="false" draw:mirror-vertical="false" svg:viewBox="0 0 0 0" drawooo:sub-view-size="1 2157" draw:text-areas="0 0 ?f0 ?f1" draw:type="ooxml-non-primitive" draw:enhanced-path="M 1 0 L 1 2156 F N">
              <draw:equation draw:name="f0" draw:formula="logwidth"/>
              <draw:equation draw:name="f1" draw:formula="logheight"/>
            </draw:enhanced-geometry>
          </draw:custom-shape>
          <draw:custom-shape draw:name="Google Shape;1769;p 2" draw:style-name="gr190" draw:text-style-name="P5" draw:layer="layout" svg:width="7.273cm" svg:height="6.023cm" svg:x="0.181cm" svg:y="9.705cm">
            <text:p/>
            <draw:enhanced-geometry draw:mirror-horizontal="false" draw:mirror-vertical="false" svg:viewBox="0 0 0 0" drawooo:sub-view-size="73862 61173" draw:text-areas="0 0 ?f0 ?f1" draw:type="ooxml-non-primitive" draw:enhanced-path="M 73861 40966 L 73861 39783 69492 37188 69683 36788 65714 35013 61745 36788 61955 37188 59551 38619 59551 38409 60505 37379 59551 37379 59551 32342 60505 31273 60047 31273 60047 25168 60677 24252 60047 24252 60047 23660 60849 22592 C 60849 22592 60658 21790 59418 21790 58196 21790 58254 21199 58254 21199 L 58254 19710 54113 18337 C 54113 18337 49610 15036 44859 12765 44859 12765 43771 12174 44859 11639 L 44859 10399 44153 10399 C 44859 9674 44821 9083 41940 8491 39040 7919 38085 7041 38085 7041 L 38085 5343 C 38124 4694 38486 4580 38486 4580 38486 4580 39173 4961 39421 4236 39650 3530 39173 3206 38753 3206 L 37876 3206 37551 630 C 37551 287 37284 0 36941 0 36578 0 36311 287 36311 630 L 35987 3206 35109 3206 C 34689 3206 34212 3530 34441 4236 34689 4961 35376 4580 35376 4580 35376 4580 35739 4694 35777 5343 L 35777 7041 C 35777 7041 34823 7919 31922 8491 29041 9083 29003 9674 29709 10399 L 29003 10399 29003 11639 C 30091 12174 29003 12765 29003 12765 24252 15036 19749 18337 19749 18337 L 15609 19710 15609 21199 C 15609 21199 15666 21790 14445 21790 13204 21790 13014 22592 13014 22592 L 13815 23660 13815 24252 13185 24252 13815 25168 13815 31273 13357 31273 14311 32342 14311 37379 13357 37379 14311 38409 14311 38619 11907 37188 12117 36788 8129 35013 4160 36788 4370 37188 1 39783 1 40966 764 41634 764 42569 1 42569 764 43447 764 47816 1 47816 764 48694 764 58062 230 59016 230 61172 73613 61172 73613 59016 73079 58062 73079 48694 73861 47816 73079 47816 73079 43447 73861 42569 73079 42569 73079 41634 73861 40966 Z F N">
              <draw:equation draw:name="f0" draw:formula="logwidth"/>
              <draw:equation draw:name="f1" draw:formula="logheight"/>
            </draw:enhanced-geometry>
          </draw:custom-shape>
          <draw:custom-shape draw:name="Google Shape;1770;p 2" draw:style-name="gr191" draw:text-style-name="P10" draw:layer="layout" svg:width="0.514cm" svg:height="1.452cm" svg:x="7.794cm" svg:y="14.04cm">
            <text:p/>
            <draw:enhanced-geometry draw:mirror-horizontal="false" draw:mirror-vertical="false" svg:viewBox="0 0 0 0" drawooo:sub-view-size="5230 14750" draw:text-areas="0 0 ?f0 ?f1" draw:type="ooxml-non-primitive" draw:enhanced-path="M 5229 0 L 5229 0 C 1 14643 5192 14749 5229 14749 L 5229 14749 5229 0 Z M 5229 14749 L 5229 14749 C 5229 14749 5229 14749 5229 14749 Z N">
              <draw:equation draw:name="f0" draw:formula="logwidth"/>
              <draw:equation draw:name="f1" draw:formula="logheight"/>
            </draw:enhanced-geometry>
          </draw:custom-shape>
          <draw:custom-shape draw:name="Google Shape;1771;p 2" draw:style-name="gr192" draw:text-style-name="P10" draw:layer="layout" svg:width="0.51cm" svg:height="1.452cm" svg:x="8.309cm" svg:y="14.04cm">
            <text:p/>
            <draw:enhanced-geometry draw:mirror-horizontal="false" draw:mirror-vertical="false" svg:viewBox="0 0 0 0" drawooo:sub-view-size="5192 14750" draw:text-areas="0 0 ?f0 ?f1" draw:type="ooxml-non-primitive" draw:enhanced-path="M 1 0 L 1 14749 1 14749 C 57 14748 5192 14590 1 0 Z M 1 14749 C 1 14749 0 14749 1 14749 L 1 14749 Z N">
              <draw:equation draw:name="f0" draw:formula="logwidth"/>
              <draw:equation draw:name="f1" draw:formula="logheight"/>
            </draw:enhanced-geometry>
          </draw:custom-shape>
          <draw:custom-shape draw:name="Google Shape;1772;p 2" draw:style-name="gr193" draw:text-style-name="P5" draw:layer="layout" svg:width="0.002cm" svg:height="0.912cm" svg:x="8.324cm" svg:y="14.816cm">
            <text:p/>
            <draw:enhanced-geometry draw:mirror-horizontal="false" draw:mirror-vertical="false" svg:viewBox="0 0 0 0" drawooo:sub-view-size="1 9274" draw:text-areas="0 0 ?f0 ?f1" draw:type="ooxml-non-primitive" draw:enhanced-path="M 1 9273 L 1 0 F N">
              <draw:equation draw:name="f0" draw:formula="logwidth"/>
              <draw:equation draw:name="f1" draw:formula="logheight"/>
            </draw:enhanced-geometry>
          </draw:custom-shape>
          <draw:custom-shape draw:name="Google Shape;1773;p 2" draw:style-name="gr194" draw:text-style-name="P5" draw:layer="layout" svg:width="0.514cm" svg:height="1.433cm" svg:x="7.813cm" svg:y="14.046cm">
            <text:p/>
            <draw:enhanced-geometry draw:mirror-horizontal="false" draw:mirror-vertical="false" svg:viewBox="0 0 0 0" drawooo:sub-view-size="5229 14559" draw:text-areas="0 0 ?f0 ?f1" draw:type="ooxml-non-primitive" draw:enhanced-path="M 5191 14540 C 5229 14559 1 14540 5191 0 F N">
              <draw:equation draw:name="f0" draw:formula="logwidth"/>
              <draw:equation draw:name="f1" draw:formula="logheight"/>
            </draw:enhanced-geometry>
          </draw:custom-shape>
          <draw:custom-shape draw:name="Google Shape;1774;p 2" draw:style-name="gr195" draw:text-style-name="P5" draw:layer="layout" svg:width="0.516cm" svg:height="1.433cm" svg:x="8.319cm" svg:y="14.046cm">
            <text:p/>
            <draw:enhanced-geometry draw:mirror-horizontal="false" draw:mirror-vertical="false" svg:viewBox="0 0 0 0" drawooo:sub-view-size="5248 14559" draw:text-areas="0 0 ?f0 ?f1" draw:type="ooxml-non-primitive" draw:enhanced-path="M 58 14540 C 1 14559 5248 14540 58 0 F N">
              <draw:equation draw:name="f0" draw:formula="logwidth"/>
              <draw:equation draw:name="f1" draw:formula="logheight"/>
            </draw:enhanced-geometry>
          </draw:custom-shape>
          <draw:custom-shape draw:name="Google Shape;1775;p 2" draw:style-name="gr196" draw:text-style-name="P11" draw:layer="layout" svg:width="0.493cm" svg:height="1.435cm" svg:x="12.845cm" svg:y="14.04cm">
            <text:p/>
            <draw:enhanced-geometry draw:mirror-horizontal="false" draw:mirror-vertical="false" svg:viewBox="0 0 0 0" drawooo:sub-view-size="5018 14579" draw:text-areas="0 0 ?f0 ?f1" draw:type="ooxml-non-primitive" draw:enhanced-path="M 5016 0 C 1 14086 4731 14579 5004 14579 5014 14579 5018 14578 5016 14578 L 5016 0 Z N">
              <draw:equation draw:name="f0" draw:formula="logwidth"/>
              <draw:equation draw:name="f1" draw:formula="logheight"/>
            </draw:enhanced-geometry>
          </draw:custom-shape>
          <draw:custom-shape draw:name="Google Shape;1776;p 2" draw:style-name="gr196" draw:text-style-name="P11" draw:layer="layout" svg:width="0.495cm" svg:height="1.435cm" svg:x="13.339cm" svg:y="14.04cm">
            <text:p/>
            <draw:enhanced-geometry draw:mirror-horizontal="false" draw:mirror-vertical="false" svg:viewBox="0 0 0 0" drawooo:sub-view-size="5036 14579" draw:text-areas="0 0 ?f0 ?f1" draw:type="ooxml-non-primitive" draw:enhanced-path="M 2 0 L 2 14578 C 0 14578 5 14579 15 14579 305 14579 5035 14086 2 0 Z N">
              <draw:equation draw:name="f0" draw:formula="logwidth"/>
              <draw:equation draw:name="f1" draw:formula="logheight"/>
            </draw:enhanced-geometry>
          </draw:custom-shape>
          <draw:custom-shape draw:name="Google Shape;1777;p 2" draw:style-name="gr193" draw:text-style-name="P5" draw:layer="layout" svg:width="0.001cm" svg:height="0.912cm" svg:x="13.336cm" svg:y="14.816cm">
            <text:p/>
            <draw:enhanced-geometry draw:mirror-horizontal="false" draw:mirror-vertical="false" svg:viewBox="0 0 0 0" drawooo:sub-view-size="1 9274" draw:text-areas="0 0 ?f0 ?f1" draw:type="ooxml-non-primitive" draw:enhanced-path="M 1 9273 L 1 0 F N">
              <draw:equation draw:name="f0" draw:formula="logwidth"/>
              <draw:equation draw:name="f1" draw:formula="logheight"/>
            </draw:enhanced-geometry>
          </draw:custom-shape>
          <draw:custom-shape draw:name="Google Shape;1778;p 2" draw:style-name="gr195" draw:text-style-name="P5" draw:layer="layout" svg:width="0.516cm" svg:height="1.433cm" svg:x="12.824cm" svg:y="14.046cm">
            <text:p/>
            <draw:enhanced-geometry draw:mirror-horizontal="false" draw:mirror-vertical="false" svg:viewBox="0 0 0 0" drawooo:sub-view-size="5248 14559" draw:text-areas="0 0 ?f0 ?f1" draw:type="ooxml-non-primitive" draw:enhanced-path="M 5191 14540 C 5248 14559 1 14540 5191 0 F N">
              <draw:equation draw:name="f0" draw:formula="logwidth"/>
              <draw:equation draw:name="f1" draw:formula="logheight"/>
            </draw:enhanced-geometry>
          </draw:custom-shape>
          <draw:custom-shape draw:name="Google Shape;1779;p 2" draw:style-name="gr195" draw:text-style-name="P5" draw:layer="layout" svg:width="0.516cm" svg:height="1.433cm" svg:x="13.33cm" svg:y="14.046cm">
            <text:p/>
            <draw:enhanced-geometry draw:mirror-horizontal="false" draw:mirror-vertical="false" svg:viewBox="0 0 0 0" drawooo:sub-view-size="5248 14559" draw:text-areas="0 0 ?f0 ?f1" draw:type="ooxml-non-primitive" draw:enhanced-path="M 58 14540 C 0 14559 5247 14540 58 0 F N">
              <draw:equation draw:name="f0" draw:formula="logwidth"/>
              <draw:equation draw:name="f1" draw:formula="logheight"/>
            </draw:enhanced-geometry>
          </draw:custom-shape>
          <draw:custom-shape draw:name="Google Shape;1780;p 2" draw:style-name="gr197" draw:text-style-name="P5" draw:layer="layout" svg:width="0.156cm" svg:height="0.659cm" svg:x="26.239cm" svg:y="11.789cm">
            <text:p/>
            <draw:enhanced-geometry draw:mirror-horizontal="false" draw:mirror-vertical="false" svg:viewBox="0 0 0 0" drawooo:sub-view-size="1604 6698" draw:text-areas="0 0 ?f0 ?f1" draw:type="ooxml-non-primitive" draw:enhanced-path="M 1603 1 C 1603 1 1584 802 802 1489 77 2138 1 2710 1 2710 L 592 6087 1584 6698 F N">
              <draw:equation draw:name="f0" draw:formula="logwidth"/>
              <draw:equation draw:name="f1" draw:formula="logheight"/>
            </draw:enhanced-geometry>
          </draw:custom-shape>
          <draw:custom-shape draw:name="Google Shape;1781;p 2" draw:style-name="gr198" draw:text-style-name="P5" draw:layer="layout" svg:width="0.367cm" svg:height="0.001cm" svg:x="26.306cm" svg:y="12.449cm">
            <text:p/>
            <draw:enhanced-geometry draw:mirror-horizontal="false" draw:mirror-vertical="false" svg:viewBox="0 0 0 0" drawooo:sub-view-size="3741 1" draw:text-areas="0 0 ?f0 ?f1" draw:type="ooxml-non-primitive" draw:enhanced-path="M 0 1 L 3740 1 F N">
              <draw:equation draw:name="f0" draw:formula="logwidth"/>
              <draw:equation draw:name="f1" draw:formula="logheight"/>
            </draw:enhanced-geometry>
          </draw:custom-shape>
          <draw:custom-shape draw:name="Google Shape;1782;p 2" draw:style-name="gr197" draw:text-style-name="P5" draw:layer="layout" svg:width="0.155cm" svg:height="0.659cm" svg:x="26.397cm" svg:y="11.789cm">
            <text:p/>
            <draw:enhanced-geometry draw:mirror-horizontal="false" draw:mirror-vertical="false" svg:viewBox="0 0 0 0" drawooo:sub-view-size="1584 6698" draw:text-areas="0 0 ?f0 ?f1" draw:type="ooxml-non-primitive" draw:enhanced-path="M 0 1 C 0 1 0 802 783 1489 1527 2138 1584 2710 1584 2710 L 992 6087 0 6698 F N">
              <draw:equation draw:name="f0" draw:formula="logwidth"/>
              <draw:equation draw:name="f1" draw:formula="logheight"/>
            </draw:enhanced-geometry>
          </draw:custom-shape>
          <draw:custom-shape draw:name="Google Shape;1783;p 2" draw:style-name="gr197" draw:text-style-name="P5" draw:layer="layout" svg:width="0.156cm" svg:height="0.659cm" svg:x="26.953cm" svg:y="11.789cm">
            <text:p/>
            <draw:enhanced-geometry draw:mirror-horizontal="false" draw:mirror-vertical="false" svg:viewBox="0 0 0 0" drawooo:sub-view-size="1584 6698" draw:text-areas="0 0 ?f0 ?f1" draw:type="ooxml-non-primitive" draw:enhanced-path="M 0 1 C 0 1 0 802 782 1489 1527 2138 1584 2710 1584 2710 L 992 6087 0 6698 F N">
              <draw:equation draw:name="f0" draw:formula="logwidth"/>
              <draw:equation draw:name="f1" draw:formula="logheight"/>
            </draw:enhanced-geometry>
          </draw:custom-shape>
          <draw:custom-shape draw:name="Google Shape;1784;p 2" draw:style-name="gr198" draw:text-style-name="P5" draw:layer="layout" svg:width="0.367cm" svg:height="0.001cm" svg:x="26.673cm" svg:y="12.449cm">
            <text:p/>
            <draw:enhanced-geometry draw:mirror-horizontal="false" draw:mirror-vertical="false" svg:viewBox="0 0 0 0" drawooo:sub-view-size="3740 1" draw:text-areas="0 0 ?f0 ?f1" draw:type="ooxml-non-primitive" draw:enhanced-path="M 3740 1 L 0 1 F N">
              <draw:equation draw:name="f0" draw:formula="logwidth"/>
              <draw:equation draw:name="f1" draw:formula="logheight"/>
            </draw:enhanced-geometry>
          </draw:custom-shape>
          <draw:custom-shape draw:name="Google Shape;1785;p 2" draw:style-name="gr197" draw:text-style-name="P5" draw:layer="layout" svg:width="0.156cm" svg:height="0.659cm" svg:x="26.796cm" svg:y="11.789cm">
            <text:p/>
            <draw:enhanced-geometry draw:mirror-horizontal="false" draw:mirror-vertical="false" svg:viewBox="0 0 0 0" drawooo:sub-view-size="1604 6698" draw:text-areas="0 0 ?f0 ?f1" draw:type="ooxml-non-primitive" draw:enhanced-path="M 1603 1 C 1603 1 1584 802 802 1489 77 2138 0 2710 0 2710 L 592 6087 1603 6698 F N">
              <draw:equation draw:name="f0" draw:formula="logwidth"/>
              <draw:equation draw:name="f1" draw:formula="logheight"/>
            </draw:enhanced-geometry>
          </draw:custom-shape>
          <draw:custom-shape draw:name="Google Shape;1786;p 2" draw:style-name="gr199" draw:text-style-name="P5" draw:layer="layout" svg:width="0.001cm" svg:height="2.564cm" svg:x="26.673cm" svg:y="12.255cm">
            <text:p/>
            <draw:enhanced-geometry draw:mirror-horizontal="false" draw:mirror-vertical="false" svg:viewBox="0 0 0 0" drawooo:sub-view-size="1 26046" draw:text-areas="0 0 ?f0 ?f1" draw:type="ooxml-non-primitive" draw:enhanced-path="M 0 1 L 0 26045 F N">
              <draw:equation draw:name="f0" draw:formula="logwidth"/>
              <draw:equation draw:name="f1" draw:formula="logheight"/>
            </draw:enhanced-geometry>
          </draw:custom-shape>
          <draw:custom-shape draw:name="Google Shape;1787;p 2" draw:style-name="gr200" draw:text-style-name="P5" draw:layer="layout" svg:width="0.187cm" svg:height="0.908cm" svg:x="26.485cm" svg:y="14.82cm">
            <text:p/>
            <draw:enhanced-geometry draw:mirror-horizontal="false" draw:mirror-vertical="false" svg:viewBox="0 0 0 0" drawooo:sub-view-size="1909 9236" draw:text-areas="0 0 ?f0 ?f1" draw:type="ooxml-non-primitive" draw:enhanced-path="M 1908 0 L 1183 0 0 9235 1908 9235 F N">
              <draw:equation draw:name="f0" draw:formula="logwidth"/>
              <draw:equation draw:name="f1" draw:formula="logheight"/>
            </draw:enhanced-geometry>
          </draw:custom-shape>
          <draw:custom-shape draw:name="Google Shape;1788;p 2" draw:style-name="gr14" draw:text-style-name="P5" draw:layer="layout" svg:width="0.1cm" svg:height="0.001cm" svg:x="26.623cm" svg:y="13.73cm">
            <text:p/>
            <draw:enhanced-geometry draw:mirror-horizontal="false" draw:mirror-vertical="false" svg:viewBox="0 0 0 0" drawooo:sub-view-size="1032 1" draw:text-areas="0 0 ?f0 ?f1" draw:type="ooxml-non-primitive" draw:enhanced-path="M 1 1 L 1031 1 F N">
              <draw:equation draw:name="f0" draw:formula="logwidth"/>
              <draw:equation draw:name="f1" draw:formula="logheight"/>
            </draw:enhanced-geometry>
          </draw:custom-shape>
          <draw:custom-shape draw:name="Google Shape;1789;p 2" draw:style-name="gr14" draw:text-style-name="P5" draw:layer="layout" svg:width="0.1cm" svg:height="0.001cm" svg:x="26.623cm" svg:y="13.819cm">
            <text:p/>
            <draw:enhanced-geometry draw:mirror-horizontal="false" draw:mirror-vertical="false" svg:viewBox="0 0 0 0" drawooo:sub-view-size="1032 1" draw:text-areas="0 0 ?f0 ?f1" draw:type="ooxml-non-primitive" draw:enhanced-path="M 1 1 L 1031 1 F N">
              <draw:equation draw:name="f0" draw:formula="logwidth"/>
              <draw:equation draw:name="f1" draw:formula="logheight"/>
            </draw:enhanced-geometry>
          </draw:custom-shape>
          <draw:custom-shape draw:name="Google Shape;1790;p 2" draw:style-name="gr14" draw:text-style-name="P5" draw:layer="layout" svg:width="0.1cm" svg:height="0.001cm" svg:x="26.623cm" svg:y="13.908cm">
            <text:p/>
            <draw:enhanced-geometry draw:mirror-horizontal="false" draw:mirror-vertical="false" svg:viewBox="0 0 0 0" drawooo:sub-view-size="1032 1" draw:text-areas="0 0 ?f0 ?f1" draw:type="ooxml-non-primitive" draw:enhanced-path="M 1 0 L 1031 0 F N">
              <draw:equation draw:name="f0" draw:formula="logwidth"/>
              <draw:equation draw:name="f1" draw:formula="logheight"/>
            </draw:enhanced-geometry>
          </draw:custom-shape>
          <draw:custom-shape draw:name="Google Shape;1791;p 2" draw:style-name="gr200" draw:text-style-name="P5" draw:layer="layout" svg:width="0.188cm" svg:height="0.908cm" svg:x="26.673cm" svg:y="14.82cm">
            <text:p/>
            <draw:enhanced-geometry draw:mirror-horizontal="false" draw:mirror-vertical="false" svg:viewBox="0 0 0 0" drawooo:sub-view-size="1909 9236" draw:text-areas="0 0 ?f0 ?f1" draw:type="ooxml-non-primitive" draw:enhanced-path="M 0 0 L 706 0 1908 9235 0 9235 F N">
              <draw:equation draw:name="f0" draw:formula="logwidth"/>
              <draw:equation draw:name="f1" draw:formula="logheight"/>
            </draw:enhanced-geometry>
          </draw:custom-shape>
          <draw:custom-shape draw:name="Google Shape;1792;p 2" draw:style-name="gr14" draw:text-style-name="P5" draw:layer="layout" svg:width="0.338cm" svg:height="0.001cm" svg:x="26.503cm" svg:y="15.577cm">
            <text:p/>
            <draw:enhanced-geometry draw:mirror-horizontal="false" draw:mirror-vertical="false" svg:viewBox="0 0 0 0" drawooo:sub-view-size="3436 1" draw:text-areas="0 0 ?f0 ?f1" draw:type="ooxml-non-primitive" draw:enhanced-path="M 1 1 L 3435 1 F N">
              <draw:equation draw:name="f0" draw:formula="logwidth"/>
              <draw:equation draw:name="f1" draw:formula="logheight"/>
            </draw:enhanced-geometry>
          </draw:custom-shape>
          <draw:custom-shape draw:name="Google Shape;1793;p 2" draw:style-name="gr201" draw:text-style-name="P5" draw:layer="layout" svg:width="0.022cm" svg:height="0.335cm" svg:x="26.62cm" svg:y="15.16cm">
            <text:p/>
            <draw:enhanced-geometry draw:mirror-horizontal="false" draw:mirror-vertical="false" svg:viewBox="0 0 0 0" drawooo:sub-view-size="230 3416" draw:text-areas="0 0 ?f0 ?f1" draw:type="ooxml-non-primitive" draw:enhanced-path="M 230 0 L 1 3415 F N">
              <draw:equation draw:name="f0" draw:formula="logwidth"/>
              <draw:equation draw:name="f1" draw:formula="logheight"/>
            </draw:enhanced-geometry>
          </draw:custom-shape>
          <draw:custom-shape draw:name="Google Shape;1794;p 2" draw:style-name="gr201" draw:text-style-name="P5" draw:layer="layout" svg:width="0.023cm" svg:height="0.335cm" svg:x="26.703cm" svg:y="15.16cm">
            <text:p/>
            <draw:enhanced-geometry draw:mirror-horizontal="false" draw:mirror-vertical="false" svg:viewBox="0 0 0 0" drawooo:sub-view-size="249 3416" draw:text-areas="0 0 ?f0 ?f1" draw:type="ooxml-non-primitive" draw:enhanced-path="M 0 0 L 248 3415 F N">
              <draw:equation draw:name="f0" draw:formula="logwidth"/>
              <draw:equation draw:name="f1" draw:formula="logheight"/>
            </draw:enhanced-geometry>
          </draw:custom-shape>
          <draw:custom-shape draw:name="Google Shape;1795;p 2" draw:style-name="gr14" draw:text-style-name="P5" draw:layer="layout" svg:width="0.204cm" svg:height="0.001cm" svg:x="26.57cm" svg:y="15.066cm">
            <text:p/>
            <draw:enhanced-geometry draw:mirror-horizontal="false" draw:mirror-vertical="false" svg:viewBox="0 0 0 0" drawooo:sub-view-size="2081 120000" draw:text-areas="0 0 ?f0 ?f1" draw:type="ooxml-non-primitive" draw:enhanced-path="M 1 0 L 2080 0 F N">
              <draw:equation draw:name="f0" draw:formula="logwidth"/>
              <draw:equation draw:name="f1" draw:formula="logheight"/>
            </draw:enhanced-geometry>
          </draw:custom-shape>
          <draw:custom-shape draw:name="Google Shape;1796;p 2" draw:style-name="gr14" draw:text-style-name="P5" draw:layer="layout" svg:width="0.313cm" svg:height="0.001cm" svg:x="26.239cm" svg:y="12.056cm">
            <text:p/>
            <draw:enhanced-geometry draw:mirror-horizontal="false" draw:mirror-vertical="false" svg:viewBox="0 0 0 0" drawooo:sub-view-size="3187 1" draw:text-areas="0 0 ?f0 ?f1" draw:type="ooxml-non-primitive" draw:enhanced-path="M 1 0 L 3187 0 F N">
              <draw:equation draw:name="f0" draw:formula="logwidth"/>
              <draw:equation draw:name="f1" draw:formula="logheight"/>
            </draw:enhanced-geometry>
          </draw:custom-shape>
          <draw:custom-shape draw:name="Google Shape;1797;p 2" draw:style-name="gr14" draw:text-style-name="P5" draw:layer="layout" svg:width="0.313cm" svg:height="0.001cm" svg:x="26.796cm" svg:y="12.056cm">
            <text:p/>
            <draw:enhanced-geometry draw:mirror-horizontal="false" draw:mirror-vertical="false" svg:viewBox="0 0 0 0" drawooo:sub-view-size="3187 1" draw:text-areas="0 0 ?f0 ?f1" draw:type="ooxml-non-primitive" draw:enhanced-path="M 0 0 L 3187 0 F N">
              <draw:equation draw:name="f0" draw:formula="logwidth"/>
              <draw:equation draw:name="f1" draw:formula="logheight"/>
            </draw:enhanced-geometry>
          </draw:custom-shape>
          <draw:custom-shape draw:name="Google Shape;1798;p 2" draw:style-name="gr202" draw:text-style-name="P5" draw:layer="layout" svg:width="0.06cm" svg:height="0.392cm" svg:x="26.337cm" svg:y="12.056cm">
            <text:p/>
            <draw:enhanced-geometry draw:mirror-horizontal="false" draw:mirror-vertical="false" svg:viewBox="0 0 0 0" drawooo:sub-view-size="612 3988" draw:text-areas="0 0 ?f0 ?f1" draw:type="ooxml-non-primitive" draw:enhanced-path="M 1 0 L 611 3988 F N">
              <draw:equation draw:name="f0" draw:formula="logwidth"/>
              <draw:equation draw:name="f1" draw:formula="logheight"/>
            </draw:enhanced-geometry>
          </draw:custom-shape>
          <draw:custom-shape draw:name="Google Shape;1799;p 2" draw:style-name="gr202" draw:text-style-name="P5" draw:layer="layout" svg:width="0.057cm" svg:height="0.392cm" svg:x="26.397cm" svg:y="12.056cm">
            <text:p/>
            <draw:enhanced-geometry draw:mirror-horizontal="false" draw:mirror-vertical="false" svg:viewBox="0 0 0 0" drawooo:sub-view-size="592 3988" draw:text-areas="0 0 ?f0 ?f1" draw:type="ooxml-non-primitive" draw:enhanced-path="M 592 0 L 0 3988 F N">
              <draw:equation draw:name="f0" draw:formula="logwidth"/>
              <draw:equation draw:name="f1" draw:formula="logheight"/>
            </draw:enhanced-geometry>
          </draw:custom-shape>
          <draw:custom-shape draw:name="Google Shape;1800;p 2" draw:style-name="gr202" draw:text-style-name="P5" draw:layer="layout" svg:width="0.059cm" svg:height="0.392cm" svg:x="26.893cm" svg:y="12.056cm">
            <text:p/>
            <draw:enhanced-geometry draw:mirror-horizontal="false" draw:mirror-vertical="false" svg:viewBox="0 0 0 0" drawooo:sub-view-size="612 3988" draw:text-areas="0 0 ?f0 ?f1" draw:type="ooxml-non-primitive" draw:enhanced-path="M 1 0 L 611 3988 F N">
              <draw:equation draw:name="f0" draw:formula="logwidth"/>
              <draw:equation draw:name="f1" draw:formula="logheight"/>
            </draw:enhanced-geometry>
          </draw:custom-shape>
          <draw:custom-shape draw:name="Google Shape;1801;p 2" draw:style-name="gr202" draw:text-style-name="P5" draw:layer="layout" svg:width="0.058cm" svg:height="0.392cm" svg:x="26.953cm" svg:y="12.056cm">
            <text:p/>
            <draw:enhanced-geometry draw:mirror-horizontal="false" draw:mirror-vertical="false" svg:viewBox="0 0 0 0" drawooo:sub-view-size="592 3988" draw:text-areas="0 0 ?f0 ?f1" draw:type="ooxml-non-primitive" draw:enhanced-path="M 592 0 L 0 3988 F N">
              <draw:equation draw:name="f0" draw:formula="logwidth"/>
              <draw:equation draw:name="f1" draw:formula="logheight"/>
            </draw:enhanced-geometry>
          </draw:custom-shape>
          <draw:custom-shape draw:name="Google Shape;1802;p 2" draw:style-name="gr203" draw:text-style-name="P5" draw:layer="layout" svg:width="0.337cm" svg:height="0.266cm" svg:x="26.335cm" svg:y="12.478cm">
            <text:p/>
            <draw:enhanced-geometry draw:mirror-horizontal="false" draw:mirror-vertical="false" svg:viewBox="0 0 0 0" drawooo:sub-view-size="3436 2710" draw:text-areas="0 0 ?f0 ?f1" draw:type="ooxml-non-primitive" draw:enhanced-path="M 1 802 C 134 401 554 0 1413 0 2271 0 3435 1069 3435 2710 F N">
              <draw:equation draw:name="f0" draw:formula="logwidth"/>
              <draw:equation draw:name="f1" draw:formula="logheight"/>
            </draw:enhanced-geometry>
          </draw:custom-shape>
          <draw:custom-shape draw:name="Google Shape;1803;p 2" draw:style-name="gr203" draw:text-style-name="P5" draw:layer="layout" svg:width="0.338cm" svg:height="0.266cm" svg:x="26.673cm" svg:y="12.478cm">
            <text:p/>
            <draw:enhanced-geometry draw:mirror-horizontal="false" draw:mirror-vertical="false" svg:viewBox="0 0 0 0" drawooo:sub-view-size="3435 2710" draw:text-areas="0 0 ?f0 ?f1" draw:type="ooxml-non-primitive" draw:enhanced-path="M 3435 802 C 3301 401 2862 0 2004 0 1145 0 0 1069 0 2710 F N">
              <draw:equation draw:name="f0" draw:formula="logwidth"/>
              <draw:equation draw:name="f1" draw:formula="logheight"/>
            </draw:enhanced-geometry>
          </draw:custom-shape>
          <draw:custom-shape draw:name="Google Shape;1804;p 2" draw:style-name="gr204" draw:text-style-name="P11" draw:layer="layout" svg:width="0.675cm" svg:height="1.95cm" svg:x="26.794cm" svg:y="13.45cm">
            <text:p/>
            <draw:enhanced-geometry draw:mirror-horizontal="false" draw:mirror-vertical="false" svg:viewBox="0 0 0 0" drawooo:sub-view-size="6857 19808" draw:text-areas="0 0 ?f0 ?f1" draw:type="ooxml-non-primitive" draw:enhanced-path="M 6854 1 C 1 19228 6526 19807 6843 19807 6853 19807 6857 19807 6854 19806 L 6854 1 Z N">
              <draw:equation draw:name="f0" draw:formula="logwidth"/>
              <draw:equation draw:name="f1" draw:formula="logheight"/>
            </draw:enhanced-geometry>
          </draw:custom-shape>
          <draw:custom-shape draw:name="Google Shape;1805;p 2" draw:style-name="gr205" draw:text-style-name="P11" draw:layer="layout" svg:width="0.676cm" svg:height="1.95cm" svg:x="27.469cm" svg:y="13.45cm">
            <text:p/>
            <draw:enhanced-geometry draw:mirror-horizontal="false" draw:mirror-vertical="false" svg:viewBox="0 0 0 0" drawooo:sub-view-size="6875 19808" draw:text-areas="0 0 ?f0 ?f1" draw:type="ooxml-non-primitive" draw:enhanced-path="M 2 1 L 2 19806 C 1 19807 5 19807 15 19807 350 19807 6874 19228 2 1 Z N">
              <draw:equation draw:name="f0" draw:formula="logwidth"/>
              <draw:equation draw:name="f1" draw:formula="logheight"/>
            </draw:enhanced-geometry>
          </draw:custom-shape>
          <draw:custom-shape draw:name="Google Shape;1806;p 2" draw:style-name="gr206" draw:text-style-name="P5" draw:layer="layout" svg:width="0.001cm" svg:height="1.236cm" svg:x="27.481cm" svg:y="14.492cm">
            <text:p/>
            <draw:enhanced-geometry draw:mirror-horizontal="false" draw:mirror-vertical="false" svg:viewBox="0 0 0 0" drawooo:sub-view-size="1 12556" draw:text-areas="0 0 ?f0 ?f1" draw:type="ooxml-non-primitive" draw:enhanced-path="M 1 12555 L 1 0 F N">
              <draw:equation draw:name="f0" draw:formula="logwidth"/>
              <draw:equation draw:name="f1" draw:formula="logheight"/>
            </draw:enhanced-geometry>
          </draw:custom-shape>
          <draw:custom-shape draw:name="Google Shape;1807;p 2" draw:style-name="gr207" draw:text-style-name="P5" draw:layer="layout" svg:width="0.698cm" svg:height="1.94cm" svg:x="26.788cm" svg:y="13.45cm">
            <text:p/>
            <draw:enhanced-geometry draw:mirror-horizontal="false" draw:mirror-vertical="false" svg:viewBox="0 0 0 0" drawooo:sub-view-size="7098 19711" draw:text-areas="0 0 ?f0 ?f1" draw:type="ooxml-non-primitive" draw:enhanced-path="M 7041 19692 C 7098 19711 0 19692 7041 1 F N">
              <draw:equation draw:name="f0" draw:formula="logwidth"/>
              <draw:equation draw:name="f1" draw:formula="logheight"/>
            </draw:enhanced-geometry>
          </draw:custom-shape>
          <draw:custom-shape draw:name="Google Shape;1808;p 2" draw:style-name="gr208" draw:text-style-name="P5" draw:layer="layout" svg:width="0.697cm" svg:height="1.94cm" svg:x="27.474cm" svg:y="13.45cm">
            <text:p/>
            <draw:enhanced-geometry draw:mirror-horizontal="false" draw:mirror-vertical="false" svg:viewBox="0 0 0 0" drawooo:sub-view-size="7099 19711" draw:text-areas="0 0 ?f0 ?f1" draw:type="ooxml-non-primitive" draw:enhanced-path="M 77 19692 C 0 19711 7098 19692 77 1 F N">
              <draw:equation draw:name="f0" draw:formula="logwidth"/>
              <draw:equation draw:name="f1" draw:formula="logheight"/>
            </draw:enhanced-geometry>
          </draw:custom-shape>
          <draw:custom-shape draw:name="Google Shape;1809;p 2" draw:style-name="gr209" draw:text-style-name="P11" draw:layer="layout" svg:width="0.662cm" svg:height="1.911cm" svg:x="0.041cm" svg:y="13.45cm">
            <text:p/>
            <draw:enhanced-geometry draw:mirror-horizontal="false" draw:mirror-vertical="false" svg:viewBox="0 0 0 0" drawooo:sub-view-size="6725 19426" draw:text-areas="0 0 ?f0 ?f1" draw:type="ooxml-non-primitive" draw:enhanced-path="M 6722 1 C 0 18852 6398 19426 6711 19426 6720 19426 6724 19425 6722 19425 L 6722 1 Z N">
              <draw:equation draw:name="f0" draw:formula="logwidth"/>
              <draw:equation draw:name="f1" draw:formula="logheight"/>
            </draw:enhanced-geometry>
          </draw:custom-shape>
          <draw:custom-shape draw:name="Google Shape;1810;p 2" draw:style-name="gr210" draw:text-style-name="P11" draw:layer="layout" svg:width="0.661cm" svg:height="1.911cm" svg:x="0.703cm" svg:y="13.45cm">
            <text:p/>
            <draw:enhanced-geometry draw:mirror-horizontal="false" draw:mirror-vertical="false" svg:viewBox="0 0 0 0" drawooo:sub-view-size="6726 19426" draw:text-areas="0 0 ?f0 ?f1" draw:type="ooxml-non-primitive" draw:enhanced-path="M 3 1 L 3 19425 C 1 19425 5 19426 14 19426 328 19426 6725 18852 3 1 Z N">
              <draw:equation draw:name="f0" draw:formula="logwidth"/>
              <draw:equation draw:name="f1" draw:formula="logheight"/>
            </draw:enhanced-geometry>
          </draw:custom-shape>
          <draw:custom-shape draw:name="Google Shape;1811;p 2" draw:style-name="gr211" draw:text-style-name="P5" draw:layer="layout" svg:width="0.001cm" svg:height="1.228cm" svg:x="0.691cm" svg:y="14.5cm">
            <text:p/>
            <draw:enhanced-geometry draw:mirror-horizontal="false" draw:mirror-vertical="false" svg:viewBox="0 0 0 0" drawooo:sub-view-size="1 12480" draw:text-areas="0 0 ?f0 ?f1" draw:type="ooxml-non-primitive" draw:enhanced-path="M 1 12479 L 1 1 F N">
              <draw:equation draw:name="f0" draw:formula="logwidth"/>
              <draw:equation draw:name="f1" draw:formula="logheight"/>
            </draw:enhanced-geometry>
          </draw:custom-shape>
          <draw:custom-shape draw:name="Google Shape;1812;p 2" draw:style-name="gr212" draw:text-style-name="P5" draw:layer="layout" svg:width="0.694cm" svg:height="1.927cm" svg:x="0.003cm" svg:y="13.465cm">
            <text:p/>
            <draw:enhanced-geometry draw:mirror-horizontal="false" draw:mirror-vertical="false" svg:viewBox="0 0 0 0" drawooo:sub-view-size="7060 19578" draw:text-areas="0 0 ?f0 ?f1" draw:type="ooxml-non-primitive" draw:enhanced-path="M 6984 19558 C 7060 19577 0 19558 6984 0 F N">
              <draw:equation draw:name="f0" draw:formula="logwidth"/>
              <draw:equation draw:name="f1" draw:formula="logheight"/>
            </draw:enhanced-geometry>
          </draw:custom-shape>
          <draw:custom-shape draw:name="Google Shape;1813;p 2" draw:style-name="gr212" draw:text-style-name="P5" draw:layer="layout" svg:width="0.694cm" svg:height="1.927cm" svg:x="0.683cm" svg:y="13.465cm">
            <text:p/>
            <draw:enhanced-geometry draw:mirror-horizontal="false" draw:mirror-vertical="false" svg:viewBox="0 0 0 0" drawooo:sub-view-size="7061 19578" draw:text-areas="0 0 ?f0 ?f1" draw:type="ooxml-non-primitive" draw:enhanced-path="M 77 19558 C 0 19577 7060 19558 77 0 F N">
              <draw:equation draw:name="f0" draw:formula="logwidth"/>
              <draw:equation draw:name="f1" draw:formula="logheight"/>
            </draw:enhanced-geometry>
          </draw:custom-shape>
          <draw:custom-shape draw:name="Google Shape;1814;p 2" draw:style-name="gr213" draw:text-style-name="P11" draw:layer="layout" svg:width="0.788cm" svg:height="1.801cm" svg:x="14.929cm" svg:y="13.45cm">
            <text:p/>
            <draw:enhanced-geometry draw:mirror-horizontal="false" draw:mirror-vertical="false" svg:viewBox="0 0 0 0" drawooo:sub-view-size="8015 18299" draw:text-areas="0 0 ?f0 ?f1" draw:type="ooxml-non-primitive" draw:enhanced-path="M 8015 1 C 5610 1 2672 4924 4676 10495 1 12727 8015 18299 8015 18299 L 8015 1 Z N">
              <draw:equation draw:name="f0" draw:formula="logwidth"/>
              <draw:equation draw:name="f1" draw:formula="logheight"/>
            </draw:enhanced-geometry>
          </draw:custom-shape>
          <draw:custom-shape draw:name="Google Shape;1815;p 2" draw:style-name="gr214" draw:text-style-name="P11" draw:layer="layout" svg:width="0.786cm" svg:height="1.801cm" svg:x="15.718cm" svg:y="13.45cm">
            <text:p/>
            <draw:enhanced-geometry draw:mirror-horizontal="false" draw:mirror-vertical="false" svg:viewBox="0 0 0 0" drawooo:sub-view-size="7996 18299" draw:text-areas="0 0 ?f0 ?f1" draw:type="ooxml-non-primitive" draw:enhanced-path="M 1 1 L 1 18299 C 1 18299 7995 12727 3321 10495 5324 4924 2386 1 1 1 Z N">
              <draw:equation draw:name="f0" draw:formula="logwidth"/>
              <draw:equation draw:name="f1" draw:formula="logheight"/>
            </draw:enhanced-geometry>
          </draw:custom-shape>
          <draw:custom-shape draw:name="Google Shape;1816;p 2" draw:style-name="gr215" draw:text-style-name="P5" draw:layer="layout" svg:width="0.786cm" svg:height="1.799cm" svg:x="14.936cm" svg:y="13.465cm">
            <text:p/>
            <draw:enhanced-geometry draw:mirror-horizontal="false" draw:mirror-vertical="false" svg:viewBox="0 0 0 0" drawooo:sub-view-size="7995 18280" draw:text-areas="0 0 ?f0 ?f1" draw:type="ooxml-non-primitive" draw:enhanced-path="M 7995 18280 C 7995 18280 0 12708 4675 10476 2671 4904 5610 0 7995 0 F N">
              <draw:equation draw:name="f0" draw:formula="logwidth"/>
              <draw:equation draw:name="f1" draw:formula="logheight"/>
            </draw:enhanced-geometry>
          </draw:custom-shape>
          <draw:custom-shape draw:name="Google Shape;1817;p 2" draw:style-name="gr216" draw:text-style-name="P5" draw:layer="layout" svg:width="0.789cm" svg:height="1.799cm" svg:x="15.723cm" svg:y="13.465cm">
            <text:p/>
            <draw:enhanced-geometry draw:mirror-horizontal="false" draw:mirror-vertical="false" svg:viewBox="0 0 0 0" drawooo:sub-view-size="8015 18280" draw:text-areas="0 0 ?f0 ?f1" draw:type="ooxml-non-primitive" draw:enhanced-path="M 1 18280 C 1 18280 8015 12708 3340 10476 5343 4904 2405 0 1 0 F N">
              <draw:equation draw:name="f0" draw:formula="logwidth"/>
              <draw:equation draw:name="f1" draw:formula="logheight"/>
            </draw:enhanced-geometry>
          </draw:custom-shape>
          <draw:custom-shape draw:name="Google Shape;1818;p 2" draw:style-name="gr217" draw:text-style-name="P5" draw:layer="layout" svg:width="0.002cm" svg:height="1.914cm" svg:x="15.723cm" svg:y="13.833cm">
            <text:p/>
            <draw:enhanced-geometry draw:mirror-horizontal="false" draw:mirror-vertical="false" svg:viewBox="0 0 0 0" drawooo:sub-view-size="1 19444" draw:text-areas="0 0 ?f0 ?f1" draw:type="ooxml-non-primitive" draw:enhanced-path="M 1 0 L 1 19443 F N">
              <draw:equation draw:name="f0" draw:formula="logwidth"/>
              <draw:equation draw:name="f1" draw:formula="logheight"/>
            </draw:enhanced-geometry>
          </draw:custom-shape>
          <draw:custom-shape draw:name="Google Shape;1819;p 2" draw:style-name="gr218" draw:text-style-name="P5" draw:layer="layout" svg:width="0.236cm" svg:height="0.236cm" svg:x="15.723cm" svg:y="14.734cm">
            <text:p/>
            <draw:enhanced-geometry draw:mirror-horizontal="false" draw:mirror-vertical="false" svg:viewBox="0 0 0 0" drawooo:sub-view-size="2406 2405" draw:text-areas="0 0 ?f0 ?f1" draw:type="ooxml-non-primitive" draw:enhanced-path="M 2405 1 L 1 2405 F N">
              <draw:equation draw:name="f0" draw:formula="logwidth"/>
              <draw:equation draw:name="f1" draw:formula="logheight"/>
            </draw:enhanced-geometry>
          </draw:custom-shape>
          <draw:custom-shape draw:name="Google Shape;1820;p 2" draw:style-name="gr218" draw:text-style-name="P5" draw:layer="layout" svg:width="0.233cm" svg:height="0.236cm" svg:x="15.489cm" svg:y="14.734cm">
            <text:p/>
            <draw:enhanced-geometry draw:mirror-horizontal="false" draw:mirror-vertical="false" svg:viewBox="0 0 0 0" drawooo:sub-view-size="2386 2405" draw:text-areas="0 0 ?f0 ?f1" draw:type="ooxml-non-primitive" draw:enhanced-path="M 1 1 L 2386 2405 F N">
              <draw:equation draw:name="f0" draw:formula="logwidth"/>
              <draw:equation draw:name="f1" draw:formula="logheight"/>
            </draw:enhanced-geometry>
          </draw:custom-shape>
          <draw:custom-shape draw:name="Google Shape;1821;p 2" draw:style-name="gr219" draw:text-style-name="P11" draw:layer="layout" svg:width="0.794cm" svg:height="1.814cm" svg:x="5.222cm" svg:y="13.45cm">
            <text:p/>
            <draw:enhanced-geometry draw:mirror-horizontal="false" draw:mirror-vertical="false" svg:viewBox="0 0 0 0" drawooo:sub-view-size="8072 18433" draw:text-areas="0 0 ?f0 ?f1" draw:type="ooxml-non-primitive" draw:enhanced-path="M 8072 1 C 5649 1 2691 4943 4695 10571 1 12804 8072 18433 8072 18433 L 8072 1 Z N">
              <draw:equation draw:name="f0" draw:formula="logwidth"/>
              <draw:equation draw:name="f1" draw:formula="logheight"/>
            </draw:enhanced-geometry>
          </draw:custom-shape>
          <draw:custom-shape draw:name="Google Shape;1822;p 2" draw:style-name="gr220" draw:text-style-name="P11" draw:layer="layout" svg:width="0.792cm" svg:height="1.814cm" svg:x="6.017cm" svg:y="13.45cm">
            <text:p/>
            <draw:enhanced-geometry draw:mirror-horizontal="false" draw:mirror-vertical="false" svg:viewBox="0 0 0 0" drawooo:sub-view-size="8053 18433" draw:text-areas="0 0 ?f0 ?f1" draw:type="ooxml-non-primitive" draw:enhanced-path="M 1 1 L 1 18433 C 1 18433 8053 12804 3359 10571 5382 4943 2405 1 1 1 Z N">
              <draw:equation draw:name="f0" draw:formula="logwidth"/>
              <draw:equation draw:name="f1" draw:formula="logheight"/>
            </draw:enhanced-geometry>
          </draw:custom-shape>
          <draw:custom-shape draw:name="Google Shape;1823;p 2" draw:style-name="gr215" draw:text-style-name="P5" draw:layer="layout" svg:width="0.786cm" svg:height="1.799cm" svg:x="5.211cm" svg:y="13.465cm">
            <text:p/>
            <draw:enhanced-geometry draw:mirror-horizontal="false" draw:mirror-vertical="false" svg:viewBox="0 0 0 0" drawooo:sub-view-size="7996 18280" draw:text-areas="0 0 ?f0 ?f1" draw:type="ooxml-non-primitive" draw:enhanced-path="M 7995 18280 C 7995 18280 0 12708 4675 10476 2672 4904 5610 0 7995 0 F N">
              <draw:equation draw:name="f0" draw:formula="logwidth"/>
              <draw:equation draw:name="f1" draw:formula="logheight"/>
            </draw:enhanced-geometry>
          </draw:custom-shape>
          <draw:custom-shape draw:name="Google Shape;1824;p 2" draw:style-name="gr216" draw:text-style-name="P5" draw:layer="layout" svg:width="0.789cm" svg:height="1.799cm" svg:x="5.998cm" svg:y="13.465cm">
            <text:p/>
            <draw:enhanced-geometry draw:mirror-horizontal="false" draw:mirror-vertical="false" svg:viewBox="0 0 0 0" drawooo:sub-view-size="8014 18280" draw:text-areas="0 0 ?f0 ?f1" draw:type="ooxml-non-primitive" draw:enhanced-path="M 0 18280 C 0 18280 8014 12708 3339 10476 5343 4904 2404 0 0 0 F N">
              <draw:equation draw:name="f0" draw:formula="logwidth"/>
              <draw:equation draw:name="f1" draw:formula="logheight"/>
            </draw:enhanced-geometry>
          </draw:custom-shape>
          <draw:custom-shape draw:name="Google Shape;1825;p 2" draw:style-name="gr217" draw:text-style-name="P5" draw:layer="layout" svg:width="0.002cm" svg:height="1.914cm" svg:x="5.998cm" svg:y="13.833cm">
            <text:p/>
            <draw:enhanced-geometry draw:mirror-horizontal="false" draw:mirror-vertical="false" svg:viewBox="0 0 0 0" drawooo:sub-view-size="1 19444" draw:text-areas="0 0 ?f0 ?f1" draw:type="ooxml-non-primitive" draw:enhanced-path="M 0 0 L 0 19443 F N">
              <draw:equation draw:name="f0" draw:formula="logwidth"/>
              <draw:equation draw:name="f1" draw:formula="logheight"/>
            </draw:enhanced-geometry>
          </draw:custom-shape>
          <draw:custom-shape draw:name="Google Shape;1826;p 2" draw:style-name="gr218" draw:text-style-name="P5" draw:layer="layout" svg:width="0.236cm" svg:height="0.236cm" svg:x="5.998cm" svg:y="14.734cm">
            <text:p/>
            <draw:enhanced-geometry draw:mirror-horizontal="false" draw:mirror-vertical="false" svg:viewBox="0 0 0 0" drawooo:sub-view-size="2405 2405" draw:text-areas="0 0 ?f0 ?f1" draw:type="ooxml-non-primitive" draw:enhanced-path="M 2404 1 L 0 2405 F N">
              <draw:equation draw:name="f0" draw:formula="logwidth"/>
              <draw:equation draw:name="f1" draw:formula="logheight"/>
            </draw:enhanced-geometry>
          </draw:custom-shape>
          <draw:custom-shape draw:name="Google Shape;1827;p 2" draw:style-name="gr218" draw:text-style-name="P5" draw:layer="layout" svg:width="0.233cm" svg:height="0.236cm" svg:x="5.764cm" svg:y="14.734cm">
            <text:p/>
            <draw:enhanced-geometry draw:mirror-horizontal="false" draw:mirror-vertical="false" svg:viewBox="0 0 0 0" drawooo:sub-view-size="2387 2405" draw:text-areas="0 0 ?f0 ?f1" draw:type="ooxml-non-primitive" draw:enhanced-path="M 1 1 L 2386 2405 F N">
              <draw:equation draw:name="f0" draw:formula="logwidth"/>
              <draw:equation draw:name="f1" draw:formula="logheight"/>
            </draw:enhanced-geometry>
          </draw:custom-shape>
          <draw:custom-shape draw:name="Google Shape;1828;p 2" draw:style-name="gr221" draw:text-style-name="P11" draw:layer="layout" svg:width="0.565cm" svg:height="1.293cm" svg:x="18.555cm" svg:y="14.092cm">
            <text:p/>
            <draw:enhanced-geometry draw:mirror-horizontal="false" draw:mirror-vertical="false" svg:viewBox="0 0 0 0" drawooo:sub-view-size="5744 13147" draw:text-areas="0 0 ?f0 ?f1" draw:type="ooxml-non-primitive" draw:enhanced-path="M 5743 0 C 4026 0 1908 3530 3358 7537 0 9140 5743 13147 5743 13147 L 5743 0 Z N">
              <draw:equation draw:name="f0" draw:formula="logwidth"/>
              <draw:equation draw:name="f1" draw:formula="logheight"/>
            </draw:enhanced-geometry>
          </draw:custom-shape>
          <draw:custom-shape draw:name="Google Shape;1829;p 2" draw:style-name="gr222" draw:text-style-name="P11" draw:layer="layout" svg:width="0.567cm" svg:height="1.293cm" svg:x="19.121cm" svg:y="14.092cm">
            <text:p/>
            <draw:enhanced-geometry draw:mirror-horizontal="false" draw:mirror-vertical="false" svg:viewBox="0 0 0 0" drawooo:sub-view-size="5763 13147" draw:text-areas="0 0 ?f0 ?f1" draw:type="ooxml-non-primitive" draw:enhanced-path="M 0 0 L 0 13147 C 0 13147 5763 9140 2405 7537 3855 3530 1737 0 0 0 Z N">
              <draw:equation draw:name="f0" draw:formula="logwidth"/>
              <draw:equation draw:name="f1" draw:formula="logheight"/>
            </draw:enhanced-geometry>
          </draw:custom-shape>
          <draw:custom-shape draw:name="Google Shape;1830;p 2" draw:style-name="gr223" draw:text-style-name="P5" draw:layer="layout" svg:width="0.57cm" svg:height="1.3cm" svg:x="18.55cm" svg:y="14.097cm">
            <text:p/>
            <draw:enhanced-geometry draw:mirror-horizontal="false" draw:mirror-vertical="false" svg:viewBox="0 0 0 0" drawooo:sub-view-size="5801 13224" draw:text-areas="0 0 ?f0 ?f1" draw:type="ooxml-non-primitive" draw:enhanced-path="M 5800 13223 C 5800 13223 0 9197 3377 7575 1927 3549 4064 0 5800 0 F N">
              <draw:equation draw:name="f0" draw:formula="logwidth"/>
              <draw:equation draw:name="f1" draw:formula="logheight"/>
            </draw:enhanced-geometry>
          </draw:custom-shape>
          <draw:custom-shape draw:name="Google Shape;1831;p 2" draw:style-name="gr224" draw:text-style-name="P5" draw:layer="layout" svg:width="0.569cm" svg:height="1.3cm" svg:x="19.121cm" svg:y="14.097cm">
            <text:p/>
            <draw:enhanced-geometry draw:mirror-horizontal="false" draw:mirror-vertical="false" svg:viewBox="0 0 0 0" drawooo:sub-view-size="5782 13224" draw:text-areas="0 0 ?f0 ?f1" draw:type="ooxml-non-primitive" draw:enhanced-path="M 0 13223 C 0 13223 5782 9197 2405 7575 3855 3549 1737 0 0 0 F N">
              <draw:equation draw:name="f0" draw:formula="logwidth"/>
              <draw:equation draw:name="f1" draw:formula="logheight"/>
            </draw:enhanced-geometry>
          </draw:custom-shape>
          <draw:custom-shape draw:name="Google Shape;1832;p 2" draw:style-name="gr225" draw:text-style-name="P5" draw:layer="layout" svg:width="0.001cm" svg:height="1.384cm" svg:x="19.121cm" svg:y="14.363cm">
            <text:p/>
            <draw:enhanced-geometry draw:mirror-horizontal="false" draw:mirror-vertical="false" svg:viewBox="0 0 0 0" drawooo:sub-view-size="1 14064" draw:text-areas="0 0 ?f0 ?f1" draw:type="ooxml-non-primitive" draw:enhanced-path="M 0 1 L 0 14063 F N">
              <draw:equation draw:name="f0" draw:formula="logwidth"/>
              <draw:equation draw:name="f1" draw:formula="logheight"/>
            </draw:enhanced-geometry>
          </draw:custom-shape>
          <draw:custom-shape draw:name="Google Shape;1833;p 2" draw:style-name="gr159" draw:text-style-name="P5" draw:layer="layout" svg:width="0.17cm" svg:height="0.172cm" svg:x="19.121cm" svg:y="15.014cm">
            <text:p/>
            <draw:enhanced-geometry draw:mirror-horizontal="false" draw:mirror-vertical="false" svg:viewBox="0 0 0 0" drawooo:sub-view-size="1737 1757" draw:text-areas="0 0 ?f0 ?f1" draw:type="ooxml-non-primitive" draw:enhanced-path="M 1737 1 L 0 1756 F N">
              <draw:equation draw:name="f0" draw:formula="logwidth"/>
              <draw:equation draw:name="f1" draw:formula="logheight"/>
            </draw:enhanced-geometry>
          </draw:custom-shape>
          <draw:custom-shape draw:name="Google Shape;1834;p 2" draw:style-name="gr159" draw:text-style-name="P5" draw:layer="layout" svg:width="0.17cm" svg:height="0.172cm" svg:x="18.95cm" svg:y="15.014cm">
            <text:p/>
            <draw:enhanced-geometry draw:mirror-horizontal="false" draw:mirror-vertical="false" svg:viewBox="0 0 0 0" drawooo:sub-view-size="1737 1757" draw:text-areas="0 0 ?f0 ?f1" draw:type="ooxml-non-primitive" draw:enhanced-path="M 0 1 L 1736 1756 F N">
              <draw:equation draw:name="f0" draw:formula="logwidth"/>
              <draw:equation draw:name="f1" draw:formula="logheight"/>
            </draw:enhanced-geometry>
          </draw:custom-shape>
        </draw:g>
        <draw:custom-shape draw:name="Google Shape;1835;p 2" draw:style-name="gr226" draw:text-style-name="P2" draw:layer="layout" svg:width="12.813cm" svg:height="0.885cm" svg:x="1.647cm" svg:y="2.44cm">
          <text:p text:style-name="P1"><text:span text:style-name="T3">Speaker spotl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6;p 2" draw:style-name="gr227" draw:text-style-name="P12" draw:layer="layout" svg:width="4.457cm" svg:height="4.39cm" svg:x="22.181cm" svg:y="3.4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37;p 2" draw:style-name="gr228" draw:text-style-name="P15" draw:layer="layout" svg:width="12.813cm" svg:height="2.174cm" svg:x="1.647cm" svg:y="7.146cm">
          <text:p text:style-name="P13"><text:span text:style-name="T4">Christopher Olsen</text:span></text:p>
          <text:p text:style-name="P14"><text:span text:style-name="T5">Software Engineer</text:span></text:p>
          <text:p text:style-name="P14"><text:span text:style-name="T5">Adob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8;p 2" draw:style-name="gr229" draw:text-style-name="P16" draw:layer="layout" svg:width="6.149cm" svg:height="6.149cm" svg:x="21.336cm" svg:y="2.61cm">
          <text:p text:style-name="P3"><text:span text:style-name="T6"><text:s/></text:span></text:p>
          <draw:enhanced-geometry draw:mirror-horizontal="false" draw:mirror-vertical="false" svg:viewBox="0 0 0 0" drawooo:sub-view-size="208870 208870" draw:text-areas="0 0 ?f0 ?f1" draw:type="ooxml-non-primitive" draw:enhanced-path="M 104095 0 C 102173 0 100605 1567 100605 3490 L 100605 14638 C 100605 16561 102173 18128 104095 18128 106047 18128 107614 16561 107614 14638 L 107614 3490 C 107614 1567 106047 0 104095 0 Z M 154608 13351 C 153405 13351 152243 13970 151588 15082 L 146029 24752 C 145053 26408 145614 28537 147300 29513 147850 29837 148452 29992 149046 29992 150240 29992 151400 29367 152032 28242 L 157621 18571 C 158597 16945 158035 14816 156349 13810 155795 13499 155197 13351 154608 13351 Z M 53654 13705 C 53059 13705 52455 13853 51900 14165 50273 15141 49682 17270 50658 18926 L 56217 28567 C 56874 29701 58052 30326 59257 30326 59843 30326 60436 30178 60978 29868 62664 28892 63226 26763 62279 25077 L 56690 15407 C 56036 14317 54864 13705 53654 13705 Z M 191663 50185 C 191070 50185 190468 50337 189914 50658 L 180273 56217 C 178588 57163 178055 59322 179002 60978 179658 62112 180836 62737 182050 62737 182641 62737 183241 62589 183792 62279 L 193403 56690 C 195089 55714 195651 53585 194705 51929 194049 50817 192874 50185 191663 50185 Z M 16807 50763 C 15612 50763 14457 51373 13810 52491 12864 54177 13426 56306 15111 57252 L 24723 62812 C 25290 63150 25908 63311 26516 63311 27712 63311 28866 62688 29513 61570 30460 59884 29927 57755 28242 56809 L 18601 51249 C 18033 50920 17415 50763 16807 50763 Z M 194232 100576 C 192280 100576 190712 102143 190712 104095 190712 106017 192280 107584 194232 107584 L 205351 107584 C 207303 107584 208870 106017 208870 104095 208870 102143 207303 100576 205351 100576 Z M 3490 101256 C 1567 101256 0 102823 0 104745 0 106668 1567 108235 3490 108235 L 14638 108235 C 16561 108235 18128 106668 18128 104745 18128 102823 16561 101256 14638 101256 Z M 182376 145541 C 181162 145541 179983 146166 179327 147300 178381 148927 178943 151085 180628 152061 L 190269 157621 C 190813 157942 191408 158093 191997 158093 193200 158093 194375 157461 195030 156349 195976 154693 195414 152564 193788 151559 L 184118 145999 C 183566 145689 182967 145541 182376 145541 Z M 26835 146131 C 26246 146131 25651 146279 25107 146590 L 15437 152150 C 13781 153126 13219 155255 14165 156941 14820 158053 15996 158671 17208 158671 17800 158671 18402 158523 18956 158212 L 28597 152623 C 30253 151647 30814 149518 29868 147862 29213 146750 28038 146131 26835 146131 Z M 149603 178542 C 149009 178542 148408 178690 147862 179002 146206 179978 145644 182107 146590 183763 L 152150 193403 C 152806 194537 153985 195163 155199 195163 155789 195163 156389 195014 156941 194705 158597 193729 159188 191600 158212 189914 L 152623 180244 C 151989 179154 150810 178542 149603 178542 Z M 59842 178869 C 58630 178869 57445 179494 56809 180628 L 51249 190239 C 50273 191925 50865 194054 52491 195030 53045 195341 53646 195489 54239 195489 55451 195489 56626 194870 57282 193758 L 62871 184118 C 63817 182432 63255 180303 61570 179327 61028 179017 60432 178869 59842 178869 Z M 104775 190712 C 102853 190712 101285 192280 101285 194232 L 101285 205351 C 101285 207273 102853 208870 104775 208870 106697 208870 108265 207303 108265 205351 L 108265 194232 C 108265 192280 106697 190712 104775 190712 Z N">
            <draw:equation draw:name="f0" draw:formula="logwidth"/>
            <draw:equation draw:name="f1" draw:formula="logheight"/>
          </draw:enhanced-geometry>
        </draw:custom-shape>
        <draw:g draw:name="Google Shape;1839;p 2">
          <draw:custom-shape draw:name="Google Shape;1840;p 2" draw:style-name="gr230" draw:text-style-name="P17" draw:layer="layout" svg:width="0.853cm" svg:height="0.309cm" svg:x="16.244cm" svg:y="10.334cm">
            <text:p/>
            <draw:enhanced-geometry draw:mirror-horizontal="false" draw:mirror-vertical="false" svg:viewBox="0 0 0 0" drawooo:sub-view-size="110099 40006" draw:text-areas="0 0 ?f0 ?f1" draw:type="ooxml-non-primitive" draw:enhanced-path="M 104383 5379 C 107913 6052 110098 8909 109426 11935 108585 14960 105055 16977 101526 16305 69757 10254 62697 27735 61184 33282 60848 34290 60848 34795 60848 34795 60680 36644 59335 38324 57486 39165 L 57318 39333 C 56142 39669 54797 40005 53620 39837 52108 39669 50931 39165 49923 38324 L 49754 38156 C 48578 36980 47737 35467 47905 33786 48074 30929 46393 26894 43367 23365 41182 20843 38661 18490 35635 16809 32609 15296 29416 14288 25886 14120 21516 13784 16473 15128 11094 18322 8237 20171 4203 19499 2017 16977 0 14456 673 11094 3530 9245 11598 4371 19330 2522 26558 2858 32441 3194 37820 4875 42527 7396 47065 9918 50931 13279 53789 16809 54125 17145 54461 17650 54797 17986 61857 8909 76144 0 104383 5379 Z N">
              <draw:equation draw:name="f0" draw:formula="logwidth"/>
              <draw:equation draw:name="f1" draw:formula="logheight"/>
            </draw:enhanced-geometry>
          </draw:custom-shape>
          <draw:custom-shape draw:name="Google Shape;1841;p 2" draw:style-name="gr231" draw:text-style-name="P17" draw:layer="layout" svg:width="0.854cm" svg:height="0.309cm" svg:x="14.918cm" svg:y="9.492cm">
            <text:p/>
            <draw:enhanced-geometry draw:mirror-horizontal="false" draw:mirror-vertical="false" svg:viewBox="0 0 0 0" drawooo:sub-view-size="110099 40006" draw:text-areas="0 0 ?f0 ?f1" draw:type="ooxml-non-primitive" draw:enhanced-path="M 104215 5379 C 107745 6052 110098 8909 109258 11935 108586 14960 105056 16977 101526 16305 69589 10254 62529 27735 61185 33450 60849 34290 60849 34795 60849 34795 60512 36644 59336 38156 57487 38997 L 57151 39333 C 56142 39669 54797 40005 53453 39837 52108 39669 50931 38997 49923 38325 L 49755 38156 C 48410 36980 47738 35467 47906 33786 47906 30929 46225 26895 43199 23365 41182 20843 38493 18490 35467 16809 32610 15297 29416 14120 25718 14120 21348 13784 16473 15128 11094 18322 8069 20171 4035 19499 2018 16977 1 14456 673 11094 3530 9245 11599 4371 19331 2522 26390 2858 32442 3194 37820 4875 42527 7396 47065 9918 50763 13279 53789 16809 54125 17145 54461 17650 54797 17986 61857 8909 76145 1 104215 5379 Z N">
              <draw:equation draw:name="f0" draw:formula="logwidth"/>
              <draw:equation draw:name="f1" draw:formula="logheight"/>
            </draw:enhanced-geometry>
          </draw:custom-shape>
        </draw:g>
        <draw:g draw:name="Google Shape;1842;p 2">
          <draw:custom-shape draw:name="Google Shape;1843;p 2" draw:style-name="gr232" draw:text-style-name="P18" draw:layer="layout" svg:width="0.883cm" svg:height="0.965cm" svg:x="24.255cm" svg:y="0.801cm">
            <text:p/>
            <draw:enhanced-geometry draw:mirror-horizontal="false" draw:mirror-vertical="false" svg:viewBox="0 0 0 0" drawooo:sub-view-size="61555 67181" draw:text-areas="0 0 ?f0 ?f1" draw:type="ooxml-non-primitive" draw:enhanced-path="M 1 0 L 1 67181 16532 67181 16532 51353 22793 43685 40943 67181 61554 67181 33486 30530 58389 0 37355 0 16532 25254 16532 0 Z N">
              <draw:equation draw:name="f0" draw:formula="logwidth"/>
              <draw:equation draw:name="f1" draw:formula="logheight"/>
            </draw:enhanced-geometry>
          </draw:custom-shape>
          <draw:custom-shape draw:name="Google Shape;1844;p 2" draw:style-name="gr233" draw:text-style-name="P18" draw:layer="layout" svg:width="0.916cm" svg:height="0.965cm" svg:x="26.184cm" svg:y="0.801cm">
            <text:p/>
            <draw:enhanced-geometry draw:mirror-horizontal="false" draw:mirror-vertical="false" svg:viewBox="0 0 0 0" drawooo:sub-view-size="63806 67181" draw:text-areas="0 0 ?f0 ?f1" draw:type="ooxml-non-primitive" draw:enhanced-path="M 28913 15476 C 32219 15476 35315 16250 38128 17868 40942 19556 43193 21737 44811 24481 46500 27294 47344 30319 47344 33696 47344 37002 46500 40027 44811 42771 43193 45514 40942 47695 38128 49313 35315 50931 32219 51705 28913 51705 L 16462 51705 16462 15476 Z M 0 0 L 0 67181 28913 67181 C 35315 67181 41153 65704 46500 62749 51846 59865 56067 55925 59162 50860 62258 45796 63805 40097 63805 33837 63805 27576 62258 21878 59092 16672 55997 11537 51705 7457 46429 4502 L 46429 4432 C 41083 1477 35244 0 28913 0 Z N">
              <draw:equation draw:name="f0" draw:formula="logwidth"/>
              <draw:equation draw:name="f1" draw:formula="logheight"/>
            </draw:enhanced-geometry>
          </draw:custom-shape>
          <draw:custom-shape draw:name="Google Shape;1845;p 2" draw:style-name="gr233" draw:text-style-name="P18" draw:layer="layout" svg:width="0.916cm" svg:height="0.965cm" svg:x="25.139cm" svg:y="0.801cm">
            <text:p/>
            <draw:enhanced-geometry draw:mirror-horizontal="false" draw:mirror-vertical="false" svg:viewBox="0 0 0 0" drawooo:sub-view-size="63806 67181" draw:text-areas="0 0 ?f0 ?f1" draw:type="ooxml-non-primitive" draw:enhanced-path="M 33908 0 C 27576 0 22089 1477 16884 4502 11678 7527 7598 11607 4573 16742 1548 21878 0 27505 0 33555 0 39675 1548 45233 4573 50438 7598 55574 11678 59654 16884 62608 22089 65633 27717 67181 33908 67181 40028 67181 46007 65493 51424 62257 56771 59021 60921 54659 63805 49313 L 49665 41645 C 48188 44600 46078 46921 43194 48609 40380 50368 37284 51212 33908 51212 30531 51212 27647 50438 24903 48820 22230 47273 20049 45162 18431 42419 16743 39746 15969 36791 15969 33555 15969 30319 16743 27365 18431 24692 20049 22018 22230 19838 24903 18220 27647 16602 30601 15828 33908 15828 37144 15828 40239 16672 43053 18360 45796 20049 47977 22300 49525 24973 L 63594 17587 C 60780 12240 56630 7949 51354 4784 46007 1618 40169 0 33908 0 Z N">
              <draw:equation draw:name="f0" draw:formula="logwidth"/>
              <draw:equation draw:name="f1" draw:formula="logheight"/>
            </draw:enhanced-geometry>
          </draw:custom-shape>
          <draw:custom-shape draw:name="Google Shape;1846;p 2" draw:style-name="gr234" draw:text-style-name="P18" draw:layer="layout" svg:width="0.998cm" svg:height="0.965cm" svg:x="23.031cm" svg:y="0.801cm">
            <text:p/>
            <draw:enhanced-geometry draw:mirror-horizontal="false" draw:mirror-vertical="false" svg:viewBox="0 0 0 0" drawooo:sub-view-size="69504 67181" draw:text-areas="0 0 ?f0 ?f1" draw:type="ooxml-non-primitive" draw:enhanced-path="M 34787 0 C 34101 0 33416 141 32782 422 L 8653 11959 C 7387 12522 6473 13718 6121 15054 L 212 40871 C 1 41504 1 42208 212 42841 212 43052 282 43193 352 43404 493 43755 634 44037 774 44318 915 44459 986 44600 1056 44740 L 9638 55363 C 9638 55222 9709 55081 9709 54941 9849 53815 9498 52830 9146 51845 8513 50157 7668 48609 7457 46780 7176 44740 7246 42630 7246 40590 7317 39464 6965 38409 6613 37354 6191 35947 5558 34540 5347 33063 5206 32359 5206 31586 5417 30882 5558 30390 5839 30038 6332 30038 6824 30038 7176 30390 7246 30812 7528 31726 7739 32711 7950 33626 8231 34892 8653 36228 9146 37424 9366 37866 9549 38076 9753 38076 9939 38076 10143 37901 10412 37565 10623 37213 10764 36791 10764 36369 10904 33837 11045 31375 11186 28842 11186 28068 11397 27224 11678 26450 11865 25953 12215 25511 12731 25511 12799 25511 12870 25519 12945 25536 13648 25606 13648 26310 13648 26802 13437 29334 13367 31797 13437 34329 13437 34892 13437 35384 13859 36088 13859 32781 14844 29827 15196 26732 15266 26310 15407 25958 15547 25606 15780 25140 16158 24867 16641 24867 16741 24867 16846 24879 16954 24903 17517 25043 17587 25606 17517 26028 17306 27787 17025 29475 16814 31163 16673 32992 16603 34821 16392 36791 16954 36439 16954 35947 17025 35595 17517 33977 18010 32359 18150 30671 18221 30179 18361 29757 18502 29334 18698 28813 19135 28412 19702 28412 19746 28412 19792 28415 19839 28420 20472 28561 20401 29194 20401 29686 20472 31867 19979 33977 19698 36158 19276 38691 19276 41293 19557 43826 19628 44107 19698 44459 19839 44740 20057 45396 20330 45699 20742 45699 20993 45699 21295 45586 21668 45373 21949 45233 22160 45022 22371 44811 23231 44029 24134 43747 25069 43747 25816 43747 26584 43927 27366 44178 27717 44318 28069 44600 28280 44951 28745 45681 28583 46224 27796 46224 27748 46224 27699 46222 27647 46218 27484 46204 27326 46197 27172 46197 24925 46197 23547 47597 22230 49243 21386 50298 20120 50720 18854 51142 17798 51494 17447 52127 17447 53182 17517 57121 17517 61131 17587 65070 L 17587 65141 17798 65422 C 17869 65493 17939 65633 18010 65704 18221 65985 18572 66196 18854 66407 19276 66688 19768 66899 20190 66970 20612 67111 20964 67181 21386 67181 L 21597 67181 32009 67040 C 32009 65070 32009 63101 32079 61131 32079 58247 32993 55433 33345 52549 33767 48680 33767 44811 33345 40942 33134 39746 32642 38902 31375 38409 30109 37917 29406 36580 28491 35595 25607 32641 23567 29053 20542 26239 20261 25958 20120 25606 20331 25184 20524 24669 21012 24331 21578 24331 21631 24331 21684 24334 21738 24340 23004 24410 23989 24973 24833 25887 25818 26872 26733 27857 27858 28701 28333 29087 28682 29285 28975 29285 29377 29285 29673 28912 30039 28139 31164 25747 31235 23214 30531 20682 29898 18079 28913 15476 29054 12662 29124 11044 29476 10060 30320 10060 31727 10130 31587 11466 31727 12311 32290 15124 32782 17938 33838 20612 33965 20929 33977 21476 34392 21476 34437 21476 34486 21469 34541 21456 35034 21385 34822 20823 34822 20400 34541 17094 34189 13788 34822 10482 34963 9919 34963 9286 35385 8793 35663 8515 35985 8237 36386 8237 36492 8237 36604 8257 36722 8301 37285 8442 37496 8864 37496 9356 37496 10622 37566 11889 37496 13155 37355 15547 37777 17868 37988 20260 38058 20612 37988 21104 38410 21104 38762 21104 38973 20682 39043 20330 39676 17798 40591 15406 40943 12803 41013 12170 41154 11466 41435 10904 41667 10497 41948 10234 42395 10234 42489 10234 42591 10246 42701 10271 43334 10341 43686 10693 43686 11326 43686 11678 43686 11959 43686 12240 43053 15406 42772 18642 41787 21737 41787 21878 41716 22018 41716 22159 41646 22511 41505 23003 41857 23144 41937 23184 42011 23201 42082 23201 42385 23201 42614 22880 42842 22652 44108 21104 45304 19556 46148 17727 46289 17376 46500 17094 46781 16813 47049 16545 47358 16318 47738 16318 47857 16318 47984 16340 48118 16391 48751 16672 48540 17235 48470 17727 48329 18571 48048 19345 47555 20049 44882 23707 43968 27857 43968 32359 43968 33696 43686 34962 43053 36158 42490 37354 42490 38550 42561 39816 42772 44037 43616 48117 44108 52338 44741 57262 44952 62186 44530 67111 L 48611 67111 C 48892 67040 49103 67040 49314 66970 49455 66899 49595 66829 49806 66829 49947 66759 50017 66688 50158 66618 50299 66548 50510 66477 50651 66337 51073 66126 51424 65774 51776 65422 L 51987 64930 C 52409 59794 51846 54730 51635 49594 51495 46921 48962 43755 45586 43685 45445 43685 45294 43692 45144 43692 44619 43692 44108 43607 44108 42841 44108 41997 44671 41504 45515 41364 45849 41319 46183 41296 46515 41296 47232 41296 47937 41405 48611 41645 49077 41816 49498 41898 49866 41898 51163 41898 51792 40882 51354 39183 50721 36791 50299 34399 50088 31937 50088 31304 49947 30671 50158 29968 50299 29334 50580 28842 51354 28842 52198 28912 52128 29616 52198 30108 52550 32148 53042 34188 54027 36228 54520 35455 54590 34751 54660 34048 54731 32500 55223 31023 55434 29475 55434 29194 55575 28912 55716 28701 55954 28283 56244 27967 56670 27967 56746 27967 56826 27977 56911 27998 57545 28139 57756 28631 57685 29194 57545 30671 57404 32148 57334 33555 57263 34470 57193 35314 57334 36228 57896 34540 58529 32922 59092 31304 59339 30564 59423 29553 60295 29553 60417 29553 60555 29573 60710 29616 61836 29968 61203 31023 61062 31726 60710 33696 60147 35666 59725 37635 59585 38057 59374 38620 59936 38902 60044 38955 60141 38978 60230 38978 60607 38978 60834 38566 61062 38339 62188 37073 63313 35736 64439 34470 64708 34201 64977 33767 65372 33767 65493 33767 65626 33808 65775 33907 66338 34259 66197 34892 65916 35455 65494 36510 64861 37424 64157 38268 63032 39464 62258 40871 61976 42560 61836 43685 61554 44740 61062 45725 59725 48469 59655 51353 60147 54307 60147 54518 60147 54730 60218 54870 L 68448 44670 C 68730 44318 69011 43826 69152 43404 69222 43193 69293 42982 69363 42841 69504 42138 69504 41504 69363 40871 L 69433 40871 63454 15054 C 63102 13718 62188 12522 60921 11959 L 36792 422 C 36159 141 35473 0 34787 0 Z N">
              <draw:equation draw:name="f0" draw:formula="logwidth"/>
              <draw:equation draw:name="f1" draw:formula="logheight"/>
            </draw:enhanced-geometry>
          </draw:custom-shape>
          <draw:custom-shape draw:name="Google Shape;1847;p 2" draw:style-name="gr235" draw:text-style-name="P19" draw:layer="layout" svg:width="0.143cm" svg:height="0.144cm" svg:x="23.049cm" svg:y="1.959cm">
            <text:p/>
            <draw:enhanced-geometry draw:mirror-horizontal="false" draw:mirror-vertical="false" svg:viewBox="0 0 0 0" drawooo:sub-view-size="10061 10131" draw:text-areas="0 0 ?f0 ?f1" draw:type="ooxml-non-primitive" draw:enhanced-path="M 5769 1 C 2603 1 1 2322 1 5066 1 7809 2603 10131 5769 10131 7317 10131 9005 9497 10060 8513 L 10060 4503 5347 4503 5347 6050 7809 6050 7809 7598 C 7246 7950 6472 8231 5769 8231 3870 8231 2322 6754 2322 5066 2322 3377 3940 1900 5769 1900 6754 1900 7739 2322 8372 3026 L 10060 1689 C 9005 634 7317 1 5769 1 Z N">
              <draw:equation draw:name="f0" draw:formula="logwidth"/>
              <draw:equation draw:name="f1" draw:formula="logheight"/>
            </draw:enhanced-geometry>
          </draw:custom-shape>
          <draw:custom-shape draw:name="Google Shape;1848;p 2" draw:style-name="gr235" draw:text-style-name="P19" draw:layer="layout" svg:width="0.111cm" svg:height="0.144cm" svg:x="23.225cm" svg:y="1.959cm">
            <text:p/>
            <draw:enhanced-geometry draw:mirror-horizontal="false" draw:mirror-vertical="false" svg:viewBox="0 0 0 0" drawooo:sub-view-size="7809 10131" draw:text-areas="0 0 ?f0 ?f1" draw:type="ooxml-non-primitive" draw:enhanced-path="M 4080 2041 C 5065 2041 5769 2533 5769 3448 5769 4292 5065 4855 4080 4855 L 2040 4855 2040 2041 Z M 0 1 L 0 10131 2040 10131 2040 6824 3236 6824 5417 10131 7738 10131 5487 6684 C 6894 6191 7809 4995 7809 3448 7809 1408 6332 1 4291 1 Z N">
              <draw:equation draw:name="f0" draw:formula="logwidth"/>
              <draw:equation draw:name="f1" draw:formula="logheight"/>
            </draw:enhanced-geometry>
          </draw:custom-shape>
          <draw:custom-shape draw:name="Google Shape;1849;p 2" draw:style-name="gr235" draw:text-style-name="P19" draw:layer="layout" svg:width="0.16cm" svg:height="0.144cm" svg:x="23.354cm" svg:y="1.959cm">
            <text:p/>
            <draw:enhanced-geometry draw:mirror-horizontal="false" draw:mirror-vertical="false" svg:viewBox="0 0 0 0" drawooo:sub-view-size="11186 10131" draw:text-areas="0 0 ?f0 ?f1" draw:type="ooxml-non-primitive" draw:enhanced-path="M 5628 1900 C 7387 1900 8864 3377 8864 5066 8864 6754 7387 8231 5628 8231 3869 8231 2322 6754 2322 5066 2322 3377 3869 1900 5628 1900 Z M 5628 1 C 2603 1 0 2322 0 5066 0 7809 2603 10131 5628 10131 8653 10131 11186 7809 11186 5066 11186 2322 8653 1 5628 1 Z N">
              <draw:equation draw:name="f0" draw:formula="logwidth"/>
              <draw:equation draw:name="f1" draw:formula="logheight"/>
            </draw:enhanced-geometry>
          </draw:custom-shape>
          <draw:custom-shape draw:name="Google Shape;1850;p 2" draw:style-name="gr235" draw:text-style-name="P19" draw:layer="layout" svg:width="0.207cm" svg:height="0.144cm" svg:x="23.532cm" svg:y="1.959cm">
            <text:p/>
            <draw:enhanced-geometry draw:mirror-horizontal="false" draw:mirror-vertical="false" svg:viewBox="0 0 0 0" drawooo:sub-view-size="14492 10131" draw:text-areas="0 0 ?f0 ?f1" draw:type="ooxml-non-primitive" draw:enhanced-path="M 0 1 L 2885 10131 4925 10131 7246 3166 9497 10131 11608 10131 14492 1 12241 1 10482 6754 8372 1 6121 1 3940 6754 2181 1 Z N">
              <draw:equation draw:name="f0" draw:formula="logwidth"/>
              <draw:equation draw:name="f1" draw:formula="logheight"/>
            </draw:enhanced-geometry>
          </draw:custom-shape>
          <draw:custom-shape draw:name="Google Shape;1851;p 2" draw:style-name="gr235" draw:text-style-name="P19" draw:layer="layout" svg:width="0.031cm" svg:height="0.144cm" svg:x="23.772cm" svg:y="1.959cm">
            <text:p/>
            <draw:enhanced-geometry draw:mirror-horizontal="false" draw:mirror-vertical="false" svg:viewBox="0 0 0 0" drawooo:sub-view-size="2252 10131" draw:text-areas="0 0 ?f0 ?f1" draw:type="ooxml-non-primitive" draw:enhanced-path="M 0 1 L 0 10131 2251 10131 2251 1 Z N">
              <draw:equation draw:name="f0" draw:formula="logwidth"/>
              <draw:equation draw:name="f1" draw:formula="logheight"/>
            </draw:enhanced-geometry>
          </draw:custom-shape>
          <draw:custom-shape draw:name="Google Shape;1852;p 2" draw:style-name="gr235" draw:text-style-name="P19" draw:layer="layout" svg:width="0.128cm" svg:height="0.144cm" svg:x="23.836cm" svg:y="1.959cm">
            <text:p/>
            <draw:enhanced-geometry draw:mirror-horizontal="false" draw:mirror-vertical="false" svg:viewBox="0 0 0 0" drawooo:sub-view-size="9006 10131" draw:text-areas="0 0 ?f0 ?f1" draw:type="ooxml-non-primitive" draw:enhanced-path="M 1 1 L 1 10131 2111 10131 2111 3588 6895 10131 9005 10131 9005 1 6895 1 6895 6543 2111 1 Z N">
              <draw:equation draw:name="f0" draw:formula="logwidth"/>
              <draw:equation draw:name="f1" draw:formula="logheight"/>
            </draw:enhanced-geometry>
          </draw:custom-shape>
          <draw:custom-shape draw:name="Google Shape;1853;p 2" draw:style-name="gr235" draw:text-style-name="P19" draw:layer="layout" svg:width="0.127cm" svg:height="0.144cm" svg:x="23.998cm" svg:y="1.959cm">
            <text:p/>
            <draw:enhanced-geometry draw:mirror-horizontal="false" draw:mirror-vertical="false" svg:viewBox="0 0 0 0" drawooo:sub-view-size="8935 10131" draw:text-areas="0 0 ?f0 ?f1" draw:type="ooxml-non-primitive" draw:enhanced-path="M 5065 1 C 2322 1 1 2322 1 5066 1 7809 2322 10131 5065 10131 6472 10131 7950 9497 8935 8513 L 8935 4503 4714 4503 4714 6050 6895 6050 6895 7598 C 6402 7950 5699 8231 5065 8231 3448 8231 2041 6754 2041 5066 2041 3377 3448 1900 5065 1900 5980 1900 6895 2322 7457 3026 L 8935 1689 C 7950 634 6472 1 5065 1 Z N">
              <draw:equation draw:name="f0" draw:formula="logwidth"/>
              <draw:equation draw:name="f1" draw:formula="logheight"/>
            </draw:enhanced-geometry>
          </draw:custom-shape>
          <draw:custom-shape draw:name="Google Shape;1854;p 2" draw:style-name="gr235" draw:text-style-name="P19" draw:layer="layout" svg:width="0.128cm" svg:height="0.144cm" svg:x="24.206cm" svg:y="1.959cm">
            <text:p/>
            <draw:enhanced-geometry draw:mirror-horizontal="false" draw:mirror-vertical="false" svg:viewBox="0 0 0 0" drawooo:sub-view-size="9005 10131" draw:text-areas="0 0 ?f0 ?f1" draw:type="ooxml-non-primitive" draw:enhanced-path="M 5206 1 C 2392 1 0 2322 0 5066 0 7809 2392 10131 5206 10131 6683 10131 8020 9497 9004 8513 L 7457 7106 C 6894 7739 6120 8231 5206 8231 3588 8231 2181 6754 2181 5066 2181 3377 3588 1900 5206 1900 6120 1900 6894 2392 7457 3026 L 9004 1689 C 8020 634 6683 1 5206 1 Z N">
              <draw:equation draw:name="f0" draw:formula="logwidth"/>
              <draw:equation draw:name="f1" draw:formula="logheight"/>
            </draw:enhanced-geometry>
          </draw:custom-shape>
          <draw:custom-shape draw:name="Google Shape;1855;p 2" draw:style-name="gr235" draw:text-style-name="P19" draw:layer="layout" svg:width="0.096cm" svg:height="0.144cm" svg:x="24.366cm" svg:y="1.959cm">
            <text:p/>
            <draw:enhanced-geometry draw:mirror-horizontal="false" draw:mirror-vertical="false" svg:viewBox="0 0 0 0" drawooo:sub-view-size="6754 10131" draw:text-areas="0 0 ?f0 ?f1" draw:type="ooxml-non-primitive" draw:enhanced-path="M 0 1 L 0 10131 6754 10131 6754 8161 2040 8161 2040 1 Z N">
              <draw:equation draw:name="f0" draw:formula="logwidth"/>
              <draw:equation draw:name="f1" draw:formula="logheight"/>
            </draw:enhanced-geometry>
          </draw:custom-shape>
          <draw:custom-shape draw:name="Google Shape;1856;p 2" draw:style-name="gr235" draw:text-style-name="P19" draw:layer="layout" svg:width="0.159cm" svg:height="0.144cm" svg:x="24.48cm" svg:y="1.959cm">
            <text:p/>
            <draw:enhanced-geometry draw:mirror-horizontal="false" draw:mirror-vertical="false" svg:viewBox="0 0 0 0" drawooo:sub-view-size="11186 10131" draw:text-areas="0 0 ?f0 ?f1" draw:type="ooxml-non-primitive" draw:enhanced-path="M 5558 1900 C 7387 1900 8864 3377 8864 5066 8864 6754 7387 8231 5558 8231 3799 8231 2322 6754 2322 5066 2322 3377 3799 1900 5558 1900 Z M 5628 1 C 2603 1 0 2322 0 5066 0 7809 2603 10131 5628 10131 8653 10131 11185 7809 11185 5066 11185 2322 8653 1 5628 1 Z N">
              <draw:equation draw:name="f0" draw:formula="logwidth"/>
              <draw:equation draw:name="f1" draw:formula="logheight"/>
            </draw:enhanced-geometry>
          </draw:custom-shape>
          <draw:custom-shape draw:name="Google Shape;1857;p 2" draw:style-name="gr235" draw:text-style-name="P19" draw:layer="layout" svg:width="0.127cm" svg:height="0.144cm" svg:x="24.657cm" svg:y="1.959cm">
            <text:p/>
            <draw:enhanced-geometry draw:mirror-horizontal="false" draw:mirror-vertical="false" svg:viewBox="0 0 0 0" drawooo:sub-view-size="8935 10131" draw:text-areas="0 0 ?f0 ?f1" draw:type="ooxml-non-primitive" draw:enhanced-path="M 1 1 L 1 5628 C 1 8231 1830 10131 4433 10131 7106 10131 8935 8231 8935 5628 L 8935 1 6824 1 6824 5558 C 6824 7106 5840 8161 4503 8161 3096 8161 2111 7106 2111 5558 L 2111 1 Z N">
              <draw:equation draw:name="f0" draw:formula="logwidth"/>
              <draw:equation draw:name="f1" draw:formula="logheight"/>
            </draw:enhanced-geometry>
          </draw:custom-shape>
          <draw:custom-shape draw:name="Google Shape;1858;p 2" draw:style-name="gr235" draw:text-style-name="P19" draw:layer="layout" svg:width="0.143cm" svg:height="0.144cm" svg:x="24.817cm" svg:y="1.959cm">
            <text:p/>
            <draw:enhanced-geometry draw:mirror-horizontal="false" draw:mirror-vertical="false" svg:viewBox="0 0 0 0" drawooo:sub-view-size="10060 10131" draw:text-areas="0 0 ?f0 ?f1" draw:type="ooxml-non-primitive" draw:enhanced-path="M 4151 1970 C 6191 1970 7668 3237 7668 5066 7668 6824 6191 8161 4151 8161 L 2321 8161 2321 1970 Z M 0 1 L 0 10131 3869 10131 C 7527 10131 10060 8020 10060 5066 10060 2111 7527 1 3869 1 Z N">
              <draw:equation draw:name="f0" draw:formula="logwidth"/>
              <draw:equation draw:name="f1" draw:formula="logheight"/>
            </draw:enhanced-geometry>
          </draw:custom-shape>
          <draw:custom-shape draw:name="Google Shape;1859;p 2" draw:style-name="gr235" draw:text-style-name="P19" draw:layer="layout" svg:width="0.127cm" svg:height="0.144cm" svg:x="25.043cm" svg:y="1.959cm">
            <text:p/>
            <draw:enhanced-geometry draw:mirror-horizontal="false" draw:mirror-vertical="false" svg:viewBox="0 0 0 0" drawooo:sub-view-size="8935 10131" draw:text-areas="0 0 ?f0 ?f1" draw:type="ooxml-non-primitive" draw:enhanced-path="M 0 1 L 0 10131 2111 10131 2111 3588 6824 10131 8935 10131 8935 1 6824 1 6824 6543 2111 1 Z N">
              <draw:equation draw:name="f0" draw:formula="logwidth"/>
              <draw:equation draw:name="f1" draw:formula="logheight"/>
            </draw:enhanced-geometry>
          </draw:custom-shape>
          <draw:custom-shape draw:name="Google Shape;1860;p 2" draw:style-name="gr235" draw:text-style-name="P19" draw:layer="layout" svg:width="0.143cm" svg:height="0.144cm" svg:x="25.204cm" svg:y="1.959cm">
            <text:p/>
            <draw:enhanced-geometry draw:mirror-horizontal="false" draw:mirror-vertical="false" svg:viewBox="0 0 0 0" drawooo:sub-view-size="10061 10131" draw:text-areas="0 0 ?f0 ?f1" draw:type="ooxml-non-primitive" draw:enhanced-path="M 4995 3026 L 6402 6684 3588 6684 4995 3026 Z M 3870 1 L 1 10131 2252 10131 2955 8372 7106 8372 7739 10131 10060 10131 6191 1 Z N">
              <draw:equation draw:name="f0" draw:formula="logwidth"/>
              <draw:equation draw:name="f1" draw:formula="logheight"/>
            </draw:enhanced-geometry>
          </draw:custom-shape>
          <draw:custom-shape draw:name="Google Shape;1861;p 2" draw:style-name="gr235" draw:text-style-name="P19" draw:layer="layout" svg:width="0.111cm" svg:height="0.144cm" svg:x="25.364cm" svg:y="1.959cm">
            <text:p/>
            <draw:enhanced-geometry draw:mirror-horizontal="false" draw:mirror-vertical="false" svg:viewBox="0 0 0 0" drawooo:sub-view-size="7810 10131" draw:text-areas="0 0 ?f0 ?f1" draw:type="ooxml-non-primitive" draw:enhanced-path="M 1 1 L 1 1970 2885 1970 2885 10131 4925 10131 4925 1970 7809 1970 7809 1 Z N">
              <draw:equation draw:name="f0" draw:formula="logwidth"/>
              <draw:equation draw:name="f1" draw:formula="logheight"/>
            </draw:enhanced-geometry>
          </draw:custom-shape>
          <draw:custom-shape draw:name="Google Shape;1862;p 2" draw:style-name="gr235" draw:text-style-name="P19" draw:layer="layout" svg:width="0.031cm" svg:height="0.144cm" svg:x="25.509cm" svg:y="1.959cm">
            <text:p/>
            <draw:enhanced-geometry draw:mirror-horizontal="false" draw:mirror-vertical="false" svg:viewBox="0 0 0 0" drawooo:sub-view-size="2252 10131" draw:text-areas="0 0 ?f0 ?f1" draw:type="ooxml-non-primitive" draw:enhanced-path="M 0 1 L 0 10131 2252 10131 2252 1 Z N">
              <draw:equation draw:name="f0" draw:formula="logwidth"/>
              <draw:equation draw:name="f1" draw:formula="logheight"/>
            </draw:enhanced-geometry>
          </draw:custom-shape>
          <draw:custom-shape draw:name="Google Shape;1863;p 2" draw:style-name="gr235" draw:text-style-name="P19" draw:layer="layout" svg:width="0.16cm" svg:height="0.144cm" svg:x="25.558cm" svg:y="1.959cm">
            <text:p/>
            <draw:enhanced-geometry draw:mirror-horizontal="false" draw:mirror-vertical="false" svg:viewBox="0 0 0 0" drawooo:sub-view-size="11186 10131" draw:text-areas="0 0 ?f0 ?f1" draw:type="ooxml-non-primitive" draw:enhanced-path="M 0 1 L 4291 10131 6824 10131 11185 1 8582 1 5558 7106 2533 1 Z N">
              <draw:equation draw:name="f0" draw:formula="logwidth"/>
              <draw:equation draw:name="f1" draw:formula="logheight"/>
            </draw:enhanced-geometry>
          </draw:custom-shape>
          <draw:custom-shape draw:name="Google Shape;1864;p 2" draw:style-name="gr235" draw:text-style-name="P19" draw:layer="layout" svg:width="0.111cm" svg:height="0.144cm" svg:x="25.734cm" svg:y="1.959cm">
            <text:p/>
            <draw:enhanced-geometry draw:mirror-horizontal="false" draw:mirror-vertical="false" svg:viewBox="0 0 0 0" drawooo:sub-view-size="7810 10131" draw:text-areas="0 0 ?f0 ?f1" draw:type="ooxml-non-primitive" draw:enhanced-path="M 1 1 L 1 10131 7809 10131 7809 8161 2182 8161 2182 5910 7317 5910 7317 4010 2182 4010 2182 1970 7809 1970 7809 1 Z N">
              <draw:equation draw:name="f0" draw:formula="logwidth"/>
              <draw:equation draw:name="f1" draw:formula="logheight"/>
            </draw:enhanced-geometry>
          </draw:custom-shape>
          <draw:custom-shape draw:name="Google Shape;1865;p 2" draw:style-name="gr235" draw:text-style-name="P19" draw:layer="layout" svg:width="0.111cm" svg:height="0.144cm" svg:x="25.927cm" svg:y="1.959cm">
            <text:p/>
            <draw:enhanced-geometry draw:mirror-horizontal="false" draw:mirror-vertical="false" svg:viewBox="0 0 0 0" drawooo:sub-view-size="7809 10131" draw:text-areas="0 0 ?f0 ?f1" draw:type="ooxml-non-primitive" draw:enhanced-path="M 0 1 L 0 1970 2884 1970 2884 10131 4854 10131 4854 1970 7809 1970 7809 1 Z N">
              <draw:equation draw:name="f0" draw:formula="logwidth"/>
              <draw:equation draw:name="f1" draw:formula="logheight"/>
            </draw:enhanced-geometry>
          </draw:custom-shape>
          <draw:custom-shape draw:name="Google Shape;1866;p 2" draw:style-name="gr235" draw:text-style-name="P19" draw:layer="layout" svg:width="0.16cm" svg:height="0.144cm" svg:x="26.056cm" svg:y="1.959cm">
            <text:p/>
            <draw:enhanced-geometry draw:mirror-horizontal="false" draw:mirror-vertical="false" svg:viewBox="0 0 0 0" drawooo:sub-view-size="11186 10131" draw:text-areas="0 0 ?f0 ?f1" draw:type="ooxml-non-primitive" draw:enhanced-path="M 5628 1900 C 7387 1900 8864 3377 8864 5066 8864 6754 7387 8231 5628 8231 3799 8231 2322 6754 2322 5066 2322 3377 3869 1900 5628 1900 Z M 5628 1 C 2603 1 0 2322 0 5066 0 7809 2603 10131 5628 10131 8653 10131 11185 7809 11185 5066 11185 2322 8653 1 5628 1 Z N">
              <draw:equation draw:name="f0" draw:formula="logwidth"/>
              <draw:equation draw:name="f1" draw:formula="logheight"/>
            </draw:enhanced-geometry>
          </draw:custom-shape>
          <draw:custom-shape draw:name="Google Shape;1867;p 2" draw:style-name="gr235" draw:text-style-name="P19" draw:layer="layout" svg:width="0.127cm" svg:height="0.144cm" svg:x="26.232cm" svg:y="1.959cm">
            <text:p/>
            <draw:enhanced-geometry draw:mirror-horizontal="false" draw:mirror-vertical="false" svg:viewBox="0 0 0 0" drawooo:sub-view-size="8936 10131" draw:text-areas="0 0 ?f0 ?f1" draw:type="ooxml-non-primitive" draw:enhanced-path="M 5136 1 C 2322 1 1 2322 1 5066 1 7809 2322 10131 5136 10131 6543 10131 8021 9497 8935 8513 L 8935 4503 4785 4503 4714 4433 4714 6050 6965 6050 6965 7598 C 6403 7950 5769 8231 5136 8231 3448 8231 2111 6754 2111 5066 2111 3377 3448 1900 5136 1900 5980 1900 6895 2322 7458 3026 L 8935 1689 C 8021 634 6543 1 5136 1 Z N">
              <draw:equation draw:name="f0" draw:formula="logwidth"/>
              <draw:equation draw:name="f1" draw:formula="logheight"/>
            </draw:enhanced-geometry>
          </draw:custom-shape>
          <draw:custom-shape draw:name="Google Shape;1868;p 2" draw:style-name="gr235" draw:text-style-name="P19" draw:layer="layout" svg:width="0.112cm" svg:height="0.144cm" svg:x="26.393cm" svg:y="1.959cm">
            <text:p/>
            <draw:enhanced-geometry draw:mirror-horizontal="false" draw:mirror-vertical="false" svg:viewBox="0 0 0 0" drawooo:sub-view-size="7809 10131" draw:text-areas="0 0 ?f0 ?f1" draw:type="ooxml-non-primitive" draw:enhanced-path="M 0 1 L 0 10131 7809 10131 7809 8161 2181 8161 2181 5910 7316 5910 7316 4010 2181 4010 2181 1970 7809 1970 7809 1 Z N">
              <draw:equation draw:name="f0" draw:formula="logwidth"/>
              <draw:equation draw:name="f1" draw:formula="logheight"/>
            </draw:enhanced-geometry>
          </draw:custom-shape>
          <draw:custom-shape draw:name="Google Shape;1869;p 2" draw:style-name="gr235" draw:text-style-name="P19" draw:layer="layout" svg:width="0.128cm" svg:height="0.144cm" svg:x="26.521cm" svg:y="1.959cm">
            <text:p/>
            <draw:enhanced-geometry draw:mirror-horizontal="false" draw:mirror-vertical="false" svg:viewBox="0 0 0 0" drawooo:sub-view-size="9005 10131" draw:text-areas="0 0 ?f0 ?f1" draw:type="ooxml-non-primitive" draw:enhanced-path="M 0 1 L 0 1970 3377 1970 3377 10131 5628 10131 5628 1970 9005 1970 9005 1 Z N">
              <draw:equation draw:name="f0" draw:formula="logwidth"/>
              <draw:equation draw:name="f1" draw:formula="logheight"/>
            </draw:enhanced-geometry>
          </draw:custom-shape>
          <draw:custom-shape draw:name="Google Shape;1870;p 2" draw:style-name="gr235" draw:text-style-name="P19" draw:layer="layout" svg:width="0.127cm" svg:height="0.144cm" svg:x="26.666cm" svg:y="1.959cm">
            <text:p/>
            <draw:enhanced-geometry draw:mirror-horizontal="false" draw:mirror-vertical="false" svg:viewBox="0 0 0 0" drawooo:sub-view-size="9006 10131" draw:text-areas="0 0 ?f0 ?f1" draw:type="ooxml-non-primitive" draw:enhanced-path="M 1 1 L 1 10131 2182 10131 2182 5910 6825 5910 6825 10131 9005 10131 9005 1 6825 1 6825 4010 2182 4010 2182 1 Z N">
              <draw:equation draw:name="f0" draw:formula="logwidth"/>
              <draw:equation draw:name="f1" draw:formula="logheight"/>
            </draw:enhanced-geometry>
          </draw:custom-shape>
          <draw:custom-shape draw:name="Google Shape;1871;p 2" draw:style-name="gr235" draw:text-style-name="P19" draw:layer="layout" svg:width="0.111cm" svg:height="0.144cm" svg:x="26.828cm" svg:y="1.959cm">
            <text:p/>
            <draw:enhanced-geometry draw:mirror-horizontal="false" draw:mirror-vertical="false" svg:viewBox="0 0 0 0" drawooo:sub-view-size="7809 10131" draw:text-areas="0 0 ?f0 ?f1" draw:type="ooxml-non-primitive" draw:enhanced-path="M 0 1 L 0 10131 7809 10131 7809 8161 2181 8161 2181 5910 7317 5910 7317 4010 2181 4010 2181 1970 7809 1970 7809 1 Z N">
              <draw:equation draw:name="f0" draw:formula="logwidth"/>
              <draw:equation draw:name="f1" draw:formula="logheight"/>
            </draw:enhanced-geometry>
          </draw:custom-shape>
          <draw:custom-shape draw:name="Google Shape;1872;p 2" draw:style-name="gr235" draw:text-style-name="P19" draw:layer="layout" svg:width="0.111cm" svg:height="0.144cm" svg:x="26.972cm" svg:y="1.959cm">
            <text:p/>
            <draw:enhanced-geometry draw:mirror-horizontal="false" draw:mirror-vertical="false" svg:viewBox="0 0 0 0" drawooo:sub-view-size="7809 10131" draw:text-areas="0 0 ?f0 ?f1" draw:type="ooxml-non-primitive" draw:enhanced-path="M 4080 2041 C 5065 2041 5769 2533 5769 3448 5769 4292 5065 4855 4080 4855 L 2040 4855 2040 2041 Z M 0 1 L 0 10131 2040 10131 2040 6824 3236 6824 5417 10131 7738 10131 5487 6684 C 6894 6191 7809 4995 7809 3448 7809 1408 6331 1 4221 1 Z N">
              <draw:equation draw:name="f0" draw:formula="logwidth"/>
              <draw:equation draw:name="f1" draw:formula="logheight"/>
            </draw:enhanced-geometry>
          </draw:custom-shape>
        </draw:g>
        <presentation:notes draw:style-name="dp2">
          <office:forms form:automatic-focus="false" form:apply-design-mode="false"/>
          <draw:page-thumbnail draw:name="Google Shape;51;p1:notes 1" draw:style-name="gr236" draw:layer="layout" svg:width="18.666cm" svg:height="11.136cm" svg:x="1.167cm" svg:y="2.227cm" draw:page-number="1" presentation:class="page"/>
          <draw:frame draw:name="Google Shape;52;p1:notes 2" presentation:style-name="pr1" draw:text-style-name="P20" draw:layer="layout" svg:width="16.799cm" svg:height="13.364cm" svg:x="2.1cm" svg:y="14.107cm" presentation:class="notes" presentation:placeholder="true" presentation:user-transformed="true">
            <draw:text-box/>
          </draw:frame>
        </presentation:notes>
      </draw:page>
      <draw:page draw:name="page2" draw:style-name="dp3" draw:master-page-name="Default" presentation:presentation-page-layout-name="AL2T19" presentation:use-footer-name="ftr1" presentation:use-date-time-name="dtd1">
        <office:forms form:automatic-focus="false" form:apply-design-mode="false"/>
        <draw:frame presentation:style-name="pr2" draw:text-style-name="P22" draw:layer="layout" svg:width="25.199cm" svg:height="2.629cm" svg:x="1.471cm" svg:y="4.356cm" presentation:class="title" presentation:user-transformed="true">
          <draw:text-box>
            <text:p text:style-name="P21"><text:span text:style-name="T7">T</text:span><text:span text:style-name="T7">h</text:span><text:span text:style-name="T7">e</text:span><text:span text:style-name="T7"> </text:span><text:span text:style-name="T7">D</text:span><text:span text:style-name="T7">a</text:span><text:span text:style-name="T7">e</text:span><text:span text:style-name="T7">m</text:span><text:span text:style-name="T7">o</text:span><text:span text:style-name="T7">n</text:span><text:span text:style-name="T7">s</text:span><text:span text:style-name="T7">e</text:span><text:span text:style-name="T7">t </text:span><text:span text:style-name="T7">i</text:span><text:span text:style-name="T7">n</text:span><text:span text:style-name="T7"> </text:span><text:span text:style-name="T7">t</text:span><text:span text:style-name="T7">h</text:span><text:span text:style-name="T7">e</text:span><text:span text:style-name="T7"> </text:span><text:span text:style-name="T7">D</text:span><text:span text:style-name="T7">e</text:span><text:span text:style-name="T7">t</text:span><text:span text:style-name="T7">a</text:span><text:span text:style-name="T7">i</text:span><text:span text:style-name="T7">l</text:span><text:span text:style-name="T7">s</text:span></text:p>
          </draw:text-box>
        </draw:frame>
        <draw:frame presentation:style-name="pr3" draw:text-style-name="P24" draw:layer="layout" svg:width="6.855cm" svg:height="5.08cm" svg:x="18.545cm" svg:y="8.89cm" presentation:class="subtitle" presentation:user-transformed="true">
          <draw:text-box>
            <text:p text:style-name="P23"><text:span text:style-name="T8">C</text:span><text:span text:style-name="T8">h</text:span><text:span text:style-name="T8">r</text:span><text:span text:style-name="T8">i</text:span><text:span text:style-name="T8">s</text:span><text:span text:style-name="T8">t</text:span><text:span text:style-name="T8">o</text:span><text:span text:style-name="T8">p</text:span><text:span text:style-name="T8">h</text:span><text:span text:style-name="T8">e</text:span><text:span text:style-name="T8">r </text:span><text:span text:style-name="T8">O</text:span><text:span text:style-name="T8">l</text:span><text:span text:style-name="T8">s</text:span><text:span text:style-name="T8">e</text:span><text:span text:style-name="T8">n</text:span><text:span text:style-name="T8"><text:line-break/></text:span><text:span text:style-name="T9">K</text:span><text:span text:style-name="T9">C</text:span><text:span text:style-name="T9">D </text:span><text:span text:style-name="T9">R</text:span><text:span text:style-name="T9">O</text:span><text:span text:style-name="T9">M</text:span><text:span text:style-name="T9">A</text:span><text:span text:style-name="T9">N</text:span><text:span text:style-name="T9">I</text:span><text:span text:style-name="T9">A </text:span><text:span text:style-name="T9">2</text:span><text:span text:style-name="T9">0</text:span><text:span text:style-name="T9">2</text:span><text:span text:style-name="T9">4</text:span></text:p>
          </draw:text-box>
        </draw:frame>
        <draw:frame draw:style-name="gr237" draw:text-style-name="P25" draw:layer="layout" svg:width="17.145cm" svg:height="0.962cm" svg:x="10.16cm" svg:y="6.658cm">
          <draw:text-box>
            <text:p><text:span text:style-name="T10">P</text:span><text:span text:style-name="T10">it</text:span><text:span text:style-name="T10">f</text:span><text:span text:style-name="T10">a</text:span><text:span text:style-name="T10">ll</text:span><text:span text:style-name="T10">s </text:span><text:span text:style-name="T10">o</text:span><text:span text:style-name="T10">f </text:span><text:span text:style-name="T10">O</text:span><text:span text:style-name="T10">p</text:span><text:span text:style-name="T10">e</text:span><text:span text:style-name="T10">n</text:span><text:span text:style-name="T10">T</text:span><text:span text:style-name="T10">e</text:span><text:span text:style-name="T10">l</text:span><text:span text:style-name="T10">e</text:span><text:span text:style-name="T10">m</text:span><text:span text:style-name="T10">e</text:span><text:span text:style-name="T10">t</text:span><text:span text:style-name="T10">r</text:span><text:span text:style-name="T10">y </text:span><text:span text:style-name="T10">C</text:span><text:span text:style-name="T10">o</text:span><text:span text:style-name="T10">ll</text:span><text:span text:style-name="T10">e</text:span><text:span text:style-name="T10">c</text:span><text:span text:style-name="T10">t</text:span><text:span text:style-name="T10">o</text:span><text:span text:style-name="T10">r </text:span><text:span text:style-name="T10">D</text:span><text:span text:style-name="T10">e</text:span><text:span text:style-name="T10">p</text:span><text:span text:style-name="T10">l</text:span><text:span text:style-name="T10">o</text:span><text:span text:style-name="T10">y</text:span><text:span text:style-name="T10">m</text:span><text:span text:style-name="T10">e</text:span><text:span text:style-name="T10">n</text:span><text:span text:style-name="T10">t</text:span><text:span text:style-name="T10">s</text:span></text:p>
          </draw:text-box>
        </draw:frame>
        <presentation:notes draw:style-name="dp4">
          <office:forms form:automatic-focus="false" form:apply-design-mode="false"/>
          <draw:page-thumbnail draw:style-name="gr236" draw:layer="layout" svg:width="19.798cm" svg:height="11.136cm" svg:x="0.6cm" svg:y="2.257cm" draw:page-number="2" presentation:class="page"/>
          <draw:frame presentation:style-name="pr4" draw:text-style-name="P27" draw:layer="layout" svg:width="16.799cm" svg:height="13.364cm" svg:x="2.1cm" svg:y="14.107cm" presentation:class="notes">
            <draw:text-box>
              <text:p text:style-name="P26">Hello and welcome to the daemonset in the details</text:p>
              <text:p text:style-name="P26">Pitfalls of opentelemetry collector deployments<text:line-break/><text:line-break/>My name is Chris and I’m a SRE at Adobe</text:p>
            </draw:text-box>
          </draw:frame>
        </presentation:notes>
      </draw:page>
      <draw:page draw:name="page3" draw:style-name="dp5" draw:master-page-name="Default" presentation:presentation-page-layout-name="AL3T1" presentation:use-footer-name="ftr1" presentation:use-date-time-name="dtd1">
        <office:forms form:automatic-focus="false" form:apply-design-mode="false"/>
        <draw:frame presentation:style-name="pr5" draw:text-style-name="P28" draw:layer="layout" svg:width="25.199cm" svg:height="2.629cm" svg:x="1.4cm" svg:y="0.628cm" presentation:class="title" presentation:user-transformed="true">
          <draw:text-box>
            <text:p><text:span text:style-name="T11">THE SCENE</text:span></text:p>
          </draw:text-box>
        </draw:frame>
        <draw:frame presentation:style-name="pr6" draw:text-style-name="P26" draw:layer="layout" svg:width="25.199cm" svg:height="9.134cm" svg:x="1.4cm" svg:y="3.685cm" presentation:class="outline" presentation:user-transformed="true">
          <draw:text-box>
            <text:list text:style-name="L4">
              <text:list-item>
                <text:p xml:id="id1" text:id="id1">Hundreds of K8S Clusters</text:p>
              </text:list-item>
              <text:list-item>
                <text:p xml:id="id2" text:id="id2">ArgoCD &amp; Helm</text:p>
              </text:list-item>
              <text:list-item>
                <text:p xml:id="id3" text:id="id3">OpenTelemetry Collectors</text:p>
              </text:list-item>
              <text:list-item>
                <text:p xml:id="id4" text:id="id4">You are the OpenTelemetry Operato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4">
          <office:forms form:automatic-focus="false" form:apply-design-mode="false"/>
          <draw:page-thumbnail draw:style-name="gr236" draw:layer="layout" svg:width="19.798cm" svg:height="11.136cm" svg:x="0.6cm" svg:y="2.257cm" draw:page-number="3" presentation:class="page"/>
          <draw:frame presentation:style-name="pr4" draw:text-style-name="P27" draw:layer="layout" svg:width="16.799cm" svg:height="13.364cm" svg:x="2.1cm" svg:y="14.107cm" presentation:class="notes" presentation:user-transformed="true">
            <draw:text-box>
              <text:p>Your company has hundreds of K8s clusters, deployed with ArgoCD using Helm charts. You are responsible for deploying Otel collectors on all clusters. You use the Otel Operator. You ARE the Otel Operator.<text:line-break/></text:p>
              <text:p/>
              <text:p>The repository is at the bottom left of the screen throughout the presentation if you want to try or look at the full code locally.</text:p>
              <text:p/>
              <text:p/>
              <text:p>If you want run it you’ll need at least golang and make. The make targets are not guaranteed to work with mac.</text:p>
            </draw:text-box>
          </draw:frame>
        </presentation:notes>
      </draw:page>
      <draw:page draw:name="page4" draw:style-name="dp5" draw:master-page-name="Default" presentation:presentation-page-layout-name="AL3T1" presentation:use-footer-name="ftr1" presentation:use-date-time-name="dtd1">
        <office:forms form:automatic-focus="false" form:apply-design-mode="false"/>
        <draw:frame presentation:style-name="pr5" draw:text-style-name="P26" draw:layer="layout" svg:width="25.199cm" svg:height="2.629cm" svg:x="1.4cm" svg:y="0.628cm" presentation:class="title" presentation:user-transformed="true">
          <draw:text-box>
            <text:p>WEEK ONE</text:p>
          </draw:text-box>
        </draw:frame>
        <draw:frame presentation:style-name="pr6" draw:text-style-name="P26" draw:layer="layout" svg:width="25.199cm" svg:height="9.134cm" svg:x="1.4cm" svg:y="3.685cm" presentation:class="outline" presentation:user-transformed="true">
          <draw:text-box>
            <text:list text:style-name="L4">
              <text:list-item>
                <text:p xml:id="id5" text:id="id5">Collection Helm Chart v1</text:p>
              </text:list-item>
              <text:list-item>
                <text:p xml:id="id6" text:id="id6">Deployment with Argo</text:p>
              </text:list-item>
              <text:list-item>
                <text:p xml:id="id7" text:id="id7">Guarantees of Helm &amp; Kubernet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4">
          <draw:page-thumbnail draw:style-name="gr236" draw:layer="layout" svg:width="19.798cm" svg:height="11.136cm" svg:x="0.6cm" svg:y="2.257cm" draw:page-number="4" presentation:class="page"/>
          <draw:frame presentation:style-name="pr4" draw:text-style-name="P27" draw:layer="layout" svg:width="16.799cm" svg:height="13.364cm" svg:x="2.1cm" svg:y="14.107cm" presentation:class="notes">
            <draw:text-box>
              <text:p text:style-name="P26">Where we create our collection helm chart</text:p>
              <text:p text:style-name="P26"/>
              <text:p text:style-name="P26">We hook up to argocd and attempt our first deployment</text:p>
              <text:p text:style-name="P26"/>
              <text:p text:style-name="P26">Where we learn about the guarantees of helm and k8s</text:p>
            </draw:text-box>
          </draw:frame>
        </presentation:notes>
      </draw:page>
      <draw:page draw:name="page5" draw:style-name="dp5" draw:master-page-name="Default" presentation:presentation-page-layout-name="AL3T1" presentation:use-footer-name="ftr1" presentation:use-date-time-name="dtd1">
        <office:forms form:automatic-focus="false" form:apply-design-mode="false"/>
        <draw:frame presentation:style-name="pr5" draw:text-style-name="P26" draw:layer="layout" svg:width="25.199cm" svg:height="2.629cm" svg:x="1.4cm" svg:y="0.628cm" presentation:class="title" presentation:user-transformed="true">
          <draw:text-box>
            <text:p>WEEK ONE – The Chart</text:p>
          </draw:text-box>
        </draw:frame>
        <draw:frame draw:style-name="gr238" draw:text-style-name="P29" draw:layer="layout" svg:width="17.78cm" svg:height="9.863cm" svg:x="1.905cm" svg:y="3.175cm">
          <draw:text-box>
            <text:p><text:span text:style-name="T12"><text:s/></text:span><text:span text:style-name="T12">1 <text:s/></text:span><text:span text:style-name="T13"># chart-v1/templates/collector.yaml </text:span></text:p>
            <text:p><text:span text:style-name="T12"><text:s/></text:span><text:span text:style-name="T12">2 <text:s/></text:span><text:span text:style-name="T14">---</text:span></text:p>
            <text:p><text:span text:style-name="T12"><text:s/></text:span><text:span text:style-name="T12">3 <text:s/></text:span><text:span text:style-name="T15"><text:s/></text:span><text:span text:style-name="T14">apiVersion</text:span><text:span text:style-name="T15">: </text:span><text:span text:style-name="T16">opentelemetry.io/v1alpha1</text:span></text:p>
            <text:p><text:span text:style-name="T12"><text:s/></text:span><text:span text:style-name="T12">4 <text:s/></text:span><text:span text:style-name="T15"><text:s/></text:span><text:span text:style-name="T14">kind</text:span><text:span text:style-name="T15">: </text:span><text:span text:style-name="T16">OpenTelemetryCollector</text:span></text:p>
            <text:p><text:span text:style-name="T12"><text:s/></text:span><text:span text:style-name="T12">5 <text:s/></text:span><text:span text:style-name="T15"><text:s/></text:span><text:span text:style-name="T14">metadata</text:span><text:span text:style-name="T15">:</text:span></text:p>
            <text:p><text:span text:style-name="T12"><text:s/></text:span><text:span text:style-name="T12">6 <text:s/></text:span><text:span text:style-name="T15"><text:s text:c="3"/></text:span><text:span text:style-name="T14">name</text:span><text:span text:style-name="T15">: </text:span><text:span text:style-name="T16">collection</text:span></text:p>
            <text:p><text:span text:style-name="T12"><text:s/></text:span><text:span text:style-name="T12">7 <text:s/></text:span><text:span text:style-name="T15"><text:s text:c="3"/></text:span><text:span text:style-name="T14">namespace</text:span><text:span text:style-name="T15">: </text:span><text:span text:style-name="T17">'</text:span><text:span text:style-name="T18">{{</text:span><text:span text:style-name="T15"> </text:span><text:span text:style-name="T14">.Release.Namespace</text:span><text:span text:style-name="T15"> </text:span><text:span text:style-name="T18">}}</text:span><text:span text:style-name="T17">'</text:span></text:p>
            <text:p><text:span text:style-name="T12"><text:s/></text:span><text:span text:style-name="T12">8 <text:s/></text:span><text:span text:style-name="T15"><text:s/></text:span><text:span text:style-name="T14">spec</text:span><text:span text:style-name="T15">:</text:span></text:p>
            <text:p><text:span text:style-name="T12"><text:s/></text:span><text:span text:style-name="T12">9 <text:s/></text:span><text:span text:style-name="T15"><text:s text:c="3"/></text:span><text:span text:style-name="T14">mode</text:span><text:span text:style-name="T15">: </text:span><text:span text:style-name="T16">deployment</text:span></text:p>
            <text:p><text:span text:style-name="T12">10 <text:s/></text:span><text:span text:style-name="T15"><text:s text:c="3"/></text:span><text:span text:style-name="T14">replicas</text:span><text:span text:style-name="T15">: </text:span><text:span text:style-name="T18">{{</text:span><text:span text:style-name="T15"> </text:span><text:span text:style-name="T14">.Values.replicas</text:span><text:span text:style-name="T15"> </text:span><text:span text:style-name="T12">|</text:span><text:span text:style-name="T15"> </text:span><text:span text:style-name="T14">int</text:span><text:span text:style-name="T15"> </text:span><text:span text:style-name="T18">}}</text:span></text:p>
            <text:p><text:span text:style-name="T12">11 <text:s/></text:span><text:span text:style-name="T15"><text:s text:c="3"/></text:span><text:span text:style-name="T14">config</text:span><text:span text:style-name="T15">: </text:span><text:span text:style-name="T16">|</text:span></text:p>
            <text:p><text:span text:style-name="T12">12 <text:s/></text:span><text:span text:style-name="T15"><text:s text:c="5"/></text:span><text:span text:style-name="T14">receivers:</text:span></text:p>
            <text:p><text:span text:style-name="T12">13 <text:s/></text:span><text:span text:style-name="T15"><text:s text:c="7"/></text:span><text:span text:style-name="T14">otlp:</text:span></text:p>
            <text:p><text:span text:style-name="T12">14 <text:s/></text:span><text:span text:style-name="T15"><text:s text:c="9"/></text:span><text:span text:style-name="T14">protocols:</text:span></text:p>
            <text:p><text:span text:style-name="T12">15 <text:s/></text:span><text:span text:style-name="T15"><text:s text:c="11"/></text:span><text:span text:style-name="T14">grpc:</text:span></text:p>
            <text:p><text:span text:style-name="T12">16 <text:s/></text:span><text:span text:style-name="T15"><text:s text:c="11"/></text:span><text:span text:style-name="T14">http:</text:span></text:p>
            <text:p><text:span text:style-name="T12">17 <text:s/></text:span><text:span text:style-name="T15"><text:s text:c="5"/></text:span><text:span text:style-name="T14">processors:</text:span></text:p>
            <text:p><text:span text:style-name="T12">18 <text:s/></text:span><text:span text:style-name="T15"><text:s/></text:span></text:p>
            <text:p><text:span text:style-name="T12">19 <text:s/></text:span><text:span text:style-name="T15"><text:s text:c="5"/></text:span><text:span text:style-name="T14">exporters:</text:span></text:p>
            <text:p><text:span text:style-name="T12">20 <text:s/></text:span><text:span text:style-name="T15"><text:s text:c="7"/></text:span><text:span text:style-name="T14">debug:</text:span></text:p>
            <text:p><text:span text:style-name="T12">21 <text:s/></text:span><text:span text:style-name="T15"><text:s/></text:span></text:p>
            <text:p><text:span text:style-name="T12">22 <text:s/></text:span><text:span text:style-name="T15"><text:s text:c="5"/></text:span><text:span text:style-name="T14">service:</text:span></text:p>
            <text:p><text:span text:style-name="T12">23 <text:s/></text:span><text:span text:style-name="T15"><text:s text:c="7"/></text:span><text:span text:style-name="T14">pipelines:</text:span></text:p>
            <text:p><text:span text:style-name="T12">24 <text:s/></text:span><text:span text:style-name="T15"><text:s text:c="9"/></text:span><text:span text:style-name="T14">trace:</text:span></text:p>
            <text:p><text:span text:style-name="T12">25 <text:s/></text:span><text:span text:style-name="T15"><text:s text:c="11"/></text:span><text:span text:style-name="T14">receivers: [otlp]</text:span></text:p>
            <text:p><text:span text:style-name="T12">26 <text:s/></text:span><text:span text:style-name="T15"><text:s text:c="11"/></text:span><text:span text:style-name="T14">processors: []</text:span></text:p>
            <text:p><text:span text:style-name="T12">27 <text:s/></text:span><text:span text:style-name="T15"><text:s text:c="11"/></text:span><text:span text:style-name="T14">exporters: [debug]</text:span></text:p>
          </draw:text-box>
        </draw:frame>
        <draw:frame draw:style-name="gr239" draw:text-style-name="P30" draw:layer="layout" svg:width="10.795cm" svg:height="1.433cm" svg:x="11.43cm" svg:y="2.54cm">
          <draw:text-box>
            <text:p><text:span text:style-name="T19">1 <text:s/></text:span><text:span text:style-name="T20"># chart-v1/values.yaml</text:span></text:p>
            <text:p><text:span text:style-name="T19">2 <text:s/></text:span><text:span text:style-name="T21">---</text:span></text:p>
            <text:p><text:span text:style-name="T19">3 <text:s/></text:span><text:span text:style-name="T21">replicas</text:span><text:span text:style-name="T22">: </text:span><text:span text:style-name="T23">2</text:span></text:p>
          </draw:text-box>
        </draw:frame>
        <presentation:notes draw:style-name="dp4">
          <draw:page-thumbnail draw:style-name="gr236" draw:layer="layout" svg:width="19.798cm" svg:height="11.136cm" svg:x="0.6cm" svg:y="2.257cm" draw:page-number="5" presentation:class="page"/>
          <draw:frame presentation:style-name="pr4" draw:text-style-name="P27" draw:layer="layout" svg:width="16.799cm" svg:height="13.364cm" svg:x="2.1cm" svg:y="14.107cm" presentation:class="notes" presentation:placeholder="true">
            <draw:text-box/>
          </draw:frame>
        </presentation:notes>
      </draw:page>
      <draw:page draw:name="page6" draw:style-name="dp5" draw:master-page-name="Default" presentation:presentation-page-layout-name="AL3T1" presentation:use-footer-name="ftr1" presentation:use-date-time-name="dtd1">
        <office:forms form:automatic-focus="false" form:apply-design-mode="false"/>
        <draw:frame presentation:style-name="pr5" draw:text-style-name="P26" draw:layer="layout" svg:width="25.199cm" svg:height="2.629cm" svg:x="1.4cm" svg:y="0.628cm" presentation:class="title" presentation:user-transformed="true">
          <draw:text-box>
            <text:p>WEEK ONE – Deployment</text:p>
          </draw:text-box>
        </draw:frame>
        <draw:frame presentation:style-name="pr6" draw:text-style-name="P26" draw:layer="layout" svg:width="25.199cm" svg:height="9.134cm" svg:x="1.401cm" svg:y="3.685cm" presentation:class="outline" presentation:user-transformed="true">
          <draw:text-box>
            <text:p><text:span text:style-name="T24">...</text:span></text:p>
          </draw:text-box>
        </draw:frame>
        <presentation:notes draw:style-name="dp4">
          <draw:page-thumbnail draw:style-name="gr236" draw:layer="layout" svg:width="19.798cm" svg:height="11.136cm" svg:x="0.6cm" svg:y="2.257cm" draw:page-number="6" presentation:class="page"/>
          <draw:frame presentation:style-name="pr4" draw:text-style-name="P27" draw:layer="layout" svg:width="16.799cm" svg:height="13.364cm" svg:x="2.1cm" svg:y="14.107cm" presentation:class="notes">
            <draw:text-box>
              <text:p text:style-name="P26">Demo time fake argo</text:p>
              <text:p text:style-name="P26">Or run manifests</text:p>
              <text:p text:style-name="P26">And kubectl apply TODO make a new target for kubectl apply</text:p>
            </draw:text-box>
          </draw:frame>
        </presentation:notes>
      </draw:page>
      <draw:page draw:name="page7" draw:style-name="dp5" draw:master-page-name="Default" presentation:presentation-page-layout-name="AL3T1" presentation:use-footer-name="ftr1" presentation:use-date-time-name="dtd1">
        <office:forms form:automatic-focus="false" form:apply-design-mode="false"/>
        <draw:frame presentation:style-name="pr5" draw:text-style-name="P26" draw:layer="layout" svg:width="25.199cm" svg:height="2.629cm" svg:x="1.4cm" svg:y="0.628cm" presentation:class="title" presentation:user-transformed="true">
          <draw:text-box>
            <text:p>WEEK ONE – Validations</text:p>
          </draw:text-box>
        </draw:frame>
        <draw:frame presentation:style-name="pr6" draw:text-style-name="P26" draw:layer="layout" svg:width="25.199cm" svg:height="9.134cm" svg:x="1.401cm" svg:y="3.685cm" presentation:class="outline" presentation:user-transformed="true">
          <draw:text-box>
            <text:p xml:id="id8" text:id="id8"><text:span text:style-name="T24">Basic</text:span></text:p>
            <text:list text:style-name="L4">
              <text:list-item>
                <text:p xml:id="id9" text:id="id9"><text:span text:style-name="T25">kubeconform</text:span><text:span text:style-name="T26"> </text:span>– Core K8s APIs <text:span text:style-name="T27"><text:a xlink:href="https://github.com/yannh/kubeconform" xlink:type="simple">LINK</text:a></text:span></text:p>
              </text:list-item>
              <text:list-item>
                <text:p xml:id="id10" text:id="id10" text:style-name="P31"><text:span text:style-name="T25">kubectl-validate</text:span><text:span text:style-name="T26"> – Ex</text:span>cellent for CRDs <text:span text:style-name="T27"><text:a xlink:href="https://github.com/kubernetes-sigs/kubectl-validate" xlink:type="simple">LINK</text:a></text:span></text:p>
              </text:list-item>
            </text:list>
            <text:p xml:id="id11" text:id="id11">Deep</text:p>
            <text:list text:continue-numbering="true" text:style-name="L4">
              <text:list-item>
                <text:p xml:id="id12" text:id="id12"><text:span text:style-name="T28">terratest</text:span> – Helm Module with Go Unit Tests <text:span text:style-name="T29"><text:a xlink:href="https://github.com/gruntwork-io/terratest" xlink:type="simple">LINK</text:a></text:span></text:p>
                <text:p><text:span text:style-name="T2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4">
          <draw:page-thumbnail draw:style-name="gr236" draw:layer="layout" svg:width="19.798cm" svg:height="11.136cm" svg:x="0.6cm" svg:y="2.257cm" draw:page-number="7" presentation:class="page"/>
          <draw:frame presentation:style-name="pr7" draw:text-style-name="P27" draw:layer="layout" svg:width="16.799cm" svg:height="13.38cm" svg:x="2.1cm" svg:y="14.107cm" presentation:class="notes" presentation:user-transformed="true">
            <draw:text-box>
              <text:p text:style-name="P26">Quick point about basic validation you all should all be doing at the very least. I won’t won’t demo them but there’s examples in the repository</text:p>
              <text:p text:style-name="P26"/>
              <text:p text:style-name="P26">Kubeconform is great and kinda the standard tool</text:p>
              <text:p text:style-name="P26"/>
              <text:p text:style-name="P26">But validating CRDs is a pain and not straightforward and requires custom code or relying on tools that are no longer maintained like openapi2jsonschema</text:p>
              <text:p text:style-name="P26"/>
              <text:p text:style-name="P26">Instead for CRDs use the new kubectl-validate it works like a tool for this should</text:p>
              <text:p text:style-name="P26"/>
              <text:p text:style-name="P26">Fine but these tool do not allow for introspection</text:p>
              <text:p text:style-name="P26"/>
              <text:p text:style-name="P26">Take a leap of faith with me and lets write deep validation with golang unit-tests</text:p>
            </draw:text-box>
          </draw:frame>
        </presentation:notes>
      </draw:page>
      <draw:page draw:name="page8" draw:style-name="dp5" draw:master-page-name="Default" presentation:presentation-page-layout-name="AL3T1" presentation:use-footer-name="ftr1" presentation:use-date-time-name="dtd1">
        <office:forms form:automatic-focus="false" form:apply-design-mode="false"/>
        <draw:frame presentation:style-name="pr5" draw:text-style-name="P26" draw:layer="layout" svg:width="25.199cm" svg:height="2.629cm" svg:x="1.4cm" svg:y="0.628cm" presentation:class="title" presentation:user-transformed="true">
          <draw:text-box>
            <text:p>WEEK ONE – Enter Unit Tests</text:p>
          </draw:text-box>
        </draw:frame>
        <draw:frame presentation:style-name="pr6" draw:text-style-name="P26" draw:layer="layout" svg:width="25.199cm" svg:height="9.134cm" svg:x="1.401cm" svg:y="3.685cm" presentation:class="outline" presentation:user-transformed="true">
          <draw:text-box>
            <text:p><text:span text:style-name="T24">...</text:span></text:p>
          </draw:text-box>
        </draw:frame>
        <presentation:notes draw:style-name="dp4">
          <draw:page-thumbnail draw:style-name="gr236" draw:layer="layout" svg:width="19.798cm" svg:height="11.136cm" svg:x="0.6cm" svg:y="2.257cm" draw:page-number="8" presentation:class="page"/>
          <draw:frame presentation:style-name="pr4" draw:text-style-name="P27" draw:layer="layout" svg:width="16.799cm" svg:height="13.364cm" svg:x="2.1cm" svg:y="14.107cm" presentation:class="notes">
            <draw:text-box>
              <text:p text:style-name="P26">Describe using the terratest render</text:p>
              <text:p text:style-name="P26"/>
              <text:p text:style-name="P26">Test object</text:p>
              <text:p text:style-name="P26"/>
              <text:p text:style-name="P26">Explain unmarshaling into the otelcollector and inspection using assert/testify</text:p>
              <text:p text:style-name="P26"/>
              <text:p text:style-name="P26">Run the broken tests<text:line-break/><text:line-break/>Fix and run again</text:p>
            </draw:text-box>
          </draw:frame>
        </presentation:notes>
      </draw:page>
      <draw:page draw:name="page9" draw:style-name="dp5" draw:master-page-name="Default" presentation:presentation-page-layout-name="AL3T1" presentation:use-footer-name="ftr1" presentation:use-date-time-name="dtd1">
        <office:forms form:automatic-focus="false" form:apply-design-mode="false"/>
        <draw:frame presentation:style-name="pr5" draw:text-style-name="P26" draw:layer="layout" svg:width="25.199cm" svg:height="2.629cm" svg:x="1.4cm" svg:y="0.628cm" presentation:class="title" presentation:user-transformed="true">
          <draw:text-box>
            <text:p>WEEK TWO</text:p>
          </draw:text-box>
        </draw:frame>
        <draw:frame presentation:style-name="pr6" draw:text-style-name="P26" draw:layer="layout" svg:width="25.199cm" svg:height="9.134cm" svg:x="1.4cm" svg:y="3.685cm" presentation:class="outline" presentation:user-transformed="true">
          <draw:text-box>
            <text:list text:style-name="L4">
              <text:list-item>
                <text:p xml:id="id13" text:id="id13">OpenTelemetryCollector Configuration &amp; the Operator Guarantees</text:p>
              </text:list-item>
              <text:list-item>
                <text:p xml:id="id14" text:id="id14">The Problem of Distributions</text:p>
              </text:list-item>
              <text:list-item>
                <text:p xml:id="id15" text:id="id15">Validation &amp; Introspec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4">
          <draw:page-thumbnail draw:style-name="gr236" draw:layer="layout" svg:width="19.798cm" svg:height="11.136cm" svg:x="0.6cm" svg:y="2.257cm" draw:page-number="9" presentation:class="page"/>
          <draw:frame presentation:style-name="pr4" draw:text-style-name="P32" draw:layer="layout" svg:width="16.799cm" svg:height="13.364cm" svg:x="2.1cm" svg:y="14.107cm" presentation:class="notes">
            <draw:text-box>
              <text:p text:style-name="P26"><text:span text:style-name="T30">Where we learn about configuring the collector and what can go wrong</text:span></text:p>
              <text:p text:style-name="P26"><text:span text:style-name="T30"/></text:p>
              <text:p text:style-name="P26"><text:span text:style-name="T30">About otel collector distrobutions</text:span></text:p>
              <text:p text:style-name="P26"><text:span text:style-name="T30"/></text:p>
              <text:p text:style-name="P26"><text:span text:style-name="T30">And how we can validate and introspect collector configuration with unit-tests</text:span></text:p>
            </draw:text-box>
          </draw:frame>
        </presentation:notes>
      </draw:page>
      <draw:page draw:name="page10" draw:style-name="dp5" draw:master-page-name="Default" presentation:presentation-page-layout-name="AL3T1" presentation:use-footer-name="ftr1" presentation:use-date-time-name="dtd1">
        <office:forms form:automatic-focus="false" form:apply-design-mode="false"/>
        <draw:frame presentation:style-name="pr5" draw:text-style-name="P26" draw:layer="layout" svg:width="25.199cm" svg:height="2.629cm" svg:x="1.4cm" svg:y="0.628cm" presentation:class="title" presentation:user-transformed="true">
          <draw:text-box>
            <text:p>WEEK TWO – More Failure<text:tab/></text:p>
          </draw:text-box>
        </draw:frame>
        <draw:frame presentation:style-name="pr6" draw:text-style-name="P26" draw:layer="layout" svg:width="25.199cm" svg:height="9.134cm" svg:x="1.4cm" svg:y="3.685cm" presentation:class="outline" presentation:user-transformed="true">
          <draw:text-box>
            <text:list text:style-name="L4">
              <text:list-header>
                <text:p xml:id="id16" text:id="id16">...</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6">
          <office:forms form:automatic-focus="false" form:apply-design-mode="false"/>
          <draw:page-thumbnail draw:style-name="gr236" draw:layer="layout" svg:width="19.798cm" svg:height="11.136cm" svg:x="0.6cm" svg:y="2.257cm" draw:page-number="10" presentation:class="page"/>
          <draw:frame presentation:style-name="pr4" draw:text-style-name="P32" draw:layer="layout" svg:width="16.799cm" svg:height="13.364cm" svg:x="2.1cm" svg:y="14.107cm" presentation:class="notes">
            <draw:text-box>
              <text:p text:style-name="P26"><text:span text:style-name="T30">Where we learn about configuring the collector and what can go wrong</text:span></text:p>
              <text:p text:style-name="P26"><text:span text:style-name="T30"/></text:p>
              <text:p text:style-name="P26"><text:span text:style-name="T30">About otel collector distrobutions</text:span></text:p>
              <text:p text:style-name="P26"><text:span text:style-name="T30"/></text:p>
              <text:p text:style-name="P26"><text:span text:style-name="T30">And how we can validate and introspect collector configuration with unit-tests</text:span></text:p>
            </draw:text-box>
          </draw:frame>
        </presentation:notes>
      </draw:page>
      <draw:page draw:name="page11" draw:style-name="dp5" draw:master-page-name="Default" presentation:presentation-page-layout-name="AL3T1" presentation:use-footer-name="ftr1" presentation:use-date-time-name="dtd1">
        <office:forms form:automatic-focus="false" form:apply-design-mode="false"/>
        <draw:frame draw:style-name="gr240" draw:text-style-name="P34" draw:layer="layout" svg:width="17.145cm" svg:height="9.155cm" svg:x="10.16cm" svg:y="3.664cm">
          <draw:text-box>
            <text:p text:style-name="P33"><text:span text:style-name="T31"><text:s/></text:span><text:span text:style-name="T31">1 <text:s/></text:span><text:span text:style-name="T32">package</text:span><text:span text:style-name="T33"> main</text:span></text:p>
            <text:p text:style-name="P33"><text:span text:style-name="T31"><text:s/></text:span><text:span text:style-name="T31">2 <text:s/></text:span></text:p>
            <text:p text:style-name="P33"><text:span text:style-name="T31"><text:s/></text:span><text:span text:style-name="T31">3 <text:s/></text:span><text:span text:style-name="T34">// See https://github.com/open-telemetry/opentelemetry-collector-contrib/blob/</text:span><text:span text:style-name="T34">main/cmd/otelcontribcol/components.go</text:span></text:p>
            <text:p text:style-name="P33"><text:span text:style-name="T31"><text:s/></text:span><text:span text:style-name="T31">4 <text:s/></text:span></text:p>
            <text:p text:style-name="P33"><text:span text:style-name="T31"><text:s/></text:span><text:span text:style-name="T31">5 <text:s/></text:span><text:span text:style-name="T32">import</text:span><text:span text:style-name="T33"> (</text:span></text:p>
            <text:p text:style-name="P33"><text:span text:style-name="T31"><text:s/></text:span><text:span text:style-name="T31">6 <text:s/>...</text:span></text:p>
            <text:p text:style-name="P33"><text:span text:style-name="T31"><text:s/></text:span><text:span text:style-name="T31">7 <text:s/></text:span><text:span text:style-name="T33">)</text:span></text:p>
            <text:p text:style-name="P33"><text:span text:style-name="T31"><text:s/></text:span><text:span text:style-name="T31">8 <text:s/></text:span></text:p>
            <text:p text:style-name="P33"><text:span text:style-name="T31"><text:s/></text:span><text:span text:style-name="T31">9 <text:s/></text:span><text:span text:style-name="T35">func</text:span><text:span text:style-name="T33"> components() (otelcol.Factories, </text:span><text:span text:style-name="T36">error</text:span><text:span text:style-name="T33">) {</text:span></text:p>
            <text:p text:style-name="P33"><text:span text:style-name="T31">10 <text:s/></text:span><text:span text:style-name="T33"><text:s text:c="8"/></text:span><text:span text:style-name="T35">var</text:span><text:span text:style-name="T33"> err </text:span><text:span text:style-name="T36">error</text:span></text:p>
            <text:p text:style-name="P33"><text:span text:style-name="T31">11 <text:s/></text:span><text:span text:style-name="T33"><text:s text:c="8"/>factories </text:span><text:span text:style-name="T31">:=</text:span><text:span text:style-name="T33"> otelcol.Factories{}</text:span></text:p>
            <text:p text:style-name="P33"><text:span text:style-name="T31">12 <text:s/></text:span></text:p>
            <text:p text:style-name="P33"><text:span text:style-name="T31">13 <text:s/></text:span><text:span text:style-name="T33"><text:s text:c="8"/>factories.Extensions, err = extension.MakeFactoryMap(</text:span></text:p>
            <text:p text:style-name="P33"><text:span text:style-name="T31">14 <text:s/></text:span><text:span text:style-name="T33"><text:s text:c="16"/>zpagesextension.NewFactory(),</text:span></text:p>
            <text:p text:style-name="P33"><text:span text:style-name="T31">15 <text:s/></text:span><text:span text:style-name="T33"><text:s text:c="16"/>ballastextension.NewFactory(),</text:span></text:p>
            <text:p text:style-name="P33"><text:span text:style-name="T31">16 <text:s/></text:span><text:span text:style-name="T33"><text:s text:c="16"/>basicauthextension.NewFactory(),</text:span></text:p>
            <text:p text:style-name="P33"><text:span text:style-name="T31">17 <text:s/></text:span><text:span text:style-name="T33"><text:s text:c="16"/>bearertokenauthextension.NewFactory(),</text:span></text:p>
            <text:p text:style-name="P33"><text:span text:style-name="T31">18 <text:s/></text:span><text:span text:style-name="T33"><text:s text:c="16"/>headerssetterextension.NewFactory(),</text:span></text:p>
            <text:p text:style-name="P33"><text:span text:style-name="T31">19 <text:s/></text:span><text:span text:style-name="T33"><text:s text:c="16"/>healthcheckextension.NewFactory(),</text:span></text:p>
            <text:p text:style-name="P33"><text:span text:style-name="T31">20 <text:s/></text:span><text:span text:style-name="T33"><text:s text:c="16"/>httpforwarder.NewFactory(),</text:span></text:p>
            <text:p text:style-name="P33"><text:span text:style-name="T31">21 <text:s/></text:span><text:span text:style-name="T33"><text:s text:c="8"/>)</text:span></text:p>
            <text:p text:style-name="P33"><text:span text:style-name="T31">22 <text:s/></text:span><text:span text:style-name="T33"><text:s text:c="8"/></text:span><text:span text:style-name="T37">if</text:span><text:span text:style-name="T33"> err </text:span><text:span text:style-name="T31">!=</text:span><text:span text:style-name="T33"> </text:span><text:span text:style-name="T35">nil</text:span><text:span text:style-name="T33"> {</text:span></text:p>
            <text:p text:style-name="P33"><text:span text:style-name="T31">23 <text:s/></text:span><text:span text:style-name="T33"><text:s text:c="16"/></text:span><text:span text:style-name="T37">return</text:span><text:span text:style-name="T33"> otelcol.Factories{}, err</text:span></text:p>
            <text:p text:style-name="P33"><text:span text:style-name="T31">24 <text:s/></text:span><text:span text:style-name="T33"><text:s text:c="8"/>}</text:span></text:p>
            <text:p text:style-name="P33"><text:span text:style-name="T31">25 <text:s/></text:span></text:p>
            <text:p text:style-name="P33"><text:span text:style-name="T31">26 <text:s/></text:span><text:span text:style-name="T33"><text:s text:c="8"/>factories.Receivers, err = receiver.MakeFactoryMap(</text:span></text:p>
            <text:p text:style-name="P33"><text:span text:style-name="T31">27 <text:s/></text:span><text:span text:style-name="T33"><text:s text:c="16"/>otlpreceiver.NewFactory(),</text:span></text:p>
            <text:p text:style-name="P33"><text:span text:style-name="T31">28 <text:s/></text:span></text:p>
          </draw:text-box>
        </draw:frame>
        <draw:frame presentation:style-name="pr5" draw:text-style-name="P26" draw:layer="layout" svg:width="25.199cm" svg:height="2.629cm" svg:x="1.4cm" svg:y="0.628cm" presentation:class="title" presentation:user-transformed="true">
          <draw:text-box>
            <text:p>WEEK TWO - <text:span text:style-name="T38">Distributions</text:span></text:p>
          </draw:text-box>
        </draw:frame>
        <draw:frame presentation:style-name="pr6" draw:text-style-name="P26" draw:layer="layout" svg:width="25.199cm" svg:height="9.134cm" svg:x="1.401cm" svg:y="3.685cm" presentation:class="outline" presentation:user-transformed="true">
          <draw:text-box>
            <text:list text:style-name="L4">
              <text:list-item>
                <text:p xml:id="id17" text:id="id17">The Collector is<text:line-break/>Composable</text:p>
              </text:list-item>
              <text:list-item>
                <text:p xml:id="id18" text:id="id18">Various Distros:<text:line-break/>aws, splunk,<text:line-break/>contrib…</text:p>
              </text:list-item>
              <text:list-item>
                <text:p xml:id="id19" text:id="id19">Not compatibl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6">
          <office:forms form:automatic-focus="false" form:apply-design-mode="false"/>
          <draw:page-thumbnail draw:style-name="gr236" draw:layer="layout" svg:width="19.798cm" svg:height="11.136cm" svg:x="0.6cm" svg:y="2.257cm" draw:page-number="11" presentation:class="page"/>
          <draw:frame presentation:style-name="pr4" draw:text-style-name="P32" draw:layer="layout" svg:width="16.799cm" svg:height="13.364cm" svg:x="2.1cm" svg:y="14.107cm" presentation:class="notes" presentation:placeholder="true">
            <draw:text-box/>
          </draw:frame>
        </presentation:notes>
      </draw:page>
      <draw:page draw:name="page12" draw:style-name="dp5" draw:master-page-name="Default" presentation:presentation-page-layout-name="AL3T1" presentation:use-footer-name="ftr1" presentation:use-date-time-name="dtd1">
        <office:forms form:automatic-focus="false" form:apply-design-mode="false"/>
        <draw:frame presentation:style-name="pr5" draw:text-style-name="P26" draw:layer="layout" svg:width="25.199cm" svg:height="2.629cm" svg:x="1.4cm" svg:y="0.628cm" presentation:class="title" presentation:user-transformed="true">
          <draw:text-box>
            <text:p>WEEK TWO – <text:span text:style-name="T38">Leg Work</text:span></text:p>
          </draw:text-box>
        </draw:frame>
        <draw:frame presentation:style-name="pr6" draw:text-style-name="P26" draw:layer="layout" svg:width="25.199cm" svg:height="9.134cm" svg:x="1.401cm" svg:y="3.685cm" presentation:class="outline" presentation:user-transformed="true">
          <draw:text-box>
            <text:list text:style-name="L4">
              <text:list-item>
                <text:p xml:id="id20" text:id="id20">Components</text:p>
              </text:list-item>
              <text:list-item>
                <text:p xml:id="id21" text:id="id21">TestConfigProvider – In-Memory Configuration Provider</text:p>
              </text:list-item>
              <text:list-item>
                <text:p xml:id="id22" text:id="id22">TestCollector</text:p>
              </text:list-item>
            </text:list>
            <text:p xml:id="id23" text:id="id2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4">
          <office:forms form:automatic-focus="false" form:apply-design-mode="false"/>
          <draw:page-thumbnail draw:style-name="gr236" draw:layer="layout" svg:width="19.798cm" svg:height="11.136cm" svg:x="0.6cm" svg:y="2.257cm" draw:page-number="12" presentation:class="page"/>
          <draw:frame presentation:style-name="pr4" draw:text-style-name="P27" draw:layer="layout" svg:width="16.799cm" svg:height="13.364cm" svg:x="2.1cm" svg:y="14.107cm" presentation:class="notes">
            <draw:text-box>
              <text:p text:style-name="P26"/>
              <text:p text:style-name="P26">As an aside a basic validation you can do is the otel collector itself. It has a validation sub-command. Much of this code is stolen from it.</text:p>
            </draw:text-box>
          </draw:frame>
        </presentation:notes>
      </draw:page>
      <draw:page draw:name="page13" draw:style-name="dp5" draw:master-page-name="Default" presentation:presentation-page-layout-name="AL3T1" presentation:use-footer-name="ftr1" presentation:use-date-time-name="dtd1">
        <office:forms form:automatic-focus="false" form:apply-design-mode="false"/>
        <draw:frame presentation:style-name="pr5" draw:text-style-name="P26" draw:layer="layout" svg:width="25.199cm" svg:height="2.629cm" svg:x="1.4cm" svg:y="0.628cm" presentation:class="title" presentation:user-transformed="true">
          <draw:text-box>
            <text:p>WEEK THREE</text:p>
          </draw:text-box>
        </draw:frame>
        <draw:frame presentation:style-name="pr6" draw:text-style-name="P26" draw:layer="layout" svg:width="25.199cm" svg:height="9.134cm" svg:x="1.4cm" svg:y="3.685cm" presentation:class="outline" presentation:user-transformed="true">
          <draw:text-box>
            <text:list text:style-name="L4">
              <text:list-item>
                <text:p xml:id="id24" text:id="id24">The Business Comes to Call</text:p>
              </text:list-item>
              <text:list-item>
                <text:p xml:id="id25" text:id="id25">Open Telemetry Transformation Language (OTTL)</text:p>
              </text:list-item>
              <text:list-item>
                <text:p xml:id="id26" text:id="id26">Dreams of Promotion</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seq>
        </anim:par>
        <presentation:notes draw:style-name="dp4">
          <draw:page-thumbnail draw:style-name="gr236" draw:layer="layout" svg:width="19.798cm" svg:height="11.136cm" svg:x="0.6cm" svg:y="2.257cm" draw:page-number="13" presentation:class="page"/>
          <draw:frame presentation:style-name="pr4" draw:text-style-name="P27" draw:layer="layout" svg:width="16.799cm" svg:height="13.364cm" svg:x="2.1cm" svg:y="14.107cm" presentation:class="notes" presentation:placeholder="true">
            <draw:text-box/>
          </draw:frame>
        </presentation:notes>
      </draw:page>
      <draw:page draw:name="page14" draw:style-name="dp5" draw:master-page-name="Default" presentation:presentation-page-layout-name="AL3T1" presentation:use-footer-name="ftr1" presentation:use-date-time-name="dtd1">
        <office:forms form:automatic-focus="false" form:apply-design-mode="false"/>
        <draw:frame presentation:style-name="pr5" draw:text-style-name="P26" draw:layer="layout" svg:width="25.199cm" svg:height="2.629cm" svg:x="1.4cm" svg:y="0.628cm" presentation:class="title" presentation:user-transformed="true">
          <draw:text-box>
            <text:p>WEEK THREE – OTTL in Practice</text:p>
          </draw:text-box>
        </draw:frame>
        <draw:frame draw:style-name="gr241" draw:text-style-name="P36" draw:layer="layout" svg:width="20.38cm" svg:height="10.289cm" svg:x="1.845cm" svg:y="3.046cm">
          <draw:text-box>
            <text:p text:style-name="P35"><text:span text:style-name="T39"><text:s/></text:span><text:span text:style-name="T39">1 <text:s/></text:span><text:span text:style-name="T40">receivers</text:span><text:span text:style-name="T41">:</text:span></text:p>
            <text:p text:style-name="P35"><text:span text:style-name="T39"><text:s/></text:span><text:span text:style-name="T39">2 <text:s/></text:span><text:span text:style-name="T40">...</text:span></text:p>
            <text:p text:style-name="P35"><text:span text:style-name="T39"><text:s/></text:span><text:span text:style-name="T39">3 <text:s/></text:span><text:span text:style-name="T40">processors</text:span><text:span text:style-name="T41">:</text:span></text:p>
            <text:p text:style-name="P35"><text:span text:style-name="T39"><text:s/></text:span><text:span text:style-name="T39">4 <text:s/></text:span><text:span text:style-name="T41"><text:s text:c="2"/></text:span><text:span text:style-name="T40">transform</text:span><text:span text:style-name="T41">:</text:span></text:p>
            <text:p text:style-name="P35"><text:span text:style-name="T39"><text:s/></text:span><text:span text:style-name="T39">5 <text:s/></text:span><text:span text:style-name="T41"><text:s text:c="4"/></text:span><text:span text:style-name="T40">trace_statements</text:span><text:span text:style-name="T41">:</text:span></text:p>
            <text:p text:style-name="P35"><text:span text:style-name="T39"><text:s/></text:span><text:span text:style-name="T39">6 <text:s/></text:span><text:span text:style-name="T41"><text:s text:c="6"/></text:span><text:span text:style-name="T42">-</text:span><text:span text:style-name="T41"> </text:span><text:span text:style-name="T40">context</text:span><text:span text:style-name="T41">: </text:span><text:span text:style-name="T42">span</text:span></text:p>
            <text:p text:style-name="P35"><text:span text:style-name="T39"><text:s/></text:span><text:span text:style-name="T39">7 <text:s/></text:span><text:span text:style-name="T41"><text:s text:c="8"/></text:span><text:span text:style-name="T40">statements</text:span><text:span text:style-name="T41">:</text:span></text:p>
            <text:p text:style-name="P35"><text:span text:style-name="T39"><text:s/></text:span><text:span text:style-name="T39">8 <text:s/></text:span><text:span text:style-name="T41"><text:s text:c="10"/></text:span><text:span text:style-name="T42">-</text:span><text:span text:style-name="T41"> </text:span><text:span text:style-name="T42">replace_pattern(attributes["http.url"], "/(pvd|provider-godzilla|login|restart)/(.*)\\?.*", "/$1/$2")</text:span></text:p>
            <text:p text:style-name="P35"><text:span text:style-name="T39"><text:s/></text:span><text:span text:style-name="T39">9 <text:s/></text:span><text:span text:style-name="T41"><text:s text:c="10"/></text:span><text:span text:style-name="T42">-</text:span><text:span text:style-name="T41"> </text:span><text:span text:style-name="T42">set(status.code, 1) where attributes["http.path"] == "/health"</text:span></text:p>
            <text:p text:style-name="P35"><text:span text:style-name="T39">10 <text:s/></text:span><text:span text:style-name="T41"><text:s text:c="9"/></text:span><text:span text:style-name="T42">-</text:span><text:span text:style-name="T41"> </text:span><text:span text:style-name="T42">set(name, attributes["http.route"])</text:span></text:p>
            <text:p text:style-name="P35"><text:span text:style-name="T39">11 <text:s/></text:span><text:span text:style-name="T41"><text:s text:c="9"/></text:span><text:span text:style-name="T42">-</text:span><text:span text:style-name="T41"> </text:span><text:span text:style-name="T42">replace_match(attributes["http.target"], "/user/*/list/*", "/user/{userId}/list/{listId}")</text:span></text:p>
            <text:p text:style-name="P35"><text:span text:style-name="T39">12 <text:s/></text:span><text:span text:style-name="T41"><text:s text:c="9"/></text:span><text:span text:style-name="T42">-</text:span><text:span text:style-name="T41"> </text:span><text:span text:style-name="T42">limit(attributes, 100, [])</text:span></text:p>
            <text:p text:style-name="P35"><text:span text:style-name="T39">13 <text:s/></text:span><text:span text:style-name="T41"><text:s text:c="9"/></text:span><text:span text:style-name="T42">-</text:span><text:span text:style-name="T41"> </text:span><text:span text:style-name="T42">truncate_all(attributes, 4096)</text:span></text:p>
            <text:p text:style-name="P35"><text:span text:style-name="T39">14 <text:s/></text:span><text:span text:style-name="T40">exporters</text:span><text:span text:style-name="T41">:</text:span></text:p>
            <text:p text:style-name="P35"><text:span text:style-name="T39">15 <text:s/></text:span><text:span text:style-name="T41"><text:s text:c="2"/></text:span><text:span text:style-name="T40">debug</text:span><text:span text:style-name="T41">:</text:span></text:p>
            <text:p text:style-name="P35"><text:span text:style-name="T39">16 <text:s/></text:span><text:span text:style-name="T40">service</text:span><text:span text:style-name="T41">:</text:span></text:p>
            <text:p text:style-name="P35"><text:span text:style-name="T39">17 <text:s/></text:span><text:span text:style-name="T41"><text:s text:c="2"/></text:span><text:span text:style-name="T40">pipelines</text:span><text:span text:style-name="T41">:</text:span></text:p>
            <text:p text:style-name="P35"><text:span text:style-name="T39">18 <text:s/></text:span><text:span text:style-name="T41"><text:s text:c="4"/></text:span><text:span text:style-name="T40">traces</text:span><text:span text:style-name="T41">:</text:span></text:p>
            <text:p text:style-name="P35"><text:span text:style-name="T39">19 <text:s/></text:span><text:span text:style-name="T40">...</text:span></text:p>
            <text:p text:style-name="P35"><text:span text:style-name="T39">20 <text:s/></text:span></text:p>
          </draw:text-box>
        </draw:frame>
        <presentation:notes draw:style-name="dp4">
          <draw:page-thumbnail draw:style-name="gr236" draw:layer="layout" svg:width="19.798cm" svg:height="11.136cm" svg:x="0.6cm" svg:y="2.257cm" draw:page-number="14" presentation:class="page"/>
          <draw:frame presentation:style-name="pr4" draw:text-style-name="P27" draw:layer="layout" svg:width="16.799cm" svg:height="13.364cm" svg:x="2.1cm" svg:y="14.107cm" presentation:class="notes" presentation:placeholder="true">
            <draw:text-box/>
          </draw:frame>
        </presentation:notes>
      </draw:page>
      <draw:page draw:name="page15" draw:style-name="dp5" draw:master-page-name="Default" presentation:presentation-page-layout-name="AL3T1" presentation:use-footer-name="ftr1" presentation:use-date-time-name="dtd1">
        <office:forms form:automatic-focus="false" form:apply-design-mode="false"/>
        <draw:frame presentation:style-name="pr5" draw:text-style-name="P26" draw:layer="layout" svg:width="25.199cm" svg:height="2.629cm" svg:x="1.4cm" svg:y="0.628cm" presentation:class="title" presentation:user-transformed="true">
          <draw:text-box>
            <text:p>WEEK THREE – Did you test it?</text:p>
          </draw:text-box>
        </draw:frame>
        <draw:frame presentation:style-name="pr6" draw:text-style-name="P26" draw:layer="layout" svg:width="25.199cm" svg:height="9.134cm" svg:x="1.4cm" svg:y="3.685cm" presentation:class="outline" presentation:user-transformed="true">
          <draw:text-box>
            <text:list text:style-name="L4">
              <text:list-item>
                <text:p xml:id="id27" text:id="id27">How?</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seq>
        </anim:par>
        <presentation:notes draw:style-name="dp6">
          <office:forms form:automatic-focus="false" form:apply-design-mode="false"/>
          <draw:page-thumbnail draw:style-name="gr236" draw:layer="layout" svg:width="19.798cm" svg:height="11.136cm" svg:x="0.6cm" svg:y="2.257cm" draw:page-number="15" presentation:class="page"/>
          <draw:frame presentation:style-name="pr4" draw:text-style-name="P32" draw:layer="layout" svg:width="16.799cm" svg:height="13.364cm" svg:x="2.1cm" svg:y="14.107cm" presentation:class="notes" presentation:placeholder="true">
            <draw:text-box/>
          </draw:frame>
        </presentation:notes>
      </draw:page>
      <draw:page draw:name="page16" draw:style-name="dp5" draw:master-page-name="Default" presentation:presentation-page-layout-name="AL3T1" presentation:use-footer-name="ftr1" presentation:use-date-time-name="dtd1">
        <office:forms form:automatic-focus="false" form:apply-design-mode="false"/>
        <draw:frame presentation:style-name="pr5" draw:text-style-name="P26" draw:layer="layout" svg:width="25.199cm" svg:height="2.629cm" svg:x="1.4cm" svg:y="0.628cm" presentation:class="title" presentation:user-transformed="true">
          <draw:text-box>
            <text:p>WEEK THREE – The Point of no Return</text:p>
          </draw:text-box>
        </draw:frame>
        <draw:frame presentation:style-name="pr6" draw:text-style-name="P26" draw:layer="layout" svg:width="25.199cm" svg:height="9.134cm" svg:x="1.4cm" svg:y="3.685cm" presentation:class="outline" presentation:user-transformed="true">
          <draw:text-box>
            <text:list text:style-name="L4">
              <text:list-item>
                <text:p xml:id="id28" text:id="id28">You build a DSL</text:p>
              </text:list-item>
            </text:list>
            <text:p xml:id="id29" text:id="id29">...</text:p>
            <text:list text:continue-numbering="true" text:style-name="L4">
              <text:list-header>
                <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6">
          <office:forms form:automatic-focus="false" form:apply-design-mode="false"/>
          <draw:page-thumbnail draw:style-name="gr236" draw:layer="layout" svg:width="19.798cm" svg:height="11.136cm" svg:x="0.6cm" svg:y="2.257cm" draw:page-number="16" presentation:class="page"/>
          <draw:frame presentation:style-name="pr4" draw:text-style-name="P32" draw:layer="layout" svg:width="16.799cm" svg:height="13.364cm" svg:x="2.1cm" svg:y="14.107cm" presentation:class="notes" presentation:placeholder="true">
            <draw:text-box/>
          </draw:frame>
        </presentation:notes>
      </draw:page>
      <draw:page draw:name="page17" draw:style-name="dp5" draw:master-page-name="Default" presentation:presentation-page-layout-name="AL3T1" presentation:use-footer-name="ftr1" presentation:use-date-time-name="dtd1">
        <office:forms form:automatic-focus="false" form:apply-design-mode="false"/>
        <draw:frame presentation:style-name="pr5" draw:text-style-name="P26" draw:layer="layout" svg:width="25.199cm" svg:height="2.629cm" svg:x="1.4cm" svg:y="0.628cm" presentation:class="title" presentation:user-transformed="true">
          <draw:text-box>
            <text:p>CONCLUSIONS</text:p>
          </draw:text-box>
        </draw:frame>
        <draw:frame presentation:style-name="pr6" draw:text-style-name="P26" draw:layer="layout" svg:width="25.199cm" svg:height="9.134cm" svg:x="1.4cm" svg:y="3.685cm" presentation:class="outline" presentation:user-transformed="true">
          <draw:text-box>
            <text:list text:style-name="L4">
              <text:list-item>
                <text:p xml:id="id30" text:id="id30">Know the Language of the Technology you already support</text:p>
              </text:list-item>
              <text:list-item>
                <text:p xml:id="id31" text:id="id31">Know the Limitations of your Tools</text:p>
              </text:list-item>
              <text:list-item>
                <text:p xml:id="id32" text:id="id32">OpenTelemetry Engineering makes this possible</text:p>
              </text:list-item>
              <text:list-item>
                <text:p xml:id="id33" text:id="id33">Deep testing is not intuitive or easy <text:line-break/>– How can OpenTelemetry improve this? Can it? </text:p>
              </text:list-item>
              <text:list-item>
                <text:p xml:id="id34" text:id="id34">Teach them to Fish</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seq>
        </anim:par>
        <presentation:notes draw:style-name="dp4">
          <draw:page-thumbnail draw:style-name="gr236" draw:layer="layout" svg:width="19.798cm" svg:height="11.136cm" svg:x="0.6cm" svg:y="2.257cm" draw:page-number="17" presentation:class="page"/>
          <draw:frame presentation:style-name="pr4" draw:text-style-name="P27" draw:layer="layout" svg:width="16.799cm" svg:height="13.364cm" svg:x="2.1cm" svg:y="14.107cm" presentation:class="notes" presentation:placeholder="true">
            <draw:text-box/>
          </draw:frame>
        </presentation:notes>
      </draw:page>
      <draw:page draw:name="page18" draw:style-name="dp5" draw:master-page-name="Default" presentation:presentation-page-layout-name="AL3T1" presentation:use-footer-name="ftr1" presentation:use-date-time-name="dtd1">
        <office:forms form:automatic-focus="false" form:apply-design-mode="false"/>
        <presentation:notes draw:style-name="dp4">
          <draw:page-thumbnail draw:style-name="gr236" draw:layer="layout" svg:width="19.798cm" svg:height="11.136cm" svg:x="0.6cm" svg:y="2.257cm" draw:page-number="18" presentation:class="page"/>
          <draw:frame presentation:style-name="pr4" draw:text-style-name="P27" draw:layer="layout" svg:width="16.799cm" svg:height="13.364cm" svg:x="2.1cm" svg:y="14.107cm" presentation:class="notes" presentation:placeholder="true">
            <draw:text-box/>
          </draw:frame>
        </presentation:notes>
      </draw:page>
      <draw:page draw:name="page19" draw:style-name="dp5" draw:master-page-name="Default" presentation:presentation-page-layout-name="AL3T1" presentation:use-footer-name="ftr1" presentation:use-date-time-name="dtd1">
        <office:forms form:automatic-focus="false" form:apply-design-mode="false"/>
        <draw:frame presentation:style-name="pr5" draw:text-style-name="P28" draw:layer="layout" svg:width="25.199cm" svg:height="2.629cm" svg:x="1.4cm" svg:y="0.628cm" presentation:class="title" presentation:user-transformed="true">
          <draw:text-box>
            <text:p><text:span text:style-name="T11">PREAMBLE</text:span></text:p>
          </draw:text-box>
        </draw:frame>
        <draw:frame presentation:style-name="pr6" draw:text-style-name="P26" draw:layer="layout" svg:width="25.199cm" svg:height="9.134cm" svg:x="1.4cm" svg:y="3.685cm" presentation:class="outline" presentation:user-transformed="true">
          <draw:text-box>
            <text:list text:style-name="L4">
              <text:list-item>
                <text:p xml:id="id35" text:id="id35">Testing</text:p>
              </text:list-item>
              <text:list-item>
                <text:p xml:id="id36" text:id="id36">Know the language</text:p>
              </text:list-item>
              <text:list-item>
                <text:p xml:id="id37" text:id="id37">Tool Guarantees</text:p>
              </text:list-item>
              <text:list-item>
                <text:p xml:id="id38" text:id="id38">Validation – Simple vs Deep</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seq>
        </anim:par>
        <presentation:notes draw:style-name="dp4">
          <draw:page-thumbnail draw:style-name="gr236" draw:layer="layout" svg:width="19.798cm" svg:height="11.136cm" svg:x="0.6cm" svg:y="2.257cm" draw:page-number="19" presentation:class="page"/>
          <draw:frame presentation:style-name="pr4" draw:text-style-name="P32" draw:layer="layout" svg:width="16.799cm" svg:height="13.364cm" svg:x="2.1cm" svg:y="14.107cm" presentation:class="notes">
            <draw:text-box>
              <text:p text:style-name="P26"><text:span text:style-name="T30">This talk is about Unit-Testing. </text:span></text:p>
              <text:p text:style-name="P26"><text:span text:style-name="T30"/></text:p>
              <text:p text:style-name="P26"><text:span text:style-name="T30">It's specific to Helm, K8S and Otel but it should have lessons for anyone doing </text:span><text:span text:style-name="T30">SRE. </text:span></text:p>
              <text:p text:style-name="P26"><text:span text:style-name="T30"/></text:p>
              <text:p text:style-name="P26"><text:span text:style-name="T30">It is a lesson of why you must learn the language of the technology you are </text:span><text:span text:style-name="T30">using to be able to do your job effectively.</text:span></text:p>
              <text:p text:style-name="P26"><text:span text:style-name="T30"/></text:p>
              <text:p text:style-name="P26"><text:span text:style-name="T30">Our tools only guarantee so much, we cannot over trust them</text:span></text:p>
              <text:p text:style-name="P26"><text:span text:style-name="T30"/></text:p>
              <text:p text:style-name="P26"><text:span text:style-name="T30"/></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mily-generic="system" style:font-pitch="variable"/>
    <style:font-face style:name="FreeMono" svg:font-family="FreeMono" style:font-family-generic="modern" style:font-pitch="variable"/>
    <style:font-face style:name="FreeMono1" svg:font-family="Free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pitch="variable"/>
    <style:font-face style:name="Liberation Serif1" svg:font-family="'Liberation Serif'" style:font-family-generic="swiss" style:font-pitch="variable"/>
    <style:font-face style:name="Liberation Serif2"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Roboto" svg:font-family="Roboto" style:font-pitch="variable"/>
    <style:font-face style:name="Roboto Medium" svg:font-family="'Roboto Medium'"/>
    <style:font-face style:name="Roboto Medium1" svg:font-family="'Roboto Medium'" style:font-pitch="variable"/>
    <style:font-face style:name="Roboto1" svg:font-family="Roboto"/>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IMG_5f_20240423_5f_114556_5f_062" draw:display-name="IMG_20240423_114556_062" xlink:href="Pictures/1000000000000280000002809B632B2F02C27F4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2"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fo:min-height="8.884cm">
        <text:list-style style:name="Default-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24pt" style:language-asian="zh" style:country-asian="CN" style:font-style-asian="normal" style:font-weight-asian="normal" style:font-name-complex="Lohit Devanagari" style:font-family-complex="'Lohit Devanagari'"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Default-outline2" style:family="presentation" style:parent-style-name="Default-outline1">
      <style:paragraph-properties fo:margin-top="0.4cm" fo:margin-bottom="0cm"/>
      <style:text-properties fo:font-size="24pt" style:font-size-asian="24pt" style:font-size-complex="24pt"/>
    </style:style>
    <style:style style:name="Default-outline3" style:family="presentation" style:parent-style-name="Default-outline2">
      <style:paragraph-properties fo:margin-top="0.3cm" fo:margin-bottom="0cm"/>
      <style:text-properties fo:font-size="22pt" style:font-size-asian="22pt" style:font-size-complex="22pt"/>
    </style:style>
    <style:style style:name="Default-outline4" style:family="presentation" style:parent-style-name="Default-outline3">
      <style:paragraph-properties fo:margin-top="0.2cm" fo:margin-bottom="0cm"/>
      <style:text-properties fo:font-size="18pt" style:font-size-asian="18pt" style:font-size-complex="18pt"/>
    </style:style>
    <style:style style:name="Default-outline5" style:family="presentation" style:parent-style-name="Default-outline4">
      <style:paragraph-properties fo:margin-top="0.1cm" fo:margin-bottom="0cm"/>
      <style:text-properties fo:font-size="16pt" style:font-size-asian="16pt" style:font-size-complex="16pt"/>
    </style:style>
    <style:style style:name="Default-outline6" style:family="presentation" style:parent-style-name="Default-outline5">
      <style:paragraph-properties fo:margin-top="0.1cm" fo:margin-bottom="0cm"/>
      <style:text-properties fo:font-size="14pt" style:font-size-asian="14pt" style:font-size-complex="14pt"/>
    </style:style>
    <style:style style:name="Default-outline7" style:family="presentation" style:parent-style-name="Default-outline6">
      <style:paragraph-properties fo:margin-top="0.1cm" fo:margin-bottom="0cm"/>
      <style:text-properties fo:font-size="12pt" style:font-size-asian="12pt" style:font-size-complex="12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666666" loext:opacity="1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28pt" style:font-style-asian="normal" style:font-weight-asian="bold" style:font-name-complex="Lohit Devanagari" style:font-family-complex="'Lohit Devanagari'"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BLANK-background" style:family="presentation">
      <style:graphic-properties draw:stroke="none" draw:fill="solid" draw:fill-color="#e6ebee"/>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5.3999996185303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1cm" fo:margin-bottom="0cm" fo:text-indent="0cm"/>
      <style:text-properties fo:font-size="22.1000003814697pt" style:font-size-asian="20pt" style:font-size-complex="20pt"/>
    </style:style>
    <style:style style:name="BLANK-outline6" style:family="presentation" style:parent-style-name="BLANK-outline5">
      <style:paragraph-properties fo:margin-left="0cm" fo:margin-right="0cm" fo:margin-top="0.11cm" fo:margin-bottom="0cm" fo:text-indent="0cm"/>
      <style:text-properties fo:font-size="22.1000003814697pt" style:font-size-asian="20pt" style:font-size-complex="20pt"/>
    </style:style>
    <style:style style:name="BLANK-outline7" style:family="presentation" style:parent-style-name="BLANK-outline6">
      <style:paragraph-properties fo:margin-left="0cm" fo:margin-right="0cm" fo:margin-top="0.11cm" fo:margin-bottom="0cm" fo:text-indent="0cm"/>
      <style:text-properties fo:font-size="22.1000003814697pt" style:font-size-asian="20pt" style:font-size-complex="20pt"/>
    </style:style>
    <style:style style:name="BLANK-outline8" style:family="presentation" style:parent-style-name="BLANK-outline7">
      <style:paragraph-properties fo:margin-left="0cm" fo:margin-right="0cm" fo:margin-top="0.11cm" fo:margin-bottom="0cm" fo:text-indent="0cm"/>
      <style:text-properties fo:font-size="22.1000003814697pt" style:font-size-asian="20pt" style:font-size-complex="20pt"/>
    </style:style>
    <style:style style:name="BLANK-outline9" style:family="presentation" style:parent-style-name="BLANK-outline8">
      <style:paragraph-properties fo:margin-left="0cm" fo:margin-right="0cm" fo:margin-top="0.11cm" fo:margin-bottom="0cm" fo:text-indent="0cm"/>
      <style:text-properties fo:font-size="22.1000003814697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e6ebe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9.135cm"/>
      <style:paragraph-properties style:writing-mode="lr-tb"/>
    </style:style>
    <style:style style:name="Mpr3" style:family="presentation" style:parent-style-name="Default-backgroundobjects">
      <style:graphic-properties draw:stroke="none" draw:fill="none" draw:fill-color="#ffffff"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LANK-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7" style:family="presentation" style:parent-style-name="BLANK-backgroundobjects">
      <style:graphic-properties draw:stroke="none" draw:fill="none" draw:fill-color="#ffffff" draw:auto-grow-height="false" fo:min-height="1.485cm"/>
      <style:paragraph-properties style:writing-mode="lr-tb"/>
    </style:style>
    <style:style style:name="Mpr8"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style:writing-mode="lr-tb"/>
      <style:text-properties fo:color="#666666" loext:opacity="100%" style:font-name="Liberation Sans" fo:font-size="9pt" fo:font-weight="bold" style:font-size-asian="12pt" style:font-size-complex="12pt"/>
    </style:style>
    <style:style style:name="MP7" style:family="paragraph">
      <loext:graphic-properties draw:fill="none" draw:fill-color="#ffffff"/>
      <style:paragraph-properties style:writing-mode="lr-tb"/>
      <style:text-properties fo:color="#666666" loext:opacity="100%" style:font-name="Liberation Sans" fo:font-size="9pt" fo:font-weight="bold" style:font-size-asian="12pt" style:font-size-complex="12pt"/>
    </style:style>
    <style:style style:name="MP8" style:family="paragraph">
      <style:paragraph-properties fo:text-align="center" style:writing-mode="lr-tb"/>
      <style:text-properties fo:color="#666666" loext:opacity="100%" style:font-name="Liberation Sans" fo:font-size="12pt" fo:font-weight="bold" style:font-size-asian="14pt" style:font-size-complex="14pt"/>
    </style:style>
    <style:style style:name="MP9" style:family="paragraph">
      <loext:graphic-properties draw:fill="none" draw:fill-color="#ffffff"/>
      <style:paragraph-properties fo:text-align="center" style:writing-mode="lr-tb"/>
      <style:text-properties fo:color="#666666" loext:opacity="100%" style:font-name="Liberation Sans" fo:font-size="12pt" fo:font-weight="bold" style:font-size-asian="14pt" style:font-size-complex="14pt"/>
    </style:style>
    <style:style style:name="MP10" style:family="paragraph">
      <style:paragraph-properties fo:text-align="end" style:writing-mode="lr-tb"/>
      <style:text-properties fo:color="#666666" loext:opacity="100%" style:font-name="Liberation Sans" fo:font-size="12pt" fo:font-weight="bold" style:font-size-asian="14pt" style:font-size-complex="14pt"/>
    </style:style>
    <style:style style:name="MP11" style:family="paragraph">
      <loext:graphic-properties draw:fill="none" draw:fill-color="#ffffff"/>
      <style:paragraph-properties fo:text-align="end" style:writing-mode="lr-tb"/>
      <style:text-properties fo:color="#666666" loext:opacity="100%" style:font-name="Liberation Sans" fo:font-size="12pt" fo:font-weight="bold" style:font-size-asian="14pt" style:font-size-complex="14pt"/>
    </style:style>
    <style:style style:name="MP12"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13"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color="#666666" loext:opacity="100%" style:font-name="Liberation Sans" fo:font-size="9pt" fo:font-weight="bold" style:font-size-asian="12pt" style:font-size-complex="12pt"/>
    </style:style>
    <style:style style:name="MT3" style:family="text">
      <style:text-properties fo:color="#666666" loext:opacity="100%" style:font-name="Liberation Sans" fo:font-size="12pt" fo:font-weight="bold" style:font-size-asian="14pt" style:font-size-complex="14pt"/>
    </style:style>
    <style:style style:name="MT4" style:family="text">
      <style:text-properties fo:font-variant="normal" fo:text-transform="none" fo:color="#595959" loext:opacity="100%" style:text-line-through-style="none" style:text-line-through-type="none" style:text-position="0% 100%" style:font-name="Arial1" fo:font-size="10pt" fo:letter-spacing="normal" fo:language="en" fo:country="GB" fo:font-style="normal" style:text-underline-style="none" fo:font-weight="normal" fo:background-color="transparent"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text-style-name="MP5" draw:layer="backgroundobjects" svg:width="25.199cm" svg:height="2.629cm" svg:x="1.4cm" svg:y="0.628cm" presentation:class="title">
        <draw:text-box>
          <text:p>Click to edit the title text format</text:p>
        </draw:text-box>
      </draw:frame>
      <draw:frame presentation:style-name="Mpr2" draw:text-style-name="MP5" draw:layer="backgroundobjects" svg:width="25.199cm" svg:height="9.134cm" svg:x="1.4cm" svg:y="3.6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7" draw:layer="backgroundobjects" svg:width="6.523cm" svg:height="1.085cm" svg:x="1.4cm" svg:y="14.348cm" presentation:class="date-time">
        <draw:text-box>
          <text:p text:style-name="MP6"><text:span text:style-name="MT2"><presentation:date-time/></text:span></text:p>
        </draw:text-box>
      </draw:frame>
      <draw:frame presentation:style-name="Mpr3" draw:text-style-name="MP9" draw:layer="backgroundobjects" svg:width="8.875cm" svg:height="1.085cm" svg:x="9.576cm" svg:y="14.348cm" presentation:class="footer">
        <draw:text-box>
          <text:p text:style-name="MP8"><text:span text:style-name="MT3"><presentation:footer/></text:span></text:p>
        </draw:text-box>
      </draw:frame>
      <draw:frame presentation:style-name="Mpr3" draw:text-style-name="MP11" draw:layer="backgroundobjects" svg:width="6.523cm" svg:height="1.085cm" svg:x="20.076cm" svg:y="14.348cm" presentation:class="page-number">
        <draw:text-box>
          <text:p text:style-name="MP10"><text:span text:style-name="MT3"><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Google Shape;10;p12" presentation:style-name="Mpr6" draw:text-style-name="MP13" draw:layer="backgroundobjects" svg:width="1.679cm" svg:height="1.204cm" svg:x="25.944cm" svg:y="14.278cm" presentation:class="page-number" presentation:user-transformed="true">
        <draw:text-box>
          <text:p text:style-name="MP12"><text:span text:style-name="MT4"><text:page-number>&lt;number&gt;</text:page-number></text:span></text:p>
        </draw:text-box>
      </draw:frame>
      <draw:frame presentation:style-name="BLANK-title" draw:layer="backgroundobjects" svg:width="25.199cm" svg:height="2.629cm" svg:x="1.4cm" svg:y="0.628cm" presentation:class="title" presentation:placeholder="true">
        <draw:text-box/>
      </draw:frame>
      <draw:frame presentation:style-name="BLANK-outline1" draw:layer="backgroundobjects" svg:width="25.199cm" svg:height="9.134cm" svg:x="1.4cm" svg:y="3.685cm" presentation:class="outline" presentation:placeholder="true">
        <draw:text-box/>
      </draw:frame>
      <presentation:notes style:page-layout-name="PM0">
        <draw:page-thumbnail presentation:style-name="BLANK-title" draw:layer="backgroundobjects" svg:width="21.825cm" svg:height="13.021cm" svg:x="0.661cm" svg:y="2.639cm" presentation:class="page"/>
        <draw:frame presentation:style-name="BLANK-notes" draw:layer="backgroundobjects" svg:width="18.519cm" svg:height="15.626cm" svg:x="2.314cm" svg:y="16.495cm" presentation:class="notes" presentation:placeholder="true">
          <draw:text-box/>
        </draw:frame>
        <draw:frame presentation:style-name="Mpr7" draw:text-style-name="MP2" draw:layer="backgroundobjects" svg:width="10.046cm" svg:height="1.735cm" svg:x="0cm" svg:y="0cm" presentation:class="header">
          <draw:text-box>
            <text:p text:style-name="MP1"><text:span text:style-name="MT1"><presentation:header/></text:span></text:p>
          </draw:text-box>
        </draw:frame>
        <draw:frame presentation:style-name="Mpr7" draw:text-style-name="MP4" draw:layer="backgroundobjects" svg:width="10.046cm" svg:height="1.735cm" svg:x="13.102cm" svg:y="0cm" presentation:class="date-time">
          <draw:text-box>
            <text:p text:style-name="MP3"><text:span text:style-name="MT1"><presentation:date-time/></text:span></text:p>
          </draw:text-box>
        </draw:frame>
        <draw:frame presentation:style-name="Mpr8" draw:text-style-name="MP2" draw:layer="backgroundobjects" svg:width="10.046cm" svg:height="1.735cm" svg:x="0cm" svg:y="32.991cm" presentation:class="footer">
          <draw:text-box>
            <text:p text:style-name="MP1"><text:span text:style-name="MT1"><presentation:footer/></text:span></text:p>
          </draw:text-box>
        </draw:frame>
        <draw:frame presentation:style-name="Mpr8"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16T21:28:03.145158097</meta:creation-date>
    <dc:date>2024-04-23T23:41:26.069587263</dc:date>
    <meta:editing-duration>P1DT4H23S</meta:editing-duration>
    <meta:editing-cycles>26</meta:editing-cycles>
    <meta:generator>LibreOffice/7.3.7.2$Linux_X86_64 LibreOffice_project/30$Build-2</meta:generator>
    <meta:document-statistic meta:object-count="1924"/>
  </office:meta>
</office:document-meta>
</file>